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24.15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34.21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104.46pt"/>
    </style:style>
    <style:style style:name="co10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-C3H2_cm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<text:s text:c="2"/>frequency</text:p>
          </table:table-cell>
          <table:table-cell office:value-type="string" calcext:value-type="string">
            <text:p><text:s/>uncert.</text:p>
          </table:table-cell>
          <table:table-cell office:value-type="string" calcext:value-type="string">
            <text:p>intens. </text:p>
          </table:table-cell>
          <table:table-cell/>
          <table:table-cell office:value-type="string" calcext:value-type="string">
            <text:p>E.lower</text:p>
          </table:table-cell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quantum nos: <text:s/>up-low</text:p>
          </table:table-cell>
          <table:table-cell office:value-type="string" calcext:value-type="string">
            <text:p>molecule</text:p>
          </table:table-cell>
          <table:table-cell table:number-columns-repeated="1014"/>
        </table:table-row>
        <table:table-row table:style-name="ro1">
          <table:table-cell office:value-type="float" office:value="114.4283711" calcext:value-type="float">
            <text:p>114.428371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5.4585" calcext:value-type="float">
            <text:p>-5.4585</text:p>
          </table:table-cell>
          <table:table-cell office:value-type="float" office:value="3" calcext:value-type="float">
            <text:p>3</text:p>
          </table:table-cell>
          <table:table-cell office:value-type="float" office:value="13.5296" calcext:value-type="float">
            <text:p>13.5296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2 3 <text:s text:c="6"/>3 3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66.5564499" calcext:value-type="float">
            <text:p>166.55644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5.2462" calcext:value-type="float">
            <text:p>-5.2462</text:p>
          </table:table-cell>
          <table:table-cell office:value-type="float" office:value="3" calcext:value-type="float">
            <text:p>3</text:p>
          </table:table-cell>
          <table:table-cell office:value-type="float" office:value="32.4887" calcext:value-type="float">
            <text:p>32.4887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3 4 <text:s text:c="6"/>5 4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5.7948136" calcext:value-type="float">
            <text:p>205.7948136</text:p>
          </table:table-cell>
          <table:table-cell office:value-type="float" office:value="0.0078" calcext:value-type="float">
            <text:p>0.0078</text:p>
          </table:table-cell>
          <table:table-cell office:value-type="float" office:value="-5.2118" calcext:value-type="float">
            <text:p>-5.2118</text:p>
          </table:table-cell>
          <table:table-cell office:value-type="float" office:value="3" calcext:value-type="float">
            <text:p>3</text:p>
          </table:table-cell>
          <table:table-cell office:value-type="float" office:value="59.7062" calcext:value-type="float">
            <text:p>59.7062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4 5 <text:s text:c="6"/>7 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7.395468" calcext:value-type="float">
            <text:p>177.395468</text:p>
          </table:table-cell>
          <table:table-cell office:value-type="float" office:value="0.12" calcext:value-type="float">
            <text:p>0.12</text:p>
          </table:table-cell>
          <table:table-cell office:value-type="float" office:value="-5.1585" calcext:value-type="float">
            <text:p>-5.1585</text:p>
          </table:table-cell>
          <table:table-cell office:value-type="float" office:value="3" calcext:value-type="float">
            <text:p>3</text:p>
          </table:table-cell>
          <table:table-cell office:value-type="float" office:value="22.6206" calcext:value-type="float">
            <text:p>22.6206</text:p>
          </table:table-cell>
          <table:table-cell office:value-type="float" office:value="11" calcext:value-type="float">
            <text:p>1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3 3 <text:s text:c="6"/>4 4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4.1987244" calcext:value-type="float">
            <text:p>234.1987244</text:p>
          </table:table-cell>
          <table:table-cell office:value-type="float" office:value="0.007" calcext:value-type="float">
            <text:p>0.007</text:p>
          </table:table-cell>
          <table:table-cell office:value-type="float" office:value="-5.1123" calcext:value-type="float">
            <text:p>-5.1123</text:p>
          </table:table-cell>
          <table:table-cell office:value-type="float" office:value="3" calcext:value-type="float">
            <text:p>3</text:p>
          </table:table-cell>
          <table:table-cell office:value-type="float" office:value="78.8727" calcext:value-type="float">
            <text:p>78.872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4 5 <text:s text:c="6"/>8 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7.0023635" calcext:value-type="float">
            <text:p>237.0023635</text:p>
          </table:table-cell>
          <table:table-cell office:value-type="float" office:value="0.005" calcext:value-type="float">
            <text:p>0.005</text:p>
          </table:table-cell>
          <table:table-cell office:value-type="float" office:value="-5.0441" calcext:value-type="float">
            <text:p>-5.0441</text:p>
          </table:table-cell>
          <table:table-cell office:value-type="float" office:value="3" calcext:value-type="float">
            <text:p>3</text:p>
          </table:table-cell>
          <table:table-cell office:value-type="float" office:value="45.7926" calcext:value-type="float">
            <text:p>45.7926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4 4 <text:s text:c="6"/>6 5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9.4487111" calcext:value-type="float">
            <text:p>279.4487111</text:p>
          </table:table-cell>
          <table:table-cell office:value-type="float" office:value="0.0084" calcext:value-type="float">
            <text:p>0.0084</text:p>
          </table:table-cell>
          <table:table-cell office:value-type="float" office:value="-4.9604" calcext:value-type="float">
            <text:p>-4.9604</text:p>
          </table:table-cell>
          <table:table-cell office:value-type="float" office:value="3" calcext:value-type="float">
            <text:p>3</text:p>
          </table:table-cell>
          <table:table-cell office:value-type="float" office:value="117.0278" calcext:value-type="float">
            <text:p>117.0278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10 0 <text:s text:c="5"/>10 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2.3240363" calcext:value-type="float">
            <text:p>282.3240363</text:p>
          </table:table-cell>
          <table:table-cell office:value-type="float" office:value="0.0089" calcext:value-type="float">
            <text:p>0.0089</text:p>
          </table:table-cell>
          <table:table-cell office:value-type="float" office:value="-4.9368" calcext:value-type="float">
            <text:p>-4.9368</text:p>
          </table:table-cell>
          <table:table-cell office:value-type="float" office:value="3" calcext:value-type="float">
            <text:p>3</text:p>
          </table:table-cell>
          <table:table-cell office:value-type="float" office:value="118.0833" calcext:value-type="float">
            <text:p>118.083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5 6 <text:s text:c="5"/>10 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7.754508" calcext:value-type="float">
            <text:p>177.754508</text:p>
          </table:table-cell>
          <table:table-cell office:value-type="float" office:value="0.08" calcext:value-type="float">
            <text:p>0.08</text:p>
          </table:table-cell>
          <table:table-cell office:value-type="float" office:value="-4.9187" calcext:value-type="float">
            <text:p>-4.9187</text:p>
          </table:table-cell>
          <table:table-cell office:value-type="float" office:value="3" calcext:value-type="float">
            <text:p>3</text:p>
          </table:table-cell>
          <table:table-cell office:value-type="float" office:value="41.8853" calcext:value-type="float">
            <text:p>41.8853</text:p>
          </table:table-cell>
          <table:table-cell office:value-type="float" office:value="13" calcext:value-type="float">
            <text:p>1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6 0 <text:s text:c="6"/>6 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24.4706515" calcext:value-type="float">
            <text:p>324.4706515</text:p>
          </table:table-cell>
          <table:table-cell office:value-type="float" office:value="0.0185" calcext:value-type="float">
            <text:p>0.0185</text:p>
          </table:table-cell>
          <table:table-cell office:value-type="float" office:value="-4.8728" calcext:value-type="float">
            <text:p>-4.8728</text:p>
          </table:table-cell>
          <table:table-cell office:value-type="float" office:value="3" calcext:value-type="float">
            <text:p>3</text:p>
          </table:table-cell>
          <table:table-cell office:value-type="float" office:value="165.3091" calcext:value-type="float">
            <text:p>165.3091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6 7 <text:s text:c="5"/>12 9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7.1155452" calcext:value-type="float">
            <text:p>217.1155452</text:p>
          </table:table-cell>
          <table:table-cell office:value-type="float" office:value="0.0053" calcext:value-type="float">
            <text:p>0.0053</text:p>
          </table:table-cell>
          <table:table-cell office:value-type="float" office:value="-4.8148" calcext:value-type="float">
            <text:p>-4.8148</text:p>
          </table:table-cell>
          <table:table-cell office:value-type="float" office:value="3" calcext:value-type="float">
            <text:p>3</text:p>
          </table:table-cell>
          <table:table-cell office:value-type="float" office:value="75.1549" calcext:value-type="float">
            <text:p>75.1549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8 0 <text:s text:c="6"/>8 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98.0998525" calcext:value-type="float">
            <text:p>398.099852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4.7075" calcext:value-type="float">
            <text:p>-4.7075</text:p>
          </table:table-cell>
          <table:table-cell office:value-type="float" office:value="3" calcext:value-type="float">
            <text:p>3</text:p>
          </table:table-cell>
          <table:table-cell office:value-type="float" office:value="154.2929" calcext:value-type="float">
            <text:p>154.2929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9 3 <text:s text:c="5"/>12 6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65.884284" calcext:value-type="float">
            <text:p>165.884284</text:p>
          </table:table-cell>
          <table:table-cell office:value-type="float" office:value="0.08" calcext:value-type="float">
            <text:p>0.08</text:p>
          </table:table-cell>
          <table:table-cell office:value-type="float" office:value="-4.6518" calcext:value-type="float">
            <text:p>-4.6518</text:p>
          </table:table-cell>
          <table:table-cell office:value-type="float" office:value="3" calcext:value-type="float">
            <text:p>3</text:p>
          </table:table-cell>
          <table:table-cell office:value-type="float" office:value="28.5113" calcext:value-type="float">
            <text:p>28.5113</text:p>
          </table:table-cell>
          <table:table-cell office:value-type="float" office:value="33" calcext:value-type="float">
            <text:p>3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5 0 <text:s text:c="6"/>5 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2.1948793" calcext:value-type="float">
            <text:p>232.194879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4.6405" calcext:value-type="float">
            <text:p>-4.6405</text:p>
          </table:table-cell>
          <table:table-cell office:value-type="float" office:value="3" calcext:value-type="float">
            <text:p>3</text:p>
          </table:table-cell>
          <table:table-cell office:value-type="float" office:value="71.5448" calcext:value-type="float">
            <text:p>71.5448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7 1 <text:s text:c="6"/>8 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06.1660388" calcext:value-type="float">
            <text:p>306.1660388</text:p>
          </table:table-cell>
          <table:table-cell office:value-type="float" office:value="0.0068" calcext:value-type="float">
            <text:p>0.0068</text:p>
          </table:table-cell>
          <table:table-cell office:value-type="float" office:value="-4.6367" calcext:value-type="float">
            <text:p>-4.6367</text:p>
          </table:table-cell>
          <table:table-cell office:value-type="float" office:value="3" calcext:value-type="float">
            <text:p>3</text:p>
          </table:table-cell>
          <table:table-cell office:value-type="float" office:value="109.0129" calcext:value-type="float">
            <text:p>109.0129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8 2 <text:s text:c="5"/>10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46.4404533" calcext:value-type="float">
            <text:p>446.4404533</text:p>
          </table:table-cell>
          <table:table-cell office:value-type="float" office:value="0.0832" calcext:value-type="float">
            <text:p>0.0832</text:p>
          </table:table-cell>
          <table:table-cell office:value-type="float" office:value="-4.5939" calcext:value-type="float">
            <text:p>-4.5939</text:p>
          </table:table-cell>
          <table:table-cell office:value-type="float" office:value="3" calcext:value-type="float">
            <text:p>3</text:p>
          </table:table-cell>
          <table:table-cell office:value-type="float" office:value="253.3892" calcext:value-type="float">
            <text:p>253.389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9 8 <text:s text:c="5"/>151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5950245" calcext:value-type="float">
            <text:p>318.5950245</text:p>
          </table:table-cell>
          <table:table-cell office:value-type="float" office:value="0.0099" calcext:value-type="float">
            <text:p>0.0099</text:p>
          </table:table-cell>
          <table:table-cell office:value-type="float" office:value="-4.5934" calcext:value-type="float">
            <text:p>-4.5934</text:p>
          </table:table-cell>
          <table:table-cell office:value-type="float" office:value="3" calcext:value-type="float">
            <text:p>3</text:p>
          </table:table-cell>
          <table:table-cell office:value-type="float" office:value="141.2043" calcext:value-type="float">
            <text:p>141.204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1 0 <text:s text:c="5"/>11 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6.8410084" calcext:value-type="float">
            <text:p>346.8410084</text:p>
          </table:table-cell>
          <table:table-cell office:value-type="float" office:value="0.0085" calcext:value-type="float">
            <text:p>0.0085</text:p>
          </table:table-cell>
          <table:table-cell office:value-type="float" office:value="-4.5922" calcext:value-type="float">
            <text:p>-4.5922</text:p>
          </table:table-cell>
          <table:table-cell office:value-type="float" office:value="3" calcext:value-type="float">
            <text:p>3</text:p>
          </table:table-cell>
          <table:table-cell office:value-type="float" office:value="121.9753" calcext:value-type="float">
            <text:p>121.975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6 5 <text:s text:c="5"/>10 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6.583112" calcext:value-type="float">
            <text:p>356.583112</text:p>
          </table:table-cell>
          <table:table-cell office:value-type="float" office:value="0.0095" calcext:value-type="float">
            <text:p>0.0095</text:p>
          </table:table-cell>
          <table:table-cell office:value-type="float" office:value="-4.5899" calcext:value-type="float">
            <text:p>-4.5899</text:p>
          </table:table-cell>
          <table:table-cell office:value-type="float" office:value="3" calcext:value-type="float">
            <text:p>3</text:p>
          </table:table-cell>
          <table:table-cell office:value-type="float" office:value="224.1423" calcext:value-type="float">
            <text:p>224.1423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3 1 <text:s text:c="5"/>1410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8.2795418" calcext:value-type="float">
            <text:p>388.2795418</text:p>
          </table:table-cell>
          <table:table-cell office:value-type="float" office:value="0.0057" calcext:value-type="float">
            <text:p>0.0057</text:p>
          </table:table-cell>
          <table:table-cell office:value-type="float" office:value="-4.5486" calcext:value-type="float">
            <text:p>-4.5486</text:p>
          </table:table-cell>
          <table:table-cell office:value-type="float" office:value="3" calcext:value-type="float">
            <text:p>3</text:p>
          </table:table-cell>
          <table:table-cell office:value-type="float" office:value="109.0237" calcext:value-type="float">
            <text:p>109.023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2 <text:s text:c="5"/>10 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00.5951058" calcext:value-type="float">
            <text:p>500.5951058</text:p>
          </table:table-cell>
          <table:table-cell office:value-type="float" office:value="0.0061" calcext:value-type="float">
            <text:p>0.0061</text:p>
          </table:table-cell>
          <table:table-cell office:value-type="float" office:value="-4.5238" calcext:value-type="float">
            <text:p>-4.5238</text:p>
          </table:table-cell>
          <table:table-cell office:value-type="float" office:value="3" calcext:value-type="float">
            <text:p>3</text:p>
          </table:table-cell>
          <table:table-cell office:value-type="float" office:value="17.3465" calcext:value-type="float">
            <text:p>17.3465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5 0 <text:s text:c="6"/>4 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70.1707076" calcext:value-type="float">
            <text:p>470.1707076</text:p>
          </table:table-cell>
          <table:table-cell office:value-type="float" office:value="0.0104" calcext:value-type="float">
            <text:p>0.0104</text:p>
          </table:table-cell>
          <table:table-cell office:value-type="float" office:value="-4.515" calcext:value-type="float">
            <text:p>-4.515</text:p>
          </table:table-cell>
          <table:table-cell office:value-type="float" office:value="3" calcext:value-type="float">
            <text:p>3</text:p>
          </table:table-cell>
          <table:table-cell office:value-type="float" office:value="276.497" calcext:value-type="float">
            <text:p>276.49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2 4 <text:s text:c="5"/>16 9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6998644" calcext:value-type="float">
            <text:p>520.6998644</text:p>
          </table:table-cell>
          <table:table-cell office:value-type="float" office:value="0.0527" calcext:value-type="float">
            <text:p>0.0527</text:p>
          </table:table-cell>
          <table:table-cell office:value-type="float" office:value="-4.506" calcext:value-type="float">
            <text:p>-4.506</text:p>
          </table:table-cell>
          <table:table-cell office:value-type="float" office:value="3" calcext:value-type="float">
            <text:p>3</text:p>
          </table:table-cell>
          <table:table-cell office:value-type="float" office:value="236.0205" calcext:value-type="float">
            <text:p>236.0205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0 5 <text:s text:c="5"/>141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30.3766385" calcext:value-type="float">
            <text:p>430.3766385</text:p>
          </table:table-cell>
          <table:table-cell office:value-type="float" office:value="0.0122" calcext:value-type="float">
            <text:p>0.0122</text:p>
          </table:table-cell>
          <table:table-cell office:value-type="float" office:value="-4.4954" calcext:value-type="float">
            <text:p>-4.4954</text:p>
          </table:table-cell>
          <table:table-cell office:value-type="float" office:value="3" calcext:value-type="float">
            <text:p>3</text:p>
          </table:table-cell>
          <table:table-cell office:value-type="float" office:value="365.5836" calcext:value-type="float">
            <text:p>365.5836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6 2 <text:s text:c="5"/>181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2043329" calcext:value-type="float">
            <text:p>420.2043329</text:p>
          </table:table-cell>
          <table:table-cell office:value-type="float" office:value="0.0321" calcext:value-type="float">
            <text:p>0.0321</text:p>
          </table:table-cell>
          <table:table-cell office:value-type="float" office:value="-4.4911" calcext:value-type="float">
            <text:p>-4.4911</text:p>
          </table:table-cell>
          <table:table-cell office:value-type="float" office:value="3" calcext:value-type="float">
            <text:p>3</text:p>
          </table:table-cell>
          <table:table-cell office:value-type="float" office:value="193.3683" calcext:value-type="float">
            <text:p>193.3683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8 7 <text:s text:c="5"/>13 9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71.5418765" calcext:value-type="float">
            <text:p>471.5418765</text:p>
          </table:table-cell>
          <table:table-cell office:value-type="float" office:value="0.019" calcext:value-type="float">
            <text:p>0.019</text:p>
          </table:table-cell>
          <table:table-cell office:value-type="float" office:value="-4.4882" calcext:value-type="float">
            <text:p>-4.4882</text:p>
          </table:table-cell>
          <table:table-cell office:value-type="float" office:value="3" calcext:value-type="float">
            <text:p>3</text:p>
          </table:table-cell>
          <table:table-cell office:value-type="float" office:value="167.5721" calcext:value-type="float">
            <text:p>167.5721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8 6 <text:s text:c="5"/>12 9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93.8750639" calcext:value-type="float">
            <text:p>493.87506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-4.4839" calcext:value-type="float">
            <text:p>-4.4839</text:p>
          </table:table-cell>
          <table:table-cell office:value-type="float" office:value="3" calcext:value-type="float">
            <text:p>3</text:p>
          </table:table-cell>
          <table:table-cell office:value-type="float" office:value="329.5126" calcext:value-type="float">
            <text:p>329.5126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6 1 <text:s text:c="5"/>171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5.1340181" calcext:value-type="float">
            <text:p>525.1340181</text:p>
          </table:table-cell>
          <table:table-cell office:value-type="float" office:value="0.0094" calcext:value-type="float">
            <text:p>0.0094</text:p>
          </table:table-cell>
          <table:table-cell office:value-type="float" office:value="-4.4585" calcext:value-type="float">
            <text:p>-4.4585</text:p>
          </table:table-cell>
          <table:table-cell office:value-type="float" office:value="3" calcext:value-type="float">
            <text:p>3</text:p>
          </table:table-cell>
          <table:table-cell office:value-type="float" office:value="289.4869" calcext:value-type="float">
            <text:p>289.4869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5 2 <text:s text:c="5"/>161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00.7558649" calcext:value-type="float">
            <text:p>500.7558649</text:p>
          </table:table-cell>
          <table:table-cell office:value-type="float" office:value="0.1254" calcext:value-type="float">
            <text:p>0.1254</text:p>
          </table:table-cell>
          <table:table-cell office:value-type="float" office:value="-4.4501" calcext:value-type="float">
            <text:p>-4.4501</text:p>
          </table:table-cell>
          <table:table-cell office:value-type="float" office:value="3" calcext:value-type="float">
            <text:p>3</text:p>
          </table:table-cell>
          <table:table-cell office:value-type="float" office:value="289.4869" calcext:value-type="float">
            <text:p>289.4869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9 8 <text:s text:c="5"/>161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4.727688" calcext:value-type="float">
            <text:p>84.727688</text:p>
          </table:table-cell>
          <table:table-cell office:value-type="float" office:value="0.0022" calcext:value-type="float">
            <text:p>0.0022</text:p>
          </table:table-cell>
          <table:table-cell office:value-type="float" office:value="-4.4339" calcext:value-type="float">
            <text:p>-4.4339</text:p>
          </table:table-cell>
          <table:table-cell office:value-type="float" office:value="3" calcext:value-type="float">
            <text:p>3</text:p>
          </table:table-cell>
          <table:table-cell office:value-type="float" office:value="8.3885" calcext:value-type="float">
            <text:p>8.3885</text:p>
          </table:table-cell>
          <table:table-cell office:value-type="float" office:value="7" calcext:value-type="float">
            <text:p>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3 2 2 <text:s text:c="6"/>3 1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0.8256558" calcext:value-type="float">
            <text:p>410.8256558</text:p>
          </table:table-cell>
          <table:table-cell office:value-type="float" office:value="0.009" calcext:value-type="float">
            <text:p>0.009</text:p>
          </table:table-cell>
          <table:table-cell office:value-type="float" office:value="-4.4321" calcext:value-type="float">
            <text:p>-4.4321</text:p>
          </table:table-cell>
          <table:table-cell office:value-type="float" office:value="3" calcext:value-type="float">
            <text:p>3</text:p>
          </table:table-cell>
          <table:table-cell office:value-type="float" office:value="127.5006" calcext:value-type="float">
            <text:p>127.5006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3 <text:s text:c="5"/>11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6.7227039" calcext:value-type="float">
            <text:p>516.7227039</text:p>
          </table:table-cell>
          <table:table-cell office:value-type="float" office:value="0.0093" calcext:value-type="float">
            <text:p>0.0093</text:p>
          </table:table-cell>
          <table:table-cell office:value-type="float" office:value="-4.429" calcext:value-type="float">
            <text:p>-4.429</text:p>
          </table:table-cell>
          <table:table-cell office:value-type="float" office:value="3" calcext:value-type="float">
            <text:p>3</text:p>
          </table:table-cell>
          <table:table-cell office:value-type="float" office:value="176.1323" calcext:value-type="float">
            <text:p>176.1323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9 4 <text:s text:c="5"/>13 6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0.6860324" calcext:value-type="float">
            <text:p>230.6860324</text:p>
          </table:table-cell>
          <table:table-cell office:value-type="float" office:value="0.0053" calcext:value-type="float">
            <text:p>0.0053</text:p>
          </table:table-cell>
          <table:table-cell office:value-type="float" office:value="-4.4271" calcext:value-type="float">
            <text:p>-4.4271</text:p>
          </table:table-cell>
          <table:table-cell office:value-type="float" office:value="3" calcext:value-type="float">
            <text:p>3</text:p>
          </table:table-cell>
          <table:table-cell office:value-type="float" office:value="53.6879" calcext:value-type="float">
            <text:p>53.6879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6 1 <text:s text:c="6"/>7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06.7097579" calcext:value-type="float">
            <text:p>406.7097579</text:p>
          </table:table-cell>
          <table:table-cell office:value-type="float" office:value="0.0183" calcext:value-type="float">
            <text:p>0.0183</text:p>
          </table:table-cell>
          <table:table-cell office:value-type="float" office:value="-4.4255" calcext:value-type="float">
            <text:p>-4.4255</text:p>
          </table:table-cell>
          <table:table-cell office:value-type="float" office:value="3" calcext:value-type="float">
            <text:p>3</text:p>
          </table:table-cell>
          <table:table-cell office:value-type="float" office:value="169.7249" calcext:value-type="float">
            <text:p>169.724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7 6 <text:s text:c="5"/>121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3.3890374" calcext:value-type="float">
            <text:p>313.3890374</text:p>
          </table:table-cell>
          <table:table-cell office:value-type="float" office:value="0.0075" calcext:value-type="float">
            <text:p>0.0075</text:p>
          </table:table-cell>
          <table:table-cell office:value-type="float" office:value="-4.4144" calcext:value-type="float">
            <text:p>-4.4144</text:p>
          </table:table-cell>
          <table:table-cell office:value-type="float" office:value="3" calcext:value-type="float">
            <text:p>3</text:p>
          </table:table-cell>
          <table:table-cell office:value-type="float" office:value="86.6847" calcext:value-type="float">
            <text:p>86.684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7 2 <text:s text:c="6"/>9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44.183221" calcext:value-type="float">
            <text:p>444.183221</text:p>
          </table:table-cell>
          <table:table-cell office:value-type="float" office:value="0.0182" calcext:value-type="float">
            <text:p>0.0182</text:p>
          </table:table-cell>
          <table:table-cell office:value-type="float" office:value="-4.4082" calcext:value-type="float">
            <text:p>-4.4082</text:p>
          </table:table-cell>
          <table:table-cell office:value-type="float" office:value="3" calcext:value-type="float">
            <text:p>3</text:p>
          </table:table-cell>
          <table:table-cell office:value-type="float" office:value="174.3469" calcext:value-type="float">
            <text:p>174.346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8 5 <text:s text:c="5"/>121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7.3329159" calcext:value-type="float">
            <text:p>457.3329159</text:p>
          </table:table-cell>
          <table:table-cell office:value-type="float" office:value="0.0527" calcext:value-type="float">
            <text:p>0.0527</text:p>
          </table:table-cell>
          <table:table-cell office:value-type="float" office:value="-4.401" calcext:value-type="float">
            <text:p>-4.401</text:p>
          </table:table-cell>
          <table:table-cell office:value-type="float" office:value="3" calcext:value-type="float">
            <text:p>3</text:p>
          </table:table-cell>
          <table:table-cell office:value-type="float" office:value="225.5857" calcext:value-type="float">
            <text:p>225.585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8 7 <text:s text:c="5"/>141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90.0575127" calcext:value-type="float">
            <text:p>290.0575127</text:p>
          </table:table-cell>
          <table:table-cell office:value-type="float" office:value="0.0065" calcext:value-type="float">
            <text:p>0.0065</text:p>
          </table:table-cell>
          <table:table-cell office:value-type="float" office:value="-4.3931" calcext:value-type="float">
            <text:p>-4.3931</text:p>
          </table:table-cell>
          <table:table-cell office:value-type="float" office:value="3" calcext:value-type="float">
            <text:p>3</text:p>
          </table:table-cell>
          <table:table-cell office:value-type="float" office:value="164.7261" calcext:value-type="float">
            <text:p>164.726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1 1 <text:s text:c="5"/>12 8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1559115" calcext:value-type="float">
            <text:p>420.1559115</text:p>
          </table:table-cell>
          <table:table-cell office:value-type="float" office:value="0.0067" calcext:value-type="float">
            <text:p>0.0067</text:p>
          </table:table-cell>
          <table:table-cell office:value-type="float" office:value="-4.3925" calcext:value-type="float">
            <text:p>-4.3925</text:p>
          </table:table-cell>
          <table:table-cell office:value-type="float" office:value="3" calcext:value-type="float">
            <text:p>3</text:p>
          </table:table-cell>
          <table:table-cell office:value-type="float" office:value="160.332" calcext:value-type="float">
            <text:p>160.33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1 2 <text:s text:c="5"/>12 8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5.4355721" calcext:value-type="float">
            <text:p>245.4355721</text:p>
          </table:table-cell>
          <table:table-cell office:value-type="float" office:value="0.0068" calcext:value-type="float">
            <text:p>0.0068</text:p>
          </table:table-cell>
          <table:table-cell office:value-type="float" office:value="-4.391" calcext:value-type="float">
            <text:p>-4.391</text:p>
          </table:table-cell>
          <table:table-cell office:value-type="float" office:value="3" calcext:value-type="float">
            <text:p>3</text:p>
          </table:table-cell>
          <table:table-cell office:value-type="float" office:value="95.0167" calcext:value-type="float">
            <text:p>95.016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9 0 <text:s text:c="6"/>9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62.5278895" calcext:value-type="float">
            <text:p>462.527889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4.3828" calcext:value-type="float">
            <text:p>-4.3828</text:p>
          </table:table-cell>
          <table:table-cell office:value-type="float" office:value="3" calcext:value-type="float">
            <text:p>3</text:p>
          </table:table-cell>
          <table:table-cell office:value-type="float" office:value="154.2966" calcext:value-type="float">
            <text:p>154.2966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3 <text:s text:c="5"/>12 7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65.9003189" calcext:value-type="float">
            <text:p>465.9003189</text:p>
          </table:table-cell>
          <table:table-cell office:value-type="float" office:value="0.0083" calcext:value-type="float">
            <text:p>0.0083</text:p>
          </table:table-cell>
          <table:table-cell office:value-type="float" office:value="-4.377" calcext:value-type="float">
            <text:p>-4.377</text:p>
          </table:table-cell>
          <table:table-cell office:value-type="float" office:value="3" calcext:value-type="float">
            <text:p>3</text:p>
          </table:table-cell>
          <table:table-cell office:value-type="float" office:value="220.4797" calcext:value-type="float">
            <text:p>220.479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3 2 <text:s text:c="5"/>141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9.2454543" calcext:value-type="float">
            <text:p>249.2454543</text:p>
          </table:table-cell>
          <table:table-cell office:value-type="float" office:value="0.0041" calcext:value-type="float">
            <text:p>0.0041</text:p>
          </table:table-cell>
          <table:table-cell office:value-type="float" office:value="-4.3746" calcext:value-type="float">
            <text:p>-4.3746</text:p>
          </table:table-cell>
          <table:table-cell office:value-type="float" office:value="3" calcext:value-type="float">
            <text:p>3</text:p>
          </table:table-cell>
          <table:table-cell office:value-type="float" office:value="113.8264" calcext:value-type="float">
            <text:p>113.8264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1 <text:s text:c="5"/>10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75.5829081" calcext:value-type="float">
            <text:p>375.5829081</text:p>
          </table:table-cell>
          <table:table-cell office:value-type="float" office:value="0.0077" calcext:value-type="float">
            <text:p>0.0077</text:p>
          </table:table-cell>
          <table:table-cell office:value-type="float" office:value="-4.3698" calcext:value-type="float">
            <text:p>-4.3698</text:p>
          </table:table-cell>
          <table:table-cell office:value-type="float" office:value="3" calcext:value-type="float">
            <text:p>3</text:p>
          </table:table-cell>
          <table:table-cell office:value-type="float" office:value="214.487" calcext:value-type="float">
            <text:p>214.487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1 3 <text:s text:c="5"/>14 8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94.0355967" calcext:value-type="float">
            <text:p>294.0355967</text:p>
          </table:table-cell>
          <table:table-cell office:value-type="float" office:value="0.0038" calcext:value-type="float">
            <text:p>0.0038</text:p>
          </table:table-cell>
          <table:table-cell office:value-type="float" office:value="-4.3685" calcext:value-type="float">
            <text:p>-4.3685</text:p>
          </table:table-cell>
          <table:table-cell office:value-type="float" office:value="3" calcext:value-type="float">
            <text:p>3</text:p>
          </table:table-cell>
          <table:table-cell office:value-type="float" office:value="47.8145" calcext:value-type="float">
            <text:p>47.8145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5 3 <text:s text:c="6"/>6 6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92.498073" calcext:value-type="float">
            <text:p>392.498073</text:p>
          </table:table-cell>
          <table:table-cell office:value-type="float" office:value="0.0131" calcext:value-type="float">
            <text:p>0.0131</text:p>
          </table:table-cell>
          <table:table-cell office:value-type="float" office:value="-4.3529" calcext:value-type="float">
            <text:p>-4.3529</text:p>
          </table:table-cell>
          <table:table-cell office:value-type="float" office:value="3" calcext:value-type="float">
            <text:p>3</text:p>
          </table:table-cell>
          <table:table-cell office:value-type="float" office:value="141.2043" calcext:value-type="float">
            <text:p>141.2043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7 6 <text:s text:c="5"/>11 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94.645051" calcext:value-type="float">
            <text:p>194.645051</text:p>
          </table:table-cell>
          <table:table-cell office:value-type="float" office:value="0.1" calcext:value-type="float">
            <text:p>0.1</text:p>
          </table:table-cell>
          <table:table-cell office:value-type="float" office:value="-4.3465" calcext:value-type="float">
            <text:p>-4.3465</text:p>
          </table:table-cell>
          <table:table-cell office:value-type="float" office:value="3" calcext:value-type="float">
            <text:p>3</text:p>
          </table:table-cell>
          <table:table-cell office:value-type="float" office:value="57.4402" calcext:value-type="float">
            <text:p>57.4402</text:p>
          </table:table-cell>
          <table:table-cell office:value-type="float" office:value="45" calcext:value-type="float">
            <text:p>4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7 0 <text:s text:c="6"/>7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45.6485897" calcext:value-type="float">
            <text:p>545.6485897</text:p>
          </table:table-cell>
          <table:table-cell office:value-type="float" office:value="0.0069" calcext:value-type="float">
            <text:p>0.0069</text:p>
          </table:table-cell>
          <table:table-cell office:value-type="float" office:value="-4.3231" calcext:value-type="float">
            <text:p>-4.3231</text:p>
          </table:table-cell>
          <table:table-cell office:value-type="float" office:value="3" calcext:value-type="float">
            <text:p>3</text:p>
          </table:table-cell>
          <table:table-cell office:value-type="float" office:value="207.3848" calcext:value-type="float">
            <text:p>207.3848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1 4 <text:s text:c="5"/>14 8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35.7435672" calcext:value-type="float">
            <text:p>635.7435672</text:p>
          </table:table-cell>
          <table:table-cell office:value-type="float" office:value="0.0074" calcext:value-type="float">
            <text:p>0.0074</text:p>
          </table:table-cell>
          <table:table-cell office:value-type="float" office:value="-4.3211" calcext:value-type="float">
            <text:p>-4.3211</text:p>
          </table:table-cell>
          <table:table-cell office:value-type="float" office:value="3" calcext:value-type="float">
            <text:p>3</text:p>
          </table:table-cell>
          <table:table-cell office:value-type="float" office:value="268.2808" calcext:value-type="float">
            <text:p>268.2808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2 5 <text:s text:c="5"/>16 9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61.8318114" calcext:value-type="float">
            <text:p>261.8318114</text:p>
          </table:table-cell>
          <table:table-cell office:value-type="float" office:value="0.0037" calcext:value-type="float">
            <text:p>0.0037</text:p>
          </table:table-cell>
          <table:table-cell office:value-type="float" office:value="-4.3123" calcext:value-type="float">
            <text:p>-4.3123</text:p>
          </table:table-cell>
          <table:table-cell office:value-type="float" office:value="3" calcext:value-type="float">
            <text:p>3</text:p>
          </table:table-cell>
          <table:table-cell office:value-type="float" office:value="4.4676" calcext:value-type="float">
            <text:p>4.4676</text:p>
          </table:table-cell>
          <table:table-cell office:value-type="float" office:value="7" calcext:value-type="float">
            <text:p>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3 3 1 <text:s text:c="6"/>2 0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41.693639" calcext:value-type="float">
            <text:p>441.693639</text:p>
          </table:table-cell>
          <table:table-cell office:value-type="float" office:value="0.0102" calcext:value-type="float">
            <text:p>0.0102</text:p>
          </table:table-cell>
          <table:table-cell office:value-type="float" office:value="-4.3082" calcext:value-type="float">
            <text:p>-4.3082</text:p>
          </table:table-cell>
          <table:table-cell office:value-type="float" office:value="3" calcext:value-type="float">
            <text:p>3</text:p>
          </table:table-cell>
          <table:table-cell office:value-type="float" office:value="354.3738" calcext:value-type="float">
            <text:p>354.3738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4 4 <text:s text:c="5"/>181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6.3920221" calcext:value-type="float">
            <text:p>426.3920221</text:p>
          </table:table-cell>
          <table:table-cell office:value-type="float" office:value="0.0117" calcext:value-type="float">
            <text:p>0.0117</text:p>
          </table:table-cell>
          <table:table-cell office:value-type="float" office:value="-4.2909" calcext:value-type="float">
            <text:p>-4.2909</text:p>
          </table:table-cell>
          <table:table-cell office:value-type="float" office:value="3" calcext:value-type="float">
            <text:p>3</text:p>
          </table:table-cell>
          <table:table-cell office:value-type="float" office:value="446.9346" calcext:value-type="float">
            <text:p>446.9346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7 3 <text:s text:c="5"/>201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01.0905303" calcext:value-type="float">
            <text:p>301.0905303</text:p>
          </table:table-cell>
          <table:table-cell office:value-type="float" office:value="0.0053" calcext:value-type="float">
            <text:p>0.0053</text:p>
          </table:table-cell>
          <table:table-cell office:value-type="float" office:value="-4.2819" calcext:value-type="float">
            <text:p>-4.2819</text:p>
          </table:table-cell>
          <table:table-cell office:value-type="float" office:value="3" calcext:value-type="float">
            <text:p>3</text:p>
          </table:table-cell>
          <table:table-cell office:value-type="float" office:value="160.2672" calcext:value-type="float">
            <text:p>160.2672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2 <text:s text:c="5"/>12 7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30.1158318" calcext:value-type="float">
            <text:p>430.1158318</text:p>
          </table:table-cell>
          <table:table-cell office:value-type="float" office:value="0.0097" calcext:value-type="float">
            <text:p>0.0097</text:p>
          </table:table-cell>
          <table:table-cell office:value-type="float" office:value="-4.273" calcext:value-type="float">
            <text:p>-4.273</text:p>
          </table:table-cell>
          <table:table-cell office:value-type="float" office:value="3" calcext:value-type="float">
            <text:p>3</text:p>
          </table:table-cell>
          <table:table-cell office:value-type="float" office:value="119.2255" calcext:value-type="float">
            <text:p>119.2255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5 <text:s text:c="5"/>10 8 2</text:p>
          </table:table-cell>
          <table:table-cell office:value-type="string" calcext:value-type="string">
            <text:p><text:s text:c="9"/>c-C3H2</text:p>
          </table:table-cell>
          <table:table-cell table:style-name="ce1" table:number-columns-repeated="1014"/>
        </table:table-row>
        <table:table-row table:style-name="ro1">
          <table:table-cell office:value-type="float" office:value="359.5776221" calcext:value-type="float">
            <text:p>359.57762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-4.2562" calcext:value-type="float">
            <text:p>-4.2562</text:p>
          </table:table-cell>
          <table:table-cell office:value-type="float" office:value="3" calcext:value-type="float">
            <text:p>3</text:p>
          </table:table-cell>
          <table:table-cell office:value-type="float" office:value="288.6781" calcext:value-type="float">
            <text:p>288.6781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4 2 <text:s text:c="5"/>161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72.1021019" calcext:value-type="float">
            <text:p>672.1021019</text:p>
          </table:table-cell>
          <table:table-cell office:value-type="float" office:value="0.0152" calcext:value-type="float">
            <text:p>0.0152</text:p>
          </table:table-cell>
          <table:table-cell office:value-type="float" office:value="-4.2437" calcext:value-type="float">
            <text:p>-4.2437</text:p>
          </table:table-cell>
          <table:table-cell office:value-type="float" office:value="3" calcext:value-type="float">
            <text:p>3</text:p>
          </table:table-cell>
          <table:table-cell office:value-type="float" office:value="470.6344" calcext:value-type="float">
            <text:p>470.6344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5 6 <text:s text:c="5"/>211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96.0555796" calcext:value-type="float">
            <text:p>596.0555796</text:p>
          </table:table-cell>
          <table:table-cell office:value-type="float" office:value="0.0111" calcext:value-type="float">
            <text:p>0.0111</text:p>
          </table:table-cell>
          <table:table-cell office:value-type="float" office:value="-4.2427" calcext:value-type="float">
            <text:p>-4.2427</text:p>
          </table:table-cell>
          <table:table-cell office:value-type="float" office:value="3" calcext:value-type="float">
            <text:p>3</text:p>
          </table:table-cell>
          <table:table-cell office:value-type="float" office:value="306.1904" calcext:value-type="float">
            <text:p>306.1904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2 5 <text:s text:c="5"/>17 9 8</text:p>
          </table:table-cell>
          <table:table-cell office:value-type="string" calcext:value-type="string">
            <text:p><text:s text:c="9"/>c-C3H2</text:p>
          </table:table-cell>
          <table:table-cell table:style-name="ce1" table:number-columns-repeated="1014"/>
        </table:table-row>
        <table:table-row table:style-name="ro1">
          <table:table-cell office:value-type="float" office:value="398.3596852" calcext:value-type="float">
            <text:p>398.3596852</text:p>
          </table:table-cell>
          <table:table-cell office:value-type="float" office:value="0.0106" calcext:value-type="float">
            <text:p>0.0106</text:p>
          </table:table-cell>
          <table:table-cell office:value-type="float" office:value="-4.2383" calcext:value-type="float">
            <text:p>-4.2383</text:p>
          </table:table-cell>
          <table:table-cell office:value-type="float" office:value="3" calcext:value-type="float">
            <text:p>3</text:p>
          </table:table-cell>
          <table:table-cell office:value-type="float" office:value="257.0692" calcext:value-type="float">
            <text:p>257.0692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4 1 <text:s text:c="5"/>151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6.6729532" calcext:value-type="float">
            <text:p>556.6729532</text:p>
          </table:table-cell>
          <table:table-cell office:value-type="float" office:value="0.0101" calcext:value-type="float">
            <text:p>0.0101</text:p>
          </table:table-cell>
          <table:table-cell office:value-type="float" office:value="-4.2376" calcext:value-type="float">
            <text:p>-4.2376</text:p>
          </table:table-cell>
          <table:table-cell office:value-type="float" office:value="3" calcext:value-type="float">
            <text:p>3</text:p>
          </table:table-cell>
          <table:table-cell office:value-type="float" office:value="361.344" calcext:value-type="float">
            <text:p>361.34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6 3 <text:s text:c="5"/>181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0.4608964" calcext:value-type="float">
            <text:p>480.4608964</text:p>
          </table:table-cell>
          <table:table-cell office:value-type="float" office:value="0.0071" calcext:value-type="float">
            <text:p>0.0071</text:p>
          </table:table-cell>
          <table:table-cell office:value-type="float" office:value="-4.2182" calcext:value-type="float">
            <text:p>-4.2182</text:p>
          </table:table-cell>
          <table:table-cell office:value-type="float" office:value="3" calcext:value-type="float">
            <text:p>3</text:p>
          </table:table-cell>
          <table:table-cell office:value-type="float" office:value="214.5105" calcext:value-type="float">
            <text:p>214.5105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2 3 <text:s text:c="5"/>14 9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65.0338195" calcext:value-type="float">
            <text:p>665.0338195</text:p>
          </table:table-cell>
          <table:table-cell office:value-type="float" office:value="0.1253" calcext:value-type="float">
            <text:p>0.1253</text:p>
          </table:table-cell>
          <table:table-cell office:value-type="float" office:value="-4.2049" calcext:value-type="float">
            <text:p>-4.2049</text:p>
          </table:table-cell>
          <table:table-cell office:value-type="float" office:value="3" calcext:value-type="float">
            <text:p>3</text:p>
          </table:table-cell>
          <table:table-cell office:value-type="float" office:value="292.1802" calcext:value-type="float">
            <text:p>292.180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1 7 <text:s text:c="5"/>1612 4</text:p>
          </table:table-cell>
          <table:table-cell office:value-type="string" calcext:value-type="string">
            <text:p><text:s text:c="9"/>c-C3H2</text:p>
          </table:table-cell>
          <table:table-cell table:style-name="ce1" table:number-columns-repeated="1014"/>
        </table:table-row>
        <table:table-row table:style-name="ro1">
          <table:table-cell office:value-type="float" office:value="429.2351919" calcext:value-type="float">
            <text:p>429.2351919</text:p>
          </table:table-cell>
          <table:table-cell office:value-type="float" office:value="0.0102" calcext:value-type="float">
            <text:p>0.0102</text:p>
          </table:table-cell>
          <table:table-cell office:value-type="float" office:value="-4.1998" calcext:value-type="float">
            <text:p>-4.1998</text:p>
          </table:table-cell>
          <table:table-cell office:value-type="float" office:value="3" calcext:value-type="float">
            <text:p>3</text:p>
          </table:table-cell>
          <table:table-cell office:value-type="float" office:value="440.9211" calcext:value-type="float">
            <text:p>440.9211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6 4 <text:s text:c="5"/>2013 7</text:p>
          </table:table-cell>
          <table:table-cell office:value-type="string" calcext:value-type="string">
            <text:p><text:s text:c="9"/>c-C3H2</text:p>
          </table:table-cell>
          <table:table-cell table:style-name="ce1" table:number-columns-repeated="1014"/>
        </table:table-row>
        <table:table-row table:style-name="ro1">
          <table:table-cell office:value-type="float" office:value="633.0037516" calcext:value-type="float">
            <text:p>633.0037516</text:p>
          </table:table-cell>
          <table:table-cell office:value-type="float" office:value="0.009" calcext:value-type="float">
            <text:p>0.009</text:p>
          </table:table-cell>
          <table:table-cell office:value-type="float" office:value="-4.1977" calcext:value-type="float">
            <text:p>-4.1977</text:p>
          </table:table-cell>
          <table:table-cell office:value-type="float" office:value="3" calcext:value-type="float">
            <text:p>3</text:p>
          </table:table-cell>
          <table:table-cell office:value-type="float" office:value="346.3017" calcext:value-type="float">
            <text:p>346.3017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4 5 <text:s text:c="5"/>181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7.3685864" calcext:value-type="float">
            <text:p>237.3685864</text:p>
          </table:table-cell>
          <table:table-cell office:value-type="float" office:value="0.0028" calcext:value-type="float">
            <text:p>0.0028</text:p>
          </table:table-cell>
          <table:table-cell office:value-type="float" office:value="-4.1954" calcext:value-type="float">
            <text:p>-4.1954</text:p>
          </table:table-cell>
          <table:table-cell office:value-type="float" office:value="3" calcext:value-type="float">
            <text:p>3</text:p>
          </table:table-cell>
          <table:table-cell office:value-type="float" office:value="34.0446" calcext:value-type="float">
            <text:p>34.0446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4 3 <text:s text:c="6"/>5 5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6.3174807" calcext:value-type="float">
            <text:p>356.3174807</text:p>
          </table:table-cell>
          <table:table-cell office:value-type="float" office:value="0.0094" calcext:value-type="float">
            <text:p>0.0094</text:p>
          </table:table-cell>
          <table:table-cell office:value-type="float" office:value="-4.1828" calcext:value-type="float">
            <text:p>-4.1828</text:p>
          </table:table-cell>
          <table:table-cell office:value-type="float" office:value="3" calcext:value-type="float">
            <text:p>3</text:p>
          </table:table-cell>
          <table:table-cell office:value-type="float" office:value="97.1382" calcext:value-type="float">
            <text:p>97.1382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5 <text:s text:c="6"/>9 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06.4515773" calcext:value-type="float">
            <text:p>606.4515773</text:p>
          </table:table-cell>
          <table:table-cell office:value-type="float" office:value="0.182" calcext:value-type="float">
            <text:p>0.182</text:p>
          </table:table-cell>
          <table:table-cell office:value-type="float" office:value="-4.1819" calcext:value-type="float">
            <text:p>-4.1819</text:p>
          </table:table-cell>
          <table:table-cell office:value-type="float" office:value="3" calcext:value-type="float">
            <text:p>3</text:p>
          </table:table-cell>
          <table:table-cell office:value-type="float" office:value="326.0726" calcext:value-type="float">
            <text:p>326.0726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1 8 <text:s text:c="5"/>171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35.0699291" calcext:value-type="float">
            <text:p>635.0699291</text:p>
          </table:table-cell>
          <table:table-cell office:value-type="float" office:value="0.2561" calcext:value-type="float">
            <text:p>0.2561</text:p>
          </table:table-cell>
          <table:table-cell office:value-type="float" office:value="-4.1795" calcext:value-type="float">
            <text:p>-4.1795</text:p>
          </table:table-cell>
          <table:table-cell office:value-type="float" office:value="3" calcext:value-type="float">
            <text:p>3</text:p>
          </table:table-cell>
          <table:table-cell office:value-type="float" office:value="367.4164" calcext:value-type="float">
            <text:p>367.4164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1 8 <text:s text:c="5"/>181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1.3616158" calcext:value-type="float">
            <text:p>511.3616158</text:p>
          </table:table-cell>
          <table:table-cell office:value-type="float" office:value="0.0084" calcext:value-type="float">
            <text:p>0.0084</text:p>
          </table:table-cell>
          <table:table-cell office:value-type="float" office:value="-4.1776" calcext:value-type="float">
            <text:p>-4.1776</text:p>
          </table:table-cell>
          <table:table-cell office:value-type="float" office:value="3" calcext:value-type="float">
            <text:p>3</text:p>
          </table:table-cell>
          <table:table-cell office:value-type="float" office:value="283.5305" calcext:value-type="float">
            <text:p>283.5305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4 3 <text:s text:c="5"/>161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1.7483314" calcext:value-type="float">
            <text:p>551.7483314</text:p>
          </table:table-cell>
          <table:table-cell office:value-type="float" office:value="0.008" calcext:value-type="float">
            <text:p>0.008</text:p>
          </table:table-cell>
          <table:table-cell office:value-type="float" office:value="-4.1711" calcext:value-type="float">
            <text:p>-4.1711</text:p>
          </table:table-cell>
          <table:table-cell office:value-type="float" office:value="3" calcext:value-type="float">
            <text:p>3</text:p>
          </table:table-cell>
          <table:table-cell office:value-type="float" office:value="276.5051" calcext:value-type="float">
            <text:p>276.5051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3 4 <text:s text:c="5"/>161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5989493" calcext:value-type="float">
            <text:p>519.5989493</text:p>
          </table:table-cell>
          <table:table-cell office:value-type="float" office:value="0.0525" calcext:value-type="float">
            <text:p>0.0525</text:p>
          </table:table-cell>
          <table:table-cell office:value-type="float" office:value="-4.168" calcext:value-type="float">
            <text:p>-4.168</text:p>
          </table:table-cell>
          <table:table-cell office:value-type="float" office:value="3" calcext:value-type="float">
            <text:p>3</text:p>
          </table:table-cell>
          <table:table-cell office:value-type="float" office:value="230.537" calcext:value-type="float">
            <text:p>230.53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9 6 <text:s text:c="5"/>141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66.5048844" calcext:value-type="float">
            <text:p>366.5048844</text:p>
          </table:table-cell>
          <table:table-cell office:value-type="float" office:value="0.0073" calcext:value-type="float">
            <text:p>0.0073</text:p>
          </table:table-cell>
          <table:table-cell office:value-type="float" office:value="-4.1605" calcext:value-type="float">
            <text:p>-4.1605</text:p>
          </table:table-cell>
          <table:table-cell office:value-type="float" office:value="3" calcext:value-type="float">
            <text:p>3</text:p>
          </table:table-cell>
          <table:table-cell office:value-type="float" office:value="283.4221" calcext:value-type="float">
            <text:p>283.4221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3 3 <text:s text:c="5"/>1610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6.7793534" calcext:value-type="float">
            <text:p>316.7793534</text:p>
          </table:table-cell>
          <table:table-cell office:value-type="float" office:value="0.0061" calcext:value-type="float">
            <text:p>0.0061</text:p>
          </table:table-cell>
          <table:table-cell office:value-type="float" office:value="-4.1599" calcext:value-type="float">
            <text:p>-4.1599</text:p>
          </table:table-cell>
          <table:table-cell office:value-type="float" office:value="3" calcext:value-type="float">
            <text:p>3</text:p>
          </table:table-cell>
          <table:table-cell office:value-type="float" office:value="220.2116" calcext:value-type="float">
            <text:p>220.2116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2 2 <text:s text:c="5"/>14 9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71.2183055" calcext:value-type="float">
            <text:p>371.2183055</text:p>
          </table:table-cell>
          <table:table-cell office:value-type="float" office:value="0.0064" calcext:value-type="float">
            <text:p>0.0064</text:p>
          </table:table-cell>
          <table:table-cell office:value-type="float" office:value="-4.1598" calcext:value-type="float">
            <text:p>-4.1598</text:p>
          </table:table-cell>
          <table:table-cell office:value-type="float" office:value="3" calcext:value-type="float">
            <text:p>3</text:p>
          </table:table-cell>
          <table:table-cell office:value-type="float" office:value="79.29" calcext:value-type="float">
            <text:p>79.2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6 4 <text:s text:c="6"/>8 7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5197852" calcext:value-type="float">
            <text:p>486.5197852</text:p>
          </table:table-cell>
          <table:table-cell office:value-type="float" office:value="0.0102" calcext:value-type="float">
            <text:p>0.0102</text:p>
          </table:table-cell>
          <table:table-cell office:value-type="float" office:value="-4.1593" calcext:value-type="float">
            <text:p>-4.1593</text:p>
          </table:table-cell>
          <table:table-cell office:value-type="float" office:value="3" calcext:value-type="float">
            <text:p>3</text:p>
          </table:table-cell>
          <table:table-cell office:value-type="float" office:value="240.8407" calcext:value-type="float">
            <text:p>240.840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1 4 <text:s text:c="5"/>15 8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74.7016861" calcext:value-type="float">
            <text:p>474.7016861</text:p>
          </table:table-cell>
          <table:table-cell office:value-type="float" office:value="0.0133" calcext:value-type="float">
            <text:p>0.0133</text:p>
          </table:table-cell>
          <table:table-cell office:value-type="float" office:value="-4.1589" calcext:value-type="float">
            <text:p>-4.1589</text:p>
          </table:table-cell>
          <table:table-cell office:value-type="float" office:value="3" calcext:value-type="float">
            <text:p>3</text:p>
          </table:table-cell>
          <table:table-cell office:value-type="float" office:value="407.2365" calcext:value-type="float">
            <text:p>407.236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7 2 <text:s text:c="5"/>191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98.4741571" calcext:value-type="float">
            <text:p>598.4741571</text:p>
          </table:table-cell>
          <table:table-cell office:value-type="float" office:value="0.0112" calcext:value-type="float">
            <text:p>0.0112</text:p>
          </table:table-cell>
          <table:table-cell office:value-type="float" office:value="-4.1587" calcext:value-type="float">
            <text:p>-4.1587</text:p>
          </table:table-cell>
          <table:table-cell office:value-type="float" office:value="3" calcext:value-type="float">
            <text:p>3</text:p>
          </table:table-cell>
          <table:table-cell office:value-type="float" office:value="441.0797" calcext:value-type="float">
            <text:p>441.0797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7 4 <text:s text:c="5"/>201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37.3244738" calcext:value-type="float">
            <text:p>637.3244738</text:p>
          </table:table-cell>
          <table:table-cell office:value-type="float" office:value="0.0106" calcext:value-type="float">
            <text:p>0.0106</text:p>
          </table:table-cell>
          <table:table-cell office:value-type="float" office:value="-4.1508" calcext:value-type="float">
            <text:p>-4.1508</text:p>
          </table:table-cell>
          <table:table-cell office:value-type="float" office:value="3" calcext:value-type="float">
            <text:p>3</text:p>
          </table:table-cell>
          <table:table-cell office:value-type="float" office:value="433.1004" calcext:value-type="float">
            <text:p>433.1004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6 5 <text:s text:c="5"/>201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7.0513029" calcext:value-type="float">
            <text:p>707.0513029</text:p>
          </table:table-cell>
          <table:table-cell office:value-type="float" office:value="0.0833" calcext:value-type="float">
            <text:p>0.0833</text:p>
          </table:table-cell>
          <table:table-cell office:value-type="float" office:value="-4.15" calcext:value-type="float">
            <text:p>-4.15</text:p>
          </table:table-cell>
          <table:table-cell office:value-type="float" office:value="3" calcext:value-type="float">
            <text:p>3</text:p>
          </table:table-cell>
          <table:table-cell office:value-type="float" office:value="277.0876" calcext:value-type="float">
            <text:p>277.0876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4 2 <text:s text:c="5"/>1515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7.5306712" calcext:value-type="float">
            <text:p>117.5306712</text:p>
          </table:table-cell>
          <table:table-cell office:value-type="float" office:value="0.0029" calcext:value-type="float">
            <text:p>0.0029</text:p>
          </table:table-cell>
          <table:table-cell office:value-type="float" office:value="-4.148" calcext:value-type="float">
            <text:p>-4.148</text:p>
          </table:table-cell>
          <table:table-cell office:value-type="float" office:value="3" calcext:value-type="float">
            <text:p>3</text:p>
          </table:table-cell>
          <table:table-cell office:value-type="float" office:value="13.4193" calcext:value-type="float">
            <text:p>13.4193</text:p>
          </table:table-cell>
          <table:table-cell office:value-type="float" office:value="9" calcext:value-type="float">
            <text:p>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1 3 <text:s text:c="6"/>4 0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42.7232689" calcext:value-type="float">
            <text:p>742.7232689</text:p>
          </table:table-cell>
          <table:table-cell office:value-type="float" office:value="0.0061" calcext:value-type="float">
            <text:p>0.0061</text:p>
          </table:table-cell>
          <table:table-cell office:value-type="float" office:value="-4.1452" calcext:value-type="float">
            <text:p>-4.1452</text:p>
          </table:table-cell>
          <table:table-cell office:value-type="float" office:value="3" calcext:value-type="float">
            <text:p>3</text:p>
          </table:table-cell>
          <table:table-cell office:value-type="float" office:value="57.6225" calcext:value-type="float">
            <text:p>57.6225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8 0 <text:s text:c="6"/>7 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1.4252325" calcext:value-type="float">
            <text:p>381.4252325</text:p>
          </table:table-cell>
          <table:table-cell office:value-type="float" office:value="0.009" calcext:value-type="float">
            <text:p>0.009</text:p>
          </table:table-cell>
          <table:table-cell office:value-type="float" office:value="-4.1342" calcext:value-type="float">
            <text:p>-4.1342</text:p>
          </table:table-cell>
          <table:table-cell office:value-type="float" office:value="3" calcext:value-type="float">
            <text:p>3</text:p>
          </table:table-cell>
          <table:table-cell office:value-type="float" office:value="360.9621" calcext:value-type="float">
            <text:p>360.9621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5 3 <text:s text:c="5"/>181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5.7656651" calcext:value-type="float">
            <text:p>615.7656651</text:p>
          </table:table-cell>
          <table:table-cell office:value-type="float" office:value="0.1254" calcext:value-type="float">
            <text:p>0.1254</text:p>
          </table:table-cell>
          <table:table-cell office:value-type="float" office:value="-4.1337" calcext:value-type="float">
            <text:p>-4.1337</text:p>
          </table:table-cell>
          <table:table-cell office:value-type="float" office:value="3" calcext:value-type="float">
            <text:p>3</text:p>
          </table:table-cell>
          <table:table-cell office:value-type="float" office:value="300.5877" calcext:value-type="float">
            <text:p>300.587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1 6 <text:s text:c="5"/>161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2.6545179" calcext:value-type="float">
            <text:p>582.6545179</text:p>
          </table:table-cell>
          <table:table-cell office:value-type="float" office:value="0.1255" calcext:value-type="float">
            <text:p>0.1255</text:p>
          </table:table-cell>
          <table:table-cell office:value-type="float" office:value="-4.1199" calcext:value-type="float">
            <text:p>-4.1199</text:p>
          </table:table-cell>
          <table:table-cell office:value-type="float" office:value="3" calcext:value-type="float">
            <text:p>3</text:p>
          </table:table-cell>
          <table:table-cell office:value-type="float" office:value="294.9095" calcext:value-type="float">
            <text:p>294.9095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0 7 <text:s text:c="5"/>161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68.3426891" calcext:value-type="float">
            <text:p>568.3426891</text:p>
          </table:table-cell>
          <table:table-cell office:value-type="float" office:value="0.0095" calcext:value-type="float">
            <text:p>0.0095</text:p>
          </table:table-cell>
          <table:table-cell office:value-type="float" office:value="-4.1189" calcext:value-type="float">
            <text:p>-4.1189</text:p>
          </table:table-cell>
          <table:table-cell office:value-type="float" office:value="3" calcext:value-type="float">
            <text:p>3</text:p>
          </table:table-cell>
          <table:table-cell office:value-type="float" office:value="354.4141" calcext:value-type="float">
            <text:p>354.4141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5 4 <text:s text:c="5"/>181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0.4365547" calcext:value-type="float">
            <text:p>150.4365547</text:p>
          </table:table-cell>
          <table:table-cell office:value-type="float" office:value="0.0025" calcext:value-type="float">
            <text:p>0.0025</text:p>
          </table:table-cell>
          <table:table-cell office:value-type="float" office:value="-4.1068" calcext:value-type="float">
            <text:p>-4.1068</text:p>
          </table:table-cell>
          <table:table-cell office:value-type="float" office:value="3" calcext:value-type="float">
            <text:p>3</text:p>
          </table:table-cell>
          <table:table-cell office:value-type="float" office:value="1.7292" calcext:value-type="float">
            <text:p>1.7292</text:p>
          </table:table-cell>
          <table:table-cell office:value-type="float" office:value="5" calcext:value-type="float">
            <text:p>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2 2 0 <text:s text:c="6"/>1 1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63.3306105" calcext:value-type="float">
            <text:p>663.3306105</text:p>
          </table:table-cell>
          <table:table-cell office:value-type="float" office:value="0.0527" calcext:value-type="float">
            <text:p>0.0527</text:p>
          </table:table-cell>
          <table:table-cell office:value-type="float" office:value="-4.1043" calcext:value-type="float">
            <text:p>-4.1043</text:p>
          </table:table-cell>
          <table:table-cell office:value-type="float" office:value="3" calcext:value-type="float">
            <text:p>3</text:p>
          </table:table-cell>
          <table:table-cell office:value-type="float" office:value="242.2782" calcext:value-type="float">
            <text:p>242.2782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3 3 <text:s text:c="5"/>1414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4.9582956" calcext:value-type="float">
            <text:p>794.9582956</text:p>
          </table:table-cell>
          <table:table-cell office:value-type="float" office:value="0.618" calcext:value-type="float">
            <text:p>0.618</text:p>
          </table:table-cell>
          <table:table-cell office:value-type="float" office:value="-4.1004" calcext:value-type="float">
            <text:p>-4.1004</text:p>
          </table:table-cell>
          <table:table-cell office:value-type="float" office:value="3" calcext:value-type="float">
            <text:p>3</text:p>
          </table:table-cell>
          <table:table-cell office:value-type="float" office:value="493.0533" calcext:value-type="float">
            <text:p>493.0533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4 9 <text:s text:c="5"/>211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8.7045819" calcext:value-type="float">
            <text:p>558.7045819</text:p>
          </table:table-cell>
          <table:table-cell office:value-type="float" office:value="0.0129" calcext:value-type="float">
            <text:p>0.0129</text:p>
          </table:table-cell>
          <table:table-cell office:value-type="float" office:value="-4.0982" calcext:value-type="float">
            <text:p>-4.0982</text:p>
          </table:table-cell>
          <table:table-cell office:value-type="float" office:value="3" calcext:value-type="float">
            <text:p>3</text:p>
          </table:table-cell>
          <table:table-cell office:value-type="float" office:value="388.6001" calcext:value-type="float">
            <text:p>388.6001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4 5 <text:s text:c="5"/>191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3.1475341" calcext:value-type="float">
            <text:p>93.1475341</text:p>
          </table:table-cell>
          <table:table-cell office:value-type="float" office:value="0.004" calcext:value-type="float">
            <text:p>0.004</text:p>
          </table:table-cell>
          <table:table-cell office:value-type="float" office:value="-4.0833" calcext:value-type="float">
            <text:p>-4.0833</text:p>
          </table:table-cell>
          <table:table-cell office:value-type="float" office:value="3" calcext:value-type="float">
            <text:p>3</text:p>
          </table:table-cell>
          <table:table-cell office:value-type="float" office:value="79.29" calcext:value-type="float">
            <text:p>79.29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8 0 <text:s text:c="6"/>8 7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98.0299581" calcext:value-type="float">
            <text:p>398.0299581</text:p>
          </table:table-cell>
          <table:table-cell office:value-type="float" office:value="0.0065" calcext:value-type="float">
            <text:p>0.0065</text:p>
          </table:table-cell>
          <table:table-cell office:value-type="float" office:value="-4.0782" calcext:value-type="float">
            <text:p>-4.0782</text:p>
          </table:table-cell>
          <table:table-cell office:value-type="float" office:value="3" calcext:value-type="float">
            <text:p>3</text:p>
          </table:table-cell>
          <table:table-cell office:value-type="float" office:value="82.3971" calcext:value-type="float">
            <text:p>82.3971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7 3 <text:s text:c="6"/>8 8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3.1620082" calcext:value-type="float">
            <text:p>93.1620082</text:p>
          </table:table-cell>
          <table:table-cell office:value-type="float" office:value="0.0025" calcext:value-type="float">
            <text:p>0.0025</text:p>
          </table:table-cell>
          <table:table-cell office:value-type="float" office:value="-4.0775" calcext:value-type="float">
            <text:p>-4.0775</text:p>
          </table:table-cell>
          <table:table-cell office:value-type="float" office:value="3" calcext:value-type="float">
            <text:p>3</text:p>
          </table:table-cell>
          <table:table-cell office:value-type="float" office:value="60.7785" calcext:value-type="float">
            <text:p>60.7785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7 1 <text:s text:c="6"/>7 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0.2321162" calcext:value-type="float">
            <text:p>790.2321162</text:p>
          </table:table-cell>
          <table:table-cell office:value-type="float" office:value="0.4709" calcext:value-type="float">
            <text:p>0.4709</text:p>
          </table:table-cell>
          <table:table-cell office:value-type="float" office:value="-4.0747" calcext:value-type="float">
            <text:p>-4.0747</text:p>
          </table:table-cell>
          <table:table-cell office:value-type="float" office:value="3" calcext:value-type="float">
            <text:p>3</text:p>
          </table:table-cell>
          <table:table-cell office:value-type="float" office:value="461.0426" calcext:value-type="float">
            <text:p>461.0426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4 7 <text:s text:c="5"/>201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05.5514904" calcext:value-type="float">
            <text:p>305.5514904</text:p>
          </table:table-cell>
          <table:table-cell office:value-type="float" office:value="0.0057" calcext:value-type="float">
            <text:p>0.0057</text:p>
          </table:table-cell>
          <table:table-cell office:value-type="float" office:value="-4.0586" calcext:value-type="float">
            <text:p>-4.0586</text:p>
          </table:table-cell>
          <table:table-cell office:value-type="float" office:value="3" calcext:value-type="float">
            <text:p>3</text:p>
          </table:table-cell>
          <table:table-cell office:value-type="float" office:value="61.3828" calcext:value-type="float">
            <text:p>61.382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5 4 <text:s text:c="6"/>7 6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9.0745095" calcext:value-type="float">
            <text:p>349.0745095</text:p>
          </table:table-cell>
          <table:table-cell office:value-type="float" office:value="0.0054" calcext:value-type="float">
            <text:p>0.0054</text:p>
          </table:table-cell>
          <table:table-cell office:value-type="float" office:value="-4.0567" calcext:value-type="float">
            <text:p>-4.0567</text:p>
          </table:table-cell>
          <table:table-cell office:value-type="float" office:value="3" calcext:value-type="float">
            <text:p>3</text:p>
          </table:table-cell>
          <table:table-cell office:value-type="float" office:value="8.3885" calcext:value-type="float">
            <text:p>8.3885</text:p>
          </table:table-cell>
          <table:table-cell office:value-type="float" office:value="9" calcext:value-type="float">
            <text:p>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2 2 <text:s text:c="6"/>3 1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8995147" calcext:value-type="float">
            <text:p>385.8995147</text:p>
          </table:table-cell>
          <table:table-cell office:value-type="float" office:value="0.0083" calcext:value-type="float">
            <text:p>0.0083</text:p>
          </table:table-cell>
          <table:table-cell office:value-type="float" office:value="-4.0493" calcext:value-type="float">
            <text:p>-4.0493</text:p>
          </table:table-cell>
          <table:table-cell office:value-type="float" office:value="3" calcext:value-type="float">
            <text:p>3</text:p>
          </table:table-cell>
          <table:table-cell office:value-type="float" office:value="183.2912" calcext:value-type="float">
            <text:p>183.2912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0 3 <text:s text:c="5"/>13 7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9.0018739" calcext:value-type="float">
            <text:p>629.0018739</text:p>
          </table:table-cell>
          <table:table-cell office:value-type="float" office:value="0.032" calcext:value-type="float">
            <text:p>0.032</text:p>
          </table:table-cell>
          <table:table-cell office:value-type="float" office:value="-4.0469" calcext:value-type="float">
            <text:p>-4.0469</text:p>
          </table:table-cell>
          <table:table-cell office:value-type="float" office:value="3" calcext:value-type="float">
            <text:p>3</text:p>
          </table:table-cell>
          <table:table-cell office:value-type="float" office:value="209.7969" calcext:value-type="float">
            <text:p>209.7969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2 2 <text:s text:c="5"/>1313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7.4353181" calcext:value-type="float">
            <text:p>87.4353181</text:p>
          </table:table-cell>
          <table:table-cell office:value-type="float" office:value="0.0019" calcext:value-type="float">
            <text:p>0.0019</text:p>
          </table:table-cell>
          <table:table-cell office:value-type="float" office:value="-4.0439" calcext:value-type="float">
            <text:p>-4.0439</text:p>
          </table:table-cell>
          <table:table-cell office:value-type="float" office:value="3" calcext:value-type="float">
            <text:p>3</text:p>
          </table:table-cell>
          <table:table-cell office:value-type="float" office:value="28.5379" calcext:value-type="float">
            <text:p>28.5379</text:p>
          </table:table-cell>
          <table:table-cell office:value-type="float" office:value="11" calcext:value-type="float">
            <text:p>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4 2 <text:s text:c="6"/>5 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61.1534033" calcext:value-type="float">
            <text:p>761.1534033</text:p>
          </table:table-cell>
          <table:table-cell office:value-type="float" office:value="0.4707" calcext:value-type="float">
            <text:p>0.4707</text:p>
          </table:table-cell>
          <table:table-cell office:value-type="float" office:value="-4.0374" calcext:value-type="float">
            <text:p>-4.0374</text:p>
          </table:table-cell>
          <table:table-cell office:value-type="float" office:value="3" calcext:value-type="float">
            <text:p>3</text:p>
          </table:table-cell>
          <table:table-cell office:value-type="float" office:value="454.3593" calcext:value-type="float">
            <text:p>454.3593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3 8 <text:s text:c="5"/>201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79.5404676" calcext:value-type="float">
            <text:p>579.5404676</text:p>
          </table:table-cell>
          <table:table-cell office:value-type="float" office:value="0.0189" calcext:value-type="float">
            <text:p>0.0189</text:p>
          </table:table-cell>
          <table:table-cell office:value-type="float" office:value="-4.0296" calcext:value-type="float">
            <text:p>-4.0296</text:p>
          </table:table-cell>
          <table:table-cell office:value-type="float" office:value="3" calcext:value-type="float">
            <text:p>3</text:p>
          </table:table-cell>
          <table:table-cell office:value-type="float" office:value="179.6483" calcext:value-type="float">
            <text:p>179.6483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1 3 <text:s text:c="5"/>1212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8.3272069" calcext:value-type="float">
            <text:p>908.3272069</text:p>
          </table:table-cell>
          <table:table-cell office:value-type="float" office:value="0.4731" calcext:value-type="float">
            <text:p>0.4731</text:p>
          </table:table-cell>
          <table:table-cell office:value-type="float" office:value="-4.0207" calcext:value-type="float">
            <text:p>-4.0207</text:p>
          </table:table-cell>
          <table:table-cell office:value-type="float" office:value="3" calcext:value-type="float">
            <text:p>3</text:p>
          </table:table-cell>
          <table:table-cell office:value-type="float" office:value="486.007" calcext:value-type="float">
            <text:p>486.007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9 2 <text:s text:c="5"/>2020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95.5033941" calcext:value-type="float">
            <text:p>695.5033941</text:p>
          </table:table-cell>
          <table:table-cell office:value-type="float" office:value="0.2563" calcext:value-type="float">
            <text:p>0.2563</text:p>
          </table:table-cell>
          <table:table-cell office:value-type="float" office:value="-4.0093" calcext:value-type="float">
            <text:p>-4.0093</text:p>
          </table:table-cell>
          <table:table-cell office:value-type="float" office:value="3" calcext:value-type="float">
            <text:p>3</text:p>
          </table:table-cell>
          <table:table-cell office:value-type="float" office:value="373.372" calcext:value-type="float">
            <text:p>373.372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2 7 <text:s text:c="5"/>181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92.075641" calcext:value-type="float">
            <text:p>492.075641</text:p>
          </table:table-cell>
          <table:table-cell office:value-type="float" office:value="0.0091" calcext:value-type="float">
            <text:p>0.0091</text:p>
          </table:table-cell>
          <table:table-cell office:value-type="float" office:value="-4.0049" calcext:value-type="float">
            <text:p>-4.0049</text:p>
          </table:table-cell>
          <table:table-cell office:value-type="float" office:value="3" calcext:value-type="float">
            <text:p>3</text:p>
          </table:table-cell>
          <table:table-cell office:value-type="float" office:value="126.3492" calcext:value-type="float">
            <text:p>126.3492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9 3 <text:s text:c="5"/>1010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19.6221066" calcext:value-type="float">
            <text:p>919.6221066</text:p>
          </table:table-cell>
          <table:table-cell office:value-type="float" office:value="0.009" calcext:value-type="float">
            <text:p>0.009</text:p>
          </table:table-cell>
          <table:table-cell office:value-type="float" office:value="-4.0038" calcext:value-type="float">
            <text:p>-4.0038</text:p>
          </table:table-cell>
          <table:table-cell office:value-type="float" office:value="3" calcext:value-type="float">
            <text:p>3</text:p>
          </table:table-cell>
          <table:table-cell office:value-type="float" office:value="95.6739" calcext:value-type="float">
            <text:p>95.6739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10 0 <text:s text:c="6"/>9 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20.2290364" calcext:value-type="float">
            <text:p>320.2290364</text:p>
          </table:table-cell>
          <table:table-cell office:value-type="float" office:value="0.0081" calcext:value-type="float">
            <text:p>0.0081</text:p>
          </table:table-cell>
          <table:table-cell office:value-type="float" office:value="-4.0001" calcext:value-type="float">
            <text:p>-4.0001</text:p>
          </table:table-cell>
          <table:table-cell office:value-type="float" office:value="3" calcext:value-type="float">
            <text:p>3</text:p>
          </table:table-cell>
          <table:table-cell office:value-type="float" office:value="193.3683" calcext:value-type="float">
            <text:p>193.3683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2 1 <text:s text:c="5"/>13 9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8.0677121" calcext:value-type="float">
            <text:p>238.0677121</text:p>
          </table:table-cell>
          <table:table-cell office:value-type="float" office:value="0.0039" calcext:value-type="float">
            <text:p>0.0039</text:p>
          </table:table-cell>
          <table:table-cell office:value-type="float" office:value="-3.9896" calcext:value-type="float">
            <text:p>-3.9896</text:p>
          </table:table-cell>
          <table:table-cell office:value-type="float" office:value="3" calcext:value-type="float">
            <text:p>3</text:p>
          </table:table-cell>
          <table:table-cell office:value-type="float" office:value="91.5975" calcext:value-type="float">
            <text:p>91.5975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8 1 <text:s text:c="6"/>9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4.1354661" calcext:value-type="float">
            <text:p>274.1354661</text:p>
          </table:table-cell>
          <table:table-cell office:value-type="float" office:value="0.0395" calcext:value-type="float">
            <text:p>0.0395</text:p>
          </table:table-cell>
          <table:table-cell office:value-type="float" office:value="-3.9824" calcext:value-type="float">
            <text:p>-3.9824</text:p>
          </table:table-cell>
          <table:table-cell office:value-type="float" office:value="3" calcext:value-type="float">
            <text:p>3</text:p>
          </table:table-cell>
          <table:table-cell office:value-type="float" office:value="476.8629" calcext:value-type="float">
            <text:p>476.8629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20 0 <text:s text:c="5"/>2019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6580745" calcext:value-type="float">
            <text:p>520.65807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-3.9683" calcext:value-type="float">
            <text:p>-3.9683</text:p>
          </table:table-cell>
          <table:table-cell office:value-type="float" office:value="3" calcext:value-type="float">
            <text:p>3</text:p>
          </table:table-cell>
          <table:table-cell office:value-type="float" office:value="479.7486" calcext:value-type="float">
            <text:p>479.7486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6 5 <text:s text:c="5"/>211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2.673631" calcext:value-type="float">
            <text:p>582.673631</text:p>
          </table:table-cell>
          <table:table-cell office:value-type="float" office:value="0.083" calcext:value-type="float">
            <text:p>0.083</text:p>
          </table:table-cell>
          <table:table-cell office:value-type="float" office:value="-3.9624" calcext:value-type="float">
            <text:p>-3.9624</text:p>
          </table:table-cell>
          <table:table-cell office:value-type="float" office:value="3" calcext:value-type="float">
            <text:p>3</text:p>
          </table:table-cell>
          <table:table-cell office:value-type="float" office:value="257.0692" calcext:value-type="float">
            <text:p>257.069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0 7 <text:s text:c="5"/>151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43.7634622" calcext:value-type="float">
            <text:p>943.7634622</text:p>
          </table:table-cell>
          <table:table-cell office:value-type="float" office:value="0.4709" calcext:value-type="float">
            <text:p>0.4709</text:p>
          </table:table-cell>
          <table:table-cell office:value-type="float" office:value="-3.9567" calcext:value-type="float">
            <text:p>-3.9567</text:p>
          </table:table-cell>
          <table:table-cell office:value-type="float" office:value="3" calcext:value-type="float">
            <text:p>3</text:p>
          </table:table-cell>
          <table:table-cell office:value-type="float" office:value="476.8629" calcext:value-type="float">
            <text:p>476.8629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8 4 <text:s text:c="5"/>2019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01.6097402" calcext:value-type="float">
            <text:p>301.6097402</text:p>
          </table:table-cell>
          <table:table-cell office:value-type="float" office:value="0.0059" calcext:value-type="float">
            <text:p>0.0059</text:p>
          </table:table-cell>
          <table:table-cell office:value-type="float" office:value="-3.9547" calcext:value-type="float">
            <text:p>-3.9547</text:p>
          </table:table-cell>
          <table:table-cell office:value-type="float" office:value="3" calcext:value-type="float">
            <text:p>3</text:p>
          </table:table-cell>
          <table:table-cell office:value-type="float" office:value="133.5447" calcext:value-type="float">
            <text:p>133.5447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9 2 <text:s text:c="5"/>11 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08958" calcext:value-type="float">
            <text:p>554.08958</text:p>
          </table:table-cell>
          <table:table-cell office:value-type="float" office:value="0.0123" calcext:value-type="float">
            <text:p>0.0123</text:p>
          </table:table-cell>
          <table:table-cell office:value-type="float" office:value="-3.9538" calcext:value-type="float">
            <text:p>-3.9538</text:p>
          </table:table-cell>
          <table:table-cell office:value-type="float" office:value="3" calcext:value-type="float">
            <text:p>3</text:p>
          </table:table-cell>
          <table:table-cell office:value-type="float" office:value="151.8281" calcext:value-type="float">
            <text:p>151.828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2 <text:s text:c="5"/>1111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3.2415033" calcext:value-type="float">
            <text:p>453.2415033</text:p>
          </table:table-cell>
          <table:table-cell office:value-type="float" office:value="0.0058" calcext:value-type="float">
            <text:p>0.0058</text:p>
          </table:table-cell>
          <table:table-cell office:value-type="float" office:value="-3.9485" calcext:value-type="float">
            <text:p>-3.9485</text:p>
          </table:table-cell>
          <table:table-cell office:value-type="float" office:value="3" calcext:value-type="float">
            <text:p>3</text:p>
          </table:table-cell>
          <table:table-cell office:value-type="float" office:value="13.4193" calcext:value-type="float">
            <text:p>13.4193</text:p>
          </table:table-cell>
          <table:table-cell office:value-type="float" office:value="11" calcext:value-type="float">
            <text:p>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3 3 <text:s text:c="6"/>4 0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60.3920074" calcext:value-type="float">
            <text:p>460.39200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-3.9431" calcext:value-type="float">
            <text:p>-3.9431</text:p>
          </table:table-cell>
          <table:table-cell office:value-type="float" office:value="3" calcext:value-type="float">
            <text:p>3</text:p>
          </table:table-cell>
          <table:table-cell office:value-type="float" office:value="493.0533" calcext:value-type="float">
            <text:p>493.0533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8 3 <text:s text:c="5"/>211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67.5700768" calcext:value-type="float">
            <text:p>867.5700768</text:p>
          </table:table-cell>
          <table:table-cell office:value-type="float" office:value="0.3528" calcext:value-type="float">
            <text:p>0.3528</text:p>
          </table:table-cell>
          <table:table-cell office:value-type="float" office:value="-3.9404" calcext:value-type="float">
            <text:p>-3.9404</text:p>
          </table:table-cell>
          <table:table-cell office:value-type="float" office:value="3" calcext:value-type="float">
            <text:p>3</text:p>
          </table:table-cell>
          <table:table-cell office:value-type="float" office:value="439.5805" calcext:value-type="float">
            <text:p>439.5805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 3 <text:s text:c="5"/>1919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7.5713574" calcext:value-type="float">
            <text:p>117.5713574</text:p>
          </table:table-cell>
          <table:table-cell office:value-type="float" office:value="0.0041" calcext:value-type="float">
            <text:p>0.0041</text:p>
          </table:table-cell>
          <table:table-cell office:value-type="float" office:value="-3.9365" calcext:value-type="float">
            <text:p>-3.9365</text:p>
          </table:table-cell>
          <table:table-cell office:value-type="float" office:value="3" calcext:value-type="float">
            <text:p>3</text:p>
          </table:table-cell>
          <table:table-cell office:value-type="float" office:value="99.2687" calcext:value-type="float">
            <text:p>99.2687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9 1 <text:s text:c="6"/>9 8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1.3611053" calcext:value-type="float">
            <text:p>151.3611053</text:p>
          </table:table-cell>
          <table:table-cell office:value-type="float" office:value="0.0032" calcext:value-type="float">
            <text:p>0.0032</text:p>
          </table:table-cell>
          <table:table-cell office:value-type="float" office:value="-3.9356" calcext:value-type="float">
            <text:p>-3.9356</text:p>
          </table:table-cell>
          <table:table-cell office:value-type="float" office:value="3" calcext:value-type="float">
            <text:p>3</text:p>
          </table:table-cell>
          <table:table-cell office:value-type="float" office:value="19.5679" calcext:value-type="float">
            <text:p>19.5679</text:p>
          </table:table-cell>
          <table:table-cell office:value-type="float" office:value="11" calcext:value-type="float">
            <text:p>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2 4 <text:s text:c="6"/>5 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9.7637514" calcext:value-type="float">
            <text:p>259.7637514</text:p>
          </table:table-cell>
          <table:table-cell office:value-type="float" office:value="0.0275" calcext:value-type="float">
            <text:p>0.0275</text:p>
          </table:table-cell>
          <table:table-cell office:value-type="float" office:value="-3.9331" calcext:value-type="float">
            <text:p>-3.9331</text:p>
          </table:table-cell>
          <table:table-cell office:value-type="float" office:value="3" calcext:value-type="float">
            <text:p>3</text:p>
          </table:table-cell>
          <table:table-cell office:value-type="float" office:value="430.9158" calcext:value-type="float">
            <text:p>430.9158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9 1 <text:s text:c="5"/>1918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4.721479" calcext:value-type="float">
            <text:p>454.721479</text:p>
          </table:table-cell>
          <table:table-cell office:value-type="float" office:value="0.0104" calcext:value-type="float">
            <text:p>0.0104</text:p>
          </table:table-cell>
          <table:table-cell office:value-type="float" office:value="-3.9265" calcext:value-type="float">
            <text:p>-3.9265</text:p>
          </table:table-cell>
          <table:table-cell office:value-type="float" office:value="3" calcext:value-type="float">
            <text:p>3</text:p>
          </table:table-cell>
          <table:table-cell office:value-type="float" office:value="314.3447" calcext:value-type="float">
            <text:p>314.344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3 4 <text:s text:c="5"/>171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6.7501317" calcext:value-type="float">
            <text:p>626.7501317</text:p>
          </table:table-cell>
          <table:table-cell office:value-type="float" office:value="0.0522" calcext:value-type="float">
            <text:p>0.0522</text:p>
          </table:table-cell>
          <table:table-cell office:value-type="float" office:value="-3.9223" calcext:value-type="float">
            <text:p>-3.9223</text:p>
          </table:table-cell>
          <table:table-cell office:value-type="float" office:value="3" calcext:value-type="float">
            <text:p>3</text:p>
          </table:table-cell>
          <table:table-cell office:value-type="float" office:value="227.0151" calcext:value-type="float">
            <text:p>227.0151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0 6 <text:s text:c="5"/>1411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6.1784393" calcext:value-type="float">
            <text:p>126.1784393</text:p>
          </table:table-cell>
          <table:table-cell office:value-type="float" office:value="0.0052" calcext:value-type="float">
            <text:p>0.0052</text:p>
          </table:table-cell>
          <table:table-cell office:value-type="float" office:value="-3.9156" calcext:value-type="float">
            <text:p>-3.9156</text:p>
          </table:table-cell>
          <table:table-cell office:value-type="float" office:value="3" calcext:value-type="float">
            <text:p>3</text:p>
          </table:table-cell>
          <table:table-cell office:value-type="float" office:value="122.1403" calcext:value-type="float">
            <text:p>122.1403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10 0 <text:s text:c="5"/>10 9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7.550392" calcext:value-type="float">
            <text:p>117.550392</text:p>
          </table:table-cell>
          <table:table-cell office:value-type="float" office:value="0.02" calcext:value-type="float">
            <text:p>0.02</text:p>
          </table:table-cell>
          <table:table-cell office:value-type="float" office:value="-3.9018" calcext:value-type="float">
            <text:p>-3.9018</text:p>
          </table:table-cell>
          <table:table-cell office:value-type="float" office:value="3" calcext:value-type="float">
            <text:p>3</text:p>
          </table:table-cell>
          <table:table-cell office:value-type="float" office:value="24.6168" calcext:value-type="float">
            <text:p>24.6168</text:p>
          </table:table-cell>
          <table:table-cell office:value-type="float" office:value="11" calcext:value-type="float">
            <text:p>1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3 3 <text:s text:c="6"/>5 2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7.3854191" calcext:value-type="float">
            <text:p>87.3854191</text:p>
          </table:table-cell>
          <table:table-cell office:value-type="float" office:value="0.0039" calcext:value-type="float">
            <text:p>0.0039</text:p>
          </table:table-cell>
          <table:table-cell office:value-type="float" office:value="-3.8933" calcext:value-type="float">
            <text:p>-3.8933</text:p>
          </table:table-cell>
          <table:table-cell office:value-type="float" office:value="3" calcext:value-type="float">
            <text:p>3</text:p>
          </table:table-cell>
          <table:table-cell office:value-type="float" office:value="119.2255" calcext:value-type="float">
            <text:p>119.225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1 <text:s text:c="5"/>10 8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5.3244361" calcext:value-type="float">
            <text:p>245.3244361</text:p>
          </table:table-cell>
          <table:table-cell office:value-type="float" office:value="0.0201" calcext:value-type="float">
            <text:p>0.0201</text:p>
          </table:table-cell>
          <table:table-cell office:value-type="float" office:value="-3.8916" calcext:value-type="float">
            <text:p>-3.8916</text:p>
          </table:table-cell>
          <table:table-cell office:value-type="float" office:value="3" calcext:value-type="float">
            <text:p>3</text:p>
          </table:table-cell>
          <table:table-cell office:value-type="float" office:value="387.2901" calcext:value-type="float">
            <text:p>387.2901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8 0 <text:s text:c="5"/>1817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91.688714" calcext:value-type="float">
            <text:p>391.688714</text:p>
          </table:table-cell>
          <table:table-cell office:value-type="float" office:value="0.0109" calcext:value-type="float">
            <text:p>0.0109</text:p>
          </table:table-cell>
          <table:table-cell office:value-type="float" office:value="-3.8873" calcext:value-type="float">
            <text:p>-3.8873</text:p>
          </table:table-cell>
          <table:table-cell office:value-type="float" office:value="3" calcext:value-type="float">
            <text:p>3</text:p>
          </table:table-cell>
          <table:table-cell office:value-type="float" office:value="326.0726" calcext:value-type="float">
            <text:p>326.0726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5 2 <text:s text:c="5"/>171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66.4263758" calcext:value-type="float">
            <text:p>266.4263758</text:p>
          </table:table-cell>
          <table:table-cell office:value-type="float" office:value="0.0051" calcext:value-type="float">
            <text:p>0.0051</text:p>
          </table:table-cell>
          <table:table-cell office:value-type="float" office:value="-3.8769" calcext:value-type="float">
            <text:p>-3.8769</text:p>
          </table:table-cell>
          <table:table-cell office:value-type="float" office:value="3" calcext:value-type="float">
            <text:p>3</text:p>
          </table:table-cell>
          <table:table-cell office:value-type="float" office:value="138.2092" calcext:value-type="float">
            <text:p>138.2092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0 1 <text:s text:c="5"/>11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6.624451" calcext:value-type="float">
            <text:p>906.624451</text:p>
          </table:table-cell>
          <table:table-cell office:value-type="float" office:value="0.351" calcext:value-type="float">
            <text:p>0.351</text:p>
          </table:table-cell>
          <table:table-cell office:value-type="float" office:value="-3.8712" calcext:value-type="float">
            <text:p>-3.8712</text:p>
          </table:table-cell>
          <table:table-cell office:value-type="float" office:value="3" calcext:value-type="float">
            <text:p>3</text:p>
          </table:table-cell>
          <table:table-cell office:value-type="float" office:value="430.9158" calcext:value-type="float">
            <text:p>430.9158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7 3 <text:s text:c="5"/>1918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4.6139847" calcext:value-type="float">
            <text:p>94.6139847</text:p>
          </table:table-cell>
          <table:table-cell office:value-type="float" office:value="0.0017" calcext:value-type="float">
            <text:p>0.0017</text:p>
          </table:table-cell>
          <table:table-cell office:value-type="float" office:value="-3.8696" calcext:value-type="float">
            <text:p>-3.8696</text:p>
          </table:table-cell>
          <table:table-cell office:value-type="float" office:value="3" calcext:value-type="float">
            <text:p>3</text:p>
          </table:table-cell>
          <table:table-cell office:value-type="float" office:value="57.6225" calcext:value-type="float">
            <text:p>57.6225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6 2 <text:s text:c="6"/>7 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824505" calcext:value-type="float">
            <text:p>553.82450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3.8681" calcext:value-type="float">
            <text:p>-3.8681</text:p>
          </table:table-cell>
          <table:table-cell office:value-type="float" office:value="3" calcext:value-type="float">
            <text:p>3</text:p>
          </table:table-cell>
          <table:table-cell office:value-type="float" office:value="19.5679" calcext:value-type="float">
            <text:p>19.5679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2 4 <text:s text:c="6"/>5 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7.354899" calcext:value-type="float">
            <text:p>827.354899</text:p>
          </table:table-cell>
          <table:table-cell office:value-type="float" office:value="0.2573" calcext:value-type="float">
            <text:p>0.2573</text:p>
          </table:table-cell>
          <table:table-cell office:value-type="float" office:value="-3.8651" calcext:value-type="float">
            <text:p>-3.8651</text:p>
          </table:table-cell>
          <table:table-cell office:value-type="float" office:value="3" calcext:value-type="float">
            <text:p>3</text:p>
          </table:table-cell>
          <table:table-cell office:value-type="float" office:value="395.4732" calcext:value-type="float">
            <text:p>395.4732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7 2 <text:s text:c="5"/>1818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0.9309622" calcext:value-type="float">
            <text:p>230.9309622</text:p>
          </table:table-cell>
          <table:table-cell office:value-type="float" office:value="0.0147" calcext:value-type="float">
            <text:p>0.0147</text:p>
          </table:table-cell>
          <table:table-cell office:value-type="float" office:value="-3.8578" calcext:value-type="float">
            <text:p>-3.8578</text:p>
          </table:table-cell>
          <table:table-cell office:value-type="float" office:value="3" calcext:value-type="float">
            <text:p>3</text:p>
          </table:table-cell>
          <table:table-cell office:value-type="float" office:value="345.9842" calcext:value-type="float">
            <text:p>345.984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7 1 <text:s text:c="5"/>171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4.7503117" calcext:value-type="float">
            <text:p>144.7503117</text:p>
          </table:table-cell>
          <table:table-cell office:value-type="float" office:value="0.0056" calcext:value-type="float">
            <text:p>0.0056</text:p>
          </table:table-cell>
          <table:table-cell office:value-type="float" office:value="-3.85" calcext:value-type="float">
            <text:p>-3.85</text:p>
          </table:table-cell>
          <table:table-cell office:value-type="float" office:value="3" calcext:value-type="float">
            <text:p>3</text:p>
          </table:table-cell>
          <table:table-cell office:value-type="float" office:value="146.9997" calcext:value-type="float">
            <text:p>146.9997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1 1 <text:s text:c="5"/>1110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0.7191538" calcext:value-type="float">
            <text:p>480.7191538</text:p>
          </table:table-cell>
          <table:table-cell office:value-type="float" office:value="0.0083" calcext:value-type="float">
            <text:p>0.0083</text:p>
          </table:table-cell>
          <table:table-cell office:value-type="float" office:value="-3.8446" calcext:value-type="float">
            <text:p>-3.8446</text:p>
          </table:table-cell>
          <table:table-cell office:value-type="float" office:value="3" calcext:value-type="float">
            <text:p>3</text:p>
          </table:table-cell>
          <table:table-cell office:value-type="float" office:value="103.1904" calcext:value-type="float">
            <text:p>103.1904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8 2 <text:s text:c="6"/>9 9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5.076446" calcext:value-type="float">
            <text:p>125.076446</text:p>
          </table:table-cell>
          <table:table-cell office:value-type="float" office:value="0.02" calcext:value-type="float">
            <text:p>0.02</text:p>
          </table:table-cell>
          <table:table-cell office:value-type="float" office:value="-3.842" calcext:value-type="float">
            <text:p>-3.842</text:p>
          </table:table-cell>
          <table:table-cell office:value-type="float" office:value="3" calcext:value-type="float">
            <text:p>3</text:p>
          </table:table-cell>
          <table:table-cell office:value-type="float" office:value="451.0667" calcext:value-type="float">
            <text:p>451.0667</text:p>
          </table:table-cell>
          <table:table-cell office:value-type="float" office:value="41" calcext:value-type="float">
            <text:p>4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6 4 <text:s text:c="5"/>201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7.2963956" calcext:value-type="float">
            <text:p>157.2963956</text:p>
          </table:table-cell>
          <table:table-cell office:value-type="float" office:value="0.0061" calcext:value-type="float">
            <text:p>0.0061</text:p>
          </table:table-cell>
          <table:table-cell office:value-type="float" office:value="-3.8333" calcext:value-type="float">
            <text:p>-3.8333</text:p>
          </table:table-cell>
          <table:table-cell office:value-type="float" office:value="3" calcext:value-type="float">
            <text:p>3</text:p>
          </table:table-cell>
          <table:table-cell office:value-type="float" office:value="174.4014" calcext:value-type="float">
            <text:p>174.4014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2 0 <text:s text:c="5"/>1211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6.3556526" calcext:value-type="float">
            <text:p>216.3556526</text:p>
          </table:table-cell>
          <table:table-cell office:value-type="float" office:value="0.0106" calcext:value-type="float">
            <text:p>0.0106</text:p>
          </table:table-cell>
          <table:table-cell office:value-type="float" office:value="-3.833" calcext:value-type="float">
            <text:p>-3.833</text:p>
          </table:table-cell>
          <table:table-cell office:value-type="float" office:value="3" calcext:value-type="float">
            <text:p>3</text:p>
          </table:table-cell>
          <table:table-cell office:value-type="float" office:value="307.008" calcext:value-type="float">
            <text:p>307.008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6 0 <text:s text:c="5"/>1615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8.6591745" calcext:value-type="float">
            <text:p>658.6591745</text:p>
          </table:table-cell>
          <table:table-cell office:value-type="float" office:value="0.0054" calcext:value-type="float">
            <text:p>0.0054</text:p>
          </table:table-cell>
          <table:table-cell office:value-type="float" office:value="-3.83" calcext:value-type="float">
            <text:p>-3.83</text:p>
          </table:table-cell>
          <table:table-cell office:value-type="float" office:value="3" calcext:value-type="float">
            <text:p>3</text:p>
          </table:table-cell>
          <table:table-cell office:value-type="float" office:value="41.9623" calcext:value-type="float">
            <text:p>41.9623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7 0 <text:s text:c="6"/>6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75.3815258" calcext:value-type="float">
            <text:p>775.3815258</text:p>
          </table:table-cell>
          <table:table-cell office:value-type="float" office:value="0.3513" calcext:value-type="float">
            <text:p>0.3513</text:p>
          </table:table-cell>
          <table:table-cell office:value-type="float" office:value="-3.8236" calcext:value-type="float">
            <text:p>-3.8236</text:p>
          </table:table-cell>
          <table:table-cell office:value-type="float" office:value="3" calcext:value-type="float">
            <text:p>3</text:p>
          </table:table-cell>
          <table:table-cell office:value-type="float" office:value="407.2365" calcext:value-type="float">
            <text:p>407.2365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3 8 <text:s text:c="5"/>191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2.032489" calcext:value-type="float">
            <text:p>202.032489</text:p>
          </table:table-cell>
          <table:table-cell office:value-type="float" office:value="0.02" calcext:value-type="float">
            <text:p>0.02</text:p>
          </table:table-cell>
          <table:table-cell office:value-type="float" office:value="-3.816" calcext:value-type="float">
            <text:p>-3.816</text:p>
          </table:table-cell>
          <table:table-cell office:value-type="float" office:value="3" calcext:value-type="float">
            <text:p>3</text:p>
          </table:table-cell>
          <table:table-cell office:value-type="float" office:value="270.3485" calcext:value-type="float">
            <text:p>270.3485</text:p>
          </table:table-cell>
          <table:table-cell office:value-type="float" office:value="31" calcext:value-type="float">
            <text:p>3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5 1 <text:s text:c="5"/>1514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3.879216" calcext:value-type="float">
            <text:p>123.879216</text:p>
          </table:table-cell>
          <table:table-cell office:value-type="float" office:value="0.02" calcext:value-type="float">
            <text:p>0.02</text:p>
          </table:table-cell>
          <table:table-cell office:value-type="float" office:value="-3.8135" calcext:value-type="float">
            <text:p>-3.8135</text:p>
          </table:table-cell>
          <table:table-cell office:value-type="float" office:value="3" calcext:value-type="float">
            <text:p>3</text:p>
          </table:table-cell>
          <table:table-cell office:value-type="float" office:value="446.9346" calcext:value-type="float">
            <text:p>446.9346</text:p>
          </table:table-cell>
          <table:table-cell office:value-type="float" office:value="41" calcext:value-type="float">
            <text:p>4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5 5 <text:s text:c="5"/>201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3.186951" calcext:value-type="float">
            <text:p>173.186951</text:p>
          </table:table-cell>
          <table:table-cell office:value-type="float" office:value="0.02" calcext:value-type="float">
            <text:p>0.02</text:p>
          </table:table-cell>
          <table:table-cell office:value-type="float" office:value="-3.8117" calcext:value-type="float">
            <text:p>-3.8117</text:p>
          </table:table-cell>
          <table:table-cell office:value-type="float" office:value="3" calcext:value-type="float">
            <text:p>3</text:p>
          </table:table-cell>
          <table:table-cell office:value-type="float" office:value="204.02" calcext:value-type="float">
            <text:p>204.02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3 1 <text:s text:c="5"/>1312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7.118237" calcext:value-type="float">
            <text:p>187.118237</text:p>
          </table:table-cell>
          <table:table-cell office:value-type="float" office:value="0.02" calcext:value-type="float">
            <text:p>0.02</text:p>
          </table:table-cell>
          <table:table-cell office:value-type="float" office:value="-3.811" calcext:value-type="float">
            <text:p>-3.811</text:p>
          </table:table-cell>
          <table:table-cell office:value-type="float" office:value="3" calcext:value-type="float">
            <text:p>3</text:p>
          </table:table-cell>
          <table:table-cell office:value-type="float" office:value="236.0366" calcext:value-type="float">
            <text:p>236.0366</text:p>
          </table:table-cell>
          <table:table-cell office:value-type="float" office:value="29" calcext:value-type="float">
            <text:p>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4 0 <text:s text:c="5"/>1413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5.6331492" calcext:value-type="float">
            <text:p>105.6331492</text:p>
          </table:table-cell>
          <table:table-cell office:value-type="float" office:value="0.0043" calcext:value-type="float">
            <text:p>0.0043</text:p>
          </table:table-cell>
          <table:table-cell office:value-type="float" office:value="-3.8096" calcext:value-type="float">
            <text:p>-3.8096</text:p>
          </table:table-cell>
          <table:table-cell office:value-type="float" office:value="3" calcext:value-type="float">
            <text:p>3</text:p>
          </table:table-cell>
          <table:table-cell office:value-type="float" office:value="365.5836" calcext:value-type="float">
            <text:p>365.5836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4 4 <text:s text:c="5"/>181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7927134" calcext:value-type="float">
            <text:p>654.7927134</text:p>
          </table:table-cell>
          <table:table-cell office:value-type="float" office:value="0.0071" calcext:value-type="float">
            <text:p>0.0071</text:p>
          </table:table-cell>
          <table:table-cell office:value-type="float" office:value="-3.8079" calcext:value-type="float">
            <text:p>-3.8079</text:p>
          </table:table-cell>
          <table:table-cell office:value-type="float" office:value="3" calcext:value-type="float">
            <text:p>3</text:p>
          </table:table-cell>
          <table:table-cell office:value-type="float" office:value="26.8337" calcext:value-type="float">
            <text:p>26.8337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3 5 <text:s text:c="6"/>6 0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5.8240306" calcext:value-type="float">
            <text:p>825.8240306</text:p>
          </table:table-cell>
          <table:table-cell office:value-type="float" office:value="0.2563" calcext:value-type="float">
            <text:p>0.2563</text:p>
          </table:table-cell>
          <table:table-cell office:value-type="float" office:value="-3.8041" calcext:value-type="float">
            <text:p>-3.8041</text:p>
          </table:table-cell>
          <table:table-cell office:value-type="float" office:value="3" calcext:value-type="float">
            <text:p>3</text:p>
          </table:table-cell>
          <table:table-cell office:value-type="float" office:value="369.1071" calcext:value-type="float">
            <text:p>369.1071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3 7 <text:s text:c="5"/>181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62.29838" calcext:value-type="float">
            <text:p>862.29838</text:p>
          </table:table-cell>
          <table:table-cell office:value-type="float" office:value="0.256" calcext:value-type="float">
            <text:p>0.256</text:p>
          </table:table-cell>
          <table:table-cell office:value-type="float" office:value="-3.8007" calcext:value-type="float">
            <text:p>-3.8007</text:p>
          </table:table-cell>
          <table:table-cell office:value-type="float" office:value="3" calcext:value-type="float">
            <text:p>3</text:p>
          </table:table-cell>
          <table:table-cell office:value-type="float" office:value="387.2901" calcext:value-type="float">
            <text:p>387.2901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6 4 <text:s text:c="5"/>1817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6.216269" calcext:value-type="float">
            <text:p>786.216269</text:p>
          </table:table-cell>
          <table:table-cell office:value-type="float" office:value="0.1828" calcext:value-type="float">
            <text:p>0.1828</text:p>
          </table:table-cell>
          <table:table-cell office:value-type="float" office:value="-3.7967" calcext:value-type="float">
            <text:p>-3.7967</text:p>
          </table:table-cell>
          <table:table-cell office:value-type="float" office:value="3" calcext:value-type="float">
            <text:p>3</text:p>
          </table:table-cell>
          <table:table-cell office:value-type="float" office:value="353.6873" calcext:value-type="float">
            <text:p>353.6873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6 3 <text:s text:c="5"/>1717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6.1259322" calcext:value-type="float">
            <text:p>86.1259322</text:p>
          </table:table-cell>
          <table:table-cell office:value-type="float" office:value="0.0028" calcext:value-type="float">
            <text:p>0.0028</text:p>
          </table:table-cell>
          <table:table-cell office:value-type="float" office:value="-3.7959" calcext:value-type="float">
            <text:p>-3.7959</text:p>
          </table:table-cell>
          <table:table-cell office:value-type="float" office:value="3" calcext:value-type="float">
            <text:p>3</text:p>
          </table:table-cell>
          <table:table-cell office:value-type="float" office:value="224.1423" calcext:value-type="float">
            <text:p>224.1423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1 3 <text:s text:c="5"/>1410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13.4028539" calcext:value-type="float">
            <text:p>913.4028539</text:p>
          </table:table-cell>
          <table:table-cell office:value-type="float" office:value="0.0064" calcext:value-type="float">
            <text:p>0.0064</text:p>
          </table:table-cell>
          <table:table-cell office:value-type="float" office:value="-3.7903" calcext:value-type="float">
            <text:p>-3.7903</text:p>
          </table:table-cell>
          <table:table-cell office:value-type="float" office:value="3" calcext:value-type="float">
            <text:p>3</text:p>
          </table:table-cell>
          <table:table-cell office:value-type="float" office:value="91.6725" calcext:value-type="float">
            <text:p>91.672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1 <text:s text:c="6"/>9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5.2318909" calcext:value-type="float">
            <text:p>115.2318909</text:p>
          </table:table-cell>
          <table:table-cell office:value-type="float" office:value="0.0029" calcext:value-type="float">
            <text:p>0.0029</text:p>
          </table:table-cell>
          <table:table-cell office:value-type="float" office:value="-3.7887" calcext:value-type="float">
            <text:p>-3.7887</text:p>
          </table:table-cell>
          <table:table-cell office:value-type="float" office:value="3" calcext:value-type="float">
            <text:p>3</text:p>
          </table:table-cell>
          <table:table-cell office:value-type="float" office:value="38.0415" calcext:value-type="float">
            <text:p>38.0415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3 3 <text:s text:c="6"/>6 2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75.908599" calcext:value-type="float">
            <text:p>775.908599</text:p>
          </table:table-cell>
          <table:table-cell office:value-type="float" office:value="0.0088" calcext:value-type="float">
            <text:p>0.0088</text:p>
          </table:table-cell>
          <table:table-cell office:value-type="float" office:value="-3.7783" calcext:value-type="float">
            <text:p>-3.7783</text:p>
          </table:table-cell>
          <table:table-cell office:value-type="float" office:value="3" calcext:value-type="float">
            <text:p>3</text:p>
          </table:table-cell>
          <table:table-cell office:value-type="float" office:value="77.3089" calcext:value-type="float">
            <text:p>77.308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9 1 <text:s text:c="6"/>8 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5.047698" calcext:value-type="float">
            <text:p>185.047698</text:p>
          </table:table-cell>
          <table:table-cell office:value-type="float" office:value="0.02" calcext:value-type="float">
            <text:p>0.02</text:p>
          </table:table-cell>
          <table:table-cell office:value-type="float" office:value="-3.7726" calcext:value-type="float">
            <text:p>-3.7726</text:p>
          </table:table-cell>
          <table:table-cell office:value-type="float" office:value="3" calcext:value-type="float">
            <text:p>3</text:p>
          </table:table-cell>
          <table:table-cell office:value-type="float" office:value="26.8337" calcext:value-type="float">
            <text:p>26.8337</text:p>
          </table:table-cell>
          <table:table-cell office:value-type="float" office:value="13" calcext:value-type="float">
            <text:p>1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1 5 <text:s text:c="6"/>6 0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.3189654" calcext:value-type="float">
            <text:p>85.3189654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7709" calcext:value-type="float">
            <text:p>-3.7709</text:p>
          </table:table-cell>
          <table:table-cell office:value-type="float" office:value="3" calcext:value-type="float">
            <text:p>3</text:p>
          </table:table-cell>
          <table:table-cell office:value-type="float" office:value="164.7261" calcext:value-type="float">
            <text:p>164.726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9 3 <text:s text:c="5"/>12 8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3.9439084" calcext:value-type="float">
            <text:p>103.9439084</text:p>
          </table:table-cell>
          <table:table-cell office:value-type="float" office:value="0.0051" calcext:value-type="float">
            <text:p>0.0051</text:p>
          </table:table-cell>
          <table:table-cell office:value-type="float" office:value="-3.7681" calcext:value-type="float">
            <text:p>-3.7681</text:p>
          </table:table-cell>
          <table:table-cell office:value-type="float" office:value="3" calcext:value-type="float">
            <text:p>3</text:p>
          </table:table-cell>
          <table:table-cell office:value-type="float" office:value="292.1802" calcext:value-type="float">
            <text:p>292.1802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3 3 <text:s text:c="5"/>1612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68.6311008" calcext:value-type="float">
            <text:p>368.6311008</text:p>
          </table:table-cell>
          <table:table-cell office:value-type="float" office:value="0.0073" calcext:value-type="float">
            <text:p>0.0073</text:p>
          </table:table-cell>
          <table:table-cell office:value-type="float" office:value="-3.7678" calcext:value-type="float">
            <text:p>-3.7678</text:p>
          </table:table-cell>
          <table:table-cell office:value-type="float" office:value="3" calcext:value-type="float">
            <text:p>3</text:p>
          </table:table-cell>
          <table:table-cell office:value-type="float" office:value="247.8689" calcext:value-type="float">
            <text:p>247.8689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2 3 <text:s text:c="5"/>15 9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6638914" calcext:value-type="float">
            <text:p>755.6638914</text:p>
          </table:table-cell>
          <table:table-cell office:value-type="float" office:value="0.0087" calcext:value-type="float">
            <text:p>0.0087</text:p>
          </table:table-cell>
          <table:table-cell office:value-type="float" office:value="-3.7621" calcext:value-type="float">
            <text:p>-3.7621</text:p>
          </table:table-cell>
          <table:table-cell office:value-type="float" office:value="3" calcext:value-type="float">
            <text:p>3</text:p>
          </table:table-cell>
          <table:table-cell office:value-type="float" office:value="35.2166" calcext:value-type="float">
            <text:p>35.2166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2 6 <text:s text:c="6"/>7 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32.6893721" calcext:value-type="float">
            <text:p>432.6893721</text:p>
          </table:table-cell>
          <table:table-cell office:value-type="float" office:value="0.0101" calcext:value-type="float">
            <text:p>0.0101</text:p>
          </table:table-cell>
          <table:table-cell office:value-type="float" office:value="-3.7602" calcext:value-type="float">
            <text:p>-3.7602</text:p>
          </table:table-cell>
          <table:table-cell office:value-type="float" office:value="3" calcext:value-type="float">
            <text:p>3</text:p>
          </table:table-cell>
          <table:table-cell office:value-type="float" office:value="396.5715" calcext:value-type="float">
            <text:p>396.571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5 4 <text:s text:c="5"/>191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7.7677369" calcext:value-type="float">
            <text:p>107.7677369</text:p>
          </table:table-cell>
          <table:table-cell office:value-type="float" office:value="0.002" calcext:value-type="float">
            <text:p>0.002</text:p>
          </table:table-cell>
          <table:table-cell office:value-type="float" office:value="-3.7536" calcext:value-type="float">
            <text:p>-3.7536</text:p>
          </table:table-cell>
          <table:table-cell office:value-type="float" office:value="3" calcext:value-type="float">
            <text:p>3</text:p>
          </table:table-cell>
          <table:table-cell office:value-type="float" office:value="95.6739" calcext:value-type="float">
            <text:p>95.673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8 2 <text:s text:c="6"/>9 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9.888758" calcext:value-type="float">
            <text:p>249.888758</text:p>
          </table:table-cell>
          <table:table-cell office:value-type="float" office:value="0.06" calcext:value-type="float">
            <text:p>0.06</text:p>
          </table:table-cell>
          <table:table-cell office:value-type="float" office:value="-3.7458" calcext:value-type="float">
            <text:p>-3.7458</text:p>
          </table:table-cell>
          <table:table-cell office:value-type="float" office:value="3" calcext:value-type="float">
            <text:p>3</text:p>
          </table:table-cell>
          <table:table-cell office:value-type="float" office:value="468.5275" calcext:value-type="float">
            <text:p>468.5275</text:p>
          </table:table-cell>
          <table:table-cell office:value-type="float" office:value="41" calcext:value-type="float">
            <text:p>4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9 1 <text:s text:c="5"/>2018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.338894" calcext:value-type="float">
            <text:p>85.338894</text:p>
          </table:table-cell>
          <table:table-cell office:value-type="float" office:value="0.01" calcext:value-type="float">
            <text:p>0.01</text:p>
          </table:table-cell>
          <table:table-cell office:value-type="float" office:value="-3.7441" calcext:value-type="float">
            <text:p>-3.7441</text:p>
          </table:table-cell>
          <table:table-cell office:value-type="float" office:value="3" calcext:value-type="float">
            <text:p>3</text:p>
          </table:table-cell>
          <table:table-cell office:value-type="float" office:value="1.6332" calcext:value-type="float">
            <text:p>1.6332</text:p>
          </table:table-cell>
          <table:table-cell office:value-type="float" office:value="15" calcext:value-type="float">
            <text:p>1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2 1 2 <text:s text:c="6"/>1 0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7.546214" calcext:value-type="float">
            <text:p>117.546214</text:p>
          </table:table-cell>
          <table:table-cell office:value-type="float" office:value="0.026" calcext:value-type="float">
            <text:p>0.026</text:p>
          </table:table-cell>
          <table:table-cell office:value-type="float" office:value="-3.7378" calcext:value-type="float">
            <text:p>-3.7378</text:p>
          </table:table-cell>
          <table:table-cell office:value-type="float" office:value="3" calcext:value-type="float">
            <text:p>3</text:p>
          </table:table-cell>
          <table:table-cell office:value-type="float" office:value="4.4676" calcext:value-type="float">
            <text:p>4.4676</text:p>
          </table:table-cell>
          <table:table-cell office:value-type="float" office:value="7" calcext:value-type="float">
            <text:p>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3 1 3 <text:s text:c="6"/>2 0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2.642058" calcext:value-type="float">
            <text:p>122.642058</text:p>
          </table:table-cell>
          <table:table-cell office:value-type="float" office:value="0.02" calcext:value-type="float">
            <text:p>0.02</text:p>
          </table:table-cell>
          <table:table-cell office:value-type="float" office:value="-3.7336" calcext:value-type="float">
            <text:p>-3.7336</text:p>
          </table:table-cell>
          <table:table-cell office:value-type="float" office:value="3" calcext:value-type="float">
            <text:p>3</text:p>
          </table:table-cell>
          <table:table-cell office:value-type="float" office:value="170.3105" calcext:value-type="float">
            <text:p>170.3105</text:p>
          </table:table-cell>
          <table:table-cell office:value-type="float" office:value="25" calcext:value-type="float">
            <text:p>2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1 1 <text:s text:c="5"/>1210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46.880397" calcext:value-type="float">
            <text:p>746.880397</text:p>
          </table:table-cell>
          <table:table-cell office:value-type="float" office:value="0.1258" calcext:value-type="float">
            <text:p>0.1258</text:p>
          </table:table-cell>
          <table:table-cell office:value-type="float" office:value="-3.7316" calcext:value-type="float">
            <text:p>-3.7316</text:p>
          </table:table-cell>
          <table:table-cell office:value-type="float" office:value="3" calcext:value-type="float">
            <text:p>3</text:p>
          </table:table-cell>
          <table:table-cell office:value-type="float" office:value="314.2247" calcext:value-type="float">
            <text:p>314.224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5 2 <text:s text:c="5"/>1616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6.5117786" calcext:value-type="float">
            <text:p>856.5117786</text:p>
          </table:table-cell>
          <table:table-cell office:value-type="float" office:value="0.0109" calcext:value-type="float">
            <text:p>0.0109</text:p>
          </table:table-cell>
          <table:table-cell office:value-type="float" office:value="-3.7275" calcext:value-type="float">
            <text:p>-3.7275</text:p>
          </table:table-cell>
          <table:table-cell office:value-type="float" office:value="3" calcext:value-type="float">
            <text:p>3</text:p>
          </table:table-cell>
          <table:table-cell office:value-type="float" office:value="44.7167" calcext:value-type="float">
            <text:p>44.7167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3 7 <text:s text:c="6"/>8 0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91.5001012" calcext:value-type="float">
            <text:p>491.5001012</text:p>
          </table:table-cell>
          <table:table-cell office:value-type="float" office:value="0.0076" calcext:value-type="float">
            <text:p>0.0076</text:p>
          </table:table-cell>
          <table:table-cell office:value-type="float" office:value="-3.7253" calcext:value-type="float">
            <text:p>-3.7253</text:p>
          </table:table-cell>
          <table:table-cell office:value-type="float" office:value="3" calcext:value-type="float">
            <text:p>3</text:p>
          </table:table-cell>
          <table:table-cell office:value-type="float" office:value="122.1403" calcext:value-type="float">
            <text:p>122.1403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4 <text:s text:c="5"/>10 9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32.6011223" calcext:value-type="float">
            <text:p>432.6011223</text:p>
          </table:table-cell>
          <table:table-cell office:value-type="float" office:value="0.0107" calcext:value-type="float">
            <text:p>0.0107</text:p>
          </table:table-cell>
          <table:table-cell office:value-type="float" office:value="-3.7253" calcext:value-type="float">
            <text:p>-3.7253</text:p>
          </table:table-cell>
          <table:table-cell office:value-type="float" office:value="3" calcext:value-type="float">
            <text:p>3</text:p>
          </table:table-cell>
          <table:table-cell office:value-type="float" office:value="487.4019" calcext:value-type="float">
            <text:p>487.4019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7 4 <text:s text:c="5"/>211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4.9908379" calcext:value-type="float">
            <text:p>104.9908379</text:p>
          </table:table-cell>
          <table:table-cell office:value-type="float" office:value="0.0032" calcext:value-type="float">
            <text:p>0.0032</text:p>
          </table:table-cell>
          <table:table-cell office:value-type="float" office:value="-3.7246" calcext:value-type="float">
            <text:p>-3.7246</text:p>
          </table:table-cell>
          <table:table-cell office:value-type="float" office:value="3" calcext:value-type="float">
            <text:p>3</text:p>
          </table:table-cell>
          <table:table-cell office:value-type="float" office:value="288.6781" calcext:value-type="float">
            <text:p>288.6781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2 4 <text:s text:c="5"/>161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37.243878" calcext:value-type="float">
            <text:p>137.243878</text:p>
          </table:table-cell>
          <table:table-cell office:value-type="float" office:value="0.02" calcext:value-type="float">
            <text:p>0.02</text:p>
          </table:table-cell>
          <table:table-cell office:value-type="float" office:value="-3.7219" calcext:value-type="float">
            <text:p>-3.7219</text:p>
          </table:table-cell>
          <table:table-cell office:value-type="float" office:value="3" calcext:value-type="float">
            <text:p>3</text:p>
          </table:table-cell>
          <table:table-cell office:value-type="float" office:value="369.1071" calcext:value-type="float">
            <text:p>369.1071</text:p>
          </table:table-cell>
          <table:table-cell office:value-type="float" office:value="37" calcext:value-type="float">
            <text:p>3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5 3 <text:s text:c="5"/>181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2.8135178" calcext:value-type="float">
            <text:p>112.8135178</text:p>
          </table:table-cell>
          <table:table-cell office:value-type="float" office:value="0.0049" calcext:value-type="float">
            <text:p>0.0049</text:p>
          </table:table-cell>
          <table:table-cell office:value-type="float" office:value="-3.7209" calcext:value-type="float">
            <text:p>-3.7209</text:p>
          </table:table-cell>
          <table:table-cell office:value-type="float" office:value="3" calcext:value-type="float">
            <text:p>3</text:p>
          </table:table-cell>
          <table:table-cell office:value-type="float" office:value="227.0151" calcext:value-type="float">
            <text:p>227.0151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2 2 <text:s text:c="5"/>1411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5.9751825" calcext:value-type="float">
            <text:p>95.97518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-3.7193" calcext:value-type="float">
            <text:p>-3.7193</text:p>
          </table:table-cell>
          <table:table-cell office:value-type="float" office:value="3" calcext:value-type="float">
            <text:p>3</text:p>
          </table:table-cell>
          <table:table-cell office:value-type="float" office:value="113.8264" calcext:value-type="float">
            <text:p>113.8264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7 3 <text:s text:c="5"/>10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69.3123942" calcext:value-type="float">
            <text:p>569.3123942</text:p>
          </table:table-cell>
          <table:table-cell office:value-type="float" office:value="0.0177" calcext:value-type="float">
            <text:p>0.0177</text:p>
          </table:table-cell>
          <table:table-cell office:value-type="float" office:value="-3.7193" calcext:value-type="float">
            <text:p>-3.7193</text:p>
          </table:table-cell>
          <table:table-cell office:value-type="float" office:value="3" calcext:value-type="float">
            <text:p>3</text:p>
          </table:table-cell>
          <table:table-cell office:value-type="float" office:value="170.3105" calcext:value-type="float">
            <text:p>170.3105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9 5 <text:s text:c="5"/>1210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0.4515623" calcext:value-type="float">
            <text:p>830.4515623</text:p>
          </table:table-cell>
          <table:table-cell office:value-type="float" office:value="0.1818" calcext:value-type="float">
            <text:p>0.1818</text:p>
          </table:table-cell>
          <table:table-cell office:value-type="float" office:value="-3.7175" calcext:value-type="float">
            <text:p>-3.7175</text:p>
          </table:table-cell>
          <table:table-cell office:value-type="float" office:value="3" calcext:value-type="float">
            <text:p>3</text:p>
          </table:table-cell>
          <table:table-cell office:value-type="float" office:value="345.9842" calcext:value-type="float">
            <text:p>345.9842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5 3 <text:s text:c="5"/>171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99.9952495" calcext:value-type="float">
            <text:p>399.9952495</text:p>
          </table:table-cell>
          <table:table-cell office:value-type="float" office:value="0.0105" calcext:value-type="float">
            <text:p>0.0105</text:p>
          </table:table-cell>
          <table:table-cell office:value-type="float" office:value="-3.7151" calcext:value-type="float">
            <text:p>-3.7151</text:p>
          </table:table-cell>
          <table:table-cell office:value-type="float" office:value="3" calcext:value-type="float">
            <text:p>3</text:p>
          </table:table-cell>
          <table:table-cell office:value-type="float" office:value="402.9033" calcext:value-type="float">
            <text:p>402.9033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6 3 <text:s text:c="5"/>191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05.8317824" calcext:value-type="float">
            <text:p>305.8317824</text:p>
          </table:table-cell>
          <table:table-cell office:value-type="float" office:value="0.0052" calcext:value-type="float">
            <text:p>0.0052</text:p>
          </table:table-cell>
          <table:table-cell office:value-type="float" office:value="-3.714" calcext:value-type="float">
            <text:p>-3.714</text:p>
          </table:table-cell>
          <table:table-cell office:value-type="float" office:value="3" calcext:value-type="float">
            <text:p>3</text:p>
          </table:table-cell>
          <table:table-cell office:value-type="float" office:value="189.1633" calcext:value-type="float">
            <text:p>189.1633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1 2 <text:s text:c="5"/>13 8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0.031336" calcext:value-type="float">
            <text:p>550.031336</text:p>
          </table:table-cell>
          <table:table-cell office:value-type="float" office:value="0.0315" calcext:value-type="float">
            <text:p>0.0315</text:p>
          </table:table-cell>
          <table:table-cell office:value-type="float" office:value="-3.7079" calcext:value-type="float">
            <text:p>-3.7079</text:p>
          </table:table-cell>
          <table:table-cell office:value-type="float" office:value="3" calcext:value-type="float">
            <text:p>3</text:p>
          </table:table-cell>
          <table:table-cell office:value-type="float" office:value="196.1635" calcext:value-type="float">
            <text:p>196.1635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9 6 <text:s text:c="5"/>131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34.5833132" calcext:value-type="float">
            <text:p>334.5833132</text:p>
          </table:table-cell>
          <table:table-cell office:value-type="float" office:value="0.0075" calcext:value-type="float">
            <text:p>0.0075</text:p>
          </table:table-cell>
          <table:table-cell office:value-type="float" office:value="-3.7071" calcext:value-type="float">
            <text:p>-3.7071</text:p>
          </table:table-cell>
          <table:table-cell office:value-type="float" office:value="3" calcext:value-type="float">
            <text:p>3</text:p>
          </table:table-cell>
          <table:table-cell office:value-type="float" office:value="253.3892" calcext:value-type="float">
            <text:p>253.3892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3 2 <text:s text:c="5"/>151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7.4838271" calcext:value-type="float">
            <text:p>347.483827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3.7069" calcext:value-type="float">
            <text:p>-3.7069</text:p>
          </table:table-cell>
          <table:table-cell office:value-type="float" office:value="3" calcext:value-type="float">
            <text:p>3</text:p>
          </table:table-cell>
          <table:table-cell office:value-type="float" office:value="63.9328" calcext:value-type="float">
            <text:p>63.932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6 3 <text:s text:c="6"/>7 7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.656431" calcext:value-type="float">
            <text:p>85.656431</text:p>
          </table:table-cell>
          <table:table-cell office:value-type="float" office:value="0.017" calcext:value-type="float">
            <text:p>0.017</text:p>
          </table:table-cell>
          <table:table-cell office:value-type="float" office:value="-3.7068" calcext:value-type="float">
            <text:p>-3.7068</text:p>
          </table:table-cell>
          <table:table-cell office:value-type="float" office:value="3" calcext:value-type="float">
            <text:p>3</text:p>
          </table:table-cell>
          <table:table-cell office:value-type="float" office:value="17.3465" calcext:value-type="float">
            <text:p>17.3465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3 2 <text:s text:c="6"/>4 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7.436348" calcext:value-type="float">
            <text:p>177.436348</text:p>
          </table:table-cell>
          <table:table-cell office:value-type="float" office:value="0.02" calcext:value-type="float">
            <text:p>0.02</text:p>
          </table:table-cell>
          <table:table-cell office:value-type="float" office:value="-3.7029" calcext:value-type="float">
            <text:p>-3.7029</text:p>
          </table:table-cell>
          <table:table-cell office:value-type="float" office:value="3" calcext:value-type="float">
            <text:p>3</text:p>
          </table:table-cell>
          <table:table-cell office:value-type="float" office:value="455.2389" calcext:value-type="float">
            <text:p>455.2389</text:p>
          </table:table-cell>
          <table:table-cell office:value-type="float" office:value="41" calcext:value-type="float">
            <text:p>4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7 3 <text:s text:c="5"/>201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02.4077294" calcext:value-type="float">
            <text:p>402.4077294</text:p>
          </table:table-cell>
          <table:table-cell office:value-type="float" office:value="0.0066" calcext:value-type="float">
            <text:p>0.0066</text:p>
          </table:table-cell>
          <table:table-cell office:value-type="float" office:value="-3.7019" calcext:value-type="float">
            <text:p>-3.7019</text:p>
          </table:table-cell>
          <table:table-cell office:value-type="float" office:value="3" calcext:value-type="float">
            <text:p>3</text:p>
          </table:table-cell>
          <table:table-cell office:value-type="float" office:value="63.886" calcext:value-type="float">
            <text:p>63.886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6 2 <text:s text:c="6"/>7 7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5.6251003" calcext:value-type="float">
            <text:p>235.6251003</text:p>
          </table:table-cell>
          <table:table-cell office:value-type="float" office:value="0.01" calcext:value-type="float">
            <text:p>0.01</text:p>
          </table:table-cell>
          <table:table-cell office:value-type="float" office:value="-3.7019" calcext:value-type="float">
            <text:p>-3.7019</text:p>
          </table:table-cell>
          <table:table-cell office:value-type="float" office:value="3" calcext:value-type="float">
            <text:p>3</text:p>
          </table:table-cell>
          <table:table-cell office:value-type="float" office:value="423.0561" calcext:value-type="float">
            <text:p>423.0561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8 2 <text:s text:c="5"/>191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8.2268682" calcext:value-type="float">
            <text:p>108.2268682</text:p>
          </table:table-cell>
          <table:table-cell office:value-type="float" office:value="0.0034" calcext:value-type="float">
            <text:p>0.0034</text:p>
          </table:table-cell>
          <table:table-cell office:value-type="float" office:value="-3.7018" calcext:value-type="float">
            <text:p>-3.7018</text:p>
          </table:table-cell>
          <table:table-cell office:value-type="float" office:value="3" calcext:value-type="float">
            <text:p>3</text:p>
          </table:table-cell>
          <table:table-cell office:value-type="float" office:value="71.5448" calcext:value-type="float">
            <text:p>71.5448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5 3 <text:s text:c="6"/>8 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7.6471221" calcext:value-type="float">
            <text:p>117.647122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6973" calcext:value-type="float">
            <text:p>-3.6973</text:p>
          </table:table-cell>
          <table:table-cell office:value-type="float" office:value="3" calcext:value-type="float">
            <text:p>3</text:p>
          </table:table-cell>
          <table:table-cell office:value-type="float" office:value="53.6982" calcext:value-type="float">
            <text:p>53.6982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5 3 <text:s text:c="6"/>7 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0.9546912" calcext:value-type="float">
            <text:p>150.9546912</text:p>
          </table:table-cell>
          <table:table-cell office:value-type="float" office:value="0.003" calcext:value-type="float">
            <text:p>0.003</text:p>
          </table:table-cell>
          <table:table-cell office:value-type="float" office:value="-3.692" calcext:value-type="float">
            <text:p>-3.692</text:p>
          </table:table-cell>
          <table:table-cell office:value-type="float" office:value="3" calcext:value-type="float">
            <text:p>3</text:p>
          </table:table-cell>
          <table:table-cell office:value-type="float" office:value="33.0062" calcext:value-type="float">
            <text:p>33.0062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2 4 <text:s text:c="6"/>6 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5.7961858" calcext:value-type="float">
            <text:p>415.7961858</text:p>
          </table:table-cell>
          <table:table-cell office:value-type="float" office:value="0.0039" calcext:value-type="float">
            <text:p>0.0039</text:p>
          </table:table-cell>
          <table:table-cell office:value-type="float" office:value="-3.6906" calcext:value-type="float">
            <text:p>-3.6906</text:p>
          </table:table-cell>
          <table:table-cell office:value-type="float" office:value="3" calcext:value-type="float">
            <text:p>3</text:p>
          </table:table-cell>
          <table:table-cell office:value-type="float" office:value="20.0324" calcext:value-type="float">
            <text:p>20.0324</text:p>
          </table:table-cell>
          <table:table-cell office:value-type="float" office:value="11" calcext:value-type="float">
            <text:p>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5 1 <text:s text:c="6"/>4 2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4.5086092" calcext:value-type="float">
            <text:p>704.5086092</text:p>
          </table:table-cell>
          <table:table-cell office:value-type="float" office:value="0.0832" calcext:value-type="float">
            <text:p>0.0832</text:p>
          </table:table-cell>
          <table:table-cell office:value-type="float" office:value="-3.677" calcext:value-type="float">
            <text:p>-3.677</text:p>
          </table:table-cell>
          <table:table-cell office:value-type="float" office:value="3" calcext:value-type="float">
            <text:p>3</text:p>
          </table:table-cell>
          <table:table-cell office:value-type="float" office:value="277.0878" calcext:value-type="float">
            <text:p>277.0878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4 3 <text:s text:c="5"/>1515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79.0205656" calcext:value-type="float">
            <text:p>779.0205656</text:p>
          </table:table-cell>
          <table:table-cell office:value-type="float" office:value="0.125" calcext:value-type="float">
            <text:p>0.125</text:p>
          </table:table-cell>
          <table:table-cell office:value-type="float" office:value="-3.673" calcext:value-type="float">
            <text:p>-3.673</text:p>
          </table:table-cell>
          <table:table-cell office:value-type="float" office:value="3" calcext:value-type="float">
            <text:p>3</text:p>
          </table:table-cell>
          <table:table-cell office:value-type="float" office:value="307.008" calcext:value-type="float">
            <text:p>307.008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4 4 <text:s text:c="5"/>1615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7.0115461" calcext:value-type="float">
            <text:p>127.0115461</text:p>
          </table:table-cell>
          <table:table-cell office:value-type="float" office:value="0.0031" calcext:value-type="float">
            <text:p>0.0031</text:p>
          </table:table-cell>
          <table:table-cell office:value-type="float" office:value="-3.6727" calcext:value-type="float">
            <text:p>-3.6727</text:p>
          </table:table-cell>
          <table:table-cell office:value-type="float" office:value="3" calcext:value-type="float">
            <text:p>3</text:p>
          </table:table-cell>
          <table:table-cell office:value-type="float" office:value="142.7631" calcext:value-type="float">
            <text:p>142.7631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0 2 <text:s text:c="5"/>11 9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20.3678054" calcext:value-type="float">
            <text:p>220.3678054</text:p>
          </table:table-cell>
          <table:table-cell office:value-type="float" office:value="0.0071" calcext:value-type="float">
            <text:p>0.0071</text:p>
          </table:table-cell>
          <table:table-cell office:value-type="float" office:value="-3.67" calcext:value-type="float">
            <text:p>-3.67</text:p>
          </table:table-cell>
          <table:table-cell office:value-type="float" office:value="3" calcext:value-type="float">
            <text:p>3</text:p>
          </table:table-cell>
          <table:table-cell office:value-type="float" office:value="379.9394" calcext:value-type="float">
            <text:p>379.939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7 1 <text:s text:c="5"/>181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7.731821" calcext:value-type="float">
            <text:p>117.731821</text:p>
          </table:table-cell>
          <table:table-cell office:value-type="float" office:value="0.009" calcext:value-type="float">
            <text:p>0.009</text:p>
          </table:table-cell>
          <table:table-cell office:value-type="float" office:value="-3.6696" calcext:value-type="float">
            <text:p>-3.6696</text:p>
          </table:table-cell>
          <table:table-cell office:value-type="float" office:value="3" calcext:value-type="float">
            <text:p>3</text:p>
          </table:table-cell>
          <table:table-cell office:value-type="float" office:value="13.4194" calcext:value-type="float">
            <text:p>13.4194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2 3 <text:s text:c="6"/>4 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5.5183032" calcext:value-type="float">
            <text:p>155.51830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3.6658" calcext:value-type="float">
            <text:p>-3.6658</text:p>
          </table:table-cell>
          <table:table-cell office:value-type="float" office:value="3" calcext:value-type="float">
            <text:p>3</text:p>
          </table:table-cell>
          <table:table-cell office:value-type="float" office:value="6.0272" calcext:value-type="float">
            <text:p>6.0272</text:p>
          </table:table-cell>
          <table:table-cell office:value-type="float" office:value="7" calcext:value-type="float">
            <text:p>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3 2 2 <text:s text:c="6"/>2 1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4.2221505" calcext:value-type="float">
            <text:p>244.2221505</text:p>
          </table:table-cell>
          <table:table-cell office:value-type="float" office:value="0.0042" calcext:value-type="float">
            <text:p>0.0042</text:p>
          </table:table-cell>
          <table:table-cell office:value-type="float" office:value="-3.6608" calcext:value-type="float">
            <text:p>-3.6608</text:p>
          </table:table-cell>
          <table:table-cell office:value-type="float" office:value="3" calcext:value-type="float">
            <text:p>3</text:p>
          </table:table-cell>
          <table:table-cell office:value-type="float" office:value="4.4798" calcext:value-type="float">
            <text:p>4.4798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3 2 1 <text:s text:c="6"/>2 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20.9464705" calcext:value-type="float">
            <text:p>220.9464705</text:p>
          </table:table-cell>
          <table:table-cell office:value-type="float" office:value="0.0074" calcext:value-type="float">
            <text:p>0.0074</text:p>
          </table:table-cell>
          <table:table-cell office:value-type="float" office:value="-3.6606" calcext:value-type="float">
            <text:p>-3.6606</text:p>
          </table:table-cell>
          <table:table-cell office:value-type="float" office:value="3" calcext:value-type="float">
            <text:p>3</text:p>
          </table:table-cell>
          <table:table-cell office:value-type="float" office:value="461.1575" calcext:value-type="float">
            <text:p>461.1575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 2 <text:s text:c="5"/>201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0503824" calcext:value-type="float">
            <text:p>587.0503824</text:p>
          </table:table-cell>
          <table:table-cell office:value-type="float" office:value="0.0053" calcext:value-type="float">
            <text:p>0.0053</text:p>
          </table:table-cell>
          <table:table-cell office:value-type="float" office:value="-3.6498" calcext:value-type="float">
            <text:p>-3.6498</text:p>
          </table:table-cell>
          <table:table-cell office:value-type="float" office:value="3" calcext:value-type="float">
            <text:p>3</text:p>
          </table:table-cell>
          <table:table-cell office:value-type="float" office:value="44.3041" calcext:value-type="float">
            <text:p>44.3041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7 1 <text:s text:c="6"/>6 4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7.643662" calcext:value-type="float">
            <text:p>157.643662</text:p>
          </table:table-cell>
          <table:table-cell office:value-type="float" office:value="0.0049" calcext:value-type="float">
            <text:p>0.0049</text:p>
          </table:table-cell>
          <table:table-cell office:value-type="float" office:value="-3.6487" calcext:value-type="float">
            <text:p>-3.6487</text:p>
          </table:table-cell>
          <table:table-cell office:value-type="float" office:value="3" calcext:value-type="float">
            <text:p>3</text:p>
          </table:table-cell>
          <table:table-cell office:value-type="float" office:value="230.7782" calcext:value-type="float">
            <text:p>230.7782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3 1 <text:s text:c="5"/>1412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4.788926" calcext:value-type="float">
            <text:p>204.788926</text:p>
          </table:table-cell>
          <table:table-cell office:value-type="float" office:value="0.03" calcext:value-type="float">
            <text:p>0.03</text:p>
          </table:table-cell>
          <table:table-cell office:value-type="float" office:value="-3.6462" calcext:value-type="float">
            <text:p>-3.6462</text:p>
          </table:table-cell>
          <table:table-cell office:value-type="float" office:value="3" calcext:value-type="float">
            <text:p>3</text:p>
          </table:table-cell>
          <table:table-cell office:value-type="float" office:value="13.2014" calcext:value-type="float">
            <text:p>13.2014</text:p>
          </table:table-cell>
          <table:table-cell office:value-type="float" office:value="9" calcext:value-type="float">
            <text:p>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2 2 <text:s text:c="6"/>3 3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70.4588021" calcext:value-type="float">
            <text:p>370.4588021</text:p>
          </table:table-cell>
          <table:table-cell office:value-type="float" office:value="0.0079" calcext:value-type="float">
            <text:p>0.0079</text:p>
          </table:table-cell>
          <table:table-cell office:value-type="float" office:value="-3.6457" calcext:value-type="float">
            <text:p>-3.6457</text:p>
          </table:table-cell>
          <table:table-cell office:value-type="float" office:value="3" calcext:value-type="float">
            <text:p>3</text:p>
          </table:table-cell>
          <table:table-cell office:value-type="float" office:value="321.1274" calcext:value-type="float">
            <text:p>321.1274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4 3 <text:s text:c="5"/>171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8.732732" calcext:value-type="float">
            <text:p>218.732732</text:p>
          </table:table-cell>
          <table:table-cell office:value-type="float" office:value="0.018" calcext:value-type="float">
            <text:p>0.018</text:p>
          </table:table-cell>
          <table:table-cell office:value-type="float" office:value="-3.6423" calcext:value-type="float">
            <text:p>-3.6423</text:p>
          </table:table-cell>
          <table:table-cell office:value-type="float" office:value="3" calcext:value-type="float">
            <text:p>3</text:p>
          </table:table-cell>
          <table:table-cell office:value-type="float" office:value="35.2166" calcext:value-type="float">
            <text:p>35.2166</text:p>
          </table:table-cell>
          <table:table-cell office:value-type="float" office:value="15" calcext:value-type="float">
            <text:p>1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2 6 <text:s text:c="6"/>7 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38.548221" calcext:value-type="float">
            <text:p>138.548221</text:p>
          </table:table-cell>
          <table:table-cell office:value-type="float" office:value="0.02" calcext:value-type="float">
            <text:p>0.02</text:p>
          </table:table-cell>
          <table:table-cell office:value-type="float" office:value="-3.6409" calcext:value-type="float">
            <text:p>-3.6409</text:p>
          </table:table-cell>
          <table:table-cell office:value-type="float" office:value="3" calcext:value-type="float">
            <text:p>3</text:p>
          </table:table-cell>
          <table:table-cell office:value-type="float" office:value="360.9621" calcext:value-type="float">
            <text:p>360.9621</text:p>
          </table:table-cell>
          <table:table-cell office:value-type="float" office:value="37" calcext:value-type="float">
            <text:p>3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3 5 <text:s text:c="5"/>181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6.686948" calcext:value-type="float">
            <text:p>206.686948</text:p>
          </table:table-cell>
          <table:table-cell office:value-type="float" office:value="0.02" calcext:value-type="float">
            <text:p>0.02</text:p>
          </table:table-cell>
          <table:table-cell office:value-type="float" office:value="-3.6407" calcext:value-type="float">
            <text:p>-3.6407</text:p>
          </table:table-cell>
          <table:table-cell office:value-type="float" office:value="3" calcext:value-type="float">
            <text:p>3</text:p>
          </table:table-cell>
          <table:table-cell office:value-type="float" office:value="339.0899" calcext:value-type="float">
            <text:p>339.0899</text:p>
          </table:table-cell>
          <table:table-cell office:value-type="float" office:value="35" calcext:value-type="float">
            <text:p>3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6 2 <text:s text:c="5"/>171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0.6428758" calcext:value-type="float">
            <text:p>150.6428758</text:p>
          </table:table-cell>
          <table:table-cell office:value-type="float" office:value="0.005" calcext:value-type="float">
            <text:p>0.005</text:p>
          </table:table-cell>
          <table:table-cell office:value-type="float" office:value="-3.639" calcext:value-type="float">
            <text:p>-3.639</text:p>
          </table:table-cell>
          <table:table-cell office:value-type="float" office:value="3" calcext:value-type="float">
            <text:p>3</text:p>
          </table:table-cell>
          <table:table-cell office:value-type="float" office:value="295.6474" calcext:value-type="float">
            <text:p>295.6474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4 2 <text:s text:c="5"/>161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9.9379342" calcext:value-type="float">
            <text:p>189.937934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3.6335" calcext:value-type="float">
            <text:p>-3.6335</text:p>
          </table:table-cell>
          <table:table-cell office:value-type="float" office:value="3" calcext:value-type="float">
            <text:p>3</text:p>
          </table:table-cell>
          <table:table-cell office:value-type="float" office:value="300.6723" calcext:value-type="float">
            <text:p>300.6723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5 1 <text:s text:c="5"/>1614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1.1070986" calcext:value-type="float">
            <text:p>151.1070986</text:p>
          </table:table-cell>
          <table:table-cell office:value-type="float" office:value="0.0043" calcext:value-type="float">
            <text:p>0.0043</text:p>
          </table:table-cell>
          <table:table-cell office:value-type="float" office:value="-3.6256" calcext:value-type="float">
            <text:p>-3.6256</text:p>
          </table:table-cell>
          <table:table-cell office:value-type="float" office:value="3" calcext:value-type="float">
            <text:p>3</text:p>
          </table:table-cell>
          <table:table-cell office:value-type="float" office:value="198.9796" calcext:value-type="float">
            <text:p>198.9796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2 2 <text:s text:c="5"/>1311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98.525779" calcext:value-type="float">
            <text:p>198.525779</text:p>
          </table:table-cell>
          <table:table-cell office:value-type="float" office:value="0.02" calcext:value-type="float">
            <text:p>0.02</text:p>
          </table:table-cell>
          <table:table-cell office:value-type="float" office:value="-3.6224" calcext:value-type="float">
            <text:p>-3.6224</text:p>
          </table:table-cell>
          <table:table-cell office:value-type="float" office:value="3" calcext:value-type="float">
            <text:p>3</text:p>
          </table:table-cell>
          <table:table-cell office:value-type="float" office:value="494.6182" calcext:value-type="float">
            <text:p>494.6182</text:p>
          </table:table-cell>
          <table:table-cell office:value-type="float" office:value="43" calcext:value-type="float">
            <text:p>4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7 5 <text:s text:c="5"/>2116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67.6941572" calcext:value-type="float">
            <text:p>667.6941572</text:p>
          </table:table-cell>
          <table:table-cell office:value-type="float" office:value="0.0528" calcext:value-type="float">
            <text:p>0.0528</text:p>
          </table:table-cell>
          <table:table-cell office:value-type="float" office:value="-3.6192" calcext:value-type="float">
            <text:p>-3.6192</text:p>
          </table:table-cell>
          <table:table-cell office:value-type="float" office:value="3" calcext:value-type="float">
            <text:p>3</text:p>
          </table:table-cell>
          <table:table-cell office:value-type="float" office:value="242.2778" calcext:value-type="float">
            <text:p>242.2778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3 2 <text:s text:c="5"/>1414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7.49964" calcext:value-type="float">
            <text:p>187.49964</text:p>
          </table:table-cell>
          <table:table-cell office:value-type="float" office:value="0.02" calcext:value-type="float">
            <text:p>0.02</text:p>
          </table:table-cell>
          <table:table-cell office:value-type="float" office:value="-3.6192" calcext:value-type="float">
            <text:p>-3.6192</text:p>
          </table:table-cell>
          <table:table-cell office:value-type="float" office:value="3" calcext:value-type="float">
            <text:p>3</text:p>
          </table:table-cell>
          <table:table-cell office:value-type="float" office:value="373.6851" calcext:value-type="float">
            <text:p>373.6851</text:p>
          </table:table-cell>
          <table:table-cell office:value-type="float" office:value="37" calcext:value-type="float">
            <text:p>3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6 2 <text:s text:c="5"/>181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8.197398" calcext:value-type="float">
            <text:p>178.197398</text:p>
          </table:table-cell>
          <table:table-cell office:value-type="float" office:value="0.02" calcext:value-type="float">
            <text:p>0.02</text:p>
          </table:table-cell>
          <table:table-cell office:value-type="float" office:value="-3.6148" calcext:value-type="float">
            <text:p>-3.6148</text:p>
          </table:table-cell>
          <table:table-cell office:value-type="float" office:value="3" calcext:value-type="float">
            <text:p>3</text:p>
          </table:table-cell>
          <table:table-cell office:value-type="float" office:value="264.4045" calcext:value-type="float">
            <text:p>264.4045</text:p>
          </table:table-cell>
          <table:table-cell office:value-type="float" office:value="31" calcext:value-type="float">
            <text:p>3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4 2 <text:s text:c="5"/>151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9.9411719" calcext:value-type="float">
            <text:p>209.9411719</text:p>
          </table:table-cell>
          <table:table-cell office:value-type="float" office:value="0.0058" calcext:value-type="float">
            <text:p>0.0058</text:p>
          </table:table-cell>
          <table:table-cell office:value-type="float" office:value="-3.6121" calcext:value-type="float">
            <text:p>-3.6121</text:p>
          </table:table-cell>
          <table:table-cell office:value-type="float" office:value="3" calcext:value-type="float">
            <text:p>3</text:p>
          </table:table-cell>
          <table:table-cell office:value-type="float" office:value="416.0533" calcext:value-type="float">
            <text:p>416.053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7 3 <text:s text:c="5"/>191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9.959163" calcext:value-type="float">
            <text:p>119.959163</text:p>
          </table:table-cell>
          <table:table-cell office:value-type="float" office:value="0.02" calcext:value-type="float">
            <text:p>0.02</text:p>
          </table:table-cell>
          <table:table-cell office:value-type="float" office:value="-3.6084" calcext:value-type="float">
            <text:p>-3.6084</text:p>
          </table:table-cell>
          <table:table-cell office:value-type="float" office:value="3" calcext:value-type="float">
            <text:p>3</text:p>
          </table:table-cell>
          <table:table-cell office:value-type="float" office:value="91.6725" calcext:value-type="float">
            <text:p>91.6725</text:p>
          </table:table-cell>
          <table:table-cell office:value-type="float" office:value="19" calcext:value-type="float">
            <text:p>1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7 3 <text:s text:c="6"/>9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7.8399034" calcext:value-type="float">
            <text:p>117.8399034</text:p>
          </table:table-cell>
          <table:table-cell office:value-type="float" office:value="0.004" calcext:value-type="float">
            <text:p>0.004</text:p>
          </table:table-cell>
          <table:table-cell office:value-type="float" office:value="-3.6054" calcext:value-type="float">
            <text:p>-3.6054</text:p>
          </table:table-cell>
          <table:table-cell office:value-type="float" office:value="3" calcext:value-type="float">
            <text:p>3</text:p>
          </table:table-cell>
          <table:table-cell office:value-type="float" office:value="220.2116" calcext:value-type="float">
            <text:p>220.2116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0 4 <text:s text:c="5"/>14 9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91.7433244" calcext:value-type="float">
            <text:p>691.7433244</text:p>
          </table:table-cell>
          <table:table-cell office:value-type="float" office:value="0.0522" calcext:value-type="float">
            <text:p>0.0522</text:p>
          </table:table-cell>
          <table:table-cell office:value-type="float" office:value="-3.5877" calcext:value-type="float">
            <text:p>-3.5877</text:p>
          </table:table-cell>
          <table:table-cell office:value-type="float" office:value="3" calcext:value-type="float">
            <text:p>3</text:p>
          </table:table-cell>
          <table:table-cell office:value-type="float" office:value="236.0366" calcext:value-type="float">
            <text:p>236.0366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2 4 <text:s text:c="5"/>1413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4.2401115" calcext:value-type="float">
            <text:p>354.2401115</text:p>
          </table:table-cell>
          <table:table-cell office:value-type="float" office:value="0.005" calcext:value-type="float">
            <text:p>0.005</text:p>
          </table:table-cell>
          <table:table-cell office:value-type="float" office:value="-3.5876" calcext:value-type="float">
            <text:p>-3.5876</text:p>
          </table:table-cell>
          <table:table-cell office:value-type="float" office:value="3" calcext:value-type="float">
            <text:p>3</text:p>
          </table:table-cell>
          <table:table-cell office:value-type="float" office:value="8.3875" calcext:value-type="float">
            <text:p>8.3875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3 2 <text:s text:c="6"/>3 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7466123" calcext:value-type="float">
            <text:p>621.7466123</text:p>
          </table:table-cell>
          <table:table-cell office:value-type="float" office:value="0.0319" calcext:value-type="float">
            <text:p>0.0319</text:p>
          </table:table-cell>
          <table:table-cell office:value-type="float" office:value="-3.5851" calcext:value-type="float">
            <text:p>-3.5851</text:p>
          </table:table-cell>
          <table:table-cell office:value-type="float" office:value="3" calcext:value-type="float">
            <text:p>3</text:p>
          </table:table-cell>
          <table:table-cell office:value-type="float" office:value="209.7978" calcext:value-type="float">
            <text:p>209.7978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2 3 <text:s text:c="5"/>1313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97.2167516" calcext:value-type="float">
            <text:p>597.2167516</text:p>
          </table:table-cell>
          <table:table-cell office:value-type="float" office:value="0.0175" calcext:value-type="float">
            <text:p>0.0175</text:p>
          </table:table-cell>
          <table:table-cell office:value-type="float" office:value="-3.5797" calcext:value-type="float">
            <text:p>-3.5797</text:p>
          </table:table-cell>
          <table:table-cell office:value-type="float" office:value="3" calcext:value-type="float">
            <text:p>3</text:p>
          </table:table-cell>
          <table:table-cell office:value-type="float" office:value="174.4014" calcext:value-type="float">
            <text:p>174.4014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0 4 <text:s text:c="5"/>1211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1.8521044" calcext:value-type="float">
            <text:p>311.8521044</text:p>
          </table:table-cell>
          <table:table-cell office:value-type="float" office:value="0.0047" calcext:value-type="float">
            <text:p>0.0047</text:p>
          </table:table-cell>
          <table:table-cell office:value-type="float" office:value="-3.5787" calcext:value-type="float">
            <text:p>-3.5787</text:p>
          </table:table-cell>
          <table:table-cell office:value-type="float" office:value="3" calcext:value-type="float">
            <text:p>3</text:p>
          </table:table-cell>
          <table:table-cell office:value-type="float" office:value="33.9018" calcext:value-type="float">
            <text:p>33.9018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4 2 <text:s text:c="6"/>5 5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0.279516" calcext:value-type="float">
            <text:p>180.279516</text:p>
          </table:table-cell>
          <table:table-cell office:value-type="float" office:value="0.02" calcext:value-type="float">
            <text:p>0.02</text:p>
          </table:table-cell>
          <table:table-cell office:value-type="float" office:value="-3.5784" calcext:value-type="float">
            <text:p>-3.5784</text:p>
          </table:table-cell>
          <table:table-cell office:value-type="float" office:value="3" calcext:value-type="float">
            <text:p>3</text:p>
          </table:table-cell>
          <table:table-cell office:value-type="float" office:value="440.9211" calcext:value-type="float">
            <text:p>440.9211</text:p>
          </table:table-cell>
          <table:table-cell office:value-type="float" office:value="41" calcext:value-type="float">
            <text:p>4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4 6 <text:s text:c="5"/>2013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3.1461502" calcext:value-type="float">
            <text:p>423.1461502</text:p>
          </table:table-cell>
          <table:table-cell office:value-type="float" office:value="0.0049" calcext:value-type="float">
            <text:p>0.0049</text:p>
          </table:table-cell>
          <table:table-cell office:value-type="float" office:value="-3.5747" calcext:value-type="float">
            <text:p>-3.5747</text:p>
          </table:table-cell>
          <table:table-cell office:value-type="float" office:value="3" calcext:value-type="float">
            <text:p>3</text:p>
          </table:table-cell>
          <table:table-cell office:value-type="float" office:value="17.3397" calcext:value-type="float">
            <text:p>17.3397</text:p>
          </table:table-cell>
          <table:table-cell office:value-type="float" office:value="11" calcext:value-type="float">
            <text:p>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4 2 <text:s text:c="6"/>4 1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8.8148414" calcext:value-type="float">
            <text:p>188.8148414</text:p>
          </table:table-cell>
          <table:table-cell office:value-type="float" office:value="0.0042" calcext:value-type="float">
            <text:p>0.0042</text:p>
          </table:table-cell>
          <table:table-cell office:value-type="float" office:value="-3.5744" calcext:value-type="float">
            <text:p>-3.5744</text:p>
          </table:table-cell>
          <table:table-cell office:value-type="float" office:value="3" calcext:value-type="float">
            <text:p>3</text:p>
          </table:table-cell>
          <table:table-cell office:value-type="float" office:value="409.7551" calcext:value-type="float">
            <text:p>409.7551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6 4 <text:s text:c="5"/>191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9.8225825" calcext:value-type="float">
            <text:p>829.8225825</text:p>
          </table:table-cell>
          <table:table-cell office:value-type="float" office:value="0.0074" calcext:value-type="float">
            <text:p>0.0074</text:p>
          </table:table-cell>
          <table:table-cell office:value-type="float" office:value="-3.5743" calcext:value-type="float">
            <text:p>-3.5743</text:p>
          </table:table-cell>
          <table:table-cell office:value-type="float" office:value="3" calcext:value-type="float">
            <text:p>3</text:p>
          </table:table-cell>
          <table:table-cell office:value-type="float" office:value="75.5237" calcext:value-type="float">
            <text:p>75.523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9 0 <text:s text:c="6"/>8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8.4409163" calcext:value-type="float">
            <text:p>758.4409163</text:p>
          </table:table-cell>
          <table:table-cell office:value-type="float" office:value="0.083" calcext:value-type="float">
            <text:p>0.083</text:p>
          </table:table-cell>
          <table:table-cell office:value-type="float" office:value="-3.5721" calcext:value-type="float">
            <text:p>-3.5721</text:p>
          </table:table-cell>
          <table:table-cell office:value-type="float" office:value="3" calcext:value-type="float">
            <text:p>3</text:p>
          </table:table-cell>
          <table:table-cell office:value-type="float" office:value="270.3485" calcext:value-type="float">
            <text:p>270.3485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3 3 <text:s text:c="5"/>1514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0.5846228" calcext:value-type="float">
            <text:p>150.5846228</text:p>
          </table:table-cell>
          <table:table-cell office:value-type="float" office:value="0.0028" calcext:value-type="float">
            <text:p>0.0028</text:p>
          </table:table-cell>
          <table:table-cell office:value-type="float" office:value="-3.57" calcext:value-type="float">
            <text:p>-3.57</text:p>
          </table:table-cell>
          <table:table-cell office:value-type="float" office:value="3" calcext:value-type="float">
            <text:p>3</text:p>
          </table:table-cell>
          <table:table-cell office:value-type="float" office:value="48.6752" calcext:value-type="float">
            <text:p>48.6752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4 4 <text:s text:c="6"/>7 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6.7539792" calcext:value-type="float">
            <text:p>126.7539792</text:p>
          </table:table-cell>
          <table:table-cell office:value-type="float" office:value="0.002" calcext:value-type="float">
            <text:p>0.002</text:p>
          </table:table-cell>
          <table:table-cell office:value-type="float" office:value="-3.5638" calcext:value-type="float">
            <text:p>-3.5638</text:p>
          </table:table-cell>
          <table:table-cell office:value-type="float" office:value="3" calcext:value-type="float">
            <text:p>3</text:p>
          </table:table-cell>
          <table:table-cell office:value-type="float" office:value="138.535" calcext:value-type="float">
            <text:p>138.535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9 3 <text:s text:c="5"/>11 8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2.77088" calcext:value-type="float">
            <text:p>182.77088</text:p>
          </table:table-cell>
          <table:table-cell office:value-type="float" office:value="0.02" calcext:value-type="float">
            <text:p>0.02</text:p>
          </table:table-cell>
          <table:table-cell office:value-type="float" office:value="-3.5622" calcext:value-type="float">
            <text:p>-3.5622</text:p>
          </table:table-cell>
          <table:table-cell office:value-type="float" office:value="3" calcext:value-type="float">
            <text:p>3</text:p>
          </table:table-cell>
          <table:table-cell office:value-type="float" office:value="332.9933" calcext:value-type="float">
            <text:p>332.9933</text:p>
          </table:table-cell>
          <table:table-cell office:value-type="float" office:value="35" calcext:value-type="float">
            <text:p>3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5 3 <text:s text:c="5"/>171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06.5780736" calcext:value-type="float">
            <text:p>306.5780736</text:p>
          </table:table-cell>
          <table:table-cell office:value-type="float" office:value="0.0047" calcext:value-type="float">
            <text:p>0.0047</text:p>
          </table:table-cell>
          <table:table-cell office:value-type="float" office:value="-3.5515" calcext:value-type="float">
            <text:p>-3.5515</text:p>
          </table:table-cell>
          <table:table-cell office:value-type="float" office:value="3" calcext:value-type="float">
            <text:p>3</text:p>
          </table:table-cell>
          <table:table-cell office:value-type="float" office:value="11.2147" calcext:value-type="float">
            <text:p>11.2147</text:p>
          </table:table-cell>
          <table:table-cell office:value-type="float" office:value="9" calcext:value-type="float">
            <text:p>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3 1 <text:s text:c="6"/>3 2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7.644919" calcext:value-type="float">
            <text:p>207.644919</text:p>
          </table:table-cell>
          <table:table-cell office:value-type="float" office:value="0.02" calcext:value-type="float">
            <text:p>0.02</text:p>
          </table:table-cell>
          <table:table-cell office:value-type="float" office:value="-3.5504" calcext:value-type="float">
            <text:p>-3.5504</text:p>
          </table:table-cell>
          <table:table-cell office:value-type="float" office:value="3" calcext:value-type="float">
            <text:p>3</text:p>
          </table:table-cell>
          <table:table-cell office:value-type="float" office:value="487.6919" calcext:value-type="float">
            <text:p>487.6919</text:p>
          </table:table-cell>
          <table:table-cell office:value-type="float" office:value="43" calcext:value-type="float">
            <text:p>4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6 6 <text:s text:c="5"/>2115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46.0830136" calcext:value-type="float">
            <text:p>446.0830136</text:p>
          </table:table-cell>
          <table:table-cell office:value-type="float" office:value="0.0077" calcext:value-type="float">
            <text:p>0.0077</text:p>
          </table:table-cell>
          <table:table-cell office:value-type="float" office:value="-3.5472" calcext:value-type="float">
            <text:p>-3.5472</text:p>
          </table:table-cell>
          <table:table-cell office:value-type="float" office:value="3" calcext:value-type="float">
            <text:p>3</text:p>
          </table:table-cell>
          <table:table-cell office:value-type="float" office:value="103.2036" calcext:value-type="float">
            <text:p>103.2036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8 3 <text:s text:c="6"/>9 9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70.1705644" calcext:value-type="float">
            <text:p>770.1705644</text:p>
          </table:table-cell>
          <table:table-cell office:value-type="float" office:value="0.125" calcext:value-type="float">
            <text:p>0.125</text:p>
          </table:table-cell>
          <table:table-cell office:value-type="float" office:value="-3.5438" calcext:value-type="float">
            <text:p>-3.5438</text:p>
          </table:table-cell>
          <table:table-cell office:value-type="float" office:value="3" calcext:value-type="float">
            <text:p>3</text:p>
          </table:table-cell>
          <table:table-cell office:value-type="float" office:value="295.6474" calcext:value-type="float">
            <text:p>295.6474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2 6 <text:s text:c="5"/>161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39.6201116" calcext:value-type="float">
            <text:p>139.6201116</text:p>
          </table:table-cell>
          <table:table-cell office:value-type="float" office:value="0.0026" calcext:value-type="float">
            <text:p>0.0026</text:p>
          </table:table-cell>
          <table:table-cell office:value-type="float" office:value="-3.5424" calcext:value-type="float">
            <text:p>-3.5424</text:p>
          </table:table-cell>
          <table:table-cell office:value-type="float" office:value="3" calcext:value-type="float">
            <text:p>3</text:p>
          </table:table-cell>
          <table:table-cell office:value-type="float" office:value="194.3224" calcext:value-type="float">
            <text:p>194.3224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1 3 <text:s text:c="5"/>1310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8.7055372" calcext:value-type="float">
            <text:p>158.7055372</text:p>
          </table:table-cell>
          <table:table-cell office:value-type="float" office:value="0.0034" calcext:value-type="float">
            <text:p>0.0034</text:p>
          </table:table-cell>
          <table:table-cell office:value-type="float" office:value="-3.5405" calcext:value-type="float">
            <text:p>-3.5405</text:p>
          </table:table-cell>
          <table:table-cell office:value-type="float" office:value="3" calcext:value-type="float">
            <text:p>3</text:p>
          </table:table-cell>
          <table:table-cell office:value-type="float" office:value="259.1107" calcext:value-type="float">
            <text:p>259.1107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3 3 <text:s text:c="5"/>1512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2.4098369" calcext:value-type="float">
            <text:p>252.4098369</text:p>
          </table:table-cell>
          <table:table-cell office:value-type="float" office:value="0.0055" calcext:value-type="float">
            <text:p>0.0055</text:p>
          </table:table-cell>
          <table:table-cell office:value-type="float" office:value="-3.5361" calcext:value-type="float">
            <text:p>-3.5361</text:p>
          </table:table-cell>
          <table:table-cell office:value-type="float" office:value="3" calcext:value-type="float">
            <text:p>3</text:p>
          </table:table-cell>
          <table:table-cell office:value-type="float" office:value="44.7167" calcext:value-type="float">
            <text:p>44.7167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1 7 <text:s text:c="6"/>8 0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36.430938" calcext:value-type="float">
            <text:p>536.430938</text:p>
          </table:table-cell>
          <table:table-cell office:value-type="float" office:value="0.012" calcext:value-type="float">
            <text:p>0.012</text:p>
          </table:table-cell>
          <table:table-cell office:value-type="float" office:value="-3.5319" calcext:value-type="float">
            <text:p>-3.5319</text:p>
          </table:table-cell>
          <table:table-cell office:value-type="float" office:value="3" calcext:value-type="float">
            <text:p>3</text:p>
          </table:table-cell>
          <table:table-cell office:value-type="float" office:value="151.8315" calcext:value-type="float">
            <text:p>151.8315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3 <text:s text:c="5"/>1111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4.745527" calcext:value-type="float">
            <text:p>184.745527</text:p>
          </table:table-cell>
          <table:table-cell office:value-type="float" office:value="0.02" calcext:value-type="float">
            <text:p>0.02</text:p>
          </table:table-cell>
          <table:table-cell office:value-type="float" office:value="-3.5297" calcext:value-type="float">
            <text:p>-3.5297</text:p>
          </table:table-cell>
          <table:table-cell office:value-type="float" office:value="3" calcext:value-type="float">
            <text:p>3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15" calcext:value-type="float">
            <text:p>1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3 5 <text:s text:c="6"/>7 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8.3309506" calcext:value-type="float">
            <text:p>838.3309506</text:p>
          </table:table-cell>
          <table:table-cell office:value-type="float" office:value="0.0064" calcext:value-type="float">
            <text:p>0.0064</text:p>
          </table:table-cell>
          <table:table-cell office:value-type="float" office:value="-3.5259" calcext:value-type="float">
            <text:p>-3.5259</text:p>
          </table:table-cell>
          <table:table-cell office:value-type="float" office:value="3" calcext:value-type="float">
            <text:p>3</text:p>
          </table:table-cell>
          <table:table-cell office:value-type="float" office:value="71.5749" calcext:value-type="float">
            <text:p>71.574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8 1 <text:s text:c="6"/>8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91.1356698" calcext:value-type="float">
            <text:p>591.1356698</text:p>
          </table:table-cell>
          <table:table-cell office:value-type="float" office:value="0.0191" calcext:value-type="float">
            <text:p>0.0191</text:p>
          </table:table-cell>
          <table:table-cell office:value-type="float" office:value="-3.5232" calcext:value-type="float">
            <text:p>-3.5232</text:p>
          </table:table-cell>
          <table:table-cell office:value-type="float" office:value="3" calcext:value-type="float">
            <text:p>3</text:p>
          </table:table-cell>
          <table:table-cell office:value-type="float" office:value="179.6466" calcext:value-type="float">
            <text:p>179.6466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1 2 <text:s text:c="5"/>1212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4.904155" calcext:value-type="float">
            <text:p>104.904155</text:p>
          </table:table-cell>
          <table:table-cell office:value-type="float" office:value="0.009" calcext:value-type="float">
            <text:p>0.009</text:p>
          </table:table-cell>
          <table:table-cell office:value-type="float" office:value="-3.5226" calcext:value-type="float">
            <text:p>-3.5226</text:p>
          </table:table-cell>
          <table:table-cell office:value-type="float" office:value="3" calcext:value-type="float">
            <text:p>3</text:p>
          </table:table-cell>
          <table:table-cell office:value-type="float" office:value="78.8727" calcext:value-type="float">
            <text:p>78.8727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8 1 <text:s text:c="6"/>8 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5.891212" calcext:value-type="float">
            <text:p>185.891212</text:p>
          </table:table-cell>
          <table:table-cell office:value-type="float" office:value="0.02" calcext:value-type="float">
            <text:p>0.02</text:p>
          </table:table-cell>
          <table:table-cell office:value-type="float" office:value="-3.5208" calcext:value-type="float">
            <text:p>-3.5208</text:p>
          </table:table-cell>
          <table:table-cell office:value-type="float" office:value="3" calcext:value-type="float">
            <text:p>3</text:p>
          </table:table-cell>
          <table:table-cell office:value-type="float" office:value="403.5544" calcext:value-type="float">
            <text:p>403.5544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5 5 <text:s text:c="5"/>191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69.748773" calcext:value-type="float">
            <text:p>169.748773</text:p>
          </table:table-cell>
          <table:table-cell office:value-type="float" office:value="0.02" calcext:value-type="float">
            <text:p>0.02</text:p>
          </table:table-cell>
          <table:table-cell office:value-type="float" office:value="-3.5144" calcext:value-type="float">
            <text:p>-3.5144</text:p>
          </table:table-cell>
          <table:table-cell office:value-type="float" office:value="3" calcext:value-type="float">
            <text:p>3</text:p>
          </table:table-cell>
          <table:table-cell office:value-type="float" office:value="327.3311" calcext:value-type="float">
            <text:p>327.3311</text:p>
          </table:table-cell>
          <table:table-cell office:value-type="float" office:value="35" calcext:value-type="float">
            <text:p>3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4 4 <text:s text:c="5"/>171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46.5288359" calcext:value-type="float">
            <text:p>746.5288359</text:p>
          </table:table-cell>
          <table:table-cell office:value-type="float" office:value="0.182" calcext:value-type="float">
            <text:p>0.182</text:p>
          </table:table-cell>
          <table:table-cell office:value-type="float" office:value="-3.5138" calcext:value-type="float">
            <text:p>-3.5138</text:p>
          </table:table-cell>
          <table:table-cell office:value-type="float" office:value="3" calcext:value-type="float">
            <text:p>3</text:p>
          </table:table-cell>
          <table:table-cell office:value-type="float" office:value="329.5126" calcext:value-type="float">
            <text:p>329.5126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2 7 <text:s text:c="5"/>171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9.8738163" calcext:value-type="float">
            <text:p>109.8738163</text:p>
          </table:table-cell>
          <table:table-cell office:value-type="float" office:value="0.0046" calcext:value-type="float">
            <text:p>0.0046</text:p>
          </table:table-cell>
          <table:table-cell office:value-type="float" office:value="-3.51" calcext:value-type="float">
            <text:p>-3.51</text:p>
          </table:table-cell>
          <table:table-cell office:value-type="float" office:value="3" calcext:value-type="float">
            <text:p>3</text:p>
          </table:table-cell>
          <table:table-cell office:value-type="float" office:value="99.5386" calcext:value-type="float">
            <text:p>99.5386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9 0 <text:s text:c="6"/>9 8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4.144163" calcext:value-type="float">
            <text:p>274.144163</text:p>
          </table:table-cell>
          <table:table-cell office:value-type="float" office:value="0.12" calcext:value-type="float">
            <text:p>0.12</text:p>
          </table:table-cell>
          <table:table-cell office:value-type="float" office:value="-3.5053" calcext:value-type="float">
            <text:p>-3.5053</text:p>
          </table:table-cell>
          <table:table-cell office:value-type="float" office:value="3" calcext:value-type="float">
            <text:p>3</text:p>
          </table:table-cell>
          <table:table-cell office:value-type="float" office:value="476.8626" calcext:value-type="float">
            <text:p>476.8626</text:p>
          </table:table-cell>
          <table:table-cell office:value-type="float" office:value="123" calcext:value-type="float">
            <text:p>1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20 1 <text:s text:c="5"/>201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44.9615802" calcext:value-type="float">
            <text:p>944.9615802</text:p>
          </table:table-cell>
          <table:table-cell office:value-type="float" office:value="0.6201" calcext:value-type="float">
            <text:p>0.6201</text:p>
          </table:table-cell>
          <table:table-cell office:value-type="float" office:value="-3.5053" calcext:value-type="float">
            <text:p>-3.5053</text:p>
          </table:table-cell>
          <table:table-cell office:value-type="float" office:value="3" calcext:value-type="float">
            <text:p>3</text:p>
          </table:table-cell>
          <table:table-cell office:value-type="float" office:value="497.1159" calcext:value-type="float">
            <text:p>497.1159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5 8 <text:s text:c="5"/>211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9.1507704" calcext:value-type="float">
            <text:p>149.1507704</text:p>
          </table:table-cell>
          <table:table-cell office:value-type="float" office:value="0.0029" calcext:value-type="float">
            <text:p>0.0029</text:p>
          </table:table-cell>
          <table:table-cell office:value-type="float" office:value="-3.5037" calcext:value-type="float">
            <text:p>-3.5037</text:p>
          </table:table-cell>
          <table:table-cell office:value-type="float" office:value="3" calcext:value-type="float">
            <text:p>3</text:p>
          </table:table-cell>
          <table:table-cell office:value-type="float" office:value="66.5697" calcext:value-type="float">
            <text:p>66.5697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4 4 <text:s text:c="6"/>8 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33.675079" calcext:value-type="float">
            <text:p>133.675079</text:p>
          </table:table-cell>
          <table:table-cell office:value-type="float" office:value="0.02" calcext:value-type="float">
            <text:p>0.02</text:p>
          </table:table-cell>
          <table:table-cell office:value-type="float" office:value="-3.5013" calcext:value-type="float">
            <text:p>-3.5013</text:p>
          </table:table-cell>
          <table:table-cell office:value-type="float" office:value="3" calcext:value-type="float">
            <text:p>3</text:p>
          </table:table-cell>
          <table:table-cell office:value-type="float" office:value="160.2672" calcext:value-type="float">
            <text:p>160.2672</text:p>
          </table:table-cell>
          <table:table-cell office:value-type="float" office:value="25" calcext:value-type="float">
            <text:p>2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8 4 <text:s text:c="5"/>12 7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01.4551012" calcext:value-type="float">
            <text:p>501.4551012</text:p>
          </table:table-cell>
          <table:table-cell office:value-type="float" office:value="0.0113" calcext:value-type="float">
            <text:p>0.0113</text:p>
          </table:table-cell>
          <table:table-cell office:value-type="float" office:value="-3.4821" calcext:value-type="float">
            <text:p>-3.4821</text:p>
          </table:table-cell>
          <table:table-cell office:value-type="float" office:value="3" calcext:value-type="float">
            <text:p>3</text:p>
          </table:table-cell>
          <table:table-cell office:value-type="float" office:value="143.6053" calcext:value-type="float">
            <text:p>143.6053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8 5 <text:s text:c="5"/>11 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45.7789593" calcext:value-type="float">
            <text:p>945.7789593</text:p>
          </table:table-cell>
          <table:table-cell office:value-type="float" office:value="0.4709" calcext:value-type="float">
            <text:p>0.4709</text:p>
          </table:table-cell>
          <table:table-cell office:value-type="float" office:value="-3.4772" calcext:value-type="float">
            <text:p>-3.4772</text:p>
          </table:table-cell>
          <table:table-cell office:value-type="float" office:value="3" calcext:value-type="float">
            <text:p>3</text:p>
          </table:table-cell>
          <table:table-cell office:value-type="float" office:value="476.8626" calcext:value-type="float">
            <text:p>476.8626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8 3 <text:s text:c="5"/>201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7.570138" calcext:value-type="float">
            <text:p>157.570138</text:p>
          </table:table-cell>
          <table:table-cell office:value-type="float" office:value="0.0049" calcext:value-type="float">
            <text:p>0.0049</text:p>
          </table:table-cell>
          <table:table-cell office:value-type="float" office:value="-3.4747" calcext:value-type="float">
            <text:p>-3.4747</text:p>
          </table:table-cell>
          <table:table-cell office:value-type="float" office:value="3" calcext:value-type="float">
            <text:p>3</text:p>
          </table:table-cell>
          <table:table-cell office:value-type="float" office:value="283.4221" calcext:value-type="float">
            <text:p>283.4221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1 5 <text:s text:c="5"/>1610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4426293" calcext:value-type="float">
            <text:p>452.4426293</text:p>
          </table:table-cell>
          <table:table-cell office:value-type="float" office:value="0.0059" calcext:value-type="float">
            <text:p>0.0059</text:p>
          </table:table-cell>
          <table:table-cell office:value-type="float" office:value="-3.4716" calcext:value-type="float">
            <text:p>-3.4716</text:p>
          </table:table-cell>
          <table:table-cell office:value-type="float" office:value="3" calcext:value-type="float">
            <text:p>3</text:p>
          </table:table-cell>
          <table:table-cell office:value-type="float" office:value="13.4194" calcext:value-type="float">
            <text:p>13.4194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2 3 <text:s text:c="6"/>4 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.3440819" calcext:value-type="float">
            <text:p>90.3440819</text:p>
          </table:table-cell>
          <table:table-cell office:value-type="float" office:value="0.0018" calcext:value-type="float">
            <text:p>0.0018</text:p>
          </table:table-cell>
          <table:table-cell office:value-type="float" office:value="-3.4688" calcext:value-type="float">
            <text:p>-3.4688</text:p>
          </table:table-cell>
          <table:table-cell office:value-type="float" office:value="3" calcext:value-type="float">
            <text:p>3</text:p>
          </table:table-cell>
          <table:table-cell office:value-type="float" office:value="41.9623" calcext:value-type="float">
            <text:p>41.962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5 2 <text:s text:c="6"/>6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7.0243053" calcext:value-type="float">
            <text:p>157.0243053</text:p>
          </table:table-cell>
          <table:table-cell office:value-type="float" office:value="0.0028" calcext:value-type="float">
            <text:p>0.0028</text:p>
          </table:table-cell>
          <table:table-cell office:value-type="float" office:value="-3.4685" calcext:value-type="float">
            <text:p>-3.4685</text:p>
          </table:table-cell>
          <table:table-cell office:value-type="float" office:value="3" calcext:value-type="float">
            <text:p>3</text:p>
          </table:table-cell>
          <table:table-cell office:value-type="float" office:value="253.8729" calcext:value-type="float">
            <text:p>253.8729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2 4 <text:s text:c="5"/>151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3.851344" calcext:value-type="float">
            <text:p>893.851344</text:p>
          </table:table-cell>
          <table:table-cell office:value-type="float" office:value="0.2558" calcext:value-type="float">
            <text:p>0.2558</text:p>
          </table:table-cell>
          <table:table-cell office:value-type="float" office:value="-3.4633" calcext:value-type="float">
            <text:p>-3.4633</text:p>
          </table:table-cell>
          <table:table-cell office:value-type="float" office:value="3" calcext:value-type="float">
            <text:p>3</text:p>
          </table:table-cell>
          <table:table-cell office:value-type="float" office:value="379.9394" calcext:value-type="float">
            <text:p>379.9394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5 5 <text:s text:c="5"/>181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7.6952905" calcext:value-type="float">
            <text:p>517.6952905</text:p>
          </table:table-cell>
          <table:table-cell office:value-type="float" office:value="0.0058" calcext:value-type="float">
            <text:p>0.0058</text:p>
          </table:table-cell>
          <table:table-cell office:value-type="float" office:value="-3.4613" calcext:value-type="float">
            <text:p>-3.4613</text:p>
          </table:table-cell>
          <table:table-cell office:value-type="float" office:value="3" calcext:value-type="float">
            <text:p>3</text:p>
          </table:table-cell>
          <table:table-cell office:value-type="float" office:value="24.6168" calcext:value-type="float">
            <text:p>24.6168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3 3 <text:s text:c="6"/>5 2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1.3438779" calcext:value-type="float">
            <text:p>151.3438779</text:p>
          </table:table-cell>
          <table:table-cell office:value-type="float" office:value="0.0032" calcext:value-type="float">
            <text:p>0.0032</text:p>
          </table:table-cell>
          <table:table-cell office:value-type="float" office:value="-3.4586" calcext:value-type="float">
            <text:p>-3.4586</text:p>
          </table:table-cell>
          <table:table-cell office:value-type="float" office:value="3" calcext:value-type="float">
            <text:p>3</text:p>
          </table:table-cell>
          <table:table-cell office:value-type="float" office:value="19.5679" calcext:value-type="float">
            <text:p>19.5679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1 4 <text:s text:c="6"/>5 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4.3060037" calcext:value-type="float">
            <text:p>144.3060037</text:p>
          </table:table-cell>
          <table:table-cell office:value-type="float" office:value="0.0032" calcext:value-type="float">
            <text:p>0.0032</text:p>
          </table:table-cell>
          <table:table-cell office:value-type="float" office:value="-3.4582" calcext:value-type="float">
            <text:p>-3.4582</text:p>
          </table:table-cell>
          <table:table-cell office:value-type="float" office:value="3" calcext:value-type="float">
            <text:p>3</text:p>
          </table:table-cell>
          <table:table-cell office:value-type="float" office:value="109.0129" calcext:value-type="float">
            <text:p>109.0129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4 <text:s text:c="5"/>10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9.4197551" calcext:value-type="float">
            <text:p>149.4197551</text:p>
          </table:table-cell>
          <table:table-cell office:value-type="float" office:value="0.0026" calcext:value-type="float">
            <text:p>0.0026</text:p>
          </table:table-cell>
          <table:table-cell office:value-type="float" office:value="-3.4579" calcext:value-type="float">
            <text:p>-3.4579</text:p>
          </table:table-cell>
          <table:table-cell office:value-type="float" office:value="3" calcext:value-type="float">
            <text:p>3</text:p>
          </table:table-cell>
          <table:table-cell office:value-type="float" office:value="86.6884" calcext:value-type="float">
            <text:p>86.6884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6 4 <text:s text:c="6"/>9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9.7465099" calcext:value-type="float">
            <text:p>259.7465099</text:p>
          </table:table-cell>
          <table:table-cell office:value-type="float" office:value="0.0275" calcext:value-type="float">
            <text:p>0.0275</text:p>
          </table:table-cell>
          <table:table-cell office:value-type="float" office:value="-3.4561" calcext:value-type="float">
            <text:p>-3.4561</text:p>
          </table:table-cell>
          <table:table-cell office:value-type="float" office:value="3" calcext:value-type="float">
            <text:p>3</text:p>
          </table:table-cell>
          <table:table-cell office:value-type="float" office:value="430.9163" calcext:value-type="float">
            <text:p>430.9163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9 0 <text:s text:c="5"/>1918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92.3626811" calcext:value-type="float">
            <text:p>692.3626811</text:p>
          </table:table-cell>
          <table:table-cell office:value-type="float" office:value="0.052" calcext:value-type="float">
            <text:p>0.052</text:p>
          </table:table-cell>
          <table:table-cell office:value-type="float" office:value="-3.4498" calcext:value-type="float">
            <text:p>-3.4498</text:p>
          </table:table-cell>
          <table:table-cell office:value-type="float" office:value="3" calcext:value-type="float">
            <text:p>3</text:p>
          </table:table-cell>
          <table:table-cell office:value-type="float" office:value="230.7782" calcext:value-type="float">
            <text:p>230.7782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1 5 <text:s text:c="5"/>1412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6.0814212" calcext:value-type="float">
            <text:p>286.0814212</text:p>
          </table:table-cell>
          <table:table-cell office:value-type="float" office:value="0.007" calcext:value-type="float">
            <text:p>0.007</text:p>
          </table:table-cell>
          <table:table-cell office:value-type="float" office:value="-3.4483" calcext:value-type="float">
            <text:p>-3.4483</text:p>
          </table:table-cell>
          <table:table-cell office:value-type="float" office:value="3" calcext:value-type="float">
            <text:p>3</text:p>
          </table:table-cell>
          <table:table-cell office:value-type="float" office:value="55.3339" calcext:value-type="float">
            <text:p>55.333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2 8 <text:s text:c="6"/>9 1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7.2356664" calcext:value-type="float">
            <text:p>237.2356664</text:p>
          </table:table-cell>
          <table:table-cell office:value-type="float" office:value="0.0041" calcext:value-type="float">
            <text:p>0.0041</text:p>
          </table:table-cell>
          <table:table-cell office:value-type="float" office:value="-3.4402" calcext:value-type="float">
            <text:p>-3.4402</text:p>
          </table:table-cell>
          <table:table-cell office:value-type="float" office:value="3" calcext:value-type="float">
            <text:p>3</text:p>
          </table:table-cell>
          <table:table-cell office:value-type="float" office:value="479.7786" calcext:value-type="float">
            <text:p>479.7786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5 7 <text:s text:c="5"/>2114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0.5464173" calcext:value-type="float">
            <text:p>150.5464173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366" calcext:value-type="float">
            <text:p>-3.4366</text:p>
          </table:table-cell>
          <table:table-cell office:value-type="float" office:value="3" calcext:value-type="float">
            <text:p>3</text:p>
          </table:table-cell>
          <table:table-cell office:value-type="float" office:value="189.3007" calcext:value-type="float">
            <text:p>189.3007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0 4 <text:s text:c="5"/>13 9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2.023482" calcext:value-type="float">
            <text:p>122.023482</text:p>
          </table:table-cell>
          <table:table-cell office:value-type="float" office:value="0.02" calcext:value-type="float">
            <text:p>0.02</text:p>
          </table:table-cell>
          <table:table-cell office:value-type="float" office:value="-3.4361" calcext:value-type="float">
            <text:p>-3.4361</text:p>
          </table:table-cell>
          <table:table-cell office:value-type="float" office:value="3" calcext:value-type="float">
            <text:p>3</text:p>
          </table:table-cell>
          <table:table-cell office:value-type="float" office:value="2.2451" calcext:value-type="float">
            <text:p>2.2451</text:p>
          </table:table-cell>
          <table:table-cell office:value-type="float" office:value="15" calcext:value-type="float">
            <text:p>1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2 2 1 <text:s text:c="6"/>1 1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9.682002" calcext:value-type="float">
            <text:p>179.682002</text:p>
          </table:table-cell>
          <table:table-cell office:value-type="float" office:value="0.02" calcext:value-type="float">
            <text:p>0.02</text:p>
          </table:table-cell>
          <table:table-cell office:value-type="float" office:value="-3.4297" calcext:value-type="float">
            <text:p>-3.4297</text:p>
          </table:table-cell>
          <table:table-cell office:value-type="float" office:value="3" calcext:value-type="float">
            <text:p>3</text:p>
          </table:table-cell>
          <table:table-cell office:value-type="float" office:value="321.3375" calcext:value-type="float">
            <text:p>321.3375</text:p>
          </table:table-cell>
          <table:table-cell office:value-type="float" office:value="35" calcext:value-type="float">
            <text:p>3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3 5 <text:s text:c="5"/>171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6.7707858" calcext:value-type="float">
            <text:p>116.7707858</text:p>
          </table:table-cell>
          <table:table-cell office:value-type="float" office:value="0.0028" calcext:value-type="float">
            <text:p>0.0028</text:p>
          </table:table-cell>
          <table:table-cell office:value-type="float" office:value="-3.4293" calcext:value-type="float">
            <text:p>-3.4293</text:p>
          </table:table-cell>
          <table:table-cell office:value-type="float" office:value="3" calcext:value-type="float">
            <text:p>3</text:p>
          </table:table-cell>
          <table:table-cell office:value-type="float" office:value="24.6162" calcext:value-type="float">
            <text:p>24.6162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2 3 <text:s text:c="6"/>5 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8.7696885" calcext:value-type="float">
            <text:p>148.7696885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4268" calcext:value-type="float">
            <text:p>-3.4268</text:p>
          </table:table-cell>
          <table:table-cell office:value-type="float" office:value="3" calcext:value-type="float">
            <text:p>3</text:p>
          </table:table-cell>
          <table:table-cell office:value-type="float" office:value="133.5726" calcext:value-type="float">
            <text:p>133.5726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4 <text:s text:c="5"/>11 7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7.5264772" calcext:value-type="float">
            <text:p>517.5264772</text:p>
          </table:table-cell>
          <table:table-cell office:value-type="float" office:value="0.0095" calcext:value-type="float">
            <text:p>0.0095</text:p>
          </table:table-cell>
          <table:table-cell office:value-type="float" office:value="-3.4261" calcext:value-type="float">
            <text:p>-3.4261</text:p>
          </table:table-cell>
          <table:table-cell office:value-type="float" office:value="3" calcext:value-type="float">
            <text:p>3</text:p>
          </table:table-cell>
          <table:table-cell office:value-type="float" office:value="126.3425" calcext:value-type="float">
            <text:p>126.3425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9 2 <text:s text:c="5"/>1010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6.879581" calcext:value-type="float">
            <text:p>206.879581</text:p>
          </table:table-cell>
          <table:table-cell office:value-type="float" office:value="0.02" calcext:value-type="float">
            <text:p>0.02</text:p>
          </table:table-cell>
          <table:table-cell office:value-type="float" office:value="-3.4204" calcext:value-type="float">
            <text:p>-3.4204</text:p>
          </table:table-cell>
          <table:table-cell office:value-type="float" office:value="3" calcext:value-type="float">
            <text:p>3</text:p>
          </table:table-cell>
          <table:table-cell office:value-type="float" office:value="396.6537" calcext:value-type="float">
            <text:p>396.6537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4 6 <text:s text:c="5"/>1913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33.2883287" calcext:value-type="float">
            <text:p>433.2883287</text:p>
          </table:table-cell>
          <table:table-cell office:value-type="float" office:value="0.0069" calcext:value-type="float">
            <text:p>0.0069</text:p>
          </table:table-cell>
          <table:table-cell office:value-type="float" office:value="-3.4191" calcext:value-type="float">
            <text:p>-3.4191</text:p>
          </table:table-cell>
          <table:table-cell office:value-type="float" office:value="3" calcext:value-type="float">
            <text:p>3</text:p>
          </table:table-cell>
          <table:table-cell office:value-type="float" office:value="99.5386" calcext:value-type="float">
            <text:p>99.5386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7 4 <text:s text:c="6"/>9 8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5.35858" calcext:value-type="float">
            <text:p>245.35858</text:p>
          </table:table-cell>
          <table:table-cell office:value-type="float" office:value="0.03" calcext:value-type="float">
            <text:p>0.03</text:p>
          </table:table-cell>
          <table:table-cell office:value-type="float" office:value="-3.4144" calcext:value-type="float">
            <text:p>-3.4144</text:p>
          </table:table-cell>
          <table:table-cell office:value-type="float" office:value="3" calcext:value-type="float">
            <text:p>3</text:p>
          </table:table-cell>
          <table:table-cell office:value-type="float" office:value="387.2889" calcext:value-type="float">
            <text:p>387.2889</text:p>
          </table:table-cell>
          <table:table-cell office:value-type="float" office:value="111" calcext:value-type="float">
            <text:p>11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8 1 <text:s text:c="5"/>181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9.3752901" calcext:value-type="float">
            <text:p>689.37529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-3.4112" calcext:value-type="float">
            <text:p>-3.4112</text:p>
          </table:table-cell>
          <table:table-cell office:value-type="float" office:value="3" calcext:value-type="float">
            <text:p>3</text:p>
          </table:table-cell>
          <table:table-cell office:value-type="float" office:value="204.02" calcext:value-type="float">
            <text:p>204.02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1 3 <text:s text:c="5"/>1312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4.276268" calcext:value-type="float">
            <text:p>184.276268</text:p>
          </table:table-cell>
          <table:table-cell office:value-type="float" office:value="0.02" calcext:value-type="float">
            <text:p>0.02</text:p>
          </table:table-cell>
          <table:table-cell office:value-type="float" office:value="-3.4111" calcext:value-type="float">
            <text:p>-3.4111</text:p>
          </table:table-cell>
          <table:table-cell office:value-type="float" office:value="3" calcext:value-type="float">
            <text:p>3</text:p>
          </table:table-cell>
          <table:table-cell office:value-type="float" office:value="60.4229" calcext:value-type="float">
            <text:p>60.4229</text:p>
          </table:table-cell>
          <table:table-cell office:value-type="float" office:value="17" calcext:value-type="float">
            <text:p>1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3 5 <text:s text:c="6"/>8 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1.791957" calcext:value-type="float">
            <text:p>121.791957</text:p>
          </table:table-cell>
          <table:table-cell office:value-type="float" office:value="0.02" calcext:value-type="float">
            <text:p>0.02</text:p>
          </table:table-cell>
          <table:table-cell office:value-type="float" office:value="-3.411" calcext:value-type="float">
            <text:p>-3.411</text:p>
          </table:table-cell>
          <table:table-cell office:value-type="float" office:value="3" calcext:value-type="float">
            <text:p>3</text:p>
          </table:table-cell>
          <table:table-cell office:value-type="float" office:value="493.0533" calcext:value-type="float">
            <text:p>493.0533</text:p>
          </table:table-cell>
          <table:table-cell office:value-type="float" office:value="129" calcext:value-type="float">
            <text:p>1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6 5 <text:s text:c="5"/>211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30.92425" calcext:value-type="float">
            <text:p>130.92425</text:p>
          </table:table-cell>
          <table:table-cell office:value-type="float" office:value="0.02" calcext:value-type="float">
            <text:p>0.02</text:p>
          </table:table-cell>
          <table:table-cell office:value-type="float" office:value="-3.4097" calcext:value-type="float">
            <text:p>-3.4097</text:p>
          </table:table-cell>
          <table:table-cell office:value-type="float" office:value="3" calcext:value-type="float">
            <text:p>3</text:p>
          </table:table-cell>
          <table:table-cell office:value-type="float" office:value="121.9753" calcext:value-type="float">
            <text:p>121.9753</text:p>
          </table:table-cell>
          <table:table-cell office:value-type="float" office:value="63" calcext:value-type="float">
            <text:p>6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10 1 <text:s text:c="5"/>10 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36.9486062" calcext:value-type="float">
            <text:p>336.9486062</text:p>
          </table:table-cell>
          <table:table-cell office:value-type="float" office:value="0.0039" calcext:value-type="float">
            <text:p>0.0039</text:p>
          </table:table-cell>
          <table:table-cell office:value-type="float" office:value="-3.4045" calcext:value-type="float">
            <text:p>-3.4045</text:p>
          </table:table-cell>
          <table:table-cell office:value-type="float" office:value="3" calcext:value-type="float">
            <text:p>3</text:p>
          </table:table-cell>
          <table:table-cell office:value-type="float" office:value="11.155" calcext:value-type="float">
            <text:p>11.155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4 1 <text:s text:c="6"/>3 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8.4488287" calcext:value-type="float">
            <text:p>218.4488287</text:p>
          </table:table-cell>
          <table:table-cell office:value-type="float" office:value="0.0038" calcext:value-type="float">
            <text:p>0.0038</text:p>
          </table:table-cell>
          <table:table-cell office:value-type="float" office:value="-3.4013" calcext:value-type="float">
            <text:p>-3.4013</text:p>
          </table:table-cell>
          <table:table-cell office:value-type="float" office:value="3" calcext:value-type="float">
            <text:p>3</text:p>
          </table:table-cell>
          <table:table-cell office:value-type="float" office:value="53.1362" calcext:value-type="float">
            <text:p>53.1362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2 6 <text:s text:c="6"/>8 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97.512295" calcext:value-type="float">
            <text:p>197.512295</text:p>
          </table:table-cell>
          <table:table-cell office:value-type="float" office:value="0.02" calcext:value-type="float">
            <text:p>0.02</text:p>
          </table:table-cell>
          <table:table-cell office:value-type="float" office:value="-3.3998" calcext:value-type="float">
            <text:p>-3.3998</text:p>
          </table:table-cell>
          <table:table-cell office:value-type="float" office:value="3" calcext:value-type="float">
            <text:p>3</text:p>
          </table:table-cell>
          <table:table-cell office:value-type="float" office:value="354.3738" calcext:value-type="float">
            <text:p>354.3738</text:p>
          </table:table-cell>
          <table:table-cell office:value-type="float" office:value="37" calcext:value-type="float">
            <text:p>3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2 6 <text:s text:c="5"/>181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3.1635341" calcext:value-type="float">
            <text:p>903.1635341</text:p>
          </table:table-cell>
          <table:table-cell office:value-type="float" office:value="0.3511" calcext:value-type="float">
            <text:p>0.3511</text:p>
          </table:table-cell>
          <table:table-cell office:value-type="float" office:value="-3.3985" calcext:value-type="float">
            <text:p>-3.3985</text:p>
          </table:table-cell>
          <table:table-cell office:value-type="float" office:value="3" calcext:value-type="float">
            <text:p>3</text:p>
          </table:table-cell>
          <table:table-cell office:value-type="float" office:value="430.9163" calcext:value-type="float">
            <text:p>430.9163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7 4 <text:s text:c="5"/>1918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9.2097114" calcext:value-type="float">
            <text:p>799.2097114</text:p>
          </table:table-cell>
          <table:table-cell office:value-type="float" office:value="0.1249" calcext:value-type="float">
            <text:p>0.1249</text:p>
          </table:table-cell>
          <table:table-cell office:value-type="float" office:value="-3.3943" calcext:value-type="float">
            <text:p>-3.3943</text:p>
          </table:table-cell>
          <table:table-cell office:value-type="float" office:value="3" calcext:value-type="float">
            <text:p>3</text:p>
          </table:table-cell>
          <table:table-cell office:value-type="float" office:value="300.6723" calcext:value-type="float">
            <text:p>300.6723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3 5 <text:s text:c="5"/>1614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3295732" calcext:value-type="float">
            <text:p>620.3295732</text:p>
          </table:table-cell>
          <table:table-cell office:value-type="float" office:value="0.0062" calcext:value-type="float">
            <text:p>0.0062</text:p>
          </table:table-cell>
          <table:table-cell office:value-type="float" office:value="-3.3915" calcext:value-type="float">
            <text:p>-3.3915</text:p>
          </table:table-cell>
          <table:table-cell office:value-type="float" office:value="3" calcext:value-type="float">
            <text:p>3</text:p>
          </table:table-cell>
          <table:table-cell office:value-type="float" office:value="33.0062" calcext:value-type="float">
            <text:p>33.0062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4 4 <text:s text:c="6"/>6 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910349" calcext:value-type="float">
            <text:p>553.910349</text:p>
          </table:table-cell>
          <table:table-cell office:value-type="float" office:value="0.0063" calcext:value-type="float">
            <text:p>0.0063</text:p>
          </table:table-cell>
          <table:table-cell office:value-type="float" office:value="-3.391" calcext:value-type="float">
            <text:p>-3.391</text:p>
          </table:table-cell>
          <table:table-cell office:value-type="float" office:value="3" calcext:value-type="float">
            <text:p>3</text:p>
          </table:table-cell>
          <table:table-cell office:value-type="float" office:value="19.5679" calcext:value-type="float">
            <text:p>19.5679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3 4 <text:s text:c="6"/>5 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1.9593003" calcext:value-type="float">
            <text:p>141.9593003</text:p>
          </table:table-cell>
          <table:table-cell office:value-type="float" office:value="0.0058" calcext:value-type="float">
            <text:p>0.0058</text:p>
          </table:table-cell>
          <table:table-cell office:value-type="float" office:value="-3.3884" calcext:value-type="float">
            <text:p>-3.3884</text:p>
          </table:table-cell>
          <table:table-cell office:value-type="float" office:value="3" calcext:value-type="float">
            <text:p>3</text:p>
          </table:table-cell>
          <table:table-cell office:value-type="float" office:value="147.0962" calcext:value-type="float">
            <text:p>147.0962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1 0 <text:s text:c="5"/>1110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5.459737" calcext:value-type="float">
            <text:p>895.459737</text:p>
          </table:table-cell>
          <table:table-cell office:value-type="float" office:value="0.256" calcext:value-type="float">
            <text:p>0.256</text:p>
          </table:table-cell>
          <table:table-cell office:value-type="float" office:value="-3.3819" calcext:value-type="float">
            <text:p>-3.3819</text:p>
          </table:table-cell>
          <table:table-cell office:value-type="float" office:value="3" calcext:value-type="float">
            <text:p>3</text:p>
          </table:table-cell>
          <table:table-cell office:value-type="float" office:value="373.6851" calcext:value-type="float">
            <text:p>373.6851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4 6 <text:s text:c="5"/>181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4.8834595" calcext:value-type="float">
            <text:p>234.8834595</text:p>
          </table:table-cell>
          <table:table-cell office:value-type="float" office:value="0.0045" calcext:value-type="float">
            <text:p>0.0045</text:p>
          </table:table-cell>
          <table:table-cell office:value-type="float" office:value="-3.3819" calcext:value-type="float">
            <text:p>-3.3819</text:p>
          </table:table-cell>
          <table:table-cell office:value-type="float" office:value="3" calcext:value-type="float">
            <text:p>3</text:p>
          </table:table-cell>
          <table:table-cell office:value-type="float" office:value="433.0862" calcext:value-type="float">
            <text:p>433.0862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3 7 <text:s text:c="5"/>2012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93.488758" calcext:value-type="float">
            <text:p>193.488758</text:p>
          </table:table-cell>
          <table:table-cell office:value-type="float" office:value="0.02" calcext:value-type="float">
            <text:p>0.02</text:p>
          </table:table-cell>
          <table:table-cell office:value-type="float" office:value="-3.3817" calcext:value-type="float">
            <text:p>-3.3817</text:p>
          </table:table-cell>
          <table:table-cell office:value-type="float" office:value="3" calcext:value-type="float">
            <text:p>3</text:p>
          </table:table-cell>
          <table:table-cell office:value-type="float" office:value="6.7473" calcext:value-type="float">
            <text:p>6.7473</text:p>
          </table:table-cell>
          <table:table-cell office:value-type="float" office:value="7" calcext:value-type="float">
            <text:p>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3 3 1 <text:s text:c="6"/>2 2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0.820665" calcext:value-type="float">
            <text:p>150.820665</text:p>
          </table:table-cell>
          <table:table-cell office:value-type="float" office:value="0.018" calcext:value-type="float">
            <text:p>0.018</text:p>
          </table:table-cell>
          <table:table-cell office:value-type="float" office:value="-3.3816" calcext:value-type="float">
            <text:p>-3.3816</text:p>
          </table:table-cell>
          <table:table-cell office:value-type="float" office:value="3" calcext:value-type="float">
            <text:p>3</text:p>
          </table:table-cell>
          <table:table-cell office:value-type="float" office:value="8.3885" calcext:value-type="float">
            <text:p>8.3885</text:p>
          </table:table-cell>
          <table:table-cell office:value-type="float" office:value="9" calcext:value-type="float">
            <text:p>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0 4 <text:s text:c="6"/>3 1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0.8639439" calcext:value-type="float">
            <text:p>230.8639439</text:p>
          </table:table-cell>
          <table:table-cell office:value-type="float" office:value="0.0147" calcext:value-type="float">
            <text:p>0.0147</text:p>
          </table:table-cell>
          <table:table-cell office:value-type="float" office:value="-3.381" calcext:value-type="float">
            <text:p>-3.381</text:p>
          </table:table-cell>
          <table:table-cell office:value-type="float" office:value="3" calcext:value-type="float">
            <text:p>3</text:p>
          </table:table-cell>
          <table:table-cell office:value-type="float" office:value="345.9865" calcext:value-type="float">
            <text:p>345.9865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7 0 <text:s text:c="5"/>1716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5.0896055" calcext:value-type="float">
            <text:p>145.0896055</text:p>
          </table:table-cell>
          <table:table-cell office:value-type="float" office:value="0.0021" calcext:value-type="float">
            <text:p>0.0021</text:p>
          </table:table-cell>
          <table:table-cell office:value-type="float" office:value="-3.3757" calcext:value-type="float">
            <text:p>-3.3757</text:p>
          </table:table-cell>
          <table:table-cell office:value-type="float" office:value="3" calcext:value-type="float">
            <text:p>3</text:p>
          </table:table-cell>
          <table:table-cell office:value-type="float" office:value="6.3153" calcext:value-type="float">
            <text:p>6.3153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3 1 2 <text:s text:c="6"/>2 2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9.7482147" calcext:value-type="float">
            <text:p>319.7482147</text:p>
          </table:table-cell>
          <table:table-cell office:value-type="float" office:value="0.0088" calcext:value-type="float">
            <text:p>0.0088</text:p>
          </table:table-cell>
          <table:table-cell office:value-type="float" office:value="-3.3755" calcext:value-type="float">
            <text:p>-3.3755</text:p>
          </table:table-cell>
          <table:table-cell office:value-type="float" office:value="3" calcext:value-type="float">
            <text:p>3</text:p>
          </table:table-cell>
          <table:table-cell office:value-type="float" office:value="67.068" calcext:value-type="float">
            <text:p>67.068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1 9 <text:s text:c="5"/>10 0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3.623622" calcext:value-type="float">
            <text:p>183.623622</text:p>
          </table:table-cell>
          <table:table-cell office:value-type="float" office:value="0.02" calcext:value-type="float">
            <text:p>0.02</text:p>
          </table:table-cell>
          <table:table-cell office:value-type="float" office:value="-3.3711" calcext:value-type="float">
            <text:p>-3.3711</text:p>
          </table:table-cell>
          <table:table-cell office:value-type="float" office:value="3" calcext:value-type="float">
            <text:p>3</text:p>
          </table:table-cell>
          <table:table-cell office:value-type="float" office:value="11.2147" calcext:value-type="float">
            <text:p>11.2147</text:p>
          </table:table-cell>
          <table:table-cell office:value-type="float" office:value="9" calcext:value-type="float">
            <text:p>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1 3 <text:s text:c="6"/>3 2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1.3844604" calcext:value-type="float">
            <text:p>141.3844604</text:p>
          </table:table-cell>
          <table:table-cell office:value-type="float" office:value="0.0068" calcext:value-type="float">
            <text:p>0.0068</text:p>
          </table:table-cell>
          <table:table-cell office:value-type="float" office:value="-3.3707" calcext:value-type="float">
            <text:p>-3.3707</text:p>
          </table:table-cell>
          <table:table-cell office:value-type="float" office:value="3" calcext:value-type="float">
            <text:p>3</text:p>
          </table:table-cell>
          <table:table-cell office:value-type="float" office:value="497.1159" calcext:value-type="float">
            <text:p>497.1159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7 4 <text:s text:c="5"/>211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75.5212939" calcext:value-type="float">
            <text:p>875.5212939</text:p>
          </table:table-cell>
          <table:table-cell office:value-type="float" office:value="0.0104" calcext:value-type="float">
            <text:p>0.0104</text:p>
          </table:table-cell>
          <table:table-cell office:value-type="float" office:value="-3.3703" calcext:value-type="float">
            <text:p>-3.3703</text:p>
          </table:table-cell>
          <table:table-cell office:value-type="float" office:value="3" calcext:value-type="float">
            <text:p>3</text:p>
          </table:table-cell>
          <table:table-cell office:value-type="float" office:value="97.1382" calcext:value-type="float">
            <text:p>97.1382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10 1 <text:s text:c="6"/>9 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6.4857433" calcext:value-type="float">
            <text:p>216.4857433</text:p>
          </table:table-cell>
          <table:table-cell office:value-type="float" office:value="0.0105" calcext:value-type="float">
            <text:p>0.0105</text:p>
          </table:table-cell>
          <table:table-cell office:value-type="float" office:value="-3.3554" calcext:value-type="float">
            <text:p>-3.3554</text:p>
          </table:table-cell>
          <table:table-cell office:value-type="float" office:value="3" calcext:value-type="float">
            <text:p>3</text:p>
          </table:table-cell>
          <table:table-cell office:value-type="float" office:value="307.0035" calcext:value-type="float">
            <text:p>307.0035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6 1 <text:s text:c="5"/>161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1.617071" calcext:value-type="float">
            <text:p>171.617071</text:p>
          </table:table-cell>
          <table:table-cell office:value-type="float" office:value="0.03" calcext:value-type="float">
            <text:p>0.03</text:p>
          </table:table-cell>
          <table:table-cell office:value-type="float" office:value="-3.3553" calcext:value-type="float">
            <text:p>-3.3553</text:p>
          </table:table-cell>
          <table:table-cell office:value-type="float" office:value="3" calcext:value-type="float">
            <text:p>3</text:p>
          </table:table-cell>
          <table:table-cell office:value-type="float" office:value="214.487" calcext:value-type="float">
            <text:p>214.487</text:p>
          </table:table-cell>
          <table:table-cell office:value-type="float" office:value="29" calcext:value-type="float">
            <text:p>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9 5 <text:s text:c="5"/>14 8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2.9615606" calcext:value-type="float">
            <text:p>112.9615606</text:p>
          </table:table-cell>
          <table:table-cell office:value-type="float" office:value="0.0056" calcext:value-type="float">
            <text:p>0.0056</text:p>
          </table:table-cell>
          <table:table-cell office:value-type="float" office:value="-3.354" calcext:value-type="float">
            <text:p>-3.354</text:p>
          </table:table-cell>
          <table:table-cell office:value-type="float" office:value="3" calcext:value-type="float">
            <text:p>3</text:p>
          </table:table-cell>
          <table:table-cell office:value-type="float" office:value="407.2365" calcext:value-type="float">
            <text:p>407.236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5 4 <text:s text:c="5"/>191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8.426066" calcext:value-type="float">
            <text:p>178.426066</text:p>
          </table:table-cell>
          <table:table-cell office:value-type="float" office:value="0.02" calcext:value-type="float">
            <text:p>0.02</text:p>
          </table:table-cell>
          <table:table-cell office:value-type="float" office:value="-3.3538" calcext:value-type="float">
            <text:p>-3.3538</text:p>
          </table:table-cell>
          <table:table-cell office:value-type="float" office:value="3" calcext:value-type="float">
            <text:p>3</text:p>
          </table:table-cell>
          <table:table-cell office:value-type="float" office:value="247.9213" calcext:value-type="float">
            <text:p>247.9213</text:p>
          </table:table-cell>
          <table:table-cell office:value-type="float" office:value="31" calcext:value-type="float">
            <text:p>3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1 5 <text:s text:c="5"/>1510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8.8793335" calcext:value-type="float">
            <text:p>158.8793335</text:p>
          </table:table-cell>
          <table:table-cell office:value-type="float" office:value="0.006" calcext:value-type="float">
            <text:p>0.006</text:p>
          </table:table-cell>
          <table:table-cell office:value-type="float" office:value="-3.3481" calcext:value-type="float">
            <text:p>-3.3481</text:p>
          </table:table-cell>
          <table:table-cell office:value-type="float" office:value="3" calcext:value-type="float">
            <text:p>3</text:p>
          </table:table-cell>
          <table:table-cell office:value-type="float" office:value="174.3469" calcext:value-type="float">
            <text:p>174.3469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2 1 <text:s text:c="5"/>121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3.709794" calcext:value-type="float">
            <text:p>183.709794</text:p>
          </table:table-cell>
          <table:table-cell office:value-type="float" office:value="0.02" calcext:value-type="float">
            <text:p>0.02</text:p>
          </table:table-cell>
          <table:table-cell office:value-type="float" office:value="-3.3445" calcext:value-type="float">
            <text:p>-3.3445</text:p>
          </table:table-cell>
          <table:table-cell office:value-type="float" office:value="3" calcext:value-type="float">
            <text:p>3</text:p>
          </table:table-cell>
          <table:table-cell office:value-type="float" office:value="80.5605" calcext:value-type="float">
            <text:p>80.5605</text:p>
          </table:table-cell>
          <table:table-cell office:value-type="float" office:value="19" calcext:value-type="float">
            <text:p>1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5 5 <text:s text:c="6"/>9 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207407" calcext:value-type="float">
            <text:p>721.207407</text:p>
          </table:table-cell>
          <table:table-cell office:value-type="float" office:value="0.0071" calcext:value-type="float">
            <text:p>0.0071</text:p>
          </table:table-cell>
          <table:table-cell office:value-type="float" office:value="-3.3407" calcext:value-type="float">
            <text:p>-3.3407</text:p>
          </table:table-cell>
          <table:table-cell office:value-type="float" office:value="3" calcext:value-type="float">
            <text:p>3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3 5 <text:s text:c="6"/>7 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1.78314" calcext:value-type="float">
            <text:p>201.78314</text:p>
          </table:table-cell>
          <table:table-cell office:value-type="float" office:value="0.02" calcext:value-type="float">
            <text:p>0.02</text:p>
          </table:table-cell>
          <table:table-cell office:value-type="float" office:value="-3.3399" calcext:value-type="float">
            <text:p>-3.3399</text:p>
          </table:table-cell>
          <table:table-cell office:value-type="float" office:value="3" calcext:value-type="float">
            <text:p>3</text:p>
          </table:table-cell>
          <table:table-cell office:value-type="float" office:value="270.3571" calcext:value-type="float">
            <text:p>270.3571</text:p>
          </table:table-cell>
          <table:table-cell office:value-type="float" office:value="93" calcext:value-type="float">
            <text:p>9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5 0 <text:s text:c="5"/>1514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2.31403" calcext:value-type="float">
            <text:p>172.31403</text:p>
          </table:table-cell>
          <table:table-cell office:value-type="float" office:value="0.02" calcext:value-type="float">
            <text:p>0.02</text:p>
          </table:table-cell>
          <table:table-cell office:value-type="float" office:value="-3.3388" calcext:value-type="float">
            <text:p>-3.3388</text:p>
          </table:table-cell>
          <table:table-cell office:value-type="float" office:value="3" calcext:value-type="float">
            <text:p>3</text:p>
          </table:table-cell>
          <table:table-cell office:value-type="float" office:value="204.05" calcext:value-type="float">
            <text:p>204.05</text:p>
          </table:table-cell>
          <table:table-cell office:value-type="float" office:value="81" calcext:value-type="float">
            <text:p>8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3 0 <text:s text:c="5"/>1312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7.58902" calcext:value-type="float">
            <text:p>187.58902</text:p>
          </table:table-cell>
          <table:table-cell office:value-type="float" office:value="0.02" calcext:value-type="float">
            <text:p>0.02</text:p>
          </table:table-cell>
          <table:table-cell office:value-type="float" office:value="-3.3318" calcext:value-type="float">
            <text:p>-3.3318</text:p>
          </table:table-cell>
          <table:table-cell office:value-type="float" office:value="3" calcext:value-type="float">
            <text:p>3</text:p>
          </table:table-cell>
          <table:table-cell office:value-type="float" office:value="236.0205" calcext:value-type="float">
            <text:p>236.0205</text:p>
          </table:table-cell>
          <table:table-cell office:value-type="float" office:value="87" calcext:value-type="float">
            <text:p>8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4 1 <text:s text:c="5"/>141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7851672" calcext:value-type="float">
            <text:p>654.7851672</text:p>
          </table:table-cell>
          <table:table-cell office:value-type="float" office:value="0.0071" calcext:value-type="float">
            <text:p>0.0071</text:p>
          </table:table-cell>
          <table:table-cell office:value-type="float" office:value="-3.3308" calcext:value-type="float">
            <text:p>-3.3308</text:p>
          </table:table-cell>
          <table:table-cell office:value-type="float" office:value="3" calcext:value-type="float">
            <text:p>3</text:p>
          </table:table-cell>
          <table:table-cell office:value-type="float" office:value="26.8337" calcext:value-type="float">
            <text:p>26.8337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2 5 <text:s text:c="6"/>6 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0.400778" calcext:value-type="float">
            <text:p>100.400778</text:p>
          </table:table-cell>
          <table:table-cell office:value-type="float" office:value="0.006" calcext:value-type="float">
            <text:p>0.006</text:p>
          </table:table-cell>
          <table:table-cell office:value-type="float" office:value="-3.3295" calcext:value-type="float">
            <text:p>-3.3295</text:p>
          </table:table-cell>
          <table:table-cell office:value-type="float" office:value="3" calcext:value-type="float">
            <text:p>3</text:p>
          </table:table-cell>
          <table:table-cell office:value-type="float" office:value="75.5237" calcext:value-type="float">
            <text:p>75.5237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7 2 <text:s text:c="6"/>8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4.6547038" calcext:value-type="float">
            <text:p>104.6547038</text:p>
          </table:table-cell>
          <table:table-cell office:value-type="float" office:value="0.0043" calcext:value-type="float">
            <text:p>0.0043</text:p>
          </table:table-cell>
          <table:table-cell office:value-type="float" office:value="-3.3278" calcext:value-type="float">
            <text:p>-3.3278</text:p>
          </table:table-cell>
          <table:table-cell office:value-type="float" office:value="3" calcext:value-type="float">
            <text:p>3</text:p>
          </table:table-cell>
          <table:table-cell office:value-type="float" office:value="143.6053" calcext:value-type="float">
            <text:p>143.605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0 1 <text:s text:c="5"/>11 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4.071906" calcext:value-type="float">
            <text:p>274.071906</text:p>
          </table:table-cell>
          <table:table-cell office:value-type="float" office:value="0.05" calcext:value-type="float">
            <text:p>0.05</text:p>
          </table:table-cell>
          <table:table-cell office:value-type="float" office:value="-3.3275" calcext:value-type="float">
            <text:p>-3.3275</text:p>
          </table:table-cell>
          <table:table-cell office:value-type="float" office:value="3" calcext:value-type="float">
            <text:p>3</text:p>
          </table:table-cell>
          <table:table-cell office:value-type="float" office:value="470.6365" calcext:value-type="float">
            <text:p>470.6365</text:p>
          </table:table-cell>
          <table:table-cell office:value-type="float" office:value="43" calcext:value-type="float">
            <text:p>4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4 8 <text:s text:c="5"/>2113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68.1024677" calcext:value-type="float">
            <text:p>868.1024677</text:p>
          </table:table-cell>
          <table:table-cell office:value-type="float" office:value="0.2559" calcext:value-type="float">
            <text:p>0.2559</text:p>
          </table:table-cell>
          <table:table-cell office:value-type="float" office:value="-3.3154" calcext:value-type="float">
            <text:p>-3.3154</text:p>
          </table:table-cell>
          <table:table-cell office:value-type="float" office:value="3" calcext:value-type="float">
            <text:p>3</text:p>
          </table:table-cell>
          <table:table-cell office:value-type="float" office:value="387.2889" calcext:value-type="float">
            <text:p>387.2889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6 3 <text:s text:c="5"/>181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3.4105369" calcext:value-type="float">
            <text:p>353.4105369</text:p>
          </table:table-cell>
          <table:table-cell office:value-type="float" office:value="0.0109" calcext:value-type="float">
            <text:p>0.0109</text:p>
          </table:table-cell>
          <table:table-cell office:value-type="float" office:value="-3.3149" calcext:value-type="float">
            <text:p>-3.3149</text:p>
          </table:table-cell>
          <table:table-cell office:value-type="float" office:value="3" calcext:value-type="float">
            <text:p>3</text:p>
          </table:table-cell>
          <table:table-cell office:value-type="float" office:value="79.9192" calcext:value-type="float">
            <text:p>79.9192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210 <text:s text:c="5"/>11 1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.814098" calcext:value-type="float">
            <text:p>92.814098</text:p>
          </table:table-cell>
          <table:table-cell office:value-type="float" office:value="0.004" calcext:value-type="float">
            <text:p>0.004</text:p>
          </table:table-cell>
          <table:table-cell office:value-type="float" office:value="-3.3103" calcext:value-type="float">
            <text:p>-3.3103</text:p>
          </table:table-cell>
          <table:table-cell office:value-type="float" office:value="3" calcext:value-type="float">
            <text:p>3</text:p>
          </table:table-cell>
          <table:table-cell office:value-type="float" office:value="257.0692" calcext:value-type="float">
            <text:p>257.0692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2 3 <text:s text:c="5"/>151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9.0806533" calcext:value-type="float">
            <text:p>209.0806533</text:p>
          </table:table-cell>
          <table:table-cell office:value-type="float" office:value="0.0029" calcext:value-type="float">
            <text:p>0.0029</text:p>
          </table:table-cell>
          <table:table-cell office:value-type="float" office:value="-3.3098" calcext:value-type="float">
            <text:p>-3.3098</text:p>
          </table:table-cell>
          <table:table-cell office:value-type="float" office:value="3" calcext:value-type="float">
            <text:p>3</text:p>
          </table:table-cell>
          <table:table-cell office:value-type="float" office:value="314.3634" calcext:value-type="float">
            <text:p>314.3634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2 6 <text:s text:c="5"/>171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2.62291" calcext:value-type="float">
            <text:p>182.62291</text:p>
          </table:table-cell>
          <table:table-cell office:value-type="float" office:value="0.02" calcext:value-type="float">
            <text:p>0.02</text:p>
          </table:table-cell>
          <table:table-cell office:value-type="float" office:value="-3.3094" calcext:value-type="float">
            <text:p>-3.3094</text:p>
          </table:table-cell>
          <table:table-cell office:value-type="float" office:value="3" calcext:value-type="float">
            <text:p>3</text:p>
          </table:table-cell>
          <table:table-cell office:value-type="float" office:value="102.9212" calcext:value-type="float">
            <text:p>102.9212</text:p>
          </table:table-cell>
          <table:table-cell office:value-type="float" office:value="21" calcext:value-type="float">
            <text:p>2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5 <text:s text:c="5"/>10 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2.1595402" calcext:value-type="float">
            <text:p>822.1595402</text:p>
          </table:table-cell>
          <table:table-cell office:value-type="float" office:value="0.0086" calcext:value-type="float">
            <text:p>0.0086</text:p>
          </table:table-cell>
          <table:table-cell office:value-type="float" office:value="-3.3031" calcext:value-type="float">
            <text:p>-3.3031</text:p>
          </table:table-cell>
          <table:table-cell office:value-type="float" office:value="3" calcext:value-type="float">
            <text:p>3</text:p>
          </table:table-cell>
          <table:table-cell office:value-type="float" office:value="53.1362" calcext:value-type="float">
            <text:p>53.1362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4 6 <text:s text:c="6"/>8 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9.867006" calcext:value-type="float">
            <text:p>179.867006</text:p>
          </table:table-cell>
          <table:table-cell office:value-type="float" office:value="0.02" calcext:value-type="float">
            <text:p>0.02</text:p>
          </table:table-cell>
          <table:table-cell office:value-type="float" office:value="-3.3031" calcext:value-type="float">
            <text:p>-3.3031</text:p>
          </table:table-cell>
          <table:table-cell office:value-type="float" office:value="3" calcext:value-type="float">
            <text:p>3</text:p>
          </table:table-cell>
          <table:table-cell office:value-type="float" office:value="183.301" calcext:value-type="float">
            <text:p>183.301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9 5 <text:s text:c="5"/>13 8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1.25004" calcext:value-type="float">
            <text:p>241.25004</text:p>
          </table:table-cell>
          <table:table-cell office:value-type="float" office:value="0.03" calcext:value-type="float">
            <text:p>0.03</text:p>
          </table:table-cell>
          <table:table-cell office:value-type="float" office:value="-3.3018" calcext:value-type="float">
            <text:p>-3.3018</text:p>
          </table:table-cell>
          <table:table-cell office:value-type="float" office:value="3" calcext:value-type="float">
            <text:p>3</text:p>
          </table:table-cell>
          <table:table-cell office:value-type="float" office:value="388.6064" calcext:value-type="float">
            <text:p>388.6064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3 7 <text:s text:c="5"/>1912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5.9718012" calcext:value-type="float">
            <text:p>95.9718012</text:p>
          </table:table-cell>
          <table:table-cell office:value-type="float" office:value="0.0043" calcext:value-type="float">
            <text:p>0.0043</text:p>
          </table:table-cell>
          <table:table-cell office:value-type="float" office:value="-3.3003" calcext:value-type="float">
            <text:p>-3.3003</text:p>
          </table:table-cell>
          <table:table-cell office:value-type="float" office:value="3" calcext:value-type="float">
            <text:p>3</text:p>
          </table:table-cell>
          <table:table-cell office:value-type="float" office:value="196.1635" calcext:value-type="float">
            <text:p>196.1635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1 2 <text:s text:c="5"/>131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42.6836039" calcext:value-type="float">
            <text:p>442.683603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3.2993" calcext:value-type="float">
            <text:p>-3.2993</text:p>
          </table:table-cell>
          <table:table-cell office:value-type="float" office:value="3" calcext:value-type="float">
            <text:p>3</text:p>
          </table:table-cell>
          <table:table-cell office:value-type="float" office:value="82.3719" calcext:value-type="float">
            <text:p>82.371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7 2 <text:s text:c="6"/>8 8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9.105811" calcext:value-type="float">
            <text:p>179.105811</text:p>
          </table:table-cell>
          <table:table-cell office:value-type="float" office:value="0.02" calcext:value-type="float">
            <text:p>0.02</text:p>
          </table:table-cell>
          <table:table-cell office:value-type="float" office:value="-3.2993" calcext:value-type="float">
            <text:p>-3.2993</text:p>
          </table:table-cell>
          <table:table-cell office:value-type="float" office:value="3" calcext:value-type="float">
            <text:p>3</text:p>
          </table:table-cell>
          <table:table-cell office:value-type="float" office:value="154.2929" calcext:value-type="float">
            <text:p>154.2929</text:p>
          </table:table-cell>
          <table:table-cell office:value-type="float" office:value="25" calcext:value-type="float">
            <text:p>2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7 5 <text:s text:c="5"/>12 6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4.9063966" calcext:value-type="float">
            <text:p>924.9063966</text:p>
          </table:table-cell>
          <table:table-cell office:value-type="float" office:value="2.107" calcext:value-type="float">
            <text:p>2.107</text:p>
          </table:table-cell>
          <table:table-cell office:value-type="float" office:value="-3.2988" calcext:value-type="float">
            <text:p>-3.2988</text:p>
          </table:table-cell>
          <table:table-cell office:value-type="float" office:value="3" calcext:value-type="float">
            <text:p>3</text:p>
          </table:table-cell>
          <table:table-cell office:value-type="float" office:value="469.1734" calcext:value-type="float">
            <text:p>469.1734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8 127 <text:s text:c="5"/>28 02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7.4571819" calcext:value-type="float">
            <text:p>117.4571819</text:p>
          </table:table-cell>
          <table:table-cell office:value-type="float" office:value="0.0026" calcext:value-type="float">
            <text:p>0.0026</text:p>
          </table:table-cell>
          <table:table-cell office:value-type="float" office:value="-3.2985" calcext:value-type="float">
            <text:p>-3.2985</text:p>
          </table:table-cell>
          <table:table-cell office:value-type="float" office:value="3" calcext:value-type="float">
            <text:p>3</text:p>
          </table:table-cell>
          <table:table-cell office:value-type="float" office:value="38.0444" calcext:value-type="float">
            <text:p>38.0444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4 3 <text:s text:c="6"/>6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2.1359728" calcext:value-type="float">
            <text:p>252.1359728</text:p>
          </table:table-cell>
          <table:table-cell office:value-type="float" office:value="0.0047" calcext:value-type="float">
            <text:p>0.0047</text:p>
          </table:table-cell>
          <table:table-cell office:value-type="float" office:value="-3.2975" calcext:value-type="float">
            <text:p>-3.2975</text:p>
          </table:table-cell>
          <table:table-cell office:value-type="float" office:value="3" calcext:value-type="float">
            <text:p>3</text:p>
          </table:table-cell>
          <table:table-cell office:value-type="float" office:value="64.8765" calcext:value-type="float">
            <text:p>64.8765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3 7 <text:s text:c="6"/>9 2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3.1271093" calcext:value-type="float">
            <text:p>103.1271093</text:p>
          </table:table-cell>
          <table:table-cell office:value-type="float" office:value="0.0033" calcext:value-type="float">
            <text:p>0.0033</text:p>
          </table:table-cell>
          <table:table-cell office:value-type="float" office:value="-3.2967" calcext:value-type="float">
            <text:p>-3.2967</text:p>
          </table:table-cell>
          <table:table-cell office:value-type="float" office:value="3" calcext:value-type="float">
            <text:p>3</text:p>
          </table:table-cell>
          <table:table-cell office:value-type="float" office:value="326.0726" calcext:value-type="float">
            <text:p>326.0726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3 4 <text:s text:c="5"/>171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5.049024" calcext:value-type="float">
            <text:p>185.049024</text:p>
          </table:table-cell>
          <table:table-cell office:value-type="float" office:value="0.02" calcext:value-type="float">
            <text:p>0.02</text:p>
          </table:table-cell>
          <table:table-cell office:value-type="float" office:value="-3.2955" calcext:value-type="float">
            <text:p>-3.2955</text:p>
          </table:table-cell>
          <table:table-cell office:value-type="float" office:value="3" calcext:value-type="float">
            <text:p>3</text:p>
          </table:table-cell>
          <table:table-cell office:value-type="float" office:value="26.8337" calcext:value-type="float">
            <text:p>26.8337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2 5 <text:s text:c="6"/>6 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1.99581" calcext:value-type="float">
            <text:p>181.99581</text:p>
          </table:table-cell>
          <table:table-cell office:value-type="float" office:value="0.02" calcext:value-type="float">
            <text:p>0.02</text:p>
          </table:table-cell>
          <table:table-cell office:value-type="float" office:value="-3.2921" calcext:value-type="float">
            <text:p>-3.2921</text:p>
          </table:table-cell>
          <table:table-cell office:value-type="float" office:value="3" calcext:value-type="float">
            <text:p>3</text:p>
          </table:table-cell>
          <table:table-cell office:value-type="float" office:value="127.5019" calcext:value-type="float">
            <text:p>127.5019</text:p>
          </table:table-cell>
          <table:table-cell office:value-type="float" office:value="23" calcext:value-type="float">
            <text:p>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5 <text:s text:c="5"/>11 6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8.057545" calcext:value-type="float">
            <text:p>218.057545</text:p>
          </table:table-cell>
          <table:table-cell office:value-type="float" office:value="0.041" calcext:value-type="float">
            <text:p>0.041</text:p>
          </table:table-cell>
          <table:table-cell office:value-type="float" office:value="-3.2856" calcext:value-type="float">
            <text:p>-3.2856</text:p>
          </table:table-cell>
          <table:table-cell office:value-type="float" office:value="3" calcext:value-type="float">
            <text:p>3</text:p>
          </table:table-cell>
          <table:table-cell office:value-type="float" office:value="73.2869" calcext:value-type="float">
            <text:p>73.2869</text:p>
          </table:table-cell>
          <table:table-cell office:value-type="float" office:value="19" calcext:value-type="float">
            <text:p>1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4 6 <text:s text:c="6"/>9 3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6644743" calcext:value-type="float">
            <text:p>755.664474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3.285" calcext:value-type="float">
            <text:p>-3.285</text:p>
          </table:table-cell>
          <table:table-cell office:value-type="float" office:value="3" calcext:value-type="float">
            <text:p>3</text:p>
          </table:table-cell>
          <table:table-cell office:value-type="float" office:value="35.2166" calcext:value-type="float">
            <text:p>35.2166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3 6 <text:s text:c="6"/>7 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3.0308345" calcext:value-type="float">
            <text:p>923.0308345</text:p>
          </table:table-cell>
          <table:table-cell office:value-type="float" office:value="0.0104" calcext:value-type="float">
            <text:p>0.0104</text:p>
          </table:table-cell>
          <table:table-cell office:value-type="float" office:value="-3.2759" calcext:value-type="float">
            <text:p>-3.2759</text:p>
          </table:table-cell>
          <table:table-cell office:value-type="float" office:value="3" calcext:value-type="float">
            <text:p>3</text:p>
          </table:table-cell>
          <table:table-cell office:value-type="float" office:value="64.8765" calcext:value-type="float">
            <text:p>64.876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3 7 <text:s text:c="6"/>9 2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7.609734" calcext:value-type="float">
            <text:p>207.609734</text:p>
          </table:table-cell>
          <table:table-cell office:value-type="float" office:value="0.02" calcext:value-type="float">
            <text:p>0.02</text:p>
          </table:table-cell>
          <table:table-cell office:value-type="float" office:value="-3.2755" calcext:value-type="float">
            <text:p>-3.2755</text:p>
          </table:table-cell>
          <table:table-cell office:value-type="float" office:value="3" calcext:value-type="float">
            <text:p>3</text:p>
          </table:table-cell>
          <table:table-cell office:value-type="float" office:value="276.497" calcext:value-type="float">
            <text:p>276.497</text:p>
          </table:table-cell>
          <table:table-cell office:value-type="float" office:value="33" calcext:value-type="float">
            <text:p>3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0 6 <text:s text:c="5"/>16 9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9.8946304" calcext:value-type="float">
            <text:p>899.8946304</text:p>
          </table:table-cell>
          <table:table-cell office:value-type="float" office:value="0.1818" calcext:value-type="float">
            <text:p>0.1818</text:p>
          </table:table-cell>
          <table:table-cell office:value-type="float" office:value="-3.2727" calcext:value-type="float">
            <text:p>-3.2727</text:p>
          </table:table-cell>
          <table:table-cell office:value-type="float" office:value="3" calcext:value-type="float">
            <text:p>3</text:p>
          </table:table-cell>
          <table:table-cell office:value-type="float" office:value="339.0899" calcext:value-type="float">
            <text:p>339.0899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4 4 <text:s text:c="5"/>171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0.116834" calcext:value-type="float">
            <text:p>250.116834</text:p>
          </table:table-cell>
          <table:table-cell office:value-type="float" office:value="0.05" calcext:value-type="float">
            <text:p>0.05</text:p>
          </table:table-cell>
          <table:table-cell office:value-type="float" office:value="-3.2679" calcext:value-type="float">
            <text:p>-3.2679</text:p>
          </table:table-cell>
          <table:table-cell office:value-type="float" office:value="3" calcext:value-type="float">
            <text:p>3</text:p>
          </table:table-cell>
          <table:table-cell office:value-type="float" office:value="468.5196" calcext:value-type="float">
            <text:p>468.5196</text:p>
          </table:table-cell>
          <table:table-cell office:value-type="float" office:value="123" calcext:value-type="float">
            <text:p>1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9 2 <text:s text:c="5"/>201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.7906516" calcext:value-type="float">
            <text:p>89.7906516</text:p>
          </table:table-cell>
          <table:table-cell office:value-type="float" office:value="0.003" calcext:value-type="float">
            <text:p>0.003</text:p>
          </table:table-cell>
          <table:table-cell office:value-type="float" office:value="-3.2677" calcext:value-type="float">
            <text:p>-3.2677</text:p>
          </table:table-cell>
          <table:table-cell office:value-type="float" office:value="3" calcext:value-type="float">
            <text:p>3</text:p>
          </table:table-cell>
          <table:table-cell office:value-type="float" office:value="138.2092" calcext:value-type="float">
            <text:p>138.2092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3 <text:s text:c="5"/>11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9.077949" calcext:value-type="float">
            <text:p>119.077949</text:p>
          </table:table-cell>
          <table:table-cell office:value-type="float" office:value="0.02" calcext:value-type="float">
            <text:p>0.02</text:p>
          </table:table-cell>
          <table:table-cell office:value-type="float" office:value="-3.267" calcext:value-type="float">
            <text:p>-3.267</text:p>
          </table:table-cell>
          <table:table-cell office:value-type="float" office:value="3" calcext:value-type="float">
            <text:p>3</text:p>
          </table:table-cell>
          <table:table-cell office:value-type="float" office:value="329.5126" calcext:value-type="float">
            <text:p>329.5126</text:p>
          </table:table-cell>
          <table:table-cell office:value-type="float" office:value="105" calcext:value-type="float">
            <text:p>10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4 3 <text:s text:c="5"/>171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7.151191" calcext:value-type="float">
            <text:p>117.151191</text:p>
          </table:table-cell>
          <table:table-cell office:value-type="float" office:value="0.009" calcext:value-type="float">
            <text:p>0.009</text:p>
          </table:table-cell>
          <table:table-cell office:value-type="float" office:value="-3.2648" calcext:value-type="float">
            <text:p>-3.2648</text:p>
          </table:table-cell>
          <table:table-cell office:value-type="float" office:value="3" calcext:value-type="float">
            <text:p>3</text:p>
          </table:table-cell>
          <table:table-cell office:value-type="float" office:value="4.4798" calcext:value-type="float">
            <text:p>4.4798</text:p>
          </table:table-cell>
          <table:table-cell office:value-type="float" office:value="21" calcext:value-type="float">
            <text:p>2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3 0 3 <text:s text:c="6"/>2 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7.068495" calcext:value-type="float">
            <text:p>387.068495</text:p>
          </table:table-cell>
          <table:table-cell office:value-type="float" office:value="0.0141" calcext:value-type="float">
            <text:p>0.0141</text:p>
          </table:table-cell>
          <table:table-cell office:value-type="float" office:value="-3.2648" calcext:value-type="float">
            <text:p>-3.2648</text:p>
          </table:table-cell>
          <table:table-cell office:value-type="float" office:value="3" calcext:value-type="float">
            <text:p>3</text:p>
          </table:table-cell>
          <table:table-cell office:value-type="float" office:value="93.8871" calcext:value-type="float">
            <text:p>93.887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111 <text:s text:c="5"/>12 0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1.3364323" calcext:value-type="float">
            <text:p>891.3364323</text:p>
          </table:table-cell>
          <table:table-cell office:value-type="float" office:value="1.72" calcext:value-type="float">
            <text:p>1.72</text:p>
          </table:table-cell>
          <table:table-cell office:value-type="float" office:value="-3.2638" calcext:value-type="float">
            <text:p>-3.2638</text:p>
          </table:table-cell>
          <table:table-cell office:value-type="float" office:value="3" calcext:value-type="float">
            <text:p>3</text:p>
          </table:table-cell>
          <table:table-cell office:value-type="float" office:value="437.3525" calcext:value-type="float">
            <text:p>437.3525</text:p>
          </table:table-cell>
          <table:table-cell office:value-type="float" office:value="55" calcext:value-type="float">
            <text:p>5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226 <text:s text:c="5"/>27 12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5.734555" calcext:value-type="float">
            <text:p>275.734555</text:p>
          </table:table-cell>
          <table:table-cell office:value-type="float" office:value="0.08" calcext:value-type="float">
            <text:p>0.08</text:p>
          </table:table-cell>
          <table:table-cell office:value-type="float" office:value="-3.2583" calcext:value-type="float">
            <text:p>-3.2583</text:p>
          </table:table-cell>
          <table:table-cell office:value-type="float" office:value="3" calcext:value-type="float">
            <text:p>3</text:p>
          </table:table-cell>
          <table:table-cell office:value-type="float" office:value="423.8887" calcext:value-type="float">
            <text:p>423.8887</text:p>
          </table:table-cell>
          <table:table-cell office:value-type="float" office:value="41" calcext:value-type="float">
            <text:p>4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2 8 <text:s text:c="5"/>2011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9964611" calcext:value-type="float">
            <text:p>820.9964611</text:p>
          </table:table-cell>
          <table:table-cell office:value-type="float" office:value="0.1817" calcext:value-type="float">
            <text:p>0.1817</text:p>
          </table:table-cell>
          <table:table-cell office:value-type="float" office:value="-3.2557" calcext:value-type="float">
            <text:p>-3.2557</text:p>
          </table:table-cell>
          <table:table-cell office:value-type="float" office:value="3" calcext:value-type="float">
            <text:p>3</text:p>
          </table:table-cell>
          <table:table-cell office:value-type="float" office:value="345.9865" calcext:value-type="float">
            <text:p>345.9865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5 4 <text:s text:c="5"/>1716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9.904589" calcext:value-type="float">
            <text:p>129.904589</text:p>
          </table:table-cell>
          <table:table-cell office:value-type="float" office:value="0.02" calcext:value-type="float">
            <text:p>0.02</text:p>
          </table:table-cell>
          <table:table-cell office:value-type="float" office:value="-3.2522" calcext:value-type="float">
            <text:p>-3.2522</text:p>
          </table:table-cell>
          <table:table-cell office:value-type="float" office:value="3" calcext:value-type="float">
            <text:p>3</text:p>
          </table:table-cell>
          <table:table-cell office:value-type="float" office:value="402.9033" calcext:value-type="float">
            <text:p>402.9033</text:p>
          </table:table-cell>
          <table:table-cell office:value-type="float" office:value="117" calcext:value-type="float">
            <text:p>11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4 5 <text:s text:c="5"/>191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6.5117376" calcext:value-type="float">
            <text:p>856.5117376</text:p>
          </table:table-cell>
          <table:table-cell office:value-type="float" office:value="0.0109" calcext:value-type="float">
            <text:p>0.0109</text:p>
          </table:table-cell>
          <table:table-cell office:value-type="float" office:value="-3.2504" calcext:value-type="float">
            <text:p>-3.2504</text:p>
          </table:table-cell>
          <table:table-cell office:value-type="float" office:value="3" calcext:value-type="float">
            <text:p>3</text:p>
          </table:table-cell>
          <table:table-cell office:value-type="float" office:value="44.7167" calcext:value-type="float">
            <text:p>44.716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2 7 <text:s text:c="6"/>8 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2.490769" calcext:value-type="float">
            <text:p>112.490769</text:p>
          </table:table-cell>
          <table:table-cell office:value-type="float" office:value="0.0031" calcext:value-type="float">
            <text:p>0.0031</text:p>
          </table:table-cell>
          <table:table-cell office:value-type="float" office:value="-3.2499" calcext:value-type="float">
            <text:p>-3.2499</text:p>
          </table:table-cell>
          <table:table-cell office:value-type="float" office:value="3" calcext:value-type="float">
            <text:p>3</text:p>
          </table:table-cell>
          <table:table-cell office:value-type="float" office:value="53.6879" calcext:value-type="float">
            <text:p>53.6879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4 3 <text:s text:c="6"/>7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2.076807" calcext:value-type="float">
            <text:p>242.076807</text:p>
          </table:table-cell>
          <table:table-cell office:value-type="float" office:value="0.03" calcext:value-type="float">
            <text:p>0.03</text:p>
          </table:table-cell>
          <table:table-cell office:value-type="float" office:value="-3.2469" calcext:value-type="float">
            <text:p>-3.2469</text:p>
          </table:table-cell>
          <table:table-cell office:value-type="float" office:value="3" calcext:value-type="float">
            <text:p>3</text:p>
          </table:table-cell>
          <table:table-cell office:value-type="float" office:value="346.299" calcext:value-type="float">
            <text:p>346.299</text:p>
          </table:table-cell>
          <table:table-cell office:value-type="float" office:value="37" calcext:value-type="float">
            <text:p>3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1 7 <text:s text:c="5"/>1810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7.7596077" calcext:value-type="float">
            <text:p>857.7596077</text:p>
          </table:table-cell>
          <table:table-cell office:value-type="float" office:value="1.392" calcext:value-type="float">
            <text:p>1.392</text:p>
          </table:table-cell>
          <table:table-cell office:value-type="float" office:value="-3.2324" calcext:value-type="float">
            <text:p>-3.2324</text:p>
          </table:table-cell>
          <table:table-cell office:value-type="float" office:value="3" calcext:value-type="float">
            <text:p>3</text:p>
          </table:table-cell>
          <table:table-cell office:value-type="float" office:value="406.6463" calcext:value-type="float">
            <text:p>406.6463</text:p>
          </table:table-cell>
          <table:table-cell office:value-type="float" office:value="53" calcext:value-type="float">
            <text:p>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125 <text:s text:c="5"/>26 02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6.679964" calcext:value-type="float">
            <text:p>116.679964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232" calcext:value-type="float">
            <text:p>-3.232</text:p>
          </table:table-cell>
          <table:table-cell office:value-type="float" office:value="3" calcext:value-type="float">
            <text:p>3</text:p>
          </table:table-cell>
          <table:table-cell office:value-type="float" office:value="118.0833" calcext:value-type="float">
            <text:p>118.0833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2 <text:s text:c="5"/>10 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79.5013137" calcext:value-type="float">
            <text:p>679.5013137</text:p>
          </table:table-cell>
          <table:table-cell office:value-type="float" office:value="0.007" calcext:value-type="float">
            <text:p>0.007</text:p>
          </table:table-cell>
          <table:table-cell office:value-type="float" office:value="-3.2302" calcext:value-type="float">
            <text:p>-3.2302</text:p>
          </table:table-cell>
          <table:table-cell office:value-type="float" office:value="3" calcext:value-type="float">
            <text:p>3</text:p>
          </table:table-cell>
          <table:table-cell office:value-type="float" office:value="59.7062" calcext:value-type="float">
            <text:p>59.7062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8 1 <text:s text:c="6"/>7 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7.1291055" calcext:value-type="float">
            <text:p>157.1291055</text:p>
          </table:table-cell>
          <table:table-cell office:value-type="float" office:value="0.0061" calcext:value-type="float">
            <text:p>0.0061</text:p>
          </table:table-cell>
          <table:table-cell office:value-type="float" office:value="-3.2295" calcext:value-type="float">
            <text:p>-3.2295</text:p>
          </table:table-cell>
          <table:table-cell office:value-type="float" office:value="3" calcext:value-type="float">
            <text:p>3</text:p>
          </table:table-cell>
          <table:table-cell office:value-type="float" office:value="411.0044" calcext:value-type="float">
            <text:p>411.0044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6 3 <text:s text:c="5"/>191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0.4757312" calcext:value-type="float">
            <text:p>700.4757312</text:p>
          </table:table-cell>
          <table:table-cell office:value-type="float" office:value="0.0826" calcext:value-type="float">
            <text:p>0.0826</text:p>
          </table:table-cell>
          <table:table-cell office:value-type="float" office:value="-3.2293" calcext:value-type="float">
            <text:p>-3.2293</text:p>
          </table:table-cell>
          <table:table-cell office:value-type="float" office:value="3" calcext:value-type="float">
            <text:p>3</text:p>
          </table:table-cell>
          <table:table-cell office:value-type="float" office:value="260.1652" calcext:value-type="float">
            <text:p>260.165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1 6 <text:s text:c="5"/>151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0.9209854" calcext:value-type="float">
            <text:p>310.9209854</text:p>
          </table:table-cell>
          <table:table-cell office:value-type="float" office:value="0.0109" calcext:value-type="float">
            <text:p>0.0109</text:p>
          </table:table-cell>
          <table:table-cell office:value-type="float" office:value="-3.2284" calcext:value-type="float">
            <text:p>-3.2284</text:p>
          </table:table-cell>
          <table:table-cell office:value-type="float" office:value="3" calcext:value-type="float">
            <text:p>3</text:p>
          </table:table-cell>
          <table:table-cell office:value-type="float" office:value="460.2653" calcext:value-type="float">
            <text:p>460.2653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3 9 <text:s text:c="5"/>2112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2.1727015" calcext:value-type="float">
            <text:p>212.1727015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2273" calcext:value-type="float">
            <text:p>-3.2273</text:p>
          </table:table-cell>
          <table:table-cell office:value-type="float" office:value="3" calcext:value-type="float">
            <text:p>3</text:p>
          </table:table-cell>
          <table:table-cell office:value-type="float" office:value="240.8439" calcext:value-type="float">
            <text:p>240.8439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0 6 <text:s text:c="5"/>15 9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5.2034791" calcext:value-type="float">
            <text:p>235.2034791</text:p>
          </table:table-cell>
          <table:table-cell office:value-type="float" office:value="0.01" calcext:value-type="float">
            <text:p>0.01</text:p>
          </table:table-cell>
          <table:table-cell office:value-type="float" office:value="-3.2263" calcext:value-type="float">
            <text:p>-3.2263</text:p>
          </table:table-cell>
          <table:table-cell office:value-type="float" office:value="3" calcext:value-type="float">
            <text:p>3</text:p>
          </table:table-cell>
          <table:table-cell office:value-type="float" office:value="423.0708" calcext:value-type="float">
            <text:p>423.0708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8 1 <text:s text:c="5"/>191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02.5059563" calcext:value-type="float">
            <text:p>102.5059563</text:p>
          </table:table-cell>
          <table:table-cell office:value-type="float" office:value="0.0036" calcext:value-type="float">
            <text:p>0.0036</text:p>
          </table:table-cell>
          <table:table-cell office:value-type="float" office:value="-3.2251" calcext:value-type="float">
            <text:p>-3.2251</text:p>
          </table:table-cell>
          <table:table-cell office:value-type="float" office:value="3" calcext:value-type="float">
            <text:p>3</text:p>
          </table:table-cell>
          <table:table-cell office:value-type="float" office:value="91.5975" calcext:value-type="float">
            <text:p>91.5975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6 3 <text:s text:c="6"/>9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7220835" calcext:value-type="float">
            <text:p>420.7220835</text:p>
          </table:table-cell>
          <table:table-cell office:value-type="float" office:value="0.0199" calcext:value-type="float">
            <text:p>0.0199</text:p>
          </table:table-cell>
          <table:table-cell office:value-type="float" office:value="-3.2238" calcext:value-type="float">
            <text:p>-3.2238</text:p>
          </table:table-cell>
          <table:table-cell office:value-type="float" office:value="3" calcext:value-type="float">
            <text:p>3</text:p>
          </table:table-cell>
          <table:table-cell office:value-type="float" office:value="108.9719" calcext:value-type="float">
            <text:p>108.9719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212 <text:s text:c="5"/>13 1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7.5207505" calcext:value-type="float">
            <text:p>217.52075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-3.2228" calcext:value-type="float">
            <text:p>-3.2228</text:p>
          </table:table-cell>
          <table:table-cell office:value-type="float" office:value="3" calcext:value-type="float">
            <text:p>3</text:p>
          </table:table-cell>
          <table:table-cell office:value-type="float" office:value="95.6655" calcext:value-type="float">
            <text:p>95.665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4 6 <text:s text:c="5"/>10 3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1.039173" calcext:value-type="float">
            <text:p>151.039173</text:p>
          </table:table-cell>
          <table:table-cell office:value-type="float" office:value="0.014" calcext:value-type="float">
            <text:p>0.014</text:p>
          </table:table-cell>
          <table:table-cell office:value-type="float" office:value="-3.2145" calcext:value-type="float">
            <text:p>-3.2145</text:p>
          </table:table-cell>
          <table:table-cell office:value-type="float" office:value="3" calcext:value-type="float">
            <text:p>3</text:p>
          </table:table-cell>
          <table:table-cell office:value-type="float" office:value="33.0063" calcext:value-type="float">
            <text:p>33.0063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3 4 <text:s text:c="6"/>6 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6.7434043" calcext:value-type="float">
            <text:p>616.7434043</text:p>
          </table:table-cell>
          <table:table-cell office:value-type="float" office:value="0.0111" calcext:value-type="float">
            <text:p>0.0111</text:p>
          </table:table-cell>
          <table:table-cell office:value-type="float" office:value="-3.2141" calcext:value-type="float">
            <text:p>-3.2141</text:p>
          </table:table-cell>
          <table:table-cell office:value-type="float" office:value="3" calcext:value-type="float">
            <text:p>3</text:p>
          </table:table-cell>
          <table:table-cell office:value-type="float" office:value="146.9997" calcext:value-type="float">
            <text:p>146.9997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9 3 <text:s text:c="5"/>1110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5.3660405" calcext:value-type="float">
            <text:p>345.3660405</text:p>
          </table:table-cell>
          <table:table-cell office:value-type="float" office:value="0.0194" calcext:value-type="float">
            <text:p>0.0194</text:p>
          </table:table-cell>
          <table:table-cell office:value-type="float" office:value="-3.2133" calcext:value-type="float">
            <text:p>-3.2133</text:p>
          </table:table-cell>
          <table:table-cell office:value-type="float" office:value="3" calcext:value-type="float">
            <text:p>3</text:p>
          </table:table-cell>
          <table:table-cell office:value-type="float" office:value="497.7386" calcext:value-type="float">
            <text:p>497.7386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210 <text:s text:c="5"/>2211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8092688" calcext:value-type="float">
            <text:p>285.8092688</text:p>
          </table:table-cell>
          <table:table-cell office:value-type="float" office:value="0.006" calcext:value-type="float">
            <text:p>0.006</text:p>
          </table:table-cell>
          <table:table-cell office:value-type="float" office:value="-3.2126" calcext:value-type="float">
            <text:p>-3.2126</text:p>
          </table:table-cell>
          <table:table-cell office:value-type="float" office:value="3" calcext:value-type="float">
            <text:p>3</text:p>
          </table:table-cell>
          <table:table-cell office:value-type="float" office:value="77.7337" calcext:value-type="float">
            <text:p>77.7337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2 8 <text:s text:c="5"/>10 1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72.660638" calcext:value-type="float">
            <text:p>472.660638</text:p>
          </table:table-cell>
          <table:table-cell office:value-type="float" office:value="0.0058" calcext:value-type="float">
            <text:p>0.0058</text:p>
          </table:table-cell>
          <table:table-cell office:value-type="float" office:value="-3.2091" calcext:value-type="float">
            <text:p>-3.2091</text:p>
          </table:table-cell>
          <table:table-cell office:value-type="float" office:value="3" calcext:value-type="float">
            <text:p>3</text:p>
          </table:table-cell>
          <table:table-cell office:value-type="float" office:value="28.5379" calcext:value-type="float">
            <text:p>28.5379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4 2 <text:s text:c="6"/>5 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69.424718" calcext:value-type="float">
            <text:p>169.424718</text:p>
          </table:table-cell>
          <table:table-cell office:value-type="float" office:value="0.02" calcext:value-type="float">
            <text:p>0.02</text:p>
          </table:table-cell>
          <table:table-cell office:value-type="float" office:value="-3.2073" calcext:value-type="float">
            <text:p>-3.2073</text:p>
          </table:table-cell>
          <table:table-cell office:value-type="float" office:value="3" calcext:value-type="float">
            <text:p>3</text:p>
          </table:table-cell>
          <table:table-cell office:value-type="float" office:value="487.4019" calcext:value-type="float">
            <text:p>487.4019</text:p>
          </table:table-cell>
          <table:table-cell office:value-type="float" office:value="129" calcext:value-type="float">
            <text:p>1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5 6 <text:s text:c="5"/>211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4.1761143" calcext:value-type="float">
            <text:p>824.1761143</text:p>
          </table:table-cell>
          <table:table-cell office:value-type="float" office:value="1.114" calcext:value-type="float">
            <text:p>1.114</text:p>
          </table:table-cell>
          <table:table-cell office:value-type="float" office:value="-3.2047" calcext:value-type="float">
            <text:p>-3.2047</text:p>
          </table:table-cell>
          <table:table-cell office:value-type="float" office:value="3" calcext:value-type="float">
            <text:p>3</text:p>
          </table:table-cell>
          <table:table-cell office:value-type="float" office:value="377.0548" calcext:value-type="float">
            <text:p>377.054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224 <text:s text:c="5"/>25 1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0.4597959" calcext:value-type="float">
            <text:p>140.4597959</text:p>
          </table:table-cell>
          <table:table-cell office:value-type="float" office:value="0.0048" calcext:value-type="float">
            <text:p>0.0048</text:p>
          </table:table-cell>
          <table:table-cell office:value-type="float" office:value="-3.2043" calcext:value-type="float">
            <text:p>-3.2043</text:p>
          </table:table-cell>
          <table:table-cell office:value-type="float" office:value="3" calcext:value-type="float">
            <text:p>3</text:p>
          </table:table-cell>
          <table:table-cell office:value-type="float" office:value="199.3647" calcext:value-type="float">
            <text:p>199.3647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2 1 <text:s text:c="5"/>131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2.956274" calcext:value-type="float">
            <text:p>212.956274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202" calcext:value-type="float">
            <text:p>-3.202</text:p>
          </table:table-cell>
          <table:table-cell office:value-type="float" office:value="3" calcext:value-type="float">
            <text:p>3</text:p>
          </table:table-cell>
          <table:table-cell office:value-type="float" office:value="207.3836" calcext:value-type="float">
            <text:p>207.3836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8 6 <text:s text:c="5"/>14 7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31.444599" calcext:value-type="float">
            <text:p>131.444599</text:p>
          </table:table-cell>
          <table:table-cell office:value-type="float" office:value="0.02" calcext:value-type="float">
            <text:p>0.02</text:p>
          </table:table-cell>
          <table:table-cell office:value-type="float" office:value="-3.1962" calcext:value-type="float">
            <text:p>-3.1962</text:p>
          </table:table-cell>
          <table:table-cell office:value-type="float" office:value="3" calcext:value-type="float">
            <text:p>3</text:p>
          </table:table-cell>
          <table:table-cell office:value-type="float" office:value="260.1652" calcext:value-type="float">
            <text:p>260.1652</text:p>
          </table:table-cell>
          <table:table-cell office:value-type="float" office:value="93" calcext:value-type="float">
            <text:p>9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3 2 <text:s text:c="5"/>151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7.9557661" calcext:value-type="float">
            <text:p>277.955766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3.1944" calcext:value-type="float">
            <text:p>-3.1944</text:p>
          </table:table-cell>
          <table:table-cell office:value-type="float" office:value="3" calcext:value-type="float">
            <text:p>3</text:p>
          </table:table-cell>
          <table:table-cell office:value-type="float" office:value="379.3348" calcext:value-type="float">
            <text:p>379.3348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2 8 <text:s text:c="5"/>1911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4.988078" calcext:value-type="float">
            <text:p>244.988078</text:p>
          </table:table-cell>
          <table:table-cell office:value-type="float" office:value="0.02" calcext:value-type="float">
            <text:p>0.02</text:p>
          </table:table-cell>
          <table:table-cell office:value-type="float" office:value="-3.1927" calcext:value-type="float">
            <text:p>-3.1927</text:p>
          </table:table-cell>
          <table:table-cell office:value-type="float" office:value="3" calcext:value-type="float">
            <text:p>3</text:p>
          </table:table-cell>
          <table:table-cell office:value-type="float" office:value="306.1914" calcext:value-type="float">
            <text:p>306.1914</text:p>
          </table:table-cell>
          <table:table-cell office:value-type="float" office:value="35" calcext:value-type="float">
            <text:p>3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1 7 <text:s text:c="5"/>1710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4.3712313" calcext:value-type="float">
            <text:p>454.3712313</text:p>
          </table:table-cell>
          <table:table-cell office:value-type="float" office:value="0.0303" calcext:value-type="float">
            <text:p>0.0303</text:p>
          </table:table-cell>
          <table:table-cell office:value-type="float" office:value="-3.1909" calcext:value-type="float">
            <text:p>-3.1909</text:p>
          </table:table-cell>
          <table:table-cell office:value-type="float" office:value="3" calcext:value-type="float">
            <text:p>3</text:p>
          </table:table-cell>
          <table:table-cell office:value-type="float" office:value="125.1733" calcext:value-type="float">
            <text:p>125.1733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113 <text:s text:c="5"/>14 0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6.8457233" calcext:value-type="float">
            <text:p>216.8457233</text:p>
          </table:table-cell>
          <table:table-cell office:value-type="float" office:value="0.0026" calcext:value-type="float">
            <text:p>0.0026</text:p>
          </table:table-cell>
          <table:table-cell office:value-type="float" office:value="-3.1903" calcext:value-type="float">
            <text:p>-3.1903</text:p>
          </table:table-cell>
          <table:table-cell office:value-type="float" office:value="3" calcext:value-type="float">
            <text:p>3</text:p>
          </table:table-cell>
          <table:table-cell office:value-type="float" office:value="120.2687" calcext:value-type="float">
            <text:p>120.2687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6 6 <text:s text:c="5"/>11 5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21.1356522" calcext:value-type="float">
            <text:p>221.1356522</text:p>
          </table:table-cell>
          <table:table-cell office:value-type="float" office:value="0.0071" calcext:value-type="float">
            <text:p>0.0071</text:p>
          </table:table-cell>
          <table:table-cell office:value-type="float" office:value="-3.1899" calcext:value-type="float">
            <text:p>-3.1899</text:p>
          </table:table-cell>
          <table:table-cell office:value-type="float" office:value="3" calcext:value-type="float">
            <text:p>3</text:p>
          </table:table-cell>
          <table:table-cell office:value-type="float" office:value="379.9126" calcext:value-type="float">
            <text:p>379.9126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7 2 <text:s text:c="5"/>181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0.3246151" calcext:value-type="float">
            <text:p>110.3246151</text:p>
          </table:table-cell>
          <table:table-cell office:value-type="float" office:value="0.0036" calcext:value-type="float">
            <text:p>0.0036</text:p>
          </table:table-cell>
          <table:table-cell office:value-type="float" office:value="-3.1892" calcext:value-type="float">
            <text:p>-3.1892</text:p>
          </table:table-cell>
          <table:table-cell office:value-type="float" office:value="3" calcext:value-type="float">
            <text:p>3</text:p>
          </table:table-cell>
          <table:table-cell office:value-type="float" office:value="253.3892" calcext:value-type="float">
            <text:p>253.3892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1 4 <text:s text:c="5"/>151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1.7731988" calcext:value-type="float">
            <text:p>251.7731988</text:p>
          </table:table-cell>
          <table:table-cell office:value-type="float" office:value="0.004" calcext:value-type="float">
            <text:p>0.004</text:p>
          </table:table-cell>
          <table:table-cell office:value-type="float" office:value="-3.1851" calcext:value-type="float">
            <text:p>-3.1851</text:p>
          </table:table-cell>
          <table:table-cell office:value-type="float" office:value="3" calcext:value-type="float">
            <text:p>3</text:p>
          </table:table-cell>
          <table:table-cell office:value-type="float" office:value="87.2673" calcext:value-type="float">
            <text:p>87.2673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3 7 <text:s text:c="5"/>10 2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4.9009648" calcext:value-type="float">
            <text:p>214.90096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1827" calcext:value-type="float">
            <text:p>-3.1827</text:p>
          </table:table-cell>
          <table:table-cell office:value-type="float" office:value="3" calcext:value-type="float">
            <text:p>3</text:p>
          </table:table-cell>
          <table:table-cell office:value-type="float" office:value="176.1327" calcext:value-type="float">
            <text:p>176.1327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8 6 <text:s text:c="5"/>13 7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0.5861431" calcext:value-type="float">
            <text:p>790.5861431</text:p>
          </table:table-cell>
          <table:table-cell office:value-type="float" office:value="0.8821" calcext:value-type="float">
            <text:p>0.8821</text:p>
          </table:table-cell>
          <table:table-cell office:value-type="float" office:value="-3.1808" calcext:value-type="float">
            <text:p>-3.1808</text:p>
          </table:table-cell>
          <table:table-cell office:value-type="float" office:value="3" calcext:value-type="float">
            <text:p>3</text:p>
          </table:table-cell>
          <table:table-cell office:value-type="float" office:value="348.5783" calcext:value-type="float">
            <text:p>348.5783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123 <text:s text:c="5"/>24 0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5.8671056" calcext:value-type="float">
            <text:p>215.8671056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179" calcext:value-type="float">
            <text:p>-3.179</text:p>
          </table:table-cell>
          <table:table-cell office:value-type="float" office:value="3" calcext:value-type="float">
            <text:p>3</text:p>
          </table:table-cell>
          <table:table-cell office:value-type="float" office:value="147.0923" calcext:value-type="float">
            <text:p>147.0923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6 6 <text:s text:c="5"/>12 5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1.6329817" calcext:value-type="float">
            <text:p>901.6329817</text:p>
          </table:table-cell>
          <table:table-cell office:value-type="float" office:value="0.3514" calcext:value-type="float">
            <text:p>0.3514</text:p>
          </table:table-cell>
          <table:table-cell office:value-type="float" office:value="-3.1756" calcext:value-type="float">
            <text:p>-3.1756</text:p>
          </table:table-cell>
          <table:table-cell office:value-type="float" office:value="3" calcext:value-type="float">
            <text:p>3</text:p>
          </table:table-cell>
          <table:table-cell office:value-type="float" office:value="411.0044" calcext:value-type="float">
            <text:p>411.0044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4 7 <text:s text:c="5"/>191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24.1530526" calcext:value-type="float">
            <text:p>224.1530526</text:p>
          </table:table-cell>
          <table:table-cell office:value-type="float" office:value="0.0073" calcext:value-type="float">
            <text:p>0.0073</text:p>
          </table:table-cell>
          <table:table-cell office:value-type="float" office:value="-3.1716" calcext:value-type="float">
            <text:p>-3.1716</text:p>
          </table:table-cell>
          <table:table-cell office:value-type="float" office:value="3" calcext:value-type="float">
            <text:p>3</text:p>
          </table:table-cell>
          <table:table-cell office:value-type="float" office:value="461.0426" calcext:value-type="float">
            <text:p>461.0426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 3 <text:s text:c="5"/>201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5.31347" calcext:value-type="float">
            <text:p>205.31347</text:p>
          </table:table-cell>
          <table:table-cell office:value-type="float" office:value="0.02" calcext:value-type="float">
            <text:p>0.02</text:p>
          </table:table-cell>
          <table:table-cell office:value-type="float" office:value="-3.1691" calcext:value-type="float">
            <text:p>-3.1691</text:p>
          </table:table-cell>
          <table:table-cell office:value-type="float" office:value="3" calcext:value-type="float">
            <text:p>3</text:p>
          </table:table-cell>
          <table:table-cell office:value-type="float" office:value="339.138" calcext:value-type="float">
            <text:p>339.138</text:p>
          </table:table-cell>
          <table:table-cell office:value-type="float" office:value="105" calcext:value-type="float">
            <text:p>10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6 1 <text:s text:c="5"/>171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3.8824887" calcext:value-type="float">
            <text:p>793.8824887</text:p>
          </table:table-cell>
          <table:table-cell office:value-type="float" office:value="0.1251" calcext:value-type="float">
            <text:p>0.1251</text:p>
          </table:table-cell>
          <table:table-cell office:value-type="float" office:value="-3.1678" calcext:value-type="float">
            <text:p>-3.1678</text:p>
          </table:table-cell>
          <table:table-cell office:value-type="float" office:value="3" calcext:value-type="float">
            <text:p>3</text:p>
          </table:table-cell>
          <table:table-cell office:value-type="float" office:value="307.0035" calcext:value-type="float">
            <text:p>307.0035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4 3 <text:s text:c="5"/>161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18.382174" calcext:value-type="float">
            <text:p>118.382174</text:p>
          </table:table-cell>
          <table:table-cell office:value-type="float" office:value="0.02" calcext:value-type="float">
            <text:p>0.02</text:p>
          </table:table-cell>
          <table:table-cell office:value-type="float" office:value="-3.1677" calcext:value-type="float">
            <text:p>-3.1677</text:p>
          </table:table-cell>
          <table:table-cell office:value-type="float" office:value="3" calcext:value-type="float">
            <text:p>3</text:p>
          </table:table-cell>
          <table:table-cell office:value-type="float" office:value="71.5749" calcext:value-type="float">
            <text:p>71.5749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6 3 <text:s text:c="6"/>8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38.566055" calcext:value-type="float">
            <text:p>138.566055</text:p>
          </table:table-cell>
          <table:table-cell office:value-type="float" office:value="0.02" calcext:value-type="float">
            <text:p>0.02</text:p>
          </table:table-cell>
          <table:table-cell office:value-type="float" office:value="-3.1677" calcext:value-type="float">
            <text:p>-3.1677</text:p>
          </table:table-cell>
          <table:table-cell office:value-type="float" office:value="3" calcext:value-type="float">
            <text:p>3</text:p>
          </table:table-cell>
          <table:table-cell office:value-type="float" office:value="169.7249" calcext:value-type="float">
            <text:p>169.7249</text:p>
          </table:table-cell>
          <table:table-cell office:value-type="float" office:value="75" calcext:value-type="float">
            <text:p>7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1 2 <text:s text:c="5"/>121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8.732732" calcext:value-type="float">
            <text:p>218.732732</text:p>
          </table:table-cell>
          <table:table-cell office:value-type="float" office:value="0.018" calcext:value-type="float">
            <text:p>0.018</text:p>
          </table:table-cell>
          <table:table-cell office:value-type="float" office:value="-3.1652" calcext:value-type="float">
            <text:p>-3.1652</text:p>
          </table:table-cell>
          <table:table-cell office:value-type="float" office:value="3" calcext:value-type="float">
            <text:p>3</text:p>
          </table:table-cell>
          <table:table-cell office:value-type="float" office:value="35.2166" calcext:value-type="float">
            <text:p>35.2166</text:p>
          </table:table-cell>
          <table:table-cell office:value-type="float" office:value="45" calcext:value-type="float">
            <text:p>4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1 6 <text:s text:c="6"/>7 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8.0158273" calcext:value-type="float">
            <text:p>488.0158273</text:p>
          </table:table-cell>
          <table:table-cell office:value-type="float" office:value="0.047" calcext:value-type="float">
            <text:p>0.047</text:p>
          </table:table-cell>
          <table:table-cell office:value-type="float" office:value="-3.1652" calcext:value-type="float">
            <text:p>-3.1652</text:p>
          </table:table-cell>
          <table:table-cell office:value-type="float" office:value="3" calcext:value-type="float">
            <text:p>3</text:p>
          </table:table-cell>
          <table:table-cell office:value-type="float" office:value="142.4912" calcext:value-type="float">
            <text:p>142.4912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214 <text:s text:c="5"/>15 1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2.4639329" calcext:value-type="float">
            <text:p>312.4639329</text:p>
          </table:table-cell>
          <table:table-cell office:value-type="float" office:value="0.0096" calcext:value-type="float">
            <text:p>0.0096</text:p>
          </table:table-cell>
          <table:table-cell office:value-type="float" office:value="-3.1618" calcext:value-type="float">
            <text:p>-3.1618</text:p>
          </table:table-cell>
          <table:table-cell office:value-type="float" office:value="3" calcext:value-type="float">
            <text:p>3</text:p>
          </table:table-cell>
          <table:table-cell office:value-type="float" office:value="413.466" calcext:value-type="float">
            <text:p>413.466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1 9 <text:s text:c="5"/>2010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0220041" calcext:value-type="float">
            <text:p>587.0220041</text:p>
          </table:table-cell>
          <table:table-cell office:value-type="float" office:value="0.0053" calcext:value-type="float">
            <text:p>0.0053</text:p>
          </table:table-cell>
          <table:table-cell office:value-type="float" office:value="-3.1614" calcext:value-type="float">
            <text:p>-3.1614</text:p>
          </table:table-cell>
          <table:table-cell office:value-type="float" office:value="3" calcext:value-type="float">
            <text:p>3</text:p>
          </table:table-cell>
          <table:table-cell office:value-type="float" office:value="38.0415" calcext:value-type="float">
            <text:p>38.0415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5 3 <text:s text:c="6"/>6 2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6.9898845" calcext:value-type="float">
            <text:p>756.9898845</text:p>
          </table:table-cell>
          <table:table-cell office:value-type="float" office:value="0.6893" calcext:value-type="float">
            <text:p>0.6893</text:p>
          </table:table-cell>
          <table:table-cell office:value-type="float" office:value="-3.1607" calcext:value-type="float">
            <text:p>-3.1607</text:p>
          </table:table-cell>
          <table:table-cell office:value-type="float" office:value="3" calcext:value-type="float">
            <text:p>3</text:p>
          </table:table-cell>
          <table:table-cell office:value-type="float" office:value="321.217" calcext:value-type="float">
            <text:p>321.217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222 <text:s text:c="5"/>23 1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4.100976" calcext:value-type="float">
            <text:p>174.100976</text:p>
          </table:table-cell>
          <table:table-cell office:value-type="float" office:value="0.02" calcext:value-type="float">
            <text:p>0.02</text:p>
          </table:table-cell>
          <table:table-cell office:value-type="float" office:value="-3.1565" calcext:value-type="float">
            <text:p>-3.1565</text:p>
          </table:table-cell>
          <table:table-cell office:value-type="float" office:value="3" calcext:value-type="float">
            <text:p>3</text:p>
          </table:table-cell>
          <table:table-cell office:value-type="float" office:value="264.5497" calcext:value-type="float">
            <text:p>264.5497</text:p>
          </table:table-cell>
          <table:table-cell office:value-type="float" office:value="93" calcext:value-type="float">
            <text:p>9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4 1 <text:s text:c="5"/>151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4.611028" calcext:value-type="float">
            <text:p>204.611028</text:p>
          </table:table-cell>
          <table:table-cell office:value-type="float" office:value="0.03" calcext:value-type="float">
            <text:p>0.03</text:p>
          </table:table-cell>
          <table:table-cell office:value-type="float" office:value="-3.156" calcext:value-type="float">
            <text:p>-3.156</text:p>
          </table:table-cell>
          <table:table-cell office:value-type="float" office:value="3" calcext:value-type="float">
            <text:p>3</text:p>
          </table:table-cell>
          <table:table-cell office:value-type="float" office:value="416.2457" calcext:value-type="float">
            <text:p>416.2457</text:p>
          </table:table-cell>
          <table:table-cell office:value-type="float" office:value="117" calcext:value-type="float">
            <text:p>11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7 2 <text:s text:c="5"/>191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99.0803489" calcext:value-type="float">
            <text:p>499.0803489</text:p>
          </table:table-cell>
          <table:table-cell office:value-type="float" office:value="0.0043" calcext:value-type="float">
            <text:p>0.0043</text:p>
          </table:table-cell>
          <table:table-cell office:value-type="float" office:value="-3.1544" calcext:value-type="float">
            <text:p>-3.1544</text:p>
          </table:table-cell>
          <table:table-cell office:value-type="float" office:value="3" calcext:value-type="float">
            <text:p>3</text:p>
          </table:table-cell>
          <table:table-cell office:value-type="float" office:value="31.0831" calcext:value-type="float">
            <text:p>31.0831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6 1 <text:s text:c="6"/>5 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9.019099" calcext:value-type="float">
            <text:p>359.0190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3.1533" calcext:value-type="float">
            <text:p>-3.1533</text:p>
          </table:table-cell>
          <table:table-cell office:value-type="float" office:value="3" calcext:value-type="float">
            <text:p>3</text:p>
          </table:table-cell>
          <table:table-cell office:value-type="float" office:value="47.7306" calcext:value-type="float">
            <text:p>47.7306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5 2 <text:s text:c="6"/>6 6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6.326853" calcext:value-type="float">
            <text:p>246.326853</text:p>
          </table:table-cell>
          <table:table-cell office:value-type="float" office:value="0.05" calcext:value-type="float">
            <text:p>0.05</text:p>
          </table:table-cell>
          <table:table-cell office:value-type="float" office:value="-3.1518" calcext:value-type="float">
            <text:p>-3.1518</text:p>
          </table:table-cell>
          <table:table-cell office:value-type="float" office:value="3" calcext:value-type="float">
            <text:p>3</text:p>
          </table:table-cell>
          <table:table-cell office:value-type="float" office:value="268.2804" calcext:value-type="float">
            <text:p>268.2804</text:p>
          </table:table-cell>
          <table:table-cell office:value-type="float" office:value="33" calcext:value-type="float">
            <text:p>3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9 7 <text:s text:c="5"/>16 8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46.0087163" calcext:value-type="float">
            <text:p>546.0087163</text:p>
          </table:table-cell>
          <table:table-cell office:value-type="float" office:value="0.0102" calcext:value-type="float">
            <text:p>0.0102</text:p>
          </table:table-cell>
          <table:table-cell office:value-type="float" office:value="-3.1491" calcext:value-type="float">
            <text:p>-3.1491</text:p>
          </table:table-cell>
          <table:table-cell office:value-type="float" office:value="3" calcext:value-type="float">
            <text:p>3</text:p>
          </table:table-cell>
          <table:table-cell office:value-type="float" office:value="147.0962" calcext:value-type="float">
            <text:p>147.096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9 4 <text:s text:c="5"/>1110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36.0622771" calcext:value-type="float">
            <text:p>736.0622771</text:p>
          </table:table-cell>
          <table:table-cell office:value-type="float" office:value="0.0827" calcext:value-type="float">
            <text:p>0.0827</text:p>
          </table:table-cell>
          <table:table-cell office:value-type="float" office:value="-3.1465" calcext:value-type="float">
            <text:p>-3.1465</text:p>
          </table:table-cell>
          <table:table-cell office:value-type="float" office:value="3" calcext:value-type="float">
            <text:p>3</text:p>
          </table:table-cell>
          <table:table-cell office:value-type="float" office:value="270.3571" calcext:value-type="float">
            <text:p>270.3571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3 4 <text:s text:c="5"/>1514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1.6557353" calcext:value-type="float">
            <text:p>521.6557353</text:p>
          </table:table-cell>
          <table:table-cell office:value-type="float" office:value="0.072" calcext:value-type="float">
            <text:p>0.072</text:p>
          </table:table-cell>
          <table:table-cell office:value-type="float" office:value="-3.1461" calcext:value-type="float">
            <text:p>-3.1461</text:p>
          </table:table-cell>
          <table:table-cell office:value-type="float" office:value="3" calcext:value-type="float">
            <text:p>3</text:p>
          </table:table-cell>
          <table:table-cell office:value-type="float" office:value="160.9257" calcext:value-type="float">
            <text:p>160.925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115 <text:s text:c="5"/>16 0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92.3419785" calcext:value-type="float">
            <text:p>192.3419785</text:p>
          </table:table-cell>
          <table:table-cell office:value-type="float" office:value="0.0047" calcext:value-type="float">
            <text:p>0.0047</text:p>
          </table:table-cell>
          <table:table-cell office:value-type="float" office:value="-3.1461" calcext:value-type="float">
            <text:p>-3.1461</text:p>
          </table:table-cell>
          <table:table-cell office:value-type="float" office:value="3" calcext:value-type="float">
            <text:p>3</text:p>
          </table:table-cell>
          <table:table-cell office:value-type="float" office:value="300.5877" calcext:value-type="float">
            <text:p>300.587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5 2 <text:s text:c="5"/>161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3.3875279" calcext:value-type="float">
            <text:p>723.3875279</text:p>
          </table:table-cell>
          <table:table-cell office:value-type="float" office:value="0.5309" calcext:value-type="float">
            <text:p>0.5309</text:p>
          </table:table-cell>
          <table:table-cell office:value-type="float" office:value="-3.1448" calcext:value-type="float">
            <text:p>-3.1448</text:p>
          </table:table-cell>
          <table:table-cell office:value-type="float" office:value="3" calcext:value-type="float">
            <text:p>3</text:p>
          </table:table-cell>
          <table:table-cell office:value-type="float" office:value="294.971" calcext:value-type="float">
            <text:p>294.971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121 <text:s text:c="5"/>22 0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69.483646" calcext:value-type="float">
            <text:p>169.483646</text:p>
          </table:table-cell>
          <table:table-cell office:value-type="float" office:value="0.02" calcext:value-type="float">
            <text:p>0.02</text:p>
          </table:table-cell>
          <table:table-cell office:value-type="float" office:value="-3.1436" calcext:value-type="float">
            <text:p>-3.1436</text:p>
          </table:table-cell>
          <table:table-cell office:value-type="float" office:value="3" calcext:value-type="float">
            <text:p>3</text:p>
          </table:table-cell>
          <table:table-cell office:value-type="float" office:value="333.4846" calcext:value-type="float">
            <text:p>333.4846</text:p>
          </table:table-cell>
          <table:table-cell office:value-type="float" office:value="105" calcext:value-type="float">
            <text:p>10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5 2 <text:s text:c="5"/>171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9.4723224" calcext:value-type="float">
            <text:p>319.4723224</text:p>
          </table:table-cell>
          <table:table-cell office:value-type="float" office:value="0.0074" calcext:value-type="float">
            <text:p>0.0074</text:p>
          </table:table-cell>
          <table:table-cell office:value-type="float" office:value="-3.1428" calcext:value-type="float">
            <text:p>-3.1428</text:p>
          </table:table-cell>
          <table:table-cell office:value-type="float" office:value="3" calcext:value-type="float">
            <text:p>3</text:p>
          </table:table-cell>
          <table:table-cell office:value-type="float" office:value="91.7077" calcext:value-type="float">
            <text:p>91.7077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3 9 <text:s text:c="5"/>11 2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6.7353092" calcext:value-type="float">
            <text:p>346.7353092</text:p>
          </table:table-cell>
          <table:table-cell office:value-type="float" office:value="0.0172" calcext:value-type="float">
            <text:p>0.0172</text:p>
          </table:table-cell>
          <table:table-cell office:value-type="float" office:value="-3.1424" calcext:value-type="float">
            <text:p>-3.1424</text:p>
          </table:table-cell>
          <table:table-cell office:value-type="float" office:value="3" calcext:value-type="float">
            <text:p>3</text:p>
          </table:table-cell>
          <table:table-cell office:value-type="float" office:value="448.6995" calcext:value-type="float">
            <text:p>448.6995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210 <text:s text:c="5"/>2111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9.4627227" calcext:value-type="float">
            <text:p>279.4627227</text:p>
          </table:table-cell>
          <table:table-cell office:value-type="float" office:value="0.0045" calcext:value-type="float">
            <text:p>0.0045</text:p>
          </table:table-cell>
          <table:table-cell office:value-type="float" office:value="-3.1401" calcext:value-type="float">
            <text:p>-3.1401</text:p>
          </table:table-cell>
          <table:table-cell office:value-type="float" office:value="3" calcext:value-type="float">
            <text:p>3</text:p>
          </table:table-cell>
          <table:table-cell office:value-type="float" office:value="336.9771" calcext:value-type="float">
            <text:p>336.9771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0 8 <text:s text:c="5"/>18 9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64.391465" calcext:value-type="float">
            <text:p>164.391465</text:p>
          </table:table-cell>
          <table:table-cell office:value-type="float" office:value="0.02" calcext:value-type="float">
            <text:p>0.02</text:p>
          </table:table-cell>
          <table:table-cell office:value-type="float" office:value="-3.1385" calcext:value-type="float">
            <text:p>-3.1385</text:p>
          </table:table-cell>
          <table:table-cell office:value-type="float" office:value="3" calcext:value-type="float">
            <text:p>3</text:p>
          </table:table-cell>
          <table:table-cell office:value-type="float" office:value="230.537" calcext:value-type="float">
            <text:p>230.537</text:p>
          </table:table-cell>
          <table:table-cell office:value-type="float" office:value="87" calcext:value-type="float">
            <text:p>8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3 2 <text:s text:c="5"/>141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0.7651445" calcext:value-type="float">
            <text:p>380.7651445</text:p>
          </table:table-cell>
          <table:table-cell office:value-type="float" office:value="0.0287" calcext:value-type="float">
            <text:p>0.0287</text:p>
          </table:table-cell>
          <table:table-cell office:value-type="float" office:value="-3.1345" calcext:value-type="float">
            <text:p>-3.1345</text:p>
          </table:table-cell>
          <table:table-cell office:value-type="float" office:value="3" calcext:value-type="float">
            <text:p>3</text:p>
          </table:table-cell>
          <table:table-cell office:value-type="float" office:value="485.0376" calcext:value-type="float">
            <text:p>485.0376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111 <text:s text:c="5"/>2210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0.362725" calcext:value-type="float">
            <text:p>200.362725</text:p>
          </table:table-cell>
          <table:table-cell office:value-type="float" office:value="0.02" calcext:value-type="float">
            <text:p>0.02</text:p>
          </table:table-cell>
          <table:table-cell office:value-type="float" office:value="-3.1339" calcext:value-type="float">
            <text:p>-3.1339</text:p>
          </table:table-cell>
          <table:table-cell office:value-type="float" office:value="3" calcext:value-type="float">
            <text:p>3</text:p>
          </table:table-cell>
          <table:table-cell office:value-type="float" office:value="454.3593" calcext:value-type="float">
            <text:p>454.3593</text:p>
          </table:table-cell>
          <table:table-cell office:value-type="float" office:value="123" calcext:value-type="float">
            <text:p>1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7 4 <text:s text:c="5"/>201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9.7792617" calcext:value-type="float">
            <text:p>689.7792617</text:p>
          </table:table-cell>
          <table:table-cell office:value-type="float" office:value="0.4023" calcext:value-type="float">
            <text:p>0.4023</text:p>
          </table:table-cell>
          <table:table-cell office:value-type="float" office:value="-3.1331" calcext:value-type="float">
            <text:p>-3.1331</text:p>
          </table:table-cell>
          <table:table-cell office:value-type="float" office:value="3" calcext:value-type="float">
            <text:p>3</text:p>
          </table:table-cell>
          <table:table-cell office:value-type="float" office:value="269.8405" calcext:value-type="float">
            <text:p>269.8405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220 <text:s text:c="5"/>21 1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5.2908021" calcext:value-type="float">
            <text:p>555.2908021</text:p>
          </table:table-cell>
          <table:table-cell office:value-type="float" office:value="0.1072" calcext:value-type="float">
            <text:p>0.1072</text:p>
          </table:table-cell>
          <table:table-cell office:value-type="float" office:value="-3.133" calcext:value-type="float">
            <text:p>-3.133</text:p>
          </table:table-cell>
          <table:table-cell office:value-type="float" office:value="3" calcext:value-type="float">
            <text:p>3</text:p>
          </table:table-cell>
          <table:table-cell office:value-type="float" office:value="180.4765" calcext:value-type="float">
            <text:p>180.4765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216 <text:s text:c="5"/>17 1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1.3032657" calcext:value-type="float">
            <text:p>251.30326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3.1259" calcext:value-type="float">
            <text:p>-3.1259</text:p>
          </table:table-cell>
          <table:table-cell office:value-type="float" office:value="3" calcext:value-type="float">
            <text:p>3</text:p>
          </table:table-cell>
          <table:table-cell office:value-type="float" office:value="111.8861" calcext:value-type="float">
            <text:p>111.8861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5 7 <text:s text:c="5"/>11 4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6.1652728" calcext:value-type="float">
            <text:p>656.1652728</text:p>
          </table:table-cell>
          <table:table-cell office:value-type="float" office:value="0.2993" calcext:value-type="float">
            <text:p>0.2993</text:p>
          </table:table-cell>
          <table:table-cell office:value-type="float" office:value="-3.1258" calcext:value-type="float">
            <text:p>-3.1258</text:p>
          </table:table-cell>
          <table:table-cell office:value-type="float" office:value="3" calcext:value-type="float">
            <text:p>3</text:p>
          </table:table-cell>
          <table:table-cell office:value-type="float" office:value="245.8256" calcext:value-type="float">
            <text:p>245.8256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119 <text:s text:c="5"/>20 0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8.9208631" calcext:value-type="float">
            <text:p>588.9208631</text:p>
          </table:table-cell>
          <table:table-cell office:value-type="float" office:value="0.1549" calcext:value-type="float">
            <text:p>0.1549</text:p>
          </table:table-cell>
          <table:table-cell office:value-type="float" office:value="-3.1255" calcext:value-type="float">
            <text:p>-3.1255</text:p>
          </table:table-cell>
          <table:table-cell office:value-type="float" office:value="3" calcext:value-type="float">
            <text:p>3</text:p>
          </table:table-cell>
          <table:table-cell office:value-type="float" office:value="201.1435" calcext:value-type="float">
            <text:p>201.1435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117 <text:s text:c="5"/>18 0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2.545746" calcext:value-type="float">
            <text:p>622.545746</text:p>
          </table:table-cell>
          <table:table-cell office:value-type="float" office:value="0.2179" calcext:value-type="float">
            <text:p>0.2179</text:p>
          </table:table-cell>
          <table:table-cell office:value-type="float" office:value="-3.1232" calcext:value-type="float">
            <text:p>-3.1232</text:p>
          </table:table-cell>
          <table:table-cell office:value-type="float" office:value="3" calcext:value-type="float">
            <text:p>3</text:p>
          </table:table-cell>
          <table:table-cell office:value-type="float" office:value="222.9266" calcext:value-type="float">
            <text:p>222.9266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218 <text:s text:c="5"/>19 1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7.901483" calcext:value-type="float">
            <text:p>247.901483</text:p>
          </table:table-cell>
          <table:table-cell office:value-type="float" office:value="0.02" calcext:value-type="float">
            <text:p>0.02</text:p>
          </table:table-cell>
          <table:table-cell office:value-type="float" office:value="-3.119" calcext:value-type="float">
            <text:p>-3.119</text:p>
          </table:table-cell>
          <table:table-cell office:value-type="float" office:value="3" calcext:value-type="float">
            <text:p>3</text:p>
          </table:table-cell>
          <table:table-cell office:value-type="float" office:value="232.5748" calcext:value-type="float">
            <text:p>232.5748</text:p>
          </table:table-cell>
          <table:table-cell office:value-type="float" office:value="31" calcext:value-type="float">
            <text:p>3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9 7 <text:s text:c="5"/>15 8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8.5358982" calcext:value-type="float">
            <text:p>898.5358982</text:p>
          </table:table-cell>
          <table:table-cell office:value-type="float" office:value="0.0091" calcext:value-type="float">
            <text:p>0.0091</text:p>
          </table:table-cell>
          <table:table-cell office:value-type="float" office:value="-3.1181" calcext:value-type="float">
            <text:p>-3.1181</text:p>
          </table:table-cell>
          <table:table-cell office:value-type="float" office:value="3" calcext:value-type="float">
            <text:p>3</text:p>
          </table:table-cell>
          <table:table-cell office:value-type="float" office:value="117.0278" calcext:value-type="float">
            <text:p>117.0278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0 2 <text:s text:c="5"/>10 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66.4040979" calcext:value-type="float">
            <text:p>566.4040979</text:p>
          </table:table-cell>
          <table:table-cell office:value-type="float" office:value="0.0043" calcext:value-type="float">
            <text:p>0.0043</text:p>
          </table:table-cell>
          <table:table-cell office:value-type="float" office:value="-3.1113" calcext:value-type="float">
            <text:p>-3.1113</text:p>
          </table:table-cell>
          <table:table-cell office:value-type="float" office:value="3" calcext:value-type="float">
            <text:p>3</text:p>
          </table:table-cell>
          <table:table-cell office:value-type="float" office:value="41.8853" calcext:value-type="float">
            <text:p>41.8853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6 2 <text:s text:c="6"/>6 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4.330026" calcext:value-type="float">
            <text:p>184.330026</text:p>
          </table:table-cell>
          <table:table-cell office:value-type="float" office:value="0.016" calcext:value-type="float">
            <text:p>0.016</text:p>
          </table:table-cell>
          <table:table-cell office:value-type="float" office:value="-3.1081" calcext:value-type="float">
            <text:p>-3.1081</text:p>
          </table:table-cell>
          <table:table-cell office:value-type="float" office:value="3" calcext:value-type="float">
            <text:p>3</text:p>
          </table:table-cell>
          <table:table-cell office:value-type="float" office:value="13.4193" calcext:value-type="float">
            <text:p>13.4193</text:p>
          </table:table-cell>
          <table:table-cell office:value-type="float" office:value="11" calcext:value-type="float">
            <text:p>1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1 5 <text:s text:c="6"/>4 0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96.083755" calcext:value-type="float">
            <text:p>196.083755</text:p>
          </table:table-cell>
          <table:table-cell office:value-type="float" office:value="0.02" calcext:value-type="float">
            <text:p>0.02</text:p>
          </table:table-cell>
          <table:table-cell office:value-type="float" office:value="-3.1063" calcext:value-type="float">
            <text:p>-3.1063</text:p>
          </table:table-cell>
          <table:table-cell office:value-type="float" office:value="3" calcext:value-type="float">
            <text:p>3</text:p>
          </table:table-cell>
          <table:table-cell office:value-type="float" office:value="373.372" calcext:value-type="float">
            <text:p>373.372</text:p>
          </table:table-cell>
          <table:table-cell office:value-type="float" office:value="111" calcext:value-type="float">
            <text:p>11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6 3 <text:s text:c="5"/>181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2.668503" calcext:value-type="float">
            <text:p>122.668503</text:p>
          </table:table-cell>
          <table:table-cell office:value-type="float" office:value="0.02" calcext:value-type="float">
            <text:p>0.02</text:p>
          </table:table-cell>
          <table:table-cell office:value-type="float" office:value="-3.1054" calcext:value-type="float">
            <text:p>-3.1054</text:p>
          </table:table-cell>
          <table:table-cell office:value-type="float" office:value="3" calcext:value-type="float">
            <text:p>3</text:p>
          </table:table-cell>
          <table:table-cell office:value-type="float" office:value="113.9915" calcext:value-type="float">
            <text:p>113.9915</text:p>
          </table:table-cell>
          <table:table-cell office:value-type="float" office:value="63" calcext:value-type="float">
            <text:p>6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8 3 <text:s text:c="5"/>10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4619985" calcext:value-type="float">
            <text:p>285.4619985</text:p>
          </table:table-cell>
          <table:table-cell office:value-type="float" office:value="0.005" calcext:value-type="float">
            <text:p>0.005</text:p>
          </table:table-cell>
          <table:table-cell office:value-type="float" office:value="-3.1036" calcext:value-type="float">
            <text:p>-3.1036</text:p>
          </table:table-cell>
          <table:table-cell office:value-type="float" office:value="3" calcext:value-type="float">
            <text:p>3</text:p>
          </table:table-cell>
          <table:table-cell office:value-type="float" office:value="102.3641" calcext:value-type="float">
            <text:p>102.3641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4 8 <text:s text:c="5"/>11 3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3.8477423" calcext:value-type="float">
            <text:p>313.8477423</text:p>
          </table:table-cell>
          <table:table-cell office:value-type="float" office:value="0.0084" calcext:value-type="float">
            <text:p>0.0084</text:p>
          </table:table-cell>
          <table:table-cell office:value-type="float" office:value="-3.1031" calcext:value-type="float">
            <text:p>-3.1031</text:p>
          </table:table-cell>
          <table:table-cell office:value-type="float" office:value="3" calcext:value-type="float">
            <text:p>3</text:p>
          </table:table-cell>
          <table:table-cell office:value-type="float" office:value="368.866" calcext:value-type="float">
            <text:p>368.866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1 9 <text:s text:c="5"/>1910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0.6217127" calcext:value-type="float">
            <text:p>890.6217127</text:p>
          </table:table-cell>
          <table:table-cell office:value-type="float" office:value="1.749" calcext:value-type="float">
            <text:p>1.749</text:p>
          </table:table-cell>
          <table:table-cell office:value-type="float" office:value="-3.1009" calcext:value-type="float">
            <text:p>-3.1009</text:p>
          </table:table-cell>
          <table:table-cell office:value-type="float" office:value="3" calcext:value-type="float">
            <text:p>3</text:p>
          </table:table-cell>
          <table:table-cell office:value-type="float" office:value="500.0249" calcext:value-type="float">
            <text:p>500.024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8 226 <text:s text:c="5"/>28 12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5.6126004" calcext:value-type="float">
            <text:p>685.6126004</text:p>
          </table:table-cell>
          <table:table-cell office:value-type="float" office:value="0.0062" calcext:value-type="float">
            <text:p>0.0062</text:p>
          </table:table-cell>
          <table:table-cell office:value-type="float" office:value="-3.0985" calcext:value-type="float">
            <text:p>-3.0985</text:p>
          </table:table-cell>
          <table:table-cell office:value-type="float" office:value="3" calcext:value-type="float">
            <text:p>3</text:p>
          </table:table-cell>
          <table:table-cell office:value-type="float" office:value="48.6752" calcext:value-type="float">
            <text:p>48.6752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4 4 <text:s text:c="6"/>7 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8.9917" calcext:value-type="float">
            <text:p>248.9917</text:p>
          </table:table-cell>
          <table:table-cell office:value-type="float" office:value="0.02" calcext:value-type="float">
            <text:p>0.02</text:p>
          </table:table-cell>
          <table:table-cell office:value-type="float" office:value="-3.0981" calcext:value-type="float">
            <text:p>-3.0981</text:p>
          </table:table-cell>
          <table:table-cell office:value-type="float" office:value="3" calcext:value-type="float">
            <text:p>3</text:p>
          </table:table-cell>
          <table:table-cell office:value-type="float" office:value="199.0781" calcext:value-type="float">
            <text:p>199.0781</text:p>
          </table:table-cell>
          <table:table-cell office:value-type="float" office:value="29" calcext:value-type="float">
            <text:p>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7 7 <text:s text:c="5"/>14 6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0.700606" calcext:value-type="float">
            <text:p>250.700606</text:p>
          </table:table-cell>
          <table:table-cell office:value-type="float" office:value="0.02" calcext:value-type="float">
            <text:p>0.02</text:p>
          </table:table-cell>
          <table:table-cell office:value-type="float" office:value="-3.0974" calcext:value-type="float">
            <text:p>-3.0974</text:p>
          </table:table-cell>
          <table:table-cell office:value-type="float" office:value="3" calcext:value-type="float">
            <text:p>3</text:p>
          </table:table-cell>
          <table:table-cell office:value-type="float" office:value="138.7299" calcext:value-type="float">
            <text:p>138.7299</text:p>
          </table:table-cell>
          <table:table-cell office:value-type="float" office:value="25" calcext:value-type="float">
            <text:p>2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5 7 <text:s text:c="5"/>12 4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60.479746" calcext:value-type="float">
            <text:p>260.479746</text:p>
          </table:table-cell>
          <table:table-cell office:value-type="float" office:value="0.02" calcext:value-type="float">
            <text:p>0.02</text:p>
          </table:table-cell>
          <table:table-cell office:value-type="float" office:value="-3.0948" calcext:value-type="float">
            <text:p>-3.0948</text:p>
          </table:table-cell>
          <table:table-cell office:value-type="float" office:value="3" calcext:value-type="float">
            <text:p>3</text:p>
          </table:table-cell>
          <table:table-cell office:value-type="float" office:value="22.3944" calcext:value-type="float">
            <text:p>22.3944</text:p>
          </table:table-cell>
          <table:table-cell office:value-type="float" office:value="33" calcext:value-type="float">
            <text:p>3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3 2 <text:s text:c="6"/>4 4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0.2834849" calcext:value-type="float">
            <text:p>150.2834849</text:p>
          </table:table-cell>
          <table:table-cell office:value-type="float" office:value="0.0029" calcext:value-type="float">
            <text:p>0.0029</text:p>
          </table:table-cell>
          <table:table-cell office:value-type="float" office:value="-3.0944" calcext:value-type="float">
            <text:p>-3.0944</text:p>
          </table:table-cell>
          <table:table-cell office:value-type="float" office:value="3" calcext:value-type="float">
            <text:p>3</text:p>
          </table:table-cell>
          <table:table-cell office:value-type="float" office:value="48.675" calcext:value-type="float">
            <text:p>48.675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3 4 <text:s text:c="6"/>7 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0.8972827" calcext:value-type="float">
            <text:p>280.8972827</text:p>
          </table:table-cell>
          <table:table-cell office:value-type="float" office:value="0.0039" calcext:value-type="float">
            <text:p>0.0039</text:p>
          </table:table-cell>
          <table:table-cell office:value-type="float" office:value="-3.0941" calcext:value-type="float">
            <text:p>-3.0941</text:p>
          </table:table-cell>
          <table:table-cell office:value-type="float" office:value="3" calcext:value-type="float">
            <text:p>3</text:p>
          </table:table-cell>
          <table:table-cell office:value-type="float" office:value="296.8217" calcext:value-type="float">
            <text:p>296.8217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0 8 <text:s text:c="5"/>17 9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45.6238862" calcext:value-type="float">
            <text:p>645.6238862</text:p>
          </table:table-cell>
          <table:table-cell office:value-type="float" office:value="0.0311" calcext:value-type="float">
            <text:p>0.0311</text:p>
          </table:table-cell>
          <table:table-cell office:value-type="float" office:value="-3.0934" calcext:value-type="float">
            <text:p>-3.0934</text:p>
          </table:table-cell>
          <table:table-cell office:value-type="float" office:value="3" calcext:value-type="float">
            <text:p>3</text:p>
          </table:table-cell>
          <table:table-cell office:value-type="float" office:value="204.05" calcext:value-type="float">
            <text:p>204.05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1 4 <text:s text:c="5"/>1312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91.3672304" calcext:value-type="float">
            <text:p>191.3672304</text:p>
          </table:table-cell>
          <table:table-cell office:value-type="float" office:value="0.0041" calcext:value-type="float">
            <text:p>0.0041</text:p>
          </table:table-cell>
          <table:table-cell office:value-type="float" office:value="-3.0932" calcext:value-type="float">
            <text:p>-3.0932</text:p>
          </table:table-cell>
          <table:table-cell office:value-type="float" office:value="3" calcext:value-type="float">
            <text:p>3</text:p>
          </table:table-cell>
          <table:table-cell office:value-type="float" office:value="447.9759" calcext:value-type="float">
            <text:p>447.9759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6 5 <text:s text:c="5"/>201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4.9876522" calcext:value-type="float">
            <text:p>254.9876522</text:p>
          </table:table-cell>
          <table:table-cell office:value-type="float" office:value="0.002" calcext:value-type="float">
            <text:p>0.002</text:p>
          </table:table-cell>
          <table:table-cell office:value-type="float" office:value="-3.0919" calcext:value-type="float">
            <text:p>-3.0919</text:p>
          </table:table-cell>
          <table:table-cell office:value-type="float" office:value="3" calcext:value-type="float">
            <text:p>3</text:p>
          </table:table-cell>
          <table:table-cell office:value-type="float" office:value="20.0324" calcext:value-type="float">
            <text:p>20.0324</text:p>
          </table:table-cell>
          <table:table-cell office:value-type="float" office:value="11" calcext:value-type="float">
            <text:p>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3 3 <text:s text:c="6"/>4 2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9.953727" calcext:value-type="float">
            <text:p>249.953727</text:p>
          </table:table-cell>
          <table:table-cell office:value-type="float" office:value="0.02" calcext:value-type="float">
            <text:p>0.02</text:p>
          </table:table-cell>
          <table:table-cell office:value-type="float" office:value="-3.0898" calcext:value-type="float">
            <text:p>-3.0898</text:p>
          </table:table-cell>
          <table:table-cell office:value-type="float" office:value="3" calcext:value-type="float">
            <text:p>3</text:p>
          </table:table-cell>
          <table:table-cell office:value-type="float" office:value="167.7951" calcext:value-type="float">
            <text:p>167.7951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7 7 <text:s text:c="5"/>13 6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3.1267854" calcext:value-type="float">
            <text:p>353.1267854</text:p>
          </table:table-cell>
          <table:table-cell office:value-type="float" office:value="0.0092" calcext:value-type="float">
            <text:p>0.0092</text:p>
          </table:table-cell>
          <table:table-cell office:value-type="float" office:value="-3.0857" calcext:value-type="float">
            <text:p>-3.0857</text:p>
          </table:table-cell>
          <table:table-cell office:value-type="float" office:value="3" calcext:value-type="float">
            <text:p>3</text:p>
          </table:table-cell>
          <table:table-cell office:value-type="float" office:value="106.7983" calcext:value-type="float">
            <text:p>106.7983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210 <text:s text:c="5"/>12 1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8.1604559" calcext:value-type="float">
            <text:p>218.1604559</text:p>
          </table:table-cell>
          <table:table-cell office:value-type="float" office:value="0.0018" calcext:value-type="float">
            <text:p>0.0018</text:p>
          </table:table-cell>
          <table:table-cell office:value-type="float" office:value="-3.0831" calcext:value-type="float">
            <text:p>-3.0831</text:p>
          </table:table-cell>
          <table:table-cell office:value-type="float" office:value="3" calcext:value-type="float">
            <text:p>3</text:p>
          </table:table-cell>
          <table:table-cell office:value-type="float" office:value="17.3397" calcext:value-type="float">
            <text:p>17.3397</text:p>
          </table:table-cell>
          <table:table-cell office:value-type="float" office:value="11" calcext:value-type="float">
            <text:p>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2 4 <text:s text:c="6"/>4 1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7.9258082" calcext:value-type="float">
            <text:p>347.9258082</text:p>
          </table:table-cell>
          <table:table-cell office:value-type="float" office:value="0.015" calcext:value-type="float">
            <text:p>0.015</text:p>
          </table:table-cell>
          <table:table-cell office:value-type="float" office:value="-3.0795" calcext:value-type="float">
            <text:p>-3.0795</text:p>
          </table:table-cell>
          <table:table-cell office:value-type="float" office:value="3" calcext:value-type="float">
            <text:p>3</text:p>
          </table:table-cell>
          <table:table-cell office:value-type="float" office:value="401.8605" calcext:value-type="float">
            <text:p>401.8605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010 <text:s text:c="5"/>20 9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8.2537398" calcext:value-type="float">
            <text:p>148.2537398</text:p>
          </table:table-cell>
          <table:table-cell office:value-type="float" office:value="0.0053" calcext:value-type="float">
            <text:p>0.0053</text:p>
          </table:table-cell>
          <table:table-cell office:value-type="float" office:value="-3.077" calcext:value-type="float">
            <text:p>-3.077</text:p>
          </table:table-cell>
          <table:table-cell office:value-type="float" office:value="3" calcext:value-type="float">
            <text:p>3</text:p>
          </table:table-cell>
          <table:table-cell office:value-type="float" office:value="321.1274" calcext:value-type="float">
            <text:p>321.1274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2 5 <text:s text:c="5"/>171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33.0115848" calcext:value-type="float">
            <text:p>633.0115848</text:p>
          </table:table-cell>
          <table:table-cell office:value-type="float" office:value="0.0309" calcext:value-type="float">
            <text:p>0.0309</text:p>
          </table:table-cell>
          <table:table-cell office:value-type="float" office:value="-3.0747" calcext:value-type="float">
            <text:p>-3.0747</text:p>
          </table:table-cell>
          <table:table-cell office:value-type="float" office:value="3" calcext:value-type="float">
            <text:p>3</text:p>
          </table:table-cell>
          <table:table-cell office:value-type="float" office:value="199.3647" calcext:value-type="float">
            <text:p>199.364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0 5 <text:s text:c="5"/>131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32.381515" calcext:value-type="float">
            <text:p>132.381515</text:p>
          </table:table-cell>
          <table:table-cell office:value-type="float" office:value="0.02" calcext:value-type="float">
            <text:p>0.02</text:p>
          </table:table-cell>
          <table:table-cell office:value-type="float" office:value="-3.0736" calcext:value-type="float">
            <text:p>-3.0736</text:p>
          </table:table-cell>
          <table:table-cell office:value-type="float" office:value="3" calcext:value-type="float">
            <text:p>3</text:p>
          </table:table-cell>
          <table:table-cell office:value-type="float" office:value="165.3091" calcext:value-type="float">
            <text:p>165.3091</text:p>
          </table:table-cell>
          <table:table-cell office:value-type="float" office:value="75" calcext:value-type="float">
            <text:p>7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3 <text:s text:c="5"/>12 9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26.0625419" calcext:value-type="float">
            <text:p>126.062541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3.0711" calcext:value-type="float">
            <text:p>-3.0711</text:p>
          </table:table-cell>
          <table:table-cell office:value-type="float" office:value="3" calcext:value-type="float">
            <text:p>3</text:p>
          </table:table-cell>
          <table:table-cell office:value-type="float" office:value="189.1633" calcext:value-type="float">
            <text:p>189.1633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9 4 <text:s text:c="5"/>13 8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0.229482" calcext:value-type="float">
            <text:p>170.229482</text:p>
          </table:table-cell>
          <table:table-cell office:value-type="float" office:value="0.02" calcext:value-type="float">
            <text:p>0.02</text:p>
          </table:table-cell>
          <table:table-cell office:value-type="float" office:value="-3.071" calcext:value-type="float">
            <text:p>-3.071</text:p>
          </table:table-cell>
          <table:table-cell office:value-type="float" office:value="3" calcext:value-type="float">
            <text:p>3</text:p>
          </table:table-cell>
          <table:table-cell office:value-type="float" office:value="294.9095" calcext:value-type="float">
            <text:p>294.9095</text:p>
          </table:table-cell>
          <table:table-cell office:value-type="float" office:value="99" calcext:value-type="float">
            <text:p>9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4 3 <text:s text:c="5"/>161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1.810866" calcext:value-type="float">
            <text:p>411.810866</text:p>
          </table:table-cell>
          <table:table-cell office:value-type="float" office:value="0.0057" calcext:value-type="float">
            <text:p>0.0057</text:p>
          </table:table-cell>
          <table:table-cell office:value-type="float" office:value="-3.0676" calcext:value-type="float">
            <text:p>-3.0676</text:p>
          </table:table-cell>
          <table:table-cell office:value-type="float" office:value="3" calcext:value-type="float">
            <text:p>3</text:p>
          </table:table-cell>
          <table:table-cell office:value-type="float" office:value="17.3465" calcext:value-type="float">
            <text:p>17.3465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3 2 <text:s text:c="6"/>4 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1.8406728" calcext:value-type="float">
            <text:p>381.8406728</text:p>
          </table:table-cell>
          <table:table-cell office:value-type="float" office:value="0.0253" calcext:value-type="float">
            <text:p>0.0253</text:p>
          </table:table-cell>
          <table:table-cell office:value-type="float" office:value="-3.0671" calcext:value-type="float">
            <text:p>-3.0671</text:p>
          </table:table-cell>
          <table:table-cell office:value-type="float" office:value="3" calcext:value-type="float">
            <text:p>3</text:p>
          </table:table-cell>
          <table:table-cell office:value-type="float" office:value="435.9626" calcext:value-type="float">
            <text:p>435.9626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111 <text:s text:c="5"/>2110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8.543316" calcext:value-type="float">
            <text:p>178.543316</text:p>
          </table:table-cell>
          <table:table-cell office:value-type="float" office:value="0.02" calcext:value-type="float">
            <text:p>0.02</text:p>
          </table:table-cell>
          <table:table-cell office:value-type="float" office:value="-3.0653" calcext:value-type="float">
            <text:p>-3.0653</text:p>
          </table:table-cell>
          <table:table-cell office:value-type="float" office:value="3" calcext:value-type="float">
            <text:p>3</text:p>
          </table:table-cell>
          <table:table-cell office:value-type="float" office:value="367.4164" calcext:value-type="float">
            <text:p>367.4164</text:p>
          </table:table-cell>
          <table:table-cell office:value-type="float" office:value="111" calcext:value-type="float">
            <text:p>11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5 4 <text:s text:c="5"/>181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7.0852072" calcext:value-type="float">
            <text:p>857.0852072</text:p>
          </table:table-cell>
          <table:table-cell office:value-type="float" office:value="1.416" calcext:value-type="float">
            <text:p>1.416</text:p>
          </table:table-cell>
          <table:table-cell office:value-type="float" office:value="-3.0651" calcext:value-type="float">
            <text:p>-3.0651</text:p>
          </table:table-cell>
          <table:table-cell office:value-type="float" office:value="3" calcext:value-type="float">
            <text:p>3</text:p>
          </table:table-cell>
          <table:table-cell office:value-type="float" office:value="467.0843" calcext:value-type="float">
            <text:p>467.0843</text:p>
          </table:table-cell>
          <table:table-cell office:value-type="float" office:value="55" calcext:value-type="float">
            <text:p>5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325 <text:s text:c="5"/>27 22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5.6356024" calcext:value-type="float">
            <text:p>415.6356024</text:p>
          </table:table-cell>
          <table:table-cell office:value-type="float" office:value="0.0404" calcext:value-type="float">
            <text:p>0.0404</text:p>
          </table:table-cell>
          <table:table-cell office:value-type="float" office:value="-3.0643" calcext:value-type="float">
            <text:p>-3.0643</text:p>
          </table:table-cell>
          <table:table-cell office:value-type="float" office:value="3" calcext:value-type="float">
            <text:p>3</text:p>
          </table:table-cell>
          <table:table-cell office:value-type="float" office:value="471.1735" calcext:value-type="float">
            <text:p>471.1735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012 <text:s text:c="5"/>22 9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8.436749" calcext:value-type="float">
            <text:p>148.436749</text:p>
          </table:table-cell>
          <table:table-cell office:value-type="float" office:value="0.003" calcext:value-type="float">
            <text:p>0.003</text:p>
          </table:table-cell>
          <table:table-cell office:value-type="float" office:value="-3.0617" calcext:value-type="float">
            <text:p>-3.0617</text:p>
          </table:table-cell>
          <table:table-cell office:value-type="float" office:value="3" calcext:value-type="float">
            <text:p>3</text:p>
          </table:table-cell>
          <table:table-cell office:value-type="float" office:value="225.5857" calcext:value-type="float">
            <text:p>225.585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2 3 <text:s text:c="5"/>141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2.409842" calcext:value-type="float">
            <text:p>252.409842</text:p>
          </table:table-cell>
          <table:table-cell office:value-type="float" office:value="0.0055" calcext:value-type="float">
            <text:p>0.0055</text:p>
          </table:table-cell>
          <table:table-cell office:value-type="float" office:value="-3.059" calcext:value-type="float">
            <text:p>-3.059</text:p>
          </table:table-cell>
          <table:table-cell office:value-type="float" office:value="3" calcext:value-type="float">
            <text:p>3</text:p>
          </table:table-cell>
          <table:table-cell office:value-type="float" office:value="44.7167" calcext:value-type="float">
            <text:p>44.7167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2 7 <text:s text:c="6"/>8 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2.0372528" calcext:value-type="float">
            <text:p>282.03725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-3.058" calcext:value-type="float">
            <text:p>-3.058</text:p>
          </table:table-cell>
          <table:table-cell office:value-type="float" office:value="3" calcext:value-type="float">
            <text:p>3</text:p>
          </table:table-cell>
          <table:table-cell office:value-type="float" office:value="258.8727" calcext:value-type="float">
            <text:p>258.872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8 8 <text:s text:c="5"/>16 7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4204886" calcext:value-type="float">
            <text:p>787.4204886</text:p>
          </table:table-cell>
          <table:table-cell office:value-type="float" office:value="0.0071" calcext:value-type="float">
            <text:p>0.0071</text:p>
          </table:table-cell>
          <table:table-cell office:value-type="float" office:value="-3.0557" calcext:value-type="float">
            <text:p>-3.0557</text:p>
          </table:table-cell>
          <table:table-cell office:value-type="float" office:value="3" calcext:value-type="float">
            <text:p>3</text:p>
          </table:table-cell>
          <table:table-cell office:value-type="float" office:value="60.4229" calcext:value-type="float">
            <text:p>60.422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5 5 <text:s text:c="6"/>8 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5.0152213" calcext:value-type="float">
            <text:p>315.0152213</text:p>
          </table:table-cell>
          <table:table-cell office:value-type="float" office:value="0.0072" calcext:value-type="float">
            <text:p>0.0072</text:p>
          </table:table-cell>
          <table:table-cell office:value-type="float" office:value="-3.0531" calcext:value-type="float">
            <text:p>-3.0531</text:p>
          </table:table-cell>
          <table:table-cell office:value-type="float" office:value="3" calcext:value-type="float">
            <text:p>3</text:p>
          </table:table-cell>
          <table:table-cell office:value-type="float" office:value="326.4694" calcext:value-type="float">
            <text:p>326.469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9 9 <text:s text:c="5"/>18 8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4.73813" calcext:value-type="float">
            <text:p>184.73813</text:p>
          </table:table-cell>
          <table:table-cell office:value-type="float" office:value="0.02" calcext:value-type="float">
            <text:p>0.02</text:p>
          </table:table-cell>
          <table:table-cell office:value-type="float" office:value="-3.0526" calcext:value-type="float">
            <text:p>-3.0526</text:p>
          </table:table-cell>
          <table:table-cell office:value-type="float" office:value="3" calcext:value-type="float">
            <text:p>3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45" calcext:value-type="float">
            <text:p>4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2 5 <text:s text:c="6"/>7 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025455" calcext:value-type="float">
            <text:p>285.025455</text:p>
          </table:table-cell>
          <table:table-cell office:value-type="float" office:value="0.0042" calcext:value-type="float">
            <text:p>0.0042</text:p>
          </table:table-cell>
          <table:table-cell office:value-type="float" office:value="-3.0482" calcext:value-type="float">
            <text:p>-3.0482</text:p>
          </table:table-cell>
          <table:table-cell office:value-type="float" office:value="3" calcext:value-type="float">
            <text:p>3</text:p>
          </table:table-cell>
          <table:table-cell office:value-type="float" office:value="129.2224" calcext:value-type="float">
            <text:p>129.2224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4 8 <text:s text:c="5"/>12 3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38.0043136" calcext:value-type="float">
            <text:p>938.0043136</text:p>
          </table:table-cell>
          <table:table-cell office:value-type="float" office:value="0.3509" calcext:value-type="float">
            <text:p>0.3509</text:p>
          </table:table-cell>
          <table:table-cell office:value-type="float" office:value="-3.0479" calcext:value-type="float">
            <text:p>-3.0479</text:p>
          </table:table-cell>
          <table:table-cell office:value-type="float" office:value="3" calcext:value-type="float">
            <text:p>3</text:p>
          </table:table-cell>
          <table:table-cell office:value-type="float" office:value="423.0708" calcext:value-type="float">
            <text:p>423.0708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6 5 <text:s text:c="5"/>191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7735657" calcext:value-type="float">
            <text:p>386.77356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-3.0392" calcext:value-type="float">
            <text:p>-3.0392</text:p>
          </table:table-cell>
          <table:table-cell office:value-type="float" office:value="3" calcext:value-type="float">
            <text:p>3</text:p>
          </table:table-cell>
          <table:table-cell office:value-type="float" office:value="123.0056" calcext:value-type="float">
            <text:p>123.0056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311 <text:s text:c="5"/>13 2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9.1308533" calcext:value-type="float">
            <text:p>319.1308533</text:p>
          </table:table-cell>
          <table:table-cell office:value-type="float" office:value="0.0062" calcext:value-type="float">
            <text:p>0.0062</text:p>
          </table:table-cell>
          <table:table-cell office:value-type="float" office:value="-3.0375" calcext:value-type="float">
            <text:p>-3.0375</text:p>
          </table:table-cell>
          <table:table-cell office:value-type="float" office:value="3" calcext:value-type="float">
            <text:p>3</text:p>
          </table:table-cell>
          <table:table-cell office:value-type="float" office:value="118.5774" calcext:value-type="float">
            <text:p>118.5774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3 9 <text:s text:c="5"/>12 2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2.6944179" calcext:value-type="float">
            <text:p>832.6944179</text:p>
          </table:table-cell>
          <table:table-cell office:value-type="float" office:value="0.0834" calcext:value-type="float">
            <text:p>0.0834</text:p>
          </table:table-cell>
          <table:table-cell office:value-type="float" office:value="-3.0345" calcext:value-type="float">
            <text:p>-3.0345</text:p>
          </table:table-cell>
          <table:table-cell office:value-type="float" office:value="3" calcext:value-type="float">
            <text:p>3</text:p>
          </table:table-cell>
          <table:table-cell office:value-type="float" office:value="264.4045" calcext:value-type="float">
            <text:p>264.4045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2 4 <text:s text:c="5"/>151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3.5403755" calcext:value-type="float">
            <text:p>823.5403755</text:p>
          </table:table-cell>
          <table:table-cell office:value-type="float" office:value="1.135" calcext:value-type="float">
            <text:p>1.135</text:p>
          </table:table-cell>
          <table:table-cell office:value-type="float" office:value="-3.033" calcext:value-type="float">
            <text:p>-3.033</text:p>
          </table:table-cell>
          <table:table-cell office:value-type="float" office:value="3" calcext:value-type="float">
            <text:p>3</text:p>
          </table:table-cell>
          <table:table-cell office:value-type="float" office:value="435.258" calcext:value-type="float">
            <text:p>435.258</text:p>
          </table:table-cell>
          <table:table-cell office:value-type="float" office:value="53" calcext:value-type="float">
            <text:p>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224 <text:s text:c="5"/>26 1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3.0158156" calcext:value-type="float">
            <text:p>283.0158156</text:p>
          </table:table-cell>
          <table:table-cell office:value-type="float" office:value="0.0033" calcext:value-type="float">
            <text:p>0.0033</text:p>
          </table:table-cell>
          <table:table-cell office:value-type="float" office:value="-3.0328" calcext:value-type="float">
            <text:p>-3.0328</text:p>
          </table:table-cell>
          <table:table-cell office:value-type="float" office:value="3" calcext:value-type="float">
            <text:p>3</text:p>
          </table:table-cell>
          <table:table-cell office:value-type="float" office:value="223.1344" calcext:value-type="float">
            <text:p>223.1344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8 8 <text:s text:c="5"/>15 7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4156122" calcext:value-type="float">
            <text:p>888.4156122</text:p>
          </table:table-cell>
          <table:table-cell office:value-type="float" office:value="0.0083" calcext:value-type="float">
            <text:p>0.0083</text:p>
          </table:table-cell>
          <table:table-cell office:value-type="float" office:value="-3.0257" calcext:value-type="float">
            <text:p>-3.0257</text:p>
          </table:table-cell>
          <table:table-cell office:value-type="float" office:value="3" calcext:value-type="float">
            <text:p>3</text:p>
          </table:table-cell>
          <table:table-cell office:value-type="float" office:value="73.2869" calcext:value-type="float">
            <text:p>73.2869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4 6 <text:s text:c="6"/>9 3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8.965817" calcext:value-type="float">
            <text:p>348.965817</text:p>
          </table:table-cell>
          <table:table-cell office:value-type="float" office:value="0.0129" calcext:value-type="float">
            <text:p>0.0129</text:p>
          </table:table-cell>
          <table:table-cell office:value-type="float" office:value="-3.0252" calcext:value-type="float">
            <text:p>-3.0252</text:p>
          </table:table-cell>
          <table:table-cell office:value-type="float" office:value="3" calcext:value-type="float">
            <text:p>3</text:p>
          </table:table-cell>
          <table:table-cell office:value-type="float" office:value="357.2257" calcext:value-type="float">
            <text:p>357.2257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010 <text:s text:c="5"/>19 9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4842328" calcext:value-type="float">
            <text:p>284.4842328</text:p>
          </table:table-cell>
          <table:table-cell office:value-type="float" office:value="0.0037" calcext:value-type="float">
            <text:p>0.0037</text:p>
          </table:table-cell>
          <table:table-cell office:value-type="float" office:value="-3.0238" calcext:value-type="float">
            <text:p>-3.0238</text:p>
          </table:table-cell>
          <table:table-cell office:value-type="float" office:value="3" calcext:value-type="float">
            <text:p>3</text:p>
          </table:table-cell>
          <table:table-cell office:value-type="float" office:value="158.3058" calcext:value-type="float">
            <text:p>158.3058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6 8 <text:s text:c="5"/>13 5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0.0193819" calcext:value-type="float">
            <text:p>150.019381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3.0223" calcext:value-type="float">
            <text:p>-3.0223</text:p>
          </table:table-cell>
          <table:table-cell office:value-type="float" office:value="3" calcext:value-type="float">
            <text:p>3</text:p>
          </table:table-cell>
          <table:table-cell office:value-type="float" office:value="66.5707" calcext:value-type="float">
            <text:p>66.5707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5 4 <text:s text:c="6"/>8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3.819487" calcext:value-type="float">
            <text:p>283.819487</text:p>
          </table:table-cell>
          <table:table-cell office:value-type="float" office:value="0.0033" calcext:value-type="float">
            <text:p>0.0033</text:p>
          </table:table-cell>
          <table:table-cell office:value-type="float" office:value="-3.0204" calcext:value-type="float">
            <text:p>-3.0204</text:p>
          </table:table-cell>
          <table:table-cell office:value-type="float" office:value="3" calcext:value-type="float">
            <text:p>3</text:p>
          </table:table-cell>
          <table:table-cell office:value-type="float" office:value="189.6109" calcext:value-type="float">
            <text:p>189.6109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6 8 <text:s text:c="5"/>14 5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3.8385776" calcext:value-type="float">
            <text:p>723.8385776</text:p>
          </table:table-cell>
          <table:table-cell office:value-type="float" office:value="0.0527" calcext:value-type="float">
            <text:p>0.0527</text:p>
          </table:table-cell>
          <table:table-cell office:value-type="float" office:value="-3.0183" calcext:value-type="float">
            <text:p>-3.0183</text:p>
          </table:table-cell>
          <table:table-cell office:value-type="float" office:value="3" calcext:value-type="float">
            <text:p>3</text:p>
          </table:table-cell>
          <table:table-cell office:value-type="float" office:value="236.0205" calcext:value-type="float">
            <text:p>236.0205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2 3 <text:s text:c="5"/>141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2.3811032" calcext:value-type="float">
            <text:p>282.3811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-3.0146" calcext:value-type="float">
            <text:p>-3.0146</text:p>
          </table:table-cell>
          <table:table-cell office:value-type="float" office:value="3" calcext:value-type="float">
            <text:p>3</text:p>
          </table:table-cell>
          <table:table-cell office:value-type="float" office:value="13.2014" calcext:value-type="float">
            <text:p>13.2014</text:p>
          </table:table-cell>
          <table:table-cell office:value-type="float" office:value="9" calcext:value-type="float">
            <text:p>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4 0 <text:s text:c="6"/>3 3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6.022156" calcext:value-type="float">
            <text:p>316.022156</text:p>
          </table:table-cell>
          <table:table-cell office:value-type="float" office:value="0.0061" calcext:value-type="float">
            <text:p>0.0061</text:p>
          </table:table-cell>
          <table:table-cell office:value-type="float" office:value="-3.0128" calcext:value-type="float">
            <text:p>-3.0128</text:p>
          </table:table-cell>
          <table:table-cell office:value-type="float" office:value="3" calcext:value-type="float">
            <text:p>3</text:p>
          </table:table-cell>
          <table:table-cell office:value-type="float" office:value="286.2803" calcext:value-type="float">
            <text:p>286.2803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9 9 <text:s text:c="5"/>17 8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62.562513" calcext:value-type="float">
            <text:p>162.562513</text:p>
          </table:table-cell>
          <table:table-cell office:value-type="float" office:value="0.02" calcext:value-type="float">
            <text:p>0.02</text:p>
          </table:table-cell>
          <table:table-cell office:value-type="float" office:value="-3.0128" calcext:value-type="float">
            <text:p>-3.0128</text:p>
          </table:table-cell>
          <table:table-cell office:value-type="float" office:value="3" calcext:value-type="float">
            <text:p>3</text:p>
          </table:table-cell>
          <table:table-cell office:value-type="float" office:value="289.4869" calcext:value-type="float">
            <text:p>289.4869</text:p>
          </table:table-cell>
          <table:table-cell office:value-type="float" office:value="99" calcext:value-type="float">
            <text:p>9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3 4 <text:s text:c="5"/>161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3.797901" calcext:value-type="float">
            <text:p>483.797901</text:p>
          </table:table-cell>
          <table:table-cell office:value-type="float" office:value="0.0832" calcext:value-type="float">
            <text:p>0.0832</text:p>
          </table:table-cell>
          <table:table-cell office:value-type="float" office:value="-3.0109" calcext:value-type="float">
            <text:p>-3.0109</text:p>
          </table:table-cell>
          <table:table-cell office:value-type="float" office:value="3" calcext:value-type="float">
            <text:p>3</text:p>
          </table:table-cell>
          <table:table-cell office:value-type="float" office:value="491.356" calcext:value-type="float">
            <text:p>491.356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1014 <text:s text:c="5"/>23 9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32.4056586" calcext:value-type="float">
            <text:p>532.4056586</text:p>
          </table:table-cell>
          <table:table-cell office:value-type="float" office:value="0.0069" calcext:value-type="float">
            <text:p>0.0069</text:p>
          </table:table-cell>
          <table:table-cell office:value-type="float" office:value="-3.01" calcext:value-type="float">
            <text:p>-3.01</text:p>
          </table:table-cell>
          <table:table-cell office:value-type="float" office:value="3" calcext:value-type="float">
            <text:p>3</text:p>
          </table:table-cell>
          <table:table-cell office:value-type="float" office:value="99.2687" calcext:value-type="float">
            <text:p>99.2687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7 3 <text:s text:c="6"/>9 8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2.7890819" calcext:value-type="float">
            <text:p>382.7890819</text:p>
          </table:table-cell>
          <table:table-cell office:value-type="float" office:value="0.022" calcext:value-type="float">
            <text:p>0.022</text:p>
          </table:table-cell>
          <table:table-cell office:value-type="float" office:value="-3.0084" calcext:value-type="float">
            <text:p>-3.0084</text:p>
          </table:table-cell>
          <table:table-cell office:value-type="float" office:value="3" calcext:value-type="float">
            <text:p>3</text:p>
          </table:table-cell>
          <table:table-cell office:value-type="float" office:value="389.092" calcext:value-type="float">
            <text:p>389.092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911 <text:s text:c="5"/>20 8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6.744224" calcext:value-type="float">
            <text:p>206.744224</text:p>
          </table:table-cell>
          <table:table-cell office:value-type="float" office:value="0.02" calcext:value-type="float">
            <text:p>0.02</text:p>
          </table:table-cell>
          <table:table-cell office:value-type="float" office:value="-3.0064" calcext:value-type="float">
            <text:p>-3.0064</text:p>
          </table:table-cell>
          <table:table-cell office:value-type="float" office:value="3" calcext:value-type="float">
            <text:p>3</text:p>
          </table:table-cell>
          <table:table-cell office:value-type="float" office:value="441.0797" calcext:value-type="float">
            <text:p>441.0797</text:p>
          </table:table-cell>
          <table:table-cell office:value-type="float" office:value="123" calcext:value-type="float">
            <text:p>1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5 6 <text:s text:c="5"/>201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9.823228" calcext:value-type="float">
            <text:p>189.823228</text:p>
          </table:table-cell>
          <table:table-cell office:value-type="float" office:value="0.0056" calcext:value-type="float">
            <text:p>0.0056</text:p>
          </table:table-cell>
          <table:table-cell office:value-type="float" office:value="-3.0054" calcext:value-type="float">
            <text:p>-3.0054</text:p>
          </table:table-cell>
          <table:table-cell office:value-type="float" office:value="3" calcext:value-type="float">
            <text:p>3</text:p>
          </table:table-cell>
          <table:table-cell office:value-type="float" office:value="396.5715" calcext:value-type="float">
            <text:p>396.571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3 6 <text:s text:c="5"/>191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9.9873995" calcext:value-type="float">
            <text:p>789.9873995</text:p>
          </table:table-cell>
          <table:table-cell office:value-type="float" office:value="0.8991" calcext:value-type="float">
            <text:p>0.8991</text:p>
          </table:table-cell>
          <table:table-cell office:value-type="float" office:value="-3.0046" calcext:value-type="float">
            <text:p>-3.0046</text:p>
          </table:table-cell>
          <table:table-cell office:value-type="float" office:value="3" calcext:value-type="float">
            <text:p>3</text:p>
          </table:table-cell>
          <table:table-cell office:value-type="float" office:value="404.5463" calcext:value-type="float">
            <text:p>404.5463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323 <text:s text:c="5"/>25 2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0.1875603" calcext:value-type="float">
            <text:p>450.1875603</text:p>
          </table:table-cell>
          <table:table-cell office:value-type="float" office:value="0.0556" calcext:value-type="float">
            <text:p>0.0556</text:p>
          </table:table-cell>
          <table:table-cell office:value-type="float" office:value="-3.0022" calcext:value-type="float">
            <text:p>-3.0022</text:p>
          </table:table-cell>
          <table:table-cell office:value-type="float" office:value="3" calcext:value-type="float">
            <text:p>3</text:p>
          </table:table-cell>
          <table:table-cell office:value-type="float" office:value="456.1568" calcext:value-type="float">
            <text:p>456.1568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913 <text:s text:c="5"/>22 8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9132402" calcext:value-type="float">
            <text:p>722.9132402</text:p>
          </table:table-cell>
          <table:table-cell office:value-type="float" office:value="0.0061" calcext:value-type="float">
            <text:p>0.0061</text:p>
          </table:table-cell>
          <table:table-cell office:value-type="float" office:value="-3.002" calcext:value-type="float">
            <text:p>-3.002</text:p>
          </table:table-cell>
          <table:table-cell office:value-type="float" office:value="3" calcext:value-type="float">
            <text:p>3</text:p>
          </table:table-cell>
          <table:table-cell office:value-type="float" office:value="75.1549" calcext:value-type="float">
            <text:p>75.154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8 2 <text:s text:c="6"/>8 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4131573" calcext:value-type="float">
            <text:p>420.4131573</text:p>
          </table:table-cell>
          <table:table-cell office:value-type="float" office:value="0.0185" calcext:value-type="float">
            <text:p>0.0185</text:p>
          </table:table-cell>
          <table:table-cell office:value-type="float" office:value="-3.0019" calcext:value-type="float">
            <text:p>-3.0019</text:p>
          </table:table-cell>
          <table:table-cell office:value-type="float" office:value="3" calcext:value-type="float">
            <text:p>3</text:p>
          </table:table-cell>
          <table:table-cell office:value-type="float" office:value="140.3295" calcext:value-type="float">
            <text:p>140.3295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212 <text:s text:c="5"/>14 1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6.5225777" calcext:value-type="float">
            <text:p>416.5225777</text:p>
          </table:table-cell>
          <table:table-cell office:value-type="float" office:value="0.0358" calcext:value-type="float">
            <text:p>0.0358</text:p>
          </table:table-cell>
          <table:table-cell office:value-type="float" office:value="-3.0011" calcext:value-type="float">
            <text:p>-3.0011</text:p>
          </table:table-cell>
          <table:table-cell office:value-type="float" office:value="3" calcext:value-type="float">
            <text:p>3</text:p>
          </table:table-cell>
          <table:table-cell office:value-type="float" office:value="422.0689" calcext:value-type="float">
            <text:p>422.0689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012 <text:s text:c="5"/>21 9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00.1917183" calcext:value-type="float">
            <text:p>300.1917183</text:p>
          </table:table-cell>
          <table:table-cell office:value-type="float" office:value="0.0023" calcext:value-type="float">
            <text:p>0.0023</text:p>
          </table:table-cell>
          <table:table-cell office:value-type="float" office:value="-2.9996" calcext:value-type="float">
            <text:p>-2.9996</text:p>
          </table:table-cell>
          <table:table-cell office:value-type="float" office:value="3" calcext:value-type="float">
            <text:p>3</text:p>
          </table:table-cell>
          <table:table-cell office:value-type="float" office:value="21.4411" calcext:value-type="float">
            <text:p>21.4411</text:p>
          </table:table-cell>
          <table:table-cell office:value-type="float" office:value="11" calcext:value-type="float">
            <text:p>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4 2 <text:s text:c="6"/>4 3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2.045875" calcext:value-type="float">
            <text:p>182.045875</text:p>
          </table:table-cell>
          <table:table-cell office:value-type="float" office:value="0.02" calcext:value-type="float">
            <text:p>0.02</text:p>
          </table:table-cell>
          <table:table-cell office:value-type="float" office:value="-2.9967" calcext:value-type="float">
            <text:p>-2.9967</text:p>
          </table:table-cell>
          <table:table-cell office:value-type="float" office:value="3" calcext:value-type="float">
            <text:p>3</text:p>
          </table:table-cell>
          <table:table-cell office:value-type="float" office:value="361.344" calcext:value-type="float">
            <text:p>361.344</text:p>
          </table:table-cell>
          <table:table-cell office:value-type="float" office:value="111" calcext:value-type="float">
            <text:p>11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4 5 <text:s text:c="5"/>181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39.8380682" calcext:value-type="float">
            <text:p>139.8380682</text:p>
          </table:table-cell>
          <table:table-cell office:value-type="float" office:value="0.0036" calcext:value-type="float">
            <text:p>0.0036</text:p>
          </table:table-cell>
          <table:table-cell office:value-type="float" office:value="-2.9928" calcext:value-type="float">
            <text:p>-2.9928</text:p>
          </table:table-cell>
          <table:table-cell office:value-type="float" office:value="3" calcext:value-type="float">
            <text:p>3</text:p>
          </table:table-cell>
          <table:table-cell office:value-type="float" office:value="133.5447" calcext:value-type="float">
            <text:p>133.5447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4 <text:s text:c="5"/>11 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7.2815539" calcext:value-type="float">
            <text:p>147.2815539</text:p>
          </table:table-cell>
          <table:table-cell office:value-type="float" office:value="0.0029" calcext:value-type="float">
            <text:p>0.0029</text:p>
          </table:table-cell>
          <table:table-cell office:value-type="float" office:value="-2.9913" calcext:value-type="float">
            <text:p>-2.9913</text:p>
          </table:table-cell>
          <table:table-cell office:value-type="float" office:value="3" calcext:value-type="float">
            <text:p>3</text:p>
          </table:table-cell>
          <table:table-cell office:value-type="float" office:value="86.6847" calcext:value-type="float">
            <text:p>86.684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5 4 <text:s text:c="6"/>9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2.8697629" calcext:value-type="float">
            <text:p>822.8697629</text:p>
          </table:table-cell>
          <table:table-cell office:value-type="float" office:value="1.159" calcext:value-type="float">
            <text:p>1.159</text:p>
          </table:table-cell>
          <table:table-cell office:value-type="float" office:value="-2.9903" calcext:value-type="float">
            <text:p>-2.9903</text:p>
          </table:table-cell>
          <table:table-cell office:value-type="float" office:value="3" calcext:value-type="float">
            <text:p>3</text:p>
          </table:table-cell>
          <table:table-cell office:value-type="float" office:value="495.6736" calcext:value-type="float">
            <text:p>495.6736</text:p>
          </table:table-cell>
          <table:table-cell office:value-type="float" office:value="55" calcext:value-type="float">
            <text:p>5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424 <text:s text:c="5"/>27 3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29.4414126" calcext:value-type="float">
            <text:p>229.4414126</text:p>
          </table:table-cell>
          <table:table-cell office:value-type="float" office:value="0.0054" calcext:value-type="float">
            <text:p>0.0054</text:p>
          </table:table-cell>
          <table:table-cell office:value-type="float" office:value="-2.9887" calcext:value-type="float">
            <text:p>-2.9887</text:p>
          </table:table-cell>
          <table:table-cell office:value-type="float" office:value="3" calcext:value-type="float">
            <text:p>3</text:p>
          </table:table-cell>
          <table:table-cell office:value-type="float" office:value="479.7486" calcext:value-type="float">
            <text:p>479.7486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4 7 <text:s text:c="5"/>211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2.7095962" calcext:value-type="float">
            <text:p>312.709596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2.9864" calcext:value-type="float">
            <text:p>-2.9864</text:p>
          </table:table-cell>
          <table:table-cell office:value-type="float" office:value="3" calcext:value-type="float">
            <text:p>3</text:p>
          </table:table-cell>
          <table:table-cell office:value-type="float" office:value="31.4544" calcext:value-type="float">
            <text:p>31.4544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3 3 <text:s text:c="6"/>5 4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7130311" calcext:value-type="float">
            <text:p>318.7130311</text:p>
          </table:table-cell>
          <table:table-cell office:value-type="float" office:value="0.0053" calcext:value-type="float">
            <text:p>0.0053</text:p>
          </table:table-cell>
          <table:table-cell office:value-type="float" office:value="-2.986" calcext:value-type="float">
            <text:p>-2.986</text:p>
          </table:table-cell>
          <table:table-cell office:value-type="float" office:value="3" calcext:value-type="float">
            <text:p>3</text:p>
          </table:table-cell>
          <table:table-cell office:value-type="float" office:value="147.6746" calcext:value-type="float">
            <text:p>147.6746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5 9 <text:s text:c="5"/>13 4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0236531" calcext:value-type="float">
            <text:p>520.0236531</text:p>
          </table:table-cell>
          <table:table-cell office:value-type="float" office:value="0.0056" calcext:value-type="float">
            <text:p>0.0056</text:p>
          </table:table-cell>
          <table:table-cell office:value-type="float" office:value="-2.9843" calcext:value-type="float">
            <text:p>-2.9843</text:p>
          </table:table-cell>
          <table:table-cell office:value-type="float" office:value="3" calcext:value-type="float">
            <text:p>3</text:p>
          </table:table-cell>
          <table:table-cell office:value-type="float" office:value="24.6162" calcext:value-type="float">
            <text:p>24.6162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4 3 <text:s text:c="6"/>5 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2.7844336" calcext:value-type="float">
            <text:p>352.78443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-2.984" calcext:value-type="float">
            <text:p>-2.984</text:p>
          </table:table-cell>
          <table:table-cell office:value-type="float" office:value="3" calcext:value-type="float">
            <text:p>3</text:p>
          </table:table-cell>
          <table:table-cell office:value-type="float" office:value="135.907" calcext:value-type="float">
            <text:p>135.907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410 <text:s text:c="5"/>13 3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6.8762519" calcext:value-type="float">
            <text:p>316.8762519</text:p>
          </table:table-cell>
          <table:table-cell office:value-type="float" office:value="0.0052" calcext:value-type="float">
            <text:p>0.0052</text:p>
          </table:table-cell>
          <table:table-cell office:value-type="float" office:value="-2.9832" calcext:value-type="float">
            <text:p>-2.9832</text:p>
          </table:table-cell>
          <table:table-cell office:value-type="float" office:value="3" calcext:value-type="float">
            <text:p>3</text:p>
          </table:table-cell>
          <table:table-cell office:value-type="float" office:value="248.3028" calcext:value-type="float">
            <text:p>248.3028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7 9 <text:s text:c="5"/>16 6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9.8676042" calcext:value-type="float">
            <text:p>349.8676042</text:p>
          </table:table-cell>
          <table:table-cell office:value-type="float" office:value="0.0109" calcext:value-type="float">
            <text:p>0.0109</text:p>
          </table:table-cell>
          <table:table-cell office:value-type="float" office:value="-2.9805" calcext:value-type="float">
            <text:p>-2.9805</text:p>
          </table:table-cell>
          <table:table-cell office:value-type="float" office:value="3" calcext:value-type="float">
            <text:p>3</text:p>
          </table:table-cell>
          <table:table-cell office:value-type="float" office:value="314.799" calcext:value-type="float">
            <text:p>314.799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810 <text:s text:c="5"/>18 7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6.4264582" calcext:value-type="float">
            <text:p>756.4264582</text:p>
          </table:table-cell>
          <table:table-cell office:value-type="float" office:value="0.7034" calcext:value-type="float">
            <text:p>0.7034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3" calcext:value-type="float">
            <text:p>3</text:p>
          </table:table-cell>
          <table:table-cell office:value-type="float" office:value="374.9494" calcext:value-type="float">
            <text:p>374.9494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222 <text:s text:c="5"/>24 1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6.278756" calcext:value-type="float">
            <text:p>216.278756</text:p>
          </table:table-cell>
          <table:table-cell office:value-type="float" office:value="0.021" calcext:value-type="float">
            <text:p>0.021</text:p>
          </table:table-cell>
          <table:table-cell office:value-type="float" office:value="-2.9741" calcext:value-type="float">
            <text:p>-2.9741</text:p>
          </table:table-cell>
          <table:table-cell office:value-type="float" office:value="3" calcext:value-type="float">
            <text:p>3</text:p>
          </table:table-cell>
          <table:table-cell office:value-type="float" office:value="6.3153" calcext:value-type="float">
            <text:p>6.3153</text:p>
          </table:table-cell>
          <table:table-cell office:value-type="float" office:value="21" calcext:value-type="float">
            <text:p>2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3 3 0 <text:s text:c="6"/>2 2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3.0720974" calcext:value-type="float">
            <text:p>153.0720974</text:p>
          </table:table-cell>
          <table:table-cell office:value-type="float" office:value="0.0026" calcext:value-type="float">
            <text:p>0.0026</text:p>
          </table:table-cell>
          <table:table-cell office:value-type="float" office:value="-2.9734" calcext:value-type="float">
            <text:p>-2.9734</text:p>
          </table:table-cell>
          <table:table-cell office:value-type="float" office:value="3" calcext:value-type="float">
            <text:p>3</text:p>
          </table:table-cell>
          <table:table-cell office:value-type="float" office:value="220.4797" calcext:value-type="float">
            <text:p>220.479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1 4 <text:s text:c="5"/>141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4.0458172" calcext:value-type="float">
            <text:p>454.0458172</text:p>
          </table:table-cell>
          <table:table-cell office:value-type="float" office:value="0.0296" calcext:value-type="float">
            <text:p>0.0296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3" calcext:value-type="float">
            <text:p>3</text:p>
          </table:table-cell>
          <table:table-cell office:value-type="float" office:value="158.7697" calcext:value-type="float">
            <text:p>158.7697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313 <text:s text:c="5"/>15 2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6.0814209" calcext:value-type="float">
            <text:p>286.0814209</text:p>
          </table:table-cell>
          <table:table-cell office:value-type="float" office:value="0.007" calcext:value-type="float">
            <text:p>0.007</text:p>
          </table:table-cell>
          <table:table-cell office:value-type="float" office:value="-2.9712" calcext:value-type="float">
            <text:p>-2.9712</text:p>
          </table:table-cell>
          <table:table-cell office:value-type="float" office:value="3" calcext:value-type="float">
            <text:p>3</text:p>
          </table:table-cell>
          <table:table-cell office:value-type="float" office:value="55.3339" calcext:value-type="float">
            <text:p>55.333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1 8 <text:s text:c="6"/>9 0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7.5996441" calcext:value-type="float">
            <text:p>317.5996441</text:p>
          </table:table-cell>
          <table:table-cell office:value-type="float" office:value="0.0048" calcext:value-type="float">
            <text:p>0.0048</text:p>
          </table:table-cell>
          <table:table-cell office:value-type="float" office:value="-2.9665" calcext:value-type="float">
            <text:p>-2.9665</text:p>
          </table:table-cell>
          <table:table-cell office:value-type="float" office:value="3" calcext:value-type="float">
            <text:p>3</text:p>
          </table:table-cell>
          <table:table-cell office:value-type="float" office:value="212.5405" calcext:value-type="float">
            <text:p>212.5405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7 9 <text:s text:c="5"/>15 6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2069533" calcext:value-type="float">
            <text:p>318.2069533</text:p>
          </table:table-cell>
          <table:table-cell office:value-type="float" office:value="0.0048" calcext:value-type="float">
            <text:p>0.0048</text:p>
          </table:table-cell>
          <table:table-cell office:value-type="float" office:value="-2.9657" calcext:value-type="float">
            <text:p>-2.9657</text:p>
          </table:table-cell>
          <table:table-cell office:value-type="float" office:value="3" calcext:value-type="float">
            <text:p>3</text:p>
          </table:table-cell>
          <table:table-cell office:value-type="float" office:value="178.9967" calcext:value-type="float">
            <text:p>178.9967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5 9 <text:s text:c="5"/>14 4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8577268" calcext:value-type="float">
            <text:p>722.8577268</text:p>
          </table:table-cell>
          <table:table-cell office:value-type="float" office:value="0.5424" calcext:value-type="float">
            <text:p>0.5424</text:p>
          </table:table-cell>
          <table:table-cell office:value-type="float" office:value="-2.96" calcext:value-type="float">
            <text:p>-2.96</text:p>
          </table:table-cell>
          <table:table-cell office:value-type="float" office:value="3" calcext:value-type="float">
            <text:p>3</text:p>
          </table:table-cell>
          <table:table-cell office:value-type="float" office:value="346.4674" calcext:value-type="float">
            <text:p>346.4674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321 <text:s text:c="5"/>23 2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5.2043706" calcext:value-type="float">
            <text:p>835.2043706</text:p>
          </table:table-cell>
          <table:table-cell office:value-type="float" office:value="0.1818" calcext:value-type="float">
            <text:p>0.1818</text:p>
          </table:table-cell>
          <table:table-cell office:value-type="float" office:value="-2.9597" calcext:value-type="float">
            <text:p>-2.9597</text:p>
          </table:table-cell>
          <table:table-cell office:value-type="float" office:value="3" calcext:value-type="float">
            <text:p>3</text:p>
          </table:table-cell>
          <table:table-cell office:value-type="float" office:value="333.4846" calcext:value-type="float">
            <text:p>333.4846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3 6 <text:s text:c="5"/>171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3.622773" calcext:value-type="float">
            <text:p>383.622773</text:p>
          </table:table-cell>
          <table:table-cell office:value-type="float" office:value="0.019" calcext:value-type="float">
            <text:p>0.019</text:p>
          </table:table-cell>
          <table:table-cell office:value-type="float" office:value="-2.9592" calcext:value-type="float">
            <text:p>-2.9592</text:p>
          </table:table-cell>
          <table:table-cell office:value-type="float" office:value="3" calcext:value-type="float">
            <text:p>3</text:p>
          </table:table-cell>
          <table:table-cell office:value-type="float" office:value="344.4295" calcext:value-type="float">
            <text:p>344.4295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911 <text:s text:c="5"/>19 8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8.0985446" calcext:value-type="float">
            <text:p>518.0985446</text:p>
          </table:table-cell>
          <table:table-cell office:value-type="float" office:value="0.1106" calcext:value-type="float">
            <text:p>0.1106</text:p>
          </table:table-cell>
          <table:table-cell office:value-type="float" office:value="-2.9591" calcext:value-type="float">
            <text:p>-2.9591</text:p>
          </table:table-cell>
          <table:table-cell office:value-type="float" office:value="3" calcext:value-type="float">
            <text:p>3</text:p>
          </table:table-cell>
          <table:table-cell office:value-type="float" office:value="474.0741" calcext:value-type="float">
            <text:p>474.0741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915 <text:s text:c="5"/>23 8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8.9310766" calcext:value-type="float">
            <text:p>148.931076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2.9584" calcext:value-type="float">
            <text:p>-2.9584</text:p>
          </table:table-cell>
          <table:table-cell office:value-type="float" office:value="3" calcext:value-type="float">
            <text:p>3</text:p>
          </table:table-cell>
          <table:table-cell office:value-type="float" office:value="109.0237" calcext:value-type="float">
            <text:p>109.023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7 4 <text:s text:c="5"/>10 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9.3535772" calcext:value-type="float">
            <text:p>789.3535772</text:p>
          </table:table-cell>
          <table:table-cell office:value-type="float" office:value="0.9198" calcext:value-type="float">
            <text:p>0.9198</text:p>
          </table:table-cell>
          <table:table-cell office:value-type="float" office:value="-2.9576" calcext:value-type="float">
            <text:p>-2.9576</text:p>
          </table:table-cell>
          <table:table-cell office:value-type="float" office:value="3" calcext:value-type="float">
            <text:p>3</text:p>
          </table:table-cell>
          <table:table-cell office:value-type="float" office:value="462.7284" calcext:value-type="float">
            <text:p>462.7284</text:p>
          </table:table-cell>
          <table:table-cell office:value-type="float" office:value="53" calcext:value-type="float">
            <text:p>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323 <text:s text:c="5"/>26 2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7.6716582" calcext:value-type="float">
            <text:p>487.6716582</text:p>
          </table:table-cell>
          <table:table-cell office:value-type="float" office:value="0.0473" calcext:value-type="float">
            <text:p>0.0473</text:p>
          </table:table-cell>
          <table:table-cell office:value-type="float" office:value="-2.9511" calcext:value-type="float">
            <text:p>-2.9511</text:p>
          </table:table-cell>
          <table:table-cell office:value-type="float" office:value="3" calcext:value-type="float">
            <text:p>3</text:p>
          </table:table-cell>
          <table:table-cell office:value-type="float" office:value="178.3262" calcext:value-type="float">
            <text:p>178.3262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214 <text:s text:c="5"/>16 1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49.2083189" calcext:value-type="float">
            <text:p>149.2083189</text:p>
          </table:table-cell>
          <table:table-cell office:value-type="float" office:value="0.0023" calcext:value-type="float">
            <text:p>0.0023</text:p>
          </table:table-cell>
          <table:table-cell office:value-type="float" office:value="-2.9509" calcext:value-type="float">
            <text:p>-2.9509</text:p>
          </table:table-cell>
          <table:table-cell office:value-type="float" office:value="3" calcext:value-type="float">
            <text:p>3</text:p>
          </table:table-cell>
          <table:table-cell office:value-type="float" office:value="160.332" calcext:value-type="float">
            <text:p>160.33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9 4 <text:s text:c="5"/>12 8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4.5407388" calcext:value-type="float">
            <text:p>484.5407388</text:p>
          </table:table-cell>
          <table:table-cell office:value-type="float" office:value="0.0753" calcext:value-type="float">
            <text:p>0.0753</text:p>
          </table:table-cell>
          <table:table-cell office:value-type="float" office:value="-2.9482" calcext:value-type="float">
            <text:p>-2.9482</text:p>
          </table:table-cell>
          <table:table-cell office:value-type="float" office:value="3" calcext:value-type="float">
            <text:p>3</text:p>
          </table:table-cell>
          <table:table-cell office:value-type="float" office:value="439.9943" calcext:value-type="float">
            <text:p>439.9943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814 <text:s text:c="5"/>22 7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7.310924" calcext:value-type="float">
            <text:p>417.310924</text:p>
          </table:table-cell>
          <table:table-cell office:value-type="float" office:value="0.0314" calcext:value-type="float">
            <text:p>0.0314</text:p>
          </table:table-cell>
          <table:table-cell office:value-type="float" office:value="-2.9475" calcext:value-type="float">
            <text:p>-2.9475</text:p>
          </table:table-cell>
          <table:table-cell office:value-type="float" office:value="3" calcext:value-type="float">
            <text:p>3</text:p>
          </table:table-cell>
          <table:table-cell office:value-type="float" office:value="375.172" calcext:value-type="float">
            <text:p>375.172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812 <text:s text:c="5"/>20 7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0.6470177" calcext:value-type="float">
            <text:p>350.6470177</text:p>
          </table:table-cell>
          <table:table-cell office:value-type="float" office:value="0.0092" calcext:value-type="float">
            <text:p>0.0092</text:p>
          </table:table-cell>
          <table:table-cell office:value-type="float" office:value="-2.9466" calcext:value-type="float">
            <text:p>-2.9466</text:p>
          </table:table-cell>
          <table:table-cell office:value-type="float" office:value="3" calcext:value-type="float">
            <text:p>3</text:p>
          </table:table-cell>
          <table:table-cell office:value-type="float" office:value="274.584" calcext:value-type="float">
            <text:p>274.584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810 <text:s text:c="5"/>17 7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0.9470299" calcext:value-type="float">
            <text:p>450.9470299</text:p>
          </table:table-cell>
          <table:table-cell office:value-type="float" office:value="0.0496" calcext:value-type="float">
            <text:p>0.0496</text:p>
          </table:table-cell>
          <table:table-cell office:value-type="float" office:value="-2.9441" calcext:value-type="float">
            <text:p>-2.9441</text:p>
          </table:table-cell>
          <table:table-cell office:value-type="float" office:value="3" calcext:value-type="float">
            <text:p>3</text:p>
          </table:table-cell>
          <table:table-cell office:value-type="float" office:value="407.027" calcext:value-type="float">
            <text:p>407.027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913 <text:s text:c="5"/>21 8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9.2813755" calcext:value-type="float">
            <text:p>689.2813755</text:p>
          </table:table-cell>
          <table:table-cell office:value-type="float" office:value="0.4115" calcext:value-type="float">
            <text:p>0.4115</text:p>
          </table:table-cell>
          <table:table-cell office:value-type="float" office:value="-2.9439" calcext:value-type="float">
            <text:p>-2.9439</text:p>
          </table:table-cell>
          <table:table-cell office:value-type="float" office:value="3" calcext:value-type="float">
            <text:p>3</text:p>
          </table:table-cell>
          <table:table-cell office:value-type="float" office:value="319.1006" calcext:value-type="float">
            <text:p>319.1006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220 <text:s text:c="5"/>22 1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43.2548458" calcext:value-type="float">
            <text:p>643.2548458</text:p>
          </table:table-cell>
          <table:table-cell office:value-type="float" office:value="0.0061" calcext:value-type="float">
            <text:p>0.0061</text:p>
          </table:table-cell>
          <table:table-cell office:value-type="float" office:value="-2.9415" calcext:value-type="float">
            <text:p>-2.9415</text:p>
          </table:table-cell>
          <table:table-cell office:value-type="float" office:value="3" calcext:value-type="float">
            <text:p>3</text:p>
          </table:table-cell>
          <table:table-cell office:value-type="float" office:value="53.6982" calcext:value-type="float">
            <text:p>53.6982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5 3 <text:s text:c="6"/>7 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4252835" calcext:value-type="float">
            <text:p>386.4252835</text:p>
          </table:table-cell>
          <table:table-cell office:value-type="float" office:value="0.0113" calcext:value-type="float">
            <text:p>0.0113</text:p>
          </table:table-cell>
          <table:table-cell office:value-type="float" office:value="-2.9414" calcext:value-type="float">
            <text:p>-2.9414</text:p>
          </table:table-cell>
          <table:table-cell office:value-type="float" office:value="3" calcext:value-type="float">
            <text:p>3</text:p>
          </table:table-cell>
          <table:table-cell office:value-type="float" office:value="154.3529" calcext:value-type="float">
            <text:p>154.3529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311 <text:s text:c="5"/>14 2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47.766615" calcext:value-type="float">
            <text:p>847.766615</text:p>
          </table:table-cell>
          <table:table-cell office:value-type="float" office:value="0.1817" calcext:value-type="float">
            <text:p>0.1817</text:p>
          </table:table-cell>
          <table:table-cell office:value-type="float" office:value="-2.9406" calcext:value-type="float">
            <text:p>-2.9406</text:p>
          </table:table-cell>
          <table:table-cell office:value-type="float" office:value="3" calcext:value-type="float">
            <text:p>3</text:p>
          </table:table-cell>
          <table:table-cell office:value-type="float" office:value="339.138" calcext:value-type="float">
            <text:p>339.138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4 5 <text:s text:c="5"/>171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2.3749744" calcext:value-type="float">
            <text:p>352.3749744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9366" calcext:value-type="float">
            <text:p>-2.9366</text:p>
          </table:table-cell>
          <table:table-cell office:value-type="float" office:value="3" calcext:value-type="float">
            <text:p>3</text:p>
          </table:table-cell>
          <table:table-cell office:value-type="float" office:value="167.2427" calcext:value-type="float">
            <text:p>167.2427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410 <text:s text:c="5"/>14 3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1.2907016" calcext:value-type="float">
            <text:p>521.2907016</text:p>
          </table:table-cell>
          <table:table-cell office:value-type="float" office:value="0.0733" calcext:value-type="float">
            <text:p>0.0733</text:p>
          </table:table-cell>
          <table:table-cell office:value-type="float" office:value="-2.936" calcext:value-type="float">
            <text:p>-2.936</text:p>
          </table:table-cell>
          <table:table-cell office:value-type="float" office:value="3" calcext:value-type="float">
            <text:p>3</text:p>
          </table:table-cell>
          <table:table-cell office:value-type="float" office:value="198.999" calcext:value-type="float">
            <text:p>198.999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315 <text:s text:c="5"/>17 2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5.8096546" calcext:value-type="float">
            <text:p>585.8096546</text:p>
          </table:table-cell>
          <table:table-cell office:value-type="float" office:value="0.205" calcext:value-type="float">
            <text:p>0.205</text:p>
          </table:table-cell>
          <table:table-cell office:value-type="float" office:value="-2.9341" calcext:value-type="float">
            <text:p>-2.9341</text:p>
          </table:table-cell>
          <table:table-cell office:value-type="float" office:value="3" calcext:value-type="float">
            <text:p>3</text:p>
          </table:table-cell>
          <table:table-cell office:value-type="float" office:value="489.7257" calcext:value-type="float">
            <text:p>489.7257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717 <text:s text:c="5"/>24 6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4.307984" calcext:value-type="float">
            <text:p>184.307984</text:p>
          </table:table-cell>
          <table:table-cell office:value-type="float" office:value="0.02" calcext:value-type="float">
            <text:p>0.02</text:p>
          </table:table-cell>
          <table:table-cell office:value-type="float" office:value="-2.9339" calcext:value-type="float">
            <text:p>-2.9339</text:p>
          </table:table-cell>
          <table:table-cell office:value-type="float" office:value="3" calcext:value-type="float">
            <text:p>3</text:p>
          </table:table-cell>
          <table:table-cell office:value-type="float" office:value="60.4229" calcext:value-type="float">
            <text:p>60.4229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4 5 <text:s text:c="6"/>8 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1921029" calcext:value-type="float">
            <text:p>755.1921029</text:p>
          </table:table-cell>
          <table:table-cell office:value-type="float" office:value="0.7413" calcext:value-type="float">
            <text:p>0.7413</text:p>
          </table:table-cell>
          <table:table-cell office:value-type="float" office:value="-2.9326" calcext:value-type="float">
            <text:p>-2.9326</text:p>
          </table:table-cell>
          <table:table-cell office:value-type="float" office:value="3" calcext:value-type="float">
            <text:p>3</text:p>
          </table:table-cell>
          <table:table-cell office:value-type="float" office:value="489.0584" calcext:value-type="float">
            <text:p>489.0584</text:p>
          </table:table-cell>
          <table:table-cell office:value-type="float" office:value="53" calcext:value-type="float">
            <text:p>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422 <text:s text:c="5"/>26 3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5.6975684" calcext:value-type="float">
            <text:p>655.6975684</text:p>
          </table:table-cell>
          <table:table-cell office:value-type="float" office:value="0.3064" calcext:value-type="float">
            <text:p>0.3064</text:p>
          </table:table-cell>
          <table:table-cell office:value-type="float" office:value="-2.9324" calcext:value-type="float">
            <text:p>-2.9324</text:p>
          </table:table-cell>
          <table:table-cell office:value-type="float" office:value="3" calcext:value-type="float">
            <text:p>3</text:p>
          </table:table-cell>
          <table:table-cell office:value-type="float" office:value="292.849" calcext:value-type="float">
            <text:p>292.849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319 <text:s text:c="5"/>21 2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65.492391" calcext:value-type="float">
            <text:p>165.492391</text:p>
          </table:table-cell>
          <table:table-cell office:value-type="float" office:value="0.02" calcext:value-type="float">
            <text:p>0.02</text:p>
          </table:table-cell>
          <table:table-cell office:value-type="float" office:value="-2.9303" calcext:value-type="float">
            <text:p>-2.9303</text:p>
          </table:table-cell>
          <table:table-cell office:value-type="float" office:value="3" calcext:value-type="float">
            <text:p>3</text:p>
          </table:table-cell>
          <table:table-cell office:value-type="float" office:value="247.8689" calcext:value-type="float">
            <text:p>247.8689</text:p>
          </table:table-cell>
          <table:table-cell office:value-type="float" office:value="93" calcext:value-type="float">
            <text:p>9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0 5 <text:s text:c="5"/>15 9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8276619" calcext:value-type="float">
            <text:p>755.8276619</text:p>
          </table:table-cell>
          <table:table-cell office:value-type="float" office:value="0.7207" calcext:value-type="float">
            <text:p>0.7207</text:p>
          </table:table-cell>
          <table:table-cell office:value-type="float" office:value="-2.9288" calcext:value-type="float">
            <text:p>-2.9288</text:p>
          </table:table-cell>
          <table:table-cell office:value-type="float" office:value="3" calcext:value-type="float">
            <text:p>3</text:p>
          </table:table-cell>
          <table:table-cell office:value-type="float" office:value="430.8975" calcext:value-type="float">
            <text:p>430.8975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422 <text:s text:c="5"/>25 3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9029082" calcext:value-type="float">
            <text:p>554.9029082</text:p>
          </table:table-cell>
          <table:table-cell office:value-type="float" office:value="0.1097" calcext:value-type="float">
            <text:p>0.1097</text:p>
          </table:table-cell>
          <table:table-cell office:value-type="float" office:value="-2.9269" calcext:value-type="float">
            <text:p>-2.9269</text:p>
          </table:table-cell>
          <table:table-cell office:value-type="float" office:value="3" calcext:value-type="float">
            <text:p>3</text:p>
          </table:table-cell>
          <table:table-cell office:value-type="float" office:value="220.7878" calcext:value-type="float">
            <text:p>220.7878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216 <text:s text:c="5"/>18 1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3168094" calcext:value-type="float">
            <text:p>351.3168094</text:p>
          </table:table-cell>
          <table:table-cell office:value-type="float" office:value="0.0079" calcext:value-type="float">
            <text:p>0.0079</text:p>
          </table:table-cell>
          <table:table-cell office:value-type="float" office:value="-2.9256" calcext:value-type="float">
            <text:p>-2.9256</text:p>
          </table:table-cell>
          <table:table-cell office:value-type="float" office:value="3" calcext:value-type="float">
            <text:p>3</text:p>
          </table:table-cell>
          <table:table-cell office:value-type="float" office:value="236.5842" calcext:value-type="float">
            <text:p>236.5842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610 <text:s text:c="5"/>16 5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2.1064609" calcext:value-type="float">
            <text:p>622.1064609</text:p>
          </table:table-cell>
          <table:table-cell office:value-type="float" office:value="0.2234" calcext:value-type="float">
            <text:p>0.2234</text:p>
          </table:table-cell>
          <table:table-cell office:value-type="float" office:value="-2.9255" calcext:value-type="float">
            <text:p>-2.9255</text:p>
          </table:table-cell>
          <table:table-cell office:value-type="float" office:value="3" calcext:value-type="float">
            <text:p>3</text:p>
          </table:table-cell>
          <table:table-cell office:value-type="float" office:value="267.7129" calcext:value-type="float">
            <text:p>267.7129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218 <text:s text:c="5"/>20 1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47.6007074" calcext:value-type="float">
            <text:p>747.6007074</text:p>
          </table:table-cell>
          <table:table-cell office:value-type="float" office:value="0.0826" calcext:value-type="float">
            <text:p>0.0826</text:p>
          </table:table-cell>
          <table:table-cell office:value-type="float" office:value="-2.9243" calcext:value-type="float">
            <text:p>-2.9243</text:p>
          </table:table-cell>
          <table:table-cell office:value-type="float" office:value="3" calcext:value-type="float">
            <text:p>3</text:p>
          </table:table-cell>
          <table:table-cell office:value-type="float" office:value="264.5497" calcext:value-type="float">
            <text:p>264.549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2 5 <text:s text:c="5"/>151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8.449439" calcext:value-type="float">
            <text:p>218.449439</text:p>
          </table:table-cell>
          <table:table-cell office:value-type="float" office:value="0.023" calcext:value-type="float">
            <text:p>0.023</text:p>
          </table:table-cell>
          <table:table-cell office:value-type="float" office:value="-2.9242" calcext:value-type="float">
            <text:p>-2.9242</text:p>
          </table:table-cell>
          <table:table-cell office:value-type="float" office:value="3" calcext:value-type="float">
            <text:p>3</text:p>
          </table:table-cell>
          <table:table-cell office:value-type="float" office:value="53.1362" calcext:value-type="float">
            <text:p>53.1362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3 6 <text:s text:c="6"/>8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8.5081976" calcext:value-type="float">
            <text:p>588.5081976</text:p>
          </table:table-cell>
          <table:table-cell office:value-type="float" office:value="0.1588" calcext:value-type="float">
            <text:p>0.1588</text:p>
          </table:table-cell>
          <table:table-cell office:value-type="float" office:value="-2.9236" calcext:value-type="float">
            <text:p>-2.9236</text:p>
          </table:table-cell>
          <table:table-cell office:value-type="float" office:value="3" calcext:value-type="float">
            <text:p>3</text:p>
          </table:table-cell>
          <table:table-cell office:value-type="float" office:value="243.6925" calcext:value-type="float">
            <text:p>243.6925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317 <text:s text:c="5"/>19 2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4.3526162" calcext:value-type="float">
            <text:p>384.3526162</text:p>
          </table:table-cell>
          <table:table-cell office:value-type="float" office:value="0.0162" calcext:value-type="float">
            <text:p>0.0162</text:p>
          </table:table-cell>
          <table:table-cell office:value-type="float" office:value="-2.9209" calcext:value-type="float">
            <text:p>-2.9209</text:p>
          </table:table-cell>
          <table:table-cell office:value-type="float" office:value="3" calcext:value-type="float">
            <text:p>3</text:p>
          </table:table-cell>
          <table:table-cell office:value-type="float" office:value="301.9784" calcext:value-type="float">
            <text:p>301.978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711 <text:s text:c="5"/>18 6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8891364" calcext:value-type="float">
            <text:p>351.8891364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9204" calcext:value-type="float">
            <text:p>-2.9204</text:p>
          </table:table-cell>
          <table:table-cell office:value-type="float" office:value="3" calcext:value-type="float">
            <text:p>3</text:p>
          </table:table-cell>
          <table:table-cell office:value-type="float" office:value="200.8027" calcext:value-type="float">
            <text:p>200.8027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610 <text:s text:c="5"/>15 5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300803" calcext:value-type="float">
            <text:p>552.300803</text:p>
          </table:table-cell>
          <table:table-cell office:value-type="float" office:value="0.1462" calcext:value-type="float">
            <text:p>0.1462</text:p>
          </table:table-cell>
          <table:table-cell office:value-type="float" office:value="-2.9156" calcext:value-type="float">
            <text:p>-2.9156</text:p>
          </table:table-cell>
          <table:table-cell office:value-type="float" office:value="3" calcext:value-type="float">
            <text:p>3</text:p>
          </table:table-cell>
          <table:table-cell office:value-type="float" office:value="455.6513" calcext:value-type="float">
            <text:p>455.6513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816 <text:s text:c="5"/>23 7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0196279" calcext:value-type="float">
            <text:p>620.0196279</text:p>
          </table:table-cell>
          <table:table-cell office:value-type="float" office:value="0.0062" calcext:value-type="float">
            <text:p>0.0062</text:p>
          </table:table-cell>
          <table:table-cell office:value-type="float" office:value="-2.9145" calcext:value-type="float">
            <text:p>-2.9145</text:p>
          </table:table-cell>
          <table:table-cell office:value-type="float" office:value="3" calcext:value-type="float">
            <text:p>3</text:p>
          </table:table-cell>
          <table:table-cell office:value-type="float" office:value="33.0063" calcext:value-type="float">
            <text:p>33.0063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3 4 <text:s text:c="6"/>6 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8.569558" calcext:value-type="float">
            <text:p>178.569558</text:p>
          </table:table-cell>
          <table:table-cell office:value-type="float" office:value="0.02" calcext:value-type="float">
            <text:p>0.02</text:p>
          </table:table-cell>
          <table:table-cell office:value-type="float" office:value="-2.9122" calcext:value-type="float">
            <text:p>-2.9122</text:p>
          </table:table-cell>
          <table:table-cell office:value-type="float" office:value="3" calcext:value-type="float">
            <text:p>3</text:p>
          </table:table-cell>
          <table:table-cell office:value-type="float" office:value="283.5305" calcext:value-type="float">
            <text:p>283.5305</text:p>
          </table:table-cell>
          <table:table-cell office:value-type="float" office:value="99" calcext:value-type="float">
            <text:p>9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2 5 <text:s text:c="5"/>161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0549138" calcext:value-type="float">
            <text:p>420.0549138</text:p>
          </table:table-cell>
          <table:table-cell office:value-type="float" office:value="0.0182" calcext:value-type="float">
            <text:p>0.0182</text:p>
          </table:table-cell>
          <table:table-cell office:value-type="float" office:value="-2.9081" calcext:value-type="float">
            <text:p>-2.9081</text:p>
          </table:table-cell>
          <table:table-cell office:value-type="float" office:value="3" calcext:value-type="float">
            <text:p>3</text:p>
          </table:table-cell>
          <table:table-cell office:value-type="float" office:value="173.915" calcext:value-type="float">
            <text:p>173.915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412 <text:s text:c="5"/>15 3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5629616" calcext:value-type="float">
            <text:p>687.5629616</text:p>
          </table:table-cell>
          <table:table-cell office:value-type="float" office:value="0.4545" calcext:value-type="float">
            <text:p>0.4545</text:p>
          </table:table-cell>
          <table:table-cell office:value-type="float" office:value="-2.9059" calcext:value-type="float">
            <text:p>-2.9059</text:p>
          </table:table-cell>
          <table:table-cell office:value-type="float" office:value="3" calcext:value-type="float">
            <text:p>3</text:p>
          </table:table-cell>
          <table:table-cell office:value-type="float" office:value="480.1821" calcext:value-type="float">
            <text:p>480.1821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620 <text:s text:c="5"/>25 5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0092649" calcext:value-type="float">
            <text:p>418.0092649</text:p>
          </table:table-cell>
          <table:table-cell office:value-type="float" office:value="0.0273" calcext:value-type="float">
            <text:p>0.0273</text:p>
          </table:table-cell>
          <table:table-cell office:value-type="float" office:value="-2.9047" calcext:value-type="float">
            <text:p>-2.9047</text:p>
          </table:table-cell>
          <table:table-cell office:value-type="float" office:value="3" calcext:value-type="float">
            <text:p>3</text:p>
          </table:table-cell>
          <table:table-cell office:value-type="float" office:value="330.4862" calcext:value-type="float">
            <text:p>330.4862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812 <text:s text:c="5"/>19 7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50.851908" calcext:value-type="float">
            <text:p>150.851908</text:p>
          </table:table-cell>
          <table:table-cell office:value-type="float" office:value="0.007" calcext:value-type="float">
            <text:p>0.007</text:p>
          </table:table-cell>
          <table:table-cell office:value-type="float" office:value="-2.9042" calcext:value-type="float">
            <text:p>-2.9042</text:p>
          </table:table-cell>
          <table:table-cell office:value-type="float" office:value="3" calcext:value-type="float">
            <text:p>3</text:p>
          </table:table-cell>
          <table:table-cell office:value-type="float" office:value="8.3875" calcext:value-type="float">
            <text:p>8.3875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1 4 <text:s text:c="6"/>3 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2921627" calcext:value-type="float">
            <text:p>722.2921627</text:p>
          </table:table-cell>
          <table:table-cell office:value-type="float" office:value="0.5567" calcext:value-type="float">
            <text:p>0.5567</text:p>
          </table:table-cell>
          <table:table-cell office:value-type="float" office:value="-2.9041" calcext:value-type="float">
            <text:p>-2.9041</text:p>
          </table:table-cell>
          <table:table-cell office:value-type="float" office:value="3" calcext:value-type="float">
            <text:p>3</text:p>
          </table:table-cell>
          <table:table-cell office:value-type="float" office:value="400.1811" calcext:value-type="float">
            <text:p>400.1811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321 <text:s text:c="5"/>24 2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6892733" calcext:value-type="float">
            <text:p>721.6892733</text:p>
          </table:table-cell>
          <table:table-cell office:value-type="float" office:value="0.574" calcext:value-type="float">
            <text:p>0.574</text:p>
          </table:table-cell>
          <table:table-cell office:value-type="float" office:value="-2.9035" calcext:value-type="float">
            <text:p>-2.9035</text:p>
          </table:table-cell>
          <table:table-cell office:value-type="float" office:value="3" calcext:value-type="float">
            <text:p>3</text:p>
          </table:table-cell>
          <table:table-cell office:value-type="float" office:value="456.1092" calcext:value-type="float">
            <text:p>456.1092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521 <text:s text:c="5"/>25 4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8.768967" calcext:value-type="float">
            <text:p>518.768967</text:p>
          </table:table-cell>
          <table:table-cell office:value-type="float" office:value="0.1014" calcext:value-type="float">
            <text:p>0.1014</text:p>
          </table:table-cell>
          <table:table-cell office:value-type="float" office:value="-2.903" calcext:value-type="float">
            <text:p>-2.903</text:p>
          </table:table-cell>
          <table:table-cell office:value-type="float" office:value="3" calcext:value-type="float">
            <text:p>3</text:p>
          </table:table-cell>
          <table:table-cell office:value-type="float" office:value="422.69" calcext:value-type="float">
            <text:p>422.69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715 <text:s text:c="5"/>22 6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9486903" calcext:value-type="float">
            <text:p>619.9486903</text:p>
          </table:table-cell>
          <table:table-cell office:value-type="float" office:value="0.2652" calcext:value-type="float">
            <text:p>0.2652</text:p>
          </table:table-cell>
          <table:table-cell office:value-type="float" office:value="-2.9014" calcext:value-type="float">
            <text:p>-2.9014</text:p>
          </table:table-cell>
          <table:table-cell office:value-type="float" office:value="3" calcext:value-type="float">
            <text:p>3</text:p>
          </table:table-cell>
          <table:table-cell office:value-type="float" office:value="469.0465" calcext:value-type="float">
            <text:p>469.0465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618 <text:s text:c="5"/>24 5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32.1090144" calcext:value-type="float">
            <text:p>932.1090144</text:p>
          </table:table-cell>
          <table:table-cell office:value-type="float" office:value="0.2557" calcext:value-type="float">
            <text:p>0.2557</text:p>
          </table:table-cell>
          <table:table-cell office:value-type="float" office:value="-2.9009" calcext:value-type="float">
            <text:p>-2.9009</text:p>
          </table:table-cell>
          <table:table-cell office:value-type="float" office:value="3" calcext:value-type="float">
            <text:p>3</text:p>
          </table:table-cell>
          <table:table-cell office:value-type="float" office:value="379.9126" calcext:value-type="float">
            <text:p>379.9126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5 4 <text:s text:c="5"/>181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9.7482147" calcext:value-type="float">
            <text:p>319.7482147</text:p>
          </table:table-cell>
          <table:table-cell office:value-type="float" office:value="0.0088" calcext:value-type="float">
            <text:p>0.0088</text:p>
          </table:table-cell>
          <table:table-cell office:value-type="float" office:value="-2.8983" calcext:value-type="float">
            <text:p>-2.8983</text:p>
          </table:table-cell>
          <table:table-cell office:value-type="float" office:value="3" calcext:value-type="float">
            <text:p>3</text:p>
          </table:table-cell>
          <table:table-cell office:value-type="float" office:value="67.068" calcext:value-type="float">
            <text:p>67.068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2 9 <text:s text:c="5"/>10 1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016776" calcext:value-type="float">
            <text:p>386.016776</text:p>
          </table:table-cell>
          <table:table-cell office:value-type="float" office:value="0.0112" calcext:value-type="float">
            <text:p>0.0112</text:p>
          </table:table-cell>
          <table:table-cell office:value-type="float" office:value="-2.898" calcext:value-type="float">
            <text:p>-2.898</text:p>
          </table:table-cell>
          <table:table-cell office:value-type="float" office:value="3" calcext:value-type="float">
            <text:p>3</text:p>
          </table:table-cell>
          <table:table-cell office:value-type="float" office:value="187.9266" calcext:value-type="float">
            <text:p>187.9266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511 <text:s text:c="5"/>15 4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1.6268988" calcext:value-type="float">
            <text:p>451.6268988</text:p>
          </table:table-cell>
          <table:table-cell office:value-type="float" office:value="0.0441" calcext:value-type="float">
            <text:p>0.0441</text:p>
          </table:table-cell>
          <table:table-cell office:value-type="float" office:value="-2.8969" calcext:value-type="float">
            <text:p>-2.8969</text:p>
          </table:table-cell>
          <table:table-cell office:value-type="float" office:value="3" calcext:value-type="float">
            <text:p>3</text:p>
          </table:table-cell>
          <table:table-cell office:value-type="float" office:value="360.1074" calcext:value-type="float">
            <text:p>360.1074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713 <text:s text:c="5"/>20 6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2120082" calcext:value-type="float">
            <text:p>485.2120082</text:p>
          </table:table-cell>
          <table:table-cell office:value-type="float" office:value="0.0681" calcext:value-type="float">
            <text:p>0.0681</text:p>
          </table:table-cell>
          <table:table-cell office:value-type="float" office:value="-2.8965" calcext:value-type="float">
            <text:p>-2.8965</text:p>
          </table:table-cell>
          <table:table-cell office:value-type="float" office:value="3" calcext:value-type="float">
            <text:p>3</text:p>
          </table:table-cell>
          <table:table-cell office:value-type="float" office:value="390.842" calcext:value-type="float">
            <text:p>390.842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814 <text:s text:c="5"/>21 7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4.9887821" calcext:value-type="float">
            <text:p>384.9887821</text:p>
          </table:table-cell>
          <table:table-cell office:value-type="float" office:value="0.0138" calcext:value-type="float">
            <text:p>0.0138</text:p>
          </table:table-cell>
          <table:table-cell office:value-type="float" office:value="-2.8955" calcext:value-type="float">
            <text:p>-2.8955</text:p>
          </table:table-cell>
          <table:table-cell office:value-type="float" office:value="3" calcext:value-type="float">
            <text:p>3</text:p>
          </table:table-cell>
          <table:table-cell office:value-type="float" office:value="261.7422" calcext:value-type="float">
            <text:p>261.742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711 <text:s text:c="5"/>17 6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30.993739" calcext:value-type="float">
            <text:p>430.993739</text:p>
          </table:table-cell>
          <table:table-cell office:value-type="float" office:value="0.0046" calcext:value-type="float">
            <text:p>0.0046</text:p>
          </table:table-cell>
          <table:table-cell office:value-type="float" office:value="-2.8945" calcext:value-type="float">
            <text:p>-2.8945</text:p>
          </table:table-cell>
          <table:table-cell office:value-type="float" office:value="3" calcext:value-type="float">
            <text:p>3</text:p>
          </table:table-cell>
          <table:table-cell office:value-type="float" office:value="60.7785" calcext:value-type="float">
            <text:p>60.7785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5 3 <text:s text:c="6"/>7 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2.5639552" calcext:value-type="float">
            <text:p>752.5639552</text:p>
          </table:table-cell>
          <table:table-cell office:value-type="float" office:value="0.0061" calcext:value-type="float">
            <text:p>0.0061</text:p>
          </table:table-cell>
          <table:table-cell office:value-type="float" office:value="-2.8921" calcext:value-type="float">
            <text:p>-2.8921</text:p>
          </table:table-cell>
          <table:table-cell office:value-type="float" office:value="3" calcext:value-type="float">
            <text:p>3</text:p>
          </table:table-cell>
          <table:table-cell office:value-type="float" office:value="66.5697" calcext:value-type="float">
            <text:p>66.5697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6 4 <text:s text:c="6"/>8 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9.2130165" calcext:value-type="float">
            <text:p>239.2130165</text:p>
          </table:table-cell>
          <table:table-cell office:value-type="float" office:value="0.0038" calcext:value-type="float">
            <text:p>0.0038</text:p>
          </table:table-cell>
          <table:table-cell office:value-type="float" office:value="-2.8906" calcext:value-type="float">
            <text:p>-2.8906</text:p>
          </table:table-cell>
          <table:table-cell office:value-type="float" office:value="3" calcext:value-type="float">
            <text:p>3</text:p>
          </table:table-cell>
          <table:table-cell office:value-type="float" office:value="433.1004" calcext:value-type="float">
            <text:p>433.1004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4 7 <text:s text:c="5"/>201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7.822148" calcext:value-type="float">
            <text:p>217.822148</text:p>
          </table:table-cell>
          <table:table-cell office:value-type="float" office:value="0.004" calcext:value-type="float">
            <text:p>0.004</text:p>
          </table:table-cell>
          <table:table-cell office:value-type="float" office:value="-2.8889" calcext:value-type="float">
            <text:p>-2.8889</text:p>
          </table:table-cell>
          <table:table-cell office:value-type="float" office:value="3" calcext:value-type="float">
            <text:p>3</text:p>
          </table:table-cell>
          <table:table-cell office:value-type="float" office:value="19.5679" calcext:value-type="float">
            <text:p>19.5679</text:p>
          </table:table-cell>
          <table:table-cell office:value-type="float" office:value="13" calcext:value-type="float">
            <text:p>1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0 6 <text:s text:c="6"/>5 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5406152" calcext:value-type="float">
            <text:p>385.5406152</text:p>
          </table:table-cell>
          <table:table-cell office:value-type="float" office:value="0.0121" calcext:value-type="float">
            <text:p>0.0121</text:p>
          </table:table-cell>
          <table:table-cell office:value-type="float" office:value="-2.8861" calcext:value-type="float">
            <text:p>-2.8861</text:p>
          </table:table-cell>
          <table:table-cell office:value-type="float" office:value="3" calcext:value-type="float">
            <text:p>3</text:p>
          </table:table-cell>
          <table:table-cell office:value-type="float" office:value="223.7239" calcext:value-type="float">
            <text:p>223.7239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511 <text:s text:c="5"/>16 4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7.753464" calcext:value-type="float">
            <text:p>207.753464</text:p>
          </table:table-cell>
          <table:table-cell office:value-type="float" office:value="0.02" calcext:value-type="float">
            <text:p>0.02</text:p>
          </table:table-cell>
          <table:table-cell office:value-type="float" office:value="-2.885" calcext:value-type="float">
            <text:p>-2.885</text:p>
          </table:table-cell>
          <table:table-cell office:value-type="float" office:value="3" calcext:value-type="float">
            <text:p>3</text:p>
          </table:table-cell>
          <table:table-cell office:value-type="float" office:value="354.4141" calcext:value-type="float">
            <text:p>354.4141</text:p>
          </table:table-cell>
          <table:table-cell office:value-type="float" office:value="111" calcext:value-type="float">
            <text:p>11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3 6 <text:s text:c="5"/>181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8.7472136" calcext:value-type="float">
            <text:p>688.7472136</text:p>
          </table:table-cell>
          <table:table-cell office:value-type="float" office:value="0.4232" calcext:value-type="float">
            <text:p>0.4232</text:p>
          </table:table-cell>
          <table:table-cell office:value-type="float" office:value="-2.8837" calcext:value-type="float">
            <text:p>-2.8837</text:p>
          </table:table-cell>
          <table:table-cell office:value-type="float" office:value="3" calcext:value-type="float">
            <text:p>3</text:p>
          </table:table-cell>
          <table:table-cell office:value-type="float" office:value="370.5794" calcext:value-type="float">
            <text:p>370.5794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420 <text:s text:c="5"/>23 3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3.6742409" calcext:value-type="float">
            <text:p>453.6742409</text:p>
          </table:table-cell>
          <table:table-cell office:value-type="float" office:value="0.0303" calcext:value-type="float">
            <text:p>0.0303</text:p>
          </table:table-cell>
          <table:table-cell office:value-type="float" office:value="-2.883" calcext:value-type="float">
            <text:p>-2.883</text:p>
          </table:table-cell>
          <table:table-cell office:value-type="float" office:value="3" calcext:value-type="float">
            <text:p>3</text:p>
          </table:table-cell>
          <table:table-cell office:value-type="float" office:value="194.5932" calcext:value-type="float">
            <text:p>194.5932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313 <text:s text:c="5"/>16 2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4432673" calcext:value-type="float">
            <text:p>586.4432673</text:p>
          </table:table-cell>
          <table:table-cell office:value-type="float" office:value="0.1923" calcext:value-type="float">
            <text:p>0.1923</text:p>
          </table:table-cell>
          <table:table-cell office:value-type="float" office:value="-2.882" calcext:value-type="float">
            <text:p>-2.882</text:p>
          </table:table-cell>
          <table:table-cell office:value-type="float" office:value="3" calcext:value-type="float">
            <text:p>3</text:p>
          </table:table-cell>
          <table:table-cell office:value-type="float" office:value="436.0897" calcext:value-type="float">
            <text:p>436.0897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717 <text:s text:c="5"/>23 6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0648392" calcext:value-type="float">
            <text:p>654.0648392</text:p>
          </table:table-cell>
          <table:table-cell office:value-type="float" office:value="0.3416" calcext:value-type="float">
            <text:p>0.3416</text:p>
          </table:table-cell>
          <table:table-cell office:value-type="float" office:value="-2.8812" calcext:value-type="float">
            <text:p>-2.8812</text:p>
          </table:table-cell>
          <table:table-cell office:value-type="float" office:value="3" calcext:value-type="float">
            <text:p>3</text:p>
          </table:table-cell>
          <table:table-cell office:value-type="float" office:value="447.2292" calcext:value-type="float">
            <text:p>447.2292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519 <text:s text:c="5"/>24 4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8.1750174" calcext:value-type="float">
            <text:p>688.1750174</text:p>
          </table:table-cell>
          <table:table-cell office:value-type="float" office:value="0.4375" calcext:value-type="float">
            <text:p>0.4375</text:p>
          </table:table-cell>
          <table:table-cell office:value-type="float" office:value="-2.8788" calcext:value-type="float">
            <text:p>-2.8788</text:p>
          </table:table-cell>
          <table:table-cell office:value-type="float" office:value="3" calcext:value-type="float">
            <text:p>3</text:p>
          </table:table-cell>
          <table:table-cell office:value-type="float" office:value="424.2742" calcext:value-type="float">
            <text:p>424.2742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420 <text:s text:c="5"/>24 3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5.61751" calcext:value-type="float">
            <text:p>185.61751</text:p>
          </table:table-cell>
          <table:table-cell office:value-type="float" office:value="0.02" calcext:value-type="float">
            <text:p>0.02</text:p>
          </table:table-cell>
          <table:table-cell office:value-type="float" office:value="-2.8777" calcext:value-type="float">
            <text:p>-2.8777</text:p>
          </table:table-cell>
          <table:table-cell office:value-type="float" office:value="3" calcext:value-type="float">
            <text:p>3</text:p>
          </table:table-cell>
          <table:table-cell office:value-type="float" office:value="11.155" calcext:value-type="float">
            <text:p>11.155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2 3 <text:s text:c="6"/>3 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9130234" calcext:value-type="float">
            <text:p>284.9130234</text:p>
          </table:table-cell>
          <table:table-cell office:value-type="float" office:value="0.002" calcext:value-type="float">
            <text:p>0.002</text:p>
          </table:table-cell>
          <table:table-cell office:value-type="float" office:value="-2.8764" calcext:value-type="float">
            <text:p>-2.8764</text:p>
          </table:table-cell>
          <table:table-cell office:value-type="float" office:value="3" calcext:value-type="float">
            <text:p>3</text:p>
          </table:table-cell>
          <table:table-cell office:value-type="float" office:value="28.5379" calcext:value-type="float">
            <text:p>28.5379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2 4 <text:s text:c="6"/>5 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62561" calcext:value-type="float">
            <text:p>418.62561</text:p>
          </table:table-cell>
          <table:table-cell office:value-type="float" office:value="0.0238" calcext:value-type="float">
            <text:p>0.0238</text:p>
          </table:table-cell>
          <table:table-cell office:value-type="float" office:value="-2.8749" calcext:value-type="float">
            <text:p>-2.8749</text:p>
          </table:table-cell>
          <table:table-cell office:value-type="float" office:value="3" calcext:value-type="float">
            <text:p>3</text:p>
          </table:table-cell>
          <table:table-cell office:value-type="float" office:value="288.0146" calcext:value-type="float">
            <text:p>288.0146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612 <text:s text:c="5"/>18 5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6416952" calcext:value-type="float">
            <text:p>419.6416952</text:p>
          </table:table-cell>
          <table:table-cell office:value-type="float" office:value="0.0191" calcext:value-type="float">
            <text:p>0.0191</text:p>
          </table:table-cell>
          <table:table-cell office:value-type="float" office:value="-2.8688" calcext:value-type="float">
            <text:p>-2.8688</text:p>
          </table:table-cell>
          <table:table-cell office:value-type="float" office:value="3" calcext:value-type="float">
            <text:p>3</text:p>
          </table:table-cell>
          <table:table-cell office:value-type="float" office:value="209.7262" calcext:value-type="float">
            <text:p>209.7262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412 <text:s text:c="5"/>16 3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920219" calcext:value-type="float">
            <text:p>552.920219</text:p>
          </table:table-cell>
          <table:table-cell office:value-type="float" office:value="0.1359" calcext:value-type="float">
            <text:p>0.1359</text:p>
          </table:table-cell>
          <table:table-cell office:value-type="float" office:value="-2.868" calcext:value-type="float">
            <text:p>-2.868</text:p>
          </table:table-cell>
          <table:table-cell office:value-type="float" office:value="3" calcext:value-type="float">
            <text:p>3</text:p>
          </table:table-cell>
          <table:table-cell office:value-type="float" office:value="404.2466" calcext:value-type="float">
            <text:p>404.2466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616 <text:s text:c="5"/>22 5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3.601776" calcext:value-type="float">
            <text:p>183.601776</text:p>
          </table:table-cell>
          <table:table-cell office:value-type="float" office:value="0.02" calcext:value-type="float">
            <text:p>0.02</text:p>
          </table:table-cell>
          <table:table-cell office:value-type="float" office:value="-2.8678" calcext:value-type="float">
            <text:p>-2.8678</text:p>
          </table:table-cell>
          <table:table-cell office:value-type="float" office:value="3" calcext:value-type="float">
            <text:p>3</text:p>
          </table:table-cell>
          <table:table-cell office:value-type="float" office:value="80.5604" calcext:value-type="float">
            <text:p>80.5604</text:p>
          </table:table-cell>
          <table:table-cell office:value-type="float" office:value="57" calcext:value-type="float">
            <text:p>5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4 5 <text:s text:c="6"/>9 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5.1929329" calcext:value-type="float">
            <text:p>655.1929329</text:p>
          </table:table-cell>
          <table:table-cell office:value-type="float" office:value="0.3158" calcext:value-type="float">
            <text:p>0.3158</text:p>
          </table:table-cell>
          <table:table-cell office:value-type="float" office:value="-2.8678" calcext:value-type="float">
            <text:p>-2.8678</text:p>
          </table:table-cell>
          <table:table-cell office:value-type="float" office:value="3" calcext:value-type="float">
            <text:p>3</text:p>
          </table:table-cell>
          <table:table-cell office:value-type="float" office:value="342.0925" calcext:value-type="float">
            <text:p>342.0925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319 <text:s text:c="5"/>22 2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table:style-name="ce1" office:value-type="float" office:value="251.5087085" calcext:value-type="float">
            <text:p>251.5087085</text:p>
          </table:table-cell>
          <table:table-cell table:style-name="ce1" office:value-type="float" office:value="0.0017" calcext:value-type="float">
            <text:p>0.0017</text:p>
          </table:table-cell>
          <table:table-cell table:style-name="ce1" office:value-type="float" office:value="-2.8659" calcext:value-type="float">
            <text:p>-2.86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6168" calcext:value-type="float">
            <text:p>24.616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508" calcext:value-type="float">
            <text:p>38508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<text:s/>6 1 5 <text:s text:c="6"/>5 2 4</text:p>
          </table:table-cell>
          <table:table-cell table:style-name="ce1"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7.2838237" calcext:value-type="float">
            <text:p>487.2838237</text:p>
          </table:table-cell>
          <table:table-cell office:value-type="float" office:value="0.049" calcext:value-type="float">
            <text:p>0.049</text:p>
          </table:table-cell>
          <table:table-cell office:value-type="float" office:value="-2.8654" calcext:value-type="float">
            <text:p>-2.8654</text:p>
          </table:table-cell>
          <table:table-cell office:value-type="float" office:value="3" calcext:value-type="float">
            <text:p>3</text:p>
          </table:table-cell>
          <table:table-cell office:value-type="float" office:value="216.3874" calcext:value-type="float">
            <text:p>216.3874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414 <text:s text:c="5"/>17 3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2397469" calcext:value-type="float">
            <text:p>721.2397469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8635" calcext:value-type="float">
            <text:p>-2.8635</text:p>
          </table:table-cell>
          <table:table-cell office:value-type="float" office:value="3" calcext:value-type="float">
            <text:p>3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4 5 <text:s text:c="6"/>7 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2336487" calcext:value-type="float">
            <text:p>452.2336487</text:p>
          </table:table-cell>
          <table:table-cell office:value-type="float" office:value="0.0393" calcext:value-type="float">
            <text:p>0.0393</text:p>
          </table:table-cell>
          <table:table-cell office:value-type="float" office:value="-2.8626" calcext:value-type="float">
            <text:p>-2.8626</text:p>
          </table:table-cell>
          <table:table-cell office:value-type="float" office:value="3" calcext:value-type="float">
            <text:p>3</text:p>
          </table:table-cell>
          <table:table-cell office:value-type="float" office:value="315.4013" calcext:value-type="float">
            <text:p>315.401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713 <text:s text:c="5"/>19 6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5529404" calcext:value-type="float">
            <text:p>620.5529404</text:p>
          </table:table-cell>
          <table:table-cell office:value-type="float" office:value="0.2517" calcext:value-type="float">
            <text:p>0.2517</text:p>
          </table:table-cell>
          <table:table-cell office:value-type="float" office:value="-2.8612" calcext:value-type="float">
            <text:p>-2.8612</text:p>
          </table:table-cell>
          <table:table-cell office:value-type="float" office:value="3" calcext:value-type="float">
            <text:p>3</text:p>
          </table:table-cell>
          <table:table-cell office:value-type="float" office:value="415.3903" calcext:value-type="float">
            <text:p>415.3903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618 <text:s text:c="5"/>23 5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1674299" calcext:value-type="float">
            <text:p>419.1674299</text:p>
          </table:table-cell>
          <table:table-cell office:value-type="float" office:value="0.021" calcext:value-type="float">
            <text:p>0.021</text:p>
          </table:table-cell>
          <table:table-cell office:value-type="float" office:value="-2.8611" calcext:value-type="float">
            <text:p>-2.8611</text:p>
          </table:table-cell>
          <table:table-cell office:value-type="float" office:value="3" calcext:value-type="float">
            <text:p>3</text:p>
          </table:table-cell>
          <table:table-cell office:value-type="float" office:value="247.7603" calcext:value-type="float">
            <text:p>247.7603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612 <text:s text:c="5"/>17 5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3785941" calcext:value-type="float">
            <text:p>519.3785941</text:p>
          </table:table-cell>
          <table:table-cell office:value-type="float" office:value="0.0932" calcext:value-type="float">
            <text:p>0.0932</text:p>
          </table:table-cell>
          <table:table-cell office:value-type="float" office:value="-2.8598" calcext:value-type="float">
            <text:p>-2.8598</text:p>
          </table:table-cell>
          <table:table-cell office:value-type="float" office:value="3" calcext:value-type="float">
            <text:p>3</text:p>
          </table:table-cell>
          <table:table-cell office:value-type="float" office:value="373.5174" calcext:value-type="float">
            <text:p>373.5174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715 <text:s text:c="5"/>21 6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6493795" calcext:value-type="float">
            <text:p>654.6493795</text:p>
          </table:table-cell>
          <table:table-cell office:value-type="float" office:value="0.3276" calcext:value-type="float">
            <text:p>0.3276</text:p>
          </table:table-cell>
          <table:table-cell office:value-type="float" office:value="-2.8585" calcext:value-type="float">
            <text:p>-2.8585</text:p>
          </table:table-cell>
          <table:table-cell office:value-type="float" office:value="3" calcext:value-type="float">
            <text:p>3</text:p>
          </table:table-cell>
          <table:table-cell office:value-type="float" office:value="393.5535" calcext:value-type="float">
            <text:p>393.5535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519 <text:s text:c="5"/>23 4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8170455" calcext:value-type="float">
            <text:p>485.8170455</text:p>
          </table:table-cell>
          <table:table-cell office:value-type="float" office:value="0.0618" calcext:value-type="float">
            <text:p>0.0618</text:p>
          </table:table-cell>
          <table:table-cell office:value-type="float" office:value="-2.8578" calcext:value-type="float">
            <text:p>-2.8578</text:p>
          </table:table-cell>
          <table:table-cell office:value-type="float" office:value="3" calcext:value-type="float">
            <text:p>3</text:p>
          </table:table-cell>
          <table:table-cell office:value-type="float" office:value="343.9023" calcext:value-type="float">
            <text:p>343.9023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614 <text:s text:c="5"/>20 5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629419" calcext:value-type="float">
            <text:p>621.629419</text:p>
          </table:table-cell>
          <table:table-cell office:value-type="float" office:value="0.2308" calcext:value-type="float">
            <text:p>0.2308</text:p>
          </table:table-cell>
          <table:table-cell office:value-type="float" office:value="-2.8567" calcext:value-type="float">
            <text:p>-2.8567</text:p>
          </table:table-cell>
          <table:table-cell office:value-type="float" office:value="3" calcext:value-type="float">
            <text:p>3</text:p>
          </table:table-cell>
          <table:table-cell office:value-type="float" office:value="314.7207" calcext:value-type="float">
            <text:p>314.7207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418 <text:s text:c="5"/>21 3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2.9809282" calcext:value-type="float">
            <text:p>852.9809282</text:p>
          </table:table-cell>
          <table:table-cell office:value-type="float" office:value="0.007" calcext:value-type="float">
            <text:p>0.007</text:p>
          </table:table-cell>
          <table:table-cell office:value-type="float" office:value="-2.8564" calcext:value-type="float">
            <text:p>-2.8564</text:p>
          </table:table-cell>
          <table:table-cell office:value-type="float" office:value="3" calcext:value-type="float">
            <text:p>3</text:p>
          </table:table-cell>
          <table:table-cell office:value-type="float" office:value="80.5605" calcext:value-type="float">
            <text:p>80.560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5 <text:s text:c="6"/>9 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883995" calcext:value-type="float">
            <text:p>520.883995</text:p>
          </table:table-cell>
          <table:table-cell office:value-type="float" office:value="0.0762" calcext:value-type="float">
            <text:p>0.0762</text:p>
          </table:table-cell>
          <table:table-cell office:value-type="float" office:value="-2.8544" calcext:value-type="float">
            <text:p>-2.8544</text:p>
          </table:table-cell>
          <table:table-cell office:value-type="float" office:value="3" calcext:value-type="float">
            <text:p>3</text:p>
          </table:table-cell>
          <table:table-cell office:value-type="float" office:value="239.2973" calcext:value-type="float">
            <text:p>239.2973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315 <text:s text:c="5"/>18 2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3.340626" calcext:value-type="float">
            <text:p>203.340626</text:p>
          </table:table-cell>
          <table:table-cell office:value-type="float" office:value="0.02" calcext:value-type="float">
            <text:p>0.02</text:p>
          </table:table-cell>
          <table:table-cell office:value-type="float" office:value="-2.8538" calcext:value-type="float">
            <text:p>-2.8538</text:p>
          </table:table-cell>
          <table:table-cell office:value-type="float" office:value="3" calcext:value-type="float">
            <text:p>3</text:p>
          </table:table-cell>
          <table:table-cell office:value-type="float" office:value="314.3447" calcext:value-type="float">
            <text:p>314.3447</text:p>
          </table:table-cell>
          <table:table-cell office:value-type="float" office:value="105" calcext:value-type="float">
            <text:p>10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1 6 <text:s text:c="5"/>171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3.235958" calcext:value-type="float">
            <text:p>273.235958</text:p>
          </table:table-cell>
          <table:table-cell office:value-type="float" office:value="0.05" calcext:value-type="float">
            <text:p>0.05</text:p>
          </table:table-cell>
          <table:table-cell office:value-type="float" office:value="-2.8528" calcext:value-type="float">
            <text:p>-2.8528</text:p>
          </table:table-cell>
          <table:table-cell office:value-type="float" office:value="3" calcext:value-type="float">
            <text:p>3</text:p>
          </table:table-cell>
          <table:table-cell office:value-type="float" office:value="470.6344" calcext:value-type="float">
            <text:p>470.6344</text:p>
          </table:table-cell>
          <table:table-cell office:value-type="float" office:value="129" calcext:value-type="float">
            <text:p>1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3 8 <text:s text:c="5"/>211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8.0567429" calcext:value-type="float">
            <text:p>588.0567429</text:p>
          </table:table-cell>
          <table:table-cell office:value-type="float" office:value="0.1645" calcext:value-type="float">
            <text:p>0.1645</text:p>
          </table:table-cell>
          <table:table-cell office:value-type="float" office:value="-2.8505" calcext:value-type="float">
            <text:p>-2.8505</text:p>
          </table:table-cell>
          <table:table-cell office:value-type="float" office:value="3" calcext:value-type="float">
            <text:p>3</text:p>
          </table:table-cell>
          <table:table-cell office:value-type="float" office:value="288.4642" calcext:value-type="float">
            <text:p>288.4642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317 <text:s text:c="5"/>20 2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4749399" calcext:value-type="float">
            <text:p>554.4749399</text:p>
          </table:table-cell>
          <table:table-cell office:value-type="float" office:value="0.1139" calcext:value-type="float">
            <text:p>0.1139</text:p>
          </table:table-cell>
          <table:table-cell office:value-type="float" office:value="-2.8496" calcext:value-type="float">
            <text:p>-2.8496</text:p>
          </table:table-cell>
          <table:table-cell office:value-type="float" office:value="3" calcext:value-type="float">
            <text:p>3</text:p>
          </table:table-cell>
          <table:table-cell office:value-type="float" office:value="263.323" calcext:value-type="float">
            <text:p>263.32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416 <text:s text:c="5"/>19 3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3.2517726" calcext:value-type="float">
            <text:p>453.2517726</text:p>
          </table:table-cell>
          <table:table-cell office:value-type="float" office:value="0.0322" calcext:value-type="float">
            <text:p>0.0322</text:p>
          </table:table-cell>
          <table:table-cell office:value-type="float" office:value="-2.8479" calcext:value-type="float">
            <text:p>-2.8479</text:p>
          </table:table-cell>
          <table:table-cell office:value-type="float" office:value="3" calcext:value-type="float">
            <text:p>3</text:p>
          </table:table-cell>
          <table:table-cell office:value-type="float" office:value="232.6414" calcext:value-type="float">
            <text:p>232.6414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513 <text:s text:c="5"/>17 4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8.952041" calcext:value-type="float">
            <text:p>178.952041</text:p>
          </table:table-cell>
          <table:table-cell office:value-type="float" office:value="0.02" calcext:value-type="float">
            <text:p>0.02</text:p>
          </table:table-cell>
          <table:table-cell office:value-type="float" office:value="-2.8474" calcext:value-type="float">
            <text:p>-2.8474</text:p>
          </table:table-cell>
          <table:table-cell office:value-type="float" office:value="3" calcext:value-type="float">
            <text:p>3</text:p>
          </table:table-cell>
          <table:table-cell office:value-type="float" office:value="214.5105" calcext:value-type="float">
            <text:p>214.5105</text:p>
          </table:table-cell>
          <table:table-cell office:value-type="float" office:value="87" calcext:value-type="float">
            <text:p>8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0 5 <text:s text:c="5"/>14 9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0270396" calcext:value-type="float">
            <text:p>587.0270396</text:p>
          </table:table-cell>
          <table:table-cell office:value-type="float" office:value="0.1813" calcext:value-type="float">
            <text:p>0.1813</text:p>
          </table:table-cell>
          <table:table-cell office:value-type="float" office:value="-2.8463" calcext:value-type="float">
            <text:p>-2.8463</text:p>
          </table:table-cell>
          <table:table-cell office:value-type="float" office:value="3" calcext:value-type="float">
            <text:p>3</text:p>
          </table:table-cell>
          <table:table-cell office:value-type="float" office:value="384.6655" calcext:value-type="float">
            <text:p>384.6655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517 <text:s text:c="5"/>22 4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7733666" calcext:value-type="float">
            <text:p>452.7733666</text:p>
          </table:table-cell>
          <table:table-cell office:value-type="float" office:value="0.0352" calcext:value-type="float">
            <text:p>0.0352</text:p>
          </table:table-cell>
          <table:table-cell office:value-type="float" office:value="-2.8445" calcext:value-type="float">
            <text:p>-2.8445</text:p>
          </table:table-cell>
          <table:table-cell office:value-type="float" office:value="3" calcext:value-type="float">
            <text:p>3</text:p>
          </table:table-cell>
          <table:table-cell office:value-type="float" office:value="272.9117" calcext:value-type="float">
            <text:p>272.9117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513 <text:s text:c="5"/>18 4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1123642" calcext:value-type="float">
            <text:p>621.1123642</text:p>
          </table:table-cell>
          <table:table-cell office:value-type="float" office:value="0.2402" calcext:value-type="float">
            <text:p>0.2402</text:p>
          </table:table-cell>
          <table:table-cell office:value-type="float" office:value="-2.8429" calcext:value-type="float">
            <text:p>-2.8429</text:p>
          </table:table-cell>
          <table:table-cell office:value-type="float" office:value="3" calcext:value-type="float">
            <text:p>3</text:p>
          </table:table-cell>
          <table:table-cell office:value-type="float" office:value="363.9474" calcext:value-type="float">
            <text:p>363.9474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418 <text:s text:c="5"/>22 3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6.039531" calcext:value-type="float">
            <text:p>176.039531</text:p>
          </table:table-cell>
          <table:table-cell office:value-type="float" office:value="0.02" calcext:value-type="float">
            <text:p>0.02</text:p>
          </table:table-cell>
          <table:table-cell office:value-type="float" office:value="-2.8421" calcext:value-type="float">
            <text:p>-2.8421</text:p>
          </table:table-cell>
          <table:table-cell office:value-type="float" office:value="3" calcext:value-type="float">
            <text:p>3</text:p>
          </table:table-cell>
          <table:table-cell office:value-type="float" office:value="183.2912" calcext:value-type="float">
            <text:p>183.2912</text:p>
          </table:table-cell>
          <table:table-cell office:value-type="float" office:value="81" calcext:value-type="float">
            <text:p>8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8 5 <text:s text:c="5"/>13 7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0432021" calcext:value-type="float">
            <text:p>654.0432021</text:p>
          </table:table-cell>
          <table:table-cell office:value-type="float" office:value="0.0185" calcext:value-type="float">
            <text:p>0.0185</text:p>
          </table:table-cell>
          <table:table-cell office:value-type="float" office:value="-2.8398" calcext:value-type="float">
            <text:p>-2.8398</text:p>
          </table:table-cell>
          <table:table-cell office:value-type="float" office:value="3" calcext:value-type="float">
            <text:p>3</text:p>
          </table:table-cell>
          <table:table-cell office:value-type="float" office:value="174.3469" calcext:value-type="float">
            <text:p>174.346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0 3 <text:s text:c="5"/>121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3.4105369" calcext:value-type="float">
            <text:p>353.4105369</text:p>
          </table:table-cell>
          <table:table-cell office:value-type="float" office:value="0.0109" calcext:value-type="float">
            <text:p>0.0109</text:p>
          </table:table-cell>
          <table:table-cell office:value-type="float" office:value="-2.8378" calcext:value-type="float">
            <text:p>-2.8378</text:p>
          </table:table-cell>
          <table:table-cell office:value-type="float" office:value="3" calcext:value-type="float">
            <text:p>3</text:p>
          </table:table-cell>
          <table:table-cell office:value-type="float" office:value="79.9192" calcext:value-type="float">
            <text:p>79.9192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110 <text:s text:c="5"/>11 0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486787" calcext:value-type="float">
            <text:p>553.486787</text:p>
          </table:table-cell>
          <table:table-cell office:value-type="float" office:value="0.1271" calcext:value-type="float">
            <text:p>0.1271</text:p>
          </table:table-cell>
          <table:table-cell office:value-type="float" office:value="-2.8368" calcext:value-type="float">
            <text:p>-2.8368</text:p>
          </table:table-cell>
          <table:table-cell office:value-type="float" office:value="3" calcext:value-type="float">
            <text:p>3</text:p>
          </table:table-cell>
          <table:table-cell office:value-type="float" office:value="355.0551" calcext:value-type="float">
            <text:p>355.0551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616 <text:s text:c="5"/>21 5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3608936" calcext:value-type="float">
            <text:p>486.3608936</text:p>
          </table:table-cell>
          <table:table-cell office:value-type="float" office:value="0.0564" calcext:value-type="float">
            <text:p>0.0564</text:p>
          </table:table-cell>
          <table:table-cell office:value-type="float" office:value="-2.8353" calcext:value-type="float">
            <text:p>-2.8353</text:p>
          </table:table-cell>
          <table:table-cell office:value-type="float" office:value="3" calcext:value-type="float">
            <text:p>3</text:p>
          </table:table-cell>
          <table:table-cell office:value-type="float" office:value="299.178" calcext:value-type="float">
            <text:p>299.178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614 <text:s text:c="5"/>19 5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8483187" calcext:value-type="float">
            <text:p>486.8483187</text:p>
          </table:table-cell>
          <table:table-cell office:value-type="float" office:value="0.0521" calcext:value-type="float">
            <text:p>0.0521</text:p>
          </table:table-cell>
          <table:table-cell office:value-type="float" office:value="-2.8344" calcext:value-type="float">
            <text:p>-2.8344</text:p>
          </table:table-cell>
          <table:table-cell office:value-type="float" office:value="3" calcext:value-type="float">
            <text:p>3</text:p>
          </table:table-cell>
          <table:table-cell office:value-type="float" office:value="256.6721" calcext:value-type="float">
            <text:p>256.6721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414 <text:s text:c="5"/>18 3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9.8502239" calcext:value-type="float">
            <text:p>429.8502239</text:p>
          </table:table-cell>
          <table:table-cell office:value-type="float" office:value="0.0044" calcext:value-type="float">
            <text:p>0.0044</text:p>
          </table:table-cell>
          <table:table-cell office:value-type="float" office:value="-2.834" calcext:value-type="float">
            <text:p>-2.834</text:p>
          </table:table-cell>
          <table:table-cell office:value-type="float" office:value="3" calcext:value-type="float">
            <text:p>3</text:p>
          </table:table-cell>
          <table:table-cell office:value-type="float" office:value="31.4544" calcext:value-type="float">
            <text:p>31.4544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5 1 <text:s text:c="6"/>5 4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9316603" calcext:value-type="float">
            <text:p>519.9316603</text:p>
          </table:table-cell>
          <table:table-cell office:value-type="float" office:value="0.0862" calcext:value-type="float">
            <text:p>0.0862</text:p>
          </table:table-cell>
          <table:table-cell office:value-type="float" office:value="-2.8329" calcext:value-type="float">
            <text:p>-2.8329</text:p>
          </table:table-cell>
          <table:table-cell office:value-type="float" office:value="3" calcext:value-type="float">
            <text:p>3</text:p>
          </table:table-cell>
          <table:table-cell office:value-type="float" office:value="326.5592" calcext:value-type="float">
            <text:p>326.5592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515 <text:s text:c="5"/>20 4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5639233" calcext:value-type="float">
            <text:p>587.5639233</text:p>
          </table:table-cell>
          <table:table-cell office:value-type="float" office:value="0.172" calcext:value-type="float">
            <text:p>0.172</text:p>
          </table:table-cell>
          <table:table-cell office:value-type="float" office:value="-2.8324" calcext:value-type="float">
            <text:p>-2.8324</text:p>
          </table:table-cell>
          <table:table-cell office:value-type="float" office:value="3" calcext:value-type="float">
            <text:p>3</text:p>
          </table:table-cell>
          <table:table-cell office:value-type="float" office:value="335.4561" calcext:value-type="float">
            <text:p>335.4561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517 <text:s text:c="5"/>21 4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8.976748" calcext:value-type="float">
            <text:p>238.976748</text:p>
          </table:table-cell>
          <table:table-cell office:value-type="float" office:value="0.02" calcext:value-type="float">
            <text:p>0.02</text:p>
          </table:table-cell>
          <table:table-cell office:value-type="float" office:value="-2.8321" calcext:value-type="float">
            <text:p>-2.8321</text:p>
          </table:table-cell>
          <table:table-cell office:value-type="float" office:value="3" calcext:value-type="float">
            <text:p>3</text:p>
          </table:table-cell>
          <table:table-cell office:value-type="float" office:value="388.6001" calcext:value-type="float">
            <text:p>388.6001</text:p>
          </table:table-cell>
          <table:table-cell office:value-type="float" office:value="117" calcext:value-type="float">
            <text:p>11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2 7 <text:s text:c="5"/>191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2.936042" calcext:value-type="float">
            <text:p>182.936042</text:p>
          </table:table-cell>
          <table:table-cell office:value-type="float" office:value="0.02" calcext:value-type="float">
            <text:p>0.02</text:p>
          </table:table-cell>
          <table:table-cell office:value-type="float" office:value="-2.8309" calcext:value-type="float">
            <text:p>-2.8309</text:p>
          </table:table-cell>
          <table:table-cell office:value-type="float" office:value="3" calcext:value-type="float">
            <text:p>3</text:p>
          </table:table-cell>
          <table:table-cell office:value-type="float" office:value="102.9216" calcext:value-type="float">
            <text:p>102.9216</text:p>
          </table:table-cell>
          <table:table-cell office:value-type="float" office:value="63" calcext:value-type="float">
            <text:p>6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5 <text:s text:c="5"/>10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432188" calcext:value-type="float">
            <text:p>520.432188</text:p>
          </table:table-cell>
          <table:table-cell office:value-type="float" office:value="0.0805" calcext:value-type="float">
            <text:p>0.0805</text:p>
          </table:table-cell>
          <table:table-cell office:value-type="float" office:value="-2.8277" calcext:value-type="float">
            <text:p>-2.8277</text:p>
          </table:table-cell>
          <table:table-cell office:value-type="float" office:value="3" calcext:value-type="float">
            <text:p>3</text:p>
          </table:table-cell>
          <table:table-cell office:value-type="float" office:value="281.8183" calcext:value-type="float">
            <text:p>281.818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515 <text:s text:c="5"/>19 4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0039373" calcext:value-type="float">
            <text:p>554.0039373</text:p>
          </table:table-cell>
          <table:table-cell office:value-type="float" office:value="0.1197" calcext:value-type="float">
            <text:p>0.1197</text:p>
          </table:table-cell>
          <table:table-cell office:value-type="float" office:value="-2.8272" calcext:value-type="float">
            <text:p>-2.8272</text:p>
          </table:table-cell>
          <table:table-cell office:value-type="float" office:value="3" calcext:value-type="float">
            <text:p>3</text:p>
          </table:table-cell>
          <table:table-cell office:value-type="float" office:value="308.0796" calcext:value-type="float">
            <text:p>308.0796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416 <text:s text:c="5"/>20 3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2.1566529" calcext:value-type="float">
            <text:p>822.1566529</text:p>
          </table:table-cell>
          <table:table-cell office:value-type="float" office:value="0.0086" calcext:value-type="float">
            <text:p>0.0086</text:p>
          </table:table-cell>
          <table:table-cell office:value-type="float" office:value="-2.8259" calcext:value-type="float">
            <text:p>-2.8259</text:p>
          </table:table-cell>
          <table:table-cell office:value-type="float" office:value="3" calcext:value-type="float">
            <text:p>3</text:p>
          </table:table-cell>
          <table:table-cell office:value-type="float" office:value="53.1362" calcext:value-type="float">
            <text:p>53.1362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3 6 <text:s text:c="6"/>8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4.9063966" calcext:value-type="float">
            <text:p>924.9063966</text:p>
          </table:table-cell>
          <table:table-cell office:value-type="float" office:value="2.107" calcext:value-type="float">
            <text:p>2.107</text:p>
          </table:table-cell>
          <table:table-cell office:value-type="float" office:value="-2.8217" calcext:value-type="float">
            <text:p>-2.8217</text:p>
          </table:table-cell>
          <table:table-cell office:value-type="float" office:value="3" calcext:value-type="float">
            <text:p>3</text:p>
          </table:table-cell>
          <table:table-cell office:value-type="float" office:value="469.1734" calcext:value-type="float">
            <text:p>469.1734</text:p>
          </table:table-cell>
          <table:table-cell office:value-type="float" office:value="171" calcext:value-type="float">
            <text:p>17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8 227 <text:s text:c="5"/>28 12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2.1359321" calcext:value-type="float">
            <text:p>252.1359321</text:p>
          </table:table-cell>
          <table:table-cell office:value-type="float" office:value="0.0047" calcext:value-type="float">
            <text:p>0.0047</text:p>
          </table:table-cell>
          <table:table-cell office:value-type="float" office:value="-2.8204" calcext:value-type="float">
            <text:p>-2.8204</text:p>
          </table:table-cell>
          <table:table-cell office:value-type="float" office:value="3" calcext:value-type="float">
            <text:p>3</text:p>
          </table:table-cell>
          <table:table-cell office:value-type="float" office:value="64.8765" calcext:value-type="float">
            <text:p>64.8765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2 7 <text:s text:c="6"/>9 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1.196922" calcext:value-type="float">
            <text:p>181.196922</text:p>
          </table:table-cell>
          <table:table-cell office:value-type="float" office:value="0.02" calcext:value-type="float">
            <text:p>0.02</text:p>
          </table:table-cell>
          <table:table-cell office:value-type="float" office:value="-2.8184" calcext:value-type="float">
            <text:p>-2.8184</text:p>
          </table:table-cell>
          <table:table-cell office:value-type="float" office:value="3" calcext:value-type="float">
            <text:p>3</text:p>
          </table:table-cell>
          <table:table-cell office:value-type="float" office:value="127.5006" calcext:value-type="float">
            <text:p>127.5006</text:p>
          </table:table-cell>
          <table:table-cell office:value-type="float" office:value="69" calcext:value-type="float">
            <text:p>6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6 5 <text:s text:c="5"/>11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0.938024" calcext:value-type="float">
            <text:p>180.938024</text:p>
          </table:table-cell>
          <table:table-cell office:value-type="float" office:value="0.02" calcext:value-type="float">
            <text:p>0.02</text:p>
          </table:table-cell>
          <table:table-cell office:value-type="float" office:value="-2.8144" calcext:value-type="float">
            <text:p>-2.8144</text:p>
          </table:table-cell>
          <table:table-cell office:value-type="float" office:value="3" calcext:value-type="float">
            <text:p>3</text:p>
          </table:table-cell>
          <table:table-cell office:value-type="float" office:value="154.2966" calcext:value-type="float">
            <text:p>154.2966</text:p>
          </table:table-cell>
          <table:table-cell office:value-type="float" office:value="75" calcext:value-type="float">
            <text:p>7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8 5 <text:s text:c="5"/>12 7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27.1691378" calcext:value-type="float">
            <text:p>227.169137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8143" calcext:value-type="float">
            <text:p>-2.8143</text:p>
          </table:table-cell>
          <table:table-cell office:value-type="float" office:value="3" calcext:value-type="float">
            <text:p>3</text:p>
          </table:table-cell>
          <table:table-cell office:value-type="float" office:value="12.6262" calcext:value-type="float">
            <text:p>12.6262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3 2 <text:s text:c="6"/>3 2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93.5969492" calcext:value-type="float">
            <text:p>493.5969492</text:p>
          </table:table-cell>
          <table:table-cell office:value-type="float" office:value="0.0045" calcext:value-type="float">
            <text:p>0.0045</text:p>
          </table:table-cell>
          <table:table-cell office:value-type="float" office:value="-2.8097" calcext:value-type="float">
            <text:p>-2.8097</text:p>
          </table:table-cell>
          <table:table-cell office:value-type="float" office:value="3" calcext:value-type="float">
            <text:p>3</text:p>
          </table:table-cell>
          <table:table-cell office:value-type="float" office:value="28.5113" calcext:value-type="float">
            <text:p>28.511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5 2 <text:s text:c="6"/>5 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8.054783" calcext:value-type="float">
            <text:p>218.054783</text:p>
          </table:table-cell>
          <table:table-cell office:value-type="float" office:value="0.014" calcext:value-type="float">
            <text:p>0.014</text:p>
          </table:table-cell>
          <table:table-cell office:value-type="float" office:value="-2.8085" calcext:value-type="float">
            <text:p>-2.8085</text:p>
          </table:table-cell>
          <table:table-cell office:value-type="float" office:value="3" calcext:value-type="float">
            <text:p>3</text:p>
          </table:table-cell>
          <table:table-cell office:value-type="float" office:value="73.2869" calcext:value-type="float">
            <text:p>73.2869</text:p>
          </table:table-cell>
          <table:table-cell office:value-type="float" office:value="57" calcext:value-type="float">
            <text:p>5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3 6 <text:s text:c="6"/>9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3.3723715" calcext:value-type="float">
            <text:p>723.3723715</text:p>
          </table:table-cell>
          <table:table-cell office:value-type="float" office:value="0.0054" calcext:value-type="float">
            <text:p>0.0054</text:p>
          </table:table-cell>
          <table:table-cell office:value-type="float" office:value="-2.8081" calcext:value-type="float">
            <text:p>-2.8081</text:p>
          </table:table-cell>
          <table:table-cell office:value-type="float" office:value="3" calcext:value-type="float">
            <text:p>3</text:p>
          </table:table-cell>
          <table:table-cell office:value-type="float" office:value="71.5448" calcext:value-type="float">
            <text:p>71.5448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7 3 <text:s text:c="6"/>8 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3.0310653" calcext:value-type="float">
            <text:p>923.0310653</text:p>
          </table:table-cell>
          <table:table-cell office:value-type="float" office:value="0.0104" calcext:value-type="float">
            <text:p>0.0104</text:p>
          </table:table-cell>
          <table:table-cell office:value-type="float" office:value="-2.7987" calcext:value-type="float">
            <text:p>-2.7987</text:p>
          </table:table-cell>
          <table:table-cell office:value-type="float" office:value="3" calcext:value-type="float">
            <text:p>3</text:p>
          </table:table-cell>
          <table:table-cell office:value-type="float" office:value="64.8765" calcext:value-type="float">
            <text:p>64.8765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4 7 <text:s text:c="6"/>9 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7.068495" calcext:value-type="float">
            <text:p>387.068495</text:p>
          </table:table-cell>
          <table:table-cell office:value-type="float" office:value="0.0141" calcext:value-type="float">
            <text:p>0.0141</text:p>
          </table:table-cell>
          <table:table-cell office:value-type="float" office:value="-2.7877" calcext:value-type="float">
            <text:p>-2.7877</text:p>
          </table:table-cell>
          <table:table-cell office:value-type="float" office:value="3" calcext:value-type="float">
            <text:p>3</text:p>
          </table:table-cell>
          <table:table-cell office:value-type="float" office:value="93.8871" calcext:value-type="float">
            <text:p>93.8871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211 <text:s text:c="5"/>12 1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0.6161983" calcext:value-type="float">
            <text:p>210.6161983</text:p>
          </table:table-cell>
          <table:table-cell office:value-type="float" office:value="0.0026" calcext:value-type="float">
            <text:p>0.0026</text:p>
          </table:table-cell>
          <table:table-cell office:value-type="float" office:value="-2.7873" calcext:value-type="float">
            <text:p>-2.7873</text:p>
          </table:table-cell>
          <table:table-cell office:value-type="float" office:value="3" calcext:value-type="float">
            <text:p>3</text:p>
          </table:table-cell>
          <table:table-cell office:value-type="float" office:value="276.5051" calcext:value-type="float">
            <text:p>276.5051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1 6 <text:s text:c="5"/>161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1.3364323" calcext:value-type="float">
            <text:p>891.3364323</text:p>
          </table:table-cell>
          <table:table-cell office:value-type="float" office:value="1.72" calcext:value-type="float">
            <text:p>1.72</text:p>
          </table:table-cell>
          <table:table-cell office:value-type="float" office:value="-2.7867" calcext:value-type="float">
            <text:p>-2.7867</text:p>
          </table:table-cell>
          <table:table-cell office:value-type="float" office:value="3" calcext:value-type="float">
            <text:p>3</text:p>
          </table:table-cell>
          <table:table-cell office:value-type="float" office:value="437.3525" calcext:value-type="float">
            <text:p>437.3525</text:p>
          </table:table-cell>
          <table:table-cell office:value-type="float" office:value="165" calcext:value-type="float">
            <text:p>16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126 <text:s text:c="5"/>27 02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3564565" calcext:value-type="float">
            <text:p>754.3564565</text:p>
          </table:table-cell>
          <table:table-cell office:value-type="float" office:value="0.0319" calcext:value-type="float">
            <text:p>0.0319</text:p>
          </table:table-cell>
          <table:table-cell office:value-type="float" office:value="-2.7804" calcext:value-type="float">
            <text:p>-2.7804</text:p>
          </table:table-cell>
          <table:table-cell office:value-type="float" office:value="3" calcext:value-type="float">
            <text:p>3</text:p>
          </table:table-cell>
          <table:table-cell office:value-type="float" office:value="198.9796" calcext:value-type="float">
            <text:p>198.9796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0 4 <text:s text:c="5"/>1311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6.133083" calcext:value-type="float">
            <text:p>276.133083</text:p>
          </table:table-cell>
          <table:table-cell office:value-type="float" office:value="0.05" calcext:value-type="float">
            <text:p>0.05</text:p>
          </table:table-cell>
          <table:table-cell office:value-type="float" office:value="-2.78" calcext:value-type="float">
            <text:p>-2.78</text:p>
          </table:table-cell>
          <table:table-cell office:value-type="float" office:value="3" calcext:value-type="float">
            <text:p>3</text:p>
          </table:table-cell>
          <table:table-cell office:value-type="float" office:value="423.8896" calcext:value-type="float">
            <text:p>423.8896</text:p>
          </table:table-cell>
          <table:table-cell office:value-type="float" office:value="123" calcext:value-type="float">
            <text:p>1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3 8 <text:s text:c="5"/>201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3.20434" calcext:value-type="float">
            <text:p>243.20434</text:p>
          </table:table-cell>
          <table:table-cell office:value-type="float" office:value="0.02" calcext:value-type="float">
            <text:p>0.02</text:p>
          </table:table-cell>
          <table:table-cell office:value-type="float" office:value="-2.7661" calcext:value-type="float">
            <text:p>-2.7661</text:p>
          </table:table-cell>
          <table:table-cell office:value-type="float" office:value="3" calcext:value-type="float">
            <text:p>3</text:p>
          </table:table-cell>
          <table:table-cell office:value-type="float" office:value="346.3017" calcext:value-type="float">
            <text:p>346.3017</text:p>
          </table:table-cell>
          <table:table-cell office:value-type="float" office:value="111" calcext:value-type="float">
            <text:p>11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2 7 <text:s text:c="5"/>181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0.7027824" calcext:value-type="float">
            <text:p>210.7027824</text:p>
          </table:table-cell>
          <table:table-cell office:value-type="float" office:value="0.0028" calcext:value-type="float">
            <text:p>0.0028</text:p>
          </table:table-cell>
          <table:table-cell office:value-type="float" office:value="-2.7556" calcext:value-type="float">
            <text:p>-2.7556</text:p>
          </table:table-cell>
          <table:table-cell office:value-type="float" office:value="3" calcext:value-type="float">
            <text:p>3</text:p>
          </table:table-cell>
          <table:table-cell office:value-type="float" office:value="240.8407" calcext:value-type="float">
            <text:p>240.840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9 6 <text:s text:c="5"/>15 8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7.7596077" calcext:value-type="float">
            <text:p>857.7596077</text:p>
          </table:table-cell>
          <table:table-cell office:value-type="float" office:value="1.392" calcext:value-type="float">
            <text:p>1.392</text:p>
          </table:table-cell>
          <table:table-cell office:value-type="float" office:value="-2.7553" calcext:value-type="float">
            <text:p>-2.7553</text:p>
          </table:table-cell>
          <table:table-cell office:value-type="float" office:value="3" calcext:value-type="float">
            <text:p>3</text:p>
          </table:table-cell>
          <table:table-cell office:value-type="float" office:value="406.6463" calcext:value-type="float">
            <text:p>406.6463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225 <text:s text:c="5"/>26 12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0.861584" calcext:value-type="float">
            <text:p>310.861584</text:p>
          </table:table-cell>
          <table:table-cell office:value-type="float" office:value="0.05" calcext:value-type="float">
            <text:p>0.05</text:p>
          </table:table-cell>
          <table:table-cell office:value-type="float" office:value="-2.7514" calcext:value-type="float">
            <text:p>-2.7514</text:p>
          </table:table-cell>
          <table:table-cell office:value-type="float" office:value="3" calcext:value-type="float">
            <text:p>3</text:p>
          </table:table-cell>
          <table:table-cell office:value-type="float" office:value="460.2652" calcext:value-type="float">
            <text:p>460.2652</text:p>
          </table:table-cell>
          <table:table-cell office:value-type="float" office:value="129" calcext:value-type="float">
            <text:p>1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2 9 <text:s text:c="5"/>2111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7220835" calcext:value-type="float">
            <text:p>420.7220835</text:p>
          </table:table-cell>
          <table:table-cell office:value-type="float" office:value="0.0199" calcext:value-type="float">
            <text:p>0.0199</text:p>
          </table:table-cell>
          <table:table-cell office:value-type="float" office:value="-2.7467" calcext:value-type="float">
            <text:p>-2.7467</text:p>
          </table:table-cell>
          <table:table-cell office:value-type="float" office:value="3" calcext:value-type="float">
            <text:p>3</text:p>
          </table:table-cell>
          <table:table-cell office:value-type="float" office:value="108.9719" calcext:value-type="float">
            <text:p>108.971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112 <text:s text:c="5"/>13 0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7.5318883" calcext:value-type="float">
            <text:p>217.5318883</text:p>
          </table:table-cell>
          <table:table-cell office:value-type="float" office:value="0.0029" calcext:value-type="float">
            <text:p>0.0029</text:p>
          </table:table-cell>
          <table:table-cell office:value-type="float" office:value="-2.7456" calcext:value-type="float">
            <text:p>-2.7456</text:p>
          </table:table-cell>
          <table:table-cell office:value-type="float" office:value="3" calcext:value-type="float">
            <text:p>3</text:p>
          </table:table-cell>
          <table:table-cell office:value-type="float" office:value="95.6655" calcext:value-type="float">
            <text:p>95.6655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6 <text:s text:c="5"/>10 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13.5771548" calcext:value-type="float">
            <text:p>813.5771548</text:p>
          </table:table-cell>
          <table:table-cell office:value-type="float" office:value="0.0064" calcext:value-type="float">
            <text:p>0.0064</text:p>
          </table:table-cell>
          <table:table-cell office:value-type="float" office:value="-2.7395" calcext:value-type="float">
            <text:p>-2.7395</text:p>
          </table:table-cell>
          <table:table-cell office:value-type="float" office:value="3" calcext:value-type="float">
            <text:p>3</text:p>
          </table:table-cell>
          <table:table-cell office:value-type="float" office:value="86.6884" calcext:value-type="float">
            <text:p>86.6884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4 <text:s text:c="6"/>9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5.373745" calcext:value-type="float">
            <text:p>345.373745</text:p>
          </table:table-cell>
          <table:table-cell office:value-type="float" office:value="0.08" calcext:value-type="float">
            <text:p>0.08</text:p>
          </table:table-cell>
          <table:table-cell office:value-type="float" office:value="-2.7362" calcext:value-type="float">
            <text:p>-2.7362</text:p>
          </table:table-cell>
          <table:table-cell office:value-type="float" office:value="3" calcext:value-type="float">
            <text:p>3</text:p>
          </table:table-cell>
          <table:table-cell office:value-type="float" office:value="497.7386" calcext:value-type="float">
            <text:p>497.7386</text:p>
          </table:table-cell>
          <table:table-cell office:value-type="float" office:value="135" calcext:value-type="float">
            <text:p>13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310 <text:s text:c="5"/>2212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8092715" calcext:value-type="float">
            <text:p>285.8092715</text:p>
          </table:table-cell>
          <table:table-cell office:value-type="float" office:value="0.006" calcext:value-type="float">
            <text:p>0.006</text:p>
          </table:table-cell>
          <table:table-cell office:value-type="float" office:value="-2.7355" calcext:value-type="float">
            <text:p>-2.7355</text:p>
          </table:table-cell>
          <table:table-cell office:value-type="float" office:value="3" calcext:value-type="float">
            <text:p>3</text:p>
          </table:table-cell>
          <table:table-cell office:value-type="float" office:value="77.7337" calcext:value-type="float">
            <text:p>77.733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3 8 <text:s text:c="5"/>10 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90.1837223" calcext:value-type="float">
            <text:p>590.183722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2.729" calcext:value-type="float">
            <text:p>-2.729</text:p>
          </table:table-cell>
          <table:table-cell office:value-type="float" office:value="3" calcext:value-type="float">
            <text:p>3</text:p>
          </table:table-cell>
          <table:table-cell office:value-type="float" office:value="57.6225" calcext:value-type="float">
            <text:p>57.6225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6 2 <text:s text:c="6"/>7 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4.1761143" calcext:value-type="float">
            <text:p>824.1761143</text:p>
          </table:table-cell>
          <table:table-cell office:value-type="float" office:value="1.114" calcext:value-type="float">
            <text:p>1.114</text:p>
          </table:table-cell>
          <table:table-cell office:value-type="float" office:value="-2.7276" calcext:value-type="float">
            <text:p>-2.7276</text:p>
          </table:table-cell>
          <table:table-cell office:value-type="float" office:value="3" calcext:value-type="float">
            <text:p>3</text:p>
          </table:table-cell>
          <table:table-cell office:value-type="float" office:value="377.0548" calcext:value-type="float">
            <text:p>377.0548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124 <text:s text:c="5"/>25 0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99.2743895" calcext:value-type="float">
            <text:p>399.2743895</text:p>
          </table:table-cell>
          <table:table-cell office:value-type="float" office:value="0.0036" calcext:value-type="float">
            <text:p>0.0036</text:p>
          </table:table-cell>
          <table:table-cell office:value-type="float" office:value="-2.7239" calcext:value-type="float">
            <text:p>-2.7239</text:p>
          </table:table-cell>
          <table:table-cell office:value-type="float" office:value="3" calcext:value-type="float">
            <text:p>3</text:p>
          </table:table-cell>
          <table:table-cell office:value-type="float" office:value="44.3041" calcext:value-type="float">
            <text:p>44.3041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5 3 <text:s text:c="6"/>6 4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3.6244424" calcext:value-type="float">
            <text:p>213.6244424</text:p>
          </table:table-cell>
          <table:table-cell office:value-type="float" office:value="0.0024" calcext:value-type="float">
            <text:p>0.0024</text:p>
          </table:table-cell>
          <table:table-cell office:value-type="float" office:value="-2.7224" calcext:value-type="float">
            <text:p>-2.7224</text:p>
          </table:table-cell>
          <table:table-cell office:value-type="float" office:value="3" calcext:value-type="float">
            <text:p>3</text:p>
          </table:table-cell>
          <table:table-cell office:value-type="float" office:value="207.3848" calcext:value-type="float">
            <text:p>207.3848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9 6 <text:s text:c="5"/>14 8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7.7756865" calcext:value-type="float">
            <text:p>277.7756865</text:p>
          </table:table-cell>
          <table:table-cell office:value-type="float" office:value="0.0051" calcext:value-type="float">
            <text:p>0.0051</text:p>
          </table:table-cell>
          <table:table-cell office:value-type="float" office:value="-2.7178" calcext:value-type="float">
            <text:p>-2.7178</text:p>
          </table:table-cell>
          <table:table-cell office:value-type="float" office:value="3" calcext:value-type="float">
            <text:p>3</text:p>
          </table:table-cell>
          <table:table-cell office:value-type="float" office:value="379.3345" calcext:value-type="float">
            <text:p>379.334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1 8 <text:s text:c="5"/>1910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4.461198" calcext:value-type="float">
            <text:p>244.461198</text:p>
          </table:table-cell>
          <table:table-cell office:value-type="float" office:value="0.02" calcext:value-type="float">
            <text:p>0.02</text:p>
          </table:table-cell>
          <table:table-cell office:value-type="float" office:value="-2.7173" calcext:value-type="float">
            <text:p>-2.7173</text:p>
          </table:table-cell>
          <table:table-cell office:value-type="float" office:value="3" calcext:value-type="float">
            <text:p>3</text:p>
          </table:table-cell>
          <table:table-cell office:value-type="float" office:value="306.1904" calcext:value-type="float">
            <text:p>306.1904</text:p>
          </table:table-cell>
          <table:table-cell office:value-type="float" office:value="105" calcext:value-type="float">
            <text:p>10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0 7 <text:s text:c="5"/>17 9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4.1429911" calcext:value-type="float">
            <text:p>354.1429911</text:p>
          </table:table-cell>
          <table:table-cell office:value-type="float" office:value="0.0029" calcext:value-type="float">
            <text:p>0.0029</text:p>
          </table:table-cell>
          <table:table-cell office:value-type="float" office:value="-2.7144" calcext:value-type="float">
            <text:p>-2.7144</text:p>
          </table:table-cell>
          <table:table-cell office:value-type="float" office:value="3" calcext:value-type="float">
            <text:p>3</text:p>
          </table:table-cell>
          <table:table-cell office:value-type="float" office:value="41.8853" calcext:value-type="float">
            <text:p>41.8853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4 4 <text:s text:c="6"/>6 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4.3712313" calcext:value-type="float">
            <text:p>454.3712313</text:p>
          </table:table-cell>
          <table:table-cell office:value-type="float" office:value="0.0303" calcext:value-type="float">
            <text:p>0.0303</text:p>
          </table:table-cell>
          <table:table-cell office:value-type="float" office:value="-2.7138" calcext:value-type="float">
            <text:p>-2.7138</text:p>
          </table:table-cell>
          <table:table-cell office:value-type="float" office:value="3" calcext:value-type="float">
            <text:p>3</text:p>
          </table:table-cell>
          <table:table-cell office:value-type="float" office:value="125.1733" calcext:value-type="float">
            <text:p>125.1733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213 <text:s text:c="5"/>14 1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6.8087975" calcext:value-type="float">
            <text:p>216.808797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2.7133" calcext:value-type="float">
            <text:p>-2.7133</text:p>
          </table:table-cell>
          <table:table-cell office:value-type="float" office:value="3" calcext:value-type="float">
            <text:p>3</text:p>
          </table:table-cell>
          <table:table-cell office:value-type="float" office:value="120.2686" calcext:value-type="float">
            <text:p>120.2686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5 6 <text:s text:c="5"/>11 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18.904785" calcext:value-type="float">
            <text:p>918.904785</text:p>
          </table:table-cell>
          <table:table-cell office:value-type="float" office:value="0.007" calcext:value-type="float">
            <text:p>0.007</text:p>
          </table:table-cell>
          <table:table-cell office:value-type="float" office:value="-2.7093" calcext:value-type="float">
            <text:p>-2.7093</text:p>
          </table:table-cell>
          <table:table-cell office:value-type="float" office:value="3" calcext:value-type="float">
            <text:p>3</text:p>
          </table:table-cell>
          <table:table-cell office:value-type="float" office:value="102.9212" calcext:value-type="float">
            <text:p>102.9212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5 <text:s text:c="5"/>10 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1.7734266" calcext:value-type="float">
            <text:p>251.7734266</text:p>
          </table:table-cell>
          <table:table-cell office:value-type="float" office:value="0.004" calcext:value-type="float">
            <text:p>0.004</text:p>
          </table:table-cell>
          <table:table-cell office:value-type="float" office:value="-2.7079" calcext:value-type="float">
            <text:p>-2.7079</text:p>
          </table:table-cell>
          <table:table-cell office:value-type="float" office:value="3" calcext:value-type="float">
            <text:p>3</text:p>
          </table:table-cell>
          <table:table-cell office:value-type="float" office:value="87.2673" calcext:value-type="float">
            <text:p>87.2673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4 7 <text:s text:c="5"/>10 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table:style-name="ce1" office:value-type="float" office:value="251.314367" calcext:value-type="float">
            <text:p>251.31436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-2.7077" calcext:value-type="float">
            <text:p>-2.70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8337" calcext:value-type="float">
            <text:p>26.833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38508" calcext:value-type="float">
            <text:p>-38508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<text:s/>7 1 7 <text:s text:c="6"/>6 0 6</text:p>
          </table:table-cell>
          <table:table-cell table:style-name="ce1"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4.6206284" calcext:value-type="float">
            <text:p>214.6206284</text:p>
          </table:table-cell>
          <table:table-cell office:value-type="float" office:value="0.0025" calcext:value-type="float">
            <text:p>0.0025</text:p>
          </table:table-cell>
          <table:table-cell office:value-type="float" office:value="-2.7066" calcext:value-type="float">
            <text:p>-2.7066</text:p>
          </table:table-cell>
          <table:table-cell office:value-type="float" office:value="3" calcext:value-type="float">
            <text:p>3</text:p>
          </table:table-cell>
          <table:table-cell office:value-type="float" office:value="176.1323" calcext:value-type="float">
            <text:p>176.1323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7 6 <text:s text:c="5"/>13 6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0.5861431" calcext:value-type="float">
            <text:p>790.5861431</text:p>
          </table:table-cell>
          <table:table-cell office:value-type="float" office:value="0.8821" calcext:value-type="float">
            <text:p>0.8821</text:p>
          </table:table-cell>
          <table:table-cell office:value-type="float" office:value="-2.7036" calcext:value-type="float">
            <text:p>-2.7036</text:p>
          </table:table-cell>
          <table:table-cell office:value-type="float" office:value="3" calcext:value-type="float">
            <text:p>3</text:p>
          </table:table-cell>
          <table:table-cell office:value-type="float" office:value="348.5783" calcext:value-type="float">
            <text:p>348.5783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223 <text:s text:c="5"/>24 1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5.9744658" calcext:value-type="float">
            <text:p>215.9744658</text:p>
          </table:table-cell>
          <table:table-cell office:value-type="float" office:value="0.0025" calcext:value-type="float">
            <text:p>0.0025</text:p>
          </table:table-cell>
          <table:table-cell office:value-type="float" office:value="-2.7015" calcext:value-type="float">
            <text:p>-2.7015</text:p>
          </table:table-cell>
          <table:table-cell office:value-type="float" office:value="3" calcext:value-type="float">
            <text:p>3</text:p>
          </table:table-cell>
          <table:table-cell office:value-type="float" office:value="147.0925" calcext:value-type="float">
            <text:p>147.0925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7 6 <text:s text:c="5"/>12 6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38.2040061" calcext:value-type="float">
            <text:p>338.2040061</text:p>
          </table:table-cell>
          <table:table-cell office:value-type="float" office:value="0.0026" calcext:value-type="float">
            <text:p>0.0026</text:p>
          </table:table-cell>
          <table:table-cell office:value-type="float" office:value="-2.6913" calcext:value-type="float">
            <text:p>-2.6913</text:p>
          </table:table-cell>
          <table:table-cell office:value-type="float" office:value="3" calcext:value-type="float">
            <text:p>3</text:p>
          </table:table-cell>
          <table:table-cell office:value-type="float" office:value="22.6206" calcext:value-type="float">
            <text:p>22.6206</text:p>
          </table:table-cell>
          <table:table-cell office:value-type="float" office:value="11" calcext:value-type="float">
            <text:p>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5 1 <text:s text:c="6"/>4 4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7902592" calcext:value-type="float">
            <text:p>318.790259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2.6895" calcext:value-type="float">
            <text:p>-2.6895</text:p>
          </table:table-cell>
          <table:table-cell office:value-type="float" office:value="3" calcext:value-type="float">
            <text:p>3</text:p>
          </table:table-cell>
          <table:table-cell office:value-type="float" office:value="38.0415" calcext:value-type="float">
            <text:p>38.0415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3 5 <text:s text:c="6"/>6 2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9993734" calcext:value-type="float">
            <text:p>284.9993734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6881" calcext:value-type="float">
            <text:p>-2.6881</text:p>
          </table:table-cell>
          <table:table-cell office:value-type="float" office:value="3" calcext:value-type="float">
            <text:p>3</text:p>
          </table:table-cell>
          <table:table-cell office:value-type="float" office:value="33.0062" calcext:value-type="float">
            <text:p>33.0062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2 6 <text:s text:c="6"/>6 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8.0158273" calcext:value-type="float">
            <text:p>488.0158273</text:p>
          </table:table-cell>
          <table:table-cell office:value-type="float" office:value="0.047" calcext:value-type="float">
            <text:p>0.047</text:p>
          </table:table-cell>
          <table:table-cell office:value-type="float" office:value="-2.6881" calcext:value-type="float">
            <text:p>-2.6881</text:p>
          </table:table-cell>
          <table:table-cell office:value-type="float" office:value="3" calcext:value-type="float">
            <text:p>3</text:p>
          </table:table-cell>
          <table:table-cell office:value-type="float" office:value="142.4912" calcext:value-type="float">
            <text:p>142.4912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114 <text:s text:c="5"/>15 0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2.488672" calcext:value-type="float">
            <text:p>312.488672</text:p>
          </table:table-cell>
          <table:table-cell office:value-type="float" office:value="0.08" calcext:value-type="float">
            <text:p>0.08</text:p>
          </table:table-cell>
          <table:table-cell office:value-type="float" office:value="-2.6846" calcext:value-type="float">
            <text:p>-2.6846</text:p>
          </table:table-cell>
          <table:table-cell office:value-type="float" office:value="3" calcext:value-type="float">
            <text:p>3</text:p>
          </table:table-cell>
          <table:table-cell office:value-type="float" office:value="413.4661" calcext:value-type="float">
            <text:p>413.4661</text:p>
          </table:table-cell>
          <table:table-cell office:value-type="float" office:value="123" calcext:value-type="float">
            <text:p>1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2 9 <text:s text:c="5"/>2011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6.9898845" calcext:value-type="float">
            <text:p>756.9898845</text:p>
          </table:table-cell>
          <table:table-cell office:value-type="float" office:value="0.6893" calcext:value-type="float">
            <text:p>0.6893</text:p>
          </table:table-cell>
          <table:table-cell office:value-type="float" office:value="-2.6836" calcext:value-type="float">
            <text:p>-2.6836</text:p>
          </table:table-cell>
          <table:table-cell office:value-type="float" office:value="3" calcext:value-type="float">
            <text:p>3</text:p>
          </table:table-cell>
          <table:table-cell office:value-type="float" office:value="321.217" calcext:value-type="float">
            <text:p>321.217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122 <text:s text:c="5"/>23 0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1.4712453" calcext:value-type="float">
            <text:p>581.4712453</text:p>
          </table:table-cell>
          <table:table-cell office:value-type="float" office:value="0.0059" calcext:value-type="float">
            <text:p>0.0059</text:p>
          </table:table-cell>
          <table:table-cell office:value-type="float" office:value="-2.6814" calcext:value-type="float">
            <text:p>-2.6814</text:p>
          </table:table-cell>
          <table:table-cell office:value-type="float" office:value="3" calcext:value-type="float">
            <text:p>3</text:p>
          </table:table-cell>
          <table:table-cell office:value-type="float" office:value="38.0444" calcext:value-type="float">
            <text:p>38.0444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4 3 <text:s text:c="6"/>6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67.1465142" calcext:value-type="float">
            <text:p>867.1465142</text:p>
          </table:table-cell>
          <table:table-cell office:value-type="float" office:value="0.1254" calcext:value-type="float">
            <text:p>0.1254</text:p>
          </table:table-cell>
          <table:table-cell office:value-type="float" office:value="-2.6809" calcext:value-type="float">
            <text:p>-2.6809</text:p>
          </table:table-cell>
          <table:table-cell office:value-type="float" office:value="3" calcext:value-type="float">
            <text:p>3</text:p>
          </table:table-cell>
          <table:table-cell office:value-type="float" office:value="300.5877" calcext:value-type="float">
            <text:p>300.587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3 4 <text:s text:c="5"/>161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6.557769" calcext:value-type="float">
            <text:p>246.557769</text:p>
          </table:table-cell>
          <table:table-cell office:value-type="float" office:value="0.02" calcext:value-type="float">
            <text:p>0.02</text:p>
          </table:table-cell>
          <table:table-cell office:value-type="float" office:value="-2.6739" calcext:value-type="float">
            <text:p>-2.6739</text:p>
          </table:table-cell>
          <table:table-cell office:value-type="float" office:value="3" calcext:value-type="float">
            <text:p>3</text:p>
          </table:table-cell>
          <table:table-cell office:value-type="float" office:value="268.2808" calcext:value-type="float">
            <text:p>268.2808</text:p>
          </table:table-cell>
          <table:table-cell office:value-type="float" office:value="99" calcext:value-type="float">
            <text:p>9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0 7 <text:s text:c="5"/>16 9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68.2936447" calcext:value-type="float">
            <text:p>368.2936447</text:p>
          </table:table-cell>
          <table:table-cell office:value-type="float" office:value="0.0047" calcext:value-type="float">
            <text:p>0.0047</text:p>
          </table:table-cell>
          <table:table-cell office:value-type="float" office:value="-2.6719" calcext:value-type="float">
            <text:p>-2.6719</text:p>
          </table:table-cell>
          <table:table-cell office:value-type="float" office:value="3" calcext:value-type="float">
            <text:p>3</text:p>
          </table:table-cell>
          <table:table-cell office:value-type="float" office:value="20.2037" calcext:value-type="float">
            <text:p>20.203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4 1 <text:s text:c="6"/>4 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1.6557353" calcext:value-type="float">
            <text:p>521.6557353</text:p>
          </table:table-cell>
          <table:table-cell office:value-type="float" office:value="0.072" calcext:value-type="float">
            <text:p>0.072</text:p>
          </table:table-cell>
          <table:table-cell office:value-type="float" office:value="-2.6689" calcext:value-type="float">
            <text:p>-2.6689</text:p>
          </table:table-cell>
          <table:table-cell office:value-type="float" office:value="3" calcext:value-type="float">
            <text:p>3</text:p>
          </table:table-cell>
          <table:table-cell office:value-type="float" office:value="160.9257" calcext:value-type="float">
            <text:p>160.925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215 <text:s text:c="5"/>16 1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3.3875279" calcext:value-type="float">
            <text:p>723.3875279</text:p>
          </table:table-cell>
          <table:table-cell office:value-type="float" office:value="0.5309" calcext:value-type="float">
            <text:p>0.5309</text:p>
          </table:table-cell>
          <table:table-cell office:value-type="float" office:value="-2.6677" calcext:value-type="float">
            <text:p>-2.6677</text:p>
          </table:table-cell>
          <table:table-cell office:value-type="float" office:value="3" calcext:value-type="float">
            <text:p>3</text:p>
          </table:table-cell>
          <table:table-cell office:value-type="float" office:value="294.971" calcext:value-type="float">
            <text:p>294.971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221 <text:s text:c="5"/>22 1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67.4995346" calcext:value-type="float">
            <text:p>867.4995346</text:p>
          </table:table-cell>
          <table:table-cell office:value-type="float" office:value="0.0067" calcext:value-type="float">
            <text:p>0.0067</text:p>
          </table:table-cell>
          <table:table-cell office:value-type="float" office:value="-2.667" calcext:value-type="float">
            <text:p>-2.667</text:p>
          </table:table-cell>
          <table:table-cell office:value-type="float" office:value="3" calcext:value-type="float">
            <text:p>3</text:p>
          </table:table-cell>
          <table:table-cell office:value-type="float" office:value="113.8264" calcext:value-type="float">
            <text:p>113.8264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9 3 <text:s text:c="5"/>10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9.4723223" calcext:value-type="float">
            <text:p>319.4723223</text:p>
          </table:table-cell>
          <table:table-cell office:value-type="float" office:value="0.0074" calcext:value-type="float">
            <text:p>0.0074</text:p>
          </table:table-cell>
          <table:table-cell office:value-type="float" office:value="-2.6657" calcext:value-type="float">
            <text:p>-2.6657</text:p>
          </table:table-cell>
          <table:table-cell office:value-type="float" office:value="3" calcext:value-type="float">
            <text:p>3</text:p>
          </table:table-cell>
          <table:table-cell office:value-type="float" office:value="91.7077" calcext:value-type="float">
            <text:p>91.7077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2 9 <text:s text:c="5"/>11 1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6.732212" calcext:value-type="float">
            <text:p>346.732212</text:p>
          </table:table-cell>
          <table:table-cell office:value-type="float" office:value="0.1" calcext:value-type="float">
            <text:p>0.1</text:p>
          </table:table-cell>
          <table:table-cell office:value-type="float" office:value="-2.6653" calcext:value-type="float">
            <text:p>-2.6653</text:p>
          </table:table-cell>
          <table:table-cell office:value-type="float" office:value="3" calcext:value-type="float">
            <text:p>3</text:p>
          </table:table-cell>
          <table:table-cell office:value-type="float" office:value="448.6995" calcext:value-type="float">
            <text:p>448.6995</text:p>
          </table:table-cell>
          <table:table-cell office:value-type="float" office:value="129" calcext:value-type="float">
            <text:p>1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110 <text:s text:c="5"/>2110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9.5395173" calcext:value-type="float">
            <text:p>279.539517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2.6627" calcext:value-type="float">
            <text:p>-2.6627</text:p>
          </table:table-cell>
          <table:table-cell office:value-type="float" office:value="3" calcext:value-type="float">
            <text:p>3</text:p>
          </table:table-cell>
          <table:table-cell office:value-type="float" office:value="336.9773" calcext:value-type="float">
            <text:p>336.9773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1 8 <text:s text:c="5"/>1810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9.054368" calcext:value-type="float">
            <text:p>249.054368</text:p>
          </table:table-cell>
          <table:table-cell office:value-type="float" office:value="0.02" calcext:value-type="float">
            <text:p>0.02</text:p>
          </table:table-cell>
          <table:table-cell office:value-type="float" office:value="-2.6581" calcext:value-type="float">
            <text:p>-2.6581</text:p>
          </table:table-cell>
          <table:table-cell office:value-type="float" office:value="3" calcext:value-type="float">
            <text:p>3</text:p>
          </table:table-cell>
          <table:table-cell office:value-type="float" office:value="20.2037" calcext:value-type="float">
            <text:p>20.2037</text:p>
          </table:table-cell>
          <table:table-cell office:value-type="float" office:value="33" calcext:value-type="float">
            <text:p>3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2 3 <text:s text:c="6"/>4 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0.7654823" calcext:value-type="float">
            <text:p>380.7654823</text:p>
          </table:table-cell>
          <table:table-cell office:value-type="float" office:value="0.0287" calcext:value-type="float">
            <text:p>0.0287</text:p>
          </table:table-cell>
          <table:table-cell office:value-type="float" office:value="-2.6573" calcext:value-type="float">
            <text:p>-2.6573</text:p>
          </table:table-cell>
          <table:table-cell office:value-type="float" office:value="3" calcext:value-type="float">
            <text:p>3</text:p>
          </table:table-cell>
          <table:table-cell office:value-type="float" office:value="485.0376" calcext:value-type="float">
            <text:p>485.0376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211 <text:s text:c="5"/>2211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9.7792617" calcext:value-type="float">
            <text:p>689.7792617</text:p>
          </table:table-cell>
          <table:table-cell office:value-type="float" office:value="0.4023" calcext:value-type="float">
            <text:p>0.4023</text:p>
          </table:table-cell>
          <table:table-cell office:value-type="float" office:value="-2.656" calcext:value-type="float">
            <text:p>-2.656</text:p>
          </table:table-cell>
          <table:table-cell office:value-type="float" office:value="3" calcext:value-type="float">
            <text:p>3</text:p>
          </table:table-cell>
          <table:table-cell office:value-type="float" office:value="269.8405" calcext:value-type="float">
            <text:p>269.8405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120 <text:s text:c="5"/>21 0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5.2908021" calcext:value-type="float">
            <text:p>555.2908021</text:p>
          </table:table-cell>
          <table:table-cell office:value-type="float" office:value="0.1072" calcext:value-type="float">
            <text:p>0.1072</text:p>
          </table:table-cell>
          <table:table-cell office:value-type="float" office:value="-2.6558" calcext:value-type="float">
            <text:p>-2.6558</text:p>
          </table:table-cell>
          <table:table-cell office:value-type="float" office:value="3" calcext:value-type="float">
            <text:p>3</text:p>
          </table:table-cell>
          <table:table-cell office:value-type="float" office:value="180.4765" calcext:value-type="float">
            <text:p>180.4765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116 <text:s text:c="5"/>17 0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1.3022577" calcext:value-type="float">
            <text:p>251.302257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2.6488" calcext:value-type="float">
            <text:p>-2.6488</text:p>
          </table:table-cell>
          <table:table-cell office:value-type="float" office:value="3" calcext:value-type="float">
            <text:p>3</text:p>
          </table:table-cell>
          <table:table-cell office:value-type="float" office:value="111.8861" calcext:value-type="float">
            <text:p>111.8861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4 7 <text:s text:c="5"/>11 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6.1652728" calcext:value-type="float">
            <text:p>656.1652728</text:p>
          </table:table-cell>
          <table:table-cell office:value-type="float" office:value="0.2993" calcext:value-type="float">
            <text:p>0.2993</text:p>
          </table:table-cell>
          <table:table-cell office:value-type="float" office:value="-2.6487" calcext:value-type="float">
            <text:p>-2.6487</text:p>
          </table:table-cell>
          <table:table-cell office:value-type="float" office:value="3" calcext:value-type="float">
            <text:p>3</text:p>
          </table:table-cell>
          <table:table-cell office:value-type="float" office:value="245.8256" calcext:value-type="float">
            <text:p>245.8256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219 <text:s text:c="5"/>20 1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8.9208631" calcext:value-type="float">
            <text:p>588.9208631</text:p>
          </table:table-cell>
          <table:table-cell office:value-type="float" office:value="0.1549" calcext:value-type="float">
            <text:p>0.1549</text:p>
          </table:table-cell>
          <table:table-cell office:value-type="float" office:value="-2.6483" calcext:value-type="float">
            <text:p>-2.6483</text:p>
          </table:table-cell>
          <table:table-cell office:value-type="float" office:value="3" calcext:value-type="float">
            <text:p>3</text:p>
          </table:table-cell>
          <table:table-cell office:value-type="float" office:value="201.1435" calcext:value-type="float">
            <text:p>201.1435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217 <text:s text:c="5"/>18 1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2.545746" calcext:value-type="float">
            <text:p>622.545746</text:p>
          </table:table-cell>
          <table:table-cell office:value-type="float" office:value="0.2179" calcext:value-type="float">
            <text:p>0.2179</text:p>
          </table:table-cell>
          <table:table-cell office:value-type="float" office:value="-2.646" calcext:value-type="float">
            <text:p>-2.646</text:p>
          </table:table-cell>
          <table:table-cell office:value-type="float" office:value="3" calcext:value-type="float">
            <text:p>3</text:p>
          </table:table-cell>
          <table:table-cell office:value-type="float" office:value="222.9266" calcext:value-type="float">
            <text:p>222.9266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118 <text:s text:c="5"/>19 0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7.807193" calcext:value-type="float">
            <text:p>247.807193</text:p>
          </table:table-cell>
          <table:table-cell office:value-type="float" office:value="0.02" calcext:value-type="float">
            <text:p>0.02</text:p>
          </table:table-cell>
          <table:table-cell office:value-type="float" office:value="-2.6422" calcext:value-type="float">
            <text:p>-2.6422</text:p>
          </table:table-cell>
          <table:table-cell office:value-type="float" office:value="3" calcext:value-type="float">
            <text:p>3</text:p>
          </table:table-cell>
          <table:table-cell office:value-type="float" office:value="232.5747" calcext:value-type="float">
            <text:p>232.5747</text:p>
          </table:table-cell>
          <table:table-cell office:value-type="float" office:value="93" calcext:value-type="float">
            <text:p>9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8 7 <text:s text:c="5"/>15 7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60.1325821" calcext:value-type="float">
            <text:p>760.1325821</text:p>
          </table:table-cell>
          <table:table-cell office:value-type="float" office:value="0.0067" calcext:value-type="float">
            <text:p>0.0067</text:p>
          </table:table-cell>
          <table:table-cell office:value-type="float" office:value="-2.6315" calcext:value-type="float">
            <text:p>-2.6315</text:p>
          </table:table-cell>
          <table:table-cell office:value-type="float" office:value="3" calcext:value-type="float">
            <text:p>3</text:p>
          </table:table-cell>
          <table:table-cell office:value-type="float" office:value="91.6725" calcext:value-type="float">
            <text:p>91.672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7 3 <text:s text:c="6"/>9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76.4697282" calcext:value-type="float">
            <text:p>576.4697282</text:p>
          </table:table-cell>
          <table:table-cell office:value-type="float" office:value="0.0081" calcext:value-type="float">
            <text:p>0.0081</text:p>
          </table:table-cell>
          <table:table-cell office:value-type="float" office:value="-2.6312" calcext:value-type="float">
            <text:p>-2.6312</text:p>
          </table:table-cell>
          <table:table-cell office:value-type="float" office:value="3" calcext:value-type="float">
            <text:p>3</text:p>
          </table:table-cell>
          <table:table-cell office:value-type="float" office:value="121.9753" calcext:value-type="float">
            <text:p>121.975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3 <text:s text:c="5"/>10 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4.327966" calcext:value-type="float">
            <text:p>184.327966</text:p>
          </table:table-cell>
          <table:table-cell office:value-type="float" office:value="0.005" calcext:value-type="float">
            <text:p>0.005</text:p>
          </table:table-cell>
          <table:table-cell office:value-type="float" office:value="-2.631" calcext:value-type="float">
            <text:p>-2.631</text:p>
          </table:table-cell>
          <table:table-cell office:value-type="float" office:value="3" calcext:value-type="float">
            <text:p>3</text:p>
          </table:table-cell>
          <table:table-cell office:value-type="float" office:value="13.4194" calcext:value-type="float">
            <text:p>13.4194</text:p>
          </table:table-cell>
          <table:table-cell office:value-type="float" office:value="33" calcext:value-type="float">
            <text:p>3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0 5 <text:s text:c="6"/>4 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5.0515591" calcext:value-type="float">
            <text:p>885.0515591</text:p>
          </table:table-cell>
          <table:table-cell office:value-type="float" office:value="0.0065" calcext:value-type="float">
            <text:p>0.0065</text:p>
          </table:table-cell>
          <table:table-cell office:value-type="float" office:value="-2.628" calcext:value-type="float">
            <text:p>-2.628</text:p>
          </table:table-cell>
          <table:table-cell office:value-type="float" office:value="3" calcext:value-type="float">
            <text:p>3</text:p>
          </table:table-cell>
          <table:table-cell office:value-type="float" office:value="109.0129" calcext:value-type="float">
            <text:p>109.0129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4 <text:s text:c="5"/>10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4619817" calcext:value-type="float">
            <text:p>285.4619817</text:p>
          </table:table-cell>
          <table:table-cell office:value-type="float" office:value="0.005" calcext:value-type="float">
            <text:p>0.005</text:p>
          </table:table-cell>
          <table:table-cell office:value-type="float" office:value="-2.6265" calcext:value-type="float">
            <text:p>-2.6265</text:p>
          </table:table-cell>
          <table:table-cell office:value-type="float" office:value="3" calcext:value-type="float">
            <text:p>3</text:p>
          </table:table-cell>
          <table:table-cell office:value-type="float" office:value="102.3641" calcext:value-type="float">
            <text:p>102.3641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3 8 <text:s text:c="5"/>11 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3.837982" calcext:value-type="float">
            <text:p>313.837982</text:p>
          </table:table-cell>
          <table:table-cell office:value-type="float" office:value="0.0084" calcext:value-type="float">
            <text:p>0.0084</text:p>
          </table:table-cell>
          <table:table-cell office:value-type="float" office:value="-2.626" calcext:value-type="float">
            <text:p>-2.626</text:p>
          </table:table-cell>
          <table:table-cell office:value-type="float" office:value="3" calcext:value-type="float">
            <text:p>3</text:p>
          </table:table-cell>
          <table:table-cell office:value-type="float" office:value="368.866" calcext:value-type="float">
            <text:p>368.866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0 9 <text:s text:c="5"/>19 9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0.6217127" calcext:value-type="float">
            <text:p>890.6217127</text:p>
          </table:table-cell>
          <table:table-cell office:value-type="float" office:value="1.749" calcext:value-type="float">
            <text:p>1.749</text:p>
          </table:table-cell>
          <table:table-cell office:value-type="float" office:value="-2.6238" calcext:value-type="float">
            <text:p>-2.6238</text:p>
          </table:table-cell>
          <table:table-cell office:value-type="float" office:value="3" calcext:value-type="float">
            <text:p>3</text:p>
          </table:table-cell>
          <table:table-cell office:value-type="float" office:value="500.0249" calcext:value-type="float">
            <text:p>500.0249</text:p>
          </table:table-cell>
          <table:table-cell office:value-type="float" office:value="171" calcext:value-type="float">
            <text:p>17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8 326 <text:s text:c="5"/>28 22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5210078" calcext:value-type="float">
            <text:p>686.5210078</text:p>
          </table:table-cell>
          <table:table-cell office:value-type="float" office:value="0.0061" calcext:value-type="float">
            <text:p>0.0061</text:p>
          </table:table-cell>
          <table:table-cell office:value-type="float" office:value="-2.6212" calcext:value-type="float">
            <text:p>-2.6212</text:p>
          </table:table-cell>
          <table:table-cell office:value-type="float" office:value="3" calcext:value-type="float">
            <text:p>3</text:p>
          </table:table-cell>
          <table:table-cell office:value-type="float" office:value="48.675" calcext:value-type="float">
            <text:p>48.675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5 4 <text:s text:c="6"/>7 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9.027195" calcext:value-type="float">
            <text:p>249.027195</text:p>
          </table:table-cell>
          <table:table-cell office:value-type="float" office:value="0.02" calcext:value-type="float">
            <text:p>0.02</text:p>
          </table:table-cell>
          <table:table-cell office:value-type="float" office:value="-2.6209" calcext:value-type="float">
            <text:p>-2.6209</text:p>
          </table:table-cell>
          <table:table-cell office:value-type="float" office:value="3" calcext:value-type="float">
            <text:p>3</text:p>
          </table:table-cell>
          <table:table-cell office:value-type="float" office:value="199.0781" calcext:value-type="float">
            <text:p>199.0781</text:p>
          </table:table-cell>
          <table:table-cell office:value-type="float" office:value="87" calcext:value-type="float">
            <text:p>8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8 7 <text:s text:c="5"/>14 7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0.704357" calcext:value-type="float">
            <text:p>250.704357</text:p>
          </table:table-cell>
          <table:table-cell office:value-type="float" office:value="0.02" calcext:value-type="float">
            <text:p>0.02</text:p>
          </table:table-cell>
          <table:table-cell office:value-type="float" office:value="-2.6203" calcext:value-type="float">
            <text:p>-2.6203</text:p>
          </table:table-cell>
          <table:table-cell office:value-type="float" office:value="3" calcext:value-type="float">
            <text:p>3</text:p>
          </table:table-cell>
          <table:table-cell office:value-type="float" office:value="138.7299" calcext:value-type="float">
            <text:p>138.7299</text:p>
          </table:table-cell>
          <table:table-cell office:value-type="float" office:value="75" calcext:value-type="float">
            <text:p>7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6 7 <text:s text:c="5"/>12 5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7.3808555" calcext:value-type="float">
            <text:p>417.3808555</text:p>
          </table:table-cell>
          <table:table-cell office:value-type="float" office:value="0.0039" calcext:value-type="float">
            <text:p>0.0039</text:p>
          </table:table-cell>
          <table:table-cell office:value-type="float" office:value="-2.6179" calcext:value-type="float">
            <text:p>-2.6179</text:p>
          </table:table-cell>
          <table:table-cell office:value-type="float" office:value="3" calcext:value-type="float">
            <text:p>3</text:p>
          </table:table-cell>
          <table:table-cell office:value-type="float" office:value="57.6225" calcext:value-type="float">
            <text:p>57.6225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4 4 <text:s text:c="6"/>7 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0.8665606" calcext:value-type="float">
            <text:p>280.8665606</text:p>
          </table:table-cell>
          <table:table-cell office:value-type="float" office:value="0.0039" calcext:value-type="float">
            <text:p>0.0039</text:p>
          </table:table-cell>
          <table:table-cell office:value-type="float" office:value="-2.6171" calcext:value-type="float">
            <text:p>-2.6171</text:p>
          </table:table-cell>
          <table:table-cell office:value-type="float" office:value="3" calcext:value-type="float">
            <text:p>3</text:p>
          </table:table-cell>
          <table:table-cell office:value-type="float" office:value="296.8217" calcext:value-type="float">
            <text:p>296.821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9 8 <text:s text:c="5"/>17 8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9.941555" calcext:value-type="float">
            <text:p>249.941555</text:p>
          </table:table-cell>
          <table:table-cell office:value-type="float" office:value="0.02" calcext:value-type="float">
            <text:p>0.02</text:p>
          </table:table-cell>
          <table:table-cell office:value-type="float" office:value="-2.6127" calcext:value-type="float">
            <text:p>-2.6127</text:p>
          </table:table-cell>
          <table:table-cell office:value-type="float" office:value="3" calcext:value-type="float">
            <text:p>3</text:p>
          </table:table-cell>
          <table:table-cell office:value-type="float" office:value="167.7951" calcext:value-type="float">
            <text:p>167.7951</text:p>
          </table:table-cell>
          <table:table-cell office:value-type="float" office:value="81" calcext:value-type="float">
            <text:p>8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6 7 <text:s text:c="5"/>13 5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3.1267854" calcext:value-type="float">
            <text:p>353.1267854</text:p>
          </table:table-cell>
          <table:table-cell office:value-type="float" office:value="0.0092" calcext:value-type="float">
            <text:p>0.0092</text:p>
          </table:table-cell>
          <table:table-cell office:value-type="float" office:value="-2.6085" calcext:value-type="float">
            <text:p>-2.6085</text:p>
          </table:table-cell>
          <table:table-cell office:value-type="float" office:value="3" calcext:value-type="float">
            <text:p>3</text:p>
          </table:table-cell>
          <table:table-cell office:value-type="float" office:value="106.7983" calcext:value-type="float">
            <text:p>106.7983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310 <text:s text:c="5"/>12 2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7.940046" calcext:value-type="float">
            <text:p>217.940046</text:p>
          </table:table-cell>
          <table:table-cell office:value-type="float" office:value="0.007" calcext:value-type="float">
            <text:p>0.007</text:p>
          </table:table-cell>
          <table:table-cell office:value-type="float" office:value="-2.6072" calcext:value-type="float">
            <text:p>-2.6072</text:p>
          </table:table-cell>
          <table:table-cell office:value-type="float" office:value="3" calcext:value-type="float">
            <text:p>3</text:p>
          </table:table-cell>
          <table:table-cell office:value-type="float" office:value="17.3465" calcext:value-type="float">
            <text:p>17.3465</text:p>
          </table:table-cell>
          <table:table-cell office:value-type="float" office:value="33" calcext:value-type="float">
            <text:p>3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1 4 <text:s text:c="6"/>4 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7.9269209" calcext:value-type="float">
            <text:p>347.9269209</text:p>
          </table:table-cell>
          <table:table-cell office:value-type="float" office:value="0.015" calcext:value-type="float">
            <text:p>0.015</text:p>
          </table:table-cell>
          <table:table-cell office:value-type="float" office:value="-2.6024" calcext:value-type="float">
            <text:p>-2.6024</text:p>
          </table:table-cell>
          <table:table-cell office:value-type="float" office:value="3" calcext:value-type="float">
            <text:p>3</text:p>
          </table:table-cell>
          <table:table-cell office:value-type="float" office:value="401.8605" calcext:value-type="float">
            <text:p>401.8605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110 <text:s text:c="5"/>2010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1.8405568" calcext:value-type="float">
            <text:p>381.8405568</text:p>
          </table:table-cell>
          <table:table-cell office:value-type="float" office:value="0.0253" calcext:value-type="float">
            <text:p>0.0253</text:p>
          </table:table-cell>
          <table:table-cell office:value-type="float" office:value="-2.59" calcext:value-type="float">
            <text:p>-2.59</text:p>
          </table:table-cell>
          <table:table-cell office:value-type="float" office:value="3" calcext:value-type="float">
            <text:p>3</text:p>
          </table:table-cell>
          <table:table-cell office:value-type="float" office:value="435.9626" calcext:value-type="float">
            <text:p>435.9626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011 <text:s text:c="5"/>21 9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7.0852072" calcext:value-type="float">
            <text:p>857.0852072</text:p>
          </table:table-cell>
          <table:table-cell office:value-type="float" office:value="1.416" calcext:value-type="float">
            <text:p>1.416</text:p>
          </table:table-cell>
          <table:table-cell office:value-type="float" office:value="-2.588" calcext:value-type="float">
            <text:p>-2.588</text:p>
          </table:table-cell>
          <table:table-cell office:value-type="float" office:value="3" calcext:value-type="float">
            <text:p>3</text:p>
          </table:table-cell>
          <table:table-cell office:value-type="float" office:value="467.0843" calcext:value-type="float">
            <text:p>467.0843</text:p>
          </table:table-cell>
          <table:table-cell office:value-type="float" office:value="165" calcext:value-type="float">
            <text:p>16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225 <text:s text:c="5"/>27 12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5.6356136" calcext:value-type="float">
            <text:p>415.6356136</text:p>
          </table:table-cell>
          <table:table-cell office:value-type="float" office:value="0.0404" calcext:value-type="float">
            <text:p>0.0404</text:p>
          </table:table-cell>
          <table:table-cell office:value-type="float" office:value="-2.5872" calcext:value-type="float">
            <text:p>-2.5872</text:p>
          </table:table-cell>
          <table:table-cell office:value-type="float" office:value="3" calcext:value-type="float">
            <text:p>3</text:p>
          </table:table-cell>
          <table:table-cell office:value-type="float" office:value="471.1735" calcext:value-type="float">
            <text:p>471.1735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112 <text:s text:c="5"/>2210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8.435985" calcext:value-type="float">
            <text:p>658.435985</text:p>
          </table:table-cell>
          <table:table-cell office:value-type="float" office:value="0.0103" calcext:value-type="float">
            <text:p>0.0103</text:p>
          </table:table-cell>
          <table:table-cell office:value-type="float" office:value="-2.5819" calcext:value-type="float">
            <text:p>-2.5819</text:p>
          </table:table-cell>
          <table:table-cell office:value-type="float" office:value="3" calcext:value-type="float">
            <text:p>3</text:p>
          </table:table-cell>
          <table:table-cell office:value-type="float" office:value="142.7631" calcext:value-type="float">
            <text:p>142.763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8 4 <text:s text:c="5"/>11 9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2.048703" calcext:value-type="float">
            <text:p>282.048703</text:p>
          </table:table-cell>
          <table:table-cell office:value-type="float" office:value="0.005" calcext:value-type="float">
            <text:p>0.005</text:p>
          </table:table-cell>
          <table:table-cell office:value-type="float" office:value="-2.5809" calcext:value-type="float">
            <text:p>-2.5809</text:p>
          </table:table-cell>
          <table:table-cell office:value-type="float" office:value="3" calcext:value-type="float">
            <text:p>3</text:p>
          </table:table-cell>
          <table:table-cell office:value-type="float" office:value="258.8727" calcext:value-type="float">
            <text:p>258.8727</text:p>
          </table:table-cell>
          <table:table-cell office:value-type="float" office:value="99" calcext:value-type="float">
            <text:p>9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9 8 <text:s text:c="5"/>16 8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3090286" calcext:value-type="float">
            <text:p>787.3090286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5786" calcext:value-type="float">
            <text:p>-2.5786</text:p>
          </table:table-cell>
          <table:table-cell office:value-type="float" office:value="3" calcext:value-type="float">
            <text:p>3</text:p>
          </table:table-cell>
          <table:table-cell office:value-type="float" office:value="60.4229" calcext:value-type="float">
            <text:p>60.422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4 5 <text:s text:c="6"/>8 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5.0188237" calcext:value-type="float">
            <text:p>315.0188237</text:p>
          </table:table-cell>
          <table:table-cell office:value-type="float" office:value="0.0072" calcext:value-type="float">
            <text:p>0.0072</text:p>
          </table:table-cell>
          <table:table-cell office:value-type="float" office:value="-2.576" calcext:value-type="float">
            <text:p>-2.576</text:p>
          </table:table-cell>
          <table:table-cell office:value-type="float" office:value="3" calcext:value-type="float">
            <text:p>3</text:p>
          </table:table-cell>
          <table:table-cell office:value-type="float" office:value="326.4694" calcext:value-type="float">
            <text:p>326.469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0 9 <text:s text:c="5"/>18 9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025539" calcext:value-type="float">
            <text:p>285.025539</text:p>
          </table:table-cell>
          <table:table-cell office:value-type="float" office:value="0.01" calcext:value-type="float">
            <text:p>0.01</text:p>
          </table:table-cell>
          <table:table-cell office:value-type="float" office:value="-2.5711" calcext:value-type="float">
            <text:p>-2.5711</text:p>
          </table:table-cell>
          <table:table-cell office:value-type="float" office:value="3" calcext:value-type="float">
            <text:p>3</text:p>
          </table:table-cell>
          <table:table-cell office:value-type="float" office:value="129.2224" calcext:value-type="float">
            <text:p>129.2224</text:p>
          </table:table-cell>
          <table:table-cell office:value-type="float" office:value="75" calcext:value-type="float">
            <text:p>7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5 8 <text:s text:c="5"/>12 4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08.1985497" calcext:value-type="float">
            <text:p>808.198549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2.5634" calcext:value-type="float">
            <text:p>-2.5634</text:p>
          </table:table-cell>
          <table:table-cell office:value-type="float" office:value="3" calcext:value-type="float">
            <text:p>3</text:p>
          </table:table-cell>
          <table:table-cell office:value-type="float" office:value="95.0167" calcext:value-type="float">
            <text:p>95.016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2 <text:s text:c="6"/>9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7735657" calcext:value-type="float">
            <text:p>386.77356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-2.562" calcext:value-type="float">
            <text:p>-2.562</text:p>
          </table:table-cell>
          <table:table-cell office:value-type="float" office:value="3" calcext:value-type="float">
            <text:p>3</text:p>
          </table:table-cell>
          <table:table-cell office:value-type="float" office:value="123.0056" calcext:value-type="float">
            <text:p>123.0056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211 <text:s text:c="5"/>13 1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9.1308545" calcext:value-type="float">
            <text:p>319.1308545</text:p>
          </table:table-cell>
          <table:table-cell office:value-type="float" office:value="0.0062" calcext:value-type="float">
            <text:p>0.0062</text:p>
          </table:table-cell>
          <table:table-cell office:value-type="float" office:value="-2.5604" calcext:value-type="float">
            <text:p>-2.5604</text:p>
          </table:table-cell>
          <table:table-cell office:value-type="float" office:value="3" calcext:value-type="float">
            <text:p>3</text:p>
          </table:table-cell>
          <table:table-cell office:value-type="float" office:value="118.5774" calcext:value-type="float">
            <text:p>118.5774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4 9 <text:s text:c="5"/>12 3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8772072" calcext:value-type="float">
            <text:p>385.8772072</text:p>
          </table:table-cell>
          <table:table-cell office:value-type="float" office:value="0.0036" calcext:value-type="float">
            <text:p>0.0036</text:p>
          </table:table-cell>
          <table:table-cell office:value-type="float" office:value="-2.5573" calcext:value-type="float">
            <text:p>-2.5573</text:p>
          </table:table-cell>
          <table:table-cell office:value-type="float" office:value="3" calcext:value-type="float">
            <text:p>3</text:p>
          </table:table-cell>
          <table:table-cell office:value-type="float" office:value="53.6982" calcext:value-type="float">
            <text:p>53.6982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3 5 <text:s text:c="6"/>7 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3.5403755" calcext:value-type="float">
            <text:p>823.5403755</text:p>
          </table:table-cell>
          <table:table-cell office:value-type="float" office:value="1.135" calcext:value-type="float">
            <text:p>1.135</text:p>
          </table:table-cell>
          <table:table-cell office:value-type="float" office:value="-2.5558" calcext:value-type="float">
            <text:p>-2.5558</text:p>
          </table:table-cell>
          <table:table-cell office:value-type="float" office:value="3" calcext:value-type="float">
            <text:p>3</text:p>
          </table:table-cell>
          <table:table-cell office:value-type="float" office:value="435.258" calcext:value-type="float">
            <text:p>435.258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324 <text:s text:c="5"/>26 2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3.01192" calcext:value-type="float">
            <text:p>283.01192</text:p>
          </table:table-cell>
          <table:table-cell office:value-type="float" office:value="0.02" calcext:value-type="float">
            <text:p>0.02</text:p>
          </table:table-cell>
          <table:table-cell office:value-type="float" office:value="-2.5557" calcext:value-type="float">
            <text:p>-2.5557</text:p>
          </table:table-cell>
          <table:table-cell office:value-type="float" office:value="3" calcext:value-type="float">
            <text:p>3</text:p>
          </table:table-cell>
          <table:table-cell office:value-type="float" office:value="223.1344" calcext:value-type="float">
            <text:p>223.1344</text:p>
          </table:table-cell>
          <table:table-cell office:value-type="float" office:value="93" calcext:value-type="float">
            <text:p>9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7 8 <text:s text:c="5"/>15 6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805225" calcext:value-type="float">
            <text:p>284.805225</text:p>
          </table:table-cell>
          <table:table-cell office:value-type="float" office:value="0.005" calcext:value-type="float">
            <text:p>0.005</text:p>
          </table:table-cell>
          <table:table-cell office:value-type="float" office:value="-2.5551" calcext:value-type="float">
            <text:p>-2.5551</text:p>
          </table:table-cell>
          <table:table-cell office:value-type="float" office:value="3" calcext:value-type="float">
            <text:p>3</text:p>
          </table:table-cell>
          <table:table-cell office:value-type="float" office:value="35.2166" calcext:value-type="float">
            <text:p>35.2166</text:p>
          </table:table-cell>
          <table:table-cell office:value-type="float" office:value="17" calcext:value-type="float">
            <text:p>1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0 8 <text:s text:c="6"/>7 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4270216" calcext:value-type="float">
            <text:p>888.4270216</text:p>
          </table:table-cell>
          <table:table-cell office:value-type="float" office:value="0.0083" calcext:value-type="float">
            <text:p>0.0083</text:p>
          </table:table-cell>
          <table:table-cell office:value-type="float" office:value="-2.5486" calcext:value-type="float">
            <text:p>-2.5486</text:p>
          </table:table-cell>
          <table:table-cell office:value-type="float" office:value="3" calcext:value-type="float">
            <text:p>3</text:p>
          </table:table-cell>
          <table:table-cell office:value-type="float" office:value="73.2869" calcext:value-type="float">
            <text:p>73.2869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6 <text:s text:c="6"/>9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8.9654352" calcext:value-type="float">
            <text:p>348.9654352</text:p>
          </table:table-cell>
          <table:table-cell office:value-type="float" office:value="0.0129" calcext:value-type="float">
            <text:p>0.0129</text:p>
          </table:table-cell>
          <table:table-cell office:value-type="float" office:value="-2.5481" calcext:value-type="float">
            <text:p>-2.5481</text:p>
          </table:table-cell>
          <table:table-cell office:value-type="float" office:value="3" calcext:value-type="float">
            <text:p>3</text:p>
          </table:table-cell>
          <table:table-cell office:value-type="float" office:value="357.2257" calcext:value-type="float">
            <text:p>357.2257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910 <text:s text:c="5"/>19 8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4838916" calcext:value-type="float">
            <text:p>284.4838916</text:p>
          </table:table-cell>
          <table:table-cell office:value-type="float" office:value="0.0037" calcext:value-type="float">
            <text:p>0.0037</text:p>
          </table:table-cell>
          <table:table-cell office:value-type="float" office:value="-2.5467" calcext:value-type="float">
            <text:p>-2.5467</text:p>
          </table:table-cell>
          <table:table-cell office:value-type="float" office:value="3" calcext:value-type="float">
            <text:p>3</text:p>
          </table:table-cell>
          <table:table-cell office:value-type="float" office:value="158.3058" calcext:value-type="float">
            <text:p>158.3058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5 8 <text:s text:c="5"/>13 4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42.529714" calcext:value-type="float">
            <text:p>642.529714</text:p>
          </table:table-cell>
          <table:table-cell office:value-type="float" office:value="0.0048" calcext:value-type="float">
            <text:p>0.0048</text:p>
          </table:table-cell>
          <table:table-cell office:value-type="float" office:value="-2.5437" calcext:value-type="float">
            <text:p>-2.5437</text:p>
          </table:table-cell>
          <table:table-cell office:value-type="float" office:value="3" calcext:value-type="float">
            <text:p>3</text:p>
          </table:table-cell>
          <table:table-cell office:value-type="float" office:value="57.4402" calcext:value-type="float">
            <text:p>57.4402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7 2 <text:s text:c="6"/>7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3.820729" calcext:value-type="float">
            <text:p>283.820729</text:p>
          </table:table-cell>
          <table:table-cell office:value-type="float" office:value="0.01" calcext:value-type="float">
            <text:p>0.01</text:p>
          </table:table-cell>
          <table:table-cell office:value-type="float" office:value="-2.5433" calcext:value-type="float">
            <text:p>-2.5433</text:p>
          </table:table-cell>
          <table:table-cell office:value-type="float" office:value="3" calcext:value-type="float">
            <text:p>3</text:p>
          </table:table-cell>
          <table:table-cell office:value-type="float" office:value="189.6109" calcext:value-type="float">
            <text:p>189.6109</text:p>
          </table:table-cell>
          <table:table-cell office:value-type="float" office:value="87" calcext:value-type="float">
            <text:p>8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7 8 <text:s text:c="5"/>14 6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49.2634702" calcext:value-type="float">
            <text:p>449.2634702</text:p>
          </table:table-cell>
          <table:table-cell office:value-type="float" office:value="0.0035" calcext:value-type="float">
            <text:p>0.0035</text:p>
          </table:table-cell>
          <table:table-cell office:value-type="float" office:value="-2.5422" calcext:value-type="float">
            <text:p>-2.5422</text:p>
          </table:table-cell>
          <table:table-cell office:value-type="float" office:value="3" calcext:value-type="float">
            <text:p>3</text:p>
          </table:table-cell>
          <table:table-cell office:value-type="float" office:value="45.7926" calcext:value-type="float">
            <text:p>45.7926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6 2 <text:s text:c="6"/>6 5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4822897" calcext:value-type="float">
            <text:p>318.4822897</text:p>
          </table:table-cell>
          <table:table-cell office:value-type="float" office:value="0.002" calcext:value-type="float">
            <text:p>0.002</text:p>
          </table:table-cell>
          <table:table-cell office:value-type="float" office:value="-2.5394" calcext:value-type="float">
            <text:p>-2.5394</text:p>
          </table:table-cell>
          <table:table-cell office:value-type="float" office:value="3" calcext:value-type="float">
            <text:p>3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1 7 <text:s text:c="6"/>7 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2.1855415" calcext:value-type="float">
            <text:p>352.1855415</text:p>
          </table:table-cell>
          <table:table-cell office:value-type="float" office:value="0.0028" calcext:value-type="float">
            <text:p>0.0028</text:p>
          </table:table-cell>
          <table:table-cell office:value-type="float" office:value="-2.5391" calcext:value-type="float">
            <text:p>-2.5391</text:p>
          </table:table-cell>
          <table:table-cell office:value-type="float" office:value="3" calcext:value-type="float">
            <text:p>3</text:p>
          </table:table-cell>
          <table:table-cell office:value-type="float" office:value="48.6752" calcext:value-type="float">
            <text:p>48.6752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2 6 <text:s text:c="6"/>7 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6.0209201" calcext:value-type="float">
            <text:p>316.0209201</text:p>
          </table:table-cell>
          <table:table-cell office:value-type="float" office:value="0.0061" calcext:value-type="float">
            <text:p>0.0061</text:p>
          </table:table-cell>
          <table:table-cell office:value-type="float" office:value="-2.5356" calcext:value-type="float">
            <text:p>-2.5356</text:p>
          </table:table-cell>
          <table:table-cell office:value-type="float" office:value="3" calcext:value-type="float">
            <text:p>3</text:p>
          </table:table-cell>
          <table:table-cell office:value-type="float" office:value="286.2803" calcext:value-type="float">
            <text:p>286.2803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8 9 <text:s text:c="5"/>17 7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33.9596527" calcext:value-type="float">
            <text:p>933.9596527</text:p>
          </table:table-cell>
          <table:table-cell office:value-type="float" office:value="0.0102" calcext:value-type="float">
            <text:p>0.0102</text:p>
          </table:table-cell>
          <table:table-cell office:value-type="float" office:value="-2.5337" calcext:value-type="float">
            <text:p>-2.5337</text:p>
          </table:table-cell>
          <table:table-cell office:value-type="float" office:value="3" calcext:value-type="float">
            <text:p>3</text:p>
          </table:table-cell>
          <table:table-cell office:value-type="float" office:value="133.5726" calcext:value-type="float">
            <text:p>133.5726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8 4 <text:s text:c="5"/>11 7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3.7979009" calcext:value-type="float">
            <text:p>483.7979009</text:p>
          </table:table-cell>
          <table:table-cell office:value-type="float" office:value="0.0832" calcext:value-type="float">
            <text:p>0.0832</text:p>
          </table:table-cell>
          <table:table-cell office:value-type="float" office:value="-2.5337" calcext:value-type="float">
            <text:p>-2.5337</text:p>
          </table:table-cell>
          <table:table-cell office:value-type="float" office:value="3" calcext:value-type="float">
            <text:p>3</text:p>
          </table:table-cell>
          <table:table-cell office:value-type="float" office:value="491.356" calcext:value-type="float">
            <text:p>491.356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914 <text:s text:c="5"/>23 8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2.7891191" calcext:value-type="float">
            <text:p>382.7891191</text:p>
          </table:table-cell>
          <table:table-cell office:value-type="float" office:value="0.022" calcext:value-type="float">
            <text:p>0.022</text:p>
          </table:table-cell>
          <table:table-cell office:value-type="float" office:value="-2.5313" calcext:value-type="float">
            <text:p>-2.5313</text:p>
          </table:table-cell>
          <table:table-cell office:value-type="float" office:value="3" calcext:value-type="float">
            <text:p>3</text:p>
          </table:table-cell>
          <table:table-cell office:value-type="float" office:value="389.092" calcext:value-type="float">
            <text:p>389.092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011 <text:s text:c="5"/>20 9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9.9873995" calcext:value-type="float">
            <text:p>789.9873995</text:p>
          </table:table-cell>
          <table:table-cell office:value-type="float" office:value="0.8991" calcext:value-type="float">
            <text:p>0.8991</text:p>
          </table:table-cell>
          <table:table-cell office:value-type="float" office:value="-2.5275" calcext:value-type="float">
            <text:p>-2.5275</text:p>
          </table:table-cell>
          <table:table-cell office:value-type="float" office:value="3" calcext:value-type="float">
            <text:p>3</text:p>
          </table:table-cell>
          <table:table-cell office:value-type="float" office:value="404.5463" calcext:value-type="float">
            <text:p>404.5463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223 <text:s text:c="5"/>25 1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0.1875606" calcext:value-type="float">
            <text:p>450.1875606</text:p>
          </table:table-cell>
          <table:table-cell office:value-type="float" office:value="0.0556" calcext:value-type="float">
            <text:p>0.0556</text:p>
          </table:table-cell>
          <table:table-cell office:value-type="float" office:value="-2.5251" calcext:value-type="float">
            <text:p>-2.5251</text:p>
          </table:table-cell>
          <table:table-cell office:value-type="float" office:value="3" calcext:value-type="float">
            <text:p>3</text:p>
          </table:table-cell>
          <table:table-cell office:value-type="float" office:value="456.1568" calcext:value-type="float">
            <text:p>456.1568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013 <text:s text:c="5"/>22 9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4131573" calcext:value-type="float">
            <text:p>420.4131573</text:p>
          </table:table-cell>
          <table:table-cell office:value-type="float" office:value="0.0185" calcext:value-type="float">
            <text:p>0.0185</text:p>
          </table:table-cell>
          <table:table-cell office:value-type="float" office:value="-2.5248" calcext:value-type="float">
            <text:p>-2.5248</text:p>
          </table:table-cell>
          <table:table-cell office:value-type="float" office:value="3" calcext:value-type="float">
            <text:p>3</text:p>
          </table:table-cell>
          <table:table-cell office:value-type="float" office:value="140.3295" calcext:value-type="float">
            <text:p>140.3295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312 <text:s text:c="5"/>14 2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6.5225744" calcext:value-type="float">
            <text:p>416.5225744</text:p>
          </table:table-cell>
          <table:table-cell office:value-type="float" office:value="0.0358" calcext:value-type="float">
            <text:p>0.0358</text:p>
          </table:table-cell>
          <table:table-cell office:value-type="float" office:value="-2.524" calcext:value-type="float">
            <text:p>-2.524</text:p>
          </table:table-cell>
          <table:table-cell office:value-type="float" office:value="3" calcext:value-type="float">
            <text:p>3</text:p>
          </table:table-cell>
          <table:table-cell office:value-type="float" office:value="422.0689" calcext:value-type="float">
            <text:p>422.0689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912 <text:s text:c="5"/>21 8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44.198213" calcext:value-type="float">
            <text:p>544.198213</text:p>
          </table:table-cell>
          <table:table-cell office:value-type="float" office:value="0.0058" calcext:value-type="float">
            <text:p>0.0058</text:p>
          </table:table-cell>
          <table:table-cell office:value-type="float" office:value="-2.5199" calcext:value-type="float">
            <text:p>-2.5199</text:p>
          </table:table-cell>
          <table:table-cell office:value-type="float" office:value="3" calcext:value-type="float">
            <text:p>3</text:p>
          </table:table-cell>
          <table:table-cell office:value-type="float" office:value="95.6739" calcext:value-type="float">
            <text:p>95.6739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4 <text:s text:c="6"/>9 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65.759481" calcext:value-type="float">
            <text:p>265.759481</text:p>
          </table:table-cell>
          <table:table-cell office:value-type="float" office:value="0.005" calcext:value-type="float">
            <text:p>0.005</text:p>
          </table:table-cell>
          <table:table-cell office:value-type="float" office:value="-2.5176" calcext:value-type="float">
            <text:p>-2.5176</text:p>
          </table:table-cell>
          <table:table-cell office:value-type="float" office:value="3" calcext:value-type="float">
            <text:p>3</text:p>
          </table:table-cell>
          <table:table-cell office:value-type="float" office:value="13.5296" calcext:value-type="float">
            <text:p>13.5296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4 1 <text:s text:c="6"/>3 3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2.8697629" calcext:value-type="float">
            <text:p>822.8697629</text:p>
          </table:table-cell>
          <table:table-cell office:value-type="float" office:value="1.159" calcext:value-type="float">
            <text:p>1.159</text:p>
          </table:table-cell>
          <table:table-cell office:value-type="float" office:value="-2.5132" calcext:value-type="float">
            <text:p>-2.5132</text:p>
          </table:table-cell>
          <table:table-cell office:value-type="float" office:value="3" calcext:value-type="float">
            <text:p>3</text:p>
          </table:table-cell>
          <table:table-cell office:value-type="float" office:value="495.6736" calcext:value-type="float">
            <text:p>495.6736</text:p>
          </table:table-cell>
          <table:table-cell office:value-type="float" office:value="165" calcext:value-type="float">
            <text:p>16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324 <text:s text:c="5"/>27 2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7130248" calcext:value-type="float">
            <text:p>318.7130248</text:p>
          </table:table-cell>
          <table:table-cell office:value-type="float" office:value="0.0053" calcext:value-type="float">
            <text:p>0.0053</text:p>
          </table:table-cell>
          <table:table-cell office:value-type="float" office:value="-2.5089" calcext:value-type="float">
            <text:p>-2.5089</text:p>
          </table:table-cell>
          <table:table-cell office:value-type="float" office:value="3" calcext:value-type="float">
            <text:p>3</text:p>
          </table:table-cell>
          <table:table-cell office:value-type="float" office:value="147.6746" calcext:value-type="float">
            <text:p>147.6746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4 9 <text:s text:c="5"/>13 3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2.7844335" calcext:value-type="float">
            <text:p>352.78443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-2.5069" calcext:value-type="float">
            <text:p>-2.5069</text:p>
          </table:table-cell>
          <table:table-cell office:value-type="float" office:value="3" calcext:value-type="float">
            <text:p>3</text:p>
          </table:table-cell>
          <table:table-cell office:value-type="float" office:value="135.907" calcext:value-type="float">
            <text:p>135.907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310 <text:s text:c="5"/>13 2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6.8766419" calcext:value-type="float">
            <text:p>316.8766419</text:p>
          </table:table-cell>
          <table:table-cell office:value-type="float" office:value="0.0052" calcext:value-type="float">
            <text:p>0.0052</text:p>
          </table:table-cell>
          <table:table-cell office:value-type="float" office:value="-2.5061" calcext:value-type="float">
            <text:p>-2.5061</text:p>
          </table:table-cell>
          <table:table-cell office:value-type="float" office:value="3" calcext:value-type="float">
            <text:p>3</text:p>
          </table:table-cell>
          <table:table-cell office:value-type="float" office:value="248.3028" calcext:value-type="float">
            <text:p>248.3028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8 9 <text:s text:c="5"/>16 7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9.8677258" calcext:value-type="float">
            <text:p>349.8677258</text:p>
          </table:table-cell>
          <table:table-cell office:value-type="float" office:value="0.0109" calcext:value-type="float">
            <text:p>0.0109</text:p>
          </table:table-cell>
          <table:table-cell office:value-type="float" office:value="-2.5034" calcext:value-type="float">
            <text:p>-2.5034</text:p>
          </table:table-cell>
          <table:table-cell office:value-type="float" office:value="3" calcext:value-type="float">
            <text:p>3</text:p>
          </table:table-cell>
          <table:table-cell office:value-type="float" office:value="314.799" calcext:value-type="float">
            <text:p>314.799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910 <text:s text:c="5"/>18 8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6.4264582" calcext:value-type="float">
            <text:p>756.4264582</text:p>
          </table:table-cell>
          <table:table-cell office:value-type="float" office:value="0.7034" calcext:value-type="float">
            <text:p>0.7034</text:p>
          </table:table-cell>
          <table:table-cell office:value-type="float" office:value="-2.5031" calcext:value-type="float">
            <text:p>-2.5031</text:p>
          </table:table-cell>
          <table:table-cell office:value-type="float" office:value="3" calcext:value-type="float">
            <text:p>3</text:p>
          </table:table-cell>
          <table:table-cell office:value-type="float" office:value="374.9494" calcext:value-type="float">
            <text:p>374.9494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322 <text:s text:c="5"/>24 2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95.1863167" calcext:value-type="float">
            <text:p>495.1863167</text:p>
          </table:table-cell>
          <table:table-cell office:value-type="float" office:value="0.0059" calcext:value-type="float">
            <text:p>0.0059</text:p>
          </table:table-cell>
          <table:table-cell office:value-type="float" office:value="-2.496" calcext:value-type="float">
            <text:p>-2.496</text:p>
          </table:table-cell>
          <table:table-cell office:value-type="float" office:value="3" calcext:value-type="float">
            <text:p>3</text:p>
          </table:table-cell>
          <table:table-cell office:value-type="float" office:value="75.1549" calcext:value-type="float">
            <text:p>75.154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6 4 <text:s text:c="6"/>8 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4.0458172" calcext:value-type="float">
            <text:p>454.0458172</text:p>
          </table:table-cell>
          <table:table-cell office:value-type="float" office:value="0.0296" calcext:value-type="float">
            <text:p>0.0296</text:p>
          </table:table-cell>
          <table:table-cell office:value-type="float" office:value="-2.4957" calcext:value-type="float">
            <text:p>-2.4957</text:p>
          </table:table-cell>
          <table:table-cell office:value-type="float" office:value="3" calcext:value-type="float">
            <text:p>3</text:p>
          </table:table-cell>
          <table:table-cell office:value-type="float" office:value="158.7697" calcext:value-type="float">
            <text:p>158.769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213 <text:s text:c="5"/>15 1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7.5995325" calcext:value-type="float">
            <text:p>317.5995325</text:p>
          </table:table-cell>
          <table:table-cell office:value-type="float" office:value="0.0048" calcext:value-type="float">
            <text:p>0.0048</text:p>
          </table:table-cell>
          <table:table-cell office:value-type="float" office:value="-2.4894" calcext:value-type="float">
            <text:p>-2.4894</text:p>
          </table:table-cell>
          <table:table-cell office:value-type="float" office:value="3" calcext:value-type="float">
            <text:p>3</text:p>
          </table:table-cell>
          <table:table-cell office:value-type="float" office:value="212.5405" calcext:value-type="float">
            <text:p>212.5405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6 9 <text:s text:c="5"/>15 5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2069817" calcext:value-type="float">
            <text:p>318.2069817</text:p>
          </table:table-cell>
          <table:table-cell office:value-type="float" office:value="0.0048" calcext:value-type="float">
            <text:p>0.0048</text:p>
          </table:table-cell>
          <table:table-cell office:value-type="float" office:value="-2.4886" calcext:value-type="float">
            <text:p>-2.4886</text:p>
          </table:table-cell>
          <table:table-cell office:value-type="float" office:value="3" calcext:value-type="float">
            <text:p>3</text:p>
          </table:table-cell>
          <table:table-cell office:value-type="float" office:value="178.9967" calcext:value-type="float">
            <text:p>178.996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6 9 <text:s text:c="5"/>14 5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6.4091172" calcext:value-type="float">
            <text:p>886.4091172</text:p>
          </table:table-cell>
          <table:table-cell office:value-type="float" office:value="0.0832" calcext:value-type="float">
            <text:p>0.0832</text:p>
          </table:table-cell>
          <table:table-cell office:value-type="float" office:value="-2.4869" calcext:value-type="float">
            <text:p>-2.4869</text:p>
          </table:table-cell>
          <table:table-cell office:value-type="float" office:value="3" calcext:value-type="float">
            <text:p>3</text:p>
          </table:table-cell>
          <table:table-cell office:value-type="float" office:value="259.1107" calcext:value-type="float">
            <text:p>259.110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1 5 <text:s text:c="5"/>1512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8577268" calcext:value-type="float">
            <text:p>722.8577268</text:p>
          </table:table-cell>
          <table:table-cell office:value-type="float" office:value="0.5424" calcext:value-type="float">
            <text:p>0.5424</text:p>
          </table:table-cell>
          <table:table-cell office:value-type="float" office:value="-2.4828" calcext:value-type="float">
            <text:p>-2.4828</text:p>
          </table:table-cell>
          <table:table-cell office:value-type="float" office:value="3" calcext:value-type="float">
            <text:p>3</text:p>
          </table:table-cell>
          <table:table-cell office:value-type="float" office:value="346.4674" calcext:value-type="float">
            <text:p>346.4674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221 <text:s text:c="5"/>23 1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3.6227619" calcext:value-type="float">
            <text:p>383.6227619</text:p>
          </table:table-cell>
          <table:table-cell office:value-type="float" office:value="0.019" calcext:value-type="float">
            <text:p>0.019</text:p>
          </table:table-cell>
          <table:table-cell office:value-type="float" office:value="-2.4821" calcext:value-type="float">
            <text:p>-2.4821</text:p>
          </table:table-cell>
          <table:table-cell office:value-type="float" office:value="3" calcext:value-type="float">
            <text:p>3</text:p>
          </table:table-cell>
          <table:table-cell office:value-type="float" office:value="344.4295" calcext:value-type="float">
            <text:p>344.429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811 <text:s text:c="5"/>19 7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8.0985446" calcext:value-type="float">
            <text:p>518.0985446</text:p>
          </table:table-cell>
          <table:table-cell office:value-type="float" office:value="0.1106" calcext:value-type="float">
            <text:p>0.1106</text:p>
          </table:table-cell>
          <table:table-cell office:value-type="float" office:value="-2.482" calcext:value-type="float">
            <text:p>-2.482</text:p>
          </table:table-cell>
          <table:table-cell office:value-type="float" office:value="3" calcext:value-type="float">
            <text:p>3</text:p>
          </table:table-cell>
          <table:table-cell office:value-type="float" office:value="474.0741" calcext:value-type="float">
            <text:p>474.0741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815 <text:s text:c="5"/>23 7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9.3535772" calcext:value-type="float">
            <text:p>789.3535772</text:p>
          </table:table-cell>
          <table:table-cell office:value-type="float" office:value="0.9198" calcext:value-type="float">
            <text:p>0.9198</text:p>
          </table:table-cell>
          <table:table-cell office:value-type="float" office:value="-2.4805" calcext:value-type="float">
            <text:p>-2.4805</text:p>
          </table:table-cell>
          <table:table-cell office:value-type="float" office:value="3" calcext:value-type="float">
            <text:p>3</text:p>
          </table:table-cell>
          <table:table-cell office:value-type="float" office:value="462.7284" calcext:value-type="float">
            <text:p>462.7284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423 <text:s text:c="5"/>26 3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6197072" calcext:value-type="float">
            <text:p>654.6197072</text:p>
          </table:table-cell>
          <table:table-cell office:value-type="float" office:value="0.0053" calcext:value-type="float">
            <text:p>0.0053</text:p>
          </table:table-cell>
          <table:table-cell office:value-type="float" office:value="-2.4766" calcext:value-type="float">
            <text:p>-2.4766</text:p>
          </table:table-cell>
          <table:table-cell office:value-type="float" office:value="3" calcext:value-type="float">
            <text:p>3</text:p>
          </table:table-cell>
          <table:table-cell office:value-type="float" office:value="53.6879" calcext:value-type="float">
            <text:p>53.6879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6 3 <text:s text:c="6"/>7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7.6716582" calcext:value-type="float">
            <text:p>487.6716582</text:p>
          </table:table-cell>
          <table:table-cell office:value-type="float" office:value="0.0473" calcext:value-type="float">
            <text:p>0.0473</text:p>
          </table:table-cell>
          <table:table-cell office:value-type="float" office:value="-2.4739" calcext:value-type="float">
            <text:p>-2.4739</text:p>
          </table:table-cell>
          <table:table-cell office:value-type="float" office:value="3" calcext:value-type="float">
            <text:p>3</text:p>
          </table:table-cell>
          <table:table-cell office:value-type="float" office:value="178.3262" calcext:value-type="float">
            <text:p>178.326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314 <text:s text:c="5"/>16 2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31.9466216" calcext:value-type="float">
            <text:p>531.9466216</text:p>
          </table:table-cell>
          <table:table-cell office:value-type="float" office:value="0.0057" calcext:value-type="float">
            <text:p>0.0057</text:p>
          </table:table-cell>
          <table:table-cell office:value-type="float" office:value="-2.4715" calcext:value-type="float">
            <text:p>-2.4715</text:p>
          </table:table-cell>
          <table:table-cell office:value-type="float" office:value="3" calcext:value-type="float">
            <text:p>3</text:p>
          </table:table-cell>
          <table:table-cell office:value-type="float" office:value="41.9623" calcext:value-type="float">
            <text:p>41.9623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5 2 <text:s text:c="6"/>6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4.5407388" calcext:value-type="float">
            <text:p>484.5407388</text:p>
          </table:table-cell>
          <table:table-cell office:value-type="float" office:value="0.0753" calcext:value-type="float">
            <text:p>0.0753</text:p>
          </table:table-cell>
          <table:table-cell office:value-type="float" office:value="-2.4711" calcext:value-type="float">
            <text:p>-2.4711</text:p>
          </table:table-cell>
          <table:table-cell office:value-type="float" office:value="3" calcext:value-type="float">
            <text:p>3</text:p>
          </table:table-cell>
          <table:table-cell office:value-type="float" office:value="439.9943" calcext:value-type="float">
            <text:p>439.9943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914 <text:s text:c="5"/>22 8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7.3109249" calcext:value-type="float">
            <text:p>417.3109249</text:p>
          </table:table-cell>
          <table:table-cell office:value-type="float" office:value="0.0314" calcext:value-type="float">
            <text:p>0.0314</text:p>
          </table:table-cell>
          <table:table-cell office:value-type="float" office:value="-2.4703" calcext:value-type="float">
            <text:p>-2.4703</text:p>
          </table:table-cell>
          <table:table-cell office:value-type="float" office:value="3" calcext:value-type="float">
            <text:p>3</text:p>
          </table:table-cell>
          <table:table-cell office:value-type="float" office:value="375.172" calcext:value-type="float">
            <text:p>375.172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912 <text:s text:c="5"/>20 8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0.6469822" calcext:value-type="float">
            <text:p>350.6469822</text:p>
          </table:table-cell>
          <table:table-cell office:value-type="float" office:value="0.0092" calcext:value-type="float">
            <text:p>0.0092</text:p>
          </table:table-cell>
          <table:table-cell office:value-type="float" office:value="-2.4695" calcext:value-type="float">
            <text:p>-2.4695</text:p>
          </table:table-cell>
          <table:table-cell office:value-type="float" office:value="3" calcext:value-type="float">
            <text:p>3</text:p>
          </table:table-cell>
          <table:table-cell office:value-type="float" office:value="274.584" calcext:value-type="float">
            <text:p>274.584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710 <text:s text:c="5"/>17 6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0.9470298" calcext:value-type="float">
            <text:p>450.9470298</text:p>
          </table:table-cell>
          <table:table-cell office:value-type="float" office:value="0.0496" calcext:value-type="float">
            <text:p>0.0496</text:p>
          </table:table-cell>
          <table:table-cell office:value-type="float" office:value="-2.467" calcext:value-type="float">
            <text:p>-2.467</text:p>
          </table:table-cell>
          <table:table-cell office:value-type="float" office:value="3" calcext:value-type="float">
            <text:p>3</text:p>
          </table:table-cell>
          <table:table-cell office:value-type="float" office:value="407.027" calcext:value-type="float">
            <text:p>407.027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813 <text:s text:c="5"/>21 7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9.2813755" calcext:value-type="float">
            <text:p>689.2813755</text:p>
          </table:table-cell>
          <table:table-cell office:value-type="float" office:value="0.4115" calcext:value-type="float">
            <text:p>0.4115</text:p>
          </table:table-cell>
          <table:table-cell office:value-type="float" office:value="-2.4668" calcext:value-type="float">
            <text:p>-2.4668</text:p>
          </table:table-cell>
          <table:table-cell office:value-type="float" office:value="3" calcext:value-type="float">
            <text:p>3</text:p>
          </table:table-cell>
          <table:table-cell office:value-type="float" office:value="319.1006" calcext:value-type="float">
            <text:p>319.1006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320 <text:s text:c="5"/>22 2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4252835" calcext:value-type="float">
            <text:p>386.4252835</text:p>
          </table:table-cell>
          <table:table-cell office:value-type="float" office:value="0.0113" calcext:value-type="float">
            <text:p>0.0113</text:p>
          </table:table-cell>
          <table:table-cell office:value-type="float" office:value="-2.4643" calcext:value-type="float">
            <text:p>-2.4643</text:p>
          </table:table-cell>
          <table:table-cell office:value-type="float" office:value="3" calcext:value-type="float">
            <text:p>3</text:p>
          </table:table-cell>
          <table:table-cell office:value-type="float" office:value="154.3529" calcext:value-type="float">
            <text:p>154.3529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411 <text:s text:c="5"/>14 3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2.3749749" calcext:value-type="float">
            <text:p>352.3749749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4595" calcext:value-type="float">
            <text:p>-2.4595</text:p>
          </table:table-cell>
          <table:table-cell office:value-type="float" office:value="3" calcext:value-type="float">
            <text:p>3</text:p>
          </table:table-cell>
          <table:table-cell office:value-type="float" office:value="167.2427" calcext:value-type="float">
            <text:p>167.242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510 <text:s text:c="5"/>14 4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1.2907016" calcext:value-type="float">
            <text:p>521.2907016</text:p>
          </table:table-cell>
          <table:table-cell office:value-type="float" office:value="0.0733" calcext:value-type="float">
            <text:p>0.0733</text:p>
          </table:table-cell>
          <table:table-cell office:value-type="float" office:value="-2.4588" calcext:value-type="float">
            <text:p>-2.4588</text:p>
          </table:table-cell>
          <table:table-cell office:value-type="float" office:value="3" calcext:value-type="float">
            <text:p>3</text:p>
          </table:table-cell>
          <table:table-cell office:value-type="float" office:value="198.999" calcext:value-type="float">
            <text:p>198.999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215 <text:s text:c="5"/>17 1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5.8096546" calcext:value-type="float">
            <text:p>585.8096546</text:p>
          </table:table-cell>
          <table:table-cell office:value-type="float" office:value="0.205" calcext:value-type="float">
            <text:p>0.205</text:p>
          </table:table-cell>
          <table:table-cell office:value-type="float" office:value="-2.457" calcext:value-type="float">
            <text:p>-2.457</text:p>
          </table:table-cell>
          <table:table-cell office:value-type="float" office:value="3" calcext:value-type="float">
            <text:p>3</text:p>
          </table:table-cell>
          <table:table-cell office:value-type="float" office:value="489.7257" calcext:value-type="float">
            <text:p>489.7257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817 <text:s text:c="5"/>24 7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3.9862347" calcext:value-type="float">
            <text:p>483.9862347</text:p>
          </table:table-cell>
          <table:table-cell office:value-type="float" office:value="0.0059" calcext:value-type="float">
            <text:p>0.0059</text:p>
          </table:table-cell>
          <table:table-cell office:value-type="float" office:value="-2.4561" calcext:value-type="float">
            <text:p>-2.4561</text:p>
          </table:table-cell>
          <table:table-cell office:value-type="float" office:value="3" calcext:value-type="float">
            <text:p>3</text:p>
          </table:table-cell>
          <table:table-cell office:value-type="float" office:value="78.8727" calcext:value-type="float">
            <text:p>78.872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6 3 <text:s text:c="6"/>8 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1921029" calcext:value-type="float">
            <text:p>755.1921029</text:p>
          </table:table-cell>
          <table:table-cell office:value-type="float" office:value="0.7413" calcext:value-type="float">
            <text:p>0.7413</text:p>
          </table:table-cell>
          <table:table-cell office:value-type="float" office:value="-2.4555" calcext:value-type="float">
            <text:p>-2.4555</text:p>
          </table:table-cell>
          <table:table-cell office:value-type="float" office:value="3" calcext:value-type="float">
            <text:p>3</text:p>
          </table:table-cell>
          <table:table-cell office:value-type="float" office:value="489.0584" calcext:value-type="float">
            <text:p>489.0584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522 <text:s text:c="5"/>26 4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5.6975684" calcext:value-type="float">
            <text:p>655.6975684</text:p>
          </table:table-cell>
          <table:table-cell office:value-type="float" office:value="0.3064" calcext:value-type="float">
            <text:p>0.3064</text:p>
          </table:table-cell>
          <table:table-cell office:value-type="float" office:value="-2.4553" calcext:value-type="float">
            <text:p>-2.4553</text:p>
          </table:table-cell>
          <table:table-cell office:value-type="float" office:value="3" calcext:value-type="float">
            <text:p>3</text:p>
          </table:table-cell>
          <table:table-cell office:value-type="float" office:value="292.849" calcext:value-type="float">
            <text:p>292.849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219 <text:s text:c="5"/>21 1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3.9934297" calcext:value-type="float">
            <text:p>453.9934297</text:p>
          </table:table-cell>
          <table:table-cell office:value-type="float" office:value="0.0049" calcext:value-type="float">
            <text:p>0.0049</text:p>
          </table:table-cell>
          <table:table-cell office:value-type="float" office:value="-2.4544" calcext:value-type="float">
            <text:p>-2.4544</text:p>
          </table:table-cell>
          <table:table-cell office:value-type="float" office:value="3" calcext:value-type="float">
            <text:p>3</text:p>
          </table:table-cell>
          <table:table-cell office:value-type="float" office:value="71.5448" calcext:value-type="float">
            <text:p>71.5448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5 5 <text:s text:c="6"/>8 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8276619" calcext:value-type="float">
            <text:p>755.8276619</text:p>
          </table:table-cell>
          <table:table-cell office:value-type="float" office:value="0.7207" calcext:value-type="float">
            <text:p>0.7207</text:p>
          </table:table-cell>
          <table:table-cell office:value-type="float" office:value="-2.4517" calcext:value-type="float">
            <text:p>-2.4517</text:p>
          </table:table-cell>
          <table:table-cell office:value-type="float" office:value="3" calcext:value-type="float">
            <text:p>3</text:p>
          </table:table-cell>
          <table:table-cell office:value-type="float" office:value="430.8975" calcext:value-type="float">
            <text:p>430.8975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322 <text:s text:c="5"/>25 2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9029082" calcext:value-type="float">
            <text:p>554.9029082</text:p>
          </table:table-cell>
          <table:table-cell office:value-type="float" office:value="0.1097" calcext:value-type="float">
            <text:p>0.1097</text:p>
          </table:table-cell>
          <table:table-cell office:value-type="float" office:value="-2.4498" calcext:value-type="float">
            <text:p>-2.4498</text:p>
          </table:table-cell>
          <table:table-cell office:value-type="float" office:value="3" calcext:value-type="float">
            <text:p>3</text:p>
          </table:table-cell>
          <table:table-cell office:value-type="float" office:value="220.7878" calcext:value-type="float">
            <text:p>220.7878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316 <text:s text:c="5"/>18 2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3168188" calcext:value-type="float">
            <text:p>351.3168188</text:p>
          </table:table-cell>
          <table:table-cell office:value-type="float" office:value="0.0079" calcext:value-type="float">
            <text:p>0.0079</text:p>
          </table:table-cell>
          <table:table-cell office:value-type="float" office:value="-2.4484" calcext:value-type="float">
            <text:p>-2.4484</text:p>
          </table:table-cell>
          <table:table-cell office:value-type="float" office:value="3" calcext:value-type="float">
            <text:p>3</text:p>
          </table:table-cell>
          <table:table-cell office:value-type="float" office:value="236.5842" calcext:value-type="float">
            <text:p>236.584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710 <text:s text:c="5"/>16 6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2.1064609" calcext:value-type="float">
            <text:p>622.1064609</text:p>
          </table:table-cell>
          <table:table-cell office:value-type="float" office:value="0.2234" calcext:value-type="float">
            <text:p>0.2234</text:p>
          </table:table-cell>
          <table:table-cell office:value-type="float" office:value="-2.4484" calcext:value-type="float">
            <text:p>-2.4484</text:p>
          </table:table-cell>
          <table:table-cell office:value-type="float" office:value="3" calcext:value-type="float">
            <text:p>3</text:p>
          </table:table-cell>
          <table:table-cell office:value-type="float" office:value="267.7129" calcext:value-type="float">
            <text:p>267.7129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318 <text:s text:c="5"/>20 2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8.5081976" calcext:value-type="float">
            <text:p>588.5081976</text:p>
          </table:table-cell>
          <table:table-cell office:value-type="float" office:value="0.1588" calcext:value-type="float">
            <text:p>0.1588</text:p>
          </table:table-cell>
          <table:table-cell office:value-type="float" office:value="-2.4465" calcext:value-type="float">
            <text:p>-2.4465</text:p>
          </table:table-cell>
          <table:table-cell office:value-type="float" office:value="3" calcext:value-type="float">
            <text:p>3</text:p>
          </table:table-cell>
          <table:table-cell office:value-type="float" office:value="243.6925" calcext:value-type="float">
            <text:p>243.692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217 <text:s text:c="5"/>19 1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7.0908972" calcext:value-type="float">
            <text:p>417.0908972</text:p>
          </table:table-cell>
          <table:table-cell office:value-type="float" office:value="0.003" calcext:value-type="float">
            <text:p>0.003</text:p>
          </table:table-cell>
          <table:table-cell office:value-type="float" office:value="-2.446" calcext:value-type="float">
            <text:p>-2.446</text:p>
          </table:table-cell>
          <table:table-cell office:value-type="float" office:value="3" calcext:value-type="float">
            <text:p>3</text:p>
          </table:table-cell>
          <table:table-cell office:value-type="float" office:value="33.9018" calcext:value-type="float">
            <text:p>33.9018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6 0 <text:s text:c="6"/>5 5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4.3526192" calcext:value-type="float">
            <text:p>384.3526192</text:p>
          </table:table-cell>
          <table:table-cell office:value-type="float" office:value="0.0162" calcext:value-type="float">
            <text:p>0.0162</text:p>
          </table:table-cell>
          <table:table-cell office:value-type="float" office:value="-2.4438" calcext:value-type="float">
            <text:p>-2.4438</text:p>
          </table:table-cell>
          <table:table-cell office:value-type="float" office:value="3" calcext:value-type="float">
            <text:p>3</text:p>
          </table:table-cell>
          <table:table-cell office:value-type="float" office:value="301.9784" calcext:value-type="float">
            <text:p>301.978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811 <text:s text:c="5"/>18 7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8891342" calcext:value-type="float">
            <text:p>351.8891342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4433" calcext:value-type="float">
            <text:p>-2.4433</text:p>
          </table:table-cell>
          <table:table-cell office:value-type="float" office:value="3" calcext:value-type="float">
            <text:p>3</text:p>
          </table:table-cell>
          <table:table-cell office:value-type="float" office:value="200.8027" calcext:value-type="float">
            <text:p>200.802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510 <text:s text:c="5"/>15 4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0.5695047" calcext:value-type="float">
            <text:p>550.5695047</text:p>
          </table:table-cell>
          <table:table-cell office:value-type="float" office:value="0.0063" calcext:value-type="float">
            <text:p>0.0063</text:p>
          </table:table-cell>
          <table:table-cell office:value-type="float" office:value="-2.4408" calcext:value-type="float">
            <text:p>-2.4408</text:p>
          </table:table-cell>
          <table:table-cell office:value-type="float" office:value="3" calcext:value-type="float">
            <text:p>3</text:p>
          </table:table-cell>
          <table:table-cell office:value-type="float" office:value="77.3089" calcext:value-type="float">
            <text:p>77.308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7 3 <text:s text:c="6"/>8 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300803" calcext:value-type="float">
            <text:p>552.300803</text:p>
          </table:table-cell>
          <table:table-cell office:value-type="float" office:value="0.1462" calcext:value-type="float">
            <text:p>0.1462</text:p>
          </table:table-cell>
          <table:table-cell office:value-type="float" office:value="-2.4385" calcext:value-type="float">
            <text:p>-2.4385</text:p>
          </table:table-cell>
          <table:table-cell office:value-type="float" office:value="3" calcext:value-type="float">
            <text:p>3</text:p>
          </table:table-cell>
          <table:table-cell office:value-type="float" office:value="455.6513" calcext:value-type="float">
            <text:p>455.6513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716 <text:s text:c="5"/>23 6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73.6699814" calcext:value-type="float">
            <text:p>373.6699814</text:p>
          </table:table-cell>
          <table:table-cell office:value-type="float" office:value="0.0033" calcext:value-type="float">
            <text:p>0.0033</text:p>
          </table:table-cell>
          <table:table-cell office:value-type="float" office:value="-2.4318" calcext:value-type="float">
            <text:p>-2.4318</text:p>
          </table:table-cell>
          <table:table-cell office:value-type="float" office:value="3" calcext:value-type="float">
            <text:p>3</text:p>
          </table:table-cell>
          <table:table-cell office:value-type="float" office:value="44.9759" calcext:value-type="float">
            <text:p>44.9759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4 3 <text:s text:c="6"/>6 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0549138" calcext:value-type="float">
            <text:p>420.0549138</text:p>
          </table:table-cell>
          <table:table-cell office:value-type="float" office:value="0.0182" calcext:value-type="float">
            <text:p>0.0182</text:p>
          </table:table-cell>
          <table:table-cell office:value-type="float" office:value="-2.431" calcext:value-type="float">
            <text:p>-2.431</text:p>
          </table:table-cell>
          <table:table-cell office:value-type="float" office:value="3" calcext:value-type="float">
            <text:p>3</text:p>
          </table:table-cell>
          <table:table-cell office:value-type="float" office:value="173.915" calcext:value-type="float">
            <text:p>173.915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312 <text:s text:c="5"/>15 2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5.4159521" calcext:value-type="float">
            <text:p>795.4159521</text:p>
          </table:table-cell>
          <table:table-cell office:value-type="float" office:value="0.053" calcext:value-type="float">
            <text:p>0.053</text:p>
          </table:table-cell>
          <table:table-cell office:value-type="float" office:value="-2.4289" calcext:value-type="float">
            <text:p>-2.4289</text:p>
          </table:table-cell>
          <table:table-cell office:value-type="float" office:value="3" calcext:value-type="float">
            <text:p>3</text:p>
          </table:table-cell>
          <table:table-cell office:value-type="float" office:value="230.537" calcext:value-type="float">
            <text:p>230.53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1 4 <text:s text:c="5"/>141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5629616" calcext:value-type="float">
            <text:p>687.5629616</text:p>
          </table:table-cell>
          <table:table-cell office:value-type="float" office:value="0.4545" calcext:value-type="float">
            <text:p>0.4545</text:p>
          </table:table-cell>
          <table:table-cell office:value-type="float" office:value="-2.4288" calcext:value-type="float">
            <text:p>-2.4288</text:p>
          </table:table-cell>
          <table:table-cell office:value-type="float" office:value="3" calcext:value-type="float">
            <text:p>3</text:p>
          </table:table-cell>
          <table:table-cell office:value-type="float" office:value="480.1821" calcext:value-type="float">
            <text:p>480.1821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520 <text:s text:c="5"/>25 4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0092647" calcext:value-type="float">
            <text:p>418.0092647</text:p>
          </table:table-cell>
          <table:table-cell office:value-type="float" office:value="0.0273" calcext:value-type="float">
            <text:p>0.0273</text:p>
          </table:table-cell>
          <table:table-cell office:value-type="float" office:value="-2.4276" calcext:value-type="float">
            <text:p>-2.4276</text:p>
          </table:table-cell>
          <table:table-cell office:value-type="float" office:value="3" calcext:value-type="float">
            <text:p>3</text:p>
          </table:table-cell>
          <table:table-cell office:value-type="float" office:value="330.4862" calcext:value-type="float">
            <text:p>330.4862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712 <text:s text:c="5"/>19 6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2921627" calcext:value-type="float">
            <text:p>722.2921627</text:p>
          </table:table-cell>
          <table:table-cell office:value-type="float" office:value="0.5567" calcext:value-type="float">
            <text:p>0.5567</text:p>
          </table:table-cell>
          <table:table-cell office:value-type="float" office:value="-2.427" calcext:value-type="float">
            <text:p>-2.427</text:p>
          </table:table-cell>
          <table:table-cell office:value-type="float" office:value="3" calcext:value-type="float">
            <text:p>3</text:p>
          </table:table-cell>
          <table:table-cell office:value-type="float" office:value="400.1811" calcext:value-type="float">
            <text:p>400.1811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421 <text:s text:c="5"/>24 3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6892733" calcext:value-type="float">
            <text:p>721.6892733</text:p>
          </table:table-cell>
          <table:table-cell office:value-type="float" office:value="0.574" calcext:value-type="float">
            <text:p>0.574</text:p>
          </table:table-cell>
          <table:table-cell office:value-type="float" office:value="-2.4264" calcext:value-type="float">
            <text:p>-2.4264</text:p>
          </table:table-cell>
          <table:table-cell office:value-type="float" office:value="3" calcext:value-type="float">
            <text:p>3</text:p>
          </table:table-cell>
          <table:table-cell office:value-type="float" office:value="456.1092" calcext:value-type="float">
            <text:p>456.1092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421 <text:s text:c="5"/>25 3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434423" calcext:value-type="float">
            <text:p>419.434423</text:p>
          </table:table-cell>
          <table:table-cell office:value-type="float" office:value="0.0041" calcext:value-type="float">
            <text:p>0.0041</text:p>
          </table:table-cell>
          <table:table-cell office:value-type="float" office:value="-2.4258" calcext:value-type="float">
            <text:p>-2.4258</text:p>
          </table:table-cell>
          <table:table-cell office:value-type="float" office:value="3" calcext:value-type="float">
            <text:p>3</text:p>
          </table:table-cell>
          <table:table-cell office:value-type="float" office:value="66.5697" calcext:value-type="float">
            <text:p>66.5697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4 6 <text:s text:c="6"/>8 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8.768967" calcext:value-type="float">
            <text:p>518.768967</text:p>
          </table:table-cell>
          <table:table-cell office:value-type="float" office:value="0.1014" calcext:value-type="float">
            <text:p>0.1014</text:p>
          </table:table-cell>
          <table:table-cell office:value-type="float" office:value="-2.4258" calcext:value-type="float">
            <text:p>-2.4258</text:p>
          </table:table-cell>
          <table:table-cell office:value-type="float" office:value="3" calcext:value-type="float">
            <text:p>3</text:p>
          </table:table-cell>
          <table:table-cell office:value-type="float" office:value="422.69" calcext:value-type="float">
            <text:p>422.69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815 <text:s text:c="5"/>22 7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2943846" calcext:value-type="float">
            <text:p>318.2943846</text:p>
          </table:table-cell>
          <table:table-cell office:value-type="float" office:value="0.003" calcext:value-type="float">
            <text:p>0.003</text:p>
          </table:table-cell>
          <table:table-cell office:value-type="float" office:value="-2.4248" calcext:value-type="float">
            <text:p>-2.4248</text:p>
          </table:table-cell>
          <table:table-cell office:value-type="float" office:value="3" calcext:value-type="float">
            <text:p>3</text:p>
          </table:table-cell>
          <table:table-cell office:value-type="float" office:value="44.7167" calcext:value-type="float">
            <text:p>44.7167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1 9 <text:s text:c="6"/>8 0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9486903" calcext:value-type="float">
            <text:p>619.9486903</text:p>
          </table:table-cell>
          <table:table-cell office:value-type="float" office:value="0.2652" calcext:value-type="float">
            <text:p>0.2652</text:p>
          </table:table-cell>
          <table:table-cell office:value-type="float" office:value="-2.4243" calcext:value-type="float">
            <text:p>-2.4243</text:p>
          </table:table-cell>
          <table:table-cell office:value-type="float" office:value="3" calcext:value-type="float">
            <text:p>3</text:p>
          </table:table-cell>
          <table:table-cell office:value-type="float" office:value="469.0465" calcext:value-type="float">
            <text:p>469.0465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718 <text:s text:c="5"/>24 6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016776" calcext:value-type="float">
            <text:p>386.016776</text:p>
          </table:table-cell>
          <table:table-cell office:value-type="float" office:value="0.0112" calcext:value-type="float">
            <text:p>0.0112</text:p>
          </table:table-cell>
          <table:table-cell office:value-type="float" office:value="-2.4209" calcext:value-type="float">
            <text:p>-2.4209</text:p>
          </table:table-cell>
          <table:table-cell office:value-type="float" office:value="3" calcext:value-type="float">
            <text:p>3</text:p>
          </table:table-cell>
          <table:table-cell office:value-type="float" office:value="187.9266" calcext:value-type="float">
            <text:p>187.9266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411 <text:s text:c="5"/>15 3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1.6268989" calcext:value-type="float">
            <text:p>451.62689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-2.4197" calcext:value-type="float">
            <text:p>-2.4197</text:p>
          </table:table-cell>
          <table:table-cell office:value-type="float" office:value="3" calcext:value-type="float">
            <text:p>3</text:p>
          </table:table-cell>
          <table:table-cell office:value-type="float" office:value="360.1074" calcext:value-type="float">
            <text:p>360.1074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813 <text:s text:c="5"/>20 7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2120082" calcext:value-type="float">
            <text:p>485.2120082</text:p>
          </table:table-cell>
          <table:table-cell office:value-type="float" office:value="0.0681" calcext:value-type="float">
            <text:p>0.0681</text:p>
          </table:table-cell>
          <table:table-cell office:value-type="float" office:value="-2.4194" calcext:value-type="float">
            <text:p>-2.4194</text:p>
          </table:table-cell>
          <table:table-cell office:value-type="float" office:value="3" calcext:value-type="float">
            <text:p>3</text:p>
          </table:table-cell>
          <table:table-cell office:value-type="float" office:value="390.842" calcext:value-type="float">
            <text:p>390.842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714 <text:s text:c="5"/>21 6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4.9887813" calcext:value-type="float">
            <text:p>384.9887813</text:p>
          </table:table-cell>
          <table:table-cell office:value-type="float" office:value="0.0138" calcext:value-type="float">
            <text:p>0.0138</text:p>
          </table:table-cell>
          <table:table-cell office:value-type="float" office:value="-2.4184" calcext:value-type="float">
            <text:p>-2.4184</text:p>
          </table:table-cell>
          <table:table-cell office:value-type="float" office:value="3" calcext:value-type="float">
            <text:p>3</text:p>
          </table:table-cell>
          <table:table-cell office:value-type="float" office:value="261.7422" calcext:value-type="float">
            <text:p>261.7422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611 <text:s text:c="5"/>17 5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0.2826205" calcext:value-type="float">
            <text:p>750.282620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2.4152" calcext:value-type="float">
            <text:p>-2.4152</text:p>
          </table:table-cell>
          <table:table-cell office:value-type="float" office:value="3" calcext:value-type="float">
            <text:p>3</text:p>
          </table:table-cell>
          <table:table-cell office:value-type="float" office:value="66.5707" calcext:value-type="float">
            <text:p>66.570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5 4 <text:s text:c="6"/>8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26.152758" calcext:value-type="float">
            <text:p>326.152758</text:p>
          </table:table-cell>
          <table:table-cell office:value-type="float" office:value="0.1" calcext:value-type="float">
            <text:p>0.1</text:p>
          </table:table-cell>
          <table:table-cell office:value-type="float" office:value="-2.4135" calcext:value-type="float">
            <text:p>-2.4135</text:p>
          </table:table-cell>
          <table:table-cell office:value-type="float" office:value="3" calcext:value-type="float">
            <text:p>3</text:p>
          </table:table-cell>
          <table:table-cell office:value-type="float" office:value="31.0831" calcext:value-type="float">
            <text:p>31.0831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4 3 <text:s text:c="6"/>5 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965969" calcext:value-type="float">
            <text:p>351.965969</text:p>
          </table:table-cell>
          <table:table-cell office:value-type="float" office:value="0.005" calcext:value-type="float">
            <text:p>0.005</text:p>
          </table:table-cell>
          <table:table-cell office:value-type="float" office:value="-2.4133" calcext:value-type="float">
            <text:p>-2.4133</text:p>
          </table:table-cell>
          <table:table-cell office:value-type="float" office:value="3" calcext:value-type="float">
            <text:p>3</text:p>
          </table:table-cell>
          <table:table-cell office:value-type="float" office:value="53.1362" calcext:value-type="float">
            <text:p>53.1362</text:p>
          </table:table-cell>
          <table:table-cell office:value-type="float" office:value="19" calcext:value-type="float">
            <text:p>1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2 8 <text:s text:c="6"/>8 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653113" calcext:value-type="float">
            <text:p>385.653113</text:p>
          </table:table-cell>
          <table:table-cell office:value-type="float" office:value="0.0031" calcext:value-type="float">
            <text:p>0.0031</text:p>
          </table:table-cell>
          <table:table-cell office:value-type="float" office:value="-2.4132" calcext:value-type="float">
            <text:p>-2.4132</text:p>
          </table:table-cell>
          <table:table-cell office:value-type="float" office:value="3" calcext:value-type="float">
            <text:p>3</text:p>
          </table:table-cell>
          <table:table-cell office:value-type="float" office:value="60.4229" calcext:value-type="float">
            <text:p>60.422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3 7 <text:s text:c="6"/>8 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7.822148" calcext:value-type="float">
            <text:p>217.822148</text:p>
          </table:table-cell>
          <table:table-cell office:value-type="float" office:value="0.004" calcext:value-type="float">
            <text:p>0.004</text:p>
          </table:table-cell>
          <table:table-cell office:value-type="float" office:value="-2.4118" calcext:value-type="float">
            <text:p>-2.4118</text:p>
          </table:table-cell>
          <table:table-cell office:value-type="float" office:value="3" calcext:value-type="float">
            <text:p>3</text:p>
          </table:table-cell>
          <table:table-cell office:value-type="float" office:value="19.5679" calcext:value-type="float">
            <text:p>19.5679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1 6 <text:s text:c="6"/>5 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5406154" calcext:value-type="float">
            <text:p>385.5406154</text:p>
          </table:table-cell>
          <table:table-cell office:value-type="float" office:value="0.0121" calcext:value-type="float">
            <text:p>0.0121</text:p>
          </table:table-cell>
          <table:table-cell office:value-type="float" office:value="-2.4089" calcext:value-type="float">
            <text:p>-2.4089</text:p>
          </table:table-cell>
          <table:table-cell office:value-type="float" office:value="3" calcext:value-type="float">
            <text:p>3</text:p>
          </table:table-cell>
          <table:table-cell office:value-type="float" office:value="223.7239" calcext:value-type="float">
            <text:p>223.7239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611 <text:s text:c="5"/>16 5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8.7472136" calcext:value-type="float">
            <text:p>688.7472136</text:p>
          </table:table-cell>
          <table:table-cell office:value-type="float" office:value="0.4232" calcext:value-type="float">
            <text:p>0.4232</text:p>
          </table:table-cell>
          <table:table-cell office:value-type="float" office:value="-2.4066" calcext:value-type="float">
            <text:p>-2.4066</text:p>
          </table:table-cell>
          <table:table-cell office:value-type="float" office:value="3" calcext:value-type="float">
            <text:p>3</text:p>
          </table:table-cell>
          <table:table-cell office:value-type="float" office:value="370.5794" calcext:value-type="float">
            <text:p>370.5794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320 <text:s text:c="5"/>23 2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3.6742409" calcext:value-type="float">
            <text:p>453.6742409</text:p>
          </table:table-cell>
          <table:table-cell office:value-type="float" office:value="0.0303" calcext:value-type="float">
            <text:p>0.0303</text:p>
          </table:table-cell>
          <table:table-cell office:value-type="float" office:value="-2.4059" calcext:value-type="float">
            <text:p>-2.4059</text:p>
          </table:table-cell>
          <table:table-cell office:value-type="float" office:value="3" calcext:value-type="float">
            <text:p>3</text:p>
          </table:table-cell>
          <table:table-cell office:value-type="float" office:value="194.5932" calcext:value-type="float">
            <text:p>194.593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413 <text:s text:c="5"/>16 3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4432673" calcext:value-type="float">
            <text:p>586.4432673</text:p>
          </table:table-cell>
          <table:table-cell office:value-type="float" office:value="0.1923" calcext:value-type="float">
            <text:p>0.1923</text:p>
          </table:table-cell>
          <table:table-cell office:value-type="float" office:value="-2.4049" calcext:value-type="float">
            <text:p>-2.4049</text:p>
          </table:table-cell>
          <table:table-cell office:value-type="float" office:value="3" calcext:value-type="float">
            <text:p>3</text:p>
          </table:table-cell>
          <table:table-cell office:value-type="float" office:value="436.0897" calcext:value-type="float">
            <text:p>436.0897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617 <text:s text:c="5"/>23 5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0648392" calcext:value-type="float">
            <text:p>654.0648392</text:p>
          </table:table-cell>
          <table:table-cell office:value-type="float" office:value="0.3416" calcext:value-type="float">
            <text:p>0.3416</text:p>
          </table:table-cell>
          <table:table-cell office:value-type="float" office:value="-2.4041" calcext:value-type="float">
            <text:p>-2.4041</text:p>
          </table:table-cell>
          <table:table-cell office:value-type="float" office:value="3" calcext:value-type="float">
            <text:p>3</text:p>
          </table:table-cell>
          <table:table-cell office:value-type="float" office:value="447.2292" calcext:value-type="float">
            <text:p>447.2292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619 <text:s text:c="5"/>24 5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8.1750174" calcext:value-type="float">
            <text:p>688.1750174</text:p>
          </table:table-cell>
          <table:table-cell office:value-type="float" office:value="0.4375" calcext:value-type="float">
            <text:p>0.4375</text:p>
          </table:table-cell>
          <table:table-cell office:value-type="float" office:value="-2.4016" calcext:value-type="float">
            <text:p>-2.4016</text:p>
          </table:table-cell>
          <table:table-cell office:value-type="float" office:value="3" calcext:value-type="float">
            <text:p>3</text:p>
          </table:table-cell>
          <table:table-cell office:value-type="float" office:value="424.2742" calcext:value-type="float">
            <text:p>424.2742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520 <text:s text:c="5"/>24 4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6256101" calcext:value-type="float">
            <text:p>418.6256101</text:p>
          </table:table-cell>
          <table:table-cell office:value-type="float" office:value="0.0238" calcext:value-type="float">
            <text:p>0.0238</text:p>
          </table:table-cell>
          <table:table-cell office:value-type="float" office:value="-2.3977" calcext:value-type="float">
            <text:p>-2.3977</text:p>
          </table:table-cell>
          <table:table-cell office:value-type="float" office:value="3" calcext:value-type="float">
            <text:p>3</text:p>
          </table:table-cell>
          <table:table-cell office:value-type="float" office:value="288.0146" calcext:value-type="float">
            <text:p>288.0146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712 <text:s text:c="5"/>18 6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795666" calcext:value-type="float">
            <text:p>285.795666</text:p>
          </table:table-cell>
          <table:table-cell office:value-type="float" office:value="0.02" calcext:value-type="float">
            <text:p>0.02</text:p>
          </table:table-cell>
          <table:table-cell office:value-type="float" office:value="-2.3952" calcext:value-type="float">
            <text:p>-2.3952</text:p>
          </table:table-cell>
          <table:table-cell office:value-type="float" office:value="3" calcext:value-type="float">
            <text:p>3</text:p>
          </table:table-cell>
          <table:table-cell office:value-type="float" office:value="28.5113" calcext:value-type="float">
            <text:p>28.5113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3 4 <text:s text:c="6"/>5 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6416953" calcext:value-type="float">
            <text:p>419.6416953</text:p>
          </table:table-cell>
          <table:table-cell office:value-type="float" office:value="0.0191" calcext:value-type="float">
            <text:p>0.0191</text:p>
          </table:table-cell>
          <table:table-cell office:value-type="float" office:value="-2.3917" calcext:value-type="float">
            <text:p>-2.3917</text:p>
          </table:table-cell>
          <table:table-cell office:value-type="float" office:value="3" calcext:value-type="float">
            <text:p>3</text:p>
          </table:table-cell>
          <table:table-cell office:value-type="float" office:value="209.7262" calcext:value-type="float">
            <text:p>209.726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512 <text:s text:c="5"/>16 4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920219" calcext:value-type="float">
            <text:p>552.920219</text:p>
          </table:table-cell>
          <table:table-cell office:value-type="float" office:value="0.1359" calcext:value-type="float">
            <text:p>0.1359</text:p>
          </table:table-cell>
          <table:table-cell office:value-type="float" office:value="-2.3909" calcext:value-type="float">
            <text:p>-2.3909</text:p>
          </table:table-cell>
          <table:table-cell office:value-type="float" office:value="3" calcext:value-type="float">
            <text:p>3</text:p>
          </table:table-cell>
          <table:table-cell office:value-type="float" office:value="404.2466" calcext:value-type="float">
            <text:p>404.2466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716 <text:s text:c="5"/>22 6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5.1929329" calcext:value-type="float">
            <text:p>655.1929329</text:p>
          </table:table-cell>
          <table:table-cell office:value-type="float" office:value="0.3158" calcext:value-type="float">
            <text:p>0.3158</text:p>
          </table:table-cell>
          <table:table-cell office:value-type="float" office:value="-2.3907" calcext:value-type="float">
            <text:p>-2.3907</text:p>
          </table:table-cell>
          <table:table-cell office:value-type="float" office:value="3" calcext:value-type="float">
            <text:p>3</text:p>
          </table:table-cell>
          <table:table-cell office:value-type="float" office:value="342.0925" calcext:value-type="float">
            <text:p>342.0925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419 <text:s text:c="5"/>22 3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table:style-name="ce1" office:value-type="float" office:value="251.527311" calcext:value-type="float">
            <text:p>251.52731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-2.3887" calcext:value-type="float">
            <text:p>-2.38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6162" calcext:value-type="float">
            <text:p>24.616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-38508" calcext:value-type="float">
            <text:p>-38508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<text:s/>6 2 5 <text:s text:c="6"/>5 1 4</text:p>
          </table:table-cell>
          <table:table-cell table:style-name="ce1"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7.2838237" calcext:value-type="float">
            <text:p>487.2838237</text:p>
          </table:table-cell>
          <table:table-cell office:value-type="float" office:value="0.049" calcext:value-type="float">
            <text:p>0.049</text:p>
          </table:table-cell>
          <table:table-cell office:value-type="float" office:value="-2.3882" calcext:value-type="float">
            <text:p>-2.3882</text:p>
          </table:table-cell>
          <table:table-cell office:value-type="float" office:value="3" calcext:value-type="float">
            <text:p>3</text:p>
          </table:table-cell>
          <table:table-cell office:value-type="float" office:value="216.3874" calcext:value-type="float">
            <text:p>216.3874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314 <text:s text:c="5"/>17 2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70.5089296" calcext:value-type="float">
            <text:p>870.5089296</text:p>
          </table:table-cell>
          <table:table-cell office:value-type="float" office:value="0.0103" calcext:value-type="float">
            <text:p>0.0103</text:p>
          </table:table-cell>
          <table:table-cell office:value-type="float" office:value="-2.3877" calcext:value-type="float">
            <text:p>-2.3877</text:p>
          </table:table-cell>
          <table:table-cell office:value-type="float" office:value="3" calcext:value-type="float">
            <text:p>3</text:p>
          </table:table-cell>
          <table:table-cell office:value-type="float" office:value="138.535" calcext:value-type="float">
            <text:p>138.535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9 3 <text:s text:c="5"/>11 8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2336487" calcext:value-type="float">
            <text:p>452.2336487</text:p>
          </table:table-cell>
          <table:table-cell office:value-type="float" office:value="0.0393" calcext:value-type="float">
            <text:p>0.0393</text:p>
          </table:table-cell>
          <table:table-cell office:value-type="float" office:value="-2.3855" calcext:value-type="float">
            <text:p>-2.3855</text:p>
          </table:table-cell>
          <table:table-cell office:value-type="float" office:value="3" calcext:value-type="float">
            <text:p>3</text:p>
          </table:table-cell>
          <table:table-cell office:value-type="float" office:value="315.4013" calcext:value-type="float">
            <text:p>315.4013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613 <text:s text:c="5"/>19 5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5529404" calcext:value-type="float">
            <text:p>620.5529404</text:p>
          </table:table-cell>
          <table:table-cell office:value-type="float" office:value="0.2517" calcext:value-type="float">
            <text:p>0.2517</text:p>
          </table:table-cell>
          <table:table-cell office:value-type="float" office:value="-2.3841" calcext:value-type="float">
            <text:p>-2.3841</text:p>
          </table:table-cell>
          <table:table-cell office:value-type="float" office:value="3" calcext:value-type="float">
            <text:p>3</text:p>
          </table:table-cell>
          <table:table-cell office:value-type="float" office:value="415.3903" calcext:value-type="float">
            <text:p>415.3903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518 <text:s text:c="5"/>23 4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8513959" calcext:value-type="float">
            <text:p>519.8513959</text:p>
          </table:table-cell>
          <table:table-cell office:value-type="float" office:value="0.0056" calcext:value-type="float">
            <text:p>0.0056</text:p>
          </table:table-cell>
          <table:table-cell office:value-type="float" office:value="-2.384" calcext:value-type="float">
            <text:p>-2.384</text:p>
          </table:table-cell>
          <table:table-cell office:value-type="float" office:value="3" calcext:value-type="float">
            <text:p>3</text:p>
          </table:table-cell>
          <table:table-cell office:value-type="float" office:value="91.6725" calcext:value-type="float">
            <text:p>91.672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5 <text:s text:c="6"/>9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1674298" calcext:value-type="float">
            <text:p>419.1674298</text:p>
          </table:table-cell>
          <table:table-cell office:value-type="float" office:value="0.021" calcext:value-type="float">
            <text:p>0.021</text:p>
          </table:table-cell>
          <table:table-cell office:value-type="float" office:value="-2.384" calcext:value-type="float">
            <text:p>-2.384</text:p>
          </table:table-cell>
          <table:table-cell office:value-type="float" office:value="3" calcext:value-type="float">
            <text:p>3</text:p>
          </table:table-cell>
          <table:table-cell office:value-type="float" office:value="247.7603" calcext:value-type="float">
            <text:p>247.7603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512 <text:s text:c="5"/>17 4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3785941" calcext:value-type="float">
            <text:p>519.3785941</text:p>
          </table:table-cell>
          <table:table-cell office:value-type="float" office:value="0.0932" calcext:value-type="float">
            <text:p>0.0932</text:p>
          </table:table-cell>
          <table:table-cell office:value-type="float" office:value="-2.3827" calcext:value-type="float">
            <text:p>-2.3827</text:p>
          </table:table-cell>
          <table:table-cell office:value-type="float" office:value="3" calcext:value-type="float">
            <text:p>3</text:p>
          </table:table-cell>
          <table:table-cell office:value-type="float" office:value="373.5174" calcext:value-type="float">
            <text:p>373.5174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615 <text:s text:c="5"/>21 5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6493795" calcext:value-type="float">
            <text:p>654.6493795</text:p>
          </table:table-cell>
          <table:table-cell office:value-type="float" office:value="0.3276" calcext:value-type="float">
            <text:p>0.3276</text:p>
          </table:table-cell>
          <table:table-cell office:value-type="float" office:value="-2.3813" calcext:value-type="float">
            <text:p>-2.3813</text:p>
          </table:table-cell>
          <table:table-cell office:value-type="float" office:value="3" calcext:value-type="float">
            <text:p>3</text:p>
          </table:table-cell>
          <table:table-cell office:value-type="float" office:value="393.5535" calcext:value-type="float">
            <text:p>393.5535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419 <text:s text:c="5"/>23 3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8170455" calcext:value-type="float">
            <text:p>485.8170455</text:p>
          </table:table-cell>
          <table:table-cell office:value-type="float" office:value="0.0618" calcext:value-type="float">
            <text:p>0.0618</text:p>
          </table:table-cell>
          <table:table-cell office:value-type="float" office:value="-2.3807" calcext:value-type="float">
            <text:p>-2.3807</text:p>
          </table:table-cell>
          <table:table-cell office:value-type="float" office:value="3" calcext:value-type="float">
            <text:p>3</text:p>
          </table:table-cell>
          <table:table-cell office:value-type="float" office:value="343.9023" calcext:value-type="float">
            <text:p>343.9023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714 <text:s text:c="5"/>20 6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629419" calcext:value-type="float">
            <text:p>621.629419</text:p>
          </table:table-cell>
          <table:table-cell office:value-type="float" office:value="0.2308" calcext:value-type="float">
            <text:p>0.2308</text:p>
          </table:table-cell>
          <table:table-cell office:value-type="float" office:value="-2.3795" calcext:value-type="float">
            <text:p>-2.3795</text:p>
          </table:table-cell>
          <table:table-cell office:value-type="float" office:value="3" calcext:value-type="float">
            <text:p>3</text:p>
          </table:table-cell>
          <table:table-cell office:value-type="float" office:value="314.7207" calcext:value-type="float">
            <text:p>314.7207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318 <text:s text:c="5"/>21 2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3.3082999" calcext:value-type="float">
            <text:p>853.3082999</text:p>
          </table:table-cell>
          <table:table-cell office:value-type="float" office:value="0.007" calcext:value-type="float">
            <text:p>0.007</text:p>
          </table:table-cell>
          <table:table-cell office:value-type="float" office:value="-2.3792" calcext:value-type="float">
            <text:p>-2.3792</text:p>
          </table:table-cell>
          <table:table-cell office:value-type="float" office:value="3" calcext:value-type="float">
            <text:p>3</text:p>
          </table:table-cell>
          <table:table-cell office:value-type="float" office:value="80.5604" calcext:value-type="float">
            <text:p>80.5604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5 <text:s text:c="6"/>9 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883995" calcext:value-type="float">
            <text:p>520.883995</text:p>
          </table:table-cell>
          <table:table-cell office:value-type="float" office:value="0.0762" calcext:value-type="float">
            <text:p>0.0762</text:p>
          </table:table-cell>
          <table:table-cell office:value-type="float" office:value="-2.3773" calcext:value-type="float">
            <text:p>-2.3773</text:p>
          </table:table-cell>
          <table:table-cell office:value-type="float" office:value="3" calcext:value-type="float">
            <text:p>3</text:p>
          </table:table-cell>
          <table:table-cell office:value-type="float" office:value="239.2973" calcext:value-type="float">
            <text:p>239.2973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415 <text:s text:c="5"/>18 3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8.0567429" calcext:value-type="float">
            <text:p>588.0567429</text:p>
          </table:table-cell>
          <table:table-cell office:value-type="float" office:value="0.1645" calcext:value-type="float">
            <text:p>0.1645</text:p>
          </table:table-cell>
          <table:table-cell office:value-type="float" office:value="-2.3733" calcext:value-type="float">
            <text:p>-2.3733</text:p>
          </table:table-cell>
          <table:table-cell office:value-type="float" office:value="3" calcext:value-type="float">
            <text:p>3</text:p>
          </table:table-cell>
          <table:table-cell office:value-type="float" office:value="288.4642" calcext:value-type="float">
            <text:p>288.4642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417 <text:s text:c="5"/>20 3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4749399" calcext:value-type="float">
            <text:p>554.4749399</text:p>
          </table:table-cell>
          <table:table-cell office:value-type="float" office:value="0.1139" calcext:value-type="float">
            <text:p>0.1139</text:p>
          </table:table-cell>
          <table:table-cell office:value-type="float" office:value="-2.3725" calcext:value-type="float">
            <text:p>-2.3725</text:p>
          </table:table-cell>
          <table:table-cell office:value-type="float" office:value="3" calcext:value-type="float">
            <text:p>3</text:p>
          </table:table-cell>
          <table:table-cell office:value-type="float" office:value="263.323" calcext:value-type="float">
            <text:p>263.323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316 <text:s text:c="5"/>19 2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3.2517726" calcext:value-type="float">
            <text:p>453.2517726</text:p>
          </table:table-cell>
          <table:table-cell office:value-type="float" office:value="0.0322" calcext:value-type="float">
            <text:p>0.0322</text:p>
          </table:table-cell>
          <table:table-cell office:value-type="float" office:value="-2.3708" calcext:value-type="float">
            <text:p>-2.3708</text:p>
          </table:table-cell>
          <table:table-cell office:value-type="float" office:value="3" calcext:value-type="float">
            <text:p>3</text:p>
          </table:table-cell>
          <table:table-cell office:value-type="float" office:value="232.6414" calcext:value-type="float">
            <text:p>232.6414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413 <text:s text:c="5"/>17 3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0270396" calcext:value-type="float">
            <text:p>587.0270396</text:p>
          </table:table-cell>
          <table:table-cell office:value-type="float" office:value="0.1813" calcext:value-type="float">
            <text:p>0.1813</text:p>
          </table:table-cell>
          <table:table-cell office:value-type="float" office:value="-2.3692" calcext:value-type="float">
            <text:p>-2.3692</text:p>
          </table:table-cell>
          <table:table-cell office:value-type="float" office:value="3" calcext:value-type="float">
            <text:p>3</text:p>
          </table:table-cell>
          <table:table-cell office:value-type="float" office:value="384.6655" calcext:value-type="float">
            <text:p>384.6655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617 <text:s text:c="5"/>22 5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7733666" calcext:value-type="float">
            <text:p>452.7733666</text:p>
          </table:table-cell>
          <table:table-cell office:value-type="float" office:value="0.0352" calcext:value-type="float">
            <text:p>0.0352</text:p>
          </table:table-cell>
          <table:table-cell office:value-type="float" office:value="-2.3674" calcext:value-type="float">
            <text:p>-2.3674</text:p>
          </table:table-cell>
          <table:table-cell office:value-type="float" office:value="3" calcext:value-type="float">
            <text:p>3</text:p>
          </table:table-cell>
          <table:table-cell office:value-type="float" office:value="272.9117" calcext:value-type="float">
            <text:p>272.9117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613 <text:s text:c="5"/>18 5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1123642" calcext:value-type="float">
            <text:p>621.1123642</text:p>
          </table:table-cell>
          <table:table-cell office:value-type="float" office:value="0.2402" calcext:value-type="float">
            <text:p>0.2402</text:p>
          </table:table-cell>
          <table:table-cell office:value-type="float" office:value="-2.3658" calcext:value-type="float">
            <text:p>-2.3658</text:p>
          </table:table-cell>
          <table:table-cell office:value-type="float" office:value="3" calcext:value-type="float">
            <text:p>3</text:p>
          </table:table-cell>
          <table:table-cell office:value-type="float" office:value="363.9474" calcext:value-type="float">
            <text:p>363.9474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518 <text:s text:c="5"/>22 4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6.0582482" calcext:value-type="float">
            <text:p>706.0582482</text:p>
          </table:table-cell>
          <table:table-cell office:value-type="float" office:value="0.0057" calcext:value-type="float">
            <text:p>0.0057</text:p>
          </table:table-cell>
          <table:table-cell office:value-type="float" office:value="-2.3642" calcext:value-type="float">
            <text:p>-2.3642</text:p>
          </table:table-cell>
          <table:table-cell office:value-type="float" office:value="3" calcext:value-type="float">
            <text:p>3</text:p>
          </table:table-cell>
          <table:table-cell office:value-type="float" office:value="95.6739" calcext:value-type="float">
            <text:p>95.6739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8 2 <text:s text:c="6"/>9 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9617501" calcext:value-type="float">
            <text:p>554.9617501</text:p>
          </table:table-cell>
          <table:table-cell office:value-type="float" office:value="0.0042" calcext:value-type="float">
            <text:p>0.0042</text:p>
          </table:table-cell>
          <table:table-cell office:value-type="float" office:value="-2.3632" calcext:value-type="float">
            <text:p>-2.3632</text:p>
          </table:table-cell>
          <table:table-cell office:value-type="float" office:value="3" calcext:value-type="float">
            <text:p>3</text:p>
          </table:table-cell>
          <table:table-cell office:value-type="float" office:value="60.7785" calcext:value-type="float">
            <text:p>60.7785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7 1 <text:s text:c="6"/>7 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486787" calcext:value-type="float">
            <text:p>553.486787</text:p>
          </table:table-cell>
          <table:table-cell office:value-type="float" office:value="0.1271" calcext:value-type="float">
            <text:p>0.1271</text:p>
          </table:table-cell>
          <table:table-cell office:value-type="float" office:value="-2.3596" calcext:value-type="float">
            <text:p>-2.3596</text:p>
          </table:table-cell>
          <table:table-cell office:value-type="float" office:value="3" calcext:value-type="float">
            <text:p>3</text:p>
          </table:table-cell>
          <table:table-cell office:value-type="float" office:value="355.0551" calcext:value-type="float">
            <text:p>355.0551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516 <text:s text:c="5"/>21 4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3608936" calcext:value-type="float">
            <text:p>486.3608936</text:p>
          </table:table-cell>
          <table:table-cell office:value-type="float" office:value="0.0564" calcext:value-type="float">
            <text:p>0.0564</text:p>
          </table:table-cell>
          <table:table-cell office:value-type="float" office:value="-2.3582" calcext:value-type="float">
            <text:p>-2.3582</text:p>
          </table:table-cell>
          <table:table-cell office:value-type="float" office:value="3" calcext:value-type="float">
            <text:p>3</text:p>
          </table:table-cell>
          <table:table-cell office:value-type="float" office:value="299.178" calcext:value-type="float">
            <text:p>299.178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514 <text:s text:c="5"/>19 4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8483187" calcext:value-type="float">
            <text:p>486.8483187</text:p>
          </table:table-cell>
          <table:table-cell office:value-type="float" office:value="0.0521" calcext:value-type="float">
            <text:p>0.0521</text:p>
          </table:table-cell>
          <table:table-cell office:value-type="float" office:value="-2.3573" calcext:value-type="float">
            <text:p>-2.3573</text:p>
          </table:table-cell>
          <table:table-cell office:value-type="float" office:value="3" calcext:value-type="float">
            <text:p>3</text:p>
          </table:table-cell>
          <table:table-cell office:value-type="float" office:value="256.6721" calcext:value-type="float">
            <text:p>256.6721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514 <text:s text:c="5"/>18 4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9316603" calcext:value-type="float">
            <text:p>519.9316603</text:p>
          </table:table-cell>
          <table:table-cell office:value-type="float" office:value="0.0862" calcext:value-type="float">
            <text:p>0.0862</text:p>
          </table:table-cell>
          <table:table-cell office:value-type="float" office:value="-2.3558" calcext:value-type="float">
            <text:p>-2.3558</text:p>
          </table:table-cell>
          <table:table-cell office:value-type="float" office:value="3" calcext:value-type="float">
            <text:p>3</text:p>
          </table:table-cell>
          <table:table-cell office:value-type="float" office:value="326.5592" calcext:value-type="float">
            <text:p>326.5592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615 <text:s text:c="5"/>20 5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5639233" calcext:value-type="float">
            <text:p>587.5639233</text:p>
          </table:table-cell>
          <table:table-cell office:value-type="float" office:value="0.172" calcext:value-type="float">
            <text:p>0.172</text:p>
          </table:table-cell>
          <table:table-cell office:value-type="float" office:value="-2.3553" calcext:value-type="float">
            <text:p>-2.3553</text:p>
          </table:table-cell>
          <table:table-cell office:value-type="float" office:value="3" calcext:value-type="float">
            <text:p>3</text:p>
          </table:table-cell>
          <table:table-cell office:value-type="float" office:value="335.4561" calcext:value-type="float">
            <text:p>335.4561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417 <text:s text:c="5"/>21 3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432188" calcext:value-type="float">
            <text:p>520.432188</text:p>
          </table:table-cell>
          <table:table-cell office:value-type="float" office:value="0.0805" calcext:value-type="float">
            <text:p>0.0805</text:p>
          </table:table-cell>
          <table:table-cell office:value-type="float" office:value="-2.3506" calcext:value-type="float">
            <text:p>-2.3506</text:p>
          </table:table-cell>
          <table:table-cell office:value-type="float" office:value="3" calcext:value-type="float">
            <text:p>3</text:p>
          </table:table-cell>
          <table:table-cell office:value-type="float" office:value="281.8183" calcext:value-type="float">
            <text:p>281.8183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415 <text:s text:c="5"/>19 3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0039373" calcext:value-type="float">
            <text:p>554.0039373</text:p>
          </table:table-cell>
          <table:table-cell office:value-type="float" office:value="0.1197" calcext:value-type="float">
            <text:p>0.1197</text:p>
          </table:table-cell>
          <table:table-cell office:value-type="float" office:value="-2.3501" calcext:value-type="float">
            <text:p>-2.3501</text:p>
          </table:table-cell>
          <table:table-cell office:value-type="float" office:value="3" calcext:value-type="float">
            <text:p>3</text:p>
          </table:table-cell>
          <table:table-cell office:value-type="float" office:value="308.0796" calcext:value-type="float">
            <text:p>308.0796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516 <text:s text:c="5"/>20 4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44.770373" calcext:value-type="float">
            <text:p>644.770373</text:p>
          </table:table-cell>
          <table:table-cell office:value-type="float" office:value="0.0083" calcext:value-type="float">
            <text:p>0.0083</text:p>
          </table:table-cell>
          <table:table-cell office:value-type="float" office:value="-2.344" calcext:value-type="float">
            <text:p>-2.344</text:p>
          </table:table-cell>
          <table:table-cell office:value-type="float" office:value="3" calcext:value-type="float">
            <text:p>3</text:p>
          </table:table-cell>
          <table:table-cell office:value-type="float" office:value="117.0278" calcext:value-type="float">
            <text:p>117.0278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4 <text:s text:c="5"/>10 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6482367" calcext:value-type="float">
            <text:p>486.6482367</text:p>
          </table:table-cell>
          <table:table-cell office:value-type="float" office:value="0.0051" calcext:value-type="float">
            <text:p>0.0051</text:p>
          </table:table-cell>
          <table:table-cell office:value-type="float" office:value="-2.3397" calcext:value-type="float">
            <text:p>-2.3397</text:p>
          </table:table-cell>
          <table:table-cell office:value-type="float" office:value="3" calcext:value-type="float">
            <text:p>3</text:p>
          </table:table-cell>
          <table:table-cell office:value-type="float" office:value="86.6884" calcext:value-type="float">
            <text:p>86.6884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4 6 <text:s text:c="6"/>9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76.1366647" calcext:value-type="float">
            <text:p>776.1366647</text:p>
          </table:table-cell>
          <table:table-cell office:value-type="float" office:value="0.0312" calcext:value-type="float">
            <text:p>0.0312</text:p>
          </table:table-cell>
          <table:table-cell office:value-type="float" office:value="-2.3372" calcext:value-type="float">
            <text:p>-2.3372</text:p>
          </table:table-cell>
          <table:table-cell office:value-type="float" office:value="3" calcext:value-type="float">
            <text:p>3</text:p>
          </table:table-cell>
          <table:table-cell office:value-type="float" office:value="194.3224" calcext:value-type="float">
            <text:p>194.3224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9 5 <text:s text:c="5"/>1310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91.9758669" calcext:value-type="float">
            <text:p>591.9758669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3197" calcext:value-type="float">
            <text:p>-2.3197</text:p>
          </table:table-cell>
          <table:table-cell office:value-type="float" office:value="3" calcext:value-type="float">
            <text:p>3</text:p>
          </table:table-cell>
          <table:table-cell office:value-type="float" office:value="113.8264" calcext:value-type="float">
            <text:p>113.8264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5 <text:s text:c="5"/>10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8372632" calcext:value-type="float">
            <text:p>452.83726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-2.3173" calcext:value-type="float">
            <text:p>-2.3173</text:p>
          </table:table-cell>
          <table:table-cell office:value-type="float" office:value="3" calcext:value-type="float">
            <text:p>3</text:p>
          </table:table-cell>
          <table:table-cell office:value-type="float" office:value="80.5605" calcext:value-type="float">
            <text:p>80.560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3 7 <text:s text:c="6"/>9 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781578" calcext:value-type="float">
            <text:p>351.781578</text:p>
          </table:table-cell>
          <table:table-cell office:value-type="float" office:value="0.005" calcext:value-type="float">
            <text:p>0.005</text:p>
          </table:table-cell>
          <table:table-cell office:value-type="float" office:value="-2.3126" calcext:value-type="float">
            <text:p>-2.3126</text:p>
          </table:table-cell>
          <table:table-cell office:value-type="float" office:value="3" calcext:value-type="float">
            <text:p>3</text:p>
          </table:table-cell>
          <table:table-cell office:value-type="float" office:value="55.3339" calcext:value-type="float">
            <text:p>55.3339</text:p>
          </table:table-cell>
          <table:table-cell office:value-type="float" office:value="21" calcext:value-type="float">
            <text:p>2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010 <text:s text:c="6"/>9 1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1.5148867" calcext:value-type="float">
            <text:p>651.5148867</text:p>
          </table:table-cell>
          <table:table-cell office:value-type="float" office:value="0.0097" calcext:value-type="float">
            <text:p>0.0097</text:p>
          </table:table-cell>
          <table:table-cell office:value-type="float" office:value="-2.3093" calcext:value-type="float">
            <text:p>-2.3093</text:p>
          </table:table-cell>
          <table:table-cell office:value-type="float" office:value="3" calcext:value-type="float">
            <text:p>3</text:p>
          </table:table-cell>
          <table:table-cell office:value-type="float" office:value="138.535" calcext:value-type="float">
            <text:p>138.535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7 5 <text:s text:c="5"/>11 8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1216629" calcext:value-type="float">
            <text:p>419.1216629</text:p>
          </table:table-cell>
          <table:table-cell office:value-type="float" office:value="0.0031" calcext:value-type="float">
            <text:p>0.0031</text:p>
          </table:table-cell>
          <table:table-cell office:value-type="float" office:value="-2.3066" calcext:value-type="float">
            <text:p>-2.3066</text:p>
          </table:table-cell>
          <table:table-cell office:value-type="float" office:value="3" calcext:value-type="float">
            <text:p>3</text:p>
          </table:table-cell>
          <table:table-cell office:value-type="float" office:value="73.2869" calcext:value-type="float">
            <text:p>73.2869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2 8 <text:s text:c="6"/>9 3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4483669" calcext:value-type="float">
            <text:p>385.4483669</text:p>
          </table:table-cell>
          <table:table-cell office:value-type="float" office:value="0.0025" calcext:value-type="float">
            <text:p>0.0025</text:p>
          </table:table-cell>
          <table:table-cell office:value-type="float" office:value="-2.3052" calcext:value-type="float">
            <text:p>-2.3052</text:p>
          </table:table-cell>
          <table:table-cell office:value-type="float" office:value="3" calcext:value-type="float">
            <text:p>3</text:p>
          </table:table-cell>
          <table:table-cell office:value-type="float" office:value="64.8765" calcext:value-type="float">
            <text:p>64.876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1 9 <text:s text:c="6"/>9 2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2.7691949" calcext:value-type="float">
            <text:p>702.7691949</text:p>
          </table:table-cell>
          <table:table-cell office:value-type="float" office:value="0.0064" calcext:value-type="float">
            <text:p>0.0064</text:p>
          </table:table-cell>
          <table:table-cell office:value-type="float" office:value="-2.2957" calcext:value-type="float">
            <text:p>-2.2957</text:p>
          </table:table-cell>
          <table:table-cell office:value-type="float" office:value="3" calcext:value-type="float">
            <text:p>3</text:p>
          </table:table-cell>
          <table:table-cell office:value-type="float" office:value="71.5749" calcext:value-type="float">
            <text:p>71.574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6 3 <text:s text:c="6"/>8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74.3577138" calcext:value-type="float">
            <text:p>374.3577138</text:p>
          </table:table-cell>
          <table:table-cell office:value-type="float" office:value="0.0027" calcext:value-type="float">
            <text:p>0.0027</text:p>
          </table:table-cell>
          <table:table-cell office:value-type="float" office:value="-2.278" calcext:value-type="float">
            <text:p>-2.278</text:p>
          </table:table-cell>
          <table:table-cell office:value-type="float" office:value="3" calcext:value-type="float">
            <text:p>3</text:p>
          </table:table-cell>
          <table:table-cell office:value-type="float" office:value="32.4887" calcext:value-type="float">
            <text:p>32.4887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5 2 <text:s text:c="6"/>5 4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2860545" calcext:value-type="float">
            <text:p>554.286054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2.2747" calcext:value-type="float">
            <text:p>-2.2747</text:p>
          </table:table-cell>
          <table:table-cell office:value-type="float" office:value="3" calcext:value-type="float">
            <text:p>3</text:p>
          </table:table-cell>
          <table:table-cell office:value-type="float" office:value="109.0129" calcext:value-type="float">
            <text:p>109.0129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6 6 <text:s text:c="5"/>10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18.6375947" calcext:value-type="float">
            <text:p>818.6375947</text:p>
          </table:table-cell>
          <table:table-cell office:value-type="float" office:value="0.0061" calcext:value-type="float">
            <text:p>0.0061</text:p>
          </table:table-cell>
          <table:table-cell office:value-type="float" office:value="-2.2631" calcext:value-type="float">
            <text:p>-2.2631</text:p>
          </table:table-cell>
          <table:table-cell office:value-type="float" office:value="3" calcext:value-type="float">
            <text:p>3</text:p>
          </table:table-cell>
          <table:table-cell office:value-type="float" office:value="86.6847" calcext:value-type="float">
            <text:p>86.684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7 4 <text:s text:c="6"/>9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1.8115896" calcext:value-type="float">
            <text:p>481.81158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-2.2553" calcext:value-type="float">
            <text:p>-2.2553</text:p>
          </table:table-cell>
          <table:table-cell office:value-type="float" office:value="3" calcext:value-type="float">
            <text:p>3</text:p>
          </table:table-cell>
          <table:table-cell office:value-type="float" office:value="47.8145" calcext:value-type="float">
            <text:p>47.8145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7 1 <text:s text:c="6"/>6 6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36.727847" calcext:value-type="float">
            <text:p>736.727847</text:p>
          </table:table-cell>
          <table:table-cell office:value-type="float" office:value="0.0175" calcext:value-type="float">
            <text:p>0.0175</text:p>
          </table:table-cell>
          <table:table-cell office:value-type="float" office:value="-2.2488" calcext:value-type="float">
            <text:p>-2.2488</text:p>
          </table:table-cell>
          <table:table-cell office:value-type="float" office:value="3" calcext:value-type="float">
            <text:p>3</text:p>
          </table:table-cell>
          <table:table-cell office:value-type="float" office:value="164.7261" calcext:value-type="float">
            <text:p>164.7261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9 5 <text:s text:c="5"/>12 8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523317" calcext:value-type="float">
            <text:p>351.523317</text:p>
          </table:table-cell>
          <table:table-cell office:value-type="float" office:value="0.02" calcext:value-type="float">
            <text:p>0.02</text:p>
          </table:table-cell>
          <table:table-cell office:value-type="float" office:value="-2.2482" calcext:value-type="float">
            <text:p>-2.2482</text:p>
          </table:table-cell>
          <table:table-cell office:value-type="float" office:value="3" calcext:value-type="float">
            <text:p>3</text:p>
          </table:table-cell>
          <table:table-cell office:value-type="float" office:value="41.9623" calcext:value-type="float">
            <text:p>41.9623</text:p>
          </table:table-cell>
          <table:table-cell office:value-type="float" office:value="45" calcext:value-type="float">
            <text:p>4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3 4 <text:s text:c="6"/>6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0632456" calcext:value-type="float">
            <text:p>520.0632456</text:p>
          </table:table-cell>
          <table:table-cell office:value-type="float" office:value="0.0056" calcext:value-type="float">
            <text:p>0.0056</text:p>
          </table:table-cell>
          <table:table-cell office:value-type="float" office:value="-2.2448" calcext:value-type="float">
            <text:p>-2.2448</text:p>
          </table:table-cell>
          <table:table-cell office:value-type="float" office:value="3" calcext:value-type="float">
            <text:p>3</text:p>
          </table:table-cell>
          <table:table-cell office:value-type="float" office:value="102.9212" calcext:value-type="float">
            <text:p>102.9212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5 7 <text:s text:c="5"/>10 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4.024542" calcext:value-type="float">
            <text:p>794.0245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-2.2365" calcext:value-type="float">
            <text:p>-2.2365</text:p>
          </table:table-cell>
          <table:table-cell office:value-type="float" office:value="3" calcext:value-type="float">
            <text:p>3</text:p>
          </table:table-cell>
          <table:table-cell office:value-type="float" office:value="91.5975" calcext:value-type="float">
            <text:p>91.5975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8 3 <text:s text:c="6"/>9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18.0565858" calcext:value-type="float">
            <text:p>918.0565858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2324" calcext:value-type="float">
            <text:p>-2.2324</text:p>
          </table:table-cell>
          <table:table-cell office:value-type="float" office:value="3" calcext:value-type="float">
            <text:p>3</text:p>
          </table:table-cell>
          <table:table-cell office:value-type="float" office:value="102.9216" calcext:value-type="float">
            <text:p>102.9216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6 5 <text:s text:c="5"/>10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table:style-name="ce1" office:value-type="float" office:value="251.314367" calcext:value-type="float">
            <text:p>251.31436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-2.2306" calcext:value-type="float">
            <text:p>-2.23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8337" calcext:value-type="float">
            <text:p>26.833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38508" calcext:value-type="float">
            <text:p>-38508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<text:s/>7 0 7 <text:s text:c="6"/>6 1 6</text:p>
          </table:table-cell>
          <table:table-cell table:style-name="ce1"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1787656" calcext:value-type="float">
            <text:p>621.1787656</text:p>
          </table:table-cell>
          <table:table-cell office:value-type="float" office:value="0.0095" calcext:value-type="float">
            <text:p>0.0095</text:p>
          </table:table-cell>
          <table:table-cell office:value-type="float" office:value="-2.2301" calcext:value-type="float">
            <text:p>-2.2301</text:p>
          </table:table-cell>
          <table:table-cell office:value-type="float" office:value="3" calcext:value-type="float">
            <text:p>3</text:p>
          </table:table-cell>
          <table:table-cell office:value-type="float" office:value="133.5726" calcext:value-type="float">
            <text:p>133.5726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6 6 <text:s text:c="5"/>11 7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2807305" calcext:value-type="float">
            <text:p>486.2807305</text:p>
          </table:table-cell>
          <table:table-cell office:value-type="float" office:value="0.0047" calcext:value-type="float">
            <text:p>0.0047</text:p>
          </table:table-cell>
          <table:table-cell office:value-type="float" office:value="-2.2261" calcext:value-type="float">
            <text:p>-2.2261</text:p>
          </table:table-cell>
          <table:table-cell office:value-type="float" office:value="3" calcext:value-type="float">
            <text:p>3</text:p>
          </table:table-cell>
          <table:table-cell office:value-type="float" office:value="95.6655" calcext:value-type="float">
            <text:p>95.6655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4 8 <text:s text:c="5"/>10 3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5.8632844" calcext:value-type="float">
            <text:p>885.8632844</text:p>
          </table:table-cell>
          <table:table-cell office:value-type="float" office:value="0.0829" calcext:value-type="float">
            <text:p>0.0829</text:p>
          </table:table-cell>
          <table:table-cell office:value-type="float" office:value="-2.2172" calcext:value-type="float">
            <text:p>-2.2172</text:p>
          </table:table-cell>
          <table:table-cell office:value-type="float" office:value="3" calcext:value-type="float">
            <text:p>3</text:p>
          </table:table-cell>
          <table:table-cell office:value-type="float" office:value="253.8729" calcext:value-type="float">
            <text:p>253.8729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0 6 <text:s text:c="5"/>151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9.2639987" calcext:value-type="float">
            <text:p>349.2639987</text:p>
          </table:table-cell>
          <table:table-cell office:value-type="float" office:value="0.0032" calcext:value-type="float">
            <text:p>0.0032</text:p>
          </table:table-cell>
          <table:table-cell office:value-type="float" office:value="-2.2155" calcext:value-type="float">
            <text:p>-2.2155</text:p>
          </table:table-cell>
          <table:table-cell office:value-type="float" office:value="3" calcext:value-type="float">
            <text:p>3</text:p>
          </table:table-cell>
          <table:table-cell office:value-type="float" office:value="22.3944" calcext:value-type="float">
            <text:p>22.3944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5 0 <text:s text:c="6"/>4 4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2665549" calcext:value-type="float">
            <text:p>385.2665549</text:p>
          </table:table-cell>
          <table:table-cell office:value-type="float" office:value="0.0038" calcext:value-type="float">
            <text:p>0.0038</text:p>
          </table:table-cell>
          <table:table-cell office:value-type="float" office:value="-2.2155" calcext:value-type="float">
            <text:p>-2.2155</text:p>
          </table:table-cell>
          <table:table-cell office:value-type="float" office:value="3" calcext:value-type="float">
            <text:p>3</text:p>
          </table:table-cell>
          <table:table-cell office:value-type="float" office:value="67.068" calcext:value-type="float">
            <text:p>67.068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111 <text:s text:c="5"/>10 0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591933" calcext:value-type="float">
            <text:p>452.591933</text:p>
          </table:table-cell>
          <table:table-cell office:value-type="float" office:value="0.005" calcext:value-type="float">
            <text:p>0.005</text:p>
          </table:table-cell>
          <table:table-cell office:value-type="float" office:value="-2.2155" calcext:value-type="float">
            <text:p>-2.2155</text:p>
          </table:table-cell>
          <table:table-cell office:value-type="float" office:value="3" calcext:value-type="float">
            <text:p>3</text:p>
          </table:table-cell>
          <table:table-cell office:value-type="float" office:value="87.2673" calcext:value-type="float">
            <text:p>87.2673</text:p>
          </table:table-cell>
          <table:table-cell office:value-type="float" office:value="23" calcext:value-type="float">
            <text:p>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3 9 <text:s text:c="5"/>10 2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6969914" calcext:value-type="float">
            <text:p>318.6969914</text:p>
          </table:table-cell>
          <table:table-cell office:value-type="float" office:value="0.0024" calcext:value-type="float">
            <text:p>0.0024</text:p>
          </table:table-cell>
          <table:table-cell office:value-type="float" office:value="-2.2127" calcext:value-type="float">
            <text:p>-2.2127</text:p>
          </table:table-cell>
          <table:table-cell office:value-type="float" office:value="3" calcext:value-type="float">
            <text:p>3</text:p>
          </table:table-cell>
          <table:table-cell office:value-type="float" office:value="38.0444" calcext:value-type="float">
            <text:p>38.0444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2 5 <text:s text:c="6"/>6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9288771" calcext:value-type="float">
            <text:p>418.928877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2.2121" calcext:value-type="float">
            <text:p>-2.2121</text:p>
          </table:table-cell>
          <table:table-cell office:value-type="float" office:value="3" calcext:value-type="float">
            <text:p>3</text:p>
          </table:table-cell>
          <table:table-cell office:value-type="float" office:value="77.7337" calcext:value-type="float">
            <text:p>77.7337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210 <text:s text:c="5"/>10 1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998009" calcext:value-type="float">
            <text:p>284.998009</text:p>
          </table:table-cell>
          <table:table-cell office:value-type="float" office:value="0.005" calcext:value-type="float">
            <text:p>0.005</text:p>
          </table:table-cell>
          <table:table-cell office:value-type="float" office:value="-2.211" calcext:value-type="float">
            <text:p>-2.211</text:p>
          </table:table-cell>
          <table:table-cell office:value-type="float" office:value="3" calcext:value-type="float">
            <text:p>3</text:p>
          </table:table-cell>
          <table:table-cell office:value-type="float" office:value="33.0063" calcext:value-type="float">
            <text:p>33.0063</text:p>
          </table:table-cell>
          <table:table-cell office:value-type="float" office:value="45" calcext:value-type="float">
            <text:p>4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1 6 <text:s text:c="6"/>6 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01.955299" calcext:value-type="float">
            <text:p>801.955299</text:p>
          </table:table-cell>
          <table:table-cell office:value-type="float" office:value="0.0176" calcext:value-type="float">
            <text:p>0.0176</text:p>
          </table:table-cell>
          <table:table-cell office:value-type="float" office:value="-2.2067" calcext:value-type="float">
            <text:p>-2.2067</text:p>
          </table:table-cell>
          <table:table-cell office:value-type="float" office:value="3" calcext:value-type="float">
            <text:p>3</text:p>
          </table:table-cell>
          <table:table-cell office:value-type="float" office:value="167.5721" calcext:value-type="float">
            <text:p>167.5721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0 4 <text:s text:c="5"/>12 9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1.3021311" calcext:value-type="float">
            <text:p>891.3021311</text:p>
          </table:table-cell>
          <table:table-cell office:value-type="float" office:value="0.0519" calcext:value-type="float">
            <text:p>0.0519</text:p>
          </table:table-cell>
          <table:table-cell office:value-type="float" office:value="-2.2063" calcext:value-type="float">
            <text:p>-2.2063</text:p>
          </table:table-cell>
          <table:table-cell office:value-type="float" office:value="3" calcext:value-type="float">
            <text:p>3</text:p>
          </table:table-cell>
          <table:table-cell office:value-type="float" office:value="224.1423" calcext:value-type="float">
            <text:p>224.1423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1 5 <text:s text:c="5"/>1410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90.5359193" calcext:value-type="float">
            <text:p>690.5359193</text:p>
          </table:table-cell>
          <table:table-cell office:value-type="float" office:value="0.0172" calcext:value-type="float">
            <text:p>0.0172</text:p>
          </table:table-cell>
          <table:table-cell office:value-type="float" office:value="-2.1974" calcext:value-type="float">
            <text:p>-2.1974</text:p>
          </table:table-cell>
          <table:table-cell office:value-type="float" office:value="3" calcext:value-type="float">
            <text:p>3</text:p>
          </table:table-cell>
          <table:table-cell office:value-type="float" office:value="160.2672" calcext:value-type="float">
            <text:p>160.2672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8 6 <text:s text:c="5"/>12 7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98.9452291" calcext:value-type="float">
            <text:p>598.9452291</text:p>
          </table:table-cell>
          <table:table-cell office:value-type="float" office:value="0.0054" calcext:value-type="float">
            <text:p>0.0054</text:p>
          </table:table-cell>
          <table:table-cell office:value-type="float" office:value="-2.1936" calcext:value-type="float">
            <text:p>-2.1936</text:p>
          </table:table-cell>
          <table:table-cell office:value-type="float" office:value="3" calcext:value-type="float">
            <text:p>3</text:p>
          </table:table-cell>
          <table:table-cell office:value-type="float" office:value="79.29" calcext:value-type="float">
            <text:p>79.2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8 2 <text:s text:c="6"/>8 7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5.6394994" calcext:value-type="float">
            <text:p>705.6394994</text:p>
          </table:table-cell>
          <table:table-cell office:value-type="float" office:value="0.0078" calcext:value-type="float">
            <text:p>0.0078</text:p>
          </table:table-cell>
          <table:table-cell office:value-type="float" office:value="-2.1935" calcext:value-type="float">
            <text:p>-2.1935</text:p>
          </table:table-cell>
          <table:table-cell office:value-type="float" office:value="3" calcext:value-type="float">
            <text:p>3</text:p>
          </table:table-cell>
          <table:table-cell office:value-type="float" office:value="119.2255" calcext:value-type="float">
            <text:p>119.2255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9 3 <text:s text:c="5"/>10 8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3074761" calcext:value-type="float">
            <text:p>587.3074761</text:p>
          </table:table-cell>
          <table:table-cell office:value-type="float" office:value="0.0092" calcext:value-type="float">
            <text:p>0.0092</text:p>
          </table:table-cell>
          <table:table-cell office:value-type="float" office:value="-2.1917" calcext:value-type="float">
            <text:p>-2.1917</text:p>
          </table:table-cell>
          <table:table-cell office:value-type="float" office:value="3" calcext:value-type="float">
            <text:p>3</text:p>
          </table:table-cell>
          <table:table-cell office:value-type="float" office:value="127.5019" calcext:value-type="float">
            <text:p>127.5019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5 7 <text:s text:c="5"/>11 6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8.8118334" calcext:value-type="float">
            <text:p>708.8118334</text:p>
          </table:table-cell>
          <table:table-cell office:value-type="float" office:value="0.0181" calcext:value-type="float">
            <text:p>0.0181</text:p>
          </table:table-cell>
          <table:table-cell office:value-type="float" office:value="-2.1913" calcext:value-type="float">
            <text:p>-2.1913</text:p>
          </table:table-cell>
          <table:table-cell office:value-type="float" office:value="3" calcext:value-type="float">
            <text:p>3</text:p>
          </table:table-cell>
          <table:table-cell office:value-type="float" office:value="169.7249" calcext:value-type="float">
            <text:p>169.724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9 4 <text:s text:c="5"/>121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44.8166141" calcext:value-type="float">
            <text:p>944.8166141</text:p>
          </table:table-cell>
          <table:table-cell office:value-type="float" office:value="0.01" calcext:value-type="float">
            <text:p>0.01</text:p>
          </table:table-cell>
          <table:table-cell office:value-type="float" office:value="-2.1908" calcext:value-type="float">
            <text:p>-2.1908</text:p>
          </table:table-cell>
          <table:table-cell office:value-type="float" office:value="3" calcext:value-type="float">
            <text:p>3</text:p>
          </table:table-cell>
          <table:table-cell office:value-type="float" office:value="138.2092" calcext:value-type="float">
            <text:p>138.209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3 <text:s text:c="5"/>11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0660096" calcext:value-type="float">
            <text:p>755.0660096</text:p>
          </table:table-cell>
          <table:table-cell office:value-type="float" office:value="0.031" calcext:value-type="float">
            <text:p>0.031</text:p>
          </table:table-cell>
          <table:table-cell office:value-type="float" office:value="-2.1898" calcext:value-type="float">
            <text:p>-2.1898</text:p>
          </table:table-cell>
          <table:table-cell office:value-type="float" office:value="3" calcext:value-type="float">
            <text:p>3</text:p>
          </table:table-cell>
          <table:table-cell office:value-type="float" office:value="189.3007" calcext:value-type="float">
            <text:p>189.3007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8 6 <text:s text:c="5"/>13 9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0.7159673" calcext:value-type="float">
            <text:p>830.7159673</text:p>
          </table:table-cell>
          <table:table-cell office:value-type="float" office:value="0.052" calcext:value-type="float">
            <text:p>0.052</text:p>
          </table:table-cell>
          <table:table-cell office:value-type="float" office:value="-2.176" calcext:value-type="float">
            <text:p>-2.176</text:p>
          </table:table-cell>
          <table:table-cell office:value-type="float" office:value="3" calcext:value-type="float">
            <text:p>3</text:p>
          </table:table-cell>
          <table:table-cell office:value-type="float" office:value="220.2116" calcext:value-type="float">
            <text:p>220.2116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0 6 <text:s text:c="5"/>14 9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4525685" calcext:value-type="float">
            <text:p>553.452568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2.1664" calcext:value-type="float">
            <text:p>-2.1664</text:p>
          </table:table-cell>
          <table:table-cell office:value-type="float" office:value="3" calcext:value-type="float">
            <text:p>3</text:p>
          </table:table-cell>
          <table:table-cell office:value-type="float" office:value="120.2687" calcext:value-type="float">
            <text:p>120.2687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4 8 <text:s text:c="5"/>11 5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7407642" calcext:value-type="float">
            <text:p>654.7407642</text:p>
          </table:table-cell>
          <table:table-cell office:value-type="float" office:value="0.0172" calcext:value-type="float">
            <text:p>0.0172</text:p>
          </table:table-cell>
          <table:table-cell office:value-type="float" office:value="-2.1547" calcext:value-type="float">
            <text:p>-2.1547</text:p>
          </table:table-cell>
          <table:table-cell office:value-type="float" office:value="3" calcext:value-type="float">
            <text:p>3</text:p>
          </table:table-cell>
          <table:table-cell office:value-type="float" office:value="154.2929" calcext:value-type="float">
            <text:p>154.2929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7 7 <text:s text:c="5"/>12 6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7303792" calcext:value-type="float">
            <text:p>519.7303792</text:p>
          </table:table-cell>
          <table:table-cell office:value-type="float" office:value="0.0078" calcext:value-type="float">
            <text:p>0.0078</text:p>
          </table:table-cell>
          <table:table-cell office:value-type="float" office:value="-2.1489" calcext:value-type="float">
            <text:p>-2.1489</text:p>
          </table:table-cell>
          <table:table-cell office:value-type="float" office:value="3" calcext:value-type="float">
            <text:p>3</text:p>
          </table:table-cell>
          <table:table-cell office:value-type="float" office:value="111.8861" calcext:value-type="float">
            <text:p>111.886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3 9 <text:s text:c="5"/>11 4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74.9586184" calcext:value-type="float">
            <text:p>874.9586184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1464" calcext:value-type="float">
            <text:p>-2.1464</text:p>
          </table:table-cell>
          <table:table-cell office:value-type="float" office:value="3" calcext:value-type="float">
            <text:p>3</text:p>
          </table:table-cell>
          <table:table-cell office:value-type="float" office:value="109.0237" calcext:value-type="float">
            <text:p>109.0237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4 <text:s text:c="5"/>10 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7.5947954" calcext:value-type="float">
            <text:p>927.5947954</text:p>
          </table:table-cell>
          <table:table-cell office:value-type="float" office:value="0.1251" calcext:value-type="float">
            <text:p>0.1251</text:p>
          </table:table-cell>
          <table:table-cell office:value-type="float" office:value="-2.1385" calcext:value-type="float">
            <text:p>-2.1385</text:p>
          </table:table-cell>
          <table:table-cell office:value-type="float" office:value="3" calcext:value-type="float">
            <text:p>3</text:p>
          </table:table-cell>
          <table:table-cell office:value-type="float" office:value="283.4221" calcext:value-type="float">
            <text:p>283.4221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1 7 <text:s text:c="5"/>1610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0615243" calcext:value-type="float">
            <text:p>486.0615243</text:p>
          </table:table-cell>
          <table:table-cell office:value-type="float" office:value="0.0063" calcext:value-type="float">
            <text:p>0.0063</text:p>
          </table:table-cell>
          <table:table-cell office:value-type="float" office:value="-2.1376" calcext:value-type="float">
            <text:p>-2.1376</text:p>
          </table:table-cell>
          <table:table-cell office:value-type="float" office:value="3" calcext:value-type="float">
            <text:p>3</text:p>
          </table:table-cell>
          <table:table-cell office:value-type="float" office:value="102.3641" calcext:value-type="float">
            <text:p>102.364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210 <text:s text:c="5"/>11 3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9767407" calcext:value-type="float">
            <text:p>721.9767407</text:p>
          </table:table-cell>
          <table:table-cell office:value-type="float" office:value="0.031" calcext:value-type="float">
            <text:p>0.031</text:p>
          </table:table-cell>
          <table:table-cell office:value-type="float" office:value="-2.1328" calcext:value-type="float">
            <text:p>-2.1328</text:p>
          </table:table-cell>
          <table:table-cell office:value-type="float" office:value="3" calcext:value-type="float">
            <text:p>3</text:p>
          </table:table-cell>
          <table:table-cell office:value-type="float" office:value="183.301" calcext:value-type="float">
            <text:p>183.301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7 7 <text:s text:c="5"/>13 8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407055" calcext:value-type="float">
            <text:p>452.407055</text:p>
          </table:table-cell>
          <table:table-cell office:value-type="float" office:value="0.005" calcext:value-type="float">
            <text:p>0.005</text:p>
          </table:table-cell>
          <table:table-cell office:value-type="float" office:value="-2.1318" calcext:value-type="float">
            <text:p>-2.1318</text:p>
          </table:table-cell>
          <table:table-cell office:value-type="float" office:value="3" calcext:value-type="float">
            <text:p>3</text:p>
          </table:table-cell>
          <table:table-cell office:value-type="float" office:value="91.7077" calcext:value-type="float">
            <text:p>91.7077</text:p>
          </table:table-cell>
          <table:table-cell office:value-type="float" office:value="25" calcext:value-type="float">
            <text:p>2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111 <text:s text:c="5"/>11 2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7491032" calcext:value-type="float">
            <text:p>418.7491032</text:p>
          </table:table-cell>
          <table:table-cell office:value-type="float" office:value="0.0037" calcext:value-type="float">
            <text:p>0.0037</text:p>
          </table:table-cell>
          <table:table-cell office:value-type="float" office:value="-2.1313" calcext:value-type="float">
            <text:p>-2.1313</text:p>
          </table:table-cell>
          <table:table-cell office:value-type="float" office:value="3" calcext:value-type="float">
            <text:p>3</text:p>
          </table:table-cell>
          <table:table-cell office:value-type="float" office:value="79.9192" calcext:value-type="float">
            <text:p>79.9192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012 <text:s text:c="5"/>11 1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6.67962" calcext:value-type="float">
            <text:p>856.67962</text:p>
          </table:table-cell>
          <table:table-cell office:value-type="float" office:value="0.0829" calcext:value-type="float">
            <text:p>0.0829</text:p>
          </table:table-cell>
          <table:table-cell office:value-type="float" office:value="-2.1279" calcext:value-type="float">
            <text:p>-2.1279</text:p>
          </table:table-cell>
          <table:table-cell office:value-type="float" office:value="3" calcext:value-type="float">
            <text:p>3</text:p>
          </table:table-cell>
          <table:table-cell office:value-type="float" office:value="247.9213" calcext:value-type="float">
            <text:p>247.9213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9 7 <text:s text:c="5"/>1510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34.2488876" calcext:value-type="float">
            <text:p>934.2488876</text:p>
          </table:table-cell>
          <table:table-cell office:value-type="float" office:value="0.1255" calcext:value-type="float">
            <text:p>0.1255</text:p>
          </table:table-cell>
          <table:table-cell office:value-type="float" office:value="-2.1278" calcext:value-type="float">
            <text:p>-2.1278</text:p>
          </table:table-cell>
          <table:table-cell office:value-type="float" office:value="3" calcext:value-type="float">
            <text:p>3</text:p>
          </table:table-cell>
          <table:table-cell office:value-type="float" office:value="294.9095" calcext:value-type="float">
            <text:p>294.9095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2 5 <text:s text:c="5"/>161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6541256" calcext:value-type="float">
            <text:p>620.6541256</text:p>
          </table:table-cell>
          <table:table-cell office:value-type="float" office:value="0.017" calcext:value-type="float">
            <text:p>0.017</text:p>
          </table:table-cell>
          <table:table-cell office:value-type="float" office:value="-2.124" calcext:value-type="float">
            <text:p>-2.124</text:p>
          </table:table-cell>
          <table:table-cell office:value-type="float" office:value="3" calcext:value-type="float">
            <text:p>3</text:p>
          </table:table-cell>
          <table:table-cell office:value-type="float" office:value="147.0923" calcext:value-type="float">
            <text:p>147.0923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6 8 <text:s text:c="5"/>12 5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0.1603382" calcext:value-type="float">
            <text:p>790.1603382</text:p>
          </table:table-cell>
          <table:table-cell office:value-type="float" office:value="0.0522" calcext:value-type="float">
            <text:p>0.0522</text:p>
          </table:table-cell>
          <table:table-cell office:value-type="float" office:value="-2.1228" calcext:value-type="float">
            <text:p>-2.1228</text:p>
          </table:table-cell>
          <table:table-cell office:value-type="float" office:value="3" calcext:value-type="float">
            <text:p>3</text:p>
          </table:table-cell>
          <table:table-cell office:value-type="float" office:value="214.487" calcext:value-type="float">
            <text:p>214.487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9 7 <text:s text:c="5"/>14 8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3.7467538" calcext:value-type="float">
            <text:p>423.7467538</text:p>
          </table:table-cell>
          <table:table-cell office:value-type="float" office:value="0.0043" calcext:value-type="float">
            <text:p>0.0043</text:p>
          </table:table-cell>
          <table:table-cell office:value-type="float" office:value="-2.1154" calcext:value-type="float">
            <text:p>-2.1154</text:p>
          </table:table-cell>
          <table:table-cell office:value-type="float" office:value="3" calcext:value-type="float">
            <text:p>3</text:p>
          </table:table-cell>
          <table:table-cell office:value-type="float" office:value="57.4402" calcext:value-type="float">
            <text:p>57.4402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5 4 <text:s text:c="6"/>7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8705237" calcext:value-type="float">
            <text:p>586.8705237</text:p>
          </table:table-cell>
          <table:table-cell office:value-type="float" office:value="0.0163" calcext:value-type="float">
            <text:p>0.0163</text:p>
          </table:table-cell>
          <table:table-cell office:value-type="float" office:value="-2.101" calcext:value-type="float">
            <text:p>-2.101</text:p>
          </table:table-cell>
          <table:table-cell office:value-type="float" office:value="3" calcext:value-type="float">
            <text:p>3</text:p>
          </table:table-cell>
          <table:table-cell office:value-type="float" office:value="138.7299" calcext:value-type="float">
            <text:p>138.7299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5 9 <text:s text:c="5"/>12 4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74.19638" calcext:value-type="float">
            <text:p>474.19638</text:p>
          </table:table-cell>
          <table:table-cell office:value-type="float" office:value="0.005" calcext:value-type="float">
            <text:p>0.005</text:p>
          </table:table-cell>
          <table:table-cell office:value-type="float" office:value="-2.0994" calcext:value-type="float">
            <text:p>-2.0994</text:p>
          </table:table-cell>
          <table:table-cell office:value-type="float" office:value="3" calcext:value-type="float">
            <text:p>3</text:p>
          </table:table-cell>
          <table:table-cell office:value-type="float" office:value="59.7062" calcext:value-type="float">
            <text:p>59.7062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6 3 <text:s text:c="6"/>7 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91.8652449" calcext:value-type="float">
            <text:p>491.865244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2.0987" calcext:value-type="float">
            <text:p>-2.0987</text:p>
          </table:table-cell>
          <table:table-cell office:value-type="float" office:value="3" calcext:value-type="float">
            <text:p>3</text:p>
          </table:table-cell>
          <table:table-cell office:value-type="float" office:value="44.9759" calcext:value-type="float">
            <text:p>44.9759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6 1 <text:s text:c="6"/>6 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947276" calcext:value-type="float">
            <text:p>554.947276</text:p>
          </table:table-cell>
          <table:table-cell office:value-type="float" office:value="0.004" calcext:value-type="float">
            <text:p>0.004</text:p>
          </table:table-cell>
          <table:table-cell office:value-type="float" office:value="-2.0979" calcext:value-type="float">
            <text:p>-2.0979</text:p>
          </table:table-cell>
          <table:table-cell office:value-type="float" office:value="3" calcext:value-type="float">
            <text:p>3</text:p>
          </table:table-cell>
          <table:table-cell office:value-type="float" office:value="63.886" calcext:value-type="float">
            <text:p>63.886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8 0 <text:s text:c="6"/>7 7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8860207" calcext:value-type="float">
            <text:p>687.8860207</text:p>
          </table:table-cell>
          <table:table-cell office:value-type="float" office:value="0.0309" calcext:value-type="float">
            <text:p>0.0309</text:p>
          </table:table-cell>
          <table:table-cell office:value-type="float" office:value="-2.0965" calcext:value-type="float">
            <text:p>-2.0965</text:p>
          </table:table-cell>
          <table:table-cell office:value-type="float" office:value="3" calcext:value-type="float">
            <text:p>3</text:p>
          </table:table-cell>
          <table:table-cell office:value-type="float" office:value="176.1327" calcext:value-type="float">
            <text:p>176.1327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6 8 <text:s text:c="5"/>13 7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0.2164043" calcext:value-type="float">
            <text:p>890.2164043</text:p>
          </table:table-cell>
          <table:table-cell office:value-type="float" office:value="0.125" calcext:value-type="float">
            <text:p>0.125</text:p>
          </table:table-cell>
          <table:table-cell office:value-type="float" office:value="-2.0887" calcext:value-type="float">
            <text:p>-2.0887</text:p>
          </table:table-cell>
          <table:table-cell office:value-type="float" office:value="3" calcext:value-type="float">
            <text:p>3</text:p>
          </table:table-cell>
          <table:table-cell office:value-type="float" office:value="276.497" calcext:value-type="float">
            <text:p>276.497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0 8 <text:s text:c="5"/>16 9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5.8514379" calcext:value-type="float">
            <text:p>825.8514379</text:p>
          </table:table-cell>
          <table:table-cell office:value-type="float" office:value="0.0094" calcext:value-type="float">
            <text:p>0.0094</text:p>
          </table:table-cell>
          <table:table-cell office:value-type="float" office:value="-2.0865" calcext:value-type="float">
            <text:p>-2.0865</text:p>
          </table:table-cell>
          <table:table-cell office:value-type="float" office:value="3" calcext:value-type="float">
            <text:p>3</text:p>
          </table:table-cell>
          <table:table-cell office:value-type="float" office:value="142.7631" calcext:value-type="float">
            <text:p>142.763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2 <text:s text:c="5"/>11 9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1829477" calcext:value-type="float">
            <text:p>553.1829477</text:p>
          </table:table-cell>
          <table:table-cell office:value-type="float" office:value="0.0148" calcext:value-type="float">
            <text:p>0.0148</text:p>
          </table:table-cell>
          <table:table-cell office:value-type="float" office:value="-2.0837" calcext:value-type="float">
            <text:p>-2.0837</text:p>
          </table:table-cell>
          <table:table-cell office:value-type="float" office:value="3" calcext:value-type="float">
            <text:p>3</text:p>
          </table:table-cell>
          <table:table-cell office:value-type="float" office:value="129.2224" calcext:value-type="float">
            <text:p>129.2224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410 <text:s text:c="5"/>12 3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2151269" calcext:value-type="float">
            <text:p>755.2151269</text:p>
          </table:table-cell>
          <table:table-cell office:value-type="float" office:value="0.0521" calcext:value-type="float">
            <text:p>0.0521</text:p>
          </table:table-cell>
          <table:table-cell office:value-type="float" office:value="-2.0822" calcext:value-type="float">
            <text:p>-2.0822</text:p>
          </table:table-cell>
          <table:table-cell office:value-type="float" office:value="3" calcext:value-type="float">
            <text:p>3</text:p>
          </table:table-cell>
          <table:table-cell office:value-type="float" office:value="207.3836" calcext:value-type="float">
            <text:p>207.3836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8 8 <text:s text:c="5"/>14 7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2.5254591" calcext:value-type="float">
            <text:p>822.5254591</text:p>
          </table:table-cell>
          <table:table-cell office:value-type="float" office:value="0.0827" calcext:value-type="float">
            <text:p>0.0827</text:p>
          </table:table-cell>
          <table:table-cell office:value-type="float" office:value="-2.0801" calcext:value-type="float">
            <text:p>-2.0801</text:p>
          </table:table-cell>
          <table:table-cell office:value-type="float" office:value="3" calcext:value-type="float">
            <text:p>3</text:p>
          </table:table-cell>
          <table:table-cell office:value-type="float" office:value="240.8439" calcext:value-type="float">
            <text:p>240.8439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8 8 <text:s text:c="5"/>15 9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218136" calcext:value-type="float">
            <text:p>386.218136</text:p>
          </table:table-cell>
          <table:table-cell office:value-type="float" office:value="0.08" calcext:value-type="float">
            <text:p>0.08</text:p>
          </table:table-cell>
          <table:table-cell office:value-type="float" office:value="-2.0791" calcext:value-type="float">
            <text:p>-2.0791</text:p>
          </table:table-cell>
          <table:table-cell office:value-type="float" office:value="3" calcext:value-type="float">
            <text:p>3</text:p>
          </table:table-cell>
          <table:table-cell office:value-type="float" office:value="53.6879" calcext:value-type="float">
            <text:p>53.6879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4 5 <text:s text:c="6"/>7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805225" calcext:value-type="float">
            <text:p>284.805225</text:p>
          </table:table-cell>
          <table:table-cell office:value-type="float" office:value="0.005" calcext:value-type="float">
            <text:p>0.005</text:p>
          </table:table-cell>
          <table:table-cell office:value-type="float" office:value="-2.078" calcext:value-type="float">
            <text:p>-2.078</text:p>
          </table:table-cell>
          <table:table-cell office:value-type="float" office:value="3" calcext:value-type="float">
            <text:p>3</text:p>
          </table:table-cell>
          <table:table-cell office:value-type="float" office:value="35.2166" calcext:value-type="float">
            <text:p>35.2166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1 8 <text:s text:c="6"/>7 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1.8810541" calcext:value-type="float">
            <text:p>481.8810541</text:p>
          </table:table-cell>
          <table:table-cell office:value-type="float" office:value="0.0049" calcext:value-type="float">
            <text:p>0.0049</text:p>
          </table:table-cell>
          <table:table-cell office:value-type="float" office:value="-2.0724" calcext:value-type="float">
            <text:p>-2.0724</text:p>
          </table:table-cell>
          <table:table-cell office:value-type="float" office:value="3" calcext:value-type="float">
            <text:p>3</text:p>
          </table:table-cell>
          <table:table-cell office:value-type="float" office:value="75.5237" calcext:value-type="float">
            <text:p>75.523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5 4 <text:s text:c="6"/>8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5293674" calcext:value-type="float">
            <text:p>519.5293674</text:p>
          </table:table-cell>
          <table:table-cell office:value-type="float" office:value="0.012" calcext:value-type="float">
            <text:p>0.012</text:p>
          </table:table-cell>
          <table:table-cell office:value-type="float" office:value="-2.071" calcext:value-type="float">
            <text:p>-2.071</text:p>
          </table:table-cell>
          <table:table-cell office:value-type="float" office:value="3" calcext:value-type="float">
            <text:p>3</text:p>
          </table:table-cell>
          <table:table-cell office:value-type="float" office:value="118.5774" calcext:value-type="float">
            <text:p>118.5774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311 <text:s text:c="5"/>12 2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0202779" calcext:value-type="float">
            <text:p>654.0202779</text:p>
          </table:table-cell>
          <table:table-cell office:value-type="float" office:value="0.0302" calcext:value-type="float">
            <text:p>0.0302</text:p>
          </table:table-cell>
          <table:table-cell office:value-type="float" office:value="-2.0689" calcext:value-type="float">
            <text:p>-2.0689</text:p>
          </table:table-cell>
          <table:table-cell office:value-type="float" office:value="3" calcext:value-type="float">
            <text:p>3</text:p>
          </table:table-cell>
          <table:table-cell office:value-type="float" office:value="167.7951" calcext:value-type="float">
            <text:p>167.7951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5 9 <text:s text:c="5"/>13 6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2.9319182" calcext:value-type="float">
            <text:p>922.9319182</text:p>
          </table:table-cell>
          <table:table-cell office:value-type="float" office:value="0.1807" calcext:value-type="float">
            <text:p>0.1807</text:p>
          </table:table-cell>
          <table:table-cell office:value-type="float" office:value="-2.0649" calcext:value-type="float">
            <text:p>-2.0649</text:p>
          </table:table-cell>
          <table:table-cell office:value-type="float" office:value="3" calcext:value-type="float">
            <text:p>3</text:p>
          </table:table-cell>
          <table:table-cell office:value-type="float" office:value="306.1914" calcext:value-type="float">
            <text:p>306.191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9 9 <text:s text:c="5"/>1710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8825871" calcext:value-type="float">
            <text:p>485.8825871</text:p>
          </table:table-cell>
          <table:table-cell office:value-type="float" office:value="0.0076" calcext:value-type="float">
            <text:p>0.0076</text:p>
          </table:table-cell>
          <table:table-cell office:value-type="float" office:value="-2.0626" calcext:value-type="float">
            <text:p>-2.0626</text:p>
          </table:table-cell>
          <table:table-cell office:value-type="float" office:value="3" calcext:value-type="float">
            <text:p>3</text:p>
          </table:table-cell>
          <table:table-cell office:value-type="float" office:value="106.7983" calcext:value-type="float">
            <text:p>106.7983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212 <text:s text:c="5"/>12 1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4823788" calcext:value-type="float">
            <text:p>318.4823788</text:p>
          </table:table-cell>
          <table:table-cell office:value-type="float" office:value="0.002" calcext:value-type="float">
            <text:p>0.002</text:p>
          </table:table-cell>
          <table:table-cell office:value-type="float" office:value="-2.0623" calcext:value-type="float">
            <text:p>-2.0623</text:p>
          </table:table-cell>
          <table:table-cell office:value-type="float" office:value="3" calcext:value-type="float">
            <text:p>3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2 7 <text:s text:c="6"/>7 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2.193656" calcext:value-type="float">
            <text:p>352.193656</text:p>
          </table:table-cell>
          <table:table-cell office:value-type="float" office:value="0.005" calcext:value-type="float">
            <text:p>0.005</text:p>
          </table:table-cell>
          <table:table-cell office:value-type="float" office:value="-2.0619" calcext:value-type="float">
            <text:p>-2.0619</text:p>
          </table:table-cell>
          <table:table-cell office:value-type="float" office:value="3" calcext:value-type="float">
            <text:p>3</text:p>
          </table:table-cell>
          <table:table-cell office:value-type="float" office:value="48.675" calcext:value-type="float">
            <text:p>48.675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3 6 <text:s text:c="6"/>7 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47.9885376" calcext:value-type="float">
            <text:p>647.9885376</text:p>
          </table:table-cell>
          <table:table-cell office:value-type="float" office:value="0.0057" calcext:value-type="float">
            <text:p>0.0057</text:p>
          </table:table-cell>
          <table:table-cell office:value-type="float" office:value="-2.0588" calcext:value-type="float">
            <text:p>-2.0588</text:p>
          </table:table-cell>
          <table:table-cell office:value-type="float" office:value="3" calcext:value-type="float">
            <text:p>3</text:p>
          </table:table-cell>
          <table:table-cell office:value-type="float" office:value="75.5237" calcext:value-type="float">
            <text:p>75.523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7 2 <text:s text:c="6"/>8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229" calcext:value-type="float">
            <text:p>452.229</text:p>
          </table:table-cell>
          <table:table-cell office:value-type="float" office:value="0.005" calcext:value-type="float">
            <text:p>0.005</text:p>
          </table:table-cell>
          <table:table-cell office:value-type="float" office:value="-2.0584" calcext:value-type="float">
            <text:p>-2.0584</text:p>
          </table:table-cell>
          <table:table-cell office:value-type="float" office:value="3" calcext:value-type="float">
            <text:p>3</text:p>
          </table:table-cell>
          <table:table-cell office:value-type="float" office:value="93.8871" calcext:value-type="float">
            <text:p>93.8871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113 <text:s text:c="5"/>12 0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03.3590406" calcext:value-type="float">
            <text:p>603.3590406</text:p>
          </table:table-cell>
          <table:table-cell office:value-type="float" office:value="0.0069" calcext:value-type="float">
            <text:p>0.0069</text:p>
          </table:table-cell>
          <table:table-cell office:value-type="float" office:value="-2.0537" calcext:value-type="float">
            <text:p>-2.0537</text:p>
          </table:table-cell>
          <table:table-cell office:value-type="float" office:value="3" calcext:value-type="float">
            <text:p>3</text:p>
          </table:table-cell>
          <table:table-cell office:value-type="float" office:value="118.0833" calcext:value-type="float">
            <text:p>118.083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4 <text:s text:c="5"/>10 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5.6759304" calcext:value-type="float">
            <text:p>685.6759304</text:p>
          </table:table-cell>
          <table:table-cell office:value-type="float" office:value="0.0053" calcext:value-type="float">
            <text:p>0.0053</text:p>
          </table:table-cell>
          <table:table-cell office:value-type="float" office:value="-2.0534" calcext:value-type="float">
            <text:p>-2.0534</text:p>
          </table:table-cell>
          <table:table-cell office:value-type="float" office:value="3" calcext:value-type="float">
            <text:p>3</text:p>
          </table:table-cell>
          <table:table-cell office:value-type="float" office:value="99.2687" calcext:value-type="float">
            <text:p>99.2687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1 <text:s text:c="6"/>9 8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1909961" calcext:value-type="float">
            <text:p>721.1909961</text:p>
          </table:table-cell>
          <table:table-cell office:value-type="float" office:value="0.0515" calcext:value-type="float">
            <text:p>0.0515</text:p>
          </table:table-cell>
          <table:table-cell office:value-type="float" office:value="-2.0505" calcext:value-type="float">
            <text:p>-2.0505</text:p>
          </table:table-cell>
          <table:table-cell office:value-type="float" office:value="3" calcext:value-type="float">
            <text:p>3</text:p>
          </table:table-cell>
          <table:table-cell office:value-type="float" office:value="199.0781" calcext:value-type="float">
            <text:p>199.0781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7 9 <text:s text:c="5"/>14 6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5.6459841" calcext:value-type="float">
            <text:p>855.6459841</text:p>
          </table:table-cell>
          <table:table-cell office:value-type="float" office:value="0.1241" calcext:value-type="float">
            <text:p>0.1241</text:p>
          </table:table-cell>
          <table:table-cell office:value-type="float" office:value="-2.0494" calcext:value-type="float">
            <text:p>-2.0494</text:p>
          </table:table-cell>
          <table:table-cell office:value-type="float" office:value="3" calcext:value-type="float">
            <text:p>3</text:p>
          </table:table-cell>
          <table:table-cell office:value-type="float" office:value="268.2804" calcext:value-type="float">
            <text:p>268.2804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9 9 <text:s text:c="5"/>16 8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2975574" calcext:value-type="float">
            <text:p>620.2975574</text:p>
          </table:table-cell>
          <table:table-cell office:value-type="float" office:value="0.0288" calcext:value-type="float">
            <text:p>0.0288</text:p>
          </table:table-cell>
          <table:table-cell office:value-type="float" office:value="-2.0468" calcext:value-type="float">
            <text:p>-2.0468</text:p>
          </table:table-cell>
          <table:table-cell office:value-type="float" office:value="3" calcext:value-type="float">
            <text:p>3</text:p>
          </table:table-cell>
          <table:table-cell office:value-type="float" office:value="158.3058" calcext:value-type="float">
            <text:p>158.3058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410 <text:s text:c="5"/>13 5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8.3896916" calcext:value-type="float">
            <text:p>788.3896916</text:p>
          </table:table-cell>
          <table:table-cell office:value-type="float" office:value="0.082" calcext:value-type="float">
            <text:p>0.082</text:p>
          </table:table-cell>
          <table:table-cell office:value-type="float" office:value="-2.0444" calcext:value-type="float">
            <text:p>-2.0444</text:p>
          </table:table-cell>
          <table:table-cell office:value-type="float" office:value="3" calcext:value-type="float">
            <text:p>3</text:p>
          </table:table-cell>
          <table:table-cell office:value-type="float" office:value="232.5748" calcext:value-type="float">
            <text:p>232.5748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7 9 <text:s text:c="5"/>15 8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8139796" calcext:value-type="float">
            <text:p>888.8139796</text:p>
          </table:table-cell>
          <table:table-cell office:value-type="float" office:value="0.1787" calcext:value-type="float">
            <text:p>0.1787</text:p>
          </table:table-cell>
          <table:table-cell office:value-type="float" office:value="-2.029" calcext:value-type="float">
            <text:p>-2.029</text:p>
          </table:table-cell>
          <table:table-cell office:value-type="float" office:value="3" calcext:value-type="float">
            <text:p>3</text:p>
          </table:table-cell>
          <table:table-cell office:value-type="float" office:value="296.8217" calcext:value-type="float">
            <text:p>296.8217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810 <text:s text:c="5"/>17 9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635614" calcext:value-type="float">
            <text:p>586.635614</text:p>
          </table:table-cell>
          <table:table-cell office:value-type="float" office:value="0.026" calcext:value-type="float">
            <text:p>0.026</text:p>
          </table:table-cell>
          <table:table-cell office:value-type="float" office:value="-2.0288" calcext:value-type="float">
            <text:p>-2.0288</text:p>
          </table:table-cell>
          <table:table-cell office:value-type="float" office:value="3" calcext:value-type="float">
            <text:p>3</text:p>
          </table:table-cell>
          <table:table-cell office:value-type="float" office:value="147.6746" calcext:value-type="float">
            <text:p>147.6746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311 <text:s text:c="5"/>13 4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15.8181934" calcext:value-type="float">
            <text:p>815.8181934</text:p>
          </table:table-cell>
          <table:table-cell office:value-type="float" office:value="0.0073" calcext:value-type="float">
            <text:p>0.0073</text:p>
          </table:table-cell>
          <table:table-cell office:value-type="float" office:value="-2.0281" calcext:value-type="float">
            <text:p>-2.0281</text:p>
          </table:table-cell>
          <table:table-cell office:value-type="float" office:value="3" calcext:value-type="float">
            <text:p>3</text:p>
          </table:table-cell>
          <table:table-cell office:value-type="float" office:value="113.9915" calcext:value-type="float">
            <text:p>113.9915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3 <text:s text:c="5"/>10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410839" calcext:value-type="float">
            <text:p>687.41083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2.0243" calcext:value-type="float">
            <text:p>-2.0243</text:p>
          </table:table-cell>
          <table:table-cell office:value-type="float" office:value="3" calcext:value-type="float">
            <text:p>3</text:p>
          </table:table-cell>
          <table:table-cell office:value-type="float" office:value="189.6109" calcext:value-type="float">
            <text:p>189.6109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610 <text:s text:c="5"/>14 5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2.0530539" calcext:value-type="float">
            <text:p>922.0530539</text:p>
          </table:table-cell>
          <table:table-cell office:value-type="float" office:value="0.2486" calcext:value-type="float">
            <text:p>0.2486</text:p>
          </table:table-cell>
          <table:table-cell office:value-type="float" office:value="-2.0169" calcext:value-type="float">
            <text:p>-2.0169</text:p>
          </table:table-cell>
          <table:table-cell office:value-type="float" office:value="3" calcext:value-type="float">
            <text:p>3</text:p>
          </table:table-cell>
          <table:table-cell office:value-type="float" office:value="326.4694" calcext:value-type="float">
            <text:p>326.4694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911 <text:s text:c="5"/>18 8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6610808" calcext:value-type="float">
            <text:p>821.6610808</text:p>
          </table:table-cell>
          <table:table-cell office:value-type="float" office:value="0.1223" calcext:value-type="float">
            <text:p>0.1223</text:p>
          </table:table-cell>
          <table:table-cell office:value-type="float" office:value="-2.0166" calcext:value-type="float">
            <text:p>-2.0166</text:p>
          </table:table-cell>
          <table:table-cell office:value-type="float" office:value="3" calcext:value-type="float">
            <text:p>3</text:p>
          </table:table-cell>
          <table:table-cell office:value-type="float" office:value="258.8727" calcext:value-type="float">
            <text:p>258.8727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810 <text:s text:c="5"/>16 7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5292553" calcext:value-type="float">
            <text:p>754.5292553</text:p>
          </table:table-cell>
          <table:table-cell office:value-type="float" office:value="0.0803" calcext:value-type="float">
            <text:p>0.0803</text:p>
          </table:table-cell>
          <table:table-cell office:value-type="float" office:value="-2.0147" calcext:value-type="float">
            <text:p>-2.0147</text:p>
          </table:table-cell>
          <table:table-cell office:value-type="float" office:value="3" calcext:value-type="float">
            <text:p>3</text:p>
          </table:table-cell>
          <table:table-cell office:value-type="float" office:value="223.1344" calcext:value-type="float">
            <text:p>223.1344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610 <text:s text:c="5"/>15 7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9947642" calcext:value-type="float">
            <text:p>552.9947642</text:p>
          </table:table-cell>
          <table:table-cell office:value-type="float" office:value="0.0212" calcext:value-type="float">
            <text:p>0.0212</text:p>
          </table:table-cell>
          <table:table-cell office:value-type="float" office:value="-2.0143" calcext:value-type="float">
            <text:p>-2.0143</text:p>
          </table:table-cell>
          <table:table-cell office:value-type="float" office:value="3" calcext:value-type="float">
            <text:p>3</text:p>
          </table:table-cell>
          <table:table-cell office:value-type="float" office:value="135.907" calcext:value-type="float">
            <text:p>135.907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212 <text:s text:c="5"/>13 3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3551726" calcext:value-type="float">
            <text:p>519.3551726</text:p>
          </table:table-cell>
          <table:table-cell office:value-type="float" office:value="0.0143" calcext:value-type="float">
            <text:p>0.0143</text:p>
          </table:table-cell>
          <table:table-cell office:value-type="float" office:value="-2.0032" calcext:value-type="float">
            <text:p>-2.0032</text:p>
          </table:table-cell>
          <table:table-cell office:value-type="float" office:value="3" calcext:value-type="float">
            <text:p>3</text:p>
          </table:table-cell>
          <table:table-cell office:value-type="float" office:value="123.0056" calcext:value-type="float">
            <text:p>123.0056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113 <text:s text:c="5"/>13 2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7286559" calcext:value-type="float">
            <text:p>653.7286559</text:p>
          </table:table-cell>
          <table:table-cell office:value-type="float" office:value="0.047" calcext:value-type="float">
            <text:p>0.047</text:p>
          </table:table-cell>
          <table:table-cell office:value-type="float" office:value="-2.0021" calcext:value-type="float">
            <text:p>-2.0021</text:p>
          </table:table-cell>
          <table:table-cell office:value-type="float" office:value="3" calcext:value-type="float">
            <text:p>3</text:p>
          </table:table-cell>
          <table:table-cell office:value-type="float" office:value="178.9967" calcext:value-type="float">
            <text:p>178.9967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511 <text:s text:c="5"/>14 4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9685314" calcext:value-type="float">
            <text:p>854.9685314</text:p>
          </table:table-cell>
          <table:table-cell office:value-type="float" office:value="0.1751" calcext:value-type="float">
            <text:p>0.1751</text:p>
          </table:table-cell>
          <table:table-cell office:value-type="float" office:value="-1.9973" calcext:value-type="float">
            <text:p>-1.9973</text:p>
          </table:table-cell>
          <table:table-cell office:value-type="float" office:value="3" calcext:value-type="float">
            <text:p>3</text:p>
          </table:table-cell>
          <table:table-cell office:value-type="float" office:value="286.2803" calcext:value-type="float">
            <text:p>286.2803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711 <text:s text:c="5"/>17 8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7060248" calcext:value-type="float">
            <text:p>485.7060248</text:p>
          </table:table-cell>
          <table:table-cell office:value-type="float" office:value="0.0098" calcext:value-type="float">
            <text:p>0.0098</text:p>
          </table:table-cell>
          <table:table-cell office:value-type="float" office:value="-1.9954" calcext:value-type="float">
            <text:p>-1.9954</text:p>
          </table:table-cell>
          <table:table-cell office:value-type="float" office:value="3" calcext:value-type="float">
            <text:p>3</text:p>
          </table:table-cell>
          <table:table-cell office:value-type="float" office:value="108.9719" calcext:value-type="float">
            <text:p>108.9719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014 <text:s text:c="5"/>13 1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9.4789231" calcext:value-type="float">
            <text:p>859.4789231</text:p>
          </table:table-cell>
          <table:table-cell office:value-type="float" office:value="0.0172" calcext:value-type="float">
            <text:p>0.0172</text:p>
          </table:table-cell>
          <table:table-cell office:value-type="float" office:value="-1.989" calcext:value-type="float">
            <text:p>-1.989</text:p>
          </table:table-cell>
          <table:table-cell office:value-type="float" office:value="3" calcext:value-type="float">
            <text:p>3</text:p>
          </table:table-cell>
          <table:table-cell office:value-type="float" office:value="170.3105" calcext:value-type="float">
            <text:p>170.3105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1 3 <text:s text:c="5"/>1210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81209" calcext:value-type="float">
            <text:p>720.81209</text:p>
          </table:table-cell>
          <table:table-cell office:value-type="float" office:value="0.0773" calcext:value-type="float">
            <text:p>0.0773</text:p>
          </table:table-cell>
          <table:table-cell office:value-type="float" office:value="-1.9889" calcext:value-type="float">
            <text:p>-1.9889</text:p>
          </table:table-cell>
          <table:table-cell office:value-type="float" office:value="3" calcext:value-type="float">
            <text:p>3</text:p>
          </table:table-cell>
          <table:table-cell office:value-type="float" office:value="212.5405" calcext:value-type="float">
            <text:p>212.5405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511 <text:s text:c="5"/>15 6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890315" calcext:value-type="float">
            <text:p>787.890315</text:p>
          </table:table-cell>
          <table:table-cell office:value-type="float" office:value="0.1191" calcext:value-type="float">
            <text:p>0.1191</text:p>
          </table:table-cell>
          <table:table-cell office:value-type="float" office:value="-1.9877" calcext:value-type="float">
            <text:p>-1.9877</text:p>
          </table:table-cell>
          <table:table-cell office:value-type="float" office:value="3" calcext:value-type="float">
            <text:p>3</text:p>
          </table:table-cell>
          <table:table-cell office:value-type="float" office:value="248.3028" calcext:value-type="float">
            <text:p>248.3028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711 <text:s text:c="5"/>16 6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2978852" calcext:value-type="float">
            <text:p>888.2978852</text:p>
          </table:table-cell>
          <table:table-cell office:value-type="float" office:value="0.2426" calcext:value-type="float">
            <text:p>0.2426</text:p>
          </table:table-cell>
          <table:table-cell office:value-type="float" office:value="-1.9855" calcext:value-type="float">
            <text:p>-1.9855</text:p>
          </table:table-cell>
          <table:table-cell office:value-type="float" office:value="3" calcext:value-type="float">
            <text:p>3</text:p>
          </table:table-cell>
          <table:table-cell office:value-type="float" office:value="314.799" calcext:value-type="float">
            <text:p>314.799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812 <text:s text:c="5"/>18 7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0868542" calcext:value-type="float">
            <text:p>620.0868542</text:p>
          </table:table-cell>
          <table:table-cell office:value-type="float" office:value="0.0421" calcext:value-type="float">
            <text:p>0.0421</text:p>
          </table:table-cell>
          <table:table-cell office:value-type="float" office:value="-1.9829" calcext:value-type="float">
            <text:p>-1.9829</text:p>
          </table:table-cell>
          <table:table-cell office:value-type="float" office:value="3" calcext:value-type="float">
            <text:p>3</text:p>
          </table:table-cell>
          <table:table-cell office:value-type="float" office:value="167.2427" calcext:value-type="float">
            <text:p>167.2427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412 <text:s text:c="5"/>14 3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6391928" calcext:value-type="float">
            <text:p>921.6391928</text:p>
          </table:table-cell>
          <table:table-cell office:value-type="float" office:value="0.327" calcext:value-type="float">
            <text:p>0.327</text:p>
          </table:table-cell>
          <table:table-cell office:value-type="float" office:value="-1.9805" calcext:value-type="float">
            <text:p>-1.9805</text:p>
          </table:table-cell>
          <table:table-cell office:value-type="float" office:value="3" calcext:value-type="float">
            <text:p>3</text:p>
          </table:table-cell>
          <table:table-cell office:value-type="float" office:value="344.4295" calcext:value-type="float">
            <text:p>344.4295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713 <text:s text:c="5"/>19 8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9816846" calcext:value-type="float">
            <text:p>452.9816846</text:p>
          </table:table-cell>
          <table:table-cell office:value-type="float" office:value="0.0048" calcext:value-type="float">
            <text:p>0.0048</text:p>
          </table:table-cell>
          <table:table-cell office:value-type="float" office:value="-1.9802" calcext:value-type="float">
            <text:p>-1.9802</text:p>
          </table:table-cell>
          <table:table-cell office:value-type="float" office:value="3" calcext:value-type="float">
            <text:p>3</text:p>
          </table:table-cell>
          <table:table-cell office:value-type="float" office:value="71.5749" calcext:value-type="float">
            <text:p>71.574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4 5 <text:s text:c="6"/>8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3.3690524" calcext:value-type="float">
            <text:p>623.3690524</text:p>
          </table:table-cell>
          <table:table-cell office:value-type="float" office:value="0.005" calcext:value-type="float">
            <text:p>0.005</text:p>
          </table:table-cell>
          <table:table-cell office:value-type="float" office:value="-1.9742" calcext:value-type="float">
            <text:p>-1.9742</text:p>
          </table:table-cell>
          <table:table-cell office:value-type="float" office:value="3" calcext:value-type="float">
            <text:p>3</text:p>
          </table:table-cell>
          <table:table-cell office:value-type="float" office:value="82.3971" calcext:value-type="float">
            <text:p>82.3971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9 1 <text:s text:c="6"/>8 8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0.296084" calcext:value-type="float">
            <text:p>410.296084</text:p>
          </table:table-cell>
          <table:table-cell office:value-type="float" office:value="0.1" calcext:value-type="float">
            <text:p>0.1</text:p>
          </table:table-cell>
          <table:table-cell office:value-type="float" office:value="-1.972" calcext:value-type="float">
            <text:p>-1.972</text:p>
          </table:table-cell>
          <table:table-cell office:value-type="float" office:value="3" calcext:value-type="float">
            <text:p>3</text:p>
          </table:table-cell>
          <table:table-cell office:value-type="float" office:value="34.0446" calcext:value-type="float">
            <text:p>34.0446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6 1 <text:s text:c="6"/>5 5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262933" calcext:value-type="float">
            <text:p>821.262933</text:p>
          </table:table-cell>
          <table:table-cell office:value-type="float" office:value="0.1695" calcext:value-type="float">
            <text:p>0.1695</text:p>
          </table:table-cell>
          <table:table-cell office:value-type="float" office:value="-1.9683" calcext:value-type="float">
            <text:p>-1.9683</text:p>
          </table:table-cell>
          <table:table-cell office:value-type="float" office:value="3" calcext:value-type="float">
            <text:p>3</text:p>
          </table:table-cell>
          <table:table-cell office:value-type="float" office:value="274.584" calcext:value-type="float">
            <text:p>274.58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612 <text:s text:c="5"/>17 7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4572239" calcext:value-type="float">
            <text:p>586.4572239</text:p>
          </table:table-cell>
          <table:table-cell office:value-type="float" office:value="0.0347" calcext:value-type="float">
            <text:p>0.0347</text:p>
          </table:table-cell>
          <table:table-cell office:value-type="float" office:value="-1.9664" calcext:value-type="float">
            <text:p>-1.9664</text:p>
          </table:table-cell>
          <table:table-cell office:value-type="float" office:value="3" calcext:value-type="float">
            <text:p>3</text:p>
          </table:table-cell>
          <table:table-cell office:value-type="float" office:value="154.3529" calcext:value-type="float">
            <text:p>154.3529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313 <text:s text:c="5"/>14 2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1606112" calcext:value-type="float">
            <text:p>687.1606112</text:p>
          </table:table-cell>
          <table:table-cell office:value-type="float" office:value="0.0721" calcext:value-type="float">
            <text:p>0.0721</text:p>
          </table:table-cell>
          <table:table-cell office:value-type="float" office:value="-1.9659" calcext:value-type="float">
            <text:p>-1.9659</text:p>
          </table:table-cell>
          <table:table-cell office:value-type="float" office:value="3" calcext:value-type="float">
            <text:p>3</text:p>
          </table:table-cell>
          <table:table-cell office:value-type="float" office:value="200.8027" calcext:value-type="float">
            <text:p>200.802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412 <text:s text:c="5"/>15 5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2183424" calcext:value-type="float">
            <text:p>754.2183424</text:p>
          </table:table-cell>
          <table:table-cell office:value-type="float" office:value="0.1137" calcext:value-type="float">
            <text:p>0.1137</text:p>
          </table:table-cell>
          <table:table-cell office:value-type="float" office:value="-1.9615" calcext:value-type="float">
            <text:p>-1.9615</text:p>
          </table:table-cell>
          <table:table-cell office:value-type="float" office:value="3" calcext:value-type="float">
            <text:p>3</text:p>
          </table:table-cell>
          <table:table-cell office:value-type="float" office:value="236.5842" calcext:value-type="float">
            <text:p>236.584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612 <text:s text:c="5"/>16 5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6412364" calcext:value-type="float">
            <text:p>854.6412364</text:p>
          </table:table-cell>
          <table:table-cell office:value-type="float" office:value="0.2336" calcext:value-type="float">
            <text:p>0.2336</text:p>
          </table:table-cell>
          <table:table-cell office:value-type="float" office:value="-1.956" calcext:value-type="float">
            <text:p>-1.956</text:p>
          </table:table-cell>
          <table:table-cell office:value-type="float" office:value="3" calcext:value-type="float">
            <text:p>3</text:p>
          </table:table-cell>
          <table:table-cell office:value-type="float" office:value="301.9784" calcext:value-type="float">
            <text:p>301.9784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713 <text:s text:c="5"/>18 6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824564" calcext:value-type="float">
            <text:p>552.824564</text:p>
          </table:table-cell>
          <table:table-cell office:value-type="float" office:value="0.0248" calcext:value-type="float">
            <text:p>0.0248</text:p>
          </table:table-cell>
          <table:table-cell office:value-type="float" office:value="-1.9525" calcext:value-type="float">
            <text:p>-1.9525</text:p>
          </table:table-cell>
          <table:table-cell office:value-type="float" office:value="3" calcext:value-type="float">
            <text:p>3</text:p>
          </table:table-cell>
          <table:table-cell office:value-type="float" office:value="140.3295" calcext:value-type="float">
            <text:p>140.3295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214 <text:s text:c="5"/>14 1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0215589" calcext:value-type="float">
            <text:p>888.0215589</text:p>
          </table:table-cell>
          <table:table-cell office:value-type="float" office:value="0.3135" calcext:value-type="float">
            <text:p>0.3135</text:p>
          </table:table-cell>
          <table:table-cell office:value-type="float" office:value="-1.95" calcext:value-type="float">
            <text:p>-1.95</text:p>
          </table:table-cell>
          <table:table-cell office:value-type="float" office:value="3" calcext:value-type="float">
            <text:p>3</text:p>
          </table:table-cell>
          <table:table-cell office:value-type="float" office:value="330.4862" calcext:value-type="float">
            <text:p>330.4862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614 <text:s text:c="5"/>19 7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401516" calcext:value-type="float">
            <text:p>921.401516</text:p>
          </table:table-cell>
          <table:table-cell office:value-type="float" office:value="0.4119" calcext:value-type="float">
            <text:p>0.4119</text:p>
          </table:table-cell>
          <table:table-cell office:value-type="float" office:value="-1.9499" calcext:value-type="float">
            <text:p>-1.9499</text:p>
          </table:table-cell>
          <table:table-cell office:value-type="float" office:value="3" calcext:value-type="float">
            <text:p>3</text:p>
          </table:table-cell>
          <table:table-cell office:value-type="float" office:value="360.1074" calcext:value-type="float">
            <text:p>360.1074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715 <text:s text:c="5"/>20 6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45.2656264" calcext:value-type="float">
            <text:p>745.2656264</text:p>
          </table:table-cell>
          <table:table-cell office:value-type="float" office:value="0.0067" calcext:value-type="float">
            <text:p>0.0067</text:p>
          </table:table-cell>
          <table:table-cell office:value-type="float" office:value="-1.9494" calcext:value-type="float">
            <text:p>-1.9494</text:p>
          </table:table-cell>
          <table:table-cell office:value-type="float" office:value="3" calcext:value-type="float">
            <text:p>3</text:p>
          </table:table-cell>
          <table:table-cell office:value-type="float" office:value="122.1403" calcext:value-type="float">
            <text:p>122.1403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0 2 <text:s text:c="5"/>10 9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3992848" calcext:value-type="float">
            <text:p>419.3992848</text:p>
          </table:table-cell>
          <table:table-cell office:value-type="float" office:value="0.0041" calcext:value-type="float">
            <text:p>0.0041</text:p>
          </table:table-cell>
          <table:table-cell office:value-type="float" office:value="-1.9487" calcext:value-type="float">
            <text:p>-1.9487</text:p>
          </table:table-cell>
          <table:table-cell office:value-type="float" office:value="3" calcext:value-type="float">
            <text:p>3</text:p>
          </table:table-cell>
          <table:table-cell office:value-type="float" office:value="66.5707" calcext:value-type="float">
            <text:p>66.570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3 6 <text:s text:c="6"/>8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2943846" calcext:value-type="float">
            <text:p>318.2943846</text:p>
          </table:table-cell>
          <table:table-cell office:value-type="float" office:value="0.003" calcext:value-type="float">
            <text:p>0.003</text:p>
          </table:table-cell>
          <table:table-cell office:value-type="float" office:value="-1.9476" calcext:value-type="float">
            <text:p>-1.9476</text:p>
          </table:table-cell>
          <table:table-cell office:value-type="float" office:value="3" calcext:value-type="float">
            <text:p>3</text:p>
          </table:table-cell>
          <table:table-cell office:value-type="float" office:value="44.7167" calcext:value-type="float">
            <text:p>44.716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0 9 <text:s text:c="6"/>8 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535692" calcext:value-type="float">
            <text:p>653.535692</text:p>
          </table:table-cell>
          <table:table-cell office:value-type="float" office:value="0.0643" calcext:value-type="float">
            <text:p>0.0643</text:p>
          </table:table-cell>
          <table:table-cell office:value-type="float" office:value="-1.9452" calcext:value-type="float">
            <text:p>-1.9452</text:p>
          </table:table-cell>
          <table:table-cell office:value-type="float" office:value="3" calcext:value-type="float">
            <text:p>3</text:p>
          </table:table-cell>
          <table:table-cell office:value-type="float" office:value="187.9266" calcext:value-type="float">
            <text:p>187.9266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313 <text:s text:c="5"/>15 4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179968" calcext:value-type="float">
            <text:p>519.179968</text:p>
          </table:table-cell>
          <table:table-cell office:value-type="float" office:value="0.019" calcext:value-type="float">
            <text:p>0.019</text:p>
          </table:table-cell>
          <table:table-cell office:value-type="float" office:value="-1.9413" calcext:value-type="float">
            <text:p>-1.9413</text:p>
          </table:table-cell>
          <table:table-cell office:value-type="float" office:value="3" calcext:value-type="float">
            <text:p>3</text:p>
          </table:table-cell>
          <table:table-cell office:value-type="float" office:value="125.1733" calcext:value-type="float">
            <text:p>125.1733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115 <text:s text:c="5"/>14 0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626105" calcext:value-type="float">
            <text:p>787.626105</text:p>
          </table:table-cell>
          <table:table-cell office:value-type="float" office:value="0.1609" calcext:value-type="float">
            <text:p>0.1609</text:p>
          </table:table-cell>
          <table:table-cell office:value-type="float" office:value="-1.9413" calcext:value-type="float">
            <text:p>-1.9413</text:p>
          </table:table-cell>
          <table:table-cell office:value-type="float" office:value="3" calcext:value-type="float">
            <text:p>3</text:p>
          </table:table-cell>
          <table:table-cell office:value-type="float" office:value="261.7422" calcext:value-type="float">
            <text:p>261.7422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513 <text:s text:c="5"/>17 6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68.8500845" calcext:value-type="float">
            <text:p>568.8500845</text:p>
          </table:table-cell>
          <table:table-cell office:value-type="float" office:value="0.0071" calcext:value-type="float">
            <text:p>0.0071</text:p>
          </table:table-cell>
          <table:table-cell office:value-type="float" office:value="-1.9385" calcext:value-type="float">
            <text:p>-1.9385</text:p>
          </table:table-cell>
          <table:table-cell office:value-type="float" office:value="3" calcext:value-type="float">
            <text:p>3</text:p>
          </table:table-cell>
          <table:table-cell office:value-type="float" office:value="95.0167" calcext:value-type="float">
            <text:p>95.016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7 4 <text:s text:c="6"/>9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5915277" calcext:value-type="float">
            <text:p>720.5915277</text:p>
          </table:table-cell>
          <table:table-cell office:value-type="float" office:value="0.1055" calcext:value-type="float">
            <text:p>0.1055</text:p>
          </table:table-cell>
          <table:table-cell office:value-type="float" office:value="-1.9373" calcext:value-type="float">
            <text:p>-1.9373</text:p>
          </table:table-cell>
          <table:table-cell office:value-type="float" office:value="3" calcext:value-type="float">
            <text:p>3</text:p>
          </table:table-cell>
          <table:table-cell office:value-type="float" office:value="223.7239" calcext:value-type="float">
            <text:p>223.7239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513 <text:s text:c="5"/>16 4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965969" calcext:value-type="float">
            <text:p>351.965969</text:p>
          </table:table-cell>
          <table:table-cell office:value-type="float" office:value="0.005" calcext:value-type="float">
            <text:p>0.005</text:p>
          </table:table-cell>
          <table:table-cell office:value-type="float" office:value="-1.9361" calcext:value-type="float">
            <text:p>-1.9361</text:p>
          </table:table-cell>
          <table:table-cell office:value-type="float" office:value="3" calcext:value-type="float">
            <text:p>3</text:p>
          </table:table-cell>
          <table:table-cell office:value-type="float" office:value="53.1362" calcext:value-type="float">
            <text:p>53.1362</text:p>
          </table:table-cell>
          <table:table-cell office:value-type="float" office:value="57" calcext:value-type="float">
            <text:p>5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1 8 <text:s text:c="6"/>8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6524895" calcext:value-type="float">
            <text:p>385.6524895</text:p>
          </table:table-cell>
          <table:table-cell office:value-type="float" office:value="0.0031" calcext:value-type="float">
            <text:p>0.0031</text:p>
          </table:table-cell>
          <table:table-cell office:value-type="float" office:value="-1.9361" calcext:value-type="float">
            <text:p>-1.9361</text:p>
          </table:table-cell>
          <table:table-cell office:value-type="float" office:value="3" calcext:value-type="float">
            <text:p>3</text:p>
          </table:table-cell>
          <table:table-cell office:value-type="float" office:value="60.4229" calcext:value-type="float">
            <text:p>60.422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2 7 <text:s text:c="6"/>8 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0331977" calcext:value-type="float">
            <text:p>821.0331977</text:p>
          </table:table-cell>
          <table:table-cell office:value-type="float" office:value="0.2207" calcext:value-type="float">
            <text:p>0.2207</text:p>
          </table:table-cell>
          <table:table-cell office:value-type="float" office:value="-1.9277" calcext:value-type="float">
            <text:p>-1.9277</text:p>
          </table:table-cell>
          <table:table-cell office:value-type="float" office:value="3" calcext:value-type="float">
            <text:p>3</text:p>
          </table:table-cell>
          <table:table-cell office:value-type="float" office:value="288.0146" calcext:value-type="float">
            <text:p>288.0146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614 <text:s text:c="5"/>18 5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9163648" calcext:value-type="float">
            <text:p>619.9163648</text:p>
          </table:table-cell>
          <table:table-cell office:value-type="float" office:value="0.0534" calcext:value-type="float">
            <text:p>0.0534</text:p>
          </table:table-cell>
          <table:table-cell office:value-type="float" office:value="-1.9265" calcext:value-type="float">
            <text:p>-1.9265</text:p>
          </table:table-cell>
          <table:table-cell office:value-type="float" office:value="3" calcext:value-type="float">
            <text:p>3</text:p>
          </table:table-cell>
          <table:table-cell office:value-type="float" office:value="173.915" calcext:value-type="float">
            <text:p>173.915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214 <text:s text:c="5"/>15 3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2378478" calcext:value-type="float">
            <text:p>921.2378478</text:p>
          </table:table-cell>
          <table:table-cell office:value-type="float" office:value="0.4978" calcext:value-type="float">
            <text:p>0.4978</text:p>
          </table:table-cell>
          <table:table-cell office:value-type="float" office:value="-1.9221" calcext:value-type="float">
            <text:p>-1.9221</text:p>
          </table:table-cell>
          <table:table-cell office:value-type="float" office:value="3" calcext:value-type="float">
            <text:p>3</text:p>
          </table:table-cell>
          <table:table-cell office:value-type="float" office:value="373.5174" calcext:value-type="float">
            <text:p>373.5174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517 <text:s text:c="5"/>21 6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438162" calcext:value-type="float">
            <text:p>854.438162</text:p>
          </table:table-cell>
          <table:table-cell office:value-type="float" office:value="0.2953" calcext:value-type="float">
            <text:p>0.2953</text:p>
          </table:table-cell>
          <table:table-cell office:value-type="float" office:value="-1.9203" calcext:value-type="float">
            <text:p>-1.9203</text:p>
          </table:table-cell>
          <table:table-cell office:value-type="float" office:value="3" calcext:value-type="float">
            <text:p>3</text:p>
          </table:table-cell>
          <table:table-cell office:value-type="float" office:value="315.4013" calcext:value-type="float">
            <text:p>315.4013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515 <text:s text:c="5"/>19 6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3.528086" calcext:value-type="float">
            <text:p>833.528086</text:p>
          </table:table-cell>
          <table:table-cell office:value-type="float" office:value="0.0525" calcext:value-type="float">
            <text:p>0.0525</text:p>
          </table:table-cell>
          <table:table-cell office:value-type="float" office:value="-1.9192" calcext:value-type="float">
            <text:p>-1.9192</text:p>
          </table:table-cell>
          <table:table-cell office:value-type="float" office:value="3" calcext:value-type="float">
            <text:p>3</text:p>
          </table:table-cell>
          <table:table-cell office:value-type="float" office:value="225.5857" calcext:value-type="float">
            <text:p>225.585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0 5 <text:s text:c="5"/>141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8399674" calcext:value-type="float">
            <text:p>887.8399674</text:p>
          </table:table-cell>
          <table:table-cell office:value-type="float" office:value="0.3868" calcext:value-type="float">
            <text:p>0.3868</text:p>
          </table:table-cell>
          <table:table-cell office:value-type="float" office:value="-1.9185" calcext:value-type="float">
            <text:p>-1.9185</text:p>
          </table:table-cell>
          <table:table-cell office:value-type="float" office:value="3" calcext:value-type="float">
            <text:p>3</text:p>
          </table:table-cell>
          <table:table-cell office:value-type="float" office:value="343.9023" calcext:value-type="float">
            <text:p>343.9023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616 <text:s text:c="5"/>20 5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0201683" calcext:value-type="float">
            <text:p>754.0201683</text:p>
          </table:table-cell>
          <table:table-cell office:value-type="float" office:value="0.1487" calcext:value-type="float">
            <text:p>0.1487</text:p>
          </table:table-cell>
          <table:table-cell office:value-type="float" office:value="-1.9157" calcext:value-type="float">
            <text:p>-1.9157</text:p>
          </table:table-cell>
          <table:table-cell office:value-type="float" office:value="3" calcext:value-type="float">
            <text:p>3</text:p>
          </table:table-cell>
          <table:table-cell office:value-type="float" office:value="247.7603" calcext:value-type="float">
            <text:p>247.7603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414 <text:s text:c="5"/>17 5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9814504" calcext:value-type="float">
            <text:p>686.9814504</text:p>
          </table:table-cell>
          <table:table-cell office:value-type="float" office:value="0.0939" calcext:value-type="float">
            <text:p>0.0939</text:p>
          </table:table-cell>
          <table:table-cell office:value-type="float" office:value="-1.9148" calcext:value-type="float">
            <text:p>-1.9148</text:p>
          </table:table-cell>
          <table:table-cell office:value-type="float" office:value="3" calcext:value-type="float">
            <text:p>3</text:p>
          </table:table-cell>
          <table:table-cell office:value-type="float" office:value="209.7262" calcext:value-type="float">
            <text:p>209.726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414 <text:s text:c="5"/>16 3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2905238" calcext:value-type="float">
            <text:p>586.2905238</text:p>
          </table:table-cell>
          <table:table-cell office:value-type="float" office:value="0.0401" calcext:value-type="float">
            <text:p>0.0401</text:p>
          </table:table-cell>
          <table:table-cell office:value-type="float" office:value="-1.9098" calcext:value-type="float">
            <text:p>-1.9098</text:p>
          </table:table-cell>
          <table:table-cell office:value-type="float" office:value="3" calcext:value-type="float">
            <text:p>3</text:p>
          </table:table-cell>
          <table:table-cell office:value-type="float" office:value="158.7697" calcext:value-type="float">
            <text:p>158.769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115 <text:s text:c="5"/>15 2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4456707" calcext:value-type="float">
            <text:p>787.4456707</text:p>
          </table:table-cell>
          <table:table-cell office:value-type="float" office:value="0.2033" calcext:value-type="float">
            <text:p>0.2033</text:p>
          </table:table-cell>
          <table:table-cell office:value-type="float" office:value="-1.9004" calcext:value-type="float">
            <text:p>-1.9004</text:p>
          </table:table-cell>
          <table:table-cell office:value-type="float" office:value="3" calcext:value-type="float">
            <text:p>3</text:p>
          </table:table-cell>
          <table:table-cell office:value-type="float" office:value="272.9117" calcext:value-type="float">
            <text:p>272.9117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515 <text:s text:c="5"/>18 4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2.4249642" calcext:value-type="float">
            <text:p>522.4249642</text:p>
          </table:table-cell>
          <table:table-cell office:value-type="float" office:value="0.0059" calcext:value-type="float">
            <text:p>0.0059</text:p>
          </table:table-cell>
          <table:table-cell office:value-type="float" office:value="-1.9" calcext:value-type="float">
            <text:p>-1.9</text:p>
          </table:table-cell>
          <table:table-cell office:value-type="float" office:value="3" calcext:value-type="float">
            <text:p>3</text:p>
          </table:table-cell>
          <table:table-cell office:value-type="float" office:value="91.5975" calcext:value-type="float">
            <text:p>91.5975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5 <text:s text:c="6"/>9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1053058" calcext:value-type="float">
            <text:p>921.1053058</text:p>
          </table:table-cell>
          <table:table-cell office:value-type="float" office:value="0.5787" calcext:value-type="float">
            <text:p>0.5787</text:p>
          </table:table-cell>
          <table:table-cell office:value-type="float" office:value="-1.8954" calcext:value-type="float">
            <text:p>-1.8954</text:p>
          </table:table-cell>
          <table:table-cell office:value-type="float" office:value="3" calcext:value-type="float">
            <text:p>3</text:p>
          </table:table-cell>
          <table:table-cell office:value-type="float" office:value="384.6655" calcext:value-type="float">
            <text:p>384.6655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519 <text:s text:c="5"/>22 4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6506158" calcext:value-type="float">
            <text:p>552.6506158</text:p>
          </table:table-cell>
          <table:table-cell office:value-type="float" office:value="0.033" calcext:value-type="float">
            <text:p>0.033</text:p>
          </table:table-cell>
          <table:table-cell office:value-type="float" office:value="-1.8952" calcext:value-type="float">
            <text:p>-1.8952</text:p>
          </table:table-cell>
          <table:table-cell office:value-type="float" office:value="3" calcext:value-type="float">
            <text:p>3</text:p>
          </table:table-cell>
          <table:table-cell office:value-type="float" office:value="142.4912" calcext:value-type="float">
            <text:p>142.4912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016 <text:s text:c="5"/>15 1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3718676" calcext:value-type="float">
            <text:p>653.3718676</text:p>
          </table:table-cell>
          <table:table-cell office:value-type="float" office:value="0.0785" calcext:value-type="float">
            <text:p>0.0785</text:p>
          </table:table-cell>
          <table:table-cell office:value-type="float" office:value="-1.8939" calcext:value-type="float">
            <text:p>-1.8939</text:p>
          </table:table-cell>
          <table:table-cell office:value-type="float" office:value="3" calcext:value-type="float">
            <text:p>3</text:p>
          </table:table-cell>
          <table:table-cell office:value-type="float" office:value="194.5932" calcext:value-type="float">
            <text:p>194.593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315 <text:s text:c="5"/>16 2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4236221" calcext:value-type="float">
            <text:p>720.4236221</text:p>
          </table:table-cell>
          <table:table-cell office:value-type="float" office:value="0.1321" calcext:value-type="float">
            <text:p>0.1321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3" calcext:value-type="float">
            <text:p>3</text:p>
          </table:table-cell>
          <table:table-cell office:value-type="float" office:value="232.6414" calcext:value-type="float">
            <text:p>232.641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315 <text:s text:c="5"/>17 4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8673953" calcext:value-type="float">
            <text:p>820.8673953</text:p>
          </table:table-cell>
          <table:table-cell office:value-type="float" office:value="0.2714" calcext:value-type="float">
            <text:p>0.2714</text:p>
          </table:table-cell>
          <table:table-cell office:value-type="float" office:value="-1.8911" calcext:value-type="float">
            <text:p>-1.8911</text:p>
          </table:table-cell>
          <table:table-cell office:value-type="float" office:value="3" calcext:value-type="float">
            <text:p>3</text:p>
          </table:table-cell>
          <table:table-cell office:value-type="float" office:value="299.178" calcext:value-type="float">
            <text:p>299.178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416 <text:s text:c="5"/>19 5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6975952" calcext:value-type="float">
            <text:p>887.6975952</text:p>
          </table:table-cell>
          <table:table-cell office:value-type="float" office:value="0.4567" calcext:value-type="float">
            <text:p>0.4567</text:p>
          </table:table-cell>
          <table:table-cell office:value-type="float" office:value="-1.8889" calcext:value-type="float">
            <text:p>-1.8889</text:p>
          </table:table-cell>
          <table:table-cell office:value-type="float" office:value="3" calcext:value-type="float">
            <text:p>3</text:p>
          </table:table-cell>
          <table:table-cell office:value-type="float" office:value="355.0551" calcext:value-type="float">
            <text:p>355.0551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418 <text:s text:c="5"/>21 5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2848408" calcext:value-type="float">
            <text:p>854.2848408</text:p>
          </table:table-cell>
          <table:table-cell office:value-type="float" office:value="0.3551" calcext:value-type="float">
            <text:p>0.3551</text:p>
          </table:table-cell>
          <table:table-cell office:value-type="float" office:value="-1.8874" calcext:value-type="float">
            <text:p>-1.8874</text:p>
          </table:table-cell>
          <table:table-cell office:value-type="float" office:value="3" calcext:value-type="float">
            <text:p>3</text:p>
          </table:table-cell>
          <table:table-cell office:value-type="float" office:value="326.5592" calcext:value-type="float">
            <text:p>326.5592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517 <text:s text:c="5"/>20 4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4.3344506" calcext:value-type="float">
            <text:p>524.3344506</text:p>
          </table:table-cell>
          <table:table-cell office:value-type="float" office:value="0.0045" calcext:value-type="float">
            <text:p>0.0045</text:p>
          </table:table-cell>
          <table:table-cell office:value-type="float" office:value="-1.878" calcext:value-type="float">
            <text:p>-1.878</text:p>
          </table:table-cell>
          <table:table-cell office:value-type="float" office:value="3" calcext:value-type="float">
            <text:p>3</text:p>
          </table:table-cell>
          <table:table-cell office:value-type="float" office:value="61.3828" calcext:value-type="float">
            <text:p>61.382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7 2 <text:s text:c="6"/>7 6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7528243" calcext:value-type="float">
            <text:p>619.7528243</text:p>
          </table:table-cell>
          <table:table-cell office:value-type="float" office:value="0.0613" calcext:value-type="float">
            <text:p>0.0613</text:p>
          </table:table-cell>
          <table:table-cell office:value-type="float" office:value="-1.8744" calcext:value-type="float">
            <text:p>-1.8744</text:p>
          </table:table-cell>
          <table:table-cell office:value-type="float" office:value="3" calcext:value-type="float">
            <text:p>3</text:p>
          </table:table-cell>
          <table:table-cell office:value-type="float" office:value="178.3262" calcext:value-type="float">
            <text:p>178.326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216 <text:s text:c="5"/>16 1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8618014" calcext:value-type="float">
            <text:p>753.8618014</text:p>
          </table:table-cell>
          <table:table-cell office:value-type="float" office:value="0.1808" calcext:value-type="float">
            <text:p>0.1808</text:p>
          </table:table-cell>
          <table:table-cell office:value-type="float" office:value="-1.8739" calcext:value-type="float">
            <text:p>-1.8739</text:p>
          </table:table-cell>
          <table:table-cell office:value-type="float" office:value="3" calcext:value-type="float">
            <text:p>3</text:p>
          </table:table-cell>
          <table:table-cell office:value-type="float" office:value="256.6721" calcext:value-type="float">
            <text:p>256.6721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416 <text:s text:c="5"/>18 3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94.2830122" calcext:value-type="float">
            <text:p>694.28301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-1.8724" calcext:value-type="float">
            <text:p>-1.8724</text:p>
          </table:table-cell>
          <table:table-cell office:value-type="float" office:value="3" calcext:value-type="float">
            <text:p>3</text:p>
          </table:table-cell>
          <table:table-cell office:value-type="float" office:value="103.1904" calcext:value-type="float">
            <text:p>103.1904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10 0 <text:s text:c="6"/>9 9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9820227" calcext:value-type="float">
            <text:p>920.9820227</text:p>
          </table:table-cell>
          <table:table-cell office:value-type="float" office:value="0.6511" calcext:value-type="float">
            <text:p>0.6511</text:p>
          </table:table-cell>
          <table:table-cell office:value-type="float" office:value="-1.8687" calcext:value-type="float">
            <text:p>-1.8687</text:p>
          </table:table-cell>
          <table:table-cell office:value-type="float" office:value="3" calcext:value-type="float">
            <text:p>3</text:p>
          </table:table-cell>
          <table:table-cell office:value-type="float" office:value="393.5535" calcext:value-type="float">
            <text:p>393.5535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321 <text:s text:c="5"/>23 4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8234508" calcext:value-type="float">
            <text:p>686.8234508</text:p>
          </table:table-cell>
          <table:table-cell office:value-type="float" office:value="0.1115" calcext:value-type="float">
            <text:p>0.1115</text:p>
          </table:table-cell>
          <table:table-cell office:value-type="float" office:value="-1.8679" calcext:value-type="float">
            <text:p>-1.8679</text:p>
          </table:table-cell>
          <table:table-cell office:value-type="float" office:value="3" calcext:value-type="float">
            <text:p>3</text:p>
          </table:table-cell>
          <table:table-cell office:value-type="float" office:value="216.3874" calcext:value-type="float">
            <text:p>216.387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216 <text:s text:c="5"/>17 3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295646" calcext:value-type="float">
            <text:p>787.295646</text:p>
          </table:table-cell>
          <table:table-cell office:value-type="float" office:value="0.2417" calcext:value-type="float">
            <text:p>0.2417</text:p>
          </table:table-cell>
          <table:table-cell office:value-type="float" office:value="-1.8625" calcext:value-type="float">
            <text:p>-1.8625</text:p>
          </table:table-cell>
          <table:table-cell office:value-type="float" office:value="3" calcext:value-type="float">
            <text:p>3</text:p>
          </table:table-cell>
          <table:table-cell office:value-type="float" office:value="281.8183" calcext:value-type="float">
            <text:p>281.8183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317 <text:s text:c="5"/>19 4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7704824" calcext:value-type="float">
            <text:p>486.7704824</text:p>
          </table:table-cell>
          <table:table-cell office:value-type="float" office:value="0.0051" calcext:value-type="float">
            <text:p>0.0051</text:p>
          </table:table-cell>
          <table:table-cell office:value-type="float" office:value="-1.8623" calcext:value-type="float">
            <text:p>-1.8623</text:p>
          </table:table-cell>
          <table:table-cell office:value-type="float" office:value="3" calcext:value-type="float">
            <text:p>3</text:p>
          </table:table-cell>
          <table:table-cell office:value-type="float" office:value="86.6847" calcext:value-type="float">
            <text:p>86.684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6 <text:s text:c="6"/>9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4819516" calcext:value-type="float">
            <text:p>821.4819516</text:p>
          </table:table-cell>
          <table:table-cell office:value-type="float" office:value="0.0094" calcext:value-type="float">
            <text:p>0.0094</text:p>
          </table:table-cell>
          <table:table-cell office:value-type="float" office:value="-1.8605" calcext:value-type="float">
            <text:p>-1.8605</text:p>
          </table:table-cell>
          <table:table-cell office:value-type="float" office:value="3" calcext:value-type="float">
            <text:p>3</text:p>
          </table:table-cell>
          <table:table-cell office:value-type="float" office:value="146.9997" calcext:value-type="float">
            <text:p>146.9997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1 1 <text:s text:c="5"/>1110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5682905" calcext:value-type="float">
            <text:p>887.5682905</text:p>
          </table:table-cell>
          <table:table-cell office:value-type="float" office:value="0.5189" calcext:value-type="float">
            <text:p>0.5189</text:p>
          </table:table-cell>
          <table:table-cell office:value-type="float" office:value="-1.8599" calcext:value-type="float">
            <text:p>-1.8599</text:p>
          </table:table-cell>
          <table:table-cell office:value-type="float" office:value="3" calcext:value-type="float">
            <text:p>3</text:p>
          </table:table-cell>
          <table:table-cell office:value-type="float" office:value="363.9474" calcext:value-type="float">
            <text:p>363.9474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420 <text:s text:c="5"/>22 3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1894736" calcext:value-type="float">
            <text:p>586.1894736</text:p>
          </table:table-cell>
          <table:table-cell office:value-type="float" office:value="0.0066" calcext:value-type="float">
            <text:p>0.0066</text:p>
          </table:table-cell>
          <table:table-cell office:value-type="float" office:value="-1.8576" calcext:value-type="float">
            <text:p>-1.8576</text:p>
          </table:table-cell>
          <table:table-cell office:value-type="float" office:value="3" calcext:value-type="float">
            <text:p>3</text:p>
          </table:table-cell>
          <table:table-cell office:value-type="float" office:value="113.9915" calcext:value-type="float">
            <text:p>113.9915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6 5 <text:s text:c="5"/>10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7248548" calcext:value-type="float">
            <text:p>820.7248548</text:p>
          </table:table-cell>
          <table:table-cell office:value-type="float" office:value="0.3168" calcext:value-type="float">
            <text:p>0.3168</text:p>
          </table:table-cell>
          <table:table-cell office:value-type="float" office:value="-1.8565" calcext:value-type="float">
            <text:p>-1.8565</text:p>
          </table:table-cell>
          <table:table-cell office:value-type="float" office:value="3" calcext:value-type="float">
            <text:p>3</text:p>
          </table:table-cell>
          <table:table-cell office:value-type="float" office:value="308.0796" calcext:value-type="float">
            <text:p>308.0796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418 <text:s text:c="5"/>20 3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1177575" calcext:value-type="float">
            <text:p>586.1177575</text:p>
          </table:table-cell>
          <table:table-cell office:value-type="float" office:value="0.0532" calcext:value-type="float">
            <text:p>0.0532</text:p>
          </table:table-cell>
          <table:table-cell office:value-type="float" office:value="-1.8564" calcext:value-type="float">
            <text:p>-1.8564</text:p>
          </table:table-cell>
          <table:table-cell office:value-type="float" office:value="3" calcext:value-type="float">
            <text:p>3</text:p>
          </table:table-cell>
          <table:table-cell office:value-type="float" office:value="160.9257" calcext:value-type="float">
            <text:p>160.9257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117 <text:s text:c="5"/>16 0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1491543" calcext:value-type="float">
            <text:p>854.1491543</text:p>
          </table:table-cell>
          <table:table-cell office:value-type="float" office:value="0.4083" calcext:value-type="float">
            <text:p>0.4083</text:p>
          </table:table-cell>
          <table:table-cell office:value-type="float" office:value="-1.8557" calcext:value-type="float">
            <text:p>-1.8557</text:p>
          </table:table-cell>
          <table:table-cell office:value-type="float" office:value="3" calcext:value-type="float">
            <text:p>3</text:p>
          </table:table-cell>
          <table:table-cell office:value-type="float" office:value="335.4561" calcext:value-type="float">
            <text:p>335.4561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319 <text:s text:c="5"/>21 4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2708566" calcext:value-type="float">
            <text:p>720.2708566</text:p>
          </table:table-cell>
          <table:table-cell office:value-type="float" office:value="0.1539" calcext:value-type="float">
            <text:p>0.1539</text:p>
          </table:table-cell>
          <table:table-cell office:value-type="float" office:value="-1.8481" calcext:value-type="float">
            <text:p>-1.8481</text:p>
          </table:table-cell>
          <table:table-cell office:value-type="float" office:value="3" calcext:value-type="float">
            <text:p>3</text:p>
          </table:table-cell>
          <table:table-cell office:value-type="float" office:value="239.2973" calcext:value-type="float">
            <text:p>239.297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317 <text:s text:c="5"/>18 2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2112442" calcext:value-type="float">
            <text:p>653.2112442</text:p>
          </table:table-cell>
          <table:table-cell office:value-type="float" office:value="0.0899" calcext:value-type="float">
            <text:p>0.0899</text:p>
          </table:table-cell>
          <table:table-cell office:value-type="float" office:value="-1.8456" calcext:value-type="float">
            <text:p>-1.8456</text:p>
          </table:table-cell>
          <table:table-cell office:value-type="float" office:value="3" calcext:value-type="float">
            <text:p>3</text:p>
          </table:table-cell>
          <table:table-cell office:value-type="float" office:value="198.999" calcext:value-type="float">
            <text:p>198.999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117 <text:s text:c="5"/>17 2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8546216" calcext:value-type="float">
            <text:p>920.8546216</text:p>
          </table:table-cell>
          <table:table-cell office:value-type="float" office:value="0.7213" calcext:value-type="float">
            <text:p>0.7213</text:p>
          </table:table-cell>
          <table:table-cell office:value-type="float" office:value="-1.8412" calcext:value-type="float">
            <text:p>-1.8412</text:p>
          </table:table-cell>
          <table:table-cell office:value-type="float" office:value="3" calcext:value-type="float">
            <text:p>3</text:p>
          </table:table-cell>
          <table:table-cell office:value-type="float" office:value="400.1811" calcext:value-type="float">
            <text:p>400.1811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323 <text:s text:c="5"/>24 2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8403759" calcext:value-type="float">
            <text:p>452.840375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1.8401" calcext:value-type="float">
            <text:p>-1.8401</text:p>
          </table:table-cell>
          <table:table-cell office:value-type="float" office:value="3" calcext:value-type="float">
            <text:p>3</text:p>
          </table:table-cell>
          <table:table-cell office:value-type="float" office:value="80.5604" calcext:value-type="float">
            <text:p>80.5604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4 7 <text:s text:c="6"/>9 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7.9170585" calcext:value-type="float">
            <text:p>627.9170585</text:p>
          </table:table-cell>
          <table:table-cell office:value-type="float" office:value="0.0072" calcext:value-type="float">
            <text:p>0.0072</text:p>
          </table:table-cell>
          <table:table-cell office:value-type="float" office:value="-1.8361" calcext:value-type="float">
            <text:p>-1.8361</text:p>
          </table:table-cell>
          <table:table-cell office:value-type="float" office:value="3" calcext:value-type="float">
            <text:p>3</text:p>
          </table:table-cell>
          <table:table-cell office:value-type="float" office:value="97.1382" calcext:value-type="float">
            <text:p>97.1382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8 3 <text:s text:c="6"/>9 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781578" calcext:value-type="float">
            <text:p>351.781578</text:p>
          </table:table-cell>
          <table:table-cell office:value-type="float" office:value="0.005" calcext:value-type="float">
            <text:p>0.005</text:p>
          </table:table-cell>
          <table:table-cell office:value-type="float" office:value="-1.8354" calcext:value-type="float">
            <text:p>-1.8354</text:p>
          </table:table-cell>
          <table:table-cell office:value-type="float" office:value="3" calcext:value-type="float">
            <text:p>3</text:p>
          </table:table-cell>
          <table:table-cell office:value-type="float" office:value="55.3339" calcext:value-type="float">
            <text:p>55.3339</text:p>
          </table:table-cell>
          <table:table-cell office:value-type="float" office:value="63" calcext:value-type="float">
            <text:p>6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110 <text:s text:c="6"/>9 0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713843" calcext:value-type="float">
            <text:p>753.713843</text:p>
          </table:table-cell>
          <table:table-cell office:value-type="float" office:value="0.2074" calcext:value-type="float">
            <text:p>0.2074</text:p>
          </table:table-cell>
          <table:table-cell office:value-type="float" office:value="-1.8342" calcext:value-type="float">
            <text:p>-1.8342</text:p>
          </table:table-cell>
          <table:table-cell office:value-type="float" office:value="3" calcext:value-type="float">
            <text:p>3</text:p>
          </table:table-cell>
          <table:table-cell office:value-type="float" office:value="263.323" calcext:value-type="float">
            <text:p>263.323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218 <text:s text:c="5"/>19 3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15.1308136" calcext:value-type="float">
            <text:p>715.1308136</text:p>
          </table:table-cell>
          <table:table-cell office:value-type="float" office:value="0.0174" calcext:value-type="float">
            <text:p>0.0174</text:p>
          </table:table-cell>
          <table:table-cell office:value-type="float" office:value="-1.832" calcext:value-type="float">
            <text:p>-1.832</text:p>
          </table:table-cell>
          <table:table-cell office:value-type="float" office:value="3" calcext:value-type="float">
            <text:p>3</text:p>
          </table:table-cell>
          <table:table-cell office:value-type="float" office:value="165.3091" calcext:value-type="float">
            <text:p>165.3091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8 5 <text:s text:c="5"/>12 9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4370736" calcext:value-type="float">
            <text:p>887.4370736</text:p>
          </table:table-cell>
          <table:table-cell office:value-type="float" office:value="0.5771" calcext:value-type="float">
            <text:p>0.5771</text:p>
          </table:table-cell>
          <table:table-cell office:value-type="float" office:value="-1.8303" calcext:value-type="float">
            <text:p>-1.8303</text:p>
          </table:table-cell>
          <table:table-cell office:value-type="float" office:value="3" calcext:value-type="float">
            <text:p>3</text:p>
          </table:table-cell>
          <table:table-cell office:value-type="float" office:value="370.5794" calcext:value-type="float">
            <text:p>370.5794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222 <text:s text:c="5"/>23 3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1217067" calcext:value-type="float">
            <text:p>419.1217067</text:p>
          </table:table-cell>
          <table:table-cell office:value-type="float" office:value="0.0031" calcext:value-type="float">
            <text:p>0.0031</text:p>
          </table:table-cell>
          <table:table-cell office:value-type="float" office:value="-1.8294" calcext:value-type="float">
            <text:p>-1.8294</text:p>
          </table:table-cell>
          <table:table-cell office:value-type="float" office:value="3" calcext:value-type="float">
            <text:p>3</text:p>
          </table:table-cell>
          <table:table-cell office:value-type="float" office:value="73.2869" calcext:value-type="float">
            <text:p>73.2869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3 8 <text:s text:c="6"/>9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4483673" calcext:value-type="float">
            <text:p>385.4483673</text:p>
          </table:table-cell>
          <table:table-cell office:value-type="float" office:value="0.0025" calcext:value-type="float">
            <text:p>0.0025</text:p>
          </table:table-cell>
          <table:table-cell office:value-type="float" office:value="-1.828" calcext:value-type="float">
            <text:p>-1.828</text:p>
          </table:table-cell>
          <table:table-cell office:value-type="float" office:value="3" calcext:value-type="float">
            <text:p>3</text:p>
          </table:table-cell>
          <table:table-cell office:value-type="float" office:value="64.8765" calcext:value-type="float">
            <text:p>64.8765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2 9 <text:s text:c="6"/>9 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1521788" calcext:value-type="float">
            <text:p>787.1521788</text:p>
          </table:table-cell>
          <table:table-cell office:value-type="float" office:value="0.2742" calcext:value-type="float">
            <text:p>0.2742</text:p>
          </table:table-cell>
          <table:table-cell office:value-type="float" office:value="-1.8257" calcext:value-type="float">
            <text:p>-1.8257</text:p>
          </table:table-cell>
          <table:table-cell office:value-type="float" office:value="3" calcext:value-type="float">
            <text:p>3</text:p>
          </table:table-cell>
          <table:table-cell office:value-type="float" office:value="288.4642" calcext:value-type="float">
            <text:p>288.4642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319 <text:s text:c="5"/>20 2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5811832" calcext:value-type="float">
            <text:p>619.5811832</text:p>
          </table:table-cell>
          <table:table-cell office:value-type="float" office:value="0.0808" calcext:value-type="float">
            <text:p>0.0808</text:p>
          </table:table-cell>
          <table:table-cell office:value-type="float" office:value="-1.8244" calcext:value-type="float">
            <text:p>-1.8244</text:p>
          </table:table-cell>
          <table:table-cell office:value-type="float" office:value="3" calcext:value-type="float">
            <text:p>3</text:p>
          </table:table-cell>
          <table:table-cell office:value-type="float" office:value="180.4765" calcext:value-type="float">
            <text:p>180.4765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018 <text:s text:c="5"/>17 1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0140098" calcext:value-type="float">
            <text:p>854.0140098</text:p>
          </table:table-cell>
          <table:table-cell office:value-type="float" office:value="0.4565" calcext:value-type="float">
            <text:p>0.4565</text:p>
          </table:table-cell>
          <table:table-cell office:value-type="float" office:value="-1.824" calcext:value-type="float">
            <text:p>-1.824</text:p>
          </table:table-cell>
          <table:table-cell office:value-type="float" office:value="3" calcext:value-type="float">
            <text:p>3</text:p>
          </table:table-cell>
          <table:table-cell office:value-type="float" office:value="342.0925" calcext:value-type="float">
            <text:p>342.0925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321 <text:s text:c="5"/>22 2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6655671" calcext:value-type="float">
            <text:p>686.6655671</text:p>
          </table:table-cell>
          <table:table-cell office:value-type="float" office:value="0.1273" calcext:value-type="float">
            <text:p>0.1273</text:p>
          </table:table-cell>
          <table:table-cell office:value-type="float" office:value="-1.823" calcext:value-type="float">
            <text:p>-1.823</text:p>
          </table:table-cell>
          <table:table-cell office:value-type="float" office:value="3" calcext:value-type="float">
            <text:p>3</text:p>
          </table:table-cell>
          <table:table-cell office:value-type="float" office:value="220.7878" calcext:value-type="float">
            <text:p>220.7878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218 <text:s text:c="5"/>18 1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5856403" calcext:value-type="float">
            <text:p>820.5856403</text:p>
          </table:table-cell>
          <table:table-cell office:value-type="float" office:value="0.3564" calcext:value-type="float">
            <text:p>0.3564</text:p>
          </table:table-cell>
          <table:table-cell office:value-type="float" office:value="-1.8224" calcext:value-type="float">
            <text:p>-1.8224</text:p>
          </table:table-cell>
          <table:table-cell office:value-type="float" office:value="3" calcext:value-type="float">
            <text:p>3</text:p>
          </table:table-cell>
          <table:table-cell office:value-type="float" office:value="314.7207" calcext:value-type="float">
            <text:p>314.7207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220 <text:s text:c="5"/>21 3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7134705" calcext:value-type="float">
            <text:p>920.7134705</text:p>
          </table:table-cell>
          <table:table-cell office:value-type="float" office:value="0.819" calcext:value-type="float">
            <text:p>0.819</text:p>
          </table:table-cell>
          <table:table-cell office:value-type="float" office:value="-1.8122" calcext:value-type="float">
            <text:p>-1.8122</text:p>
          </table:table-cell>
          <table:table-cell office:value-type="float" office:value="3" calcext:value-type="float">
            <text:p>3</text:p>
          </table:table-cell>
          <table:table-cell office:value-type="float" office:value="404.5463" calcext:value-type="float">
            <text:p>404.5463</text:p>
          </table:table-cell>
          <table:table-cell office:value-type="float" office:value="53" calcext:value-type="float">
            <text:p>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125 <text:s text:c="5"/>25 2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1155797" calcext:value-type="float">
            <text:p>720.1155797</text:p>
          </table:table-cell>
          <table:table-cell office:value-type="float" office:value="0.1755" calcext:value-type="float">
            <text:p>0.1755</text:p>
          </table:table-cell>
          <table:table-cell office:value-type="float" office:value="-1.8063" calcext:value-type="float">
            <text:p>-1.8063</text:p>
          </table:table-cell>
          <table:table-cell office:value-type="float" office:value="3" calcext:value-type="float">
            <text:p>3</text:p>
          </table:table-cell>
          <table:table-cell office:value-type="float" office:value="243.6925" calcext:value-type="float">
            <text:p>243.6925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119 <text:s text:c="5"/>19 2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63.2267732" calcext:value-type="float">
            <text:p>663.2267732</text:p>
          </table:table-cell>
          <table:table-cell office:value-type="float" office:value="0.0101" calcext:value-type="float">
            <text:p>0.0101</text:p>
          </table:table-cell>
          <table:table-cell office:value-type="float" office:value="-1.8011" calcext:value-type="float">
            <text:p>-1.8011</text:p>
          </table:table-cell>
          <table:table-cell office:value-type="float" office:value="3" calcext:value-type="float">
            <text:p>3</text:p>
          </table:table-cell>
          <table:table-cell office:value-type="float" office:value="138.2092" calcext:value-type="float">
            <text:p>138.209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8 5 <text:s text:c="5"/>11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4.9907947" calcext:value-type="float">
            <text:p>924.9907947</text:p>
          </table:table-cell>
          <table:table-cell office:value-type="float" office:value="0.0178" calcext:value-type="float">
            <text:p>0.0178</text:p>
          </table:table-cell>
          <table:table-cell office:value-type="float" office:value="-1.8" calcext:value-type="float">
            <text:p>-1.8</text:p>
          </table:table-cell>
          <table:table-cell office:value-type="float" office:value="3" calcext:value-type="float">
            <text:p>3</text:p>
          </table:table-cell>
          <table:table-cell office:value-type="float" office:value="165.3091" calcext:value-type="float">
            <text:p>165.3091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0 3 <text:s text:c="5"/>12 9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2936803" calcext:value-type="float">
            <text:p>887.2936803</text:p>
          </table:table-cell>
          <table:table-cell office:value-type="float" office:value="0.6558" calcext:value-type="float">
            <text:p>0.6558</text:p>
          </table:table-cell>
          <table:table-cell office:value-type="float" office:value="-1.7997" calcext:value-type="float">
            <text:p>-1.7997</text:p>
          </table:table-cell>
          <table:table-cell office:value-type="float" office:value="3" calcext:value-type="float">
            <text:p>3</text:p>
          </table:table-cell>
          <table:table-cell office:value-type="float" office:value="374.9494" calcext:value-type="float">
            <text:p>374.9494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224 <text:s text:c="5"/>24 1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0406843" calcext:value-type="float">
            <text:p>653.0406843</text:p>
          </table:table-cell>
          <table:table-cell office:value-type="float" office:value="0.1175" calcext:value-type="float">
            <text:p>0.1175</text:p>
          </table:table-cell>
          <table:table-cell office:value-type="float" office:value="-1.7987" calcext:value-type="float">
            <text:p>-1.7987</text:p>
          </table:table-cell>
          <table:table-cell office:value-type="float" office:value="3" calcext:value-type="float">
            <text:p>3</text:p>
          </table:table-cell>
          <table:table-cell office:value-type="float" office:value="201.1435" calcext:value-type="float">
            <text:p>201.1435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119 <text:s text:c="5"/>18 0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9236142" calcext:value-type="float">
            <text:p>553.9236142</text:p>
          </table:table-cell>
          <table:table-cell office:value-type="float" office:value="0.0063" calcext:value-type="float">
            <text:p>0.0063</text:p>
          </table:table-cell>
          <table:table-cell office:value-type="float" office:value="-1.7984" calcext:value-type="float">
            <text:p>-1.7984</text:p>
          </table:table-cell>
          <table:table-cell office:value-type="float" office:value="3" calcext:value-type="float">
            <text:p>3</text:p>
          </table:table-cell>
          <table:table-cell office:value-type="float" office:value="109.0237" calcext:value-type="float">
            <text:p>109.0237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5 6 <text:s text:c="5"/>10 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6444404" calcext:value-type="float">
            <text:p>722.6444404</text:p>
          </table:table-cell>
          <table:table-cell office:value-type="float" office:value="0.0108" calcext:value-type="float">
            <text:p>0.0108</text:p>
          </table:table-cell>
          <table:table-cell office:value-type="float" office:value="-1.7981" calcext:value-type="float">
            <text:p>-1.7981</text:p>
          </table:table-cell>
          <table:table-cell office:value-type="float" office:value="3" calcext:value-type="float">
            <text:p>3</text:p>
          </table:table-cell>
          <table:table-cell office:value-type="float" office:value="141.2043" calcext:value-type="float">
            <text:p>141.2043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9 4 <text:s text:c="5"/>11 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9439619" calcext:value-type="float">
            <text:p>887.9439619</text:p>
          </table:table-cell>
          <table:table-cell office:value-type="float" office:value="0.0171" calcext:value-type="float">
            <text:p>0.0171</text:p>
          </table:table-cell>
          <table:table-cell office:value-type="float" office:value="-1.797" calcext:value-type="float">
            <text:p>-1.797</text:p>
          </table:table-cell>
          <table:table-cell office:value-type="float" office:value="3" calcext:value-type="float">
            <text:p>3</text:p>
          </table:table-cell>
          <table:table-cell office:value-type="float" office:value="174.4014" calcext:value-type="float">
            <text:p>174.4014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2 2 <text:s text:c="5"/>1211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5610713" calcext:value-type="float">
            <text:p>753.5610713</text:p>
          </table:table-cell>
          <table:table-cell office:value-type="float" office:value="0.2364" calcext:value-type="float">
            <text:p>0.2364</text:p>
          </table:table-cell>
          <table:table-cell office:value-type="float" office:value="-1.7951" calcext:value-type="float">
            <text:p>-1.7951</text:p>
          </table:table-cell>
          <table:table-cell office:value-type="float" office:value="3" calcext:value-type="float">
            <text:p>3</text:p>
          </table:table-cell>
          <table:table-cell office:value-type="float" office:value="267.7129" calcext:value-type="float">
            <text:p>267.7129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220 <text:s text:c="5"/>20 1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63.8374989" calcext:value-type="float">
            <text:p>763.8374989</text:p>
          </table:table-cell>
          <table:table-cell office:value-type="float" office:value="0.0066" calcext:value-type="float">
            <text:p>0.0066</text:p>
          </table:table-cell>
          <table:table-cell office:value-type="float" office:value="-1.7918" calcext:value-type="float">
            <text:p>-1.7918</text:p>
          </table:table-cell>
          <table:table-cell office:value-type="float" office:value="3" calcext:value-type="float">
            <text:p>3</text:p>
          </table:table-cell>
          <table:table-cell office:value-type="float" office:value="126.3492" calcext:value-type="float">
            <text:p>126.3492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1 1 <text:s text:c="5"/>1010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3.8683422" calcext:value-type="float">
            <text:p>853.8683422</text:p>
          </table:table-cell>
          <table:table-cell office:value-type="float" office:value="0.5191" calcext:value-type="float">
            <text:p>0.5191</text:p>
          </table:table-cell>
          <table:table-cell office:value-type="float" office:value="-1.7915" calcext:value-type="float">
            <text:p>-1.7915</text:p>
          </table:table-cell>
          <table:table-cell office:value-type="float" office:value="3" calcext:value-type="float">
            <text:p>3</text:p>
          </table:table-cell>
          <table:table-cell office:value-type="float" office:value="346.4674" calcext:value-type="float">
            <text:p>346.4674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123 <text:s text:c="5"/>23 2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0018332" calcext:value-type="float">
            <text:p>787.0018332</text:p>
          </table:table-cell>
          <table:table-cell office:value-type="float" office:value="0.3123" calcext:value-type="float">
            <text:p>0.3123</text:p>
          </table:table-cell>
          <table:table-cell office:value-type="float" office:value="-1.789" calcext:value-type="float">
            <text:p>-1.789</text:p>
          </table:table-cell>
          <table:table-cell office:value-type="float" office:value="3" calcext:value-type="float">
            <text:p>3</text:p>
          </table:table-cell>
          <table:table-cell office:value-type="float" office:value="292.849" calcext:value-type="float">
            <text:p>292.849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121 <text:s text:c="5"/>21 2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4376585" calcext:value-type="float">
            <text:p>820.4376585</text:p>
          </table:table-cell>
          <table:table-cell office:value-type="float" office:value="0.4056" calcext:value-type="float">
            <text:p>0.4056</text:p>
          </table:table-cell>
          <table:table-cell office:value-type="float" office:value="-1.7879" calcext:value-type="float">
            <text:p>-1.7879</text:p>
          </table:table-cell>
          <table:table-cell office:value-type="float" office:value="3" calcext:value-type="float">
            <text:p>3</text:p>
          </table:table-cell>
          <table:table-cell office:value-type="float" office:value="319.1006" calcext:value-type="float">
            <text:p>319.1006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222 <text:s text:c="5"/>22 1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48.5577047" calcext:value-type="float">
            <text:p>948.5577047</text:p>
          </table:table-cell>
          <table:table-cell office:value-type="float" office:value="0.1253" calcext:value-type="float">
            <text:p>0.1253</text:p>
          </table:table-cell>
          <table:table-cell office:value-type="float" office:value="-1.7834" calcext:value-type="float">
            <text:p>-1.7834</text:p>
          </table:table-cell>
          <table:table-cell office:value-type="float" office:value="3" calcext:value-type="float">
            <text:p>3</text:p>
          </table:table-cell>
          <table:table-cell office:value-type="float" office:value="289.4869" calcext:value-type="float">
            <text:p>289.4869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1 6 <text:s text:c="5"/>161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550687" calcext:value-type="float">
            <text:p>920.550687</text:p>
          </table:table-cell>
          <table:table-cell office:value-type="float" office:value="1.01" calcext:value-type="float">
            <text:p>1.01</text:p>
          </table:table-cell>
          <table:table-cell office:value-type="float" office:value="-1.7812" calcext:value-type="float">
            <text:p>-1.7812</text:p>
          </table:table-cell>
          <table:table-cell office:value-type="float" office:value="3" calcext:value-type="float">
            <text:p>3</text:p>
          </table:table-cell>
          <table:table-cell office:value-type="float" office:value="406.6463" calcext:value-type="float">
            <text:p>406.6463</text:p>
          </table:table-cell>
          <table:table-cell office:value-type="float" office:value="55" calcext:value-type="float">
            <text:p>5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127 <text:s text:c="5"/>26 02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4960529" calcext:value-type="float">
            <text:p>686.4960529</text:p>
          </table:table-cell>
          <table:table-cell office:value-type="float" office:value="0.1651" calcext:value-type="float">
            <text:p>0.1651</text:p>
          </table:table-cell>
          <table:table-cell office:value-type="float" office:value="-1.7789" calcext:value-type="float">
            <text:p>-1.7789</text:p>
          </table:table-cell>
          <table:table-cell office:value-type="float" office:value="3" calcext:value-type="float">
            <text:p>3</text:p>
          </table:table-cell>
          <table:table-cell office:value-type="float" office:value="222.9266" calcext:value-type="float">
            <text:p>222.9266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020 <text:s text:c="5"/>19 1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7316518" calcext:value-type="float">
            <text:p>485.7316518</text:p>
          </table:table-cell>
          <table:table-cell office:value-type="float" office:value="0.0033" calcext:value-type="float">
            <text:p>0.0033</text:p>
          </table:table-cell>
          <table:table-cell office:value-type="float" office:value="-1.7753" calcext:value-type="float">
            <text:p>-1.7753</text:p>
          </table:table-cell>
          <table:table-cell office:value-type="float" office:value="3" calcext:value-type="float">
            <text:p>3</text:p>
          </table:table-cell>
          <table:table-cell office:value-type="float" office:value="47.7306" calcext:value-type="float">
            <text:p>47.7306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7 0 <text:s text:c="6"/>6 6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0508524" calcext:value-type="float">
            <text:p>520.0508524</text:p>
          </table:table-cell>
          <table:table-cell office:value-type="float" office:value="0.0056" calcext:value-type="float">
            <text:p>0.0056</text:p>
          </table:table-cell>
          <table:table-cell office:value-type="float" office:value="-1.7677" calcext:value-type="float">
            <text:p>-1.7677</text:p>
          </table:table-cell>
          <table:table-cell office:value-type="float" office:value="3" calcext:value-type="float">
            <text:p>3</text:p>
          </table:table-cell>
          <table:table-cell office:value-type="float" office:value="102.9216" calcext:value-type="float">
            <text:p>102.9216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4 7 <text:s text:c="5"/>10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1299771" calcext:value-type="float">
            <text:p>887.1299771</text:p>
          </table:table-cell>
          <table:table-cell office:value-type="float" office:value="0.814" calcext:value-type="float">
            <text:p>0.814</text:p>
          </table:table-cell>
          <table:table-cell office:value-type="float" office:value="-1.7673" calcext:value-type="float">
            <text:p>-1.7673</text:p>
          </table:table-cell>
          <table:table-cell office:value-type="float" office:value="3" calcext:value-type="float">
            <text:p>3</text:p>
          </table:table-cell>
          <table:table-cell office:value-type="float" office:value="377.0548" calcext:value-type="float">
            <text:p>377.0548</text:p>
          </table:table-cell>
          <table:table-cell office:value-type="float" office:value="53" calcext:value-type="float">
            <text:p>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026 <text:s text:c="5"/>25 1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19.9470824" calcext:value-type="float">
            <text:p>719.9470824</text:p>
          </table:table-cell>
          <table:table-cell office:value-type="float" office:value="0.2257" calcext:value-type="float">
            <text:p>0.2257</text:p>
          </table:table-cell>
          <table:table-cell office:value-type="float" office:value="-1.7647" calcext:value-type="float">
            <text:p>-1.7647</text:p>
          </table:table-cell>
          <table:table-cell office:value-type="float" office:value="3" calcext:value-type="float">
            <text:p>3</text:p>
          </table:table-cell>
          <table:table-cell office:value-type="float" office:value="245.8256" calcext:value-type="float">
            <text:p>245.8256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121 <text:s text:c="5"/>20 0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3.7037091" calcext:value-type="float">
            <text:p>853.7037091</text:p>
          </table:table-cell>
          <table:table-cell office:value-type="float" office:value="0.6485" calcext:value-type="float">
            <text:p>0.6485</text:p>
          </table:table-cell>
          <table:table-cell office:value-type="float" office:value="-1.7576" calcext:value-type="float">
            <text:p>-1.7576</text:p>
          </table:table-cell>
          <table:table-cell office:value-type="float" office:value="3" calcext:value-type="float">
            <text:p>3</text:p>
          </table:table-cell>
          <table:table-cell office:value-type="float" office:value="348.5783" calcext:value-type="float">
            <text:p>348.5783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125 <text:s text:c="5"/>24 0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393567" calcext:value-type="float">
            <text:p>753.393567</text:p>
          </table:table-cell>
          <table:table-cell office:value-type="float" office:value="0.3017" calcext:value-type="float">
            <text:p>0.3017</text:p>
          </table:table-cell>
          <table:table-cell office:value-type="float" office:value="-1.7557" calcext:value-type="float">
            <text:p>-1.7557</text:p>
          </table:table-cell>
          <table:table-cell office:value-type="float" office:value="3" calcext:value-type="float">
            <text:p>3</text:p>
          </table:table-cell>
          <table:table-cell office:value-type="float" office:value="269.8405" calcext:value-type="float">
            <text:p>269.8405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022 <text:s text:c="5"/>21 1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2720835" calcext:value-type="float">
            <text:p>820.2720835</text:p>
          </table:table-cell>
          <table:table-cell office:value-type="float" office:value="0.5102" calcext:value-type="float">
            <text:p>0.5102</text:p>
          </table:table-cell>
          <table:table-cell office:value-type="float" office:value="-1.7524" calcext:value-type="float">
            <text:p>-1.7524</text:p>
          </table:table-cell>
          <table:table-cell office:value-type="float" office:value="3" calcext:value-type="float">
            <text:p>3</text:p>
          </table:table-cell>
          <table:table-cell office:value-type="float" office:value="321.217" calcext:value-type="float">
            <text:p>321.217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024 <text:s text:c="5"/>23 1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6.8353019" calcext:value-type="float">
            <text:p>786.8353019</text:p>
          </table:table-cell>
          <table:table-cell office:value-type="float" office:value="0.3956" calcext:value-type="float">
            <text:p>0.3956</text:p>
          </table:table-cell>
          <table:table-cell office:value-type="float" office:value="-1.7516" calcext:value-type="float">
            <text:p>-1.7516</text:p>
          </table:table-cell>
          <table:table-cell office:value-type="float" office:value="3" calcext:value-type="float">
            <text:p>3</text:p>
          </table:table-cell>
          <table:table-cell office:value-type="float" office:value="294.971" calcext:value-type="float">
            <text:p>294.971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123 <text:s text:c="5"/>22 0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2.1267929" calcext:value-type="float">
            <text:p>622.1267929</text:p>
          </table:table-cell>
          <table:table-cell office:value-type="float" office:value="0.0096" calcext:value-type="float">
            <text:p>0.0096</text:p>
          </table:table-cell>
          <table:table-cell office:value-type="float" office:value="-1.7511" calcext:value-type="float">
            <text:p>-1.7511</text:p>
          </table:table-cell>
          <table:table-cell office:value-type="float" office:value="3" calcext:value-type="float">
            <text:p>3</text:p>
          </table:table-cell>
          <table:table-cell office:value-type="float" office:value="133.5447" calcext:value-type="float">
            <text:p>133.5447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7 6 <text:s text:c="5"/>11 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12.7808253" calcext:value-type="float">
            <text:p>812.7808253</text:p>
          </table:table-cell>
          <table:table-cell office:value-type="float" office:value="0.0309" calcext:value-type="float">
            <text:p>0.0309</text:p>
          </table:table-cell>
          <table:table-cell office:value-type="float" office:value="-1.7494" calcext:value-type="float">
            <text:p>-1.7494</text:p>
          </table:table-cell>
          <table:table-cell office:value-type="float" office:value="3" calcext:value-type="float">
            <text:p>3</text:p>
          </table:table-cell>
          <table:table-cell office:value-type="float" office:value="193.3683" calcext:value-type="float">
            <text:p>193.3683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0 5 <text:s text:c="5"/>13 9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280483" calcext:value-type="float">
            <text:p>486.280483</text:p>
          </table:table-cell>
          <table:table-cell office:value-type="float" office:value="0.0047" calcext:value-type="float">
            <text:p>0.0047</text:p>
          </table:table-cell>
          <table:table-cell office:value-type="float" office:value="-1.7489" calcext:value-type="float">
            <text:p>-1.7489</text:p>
          </table:table-cell>
          <table:table-cell office:value-type="float" office:value="3" calcext:value-type="float">
            <text:p>3</text:p>
          </table:table-cell>
          <table:table-cell office:value-type="float" office:value="95.6655" calcext:value-type="float">
            <text:p>95.6655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3 8 <text:s text:c="5"/>10 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2665549" calcext:value-type="float">
            <text:p>385.2665549</text:p>
          </table:table-cell>
          <table:table-cell office:value-type="float" office:value="0.0038" calcext:value-type="float">
            <text:p>0.0038</text:p>
          </table:table-cell>
          <table:table-cell office:value-type="float" office:value="-1.7384" calcext:value-type="float">
            <text:p>-1.7384</text:p>
          </table:table-cell>
          <table:table-cell office:value-type="float" office:value="3" calcext:value-type="float">
            <text:p>3</text:p>
          </table:table-cell>
          <table:table-cell office:value-type="float" office:value="67.068" calcext:value-type="float">
            <text:p>67.068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011 <text:s text:c="5"/>10 1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591933" calcext:value-type="float">
            <text:p>452.591933</text:p>
          </table:table-cell>
          <table:table-cell office:value-type="float" office:value="0.005" calcext:value-type="float">
            <text:p>0.005</text:p>
          </table:table-cell>
          <table:table-cell office:value-type="float" office:value="-1.7384" calcext:value-type="float">
            <text:p>-1.7384</text:p>
          </table:table-cell>
          <table:table-cell office:value-type="float" office:value="3" calcext:value-type="float">
            <text:p>3</text:p>
          </table:table-cell>
          <table:table-cell office:value-type="float" office:value="87.2673" calcext:value-type="float">
            <text:p>87.2673</text:p>
          </table:table-cell>
          <table:table-cell office:value-type="float" office:value="69" calcext:value-type="float">
            <text:p>6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2 9 <text:s text:c="5"/>10 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65.1307125" calcext:value-type="float">
            <text:p>765.130712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1.7366" calcext:value-type="float">
            <text:p>-1.7366</text:p>
          </table:table-cell>
          <table:table-cell office:value-type="float" office:value="3" calcext:value-type="float">
            <text:p>3</text:p>
          </table:table-cell>
          <table:table-cell office:value-type="float" office:value="118.0833" calcext:value-type="float">
            <text:p>118.083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9 2 <text:s text:c="5"/>10 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9288771" calcext:value-type="float">
            <text:p>418.928877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1.735" calcext:value-type="float">
            <text:p>-1.735</text:p>
          </table:table-cell>
          <table:table-cell office:value-type="float" office:value="3" calcext:value-type="float">
            <text:p>3</text:p>
          </table:table-cell>
          <table:table-cell office:value-type="float" office:value="77.7337" calcext:value-type="float">
            <text:p>77.7337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110 <text:s text:c="5"/>10 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4.0280355" calcext:value-type="float">
            <text:p>834.0280355</text:p>
          </table:table-cell>
          <table:table-cell office:value-type="float" office:value="0.0095" calcext:value-type="float">
            <text:p>0.0095</text:p>
          </table:table-cell>
          <table:table-cell office:value-type="float" office:value="-1.7278" calcext:value-type="float">
            <text:p>-1.7278</text:p>
          </table:table-cell>
          <table:table-cell office:value-type="float" office:value="3" calcext:value-type="float">
            <text:p>3</text:p>
          </table:table-cell>
          <table:table-cell office:value-type="float" office:value="151.8281" calcext:value-type="float">
            <text:p>151.828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2 0 <text:s text:c="5"/>1111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8.2995989" calcext:value-type="float">
            <text:p>688.2995989</text:p>
          </table:table-cell>
          <table:table-cell office:value-type="float" office:value="0.0173" calcext:value-type="float">
            <text:p>0.0173</text:p>
          </table:table-cell>
          <table:table-cell office:value-type="float" office:value="-1.7247" calcext:value-type="float">
            <text:p>-1.7247</text:p>
          </table:table-cell>
          <table:table-cell office:value-type="float" office:value="3" calcext:value-type="float">
            <text:p>3</text:p>
          </table:table-cell>
          <table:table-cell office:value-type="float" office:value="160.332" calcext:value-type="float">
            <text:p>160.332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7 6 <text:s text:c="5"/>12 8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1077957" calcext:value-type="float">
            <text:p>821.1077957</text:p>
          </table:table-cell>
          <table:table-cell office:value-type="float" office:value="0.0522" calcext:value-type="float">
            <text:p>0.0522</text:p>
          </table:table-cell>
          <table:table-cell office:value-type="float" office:value="-1.7173" calcext:value-type="float">
            <text:p>-1.7173</text:p>
          </table:table-cell>
          <table:table-cell office:value-type="float" office:value="3" calcext:value-type="float">
            <text:p>3</text:p>
          </table:table-cell>
          <table:table-cell office:value-type="float" office:value="220.4797" calcext:value-type="float">
            <text:p>220.479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9 6 <text:s text:c="5"/>141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349263" calcext:value-type="float">
            <text:p>587.349263</text:p>
          </table:table-cell>
          <table:table-cell office:value-type="float" office:value="0.0092" calcext:value-type="float">
            <text:p>0.0092</text:p>
          </table:table-cell>
          <table:table-cell office:value-type="float" office:value="-1.7145" calcext:value-type="float">
            <text:p>-1.7145</text:p>
          </table:table-cell>
          <table:table-cell office:value-type="float" office:value="3" calcext:value-type="float">
            <text:p>3</text:p>
          </table:table-cell>
          <table:table-cell office:value-type="float" office:value="127.5006" calcext:value-type="float">
            <text:p>127.5006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6 7 <text:s text:c="5"/>11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5479905" calcext:value-type="float">
            <text:p>619.5479905</text:p>
          </table:table-cell>
          <table:table-cell office:value-type="float" office:value="0.0047" calcext:value-type="float">
            <text:p>0.0047</text:p>
          </table:table-cell>
          <table:table-cell office:value-type="float" office:value="-1.7137" calcext:value-type="float">
            <text:p>-1.7137</text:p>
          </table:table-cell>
          <table:table-cell office:value-type="float" office:value="3" calcext:value-type="float">
            <text:p>3</text:p>
          </table:table-cell>
          <table:table-cell office:value-type="float" office:value="78.8727" calcext:value-type="float">
            <text:p>78.872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8 1 <text:s text:c="6"/>8 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3.6144443" calcext:value-type="float">
            <text:p>903.6144443</text:p>
          </table:table-cell>
          <table:table-cell office:value-type="float" office:value="0.0826" calcext:value-type="float">
            <text:p>0.0826</text:p>
          </table:table-cell>
          <table:table-cell office:value-type="float" office:value="-1.7046" calcext:value-type="float">
            <text:p>-1.7046</text:p>
          </table:table-cell>
          <table:table-cell office:value-type="float" office:value="3" calcext:value-type="float">
            <text:p>3</text:p>
          </table:table-cell>
          <table:table-cell office:value-type="float" office:value="253.3892" calcext:value-type="float">
            <text:p>253.389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1 6 <text:s text:c="5"/>151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9.8913172" calcext:value-type="float">
            <text:p>759.8913172</text:p>
          </table:table-cell>
          <table:table-cell office:value-type="float" office:value="0.0309" calcext:value-type="float">
            <text:p>0.0309</text:p>
          </table:table-cell>
          <table:table-cell office:value-type="float" office:value="-1.7035" calcext:value-type="float">
            <text:p>-1.7035</text:p>
          </table:table-cell>
          <table:table-cell office:value-type="float" office:value="3" calcext:value-type="float">
            <text:p>3</text:p>
          </table:table-cell>
          <table:table-cell office:value-type="float" office:value="189.1633" calcext:value-type="float">
            <text:p>189.1633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9 6 <text:s text:c="5"/>13 8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4536773" calcext:value-type="float">
            <text:p>553.453677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1.6892" calcext:value-type="float">
            <text:p>-1.6892</text:p>
          </table:table-cell>
          <table:table-cell office:value-type="float" office:value="3" calcext:value-type="float">
            <text:p>3</text:p>
          </table:table-cell>
          <table:table-cell office:value-type="float" office:value="120.2686" calcext:value-type="float">
            <text:p>120.2686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5 8 <text:s text:c="5"/>11 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3.8345002" calcext:value-type="float">
            <text:p>903.8345002</text:p>
          </table:table-cell>
          <table:table-cell office:value-type="float" office:value="0.0171" calcext:value-type="float">
            <text:p>0.0171</text:p>
          </table:table-cell>
          <table:table-cell office:value-type="float" office:value="-1.6791" calcext:value-type="float">
            <text:p>-1.6791</text:p>
          </table:table-cell>
          <table:table-cell office:value-type="float" office:value="3" calcext:value-type="float">
            <text:p>3</text:p>
          </table:table-cell>
          <table:table-cell office:value-type="float" office:value="179.6483" calcext:value-type="float">
            <text:p>179.6483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3 1 <text:s text:c="5"/>1212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617019" calcext:value-type="float">
            <text:p>654.617019</text:p>
          </table:table-cell>
          <table:table-cell office:value-type="float" office:value="0.0172" calcext:value-type="float">
            <text:p>0.0172</text:p>
          </table:table-cell>
          <table:table-cell office:value-type="float" office:value="-1.6778" calcext:value-type="float">
            <text:p>-1.6778</text:p>
          </table:table-cell>
          <table:table-cell office:value-type="float" office:value="3" calcext:value-type="float">
            <text:p>3</text:p>
          </table:table-cell>
          <table:table-cell office:value-type="float" office:value="154.2966" calcext:value-type="float">
            <text:p>154.2966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6 7 <text:s text:c="5"/>12 7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7303973" calcext:value-type="float">
            <text:p>519.7303973</text:p>
          </table:table-cell>
          <table:table-cell office:value-type="float" office:value="0.0078" calcext:value-type="float">
            <text:p>0.0078</text:p>
          </table:table-cell>
          <table:table-cell office:value-type="float" office:value="-1.6718" calcext:value-type="float">
            <text:p>-1.6718</text:p>
          </table:table-cell>
          <table:table-cell office:value-type="float" office:value="3" calcext:value-type="float">
            <text:p>3</text:p>
          </table:table-cell>
          <table:table-cell office:value-type="float" office:value="111.8861" calcext:value-type="float">
            <text:p>111.8861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4 9 <text:s text:c="5"/>11 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3.786651" calcext:value-type="float">
            <text:p>923.786651</text:p>
          </table:table-cell>
          <table:table-cell office:value-type="float" office:value="0.1252" calcext:value-type="float">
            <text:p>0.1252</text:p>
          </table:table-cell>
          <table:table-cell office:value-type="float" office:value="-1.667" calcext:value-type="float">
            <text:p>-1.667</text:p>
          </table:table-cell>
          <table:table-cell office:value-type="float" office:value="3" calcext:value-type="float">
            <text:p>3</text:p>
          </table:table-cell>
          <table:table-cell office:value-type="float" office:value="283.5305" calcext:value-type="float">
            <text:p>283.5305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0 7 <text:s text:c="5"/>161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2.0554834" calcext:value-type="float">
            <text:p>882.0554834</text:p>
          </table:table-cell>
          <table:table-cell office:value-type="float" office:value="0.0308" calcext:value-type="float">
            <text:p>0.0308</text:p>
          </table:table-cell>
          <table:table-cell office:value-type="float" office:value="-1.661" calcext:value-type="float">
            <text:p>-1.661</text:p>
          </table:table-cell>
          <table:table-cell office:value-type="float" office:value="3" calcext:value-type="float">
            <text:p>3</text:p>
          </table:table-cell>
          <table:table-cell office:value-type="float" office:value="196.1635" calcext:value-type="float">
            <text:p>196.1635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1 4 <text:s text:c="5"/>131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0615245" calcext:value-type="float">
            <text:p>486.061524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1.6605" calcext:value-type="float">
            <text:p>-1.6605</text:p>
          </table:table-cell>
          <table:table-cell office:value-type="float" office:value="3" calcext:value-type="float">
            <text:p>3</text:p>
          </table:table-cell>
          <table:table-cell office:value-type="float" office:value="102.3641" calcext:value-type="float">
            <text:p>102.3641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310 <text:s text:c="5"/>11 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3064084" calcext:value-type="float">
            <text:p>722.3064084</text:p>
          </table:table-cell>
          <table:table-cell office:value-type="float" office:value="0.031" calcext:value-type="float">
            <text:p>0.031</text:p>
          </table:table-cell>
          <table:table-cell office:value-type="float" office:value="-1.6552" calcext:value-type="float">
            <text:p>-1.6552</text:p>
          </table:table-cell>
          <table:table-cell office:value-type="float" office:value="3" calcext:value-type="float">
            <text:p>3</text:p>
          </table:table-cell>
          <table:table-cell office:value-type="float" office:value="183.2912" calcext:value-type="float">
            <text:p>183.2912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8 7 <text:s text:c="5"/>13 7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407055" calcext:value-type="float">
            <text:p>452.407055</text:p>
          </table:table-cell>
          <table:table-cell office:value-type="float" office:value="0.005" calcext:value-type="float">
            <text:p>0.005</text:p>
          </table:table-cell>
          <table:table-cell office:value-type="float" office:value="-1.6547" calcext:value-type="float">
            <text:p>-1.6547</text:p>
          </table:table-cell>
          <table:table-cell office:value-type="float" office:value="3" calcext:value-type="float">
            <text:p>3</text:p>
          </table:table-cell>
          <table:table-cell office:value-type="float" office:value="91.7077" calcext:value-type="float">
            <text:p>91.7077</text:p>
          </table:table-cell>
          <table:table-cell office:value-type="float" office:value="75" calcext:value-type="float">
            <text:p>7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211 <text:s text:c="5"/>11 1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7491032" calcext:value-type="float">
            <text:p>418.7491032</text:p>
          </table:table-cell>
          <table:table-cell office:value-type="float" office:value="0.0037" calcext:value-type="float">
            <text:p>0.0037</text:p>
          </table:table-cell>
          <table:table-cell office:value-type="float" office:value="-1.6542" calcext:value-type="float">
            <text:p>-1.6542</text:p>
          </table:table-cell>
          <table:table-cell office:value-type="float" office:value="3" calcext:value-type="float">
            <text:p>3</text:p>
          </table:table-cell>
          <table:table-cell office:value-type="float" office:value="79.9192" calcext:value-type="float">
            <text:p>79.919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112 <text:s text:c="5"/>11 0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8.4906337" calcext:value-type="float">
            <text:p>858.4906337</text:p>
          </table:table-cell>
          <table:table-cell office:value-type="float" office:value="0.0828" calcext:value-type="float">
            <text:p>0.0828</text:p>
          </table:table-cell>
          <table:table-cell office:value-type="float" office:value="-1.6481" calcext:value-type="float">
            <text:p>-1.6481</text:p>
          </table:table-cell>
          <table:table-cell office:value-type="float" office:value="3" calcext:value-type="float">
            <text:p>3</text:p>
          </table:table-cell>
          <table:table-cell office:value-type="float" office:value="247.8689" calcext:value-type="float">
            <text:p>247.8689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0 7 <text:s text:c="5"/>15 9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6499419" calcext:value-type="float">
            <text:p>620.6499419</text:p>
          </table:table-cell>
          <table:table-cell office:value-type="float" office:value="0.017" calcext:value-type="float">
            <text:p>0.017</text:p>
          </table:table-cell>
          <table:table-cell office:value-type="float" office:value="-1.6469" calcext:value-type="float">
            <text:p>-1.6469</text:p>
          </table:table-cell>
          <table:table-cell office:value-type="float" office:value="3" calcext:value-type="float">
            <text:p>3</text:p>
          </table:table-cell>
          <table:table-cell office:value-type="float" office:value="147.0925" calcext:value-type="float">
            <text:p>147.0925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5 8 <text:s text:c="5"/>12 6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9.3570633" calcext:value-type="float">
            <text:p>789.3570633</text:p>
          </table:table-cell>
          <table:table-cell office:value-type="float" office:value="0.0523" calcext:value-type="float">
            <text:p>0.0523</text:p>
          </table:table-cell>
          <table:table-cell office:value-type="float" office:value="-1.6469" calcext:value-type="float">
            <text:p>-1.6469</text:p>
          </table:table-cell>
          <table:table-cell office:value-type="float" office:value="3" calcext:value-type="float">
            <text:p>3</text:p>
          </table:table-cell>
          <table:table-cell office:value-type="float" office:value="214.5105" calcext:value-type="float">
            <text:p>214.5105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8 7 <text:s text:c="5"/>14 9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8704335" calcext:value-type="float">
            <text:p>586.8704335</text:p>
          </table:table-cell>
          <table:table-cell office:value-type="float" office:value="0.0163" calcext:value-type="float">
            <text:p>0.0163</text:p>
          </table:table-cell>
          <table:table-cell office:value-type="float" office:value="-1.6239" calcext:value-type="float">
            <text:p>-1.6239</text:p>
          </table:table-cell>
          <table:table-cell office:value-type="float" office:value="3" calcext:value-type="float">
            <text:p>3</text:p>
          </table:table-cell>
          <table:table-cell office:value-type="float" office:value="138.7299" calcext:value-type="float">
            <text:p>138.729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4 9 <text:s text:c="5"/>12 5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7887608" calcext:value-type="float">
            <text:p>552.7887608</text:p>
          </table:table-cell>
          <table:table-cell office:value-type="float" office:value="0.0041" calcext:value-type="float">
            <text:p>0.0041</text:p>
          </table:table-cell>
          <table:table-cell office:value-type="float" office:value="-1.6226" calcext:value-type="float">
            <text:p>-1.6226</text:p>
          </table:table-cell>
          <table:table-cell office:value-type="float" office:value="3" calcext:value-type="float">
            <text:p>3</text:p>
          </table:table-cell>
          <table:table-cell office:value-type="float" office:value="63.9328" calcext:value-type="float">
            <text:p>63.932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8 1 <text:s text:c="6"/>7 7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8998233" calcext:value-type="float">
            <text:p>687.8998233</text:p>
          </table:table-cell>
          <table:table-cell office:value-type="float" office:value="0.0309" calcext:value-type="float">
            <text:p>0.0309</text:p>
          </table:table-cell>
          <table:table-cell office:value-type="float" office:value="-1.6194" calcext:value-type="float">
            <text:p>-1.6194</text:p>
          </table:table-cell>
          <table:table-cell office:value-type="float" office:value="3" calcext:value-type="float">
            <text:p>3</text:p>
          </table:table-cell>
          <table:table-cell office:value-type="float" office:value="176.1323" calcext:value-type="float">
            <text:p>176.1323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7 8 <text:s text:c="5"/>13 6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9.9416394" calcext:value-type="float">
            <text:p>889.9416394</text:p>
          </table:table-cell>
          <table:table-cell office:value-type="float" office:value="0.125" calcext:value-type="float">
            <text:p>0.125</text:p>
          </table:table-cell>
          <table:table-cell office:value-type="float" office:value="-1.612" calcext:value-type="float">
            <text:p>-1.612</text:p>
          </table:table-cell>
          <table:table-cell office:value-type="float" office:value="3" calcext:value-type="float">
            <text:p>3</text:p>
          </table:table-cell>
          <table:table-cell office:value-type="float" office:value="276.5051" calcext:value-type="float">
            <text:p>276.5051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9 8 <text:s text:c="5"/>161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3.0449421" calcext:value-type="float">
            <text:p>783.0449421</text:p>
          </table:table-cell>
          <table:table-cell office:value-type="float" office:value="0.0101" calcext:value-type="float">
            <text:p>0.0101</text:p>
          </table:table-cell>
          <table:table-cell office:value-type="float" office:value="-1.607" calcext:value-type="float">
            <text:p>-1.607</text:p>
          </table:table-cell>
          <table:table-cell office:value-type="float" office:value="3" calcext:value-type="float">
            <text:p>3</text:p>
          </table:table-cell>
          <table:table-cell office:value-type="float" office:value="143.6053" calcext:value-type="float">
            <text:p>143.6053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3 <text:s text:c="5"/>11 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1829464" calcext:value-type="float">
            <text:p>553.1829464</text:p>
          </table:table-cell>
          <table:table-cell office:value-type="float" office:value="0.0148" calcext:value-type="float">
            <text:p>0.0148</text:p>
          </table:table-cell>
          <table:table-cell office:value-type="float" office:value="-1.6066" calcext:value-type="float">
            <text:p>-1.6066</text:p>
          </table:table-cell>
          <table:table-cell office:value-type="float" office:value="3" calcext:value-type="float">
            <text:p>3</text:p>
          </table:table-cell>
          <table:table-cell office:value-type="float" office:value="129.2224" calcext:value-type="float">
            <text:p>129.2224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310 <text:s text:c="5"/>12 4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1743045" calcext:value-type="float">
            <text:p>755.1743045</text:p>
          </table:table-cell>
          <table:table-cell office:value-type="float" office:value="0.0521" calcext:value-type="float">
            <text:p>0.0521</text:p>
          </table:table-cell>
          <table:table-cell office:value-type="float" office:value="-1.6052" calcext:value-type="float">
            <text:p>-1.6052</text:p>
          </table:table-cell>
          <table:table-cell office:value-type="float" office:value="3" calcext:value-type="float">
            <text:p>3</text:p>
          </table:table-cell>
          <table:table-cell office:value-type="float" office:value="207.3848" calcext:value-type="float">
            <text:p>207.3848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7 8 <text:s text:c="5"/>14 8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2.6356234" calcext:value-type="float">
            <text:p>822.6356234</text:p>
          </table:table-cell>
          <table:table-cell office:value-type="float" office:value="0.0827" calcext:value-type="float">
            <text:p>0.0827</text:p>
          </table:table-cell>
          <table:table-cell office:value-type="float" office:value="-1.6028" calcext:value-type="float">
            <text:p>-1.6028</text:p>
          </table:table-cell>
          <table:table-cell office:value-type="float" office:value="3" calcext:value-type="float">
            <text:p>3</text:p>
          </table:table-cell>
          <table:table-cell office:value-type="float" office:value="240.8407" calcext:value-type="float">
            <text:p>240.840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9 8 <text:s text:c="5"/>15 8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5293674" calcext:value-type="float">
            <text:p>519.5293674</text:p>
          </table:table-cell>
          <table:table-cell office:value-type="float" office:value="0.012" calcext:value-type="float">
            <text:p>0.012</text:p>
          </table:table-cell>
          <table:table-cell office:value-type="float" office:value="-1.5939" calcext:value-type="float">
            <text:p>-1.5939</text:p>
          </table:table-cell>
          <table:table-cell office:value-type="float" office:value="3" calcext:value-type="float">
            <text:p>3</text:p>
          </table:table-cell>
          <table:table-cell office:value-type="float" office:value="118.5774" calcext:value-type="float">
            <text:p>118.5774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211 <text:s text:c="5"/>12 3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0206543" calcext:value-type="float">
            <text:p>654.0206543</text:p>
          </table:table-cell>
          <table:table-cell office:value-type="float" office:value="0.0302" calcext:value-type="float">
            <text:p>0.0302</text:p>
          </table:table-cell>
          <table:table-cell office:value-type="float" office:value="-1.5918" calcext:value-type="float">
            <text:p>-1.5918</text:p>
          </table:table-cell>
          <table:table-cell office:value-type="float" office:value="3" calcext:value-type="float">
            <text:p>3</text:p>
          </table:table-cell>
          <table:table-cell office:value-type="float" office:value="167.7951" calcext:value-type="float">
            <text:p>167.7951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6 9 <text:s text:c="5"/>13 5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2.9676396" calcext:value-type="float">
            <text:p>922.9676396</text:p>
          </table:table-cell>
          <table:table-cell office:value-type="float" office:value="0.1806" calcext:value-type="float">
            <text:p>0.1806</text:p>
          </table:table-cell>
          <table:table-cell office:value-type="float" office:value="-1.5877" calcext:value-type="float">
            <text:p>-1.5877</text:p>
          </table:table-cell>
          <table:table-cell office:value-type="float" office:value="3" calcext:value-type="float">
            <text:p>3</text:p>
          </table:table-cell>
          <table:table-cell office:value-type="float" office:value="306.1904" calcext:value-type="float">
            <text:p>306.190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0 9 <text:s text:c="5"/>17 9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8825871" calcext:value-type="float">
            <text:p>485.8825871</text:p>
          </table:table-cell>
          <table:table-cell office:value-type="float" office:value="0.0076" calcext:value-type="float">
            <text:p>0.0076</text:p>
          </table:table-cell>
          <table:table-cell office:value-type="float" office:value="-1.5855" calcext:value-type="float">
            <text:p>-1.5855</text:p>
          </table:table-cell>
          <table:table-cell office:value-type="float" office:value="3" calcext:value-type="float">
            <text:p>3</text:p>
          </table:table-cell>
          <table:table-cell office:value-type="float" office:value="106.7983" calcext:value-type="float">
            <text:p>106.7983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112 <text:s text:c="5"/>12 2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72.6367939" calcext:value-type="float">
            <text:p>672.6367939</text:p>
          </table:table-cell>
          <table:table-cell office:value-type="float" office:value="0.006" calcext:value-type="float">
            <text:p>0.006</text:p>
          </table:table-cell>
          <table:table-cell office:value-type="float" office:value="-1.5815" calcext:value-type="float">
            <text:p>-1.5815</text:p>
          </table:table-cell>
          <table:table-cell office:value-type="float" office:value="3" calcext:value-type="float">
            <text:p>3</text:p>
          </table:table-cell>
          <table:table-cell office:value-type="float" office:value="99.5386" calcext:value-type="float">
            <text:p>99.5386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2 <text:s text:c="6"/>9 8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229" calcext:value-type="float">
            <text:p>452.229</text:p>
          </table:table-cell>
          <table:table-cell office:value-type="float" office:value="0.005" calcext:value-type="float">
            <text:p>0.005</text:p>
          </table:table-cell>
          <table:table-cell office:value-type="float" office:value="-1.5813" calcext:value-type="float">
            <text:p>-1.5813</text:p>
          </table:table-cell>
          <table:table-cell office:value-type="float" office:value="3" calcext:value-type="float">
            <text:p>3</text:p>
          </table:table-cell>
          <table:table-cell office:value-type="float" office:value="93.8871" calcext:value-type="float">
            <text:p>93.8871</text:p>
          </table:table-cell>
          <table:table-cell office:value-type="float" office:value="81" calcext:value-type="float">
            <text:p>8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013 <text:s text:c="5"/>12 1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1896284" calcext:value-type="float">
            <text:p>721.1896284</text:p>
          </table:table-cell>
          <table:table-cell office:value-type="float" office:value="0.0515" calcext:value-type="float">
            <text:p>0.0515</text:p>
          </table:table-cell>
          <table:table-cell office:value-type="float" office:value="-1.5734" calcext:value-type="float">
            <text:p>-1.5734</text:p>
          </table:table-cell>
          <table:table-cell office:value-type="float" office:value="3" calcext:value-type="float">
            <text:p>3</text:p>
          </table:table-cell>
          <table:table-cell office:value-type="float" office:value="199.0781" calcext:value-type="float">
            <text:p>199.0781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6 9 <text:s text:c="5"/>14 7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5.6328715" calcext:value-type="float">
            <text:p>855.6328715</text:p>
          </table:table-cell>
          <table:table-cell office:value-type="float" office:value="0.1241" calcext:value-type="float">
            <text:p>0.1241</text:p>
          </table:table-cell>
          <table:table-cell office:value-type="float" office:value="-1.5723" calcext:value-type="float">
            <text:p>-1.5723</text:p>
          </table:table-cell>
          <table:table-cell office:value-type="float" office:value="3" calcext:value-type="float">
            <text:p>3</text:p>
          </table:table-cell>
          <table:table-cell office:value-type="float" office:value="268.2808" calcext:value-type="float">
            <text:p>268.2808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8 9 <text:s text:c="5"/>16 9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2975642" calcext:value-type="float">
            <text:p>620.2975642</text:p>
          </table:table-cell>
          <table:table-cell office:value-type="float" office:value="0.0288" calcext:value-type="float">
            <text:p>0.0288</text:p>
          </table:table-cell>
          <table:table-cell office:value-type="float" office:value="-1.5696" calcext:value-type="float">
            <text:p>-1.5696</text:p>
          </table:table-cell>
          <table:table-cell office:value-type="float" office:value="3" calcext:value-type="float">
            <text:p>3</text:p>
          </table:table-cell>
          <table:table-cell office:value-type="float" office:value="158.3058" calcext:value-type="float">
            <text:p>158.3058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510 <text:s text:c="5"/>13 4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8.394131" calcext:value-type="float">
            <text:p>788.394131</text:p>
          </table:table-cell>
          <table:table-cell office:value-type="float" office:value="0.082" calcext:value-type="float">
            <text:p>0.082</text:p>
          </table:table-cell>
          <table:table-cell office:value-type="float" office:value="-1.5673" calcext:value-type="float">
            <text:p>-1.5673</text:p>
          </table:table-cell>
          <table:table-cell office:value-type="float" office:value="3" calcext:value-type="float">
            <text:p>3</text:p>
          </table:table-cell>
          <table:table-cell office:value-type="float" office:value="232.5747" calcext:value-type="float">
            <text:p>232.574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8 9 <text:s text:c="5"/>15 7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8153765" calcext:value-type="float">
            <text:p>888.8153765</text:p>
          </table:table-cell>
          <table:table-cell office:value-type="float" office:value="0.1787" calcext:value-type="float">
            <text:p>0.1787</text:p>
          </table:table-cell>
          <table:table-cell office:value-type="float" office:value="-1.5518" calcext:value-type="float">
            <text:p>-1.5518</text:p>
          </table:table-cell>
          <table:table-cell office:value-type="float" office:value="3" calcext:value-type="float">
            <text:p>3</text:p>
          </table:table-cell>
          <table:table-cell office:value-type="float" office:value="296.8217" calcext:value-type="float">
            <text:p>296.8217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910 <text:s text:c="5"/>17 8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6356141" calcext:value-type="float">
            <text:p>586.6356141</text:p>
          </table:table-cell>
          <table:table-cell office:value-type="float" office:value="0.026" calcext:value-type="float">
            <text:p>0.026</text:p>
          </table:table-cell>
          <table:table-cell office:value-type="float" office:value="-1.5517" calcext:value-type="float">
            <text:p>-1.5517</text:p>
          </table:table-cell>
          <table:table-cell office:value-type="float" office:value="3" calcext:value-type="float">
            <text:p>3</text:p>
          </table:table-cell>
          <table:table-cell office:value-type="float" office:value="147.6746" calcext:value-type="float">
            <text:p>147.6746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411 <text:s text:c="5"/>13 3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4108078" calcext:value-type="float">
            <text:p>687.4108078</text:p>
          </table:table-cell>
          <table:table-cell office:value-type="float" office:value="0.0499" calcext:value-type="float">
            <text:p>0.0499</text:p>
          </table:table-cell>
          <table:table-cell office:value-type="float" office:value="-1.5472" calcext:value-type="float">
            <text:p>-1.5472</text:p>
          </table:table-cell>
          <table:table-cell office:value-type="float" office:value="3" calcext:value-type="float">
            <text:p>3</text:p>
          </table:table-cell>
          <table:table-cell office:value-type="float" office:value="189.6109" calcext:value-type="float">
            <text:p>189.6109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510 <text:s text:c="5"/>14 6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2.052918" calcext:value-type="float">
            <text:p>922.052918</text:p>
          </table:table-cell>
          <table:table-cell office:value-type="float" office:value="0.2486" calcext:value-type="float">
            <text:p>0.2486</text:p>
          </table:table-cell>
          <table:table-cell office:value-type="float" office:value="-1.5398" calcext:value-type="float">
            <text:p>-1.5398</text:p>
          </table:table-cell>
          <table:table-cell office:value-type="float" office:value="3" calcext:value-type="float">
            <text:p>3</text:p>
          </table:table-cell>
          <table:table-cell office:value-type="float" office:value="326.4694" calcext:value-type="float">
            <text:p>326.4694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811 <text:s text:c="5"/>18 9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660645" calcext:value-type="float">
            <text:p>821.660645</text:p>
          </table:table-cell>
          <table:table-cell office:value-type="float" office:value="0.1223" calcext:value-type="float">
            <text:p>0.1223</text:p>
          </table:table-cell>
          <table:table-cell office:value-type="float" office:value="-1.5394" calcext:value-type="float">
            <text:p>-1.5394</text:p>
          </table:table-cell>
          <table:table-cell office:value-type="float" office:value="3" calcext:value-type="float">
            <text:p>3</text:p>
          </table:table-cell>
          <table:table-cell office:value-type="float" office:value="258.8727" calcext:value-type="float">
            <text:p>258.872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710 <text:s text:c="5"/>16 8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5293787" calcext:value-type="float">
            <text:p>754.5293787</text:p>
          </table:table-cell>
          <table:table-cell office:value-type="float" office:value="0.0803" calcext:value-type="float">
            <text:p>0.0803</text:p>
          </table:table-cell>
          <table:table-cell office:value-type="float" office:value="-1.5376" calcext:value-type="float">
            <text:p>-1.5376</text:p>
          </table:table-cell>
          <table:table-cell office:value-type="float" office:value="3" calcext:value-type="float">
            <text:p>3</text:p>
          </table:table-cell>
          <table:table-cell office:value-type="float" office:value="223.1344" calcext:value-type="float">
            <text:p>223.1344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710 <text:s text:c="5"/>15 6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9947642" calcext:value-type="float">
            <text:p>552.9947642</text:p>
          </table:table-cell>
          <table:table-cell office:value-type="float" office:value="0.0212" calcext:value-type="float">
            <text:p>0.0212</text:p>
          </table:table-cell>
          <table:table-cell office:value-type="float" office:value="-1.5372" calcext:value-type="float">
            <text:p>-1.5372</text:p>
          </table:table-cell>
          <table:table-cell office:value-type="float" office:value="3" calcext:value-type="float">
            <text:p>3</text:p>
          </table:table-cell>
          <table:table-cell office:value-type="float" office:value="135.907" calcext:value-type="float">
            <text:p>135.90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312 <text:s text:c="5"/>13 2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3551726" calcext:value-type="float">
            <text:p>519.3551726</text:p>
          </table:table-cell>
          <table:table-cell office:value-type="float" office:value="0.0143" calcext:value-type="float">
            <text:p>0.0143</text:p>
          </table:table-cell>
          <table:table-cell office:value-type="float" office:value="-1.5261" calcext:value-type="float">
            <text:p>-1.5261</text:p>
          </table:table-cell>
          <table:table-cell office:value-type="float" office:value="3" calcext:value-type="float">
            <text:p>3</text:p>
          </table:table-cell>
          <table:table-cell office:value-type="float" office:value="123.0056" calcext:value-type="float">
            <text:p>123.0056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213 <text:s text:c="5"/>13 1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7286554" calcext:value-type="float">
            <text:p>653.7286554</text:p>
          </table:table-cell>
          <table:table-cell office:value-type="float" office:value="0.047" calcext:value-type="float">
            <text:p>0.047</text:p>
          </table:table-cell>
          <table:table-cell office:value-type="float" office:value="-1.525" calcext:value-type="float">
            <text:p>-1.525</text:p>
          </table:table-cell>
          <table:table-cell office:value-type="float" office:value="3" calcext:value-type="float">
            <text:p>3</text:p>
          </table:table-cell>
          <table:table-cell office:value-type="float" office:value="178.9967" calcext:value-type="float">
            <text:p>178.996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411 <text:s text:c="5"/>14 5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9685708" calcext:value-type="float">
            <text:p>854.9685708</text:p>
          </table:table-cell>
          <table:table-cell office:value-type="float" office:value="0.1751" calcext:value-type="float">
            <text:p>0.1751</text:p>
          </table:table-cell>
          <table:table-cell office:value-type="float" office:value="-1.5202" calcext:value-type="float">
            <text:p>-1.5202</text:p>
          </table:table-cell>
          <table:table-cell office:value-type="float" office:value="3" calcext:value-type="float">
            <text:p>3</text:p>
          </table:table-cell>
          <table:table-cell office:value-type="float" office:value="286.2803" calcext:value-type="float">
            <text:p>286.2803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811 <text:s text:c="5"/>17 7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7060248" calcext:value-type="float">
            <text:p>485.7060248</text:p>
          </table:table-cell>
          <table:table-cell office:value-type="float" office:value="0.0098" calcext:value-type="float">
            <text:p>0.0098</text:p>
          </table:table-cell>
          <table:table-cell office:value-type="float" office:value="-1.5183" calcext:value-type="float">
            <text:p>-1.5183</text:p>
          </table:table-cell>
          <table:table-cell office:value-type="float" office:value="3" calcext:value-type="float">
            <text:p>3</text:p>
          </table:table-cell>
          <table:table-cell office:value-type="float" office:value="108.9719" calcext:value-type="float">
            <text:p>108.9719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114 <text:s text:c="5"/>13 0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8120924" calcext:value-type="float">
            <text:p>720.8120924</text:p>
          </table:table-cell>
          <table:table-cell office:value-type="float" office:value="0.0773" calcext:value-type="float">
            <text:p>0.0773</text:p>
          </table:table-cell>
          <table:table-cell office:value-type="float" office:value="-1.5118" calcext:value-type="float">
            <text:p>-1.5118</text:p>
          </table:table-cell>
          <table:table-cell office:value-type="float" office:value="3" calcext:value-type="float">
            <text:p>3</text:p>
          </table:table-cell>
          <table:table-cell office:value-type="float" office:value="212.5405" calcext:value-type="float">
            <text:p>212.5405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611 <text:s text:c="5"/>15 5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8903047" calcext:value-type="float">
            <text:p>787.8903047</text:p>
          </table:table-cell>
          <table:table-cell office:value-type="float" office:value="0.1191" calcext:value-type="float">
            <text:p>0.1191</text:p>
          </table:table-cell>
          <table:table-cell office:value-type="float" office:value="-1.5105" calcext:value-type="float">
            <text:p>-1.5105</text:p>
          </table:table-cell>
          <table:table-cell office:value-type="float" office:value="3" calcext:value-type="float">
            <text:p>3</text:p>
          </table:table-cell>
          <table:table-cell office:value-type="float" office:value="248.3028" calcext:value-type="float">
            <text:p>248.3028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611 <text:s text:c="5"/>16 7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2978819" calcext:value-type="float">
            <text:p>888.2978819</text:p>
          </table:table-cell>
          <table:table-cell office:value-type="float" office:value="0.2426" calcext:value-type="float">
            <text:p>0.2426</text:p>
          </table:table-cell>
          <table:table-cell office:value-type="float" office:value="-1.5084" calcext:value-type="float">
            <text:p>-1.5084</text:p>
          </table:table-cell>
          <table:table-cell office:value-type="float" office:value="3" calcext:value-type="float">
            <text:p>3</text:p>
          </table:table-cell>
          <table:table-cell office:value-type="float" office:value="314.799" calcext:value-type="float">
            <text:p>314.799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712 <text:s text:c="5"/>18 8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5810739" calcext:value-type="float">
            <text:p>888.5810739</text:p>
          </table:table-cell>
          <table:table-cell office:value-type="float" office:value="0.0172" calcext:value-type="float">
            <text:p>0.0172</text:p>
          </table:table-cell>
          <table:table-cell office:value-type="float" office:value="-1.5068" calcext:value-type="float">
            <text:p>-1.5068</text:p>
          </table:table-cell>
          <table:table-cell office:value-type="float" office:value="3" calcext:value-type="float">
            <text:p>3</text:p>
          </table:table-cell>
          <table:table-cell office:value-type="float" office:value="169.7249" calcext:value-type="float">
            <text:p>169.724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1 2 <text:s text:c="5"/>121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0868542" calcext:value-type="float">
            <text:p>620.0868542</text:p>
          </table:table-cell>
          <table:table-cell office:value-type="float" office:value="0.0421" calcext:value-type="float">
            <text:p>0.0421</text:p>
          </table:table-cell>
          <table:table-cell office:value-type="float" office:value="-1.5058" calcext:value-type="float">
            <text:p>-1.5058</text:p>
          </table:table-cell>
          <table:table-cell office:value-type="float" office:value="3" calcext:value-type="float">
            <text:p>3</text:p>
          </table:table-cell>
          <table:table-cell office:value-type="float" office:value="167.2427" calcext:value-type="float">
            <text:p>167.242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312 <text:s text:c="5"/>14 4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639193" calcext:value-type="float">
            <text:p>921.639193</text:p>
          </table:table-cell>
          <table:table-cell office:value-type="float" office:value="0.327" calcext:value-type="float">
            <text:p>0.327</text:p>
          </table:table-cell>
          <table:table-cell office:value-type="float" office:value="-1.5034" calcext:value-type="float">
            <text:p>-1.5034</text:p>
          </table:table-cell>
          <table:table-cell office:value-type="float" office:value="3" calcext:value-type="float">
            <text:p>3</text:p>
          </table:table-cell>
          <table:table-cell office:value-type="float" office:value="344.4295" calcext:value-type="float">
            <text:p>344.4295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813 <text:s text:c="5"/>19 7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4.5176488" calcext:value-type="float">
            <text:p>624.5176488</text:p>
          </table:table-cell>
          <table:table-cell office:value-type="float" office:value="0.0049" calcext:value-type="float">
            <text:p>0.0049</text:p>
          </table:table-cell>
          <table:table-cell office:value-type="float" office:value="-1.4961" calcext:value-type="float">
            <text:p>-1.4961</text:p>
          </table:table-cell>
          <table:table-cell office:value-type="float" office:value="3" calcext:value-type="float">
            <text:p>3</text:p>
          </table:table-cell>
          <table:table-cell office:value-type="float" office:value="82.3719" calcext:value-type="float">
            <text:p>82.371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9 0 <text:s text:c="6"/>8 8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2629338" calcext:value-type="float">
            <text:p>821.2629338</text:p>
          </table:table-cell>
          <table:table-cell office:value-type="float" office:value="0.1695" calcext:value-type="float">
            <text:p>0.1695</text:p>
          </table:table-cell>
          <table:table-cell office:value-type="float" office:value="-1.4912" calcext:value-type="float">
            <text:p>-1.4912</text:p>
          </table:table-cell>
          <table:table-cell office:value-type="float" office:value="3" calcext:value-type="float">
            <text:p>3</text:p>
          </table:table-cell>
          <table:table-cell office:value-type="float" office:value="274.584" calcext:value-type="float">
            <text:p>274.58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712 <text:s text:c="5"/>17 6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4572239" calcext:value-type="float">
            <text:p>586.4572239</text:p>
          </table:table-cell>
          <table:table-cell office:value-type="float" office:value="0.0347" calcext:value-type="float">
            <text:p>0.0347</text:p>
          </table:table-cell>
          <table:table-cell office:value-type="float" office:value="-1.4893" calcext:value-type="float">
            <text:p>-1.4893</text:p>
          </table:table-cell>
          <table:table-cell office:value-type="float" office:value="3" calcext:value-type="float">
            <text:p>3</text:p>
          </table:table-cell>
          <table:table-cell office:value-type="float" office:value="154.3529" calcext:value-type="float">
            <text:p>154.3529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213 <text:s text:c="5"/>14 3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1606112" calcext:value-type="float">
            <text:p>687.1606112</text:p>
          </table:table-cell>
          <table:table-cell office:value-type="float" office:value="0.0721" calcext:value-type="float">
            <text:p>0.0721</text:p>
          </table:table-cell>
          <table:table-cell office:value-type="float" office:value="-1.4888" calcext:value-type="float">
            <text:p>-1.4888</text:p>
          </table:table-cell>
          <table:table-cell office:value-type="float" office:value="3" calcext:value-type="float">
            <text:p>3</text:p>
          </table:table-cell>
          <table:table-cell office:value-type="float" office:value="200.8027" calcext:value-type="float">
            <text:p>200.802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512 <text:s text:c="5"/>15 4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2183422" calcext:value-type="float">
            <text:p>754.2183422</text:p>
          </table:table-cell>
          <table:table-cell office:value-type="float" office:value="0.1137" calcext:value-type="float">
            <text:p>0.1137</text:p>
          </table:table-cell>
          <table:table-cell office:value-type="float" office:value="-1.4843" calcext:value-type="float">
            <text:p>-1.4843</text:p>
          </table:table-cell>
          <table:table-cell office:value-type="float" office:value="3" calcext:value-type="float">
            <text:p>3</text:p>
          </table:table-cell>
          <table:table-cell office:value-type="float" office:value="236.5842" calcext:value-type="float">
            <text:p>236.5842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512 <text:s text:c="5"/>16 6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6412364" calcext:value-type="float">
            <text:p>854.6412364</text:p>
          </table:table-cell>
          <table:table-cell office:value-type="float" office:value="0.2336" calcext:value-type="float">
            <text:p>0.2336</text:p>
          </table:table-cell>
          <table:table-cell office:value-type="float" office:value="-1.4789" calcext:value-type="float">
            <text:p>-1.4789</text:p>
          </table:table-cell>
          <table:table-cell office:value-type="float" office:value="3" calcext:value-type="float">
            <text:p>3</text:p>
          </table:table-cell>
          <table:table-cell office:value-type="float" office:value="301.9784" calcext:value-type="float">
            <text:p>301.9784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613 <text:s text:c="5"/>18 7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824564" calcext:value-type="float">
            <text:p>552.824564</text:p>
          </table:table-cell>
          <table:table-cell office:value-type="float" office:value="0.0248" calcext:value-type="float">
            <text:p>0.0248</text:p>
          </table:table-cell>
          <table:table-cell office:value-type="float" office:value="-1.4754" calcext:value-type="float">
            <text:p>-1.4754</text:p>
          </table:table-cell>
          <table:table-cell office:value-type="float" office:value="3" calcext:value-type="float">
            <text:p>3</text:p>
          </table:table-cell>
          <table:table-cell office:value-type="float" office:value="140.3295" calcext:value-type="float">
            <text:p>140.3295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114 <text:s text:c="5"/>14 2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0215589" calcext:value-type="float">
            <text:p>888.0215589</text:p>
          </table:table-cell>
          <table:table-cell office:value-type="float" office:value="0.3135" calcext:value-type="float">
            <text:p>0.3135</text:p>
          </table:table-cell>
          <table:table-cell office:value-type="float" office:value="-1.4729" calcext:value-type="float">
            <text:p>-1.4729</text:p>
          </table:table-cell>
          <table:table-cell office:value-type="float" office:value="3" calcext:value-type="float">
            <text:p>3</text:p>
          </table:table-cell>
          <table:table-cell office:value-type="float" office:value="330.4862" calcext:value-type="float">
            <text:p>330.4862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714 <text:s text:c="5"/>19 6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401516" calcext:value-type="float">
            <text:p>921.401516</text:p>
          </table:table-cell>
          <table:table-cell office:value-type="float" office:value="0.4119" calcext:value-type="float">
            <text:p>0.4119</text:p>
          </table:table-cell>
          <table:table-cell office:value-type="float" office:value="-1.4728" calcext:value-type="float">
            <text:p>-1.4728</text:p>
          </table:table-cell>
          <table:table-cell office:value-type="float" office:value="3" calcext:value-type="float">
            <text:p>3</text:p>
          </table:table-cell>
          <table:table-cell office:value-type="float" office:value="360.1074" calcext:value-type="float">
            <text:p>360.1074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615 <text:s text:c="5"/>20 7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535692" calcext:value-type="float">
            <text:p>653.535692</text:p>
          </table:table-cell>
          <table:table-cell office:value-type="float" office:value="0.0643" calcext:value-type="float">
            <text:p>0.0643</text:p>
          </table:table-cell>
          <table:table-cell office:value-type="float" office:value="-1.4681" calcext:value-type="float">
            <text:p>-1.4681</text:p>
          </table:table-cell>
          <table:table-cell office:value-type="float" office:value="3" calcext:value-type="float">
            <text:p>3</text:p>
          </table:table-cell>
          <table:table-cell office:value-type="float" office:value="187.9266" calcext:value-type="float">
            <text:p>187.9266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413 <text:s text:c="5"/>15 3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1054524" calcext:value-type="float">
            <text:p>753.1054524</text:p>
          </table:table-cell>
          <table:table-cell office:value-type="float" office:value="0.0062" calcext:value-type="float">
            <text:p>0.0062</text:p>
          </table:table-cell>
          <table:table-cell office:value-type="float" office:value="-1.468" calcext:value-type="float">
            <text:p>-1.468</text:p>
          </table:table-cell>
          <table:table-cell office:value-type="float" office:value="3" calcext:value-type="float">
            <text:p>3</text:p>
          </table:table-cell>
          <table:table-cell office:value-type="float" office:value="121.9753" calcext:value-type="float">
            <text:p>121.975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0 1 <text:s text:c="5"/>10 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626105" calcext:value-type="float">
            <text:p>787.626105</text:p>
          </table:table-cell>
          <table:table-cell office:value-type="float" office:value="0.1609" calcext:value-type="float">
            <text:p>0.1609</text:p>
          </table:table-cell>
          <table:table-cell office:value-type="float" office:value="-1.4642" calcext:value-type="float">
            <text:p>-1.4642</text:p>
          </table:table-cell>
          <table:table-cell office:value-type="float" office:value="3" calcext:value-type="float">
            <text:p>3</text:p>
          </table:table-cell>
          <table:table-cell office:value-type="float" office:value="261.7422" calcext:value-type="float">
            <text:p>261.7422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613 <text:s text:c="5"/>17 5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179968" calcext:value-type="float">
            <text:p>519.179968</text:p>
          </table:table-cell>
          <table:table-cell office:value-type="float" office:value="0.019" calcext:value-type="float">
            <text:p>0.019</text:p>
          </table:table-cell>
          <table:table-cell office:value-type="float" office:value="-1.4641" calcext:value-type="float">
            <text:p>-1.4641</text:p>
          </table:table-cell>
          <table:table-cell office:value-type="float" office:value="3" calcext:value-type="float">
            <text:p>3</text:p>
          </table:table-cell>
          <table:table-cell office:value-type="float" office:value="125.1733" calcext:value-type="float">
            <text:p>125.1733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015 <text:s text:c="5"/>14 1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5915277" calcext:value-type="float">
            <text:p>720.5915277</text:p>
          </table:table-cell>
          <table:table-cell office:value-type="float" office:value="0.1055" calcext:value-type="float">
            <text:p>0.1055</text:p>
          </table:table-cell>
          <table:table-cell office:value-type="float" office:value="-1.4602" calcext:value-type="float">
            <text:p>-1.4602</text:p>
          </table:table-cell>
          <table:table-cell office:value-type="float" office:value="3" calcext:value-type="float">
            <text:p>3</text:p>
          </table:table-cell>
          <table:table-cell office:value-type="float" office:value="223.7239" calcext:value-type="float">
            <text:p>223.7239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413 <text:s text:c="5"/>16 5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0331977" calcext:value-type="float">
            <text:p>821.0331977</text:p>
          </table:table-cell>
          <table:table-cell office:value-type="float" office:value="0.2207" calcext:value-type="float">
            <text:p>0.2207</text:p>
          </table:table-cell>
          <table:table-cell office:value-type="float" office:value="-1.4506" calcext:value-type="float">
            <text:p>-1.4506</text:p>
          </table:table-cell>
          <table:table-cell office:value-type="float" office:value="3" calcext:value-type="float">
            <text:p>3</text:p>
          </table:table-cell>
          <table:table-cell office:value-type="float" office:value="288.0146" calcext:value-type="float">
            <text:p>288.0146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514 <text:s text:c="5"/>18 6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9163648" calcext:value-type="float">
            <text:p>619.9163648</text:p>
          </table:table-cell>
          <table:table-cell office:value-type="float" office:value="0.0534" calcext:value-type="float">
            <text:p>0.0534</text:p>
          </table:table-cell>
          <table:table-cell office:value-type="float" office:value="-1.4494" calcext:value-type="float">
            <text:p>-1.4494</text:p>
          </table:table-cell>
          <table:table-cell office:value-type="float" office:value="3" calcext:value-type="float">
            <text:p>3</text:p>
          </table:table-cell>
          <table:table-cell office:value-type="float" office:value="173.915" calcext:value-type="float">
            <text:p>173.915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314 <text:s text:c="5"/>15 2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2378478" calcext:value-type="float">
            <text:p>921.2378478</text:p>
          </table:table-cell>
          <table:table-cell office:value-type="float" office:value="0.4978" calcext:value-type="float">
            <text:p>0.4978</text:p>
          </table:table-cell>
          <table:table-cell office:value-type="float" office:value="-1.445" calcext:value-type="float">
            <text:p>-1.445</text:p>
          </table:table-cell>
          <table:table-cell office:value-type="float" office:value="3" calcext:value-type="float">
            <text:p>3</text:p>
          </table:table-cell>
          <table:table-cell office:value-type="float" office:value="373.5174" calcext:value-type="float">
            <text:p>373.5174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617 <text:s text:c="5"/>21 5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438162" calcext:value-type="float">
            <text:p>854.438162</text:p>
          </table:table-cell>
          <table:table-cell office:value-type="float" office:value="0.2953" calcext:value-type="float">
            <text:p>0.2953</text:p>
          </table:table-cell>
          <table:table-cell office:value-type="float" office:value="-1.4432" calcext:value-type="float">
            <text:p>-1.4432</text:p>
          </table:table-cell>
          <table:table-cell office:value-type="float" office:value="3" calcext:value-type="float">
            <text:p>3</text:p>
          </table:table-cell>
          <table:table-cell office:value-type="float" office:value="315.4013" calcext:value-type="float">
            <text:p>315.4013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615 <text:s text:c="5"/>19 5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8399674" calcext:value-type="float">
            <text:p>887.8399674</text:p>
          </table:table-cell>
          <table:table-cell office:value-type="float" office:value="0.3868" calcext:value-type="float">
            <text:p>0.3868</text:p>
          </table:table-cell>
          <table:table-cell office:value-type="float" office:value="-1.4414" calcext:value-type="float">
            <text:p>-1.4414</text:p>
          </table:table-cell>
          <table:table-cell office:value-type="float" office:value="3" calcext:value-type="float">
            <text:p>3</text:p>
          </table:table-cell>
          <table:table-cell office:value-type="float" office:value="343.9023" calcext:value-type="float">
            <text:p>343.9023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516 <text:s text:c="5"/>20 6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0201683" calcext:value-type="float">
            <text:p>754.0201683</text:p>
          </table:table-cell>
          <table:table-cell office:value-type="float" office:value="0.1487" calcext:value-type="float">
            <text:p>0.1487</text:p>
          </table:table-cell>
          <table:table-cell office:value-type="float" office:value="-1.4385" calcext:value-type="float">
            <text:p>-1.4385</text:p>
          </table:table-cell>
          <table:table-cell office:value-type="float" office:value="3" calcext:value-type="float">
            <text:p>3</text:p>
          </table:table-cell>
          <table:table-cell office:value-type="float" office:value="247.7603" calcext:value-type="float">
            <text:p>247.7603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514 <text:s text:c="5"/>17 4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9814504" calcext:value-type="float">
            <text:p>686.9814504</text:p>
          </table:table-cell>
          <table:table-cell office:value-type="float" office:value="0.0939" calcext:value-type="float">
            <text:p>0.0939</text:p>
          </table:table-cell>
          <table:table-cell office:value-type="float" office:value="-1.4377" calcext:value-type="float">
            <text:p>-1.4377</text:p>
          </table:table-cell>
          <table:table-cell office:value-type="float" office:value="3" calcext:value-type="float">
            <text:p>3</text:p>
          </table:table-cell>
          <table:table-cell office:value-type="float" office:value="209.7262" calcext:value-type="float">
            <text:p>209.7262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314 <text:s text:c="5"/>16 4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34.5204312" calcext:value-type="float">
            <text:p>934.5204312</text:p>
          </table:table-cell>
          <table:table-cell office:value-type="float" office:value="0.0307" calcext:value-type="float">
            <text:p>0.0307</text:p>
          </table:table-cell>
          <table:table-cell office:value-type="float" office:value="-1.4344" calcext:value-type="float">
            <text:p>-1.4344</text:p>
          </table:table-cell>
          <table:table-cell office:value-type="float" office:value="3" calcext:value-type="float">
            <text:p>3</text:p>
          </table:table-cell>
          <table:table-cell office:value-type="float" office:value="199.3647" calcext:value-type="float">
            <text:p>199.364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2 3 <text:s text:c="5"/>131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2905238" calcext:value-type="float">
            <text:p>586.2905238</text:p>
          </table:table-cell>
          <table:table-cell office:value-type="float" office:value="0.0401" calcext:value-type="float">
            <text:p>0.0401</text:p>
          </table:table-cell>
          <table:table-cell office:value-type="float" office:value="-1.4327" calcext:value-type="float">
            <text:p>-1.4327</text:p>
          </table:table-cell>
          <table:table-cell office:value-type="float" office:value="3" calcext:value-type="float">
            <text:p>3</text:p>
          </table:table-cell>
          <table:table-cell office:value-type="float" office:value="158.7697" calcext:value-type="float">
            <text:p>158.769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215 <text:s text:c="5"/>15 1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4456707" calcext:value-type="float">
            <text:p>787.4456707</text:p>
          </table:table-cell>
          <table:table-cell office:value-type="float" office:value="0.2033" calcext:value-type="float">
            <text:p>0.2033</text:p>
          </table:table-cell>
          <table:table-cell office:value-type="float" office:value="-1.4233" calcext:value-type="float">
            <text:p>-1.4233</text:p>
          </table:table-cell>
          <table:table-cell office:value-type="float" office:value="3" calcext:value-type="float">
            <text:p>3</text:p>
          </table:table-cell>
          <table:table-cell office:value-type="float" office:value="272.9117" calcext:value-type="float">
            <text:p>272.9117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415 <text:s text:c="5"/>18 5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1053058" calcext:value-type="float">
            <text:p>921.1053058</text:p>
          </table:table-cell>
          <table:table-cell office:value-type="float" office:value="0.5787" calcext:value-type="float">
            <text:p>0.5787</text:p>
          </table:table-cell>
          <table:table-cell office:value-type="float" office:value="-1.4183" calcext:value-type="float">
            <text:p>-1.4183</text:p>
          </table:table-cell>
          <table:table-cell office:value-type="float" office:value="3" calcext:value-type="float">
            <text:p>3</text:p>
          </table:table-cell>
          <table:table-cell office:value-type="float" office:value="384.6655" calcext:value-type="float">
            <text:p>384.6655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419 <text:s text:c="5"/>22 5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6506158" calcext:value-type="float">
            <text:p>552.6506158</text:p>
          </table:table-cell>
          <table:table-cell office:value-type="float" office:value="0.033" calcext:value-type="float">
            <text:p>0.033</text:p>
          </table:table-cell>
          <table:table-cell office:value-type="float" office:value="-1.418" calcext:value-type="float">
            <text:p>-1.418</text:p>
          </table:table-cell>
          <table:table-cell office:value-type="float" office:value="3" calcext:value-type="float">
            <text:p>3</text:p>
          </table:table-cell>
          <table:table-cell office:value-type="float" office:value="142.4912" calcext:value-type="float">
            <text:p>142.491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116 <text:s text:c="5"/>15 0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3718676" calcext:value-type="float">
            <text:p>653.3718676</text:p>
          </table:table-cell>
          <table:table-cell office:value-type="float" office:value="0.0785" calcext:value-type="float">
            <text:p>0.0785</text:p>
          </table:table-cell>
          <table:table-cell office:value-type="float" office:value="-1.4167" calcext:value-type="float">
            <text:p>-1.4167</text:p>
          </table:table-cell>
          <table:table-cell office:value-type="float" office:value="3" calcext:value-type="float">
            <text:p>3</text:p>
          </table:table-cell>
          <table:table-cell office:value-type="float" office:value="194.5932" calcext:value-type="float">
            <text:p>194.5932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215 <text:s text:c="5"/>16 3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4236221" calcext:value-type="float">
            <text:p>720.4236221</text:p>
          </table:table-cell>
          <table:table-cell office:value-type="float" office:value="0.1321" calcext:value-type="float">
            <text:p>0.1321</text:p>
          </table:table-cell>
          <table:table-cell office:value-type="float" office:value="-1.4141" calcext:value-type="float">
            <text:p>-1.4141</text:p>
          </table:table-cell>
          <table:table-cell office:value-type="float" office:value="3" calcext:value-type="float">
            <text:p>3</text:p>
          </table:table-cell>
          <table:table-cell office:value-type="float" office:value="232.6414" calcext:value-type="float">
            <text:p>232.641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415 <text:s text:c="5"/>17 3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8673953" calcext:value-type="float">
            <text:p>820.8673953</text:p>
          </table:table-cell>
          <table:table-cell office:value-type="float" office:value="0.2714" calcext:value-type="float">
            <text:p>0.2714</text:p>
          </table:table-cell>
          <table:table-cell office:value-type="float" office:value="-1.414" calcext:value-type="float">
            <text:p>-1.414</text:p>
          </table:table-cell>
          <table:table-cell office:value-type="float" office:value="3" calcext:value-type="float">
            <text:p>3</text:p>
          </table:table-cell>
          <table:table-cell office:value-type="float" office:value="299.178" calcext:value-type="float">
            <text:p>299.178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516 <text:s text:c="5"/>19 4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6975952" calcext:value-type="float">
            <text:p>887.6975952</text:p>
          </table:table-cell>
          <table:table-cell office:value-type="float" office:value="0.4567" calcext:value-type="float">
            <text:p>0.4567</text:p>
          </table:table-cell>
          <table:table-cell office:value-type="float" office:value="-1.4118" calcext:value-type="float">
            <text:p>-1.4118</text:p>
          </table:table-cell>
          <table:table-cell office:value-type="float" office:value="3" calcext:value-type="float">
            <text:p>3</text:p>
          </table:table-cell>
          <table:table-cell office:value-type="float" office:value="355.0551" calcext:value-type="float">
            <text:p>355.0551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518 <text:s text:c="5"/>21 4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2848408" calcext:value-type="float">
            <text:p>854.2848408</text:p>
          </table:table-cell>
          <table:table-cell office:value-type="float" office:value="0.3551" calcext:value-type="float">
            <text:p>0.3551</text:p>
          </table:table-cell>
          <table:table-cell office:value-type="float" office:value="-1.4103" calcext:value-type="float">
            <text:p>-1.4103</text:p>
          </table:table-cell>
          <table:table-cell office:value-type="float" office:value="3" calcext:value-type="float">
            <text:p>3</text:p>
          </table:table-cell>
          <table:table-cell office:value-type="float" office:value="326.5592" calcext:value-type="float">
            <text:p>326.5592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417 <text:s text:c="5"/>20 5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7528243" calcext:value-type="float">
            <text:p>619.7528243</text:p>
          </table:table-cell>
          <table:table-cell office:value-type="float" office:value="0.0613" calcext:value-type="float">
            <text:p>0.0613</text:p>
          </table:table-cell>
          <table:table-cell office:value-type="float" office:value="-1.3972" calcext:value-type="float">
            <text:p>-1.3972</text:p>
          </table:table-cell>
          <table:table-cell office:value-type="float" office:value="3" calcext:value-type="float">
            <text:p>3</text:p>
          </table:table-cell>
          <table:table-cell office:value-type="float" office:value="178.3262" calcext:value-type="float">
            <text:p>178.3262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116 <text:s text:c="5"/>16 2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8618014" calcext:value-type="float">
            <text:p>753.8618014</text:p>
          </table:table-cell>
          <table:table-cell office:value-type="float" office:value="0.1808" calcext:value-type="float">
            <text:p>0.1808</text:p>
          </table:table-cell>
          <table:table-cell office:value-type="float" office:value="-1.3968" calcext:value-type="float">
            <text:p>-1.3968</text:p>
          </table:table-cell>
          <table:table-cell office:value-type="float" office:value="3" calcext:value-type="float">
            <text:p>3</text:p>
          </table:table-cell>
          <table:table-cell office:value-type="float" office:value="256.6721" calcext:value-type="float">
            <text:p>256.6721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316 <text:s text:c="5"/>18 4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93.687249" calcext:value-type="float">
            <text:p>693.68724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1.3958" calcext:value-type="float">
            <text:p>-1.3958</text:p>
          </table:table-cell>
          <table:table-cell office:value-type="float" office:value="3" calcext:value-type="float">
            <text:p>3</text:p>
          </table:table-cell>
          <table:table-cell office:value-type="float" office:value="103.2036" calcext:value-type="float">
            <text:p>103.2036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10 1 <text:s text:c="6"/>9 9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9820227" calcext:value-type="float">
            <text:p>920.9820227</text:p>
          </table:table-cell>
          <table:table-cell office:value-type="float" office:value="0.6511" calcext:value-type="float">
            <text:p>0.6511</text:p>
          </table:table-cell>
          <table:table-cell office:value-type="float" office:value="-1.3916" calcext:value-type="float">
            <text:p>-1.3916</text:p>
          </table:table-cell>
          <table:table-cell office:value-type="float" office:value="3" calcext:value-type="float">
            <text:p>3</text:p>
          </table:table-cell>
          <table:table-cell office:value-type="float" office:value="393.5535" calcext:value-type="float">
            <text:p>393.5535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421 <text:s text:c="5"/>23 3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8234508" calcext:value-type="float">
            <text:p>686.8234508</text:p>
          </table:table-cell>
          <table:table-cell office:value-type="float" office:value="0.1115" calcext:value-type="float">
            <text:p>0.1115</text:p>
          </table:table-cell>
          <table:table-cell office:value-type="float" office:value="-1.3908" calcext:value-type="float">
            <text:p>-1.3908</text:p>
          </table:table-cell>
          <table:table-cell office:value-type="float" office:value="3" calcext:value-type="float">
            <text:p>3</text:p>
          </table:table-cell>
          <table:table-cell office:value-type="float" office:value="216.3874" calcext:value-type="float">
            <text:p>216.387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316 <text:s text:c="5"/>17 2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16.9563089" calcext:value-type="float">
            <text:p>816.9563089</text:p>
          </table:table-cell>
          <table:table-cell office:value-type="float" office:value="0.0095" calcext:value-type="float">
            <text:p>0.0095</text:p>
          </table:table-cell>
          <table:table-cell office:value-type="float" office:value="-1.3862" calcext:value-type="float">
            <text:p>-1.3862</text:p>
          </table:table-cell>
          <table:table-cell office:value-type="float" office:value="3" calcext:value-type="float">
            <text:p>3</text:p>
          </table:table-cell>
          <table:table-cell office:value-type="float" office:value="147.0962" calcext:value-type="float">
            <text:p>147.096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1 2 <text:s text:c="5"/>1110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295646" calcext:value-type="float">
            <text:p>787.295646</text:p>
          </table:table-cell>
          <table:table-cell office:value-type="float" office:value="0.2417" calcext:value-type="float">
            <text:p>0.2417</text:p>
          </table:table-cell>
          <table:table-cell office:value-type="float" office:value="-1.3853" calcext:value-type="float">
            <text:p>-1.3853</text:p>
          </table:table-cell>
          <table:table-cell office:value-type="float" office:value="3" calcext:value-type="float">
            <text:p>3</text:p>
          </table:table-cell>
          <table:table-cell office:value-type="float" office:value="281.8183" calcext:value-type="float">
            <text:p>281.8183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417 <text:s text:c="5"/>19 3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5682905" calcext:value-type="float">
            <text:p>887.5682905</text:p>
          </table:table-cell>
          <table:table-cell office:value-type="float" office:value="0.5189" calcext:value-type="float">
            <text:p>0.5189</text:p>
          </table:table-cell>
          <table:table-cell office:value-type="float" office:value="-1.3827" calcext:value-type="float">
            <text:p>-1.3827</text:p>
          </table:table-cell>
          <table:table-cell office:value-type="float" office:value="3" calcext:value-type="float">
            <text:p>3</text:p>
          </table:table-cell>
          <table:table-cell office:value-type="float" office:value="363.9474" calcext:value-type="float">
            <text:p>363.9474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320 <text:s text:c="5"/>22 4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7248548" calcext:value-type="float">
            <text:p>820.7248548</text:p>
          </table:table-cell>
          <table:table-cell office:value-type="float" office:value="0.3168" calcext:value-type="float">
            <text:p>0.3168</text:p>
          </table:table-cell>
          <table:table-cell office:value-type="float" office:value="-1.3794" calcext:value-type="float">
            <text:p>-1.3794</text:p>
          </table:table-cell>
          <table:table-cell office:value-type="float" office:value="3" calcext:value-type="float">
            <text:p>3</text:p>
          </table:table-cell>
          <table:table-cell office:value-type="float" office:value="308.0796" calcext:value-type="float">
            <text:p>308.0796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318 <text:s text:c="5"/>20 4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1177575" calcext:value-type="float">
            <text:p>586.1177575</text:p>
          </table:table-cell>
          <table:table-cell office:value-type="float" office:value="0.0532" calcext:value-type="float">
            <text:p>0.0532</text:p>
          </table:table-cell>
          <table:table-cell office:value-type="float" office:value="-1.3793" calcext:value-type="float">
            <text:p>-1.3793</text:p>
          </table:table-cell>
          <table:table-cell office:value-type="float" office:value="3" calcext:value-type="float">
            <text:p>3</text:p>
          </table:table-cell>
          <table:table-cell office:value-type="float" office:value="160.9257" calcext:value-type="float">
            <text:p>160.925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017 <text:s text:c="5"/>16 1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1491543" calcext:value-type="float">
            <text:p>854.1491543</text:p>
          </table:table-cell>
          <table:table-cell office:value-type="float" office:value="0.4083" calcext:value-type="float">
            <text:p>0.4083</text:p>
          </table:table-cell>
          <table:table-cell office:value-type="float" office:value="-1.3786" calcext:value-type="float">
            <text:p>-1.3786</text:p>
          </table:table-cell>
          <table:table-cell office:value-type="float" office:value="3" calcext:value-type="float">
            <text:p>3</text:p>
          </table:table-cell>
          <table:table-cell office:value-type="float" office:value="335.4561" calcext:value-type="float">
            <text:p>335.4561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419 <text:s text:c="5"/>21 3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2708566" calcext:value-type="float">
            <text:p>720.2708566</text:p>
          </table:table-cell>
          <table:table-cell office:value-type="float" office:value="0.1539" calcext:value-type="float">
            <text:p>0.1539</text:p>
          </table:table-cell>
          <table:table-cell office:value-type="float" office:value="-1.371" calcext:value-type="float">
            <text:p>-1.371</text:p>
          </table:table-cell>
          <table:table-cell office:value-type="float" office:value="3" calcext:value-type="float">
            <text:p>3</text:p>
          </table:table-cell>
          <table:table-cell office:value-type="float" office:value="239.2973" calcext:value-type="float">
            <text:p>239.2973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217 <text:s text:c="5"/>18 3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2112442" calcext:value-type="float">
            <text:p>653.2112442</text:p>
          </table:table-cell>
          <table:table-cell office:value-type="float" office:value="0.0899" calcext:value-type="float">
            <text:p>0.0899</text:p>
          </table:table-cell>
          <table:table-cell office:value-type="float" office:value="-1.3685" calcext:value-type="float">
            <text:p>-1.3685</text:p>
          </table:table-cell>
          <table:table-cell office:value-type="float" office:value="3" calcext:value-type="float">
            <text:p>3</text:p>
          </table:table-cell>
          <table:table-cell office:value-type="float" office:value="198.999" calcext:value-type="float">
            <text:p>198.999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217 <text:s text:c="5"/>17 1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8546216" calcext:value-type="float">
            <text:p>920.8546216</text:p>
          </table:table-cell>
          <table:table-cell office:value-type="float" office:value="0.7213" calcext:value-type="float">
            <text:p>0.7213</text:p>
          </table:table-cell>
          <table:table-cell office:value-type="float" office:value="-1.3641" calcext:value-type="float">
            <text:p>-1.3641</text:p>
          </table:table-cell>
          <table:table-cell office:value-type="float" office:value="3" calcext:value-type="float">
            <text:p>3</text:p>
          </table:table-cell>
          <table:table-cell office:value-type="float" office:value="400.1811" calcext:value-type="float">
            <text:p>400.1811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223 <text:s text:c="5"/>24 3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713843" calcext:value-type="float">
            <text:p>753.713843</text:p>
          </table:table-cell>
          <table:table-cell office:value-type="float" office:value="0.2074" calcext:value-type="float">
            <text:p>0.2074</text:p>
          </table:table-cell>
          <table:table-cell office:value-type="float" office:value="-1.3571" calcext:value-type="float">
            <text:p>-1.3571</text:p>
          </table:table-cell>
          <table:table-cell office:value-type="float" office:value="3" calcext:value-type="float">
            <text:p>3</text:p>
          </table:table-cell>
          <table:table-cell office:value-type="float" office:value="263.323" calcext:value-type="float">
            <text:p>263.323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318 <text:s text:c="5"/>19 2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4370736" calcext:value-type="float">
            <text:p>887.4370736</text:p>
          </table:table-cell>
          <table:table-cell office:value-type="float" office:value="0.5771" calcext:value-type="float">
            <text:p>0.5771</text:p>
          </table:table-cell>
          <table:table-cell office:value-type="float" office:value="-1.3532" calcext:value-type="float">
            <text:p>-1.3532</text:p>
          </table:table-cell>
          <table:table-cell office:value-type="float" office:value="3" calcext:value-type="float">
            <text:p>3</text:p>
          </table:table-cell>
          <table:table-cell office:value-type="float" office:value="370.5794" calcext:value-type="float">
            <text:p>370.5794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322 <text:s text:c="5"/>23 2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1521788" calcext:value-type="float">
            <text:p>787.1521788</text:p>
          </table:table-cell>
          <table:table-cell office:value-type="float" office:value="0.2742" calcext:value-type="float">
            <text:p>0.2742</text:p>
          </table:table-cell>
          <table:table-cell office:value-type="float" office:value="-1.3486" calcext:value-type="float">
            <text:p>-1.3486</text:p>
          </table:table-cell>
          <table:table-cell office:value-type="float" office:value="3" calcext:value-type="float">
            <text:p>3</text:p>
          </table:table-cell>
          <table:table-cell office:value-type="float" office:value="288.4642" calcext:value-type="float">
            <text:p>288.4642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219 <text:s text:c="5"/>20 3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5811832" calcext:value-type="float">
            <text:p>619.5811832</text:p>
          </table:table-cell>
          <table:table-cell office:value-type="float" office:value="0.0808" calcext:value-type="float">
            <text:p>0.0808</text:p>
          </table:table-cell>
          <table:table-cell office:value-type="float" office:value="-1.3473" calcext:value-type="float">
            <text:p>-1.3473</text:p>
          </table:table-cell>
          <table:table-cell office:value-type="float" office:value="3" calcext:value-type="float">
            <text:p>3</text:p>
          </table:table-cell>
          <table:table-cell office:value-type="float" office:value="180.4765" calcext:value-type="float">
            <text:p>180.4765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118 <text:s text:c="5"/>17 0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0140098" calcext:value-type="float">
            <text:p>854.0140098</text:p>
          </table:table-cell>
          <table:table-cell office:value-type="float" office:value="0.4565" calcext:value-type="float">
            <text:p>0.4565</text:p>
          </table:table-cell>
          <table:table-cell office:value-type="float" office:value="-1.3469" calcext:value-type="float">
            <text:p>-1.3469</text:p>
          </table:table-cell>
          <table:table-cell office:value-type="float" office:value="3" calcext:value-type="float">
            <text:p>3</text:p>
          </table:table-cell>
          <table:table-cell office:value-type="float" office:value="342.0925" calcext:value-type="float">
            <text:p>342.0925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221 <text:s text:c="5"/>22 3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6655671" calcext:value-type="float">
            <text:p>686.6655671</text:p>
          </table:table-cell>
          <table:table-cell office:value-type="float" office:value="0.1273" calcext:value-type="float">
            <text:p>0.1273</text:p>
          </table:table-cell>
          <table:table-cell office:value-type="float" office:value="-1.3459" calcext:value-type="float">
            <text:p>-1.3459</text:p>
          </table:table-cell>
          <table:table-cell office:value-type="float" office:value="3" calcext:value-type="float">
            <text:p>3</text:p>
          </table:table-cell>
          <table:table-cell office:value-type="float" office:value="220.7878" calcext:value-type="float">
            <text:p>220.7878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118 <text:s text:c="5"/>18 2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5856403" calcext:value-type="float">
            <text:p>820.5856403</text:p>
          </table:table-cell>
          <table:table-cell office:value-type="float" office:value="0.3564" calcext:value-type="float">
            <text:p>0.3564</text:p>
          </table:table-cell>
          <table:table-cell office:value-type="float" office:value="-1.3453" calcext:value-type="float">
            <text:p>-1.3453</text:p>
          </table:table-cell>
          <table:table-cell office:value-type="float" office:value="3" calcext:value-type="float">
            <text:p>3</text:p>
          </table:table-cell>
          <table:table-cell office:value-type="float" office:value="314.7207" calcext:value-type="float">
            <text:p>314.7207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320 <text:s text:c="5"/>21 2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7134705" calcext:value-type="float">
            <text:p>920.7134705</text:p>
          </table:table-cell>
          <table:table-cell office:value-type="float" office:value="0.819" calcext:value-type="float">
            <text:p>0.819</text:p>
          </table:table-cell>
          <table:table-cell office:value-type="float" office:value="-1.3351" calcext:value-type="float">
            <text:p>-1.3351</text:p>
          </table:table-cell>
          <table:table-cell office:value-type="float" office:value="3" calcext:value-type="float">
            <text:p>3</text:p>
          </table:table-cell>
          <table:table-cell office:value-type="float" office:value="404.5463" calcext:value-type="float">
            <text:p>404.5463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225 <text:s text:c="5"/>25 1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1155797" calcext:value-type="float">
            <text:p>720.1155797</text:p>
          </table:table-cell>
          <table:table-cell office:value-type="float" office:value="0.1755" calcext:value-type="float">
            <text:p>0.1755</text:p>
          </table:table-cell>
          <table:table-cell office:value-type="float" office:value="-1.3292" calcext:value-type="float">
            <text:p>-1.3292</text:p>
          </table:table-cell>
          <table:table-cell office:value-type="float" office:value="3" calcext:value-type="float">
            <text:p>3</text:p>
          </table:table-cell>
          <table:table-cell office:value-type="float" office:value="243.6925" calcext:value-type="float">
            <text:p>243.6925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219 <text:s text:c="5"/>19 1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2936803" calcext:value-type="float">
            <text:p>887.2936803</text:p>
          </table:table-cell>
          <table:table-cell office:value-type="float" office:value="0.6558" calcext:value-type="float">
            <text:p>0.6558</text:p>
          </table:table-cell>
          <table:table-cell office:value-type="float" office:value="-1.3226" calcext:value-type="float">
            <text:p>-1.3226</text:p>
          </table:table-cell>
          <table:table-cell office:value-type="float" office:value="3" calcext:value-type="float">
            <text:p>3</text:p>
          </table:table-cell>
          <table:table-cell office:value-type="float" office:value="374.9494" calcext:value-type="float">
            <text:p>374.9494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124 <text:s text:c="5"/>24 2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0406843" calcext:value-type="float">
            <text:p>653.0406843</text:p>
          </table:table-cell>
          <table:table-cell office:value-type="float" office:value="0.1175" calcext:value-type="float">
            <text:p>0.1175</text:p>
          </table:table-cell>
          <table:table-cell office:value-type="float" office:value="-1.3216" calcext:value-type="float">
            <text:p>-1.3216</text:p>
          </table:table-cell>
          <table:table-cell office:value-type="float" office:value="3" calcext:value-type="float">
            <text:p>3</text:p>
          </table:table-cell>
          <table:table-cell office:value-type="float" office:value="201.1435" calcext:value-type="float">
            <text:p>201.143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019 <text:s text:c="5"/>18 1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0.4747992" calcext:value-type="float">
            <text:p>890.4747992</text:p>
          </table:table-cell>
          <table:table-cell office:value-type="float" office:value="0.0171" calcext:value-type="float">
            <text:p>0.0171</text:p>
          </table:table-cell>
          <table:table-cell office:value-type="float" office:value="-1.3183" calcext:value-type="float">
            <text:p>-1.3183</text:p>
          </table:table-cell>
          <table:table-cell office:value-type="float" office:value="3" calcext:value-type="float">
            <text:p>3</text:p>
          </table:table-cell>
          <table:table-cell office:value-type="float" office:value="174.3469" calcext:value-type="float">
            <text:p>174.346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2 1 <text:s text:c="5"/>121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5610713" calcext:value-type="float">
            <text:p>753.5610713</text:p>
          </table:table-cell>
          <table:table-cell office:value-type="float" office:value="0.2364" calcext:value-type="float">
            <text:p>0.2364</text:p>
          </table:table-cell>
          <table:table-cell office:value-type="float" office:value="-1.318" calcext:value-type="float">
            <text:p>-1.318</text:p>
          </table:table-cell>
          <table:table-cell office:value-type="float" office:value="3" calcext:value-type="float">
            <text:p>3</text:p>
          </table:table-cell>
          <table:table-cell office:value-type="float" office:value="267.7129" calcext:value-type="float">
            <text:p>267.7129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120 <text:s text:c="5"/>20 2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64.1404813" calcext:value-type="float">
            <text:p>764.1404813</text:p>
          </table:table-cell>
          <table:table-cell office:value-type="float" office:value="0.0065" calcext:value-type="float">
            <text:p>0.0065</text:p>
          </table:table-cell>
          <table:table-cell office:value-type="float" office:value="-1.3145" calcext:value-type="float">
            <text:p>-1.3145</text:p>
          </table:table-cell>
          <table:table-cell office:value-type="float" office:value="3" calcext:value-type="float">
            <text:p>3</text:p>
          </table:table-cell>
          <table:table-cell office:value-type="float" office:value="126.3425" calcext:value-type="float">
            <text:p>126.3425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1 0 <text:s text:c="5"/>1010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3.8683422" calcext:value-type="float">
            <text:p>853.8683422</text:p>
          </table:table-cell>
          <table:table-cell office:value-type="float" office:value="0.5191" calcext:value-type="float">
            <text:p>0.5191</text:p>
          </table:table-cell>
          <table:table-cell office:value-type="float" office:value="-1.3144" calcext:value-type="float">
            <text:p>-1.3144</text:p>
          </table:table-cell>
          <table:table-cell office:value-type="float" office:value="3" calcext:value-type="float">
            <text:p>3</text:p>
          </table:table-cell>
          <table:table-cell office:value-type="float" office:value="346.4674" calcext:value-type="float">
            <text:p>346.4674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223 <text:s text:c="5"/>23 1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0018332" calcext:value-type="float">
            <text:p>787.0018332</text:p>
          </table:table-cell>
          <table:table-cell office:value-type="float" office:value="0.3123" calcext:value-type="float">
            <text:p>0.3123</text:p>
          </table:table-cell>
          <table:table-cell office:value-type="float" office:value="-1.3119" calcext:value-type="float">
            <text:p>-1.3119</text:p>
          </table:table-cell>
          <table:table-cell office:value-type="float" office:value="3" calcext:value-type="float">
            <text:p>3</text:p>
          </table:table-cell>
          <table:table-cell office:value-type="float" office:value="292.849" calcext:value-type="float">
            <text:p>292.849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221 <text:s text:c="5"/>21 1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4376585" calcext:value-type="float">
            <text:p>820.4376585</text:p>
          </table:table-cell>
          <table:table-cell office:value-type="float" office:value="0.4056" calcext:value-type="float">
            <text:p>0.4056</text:p>
          </table:table-cell>
          <table:table-cell office:value-type="float" office:value="-1.3108" calcext:value-type="float">
            <text:p>-1.3108</text:p>
          </table:table-cell>
          <table:table-cell office:value-type="float" office:value="3" calcext:value-type="float">
            <text:p>3</text:p>
          </table:table-cell>
          <table:table-cell office:value-type="float" office:value="319.1006" calcext:value-type="float">
            <text:p>319.1006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122 <text:s text:c="5"/>22 2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550687" calcext:value-type="float">
            <text:p>920.550687</text:p>
          </table:table-cell>
          <table:table-cell office:value-type="float" office:value="1.01" calcext:value-type="float">
            <text:p>1.01</text:p>
          </table:table-cell>
          <table:table-cell office:value-type="float" office:value="-1.3041" calcext:value-type="float">
            <text:p>-1.3041</text:p>
          </table:table-cell>
          <table:table-cell office:value-type="float" office:value="3" calcext:value-type="float">
            <text:p>3</text:p>
          </table:table-cell>
          <table:table-cell office:value-type="float" office:value="406.6463" calcext:value-type="float">
            <text:p>406.6463</text:p>
          </table:table-cell>
          <table:table-cell office:value-type="float" office:value="165" calcext:value-type="float">
            <text:p>16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027 <text:s text:c="5"/>26 12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4960529" calcext:value-type="float">
            <text:p>686.4960529</text:p>
          </table:table-cell>
          <table:table-cell office:value-type="float" office:value="0.1651" calcext:value-type="float">
            <text:p>0.1651</text:p>
          </table:table-cell>
          <table:table-cell office:value-type="float" office:value="-1.3018" calcext:value-type="float">
            <text:p>-1.3018</text:p>
          </table:table-cell>
          <table:table-cell office:value-type="float" office:value="3" calcext:value-type="float">
            <text:p>3</text:p>
          </table:table-cell>
          <table:table-cell office:value-type="float" office:value="222.9266" calcext:value-type="float">
            <text:p>222.9266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120 <text:s text:c="5"/>19 0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1299771" calcext:value-type="float">
            <text:p>887.1299771</text:p>
          </table:table-cell>
          <table:table-cell office:value-type="float" office:value="0.814" calcext:value-type="float">
            <text:p>0.814</text:p>
          </table:table-cell>
          <table:table-cell office:value-type="float" office:value="-1.2902" calcext:value-type="float">
            <text:p>-1.2902</text:p>
          </table:table-cell>
          <table:table-cell office:value-type="float" office:value="3" calcext:value-type="float">
            <text:p>3</text:p>
          </table:table-cell>
          <table:table-cell office:value-type="float" office:value="377.0548" calcext:value-type="float">
            <text:p>377.0548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126 <text:s text:c="5"/>25 0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19.9470824" calcext:value-type="float">
            <text:p>719.9470824</text:p>
          </table:table-cell>
          <table:table-cell office:value-type="float" office:value="0.2257" calcext:value-type="float">
            <text:p>0.2257</text:p>
          </table:table-cell>
          <table:table-cell office:value-type="float" office:value="-1.2875" calcext:value-type="float">
            <text:p>-1.2875</text:p>
          </table:table-cell>
          <table:table-cell office:value-type="float" office:value="3" calcext:value-type="float">
            <text:p>3</text:p>
          </table:table-cell>
          <table:table-cell office:value-type="float" office:value="245.8256" calcext:value-type="float">
            <text:p>245.8256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021 <text:s text:c="5"/>20 1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3.7037091" calcext:value-type="float">
            <text:p>853.7037091</text:p>
          </table:table-cell>
          <table:table-cell office:value-type="float" office:value="0.6485" calcext:value-type="float">
            <text:p>0.6485</text:p>
          </table:table-cell>
          <table:table-cell office:value-type="float" office:value="-1.2805" calcext:value-type="float">
            <text:p>-1.2805</text:p>
          </table:table-cell>
          <table:table-cell office:value-type="float" office:value="3" calcext:value-type="float">
            <text:p>3</text:p>
          </table:table-cell>
          <table:table-cell office:value-type="float" office:value="348.5783" calcext:value-type="float">
            <text:p>348.5783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025 <text:s text:c="5"/>24 1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393567" calcext:value-type="float">
            <text:p>753.393567</text:p>
          </table:table-cell>
          <table:table-cell office:value-type="float" office:value="0.3017" calcext:value-type="float">
            <text:p>0.3017</text:p>
          </table:table-cell>
          <table:table-cell office:value-type="float" office:value="-1.2785" calcext:value-type="float">
            <text:p>-1.2785</text:p>
          </table:table-cell>
          <table:table-cell office:value-type="float" office:value="3" calcext:value-type="float">
            <text:p>3</text:p>
          </table:table-cell>
          <table:table-cell office:value-type="float" office:value="269.8405" calcext:value-type="float">
            <text:p>269.8405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122 <text:s text:c="5"/>21 0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2720835" calcext:value-type="float">
            <text:p>820.2720835</text:p>
          </table:table-cell>
          <table:table-cell office:value-type="float" office:value="0.5102" calcext:value-type="float">
            <text:p>0.5102</text:p>
          </table:table-cell>
          <table:table-cell office:value-type="float" office:value="-1.2752" calcext:value-type="float">
            <text:p>-1.2752</text:p>
          </table:table-cell>
          <table:table-cell office:value-type="float" office:value="3" calcext:value-type="float">
            <text:p>3</text:p>
          </table:table-cell>
          <table:table-cell office:value-type="float" office:value="321.217" calcext:value-type="float">
            <text:p>321.217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124 <text:s text:c="5"/>23 0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6.8353019" calcext:value-type="float">
            <text:p>786.8353019</text:p>
          </table:table-cell>
          <table:table-cell office:value-type="float" office:value="0.3956" calcext:value-type="float">
            <text:p>0.3956</text:p>
          </table:table-cell>
          <table:table-cell office:value-type="float" office:value="-1.2745" calcext:value-type="float">
            <text:p>-1.2745</text:p>
          </table:table-cell>
          <table:table-cell office:value-type="float" office:value="3" calcext:value-type="float">
            <text:p>3</text:p>
          </table:table-cell>
          <table:table-cell office:value-type="float" office:value="294.971" calcext:value-type="float">
            <text:p>294.971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023 <text:s text:c="5"/>22 1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3.8763421" calcext:value-type="float">
            <text:p>833.8763421</text:p>
          </table:table-cell>
          <table:table-cell office:value-type="float" office:value="0.0095" calcext:value-type="float">
            <text:p>0.0095</text:p>
          </table:table-cell>
          <table:table-cell office:value-type="float" office:value="-1.2508" calcext:value-type="float">
            <text:p>-1.2508</text:p>
          </table:table-cell>
          <table:table-cell office:value-type="float" office:value="3" calcext:value-type="float">
            <text:p>3</text:p>
          </table:table-cell>
          <table:table-cell office:value-type="float" office:value="151.8315" calcext:value-type="float">
            <text:p>151.8315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2 1 <text:s text:c="5"/>1111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3.9094887" calcext:value-type="float">
            <text:p>903.9094887</text:p>
          </table:table-cell>
          <table:table-cell office:value-type="float" office:value="0.0171" calcext:value-type="float">
            <text:p>0.0171</text:p>
          </table:table-cell>
          <table:table-cell office:value-type="float" office:value="-1.2019" calcext:value-type="float">
            <text:p>-1.2019</text:p>
          </table:table-cell>
          <table:table-cell office:value-type="float" office:value="3" calcext:value-type="float">
            <text:p>3</text:p>
          </table:table-cell>
          <table:table-cell office:value-type="float" office:value="179.6466" calcext:value-type="float">
            <text:p>179.6466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3 0 <text:s text:c="5"/>1212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<text:s text:c="2"/>frequency</text:p>
          </table:table-cell>
          <table:table-cell office:value-type="string" calcext:value-type="string">
            <text:p><text:s/>uncert.</text:p>
          </table:table-cell>
          <table:table-cell office:value-type="string" calcext:value-type="string">
            <text:p>intens. </text:p>
          </table:table-cell>
          <table:table-cell/>
          <table:table-cell office:value-type="string" calcext:value-type="string">
            <text:p>E.lower</text:p>
          </table:table-cell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quantum nos: <text:s/>up-low</text:p>
          </table:table-cell>
          <table:table-cell office:value-type="string" calcext:value-type="string">
            <text:p>molecule</text:p>
          </table:table-cell>
          <table:table-cell table:number-columns-repeated="1014"/>
        </table:table-row>
        <table:table-row table:style-name="ro1">
          <table:table-cell office:value-type="float" office:value="176.039531" calcext:value-type="float">
            <text:p>176.039531</text:p>
          </table:table-cell>
          <table:table-cell office:value-type="float" office:value="0.02" calcext:value-type="float">
            <text:p>0.02</text:p>
          </table:table-cell>
          <table:table-cell office:value-type="float" office:value="-2.8421" calcext:value-type="float">
            <text:p>-2.8421</text:p>
          </table:table-cell>
          <table:table-cell office:value-type="float" office:value="3" calcext:value-type="float">
            <text:p>3</text:p>
          </table:table-cell>
          <table:table-cell office:value-type="float" office:value="183.2912" calcext:value-type="float">
            <text:p>183.2912</text:p>
          </table:table-cell>
          <table:table-cell office:value-type="float" office:value="81" calcext:value-type="float">
            <text:p>8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8 5 <text:s text:c="5"/>13 7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78.952041" calcext:value-type="float">
            <text:p>178.952041</text:p>
          </table:table-cell>
          <table:table-cell office:value-type="float" office:value="0.02" calcext:value-type="float">
            <text:p>0.02</text:p>
          </table:table-cell>
          <table:table-cell office:value-type="float" office:value="-2.8474" calcext:value-type="float">
            <text:p>-2.8474</text:p>
          </table:table-cell>
          <table:table-cell office:value-type="float" office:value="3" calcext:value-type="float">
            <text:p>3</text:p>
          </table:table-cell>
          <table:table-cell office:value-type="float" office:value="214.5105" calcext:value-type="float">
            <text:p>214.5105</text:p>
          </table:table-cell>
          <table:table-cell office:value-type="float" office:value="87" calcext:value-type="float">
            <text:p>8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0 5 <text:s text:c="5"/>14 9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0.938024" calcext:value-type="float">
            <text:p>180.938024</text:p>
          </table:table-cell>
          <table:table-cell office:value-type="float" office:value="0.02" calcext:value-type="float">
            <text:p>0.02</text:p>
          </table:table-cell>
          <table:table-cell office:value-type="float" office:value="-2.8144" calcext:value-type="float">
            <text:p>-2.8144</text:p>
          </table:table-cell>
          <table:table-cell office:value-type="float" office:value="3" calcext:value-type="float">
            <text:p>3</text:p>
          </table:table-cell>
          <table:table-cell office:value-type="float" office:value="154.2966" calcext:value-type="float">
            <text:p>154.2966</text:p>
          </table:table-cell>
          <table:table-cell office:value-type="float" office:value="75" calcext:value-type="float">
            <text:p>7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8 5 <text:s text:c="5"/>12 7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1.196922" calcext:value-type="float">
            <text:p>181.196922</text:p>
          </table:table-cell>
          <table:table-cell office:value-type="float" office:value="0.02" calcext:value-type="float">
            <text:p>0.02</text:p>
          </table:table-cell>
          <table:table-cell office:value-type="float" office:value="-2.8184" calcext:value-type="float">
            <text:p>-2.8184</text:p>
          </table:table-cell>
          <table:table-cell office:value-type="float" office:value="3" calcext:value-type="float">
            <text:p>3</text:p>
          </table:table-cell>
          <table:table-cell office:value-type="float" office:value="127.5006" calcext:value-type="float">
            <text:p>127.5006</text:p>
          </table:table-cell>
          <table:table-cell office:value-type="float" office:value="69" calcext:value-type="float">
            <text:p>6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6 5 <text:s text:c="5"/>11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2.936042" calcext:value-type="float">
            <text:p>182.936042</text:p>
          </table:table-cell>
          <table:table-cell office:value-type="float" office:value="0.02" calcext:value-type="float">
            <text:p>0.02</text:p>
          </table:table-cell>
          <table:table-cell office:value-type="float" office:value="-2.8309" calcext:value-type="float">
            <text:p>-2.8309</text:p>
          </table:table-cell>
          <table:table-cell office:value-type="float" office:value="3" calcext:value-type="float">
            <text:p>3</text:p>
          </table:table-cell>
          <table:table-cell office:value-type="float" office:value="102.9216" calcext:value-type="float">
            <text:p>102.9216</text:p>
          </table:table-cell>
          <table:table-cell office:value-type="float" office:value="63" calcext:value-type="float">
            <text:p>6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5 <text:s text:c="5"/>10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184.327966" calcext:value-type="float">
            <text:p>184.327966</text:p>
          </table:table-cell>
          <table:table-cell office:value-type="float" office:value="0.005" calcext:value-type="float">
            <text:p>0.005</text:p>
          </table:table-cell>
          <table:table-cell office:value-type="float" office:value="-2.631" calcext:value-type="float">
            <text:p>-2.631</text:p>
          </table:table-cell>
          <table:table-cell office:value-type="float" office:value="3" calcext:value-type="float">
            <text:p>3</text:p>
          </table:table-cell>
          <table:table-cell office:value-type="float" office:value="13.4194" calcext:value-type="float">
            <text:p>13.4194</text:p>
          </table:table-cell>
          <table:table-cell office:value-type="float" office:value="33" calcext:value-type="float">
            <text:p>3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0 5 <text:s text:c="6"/>4 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03.340626" calcext:value-type="float">
            <text:p>203.340626</text:p>
          </table:table-cell>
          <table:table-cell office:value-type="float" office:value="0.02" calcext:value-type="float">
            <text:p>0.02</text:p>
          </table:table-cell>
          <table:table-cell office:value-type="float" office:value="-2.8538" calcext:value-type="float">
            <text:p>-2.8538</text:p>
          </table:table-cell>
          <table:table-cell office:value-type="float" office:value="3" calcext:value-type="float">
            <text:p>3</text:p>
          </table:table-cell>
          <table:table-cell office:value-type="float" office:value="314.3447" calcext:value-type="float">
            <text:p>314.3447</text:p>
          </table:table-cell>
          <table:table-cell office:value-type="float" office:value="105" calcext:value-type="float">
            <text:p>10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1 6 <text:s text:c="5"/>171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0.6161983" calcext:value-type="float">
            <text:p>210.6161983</text:p>
          </table:table-cell>
          <table:table-cell office:value-type="float" office:value="0.0026" calcext:value-type="float">
            <text:p>0.0026</text:p>
          </table:table-cell>
          <table:table-cell office:value-type="float" office:value="-2.7873" calcext:value-type="float">
            <text:p>-2.7873</text:p>
          </table:table-cell>
          <table:table-cell office:value-type="float" office:value="3" calcext:value-type="float">
            <text:p>3</text:p>
          </table:table-cell>
          <table:table-cell office:value-type="float" office:value="276.5051" calcext:value-type="float">
            <text:p>276.5051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1 6 <text:s text:c="5"/>161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0.7027824" calcext:value-type="float">
            <text:p>210.7027824</text:p>
          </table:table-cell>
          <table:table-cell office:value-type="float" office:value="0.0028" calcext:value-type="float">
            <text:p>0.0028</text:p>
          </table:table-cell>
          <table:table-cell office:value-type="float" office:value="-2.7556" calcext:value-type="float">
            <text:p>-2.7556</text:p>
          </table:table-cell>
          <table:table-cell office:value-type="float" office:value="3" calcext:value-type="float">
            <text:p>3</text:p>
          </table:table-cell>
          <table:table-cell office:value-type="float" office:value="240.8407" calcext:value-type="float">
            <text:p>240.840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9 6 <text:s text:c="5"/>15 8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3.6244424" calcext:value-type="float">
            <text:p>213.6244424</text:p>
          </table:table-cell>
          <table:table-cell office:value-type="float" office:value="0.0024" calcext:value-type="float">
            <text:p>0.0024</text:p>
          </table:table-cell>
          <table:table-cell office:value-type="float" office:value="-2.7224" calcext:value-type="float">
            <text:p>-2.7224</text:p>
          </table:table-cell>
          <table:table-cell office:value-type="float" office:value="3" calcext:value-type="float">
            <text:p>3</text:p>
          </table:table-cell>
          <table:table-cell office:value-type="float" office:value="207.3848" calcext:value-type="float">
            <text:p>207.3848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9 6 <text:s text:c="5"/>14 8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4.6206284" calcext:value-type="float">
            <text:p>214.6206284</text:p>
          </table:table-cell>
          <table:table-cell office:value-type="float" office:value="0.0025" calcext:value-type="float">
            <text:p>0.0025</text:p>
          </table:table-cell>
          <table:table-cell office:value-type="float" office:value="-2.7066" calcext:value-type="float">
            <text:p>-2.7066</text:p>
          </table:table-cell>
          <table:table-cell office:value-type="float" office:value="3" calcext:value-type="float">
            <text:p>3</text:p>
          </table:table-cell>
          <table:table-cell office:value-type="float" office:value="176.1323" calcext:value-type="float">
            <text:p>176.1323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7 6 <text:s text:c="5"/>13 6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5.9744658" calcext:value-type="float">
            <text:p>215.9744658</text:p>
          </table:table-cell>
          <table:table-cell office:value-type="float" office:value="0.0025" calcext:value-type="float">
            <text:p>0.0025</text:p>
          </table:table-cell>
          <table:table-cell office:value-type="float" office:value="-2.7015" calcext:value-type="float">
            <text:p>-2.7015</text:p>
          </table:table-cell>
          <table:table-cell office:value-type="float" office:value="3" calcext:value-type="float">
            <text:p>3</text:p>
          </table:table-cell>
          <table:table-cell office:value-type="float" office:value="147.0925" calcext:value-type="float">
            <text:p>147.0925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7 6 <text:s text:c="5"/>12 6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6.8087975" calcext:value-type="float">
            <text:p>216.808797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2.7133" calcext:value-type="float">
            <text:p>-2.7133</text:p>
          </table:table-cell>
          <table:table-cell office:value-type="float" office:value="3" calcext:value-type="float">
            <text:p>3</text:p>
          </table:table-cell>
          <table:table-cell office:value-type="float" office:value="120.2686" calcext:value-type="float">
            <text:p>120.2686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5 6 <text:s text:c="5"/>11 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7.5318883" calcext:value-type="float">
            <text:p>217.5318883</text:p>
          </table:table-cell>
          <table:table-cell office:value-type="float" office:value="0.0029" calcext:value-type="float">
            <text:p>0.0029</text:p>
          </table:table-cell>
          <table:table-cell office:value-type="float" office:value="-2.7456" calcext:value-type="float">
            <text:p>-2.7456</text:p>
          </table:table-cell>
          <table:table-cell office:value-type="float" office:value="3" calcext:value-type="float">
            <text:p>3</text:p>
          </table:table-cell>
          <table:table-cell office:value-type="float" office:value="95.6655" calcext:value-type="float">
            <text:p>95.6655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6 <text:s text:c="5"/>10 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7.822148" calcext:value-type="float">
            <text:p>217.822148</text:p>
          </table:table-cell>
          <table:table-cell office:value-type="float" office:value="0.004" calcext:value-type="float">
            <text:p>0.004</text:p>
          </table:table-cell>
          <table:table-cell office:value-type="float" office:value="-2.4118" calcext:value-type="float">
            <text:p>-2.4118</text:p>
          </table:table-cell>
          <table:table-cell office:value-type="float" office:value="3" calcext:value-type="float">
            <text:p>3</text:p>
          </table:table-cell>
          <table:table-cell office:value-type="float" office:value="19.5679" calcext:value-type="float">
            <text:p>19.5679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1 6 <text:s text:c="6"/>5 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7.940046" calcext:value-type="float">
            <text:p>217.940046</text:p>
          </table:table-cell>
          <table:table-cell office:value-type="float" office:value="0.007" calcext:value-type="float">
            <text:p>0.007</text:p>
          </table:table-cell>
          <table:table-cell office:value-type="float" office:value="-2.6072" calcext:value-type="float">
            <text:p>-2.6072</text:p>
          </table:table-cell>
          <table:table-cell office:value-type="float" office:value="3" calcext:value-type="float">
            <text:p>3</text:p>
          </table:table-cell>
          <table:table-cell office:value-type="float" office:value="17.3465" calcext:value-type="float">
            <text:p>17.3465</text:p>
          </table:table-cell>
          <table:table-cell office:value-type="float" office:value="33" calcext:value-type="float">
            <text:p>3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1 4 <text:s text:c="6"/>4 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18.054783" calcext:value-type="float">
            <text:p>218.054783</text:p>
          </table:table-cell>
          <table:table-cell office:value-type="float" office:value="0.014" calcext:value-type="float">
            <text:p>0.014</text:p>
          </table:table-cell>
          <table:table-cell office:value-type="float" office:value="-2.8085" calcext:value-type="float">
            <text:p>-2.8085</text:p>
          </table:table-cell>
          <table:table-cell office:value-type="float" office:value="3" calcext:value-type="float">
            <text:p>3</text:p>
          </table:table-cell>
          <table:table-cell office:value-type="float" office:value="73.2869" calcext:value-type="float">
            <text:p>73.2869</text:p>
          </table:table-cell>
          <table:table-cell office:value-type="float" office:value="57" calcext:value-type="float">
            <text:p>5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3 6 <text:s text:c="6"/>9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27.1691378" calcext:value-type="float">
            <text:p>227.169137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8143" calcext:value-type="float">
            <text:p>-2.8143</text:p>
          </table:table-cell>
          <table:table-cell office:value-type="float" office:value="3" calcext:value-type="float">
            <text:p>3</text:p>
          </table:table-cell>
          <table:table-cell office:value-type="float" office:value="12.6262" calcext:value-type="float">
            <text:p>12.6262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3 2 <text:s text:c="6"/>3 2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38.976748" calcext:value-type="float">
            <text:p>238.976748</text:p>
          </table:table-cell>
          <table:table-cell office:value-type="float" office:value="0.02" calcext:value-type="float">
            <text:p>0.02</text:p>
          </table:table-cell>
          <table:table-cell office:value-type="float" office:value="-2.8321" calcext:value-type="float">
            <text:p>-2.8321</text:p>
          </table:table-cell>
          <table:table-cell office:value-type="float" office:value="3" calcext:value-type="float">
            <text:p>3</text:p>
          </table:table-cell>
          <table:table-cell office:value-type="float" office:value="388.6001" calcext:value-type="float">
            <text:p>388.6001</text:p>
          </table:table-cell>
          <table:table-cell office:value-type="float" office:value="117" calcext:value-type="float">
            <text:p>11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2 7 <text:s text:c="5"/>191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3.20434" calcext:value-type="float">
            <text:p>243.20434</text:p>
          </table:table-cell>
          <table:table-cell office:value-type="float" office:value="0.02" calcext:value-type="float">
            <text:p>0.02</text:p>
          </table:table-cell>
          <table:table-cell office:value-type="float" office:value="-2.7661" calcext:value-type="float">
            <text:p>-2.7661</text:p>
          </table:table-cell>
          <table:table-cell office:value-type="float" office:value="3" calcext:value-type="float">
            <text:p>3</text:p>
          </table:table-cell>
          <table:table-cell office:value-type="float" office:value="346.3017" calcext:value-type="float">
            <text:p>346.3017</text:p>
          </table:table-cell>
          <table:table-cell office:value-type="float" office:value="111" calcext:value-type="float">
            <text:p>11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2 7 <text:s text:c="5"/>181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4.461198" calcext:value-type="float">
            <text:p>244.461198</text:p>
          </table:table-cell>
          <table:table-cell office:value-type="float" office:value="0.02" calcext:value-type="float">
            <text:p>0.02</text:p>
          </table:table-cell>
          <table:table-cell office:value-type="float" office:value="-2.7173" calcext:value-type="float">
            <text:p>-2.7173</text:p>
          </table:table-cell>
          <table:table-cell office:value-type="float" office:value="3" calcext:value-type="float">
            <text:p>3</text:p>
          </table:table-cell>
          <table:table-cell office:value-type="float" office:value="306.1904" calcext:value-type="float">
            <text:p>306.1904</text:p>
          </table:table-cell>
          <table:table-cell office:value-type="float" office:value="105" calcext:value-type="float">
            <text:p>10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0 7 <text:s text:c="5"/>17 9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6.557769" calcext:value-type="float">
            <text:p>246.557769</text:p>
          </table:table-cell>
          <table:table-cell office:value-type="float" office:value="0.02" calcext:value-type="float">
            <text:p>0.02</text:p>
          </table:table-cell>
          <table:table-cell office:value-type="float" office:value="-2.6739" calcext:value-type="float">
            <text:p>-2.6739</text:p>
          </table:table-cell>
          <table:table-cell office:value-type="float" office:value="3" calcext:value-type="float">
            <text:p>3</text:p>
          </table:table-cell>
          <table:table-cell office:value-type="float" office:value="268.2808" calcext:value-type="float">
            <text:p>268.2808</text:p>
          </table:table-cell>
          <table:table-cell office:value-type="float" office:value="99" calcext:value-type="float">
            <text:p>9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0 7 <text:s text:c="5"/>16 9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7.807193" calcext:value-type="float">
            <text:p>247.807193</text:p>
          </table:table-cell>
          <table:table-cell office:value-type="float" office:value="0.02" calcext:value-type="float">
            <text:p>0.02</text:p>
          </table:table-cell>
          <table:table-cell office:value-type="float" office:value="-2.6422" calcext:value-type="float">
            <text:p>-2.6422</text:p>
          </table:table-cell>
          <table:table-cell office:value-type="float" office:value="3" calcext:value-type="float">
            <text:p>3</text:p>
          </table:table-cell>
          <table:table-cell office:value-type="float" office:value="232.5747" calcext:value-type="float">
            <text:p>232.5747</text:p>
          </table:table-cell>
          <table:table-cell office:value-type="float" office:value="93" calcext:value-type="float">
            <text:p>9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8 7 <text:s text:c="5"/>15 7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9.027195" calcext:value-type="float">
            <text:p>249.027195</text:p>
          </table:table-cell>
          <table:table-cell office:value-type="float" office:value="0.02" calcext:value-type="float">
            <text:p>0.02</text:p>
          </table:table-cell>
          <table:table-cell office:value-type="float" office:value="-2.6209" calcext:value-type="float">
            <text:p>-2.6209</text:p>
          </table:table-cell>
          <table:table-cell office:value-type="float" office:value="3" calcext:value-type="float">
            <text:p>3</text:p>
          </table:table-cell>
          <table:table-cell office:value-type="float" office:value="199.0781" calcext:value-type="float">
            <text:p>199.0781</text:p>
          </table:table-cell>
          <table:table-cell office:value-type="float" office:value="87" calcext:value-type="float">
            <text:p>8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8 7 <text:s text:c="5"/>14 7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9.054368" calcext:value-type="float">
            <text:p>249.054368</text:p>
          </table:table-cell>
          <table:table-cell office:value-type="float" office:value="0.02" calcext:value-type="float">
            <text:p>0.02</text:p>
          </table:table-cell>
          <table:table-cell office:value-type="float" office:value="-2.6581" calcext:value-type="float">
            <text:p>-2.6581</text:p>
          </table:table-cell>
          <table:table-cell office:value-type="float" office:value="3" calcext:value-type="float">
            <text:p>3</text:p>
          </table:table-cell>
          <table:table-cell office:value-type="float" office:value="20.2037" calcext:value-type="float">
            <text:p>20.2037</text:p>
          </table:table-cell>
          <table:table-cell office:value-type="float" office:value="33" calcext:value-type="float">
            <text:p>3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2 3 <text:s text:c="6"/>4 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49.941555" calcext:value-type="float">
            <text:p>249.941555</text:p>
          </table:table-cell>
          <table:table-cell office:value-type="float" office:value="0.02" calcext:value-type="float">
            <text:p>0.02</text:p>
          </table:table-cell>
          <table:table-cell office:value-type="float" office:value="-2.6127" calcext:value-type="float">
            <text:p>-2.6127</text:p>
          </table:table-cell>
          <table:table-cell office:value-type="float" office:value="3" calcext:value-type="float">
            <text:p>3</text:p>
          </table:table-cell>
          <table:table-cell office:value-type="float" office:value="167.7951" calcext:value-type="float">
            <text:p>167.7951</text:p>
          </table:table-cell>
          <table:table-cell office:value-type="float" office:value="81" calcext:value-type="float">
            <text:p>8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6 7 <text:s text:c="5"/>13 5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0.704357" calcext:value-type="float">
            <text:p>250.704357</text:p>
          </table:table-cell>
          <table:table-cell office:value-type="float" office:value="0.02" calcext:value-type="float">
            <text:p>0.02</text:p>
          </table:table-cell>
          <table:table-cell office:value-type="float" office:value="-2.6203" calcext:value-type="float">
            <text:p>-2.6203</text:p>
          </table:table-cell>
          <table:table-cell office:value-type="float" office:value="3" calcext:value-type="float">
            <text:p>3</text:p>
          </table:table-cell>
          <table:table-cell office:value-type="float" office:value="138.7299" calcext:value-type="float">
            <text:p>138.7299</text:p>
          </table:table-cell>
          <table:table-cell office:value-type="float" office:value="75" calcext:value-type="float">
            <text:p>7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6 7 <text:s text:c="5"/>12 5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1.3022577" calcext:value-type="float">
            <text:p>251.302257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2.6488" calcext:value-type="float">
            <text:p>-2.6488</text:p>
          </table:table-cell>
          <table:table-cell office:value-type="float" office:value="3" calcext:value-type="float">
            <text:p>3</text:p>
          </table:table-cell>
          <table:table-cell office:value-type="float" office:value="111.8861" calcext:value-type="float">
            <text:p>111.8861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4 7 <text:s text:c="5"/>11 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table:style-name="ce1" office:value-type="float" office:value="251.314367" calcext:value-type="float">
            <text:p>251.31436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-2.7077" calcext:value-type="float">
            <text:p>-2.70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8337" calcext:value-type="float">
            <text:p>26.833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38508" calcext:value-type="float">
            <text:p>-38508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<text:s/>7 1 7 <text:s text:c="6"/>6 0 6</text:p>
          </table:table-cell>
          <table:table-cell table:style-name="ce1"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table:style-name="ce1" office:value-type="float" office:value="251.314367" calcext:value-type="float">
            <text:p>251.31436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-2.2306" calcext:value-type="float">
            <text:p>-2.23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8337" calcext:value-type="float">
            <text:p>26.833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38508" calcext:value-type="float">
            <text:p>-38508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<text:s/>7 0 7 <text:s text:c="6"/>6 1 6</text:p>
          </table:table-cell>
          <table:table-cell table:style-name="ce1"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table:style-name="ce1" office:value-type="float" office:value="251.5087085" calcext:value-type="float">
            <text:p>251.5087085</text:p>
          </table:table-cell>
          <table:table-cell table:style-name="ce1" office:value-type="float" office:value="0.0017" calcext:value-type="float">
            <text:p>0.0017</text:p>
          </table:table-cell>
          <table:table-cell table:style-name="ce1" office:value-type="float" office:value="-2.8659" calcext:value-type="float">
            <text:p>-2.86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6168" calcext:value-type="float">
            <text:p>24.616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508" calcext:value-type="float">
            <text:p>38508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<text:s/>6 1 5 <text:s text:c="6"/>5 2 4</text:p>
          </table:table-cell>
          <table:table-cell table:style-name="ce1"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table:style-name="ce1" office:value-type="float" office:value="251.527311" calcext:value-type="float">
            <text:p>251.52731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-2.3887" calcext:value-type="float">
            <text:p>-2.38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6162" calcext:value-type="float">
            <text:p>24.616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-38508" calcext:value-type="float">
            <text:p>-38508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<text:s/>6 2 5 <text:s text:c="6"/>5 1 4</text:p>
          </table:table-cell>
          <table:table-cell table:style-name="ce1"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1.7734266" calcext:value-type="float">
            <text:p>251.7734266</text:p>
          </table:table-cell>
          <table:table-cell office:value-type="float" office:value="0.004" calcext:value-type="float">
            <text:p>0.004</text:p>
          </table:table-cell>
          <table:table-cell office:value-type="float" office:value="-2.7079" calcext:value-type="float">
            <text:p>-2.7079</text:p>
          </table:table-cell>
          <table:table-cell office:value-type="float" office:value="3" calcext:value-type="float">
            <text:p>3</text:p>
          </table:table-cell>
          <table:table-cell office:value-type="float" office:value="87.2673" calcext:value-type="float">
            <text:p>87.2673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4 7 <text:s text:c="5"/>10 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52.1359321" calcext:value-type="float">
            <text:p>252.1359321</text:p>
          </table:table-cell>
          <table:table-cell office:value-type="float" office:value="0.0047" calcext:value-type="float">
            <text:p>0.0047</text:p>
          </table:table-cell>
          <table:table-cell office:value-type="float" office:value="-2.8204" calcext:value-type="float">
            <text:p>-2.8204</text:p>
          </table:table-cell>
          <table:table-cell office:value-type="float" office:value="3" calcext:value-type="float">
            <text:p>3</text:p>
          </table:table-cell>
          <table:table-cell office:value-type="float" office:value="64.8765" calcext:value-type="float">
            <text:p>64.8765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2 7 <text:s text:c="6"/>9 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65.759481" calcext:value-type="float">
            <text:p>265.759481</text:p>
          </table:table-cell>
          <table:table-cell office:value-type="float" office:value="0.005" calcext:value-type="float">
            <text:p>0.005</text:p>
          </table:table-cell>
          <table:table-cell office:value-type="float" office:value="-2.5176" calcext:value-type="float">
            <text:p>-2.5176</text:p>
          </table:table-cell>
          <table:table-cell office:value-type="float" office:value="3" calcext:value-type="float">
            <text:p>3</text:p>
          </table:table-cell>
          <table:table-cell office:value-type="float" office:value="13.5296" calcext:value-type="float">
            <text:p>13.5296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4 4 1 <text:s text:c="6"/>3 3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3.235958" calcext:value-type="float">
            <text:p>273.235958</text:p>
          </table:table-cell>
          <table:table-cell office:value-type="float" office:value="0.05" calcext:value-type="float">
            <text:p>0.05</text:p>
          </table:table-cell>
          <table:table-cell office:value-type="float" office:value="-2.8528" calcext:value-type="float">
            <text:p>-2.8528</text:p>
          </table:table-cell>
          <table:table-cell office:value-type="float" office:value="3" calcext:value-type="float">
            <text:p>3</text:p>
          </table:table-cell>
          <table:table-cell office:value-type="float" office:value="470.6344" calcext:value-type="float">
            <text:p>470.6344</text:p>
          </table:table-cell>
          <table:table-cell office:value-type="float" office:value="129" calcext:value-type="float">
            <text:p>1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3 8 <text:s text:c="5"/>211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6.133083" calcext:value-type="float">
            <text:p>276.133083</text:p>
          </table:table-cell>
          <table:table-cell office:value-type="float" office:value="0.05" calcext:value-type="float">
            <text:p>0.05</text:p>
          </table:table-cell>
          <table:table-cell office:value-type="float" office:value="-2.78" calcext:value-type="float">
            <text:p>-2.78</text:p>
          </table:table-cell>
          <table:table-cell office:value-type="float" office:value="3" calcext:value-type="float">
            <text:p>3</text:p>
          </table:table-cell>
          <table:table-cell office:value-type="float" office:value="423.8896" calcext:value-type="float">
            <text:p>423.8896</text:p>
          </table:table-cell>
          <table:table-cell office:value-type="float" office:value="123" calcext:value-type="float">
            <text:p>1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3 8 <text:s text:c="5"/>201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7.7756865" calcext:value-type="float">
            <text:p>277.7756865</text:p>
          </table:table-cell>
          <table:table-cell office:value-type="float" office:value="0.0051" calcext:value-type="float">
            <text:p>0.0051</text:p>
          </table:table-cell>
          <table:table-cell office:value-type="float" office:value="-2.7178" calcext:value-type="float">
            <text:p>-2.7178</text:p>
          </table:table-cell>
          <table:table-cell office:value-type="float" office:value="3" calcext:value-type="float">
            <text:p>3</text:p>
          </table:table-cell>
          <table:table-cell office:value-type="float" office:value="379.3345" calcext:value-type="float">
            <text:p>379.334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1 8 <text:s text:c="5"/>1910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79.5395173" calcext:value-type="float">
            <text:p>279.539517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2.6627" calcext:value-type="float">
            <text:p>-2.6627</text:p>
          </table:table-cell>
          <table:table-cell office:value-type="float" office:value="3" calcext:value-type="float">
            <text:p>3</text:p>
          </table:table-cell>
          <table:table-cell office:value-type="float" office:value="336.9773" calcext:value-type="float">
            <text:p>336.9773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1 8 <text:s text:c="5"/>1810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0.8665606" calcext:value-type="float">
            <text:p>280.8665606</text:p>
          </table:table-cell>
          <table:table-cell office:value-type="float" office:value="0.0039" calcext:value-type="float">
            <text:p>0.0039</text:p>
          </table:table-cell>
          <table:table-cell office:value-type="float" office:value="-2.6171" calcext:value-type="float">
            <text:p>-2.6171</text:p>
          </table:table-cell>
          <table:table-cell office:value-type="float" office:value="3" calcext:value-type="float">
            <text:p>3</text:p>
          </table:table-cell>
          <table:table-cell office:value-type="float" office:value="296.8217" calcext:value-type="float">
            <text:p>296.821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9 8 <text:s text:c="5"/>17 8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2.048703" calcext:value-type="float">
            <text:p>282.048703</text:p>
          </table:table-cell>
          <table:table-cell office:value-type="float" office:value="0.005" calcext:value-type="float">
            <text:p>0.005</text:p>
          </table:table-cell>
          <table:table-cell office:value-type="float" office:value="-2.5809" calcext:value-type="float">
            <text:p>-2.5809</text:p>
          </table:table-cell>
          <table:table-cell office:value-type="float" office:value="3" calcext:value-type="float">
            <text:p>3</text:p>
          </table:table-cell>
          <table:table-cell office:value-type="float" office:value="258.8727" calcext:value-type="float">
            <text:p>258.8727</text:p>
          </table:table-cell>
          <table:table-cell office:value-type="float" office:value="99" calcext:value-type="float">
            <text:p>9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9 8 <text:s text:c="5"/>16 8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3.01192" calcext:value-type="float">
            <text:p>283.01192</text:p>
          </table:table-cell>
          <table:table-cell office:value-type="float" office:value="0.02" calcext:value-type="float">
            <text:p>0.02</text:p>
          </table:table-cell>
          <table:table-cell office:value-type="float" office:value="-2.5557" calcext:value-type="float">
            <text:p>-2.5557</text:p>
          </table:table-cell>
          <table:table-cell office:value-type="float" office:value="3" calcext:value-type="float">
            <text:p>3</text:p>
          </table:table-cell>
          <table:table-cell office:value-type="float" office:value="223.1344" calcext:value-type="float">
            <text:p>223.1344</text:p>
          </table:table-cell>
          <table:table-cell office:value-type="float" office:value="93" calcext:value-type="float">
            <text:p>9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7 8 <text:s text:c="5"/>15 6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3.820729" calcext:value-type="float">
            <text:p>283.820729</text:p>
          </table:table-cell>
          <table:table-cell office:value-type="float" office:value="0.01" calcext:value-type="float">
            <text:p>0.01</text:p>
          </table:table-cell>
          <table:table-cell office:value-type="float" office:value="-2.5433" calcext:value-type="float">
            <text:p>-2.5433</text:p>
          </table:table-cell>
          <table:table-cell office:value-type="float" office:value="3" calcext:value-type="float">
            <text:p>3</text:p>
          </table:table-cell>
          <table:table-cell office:value-type="float" office:value="189.6109" calcext:value-type="float">
            <text:p>189.6109</text:p>
          </table:table-cell>
          <table:table-cell office:value-type="float" office:value="87" calcext:value-type="float">
            <text:p>8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7 8 <text:s text:c="5"/>14 6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4838916" calcext:value-type="float">
            <text:p>284.4838916</text:p>
          </table:table-cell>
          <table:table-cell office:value-type="float" office:value="0.0037" calcext:value-type="float">
            <text:p>0.0037</text:p>
          </table:table-cell>
          <table:table-cell office:value-type="float" office:value="-2.5467" calcext:value-type="float">
            <text:p>-2.5467</text:p>
          </table:table-cell>
          <table:table-cell office:value-type="float" office:value="3" calcext:value-type="float">
            <text:p>3</text:p>
          </table:table-cell>
          <table:table-cell office:value-type="float" office:value="158.3058" calcext:value-type="float">
            <text:p>158.3058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5 8 <text:s text:c="5"/>13 4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805225" calcext:value-type="float">
            <text:p>284.805225</text:p>
          </table:table-cell>
          <table:table-cell office:value-type="float" office:value="0.005" calcext:value-type="float">
            <text:p>0.005</text:p>
          </table:table-cell>
          <table:table-cell office:value-type="float" office:value="-2.5551" calcext:value-type="float">
            <text:p>-2.5551</text:p>
          </table:table-cell>
          <table:table-cell office:value-type="float" office:value="3" calcext:value-type="float">
            <text:p>3</text:p>
          </table:table-cell>
          <table:table-cell office:value-type="float" office:value="35.2166" calcext:value-type="float">
            <text:p>35.2166</text:p>
          </table:table-cell>
          <table:table-cell office:value-type="float" office:value="17" calcext:value-type="float">
            <text:p>1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0 8 <text:s text:c="6"/>7 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805225" calcext:value-type="float">
            <text:p>284.805225</text:p>
          </table:table-cell>
          <table:table-cell office:value-type="float" office:value="0.005" calcext:value-type="float">
            <text:p>0.005</text:p>
          </table:table-cell>
          <table:table-cell office:value-type="float" office:value="-2.078" calcext:value-type="float">
            <text:p>-2.078</text:p>
          </table:table-cell>
          <table:table-cell office:value-type="float" office:value="3" calcext:value-type="float">
            <text:p>3</text:p>
          </table:table-cell>
          <table:table-cell office:value-type="float" office:value="35.2166" calcext:value-type="float">
            <text:p>35.2166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1 8 <text:s text:c="6"/>7 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998009" calcext:value-type="float">
            <text:p>284.998009</text:p>
          </table:table-cell>
          <table:table-cell office:value-type="float" office:value="0.005" calcext:value-type="float">
            <text:p>0.005</text:p>
          </table:table-cell>
          <table:table-cell office:value-type="float" office:value="-2.211" calcext:value-type="float">
            <text:p>-2.211</text:p>
          </table:table-cell>
          <table:table-cell office:value-type="float" office:value="3" calcext:value-type="float">
            <text:p>3</text:p>
          </table:table-cell>
          <table:table-cell office:value-type="float" office:value="33.0063" calcext:value-type="float">
            <text:p>33.0063</text:p>
          </table:table-cell>
          <table:table-cell office:value-type="float" office:value="45" calcext:value-type="float">
            <text:p>4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1 6 <text:s text:c="6"/>6 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4.9993734" calcext:value-type="float">
            <text:p>284.9993734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6881" calcext:value-type="float">
            <text:p>-2.6881</text:p>
          </table:table-cell>
          <table:table-cell office:value-type="float" office:value="3" calcext:value-type="float">
            <text:p>3</text:p>
          </table:table-cell>
          <table:table-cell office:value-type="float" office:value="33.0062" calcext:value-type="float">
            <text:p>33.0062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2 6 <text:s text:c="6"/>6 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025539" calcext:value-type="float">
            <text:p>285.025539</text:p>
          </table:table-cell>
          <table:table-cell office:value-type="float" office:value="0.01" calcext:value-type="float">
            <text:p>0.01</text:p>
          </table:table-cell>
          <table:table-cell office:value-type="float" office:value="-2.5711" calcext:value-type="float">
            <text:p>-2.5711</text:p>
          </table:table-cell>
          <table:table-cell office:value-type="float" office:value="3" calcext:value-type="float">
            <text:p>3</text:p>
          </table:table-cell>
          <table:table-cell office:value-type="float" office:value="129.2224" calcext:value-type="float">
            <text:p>129.2224</text:p>
          </table:table-cell>
          <table:table-cell office:value-type="float" office:value="75" calcext:value-type="float">
            <text:p>7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5 8 <text:s text:c="5"/>12 4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4619817" calcext:value-type="float">
            <text:p>285.4619817</text:p>
          </table:table-cell>
          <table:table-cell office:value-type="float" office:value="0.005" calcext:value-type="float">
            <text:p>0.005</text:p>
          </table:table-cell>
          <table:table-cell office:value-type="float" office:value="-2.6265" calcext:value-type="float">
            <text:p>-2.6265</text:p>
          </table:table-cell>
          <table:table-cell office:value-type="float" office:value="3" calcext:value-type="float">
            <text:p>3</text:p>
          </table:table-cell>
          <table:table-cell office:value-type="float" office:value="102.3641" calcext:value-type="float">
            <text:p>102.3641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3 8 <text:s text:c="5"/>11 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795666" calcext:value-type="float">
            <text:p>285.795666</text:p>
          </table:table-cell>
          <table:table-cell office:value-type="float" office:value="0.02" calcext:value-type="float">
            <text:p>0.02</text:p>
          </table:table-cell>
          <table:table-cell office:value-type="float" office:value="-2.3952" calcext:value-type="float">
            <text:p>-2.3952</text:p>
          </table:table-cell>
          <table:table-cell office:value-type="float" office:value="3" calcext:value-type="float">
            <text:p>3</text:p>
          </table:table-cell>
          <table:table-cell office:value-type="float" office:value="28.5113" calcext:value-type="float">
            <text:p>28.5113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3 4 <text:s text:c="6"/>5 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285.8092715" calcext:value-type="float">
            <text:p>285.8092715</text:p>
          </table:table-cell>
          <table:table-cell office:value-type="float" office:value="0.006" calcext:value-type="float">
            <text:p>0.006</text:p>
          </table:table-cell>
          <table:table-cell office:value-type="float" office:value="-2.7355" calcext:value-type="float">
            <text:p>-2.7355</text:p>
          </table:table-cell>
          <table:table-cell office:value-type="float" office:value="3" calcext:value-type="float">
            <text:p>3</text:p>
          </table:table-cell>
          <table:table-cell office:value-type="float" office:value="77.7337" calcext:value-type="float">
            <text:p>77.733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3 8 <text:s text:c="5"/>10 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0.861584" calcext:value-type="float">
            <text:p>310.861584</text:p>
          </table:table-cell>
          <table:table-cell office:value-type="float" office:value="0.05" calcext:value-type="float">
            <text:p>0.05</text:p>
          </table:table-cell>
          <table:table-cell office:value-type="float" office:value="-2.7514" calcext:value-type="float">
            <text:p>-2.7514</text:p>
          </table:table-cell>
          <table:table-cell office:value-type="float" office:value="3" calcext:value-type="float">
            <text:p>3</text:p>
          </table:table-cell>
          <table:table-cell office:value-type="float" office:value="460.2652" calcext:value-type="float">
            <text:p>460.2652</text:p>
          </table:table-cell>
          <table:table-cell office:value-type="float" office:value="129" calcext:value-type="float">
            <text:p>1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2 9 <text:s text:c="5"/>2111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2.488672" calcext:value-type="float">
            <text:p>312.488672</text:p>
          </table:table-cell>
          <table:table-cell office:value-type="float" office:value="0.08" calcext:value-type="float">
            <text:p>0.08</text:p>
          </table:table-cell>
          <table:table-cell office:value-type="float" office:value="-2.6846" calcext:value-type="float">
            <text:p>-2.6846</text:p>
          </table:table-cell>
          <table:table-cell office:value-type="float" office:value="3" calcext:value-type="float">
            <text:p>3</text:p>
          </table:table-cell>
          <table:table-cell office:value-type="float" office:value="413.4661" calcext:value-type="float">
            <text:p>413.4661</text:p>
          </table:table-cell>
          <table:table-cell office:value-type="float" office:value="123" calcext:value-type="float">
            <text:p>1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2 9 <text:s text:c="5"/>2011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3.837982" calcext:value-type="float">
            <text:p>313.837982</text:p>
          </table:table-cell>
          <table:table-cell office:value-type="float" office:value="0.0084" calcext:value-type="float">
            <text:p>0.0084</text:p>
          </table:table-cell>
          <table:table-cell office:value-type="float" office:value="-2.626" calcext:value-type="float">
            <text:p>-2.626</text:p>
          </table:table-cell>
          <table:table-cell office:value-type="float" office:value="3" calcext:value-type="float">
            <text:p>3</text:p>
          </table:table-cell>
          <table:table-cell office:value-type="float" office:value="368.866" calcext:value-type="float">
            <text:p>368.866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10 9 <text:s text:c="5"/>19 9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5.0188237" calcext:value-type="float">
            <text:p>315.0188237</text:p>
          </table:table-cell>
          <table:table-cell office:value-type="float" office:value="0.0072" calcext:value-type="float">
            <text:p>0.0072</text:p>
          </table:table-cell>
          <table:table-cell office:value-type="float" office:value="-2.576" calcext:value-type="float">
            <text:p>-2.576</text:p>
          </table:table-cell>
          <table:table-cell office:value-type="float" office:value="3" calcext:value-type="float">
            <text:p>3</text:p>
          </table:table-cell>
          <table:table-cell office:value-type="float" office:value="326.4694" calcext:value-type="float">
            <text:p>326.469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0 9 <text:s text:c="5"/>18 9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6.0209201" calcext:value-type="float">
            <text:p>316.0209201</text:p>
          </table:table-cell>
          <table:table-cell office:value-type="float" office:value="0.0061" calcext:value-type="float">
            <text:p>0.0061</text:p>
          </table:table-cell>
          <table:table-cell office:value-type="float" office:value="-2.5356" calcext:value-type="float">
            <text:p>-2.5356</text:p>
          </table:table-cell>
          <table:table-cell office:value-type="float" office:value="3" calcext:value-type="float">
            <text:p>3</text:p>
          </table:table-cell>
          <table:table-cell office:value-type="float" office:value="286.2803" calcext:value-type="float">
            <text:p>286.2803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8 9 <text:s text:c="5"/>17 7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6.8766419" calcext:value-type="float">
            <text:p>316.8766419</text:p>
          </table:table-cell>
          <table:table-cell office:value-type="float" office:value="0.0052" calcext:value-type="float">
            <text:p>0.0052</text:p>
          </table:table-cell>
          <table:table-cell office:value-type="float" office:value="-2.5061" calcext:value-type="float">
            <text:p>-2.5061</text:p>
          </table:table-cell>
          <table:table-cell office:value-type="float" office:value="3" calcext:value-type="float">
            <text:p>3</text:p>
          </table:table-cell>
          <table:table-cell office:value-type="float" office:value="248.3028" calcext:value-type="float">
            <text:p>248.3028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8 9 <text:s text:c="5"/>16 7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7.5995325" calcext:value-type="float">
            <text:p>317.5995325</text:p>
          </table:table-cell>
          <table:table-cell office:value-type="float" office:value="0.0048" calcext:value-type="float">
            <text:p>0.0048</text:p>
          </table:table-cell>
          <table:table-cell office:value-type="float" office:value="-2.4894" calcext:value-type="float">
            <text:p>-2.4894</text:p>
          </table:table-cell>
          <table:table-cell office:value-type="float" office:value="3" calcext:value-type="float">
            <text:p>3</text:p>
          </table:table-cell>
          <table:table-cell office:value-type="float" office:value="212.5405" calcext:value-type="float">
            <text:p>212.5405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6 9 <text:s text:c="5"/>15 5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2069817" calcext:value-type="float">
            <text:p>318.2069817</text:p>
          </table:table-cell>
          <table:table-cell office:value-type="float" office:value="0.0048" calcext:value-type="float">
            <text:p>0.0048</text:p>
          </table:table-cell>
          <table:table-cell office:value-type="float" office:value="-2.4886" calcext:value-type="float">
            <text:p>-2.4886</text:p>
          </table:table-cell>
          <table:table-cell office:value-type="float" office:value="3" calcext:value-type="float">
            <text:p>3</text:p>
          </table:table-cell>
          <table:table-cell office:value-type="float" office:value="178.9967" calcext:value-type="float">
            <text:p>178.996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6 9 <text:s text:c="5"/>14 5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2943846" calcext:value-type="float">
            <text:p>318.2943846</text:p>
          </table:table-cell>
          <table:table-cell office:value-type="float" office:value="0.003" calcext:value-type="float">
            <text:p>0.003</text:p>
          </table:table-cell>
          <table:table-cell office:value-type="float" office:value="-2.4248" calcext:value-type="float">
            <text:p>-2.4248</text:p>
          </table:table-cell>
          <table:table-cell office:value-type="float" office:value="3" calcext:value-type="float">
            <text:p>3</text:p>
          </table:table-cell>
          <table:table-cell office:value-type="float" office:value="44.7167" calcext:value-type="float">
            <text:p>44.7167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1 9 <text:s text:c="6"/>8 0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2943846" calcext:value-type="float">
            <text:p>318.2943846</text:p>
          </table:table-cell>
          <table:table-cell office:value-type="float" office:value="0.003" calcext:value-type="float">
            <text:p>0.003</text:p>
          </table:table-cell>
          <table:table-cell office:value-type="float" office:value="-1.9476" calcext:value-type="float">
            <text:p>-1.9476</text:p>
          </table:table-cell>
          <table:table-cell office:value-type="float" office:value="3" calcext:value-type="float">
            <text:p>3</text:p>
          </table:table-cell>
          <table:table-cell office:value-type="float" office:value="44.7167" calcext:value-type="float">
            <text:p>44.716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0 9 <text:s text:c="6"/>8 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4822897" calcext:value-type="float">
            <text:p>318.4822897</text:p>
          </table:table-cell>
          <table:table-cell office:value-type="float" office:value="0.002" calcext:value-type="float">
            <text:p>0.002</text:p>
          </table:table-cell>
          <table:table-cell office:value-type="float" office:value="-2.5394" calcext:value-type="float">
            <text:p>-2.5394</text:p>
          </table:table-cell>
          <table:table-cell office:value-type="float" office:value="3" calcext:value-type="float">
            <text:p>3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1 7 <text:s text:c="6"/>7 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4823788" calcext:value-type="float">
            <text:p>318.4823788</text:p>
          </table:table-cell>
          <table:table-cell office:value-type="float" office:value="0.002" calcext:value-type="float">
            <text:p>0.002</text:p>
          </table:table-cell>
          <table:table-cell office:value-type="float" office:value="-2.0623" calcext:value-type="float">
            <text:p>-2.0623</text:p>
          </table:table-cell>
          <table:table-cell office:value-type="float" office:value="3" calcext:value-type="float">
            <text:p>3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2 7 <text:s text:c="6"/>7 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6969914" calcext:value-type="float">
            <text:p>318.6969914</text:p>
          </table:table-cell>
          <table:table-cell office:value-type="float" office:value="0.0024" calcext:value-type="float">
            <text:p>0.0024</text:p>
          </table:table-cell>
          <table:table-cell office:value-type="float" office:value="-2.2127" calcext:value-type="float">
            <text:p>-2.2127</text:p>
          </table:table-cell>
          <table:table-cell office:value-type="float" office:value="3" calcext:value-type="float">
            <text:p>3</text:p>
          </table:table-cell>
          <table:table-cell office:value-type="float" office:value="38.0444" calcext:value-type="float">
            <text:p>38.0444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2 5 <text:s text:c="6"/>6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7130248" calcext:value-type="float">
            <text:p>318.7130248</text:p>
          </table:table-cell>
          <table:table-cell office:value-type="float" office:value="0.0053" calcext:value-type="float">
            <text:p>0.0053</text:p>
          </table:table-cell>
          <table:table-cell office:value-type="float" office:value="-2.5089" calcext:value-type="float">
            <text:p>-2.5089</text:p>
          </table:table-cell>
          <table:table-cell office:value-type="float" office:value="3" calcext:value-type="float">
            <text:p>3</text:p>
          </table:table-cell>
          <table:table-cell office:value-type="float" office:value="147.6746" calcext:value-type="float">
            <text:p>147.6746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4 9 <text:s text:c="5"/>13 3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8.7902592" calcext:value-type="float">
            <text:p>318.790259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2.6895" calcext:value-type="float">
            <text:p>-2.6895</text:p>
          </table:table-cell>
          <table:table-cell office:value-type="float" office:value="3" calcext:value-type="float">
            <text:p>3</text:p>
          </table:table-cell>
          <table:table-cell office:value-type="float" office:value="38.0415" calcext:value-type="float">
            <text:p>38.0415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3 5 <text:s text:c="6"/>6 2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9.1308545" calcext:value-type="float">
            <text:p>319.1308545</text:p>
          </table:table-cell>
          <table:table-cell office:value-type="float" office:value="0.0062" calcext:value-type="float">
            <text:p>0.0062</text:p>
          </table:table-cell>
          <table:table-cell office:value-type="float" office:value="-2.5604" calcext:value-type="float">
            <text:p>-2.5604</text:p>
          </table:table-cell>
          <table:table-cell office:value-type="float" office:value="3" calcext:value-type="float">
            <text:p>3</text:p>
          </table:table-cell>
          <table:table-cell office:value-type="float" office:value="118.5774" calcext:value-type="float">
            <text:p>118.5774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4 9 <text:s text:c="5"/>12 3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19.4723223" calcext:value-type="float">
            <text:p>319.4723223</text:p>
          </table:table-cell>
          <table:table-cell office:value-type="float" office:value="0.0074" calcext:value-type="float">
            <text:p>0.0074</text:p>
          </table:table-cell>
          <table:table-cell office:value-type="float" office:value="-2.6657" calcext:value-type="float">
            <text:p>-2.6657</text:p>
          </table:table-cell>
          <table:table-cell office:value-type="float" office:value="3" calcext:value-type="float">
            <text:p>3</text:p>
          </table:table-cell>
          <table:table-cell office:value-type="float" office:value="91.7077" calcext:value-type="float">
            <text:p>91.7077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2 9 <text:s text:c="5"/>11 1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26.152758" calcext:value-type="float">
            <text:p>326.152758</text:p>
          </table:table-cell>
          <table:table-cell office:value-type="float" office:value="0.1" calcext:value-type="float">
            <text:p>0.1</text:p>
          </table:table-cell>
          <table:table-cell office:value-type="float" office:value="-2.4135" calcext:value-type="float">
            <text:p>-2.4135</text:p>
          </table:table-cell>
          <table:table-cell office:value-type="float" office:value="3" calcext:value-type="float">
            <text:p>3</text:p>
          </table:table-cell>
          <table:table-cell office:value-type="float" office:value="31.0831" calcext:value-type="float">
            <text:p>31.0831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4 3 <text:s text:c="6"/>5 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38.2040061" calcext:value-type="float">
            <text:p>338.2040061</text:p>
          </table:table-cell>
          <table:table-cell office:value-type="float" office:value="0.0026" calcext:value-type="float">
            <text:p>0.0026</text:p>
          </table:table-cell>
          <table:table-cell office:value-type="float" office:value="-2.6913" calcext:value-type="float">
            <text:p>-2.6913</text:p>
          </table:table-cell>
          <table:table-cell office:value-type="float" office:value="3" calcext:value-type="float">
            <text:p>3</text:p>
          </table:table-cell>
          <table:table-cell office:value-type="float" office:value="22.6206" calcext:value-type="float">
            <text:p>22.6206</text:p>
          </table:table-cell>
          <table:table-cell office:value-type="float" office:value="11" calcext:value-type="float">
            <text:p>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5 1 <text:s text:c="6"/>4 4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5.373745" calcext:value-type="float">
            <text:p>345.373745</text:p>
          </table:table-cell>
          <table:table-cell office:value-type="float" office:value="0.08" calcext:value-type="float">
            <text:p>0.08</text:p>
          </table:table-cell>
          <table:table-cell office:value-type="float" office:value="-2.7362" calcext:value-type="float">
            <text:p>-2.7362</text:p>
          </table:table-cell>
          <table:table-cell office:value-type="float" office:value="3" calcext:value-type="float">
            <text:p>3</text:p>
          </table:table-cell>
          <table:table-cell office:value-type="float" office:value="497.7386" calcext:value-type="float">
            <text:p>497.7386</text:p>
          </table:table-cell>
          <table:table-cell office:value-type="float" office:value="135" calcext:value-type="float">
            <text:p>13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310 <text:s text:c="5"/>2212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6.732212" calcext:value-type="float">
            <text:p>346.732212</text:p>
          </table:table-cell>
          <table:table-cell office:value-type="float" office:value="0.1" calcext:value-type="float">
            <text:p>0.1</text:p>
          </table:table-cell>
          <table:table-cell office:value-type="float" office:value="-2.6653" calcext:value-type="float">
            <text:p>-2.6653</text:p>
          </table:table-cell>
          <table:table-cell office:value-type="float" office:value="3" calcext:value-type="float">
            <text:p>3</text:p>
          </table:table-cell>
          <table:table-cell office:value-type="float" office:value="448.6995" calcext:value-type="float">
            <text:p>448.6995</text:p>
          </table:table-cell>
          <table:table-cell office:value-type="float" office:value="129" calcext:value-type="float">
            <text:p>12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110 <text:s text:c="5"/>2110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7.9269209" calcext:value-type="float">
            <text:p>347.9269209</text:p>
          </table:table-cell>
          <table:table-cell office:value-type="float" office:value="0.015" calcext:value-type="float">
            <text:p>0.015</text:p>
          </table:table-cell>
          <table:table-cell office:value-type="float" office:value="-2.6024" calcext:value-type="float">
            <text:p>-2.6024</text:p>
          </table:table-cell>
          <table:table-cell office:value-type="float" office:value="3" calcext:value-type="float">
            <text:p>3</text:p>
          </table:table-cell>
          <table:table-cell office:value-type="float" office:value="401.8605" calcext:value-type="float">
            <text:p>401.8605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110 <text:s text:c="5"/>2010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8.9654352" calcext:value-type="float">
            <text:p>348.9654352</text:p>
          </table:table-cell>
          <table:table-cell office:value-type="float" office:value="0.0129" calcext:value-type="float">
            <text:p>0.0129</text:p>
          </table:table-cell>
          <table:table-cell office:value-type="float" office:value="-2.5481" calcext:value-type="float">
            <text:p>-2.5481</text:p>
          </table:table-cell>
          <table:table-cell office:value-type="float" office:value="3" calcext:value-type="float">
            <text:p>3</text:p>
          </table:table-cell>
          <table:table-cell office:value-type="float" office:value="357.2257" calcext:value-type="float">
            <text:p>357.2257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910 <text:s text:c="5"/>19 8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9.2639987" calcext:value-type="float">
            <text:p>349.2639987</text:p>
          </table:table-cell>
          <table:table-cell office:value-type="float" office:value="0.0032" calcext:value-type="float">
            <text:p>0.0032</text:p>
          </table:table-cell>
          <table:table-cell office:value-type="float" office:value="-2.2155" calcext:value-type="float">
            <text:p>-2.2155</text:p>
          </table:table-cell>
          <table:table-cell office:value-type="float" office:value="3" calcext:value-type="float">
            <text:p>3</text:p>
          </table:table-cell>
          <table:table-cell office:value-type="float" office:value="22.3944" calcext:value-type="float">
            <text:p>22.3944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5 0 <text:s text:c="6"/>4 4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49.8677258" calcext:value-type="float">
            <text:p>349.8677258</text:p>
          </table:table-cell>
          <table:table-cell office:value-type="float" office:value="0.0109" calcext:value-type="float">
            <text:p>0.0109</text:p>
          </table:table-cell>
          <table:table-cell office:value-type="float" office:value="-2.5034" calcext:value-type="float">
            <text:p>-2.5034</text:p>
          </table:table-cell>
          <table:table-cell office:value-type="float" office:value="3" calcext:value-type="float">
            <text:p>3</text:p>
          </table:table-cell>
          <table:table-cell office:value-type="float" office:value="314.799" calcext:value-type="float">
            <text:p>314.799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910 <text:s text:c="5"/>18 8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0.6469822" calcext:value-type="float">
            <text:p>350.6469822</text:p>
          </table:table-cell>
          <table:table-cell office:value-type="float" office:value="0.0092" calcext:value-type="float">
            <text:p>0.0092</text:p>
          </table:table-cell>
          <table:table-cell office:value-type="float" office:value="-2.4695" calcext:value-type="float">
            <text:p>-2.4695</text:p>
          </table:table-cell>
          <table:table-cell office:value-type="float" office:value="3" calcext:value-type="float">
            <text:p>3</text:p>
          </table:table-cell>
          <table:table-cell office:value-type="float" office:value="274.584" calcext:value-type="float">
            <text:p>274.584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710 <text:s text:c="5"/>17 6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3168188" calcext:value-type="float">
            <text:p>351.3168188</text:p>
          </table:table-cell>
          <table:table-cell office:value-type="float" office:value="0.0079" calcext:value-type="float">
            <text:p>0.0079</text:p>
          </table:table-cell>
          <table:table-cell office:value-type="float" office:value="-2.4484" calcext:value-type="float">
            <text:p>-2.4484</text:p>
          </table:table-cell>
          <table:table-cell office:value-type="float" office:value="3" calcext:value-type="float">
            <text:p>3</text:p>
          </table:table-cell>
          <table:table-cell office:value-type="float" office:value="236.5842" calcext:value-type="float">
            <text:p>236.584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710 <text:s text:c="5"/>16 6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523317" calcext:value-type="float">
            <text:p>351.523317</text:p>
          </table:table-cell>
          <table:table-cell office:value-type="float" office:value="0.02" calcext:value-type="float">
            <text:p>0.02</text:p>
          </table:table-cell>
          <table:table-cell office:value-type="float" office:value="-2.2482" calcext:value-type="float">
            <text:p>-2.2482</text:p>
          </table:table-cell>
          <table:table-cell office:value-type="float" office:value="3" calcext:value-type="float">
            <text:p>3</text:p>
          </table:table-cell>
          <table:table-cell office:value-type="float" office:value="41.9623" calcext:value-type="float">
            <text:p>41.9623</text:p>
          </table:table-cell>
          <table:table-cell office:value-type="float" office:value="45" calcext:value-type="float">
            <text:p>45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3 4 <text:s text:c="6"/>6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781578" calcext:value-type="float">
            <text:p>351.781578</text:p>
          </table:table-cell>
          <table:table-cell office:value-type="float" office:value="0.005" calcext:value-type="float">
            <text:p>0.005</text:p>
          </table:table-cell>
          <table:table-cell office:value-type="float" office:value="-2.3126" calcext:value-type="float">
            <text:p>-2.3126</text:p>
          </table:table-cell>
          <table:table-cell office:value-type="float" office:value="3" calcext:value-type="float">
            <text:p>3</text:p>
          </table:table-cell>
          <table:table-cell office:value-type="float" office:value="55.3339" calcext:value-type="float">
            <text:p>55.3339</text:p>
          </table:table-cell>
          <table:table-cell office:value-type="float" office:value="21" calcext:value-type="float">
            <text:p>2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010 <text:s text:c="6"/>9 1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781578" calcext:value-type="float">
            <text:p>351.781578</text:p>
          </table:table-cell>
          <table:table-cell office:value-type="float" office:value="0.005" calcext:value-type="float">
            <text:p>0.005</text:p>
          </table:table-cell>
          <table:table-cell office:value-type="float" office:value="-1.8354" calcext:value-type="float">
            <text:p>-1.8354</text:p>
          </table:table-cell>
          <table:table-cell office:value-type="float" office:value="3" calcext:value-type="float">
            <text:p>3</text:p>
          </table:table-cell>
          <table:table-cell office:value-type="float" office:value="55.3339" calcext:value-type="float">
            <text:p>55.3339</text:p>
          </table:table-cell>
          <table:table-cell office:value-type="float" office:value="63" calcext:value-type="float">
            <text:p>6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110 <text:s text:c="6"/>9 0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8891342" calcext:value-type="float">
            <text:p>351.8891342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4433" calcext:value-type="float">
            <text:p>-2.4433</text:p>
          </table:table-cell>
          <table:table-cell office:value-type="float" office:value="3" calcext:value-type="float">
            <text:p>3</text:p>
          </table:table-cell>
          <table:table-cell office:value-type="float" office:value="200.8027" calcext:value-type="float">
            <text:p>200.802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510 <text:s text:c="5"/>15 4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965969" calcext:value-type="float">
            <text:p>351.965969</text:p>
          </table:table-cell>
          <table:table-cell office:value-type="float" office:value="0.005" calcext:value-type="float">
            <text:p>0.005</text:p>
          </table:table-cell>
          <table:table-cell office:value-type="float" office:value="-2.4133" calcext:value-type="float">
            <text:p>-2.4133</text:p>
          </table:table-cell>
          <table:table-cell office:value-type="float" office:value="3" calcext:value-type="float">
            <text:p>3</text:p>
          </table:table-cell>
          <table:table-cell office:value-type="float" office:value="53.1362" calcext:value-type="float">
            <text:p>53.1362</text:p>
          </table:table-cell>
          <table:table-cell office:value-type="float" office:value="19" calcext:value-type="float">
            <text:p>1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2 8 <text:s text:c="6"/>8 1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1.965969" calcext:value-type="float">
            <text:p>351.965969</text:p>
          </table:table-cell>
          <table:table-cell office:value-type="float" office:value="0.005" calcext:value-type="float">
            <text:p>0.005</text:p>
          </table:table-cell>
          <table:table-cell office:value-type="float" office:value="-1.9361" calcext:value-type="float">
            <text:p>-1.9361</text:p>
          </table:table-cell>
          <table:table-cell office:value-type="float" office:value="3" calcext:value-type="float">
            <text:p>3</text:p>
          </table:table-cell>
          <table:table-cell office:value-type="float" office:value="53.1362" calcext:value-type="float">
            <text:p>53.1362</text:p>
          </table:table-cell>
          <table:table-cell office:value-type="float" office:value="57" calcext:value-type="float">
            <text:p>5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1 8 <text:s text:c="6"/>8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2.1855415" calcext:value-type="float">
            <text:p>352.1855415</text:p>
          </table:table-cell>
          <table:table-cell office:value-type="float" office:value="0.0028" calcext:value-type="float">
            <text:p>0.0028</text:p>
          </table:table-cell>
          <table:table-cell office:value-type="float" office:value="-2.5391" calcext:value-type="float">
            <text:p>-2.5391</text:p>
          </table:table-cell>
          <table:table-cell office:value-type="float" office:value="3" calcext:value-type="float">
            <text:p>3</text:p>
          </table:table-cell>
          <table:table-cell office:value-type="float" office:value="48.6752" calcext:value-type="float">
            <text:p>48.6752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2 6 <text:s text:c="6"/>7 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2.193656" calcext:value-type="float">
            <text:p>352.193656</text:p>
          </table:table-cell>
          <table:table-cell office:value-type="float" office:value="0.005" calcext:value-type="float">
            <text:p>0.005</text:p>
          </table:table-cell>
          <table:table-cell office:value-type="float" office:value="-2.0619" calcext:value-type="float">
            <text:p>-2.0619</text:p>
          </table:table-cell>
          <table:table-cell office:value-type="float" office:value="3" calcext:value-type="float">
            <text:p>3</text:p>
          </table:table-cell>
          <table:table-cell office:value-type="float" office:value="48.675" calcext:value-type="float">
            <text:p>48.675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3 6 <text:s text:c="6"/>7 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2.3749749" calcext:value-type="float">
            <text:p>352.3749749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4595" calcext:value-type="float">
            <text:p>-2.4595</text:p>
          </table:table-cell>
          <table:table-cell office:value-type="float" office:value="3" calcext:value-type="float">
            <text:p>3</text:p>
          </table:table-cell>
          <table:table-cell office:value-type="float" office:value="167.2427" calcext:value-type="float">
            <text:p>167.242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510 <text:s text:c="5"/>14 4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2.7844335" calcext:value-type="float">
            <text:p>352.78443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-2.5069" calcext:value-type="float">
            <text:p>-2.5069</text:p>
          </table:table-cell>
          <table:table-cell office:value-type="float" office:value="3" calcext:value-type="float">
            <text:p>3</text:p>
          </table:table-cell>
          <table:table-cell office:value-type="float" office:value="135.907" calcext:value-type="float">
            <text:p>135.907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310 <text:s text:c="5"/>13 2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3.1267854" calcext:value-type="float">
            <text:p>353.1267854</text:p>
          </table:table-cell>
          <table:table-cell office:value-type="float" office:value="0.0092" calcext:value-type="float">
            <text:p>0.0092</text:p>
          </table:table-cell>
          <table:table-cell office:value-type="float" office:value="-2.6085" calcext:value-type="float">
            <text:p>-2.6085</text:p>
          </table:table-cell>
          <table:table-cell office:value-type="float" office:value="3" calcext:value-type="float">
            <text:p>3</text:p>
          </table:table-cell>
          <table:table-cell office:value-type="float" office:value="106.7983" calcext:value-type="float">
            <text:p>106.7983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310 <text:s text:c="5"/>12 2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3.4105369" calcext:value-type="float">
            <text:p>353.4105369</text:p>
          </table:table-cell>
          <table:table-cell office:value-type="float" office:value="0.0109" calcext:value-type="float">
            <text:p>0.0109</text:p>
          </table:table-cell>
          <table:table-cell office:value-type="float" office:value="-2.8378" calcext:value-type="float">
            <text:p>-2.8378</text:p>
          </table:table-cell>
          <table:table-cell office:value-type="float" office:value="3" calcext:value-type="float">
            <text:p>3</text:p>
          </table:table-cell>
          <table:table-cell office:value-type="float" office:value="79.9192" calcext:value-type="float">
            <text:p>79.9192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110 <text:s text:c="5"/>11 0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54.1429911" calcext:value-type="float">
            <text:p>354.1429911</text:p>
          </table:table-cell>
          <table:table-cell office:value-type="float" office:value="0.0029" calcext:value-type="float">
            <text:p>0.0029</text:p>
          </table:table-cell>
          <table:table-cell office:value-type="float" office:value="-2.7144" calcext:value-type="float">
            <text:p>-2.7144</text:p>
          </table:table-cell>
          <table:table-cell office:value-type="float" office:value="3" calcext:value-type="float">
            <text:p>3</text:p>
          </table:table-cell>
          <table:table-cell office:value-type="float" office:value="41.8853" calcext:value-type="float">
            <text:p>41.8853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4 4 <text:s text:c="6"/>6 3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68.2936447" calcext:value-type="float">
            <text:p>368.2936447</text:p>
          </table:table-cell>
          <table:table-cell office:value-type="float" office:value="0.0047" calcext:value-type="float">
            <text:p>0.0047</text:p>
          </table:table-cell>
          <table:table-cell office:value-type="float" office:value="-2.6719" calcext:value-type="float">
            <text:p>-2.6719</text:p>
          </table:table-cell>
          <table:table-cell office:value-type="float" office:value="3" calcext:value-type="float">
            <text:p>3</text:p>
          </table:table-cell>
          <table:table-cell office:value-type="float" office:value="20.2037" calcext:value-type="float">
            <text:p>20.203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5 4 1 <text:s text:c="6"/>4 3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73.6699814" calcext:value-type="float">
            <text:p>373.6699814</text:p>
          </table:table-cell>
          <table:table-cell office:value-type="float" office:value="0.0033" calcext:value-type="float">
            <text:p>0.0033</text:p>
          </table:table-cell>
          <table:table-cell office:value-type="float" office:value="-2.4318" calcext:value-type="float">
            <text:p>-2.4318</text:p>
          </table:table-cell>
          <table:table-cell office:value-type="float" office:value="3" calcext:value-type="float">
            <text:p>3</text:p>
          </table:table-cell>
          <table:table-cell office:value-type="float" office:value="44.9759" calcext:value-type="float">
            <text:p>44.9759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4 3 <text:s text:c="6"/>6 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74.3577138" calcext:value-type="float">
            <text:p>374.3577138</text:p>
          </table:table-cell>
          <table:table-cell office:value-type="float" office:value="0.0027" calcext:value-type="float">
            <text:p>0.0027</text:p>
          </table:table-cell>
          <table:table-cell office:value-type="float" office:value="-2.278" calcext:value-type="float">
            <text:p>-2.278</text:p>
          </table:table-cell>
          <table:table-cell office:value-type="float" office:value="3" calcext:value-type="float">
            <text:p>3</text:p>
          </table:table-cell>
          <table:table-cell office:value-type="float" office:value="32.4887" calcext:value-type="float">
            <text:p>32.4887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5 2 <text:s text:c="6"/>5 4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0.7654823" calcext:value-type="float">
            <text:p>380.7654823</text:p>
          </table:table-cell>
          <table:table-cell office:value-type="float" office:value="0.0287" calcext:value-type="float">
            <text:p>0.0287</text:p>
          </table:table-cell>
          <table:table-cell office:value-type="float" office:value="-2.6573" calcext:value-type="float">
            <text:p>-2.6573</text:p>
          </table:table-cell>
          <table:table-cell office:value-type="float" office:value="3" calcext:value-type="float">
            <text:p>3</text:p>
          </table:table-cell>
          <table:table-cell office:value-type="float" office:value="485.0376" calcext:value-type="float">
            <text:p>485.0376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211 <text:s text:c="5"/>2211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1.8405568" calcext:value-type="float">
            <text:p>381.8405568</text:p>
          </table:table-cell>
          <table:table-cell office:value-type="float" office:value="0.0253" calcext:value-type="float">
            <text:p>0.0253</text:p>
          </table:table-cell>
          <table:table-cell office:value-type="float" office:value="-2.59" calcext:value-type="float">
            <text:p>-2.59</text:p>
          </table:table-cell>
          <table:table-cell office:value-type="float" office:value="3" calcext:value-type="float">
            <text:p>3</text:p>
          </table:table-cell>
          <table:table-cell office:value-type="float" office:value="435.9626" calcext:value-type="float">
            <text:p>435.9626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1011 <text:s text:c="5"/>21 9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2.7891191" calcext:value-type="float">
            <text:p>382.7891191</text:p>
          </table:table-cell>
          <table:table-cell office:value-type="float" office:value="0.022" calcext:value-type="float">
            <text:p>0.022</text:p>
          </table:table-cell>
          <table:table-cell office:value-type="float" office:value="-2.5313" calcext:value-type="float">
            <text:p>-2.5313</text:p>
          </table:table-cell>
          <table:table-cell office:value-type="float" office:value="3" calcext:value-type="float">
            <text:p>3</text:p>
          </table:table-cell>
          <table:table-cell office:value-type="float" office:value="389.092" calcext:value-type="float">
            <text:p>389.092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011 <text:s text:c="5"/>20 9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3.6227619" calcext:value-type="float">
            <text:p>383.6227619</text:p>
          </table:table-cell>
          <table:table-cell office:value-type="float" office:value="0.019" calcext:value-type="float">
            <text:p>0.019</text:p>
          </table:table-cell>
          <table:table-cell office:value-type="float" office:value="-2.4821" calcext:value-type="float">
            <text:p>-2.4821</text:p>
          </table:table-cell>
          <table:table-cell office:value-type="float" office:value="3" calcext:value-type="float">
            <text:p>3</text:p>
          </table:table-cell>
          <table:table-cell office:value-type="float" office:value="344.4295" calcext:value-type="float">
            <text:p>344.429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811 <text:s text:c="5"/>19 7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4.3526192" calcext:value-type="float">
            <text:p>384.3526192</text:p>
          </table:table-cell>
          <table:table-cell office:value-type="float" office:value="0.0162" calcext:value-type="float">
            <text:p>0.0162</text:p>
          </table:table-cell>
          <table:table-cell office:value-type="float" office:value="-2.4438" calcext:value-type="float">
            <text:p>-2.4438</text:p>
          </table:table-cell>
          <table:table-cell office:value-type="float" office:value="3" calcext:value-type="float">
            <text:p>3</text:p>
          </table:table-cell>
          <table:table-cell office:value-type="float" office:value="301.9784" calcext:value-type="float">
            <text:p>301.978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811 <text:s text:c="5"/>18 7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4.9887813" calcext:value-type="float">
            <text:p>384.9887813</text:p>
          </table:table-cell>
          <table:table-cell office:value-type="float" office:value="0.0138" calcext:value-type="float">
            <text:p>0.0138</text:p>
          </table:table-cell>
          <table:table-cell office:value-type="float" office:value="-2.4184" calcext:value-type="float">
            <text:p>-2.4184</text:p>
          </table:table-cell>
          <table:table-cell office:value-type="float" office:value="3" calcext:value-type="float">
            <text:p>3</text:p>
          </table:table-cell>
          <table:table-cell office:value-type="float" office:value="261.7422" calcext:value-type="float">
            <text:p>261.7422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611 <text:s text:c="5"/>17 5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2665549" calcext:value-type="float">
            <text:p>385.2665549</text:p>
          </table:table-cell>
          <table:table-cell office:value-type="float" office:value="0.0038" calcext:value-type="float">
            <text:p>0.0038</text:p>
          </table:table-cell>
          <table:table-cell office:value-type="float" office:value="-2.2155" calcext:value-type="float">
            <text:p>-2.2155</text:p>
          </table:table-cell>
          <table:table-cell office:value-type="float" office:value="3" calcext:value-type="float">
            <text:p>3</text:p>
          </table:table-cell>
          <table:table-cell office:value-type="float" office:value="67.068" calcext:value-type="float">
            <text:p>67.068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111 <text:s text:c="5"/>10 0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2665549" calcext:value-type="float">
            <text:p>385.2665549</text:p>
          </table:table-cell>
          <table:table-cell office:value-type="float" office:value="0.0038" calcext:value-type="float">
            <text:p>0.0038</text:p>
          </table:table-cell>
          <table:table-cell office:value-type="float" office:value="-1.7384" calcext:value-type="float">
            <text:p>-1.7384</text:p>
          </table:table-cell>
          <table:table-cell office:value-type="float" office:value="3" calcext:value-type="float">
            <text:p>3</text:p>
          </table:table-cell>
          <table:table-cell office:value-type="float" office:value="67.068" calcext:value-type="float">
            <text:p>67.068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011 <text:s text:c="5"/>10 1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4483669" calcext:value-type="float">
            <text:p>385.4483669</text:p>
          </table:table-cell>
          <table:table-cell office:value-type="float" office:value="0.0025" calcext:value-type="float">
            <text:p>0.0025</text:p>
          </table:table-cell>
          <table:table-cell office:value-type="float" office:value="-2.3052" calcext:value-type="float">
            <text:p>-2.3052</text:p>
          </table:table-cell>
          <table:table-cell office:value-type="float" office:value="3" calcext:value-type="float">
            <text:p>3</text:p>
          </table:table-cell>
          <table:table-cell office:value-type="float" office:value="64.8765" calcext:value-type="float">
            <text:p>64.876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1 9 <text:s text:c="6"/>9 2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4483673" calcext:value-type="float">
            <text:p>385.4483673</text:p>
          </table:table-cell>
          <table:table-cell office:value-type="float" office:value="0.0025" calcext:value-type="float">
            <text:p>0.0025</text:p>
          </table:table-cell>
          <table:table-cell office:value-type="float" office:value="-1.828" calcext:value-type="float">
            <text:p>-1.828</text:p>
          </table:table-cell>
          <table:table-cell office:value-type="float" office:value="3" calcext:value-type="float">
            <text:p>3</text:p>
          </table:table-cell>
          <table:table-cell office:value-type="float" office:value="64.8765" calcext:value-type="float">
            <text:p>64.8765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2 9 <text:s text:c="6"/>9 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5406154" calcext:value-type="float">
            <text:p>385.5406154</text:p>
          </table:table-cell>
          <table:table-cell office:value-type="float" office:value="0.0121" calcext:value-type="float">
            <text:p>0.0121</text:p>
          </table:table-cell>
          <table:table-cell office:value-type="float" office:value="-2.4089" calcext:value-type="float">
            <text:p>-2.4089</text:p>
          </table:table-cell>
          <table:table-cell office:value-type="float" office:value="3" calcext:value-type="float">
            <text:p>3</text:p>
          </table:table-cell>
          <table:table-cell office:value-type="float" office:value="223.7239" calcext:value-type="float">
            <text:p>223.7239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611 <text:s text:c="5"/>16 5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6524895" calcext:value-type="float">
            <text:p>385.6524895</text:p>
          </table:table-cell>
          <table:table-cell office:value-type="float" office:value="0.0031" calcext:value-type="float">
            <text:p>0.0031</text:p>
          </table:table-cell>
          <table:table-cell office:value-type="float" office:value="-1.9361" calcext:value-type="float">
            <text:p>-1.9361</text:p>
          </table:table-cell>
          <table:table-cell office:value-type="float" office:value="3" calcext:value-type="float">
            <text:p>3</text:p>
          </table:table-cell>
          <table:table-cell office:value-type="float" office:value="60.4229" calcext:value-type="float">
            <text:p>60.422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2 7 <text:s text:c="6"/>8 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653113" calcext:value-type="float">
            <text:p>385.653113</text:p>
          </table:table-cell>
          <table:table-cell office:value-type="float" office:value="0.0031" calcext:value-type="float">
            <text:p>0.0031</text:p>
          </table:table-cell>
          <table:table-cell office:value-type="float" office:value="-2.4132" calcext:value-type="float">
            <text:p>-2.4132</text:p>
          </table:table-cell>
          <table:table-cell office:value-type="float" office:value="3" calcext:value-type="float">
            <text:p>3</text:p>
          </table:table-cell>
          <table:table-cell office:value-type="float" office:value="60.4229" calcext:value-type="float">
            <text:p>60.422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3 7 <text:s text:c="6"/>8 2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5.8772072" calcext:value-type="float">
            <text:p>385.8772072</text:p>
          </table:table-cell>
          <table:table-cell office:value-type="float" office:value="0.0036" calcext:value-type="float">
            <text:p>0.0036</text:p>
          </table:table-cell>
          <table:table-cell office:value-type="float" office:value="-2.5573" calcext:value-type="float">
            <text:p>-2.5573</text:p>
          </table:table-cell>
          <table:table-cell office:value-type="float" office:value="3" calcext:value-type="float">
            <text:p>3</text:p>
          </table:table-cell>
          <table:table-cell office:value-type="float" office:value="53.6982" calcext:value-type="float">
            <text:p>53.6982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3 5 <text:s text:c="6"/>7 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016776" calcext:value-type="float">
            <text:p>386.016776</text:p>
          </table:table-cell>
          <table:table-cell office:value-type="float" office:value="0.0112" calcext:value-type="float">
            <text:p>0.0112</text:p>
          </table:table-cell>
          <table:table-cell office:value-type="float" office:value="-2.4209" calcext:value-type="float">
            <text:p>-2.4209</text:p>
          </table:table-cell>
          <table:table-cell office:value-type="float" office:value="3" calcext:value-type="float">
            <text:p>3</text:p>
          </table:table-cell>
          <table:table-cell office:value-type="float" office:value="187.9266" calcext:value-type="float">
            <text:p>187.9266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411 <text:s text:c="5"/>15 3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218136" calcext:value-type="float">
            <text:p>386.218136</text:p>
          </table:table-cell>
          <table:table-cell office:value-type="float" office:value="0.08" calcext:value-type="float">
            <text:p>0.08</text:p>
          </table:table-cell>
          <table:table-cell office:value-type="float" office:value="-2.0791" calcext:value-type="float">
            <text:p>-2.0791</text:p>
          </table:table-cell>
          <table:table-cell office:value-type="float" office:value="3" calcext:value-type="float">
            <text:p>3</text:p>
          </table:table-cell>
          <table:table-cell office:value-type="float" office:value="53.6879" calcext:value-type="float">
            <text:p>53.6879</text:p>
          </table:table-cell>
          <table:table-cell office:value-type="float" office:value="51" calcext:value-type="float">
            <text:p>5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4 5 <text:s text:c="6"/>7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4252835" calcext:value-type="float">
            <text:p>386.4252835</text:p>
          </table:table-cell>
          <table:table-cell office:value-type="float" office:value="0.0113" calcext:value-type="float">
            <text:p>0.0113</text:p>
          </table:table-cell>
          <table:table-cell office:value-type="float" office:value="-2.4643" calcext:value-type="float">
            <text:p>-2.4643</text:p>
          </table:table-cell>
          <table:table-cell office:value-type="float" office:value="3" calcext:value-type="float">
            <text:p>3</text:p>
          </table:table-cell>
          <table:table-cell office:value-type="float" office:value="154.3529" calcext:value-type="float">
            <text:p>154.3529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411 <text:s text:c="5"/>14 3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6.7735657" calcext:value-type="float">
            <text:p>386.77356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-2.562" calcext:value-type="float">
            <text:p>-2.562</text:p>
          </table:table-cell>
          <table:table-cell office:value-type="float" office:value="3" calcext:value-type="float">
            <text:p>3</text:p>
          </table:table-cell>
          <table:table-cell office:value-type="float" office:value="123.0056" calcext:value-type="float">
            <text:p>123.0056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211 <text:s text:c="5"/>13 1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87.068495" calcext:value-type="float">
            <text:p>387.068495</text:p>
          </table:table-cell>
          <table:table-cell office:value-type="float" office:value="0.0141" calcext:value-type="float">
            <text:p>0.0141</text:p>
          </table:table-cell>
          <table:table-cell office:value-type="float" office:value="-2.7877" calcext:value-type="float">
            <text:p>-2.7877</text:p>
          </table:table-cell>
          <table:table-cell office:value-type="float" office:value="3" calcext:value-type="float">
            <text:p>3</text:p>
          </table:table-cell>
          <table:table-cell office:value-type="float" office:value="93.8871" calcext:value-type="float">
            <text:p>93.8871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211 <text:s text:c="5"/>12 1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399.2743895" calcext:value-type="float">
            <text:p>399.2743895</text:p>
          </table:table-cell>
          <table:table-cell office:value-type="float" office:value="0.0036" calcext:value-type="float">
            <text:p>0.0036</text:p>
          </table:table-cell>
          <table:table-cell office:value-type="float" office:value="-2.7239" calcext:value-type="float">
            <text:p>-2.7239</text:p>
          </table:table-cell>
          <table:table-cell office:value-type="float" office:value="3" calcext:value-type="float">
            <text:p>3</text:p>
          </table:table-cell>
          <table:table-cell office:value-type="float" office:value="44.3041" calcext:value-type="float">
            <text:p>44.3041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5 3 <text:s text:c="6"/>6 4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0.296084" calcext:value-type="float">
            <text:p>410.296084</text:p>
          </table:table-cell>
          <table:table-cell office:value-type="float" office:value="0.1" calcext:value-type="float">
            <text:p>0.1</text:p>
          </table:table-cell>
          <table:table-cell office:value-type="float" office:value="-1.972" calcext:value-type="float">
            <text:p>-1.972</text:p>
          </table:table-cell>
          <table:table-cell office:value-type="float" office:value="3" calcext:value-type="float">
            <text:p>3</text:p>
          </table:table-cell>
          <table:table-cell office:value-type="float" office:value="34.0446" calcext:value-type="float">
            <text:p>34.0446</text:p>
          </table:table-cell>
          <table:table-cell office:value-type="float" office:value="39" calcext:value-type="float">
            <text:p>3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6 1 <text:s text:c="6"/>5 5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5.6356136" calcext:value-type="float">
            <text:p>415.6356136</text:p>
          </table:table-cell>
          <table:table-cell office:value-type="float" office:value="0.0404" calcext:value-type="float">
            <text:p>0.0404</text:p>
          </table:table-cell>
          <table:table-cell office:value-type="float" office:value="-2.5872" calcext:value-type="float">
            <text:p>-2.5872</text:p>
          </table:table-cell>
          <table:table-cell office:value-type="float" office:value="3" calcext:value-type="float">
            <text:p>3</text:p>
          </table:table-cell>
          <table:table-cell office:value-type="float" office:value="471.1735" calcext:value-type="float">
            <text:p>471.1735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112 <text:s text:c="5"/>2210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6.5225744" calcext:value-type="float">
            <text:p>416.5225744</text:p>
          </table:table-cell>
          <table:table-cell office:value-type="float" office:value="0.0358" calcext:value-type="float">
            <text:p>0.0358</text:p>
          </table:table-cell>
          <table:table-cell office:value-type="float" office:value="-2.524" calcext:value-type="float">
            <text:p>-2.524</text:p>
          </table:table-cell>
          <table:table-cell office:value-type="float" office:value="3" calcext:value-type="float">
            <text:p>3</text:p>
          </table:table-cell>
          <table:table-cell office:value-type="float" office:value="422.0689" calcext:value-type="float">
            <text:p>422.0689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912 <text:s text:c="5"/>21 8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7.0908972" calcext:value-type="float">
            <text:p>417.0908972</text:p>
          </table:table-cell>
          <table:table-cell office:value-type="float" office:value="0.003" calcext:value-type="float">
            <text:p>0.003</text:p>
          </table:table-cell>
          <table:table-cell office:value-type="float" office:value="-2.446" calcext:value-type="float">
            <text:p>-2.446</text:p>
          </table:table-cell>
          <table:table-cell office:value-type="float" office:value="3" calcext:value-type="float">
            <text:p>3</text:p>
          </table:table-cell>
          <table:table-cell office:value-type="float" office:value="33.9018" calcext:value-type="float">
            <text:p>33.9018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6 0 <text:s text:c="6"/>5 5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7.3109249" calcext:value-type="float">
            <text:p>417.3109249</text:p>
          </table:table-cell>
          <table:table-cell office:value-type="float" office:value="0.0314" calcext:value-type="float">
            <text:p>0.0314</text:p>
          </table:table-cell>
          <table:table-cell office:value-type="float" office:value="-2.4703" calcext:value-type="float">
            <text:p>-2.4703</text:p>
          </table:table-cell>
          <table:table-cell office:value-type="float" office:value="3" calcext:value-type="float">
            <text:p>3</text:p>
          </table:table-cell>
          <table:table-cell office:value-type="float" office:value="375.172" calcext:value-type="float">
            <text:p>375.172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912 <text:s text:c="5"/>20 8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7.3808555" calcext:value-type="float">
            <text:p>417.3808555</text:p>
          </table:table-cell>
          <table:table-cell office:value-type="float" office:value="0.0039" calcext:value-type="float">
            <text:p>0.0039</text:p>
          </table:table-cell>
          <table:table-cell office:value-type="float" office:value="-2.6179" calcext:value-type="float">
            <text:p>-2.6179</text:p>
          </table:table-cell>
          <table:table-cell office:value-type="float" office:value="3" calcext:value-type="float">
            <text:p>3</text:p>
          </table:table-cell>
          <table:table-cell office:value-type="float" office:value="57.6225" calcext:value-type="float">
            <text:p>57.6225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4 4 <text:s text:c="6"/>7 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0092647" calcext:value-type="float">
            <text:p>418.0092647</text:p>
          </table:table-cell>
          <table:table-cell office:value-type="float" office:value="0.0273" calcext:value-type="float">
            <text:p>0.0273</text:p>
          </table:table-cell>
          <table:table-cell office:value-type="float" office:value="-2.4276" calcext:value-type="float">
            <text:p>-2.4276</text:p>
          </table:table-cell>
          <table:table-cell office:value-type="float" office:value="3" calcext:value-type="float">
            <text:p>3</text:p>
          </table:table-cell>
          <table:table-cell office:value-type="float" office:value="330.4862" calcext:value-type="float">
            <text:p>330.4862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712 <text:s text:c="5"/>19 6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6256101" calcext:value-type="float">
            <text:p>418.6256101</text:p>
          </table:table-cell>
          <table:table-cell office:value-type="float" office:value="0.0238" calcext:value-type="float">
            <text:p>0.0238</text:p>
          </table:table-cell>
          <table:table-cell office:value-type="float" office:value="-2.3977" calcext:value-type="float">
            <text:p>-2.3977</text:p>
          </table:table-cell>
          <table:table-cell office:value-type="float" office:value="3" calcext:value-type="float">
            <text:p>3</text:p>
          </table:table-cell>
          <table:table-cell office:value-type="float" office:value="288.0146" calcext:value-type="float">
            <text:p>288.0146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712 <text:s text:c="5"/>18 6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7491032" calcext:value-type="float">
            <text:p>418.7491032</text:p>
          </table:table-cell>
          <table:table-cell office:value-type="float" office:value="0.0037" calcext:value-type="float">
            <text:p>0.0037</text:p>
          </table:table-cell>
          <table:table-cell office:value-type="float" office:value="-2.1313" calcext:value-type="float">
            <text:p>-2.1313</text:p>
          </table:table-cell>
          <table:table-cell office:value-type="float" office:value="3" calcext:value-type="float">
            <text:p>3</text:p>
          </table:table-cell>
          <table:table-cell office:value-type="float" office:value="79.9192" calcext:value-type="float">
            <text:p>79.9192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012 <text:s text:c="5"/>11 1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7491032" calcext:value-type="float">
            <text:p>418.7491032</text:p>
          </table:table-cell>
          <table:table-cell office:value-type="float" office:value="0.0037" calcext:value-type="float">
            <text:p>0.0037</text:p>
          </table:table-cell>
          <table:table-cell office:value-type="float" office:value="-1.6542" calcext:value-type="float">
            <text:p>-1.6542</text:p>
          </table:table-cell>
          <table:table-cell office:value-type="float" office:value="3" calcext:value-type="float">
            <text:p>3</text:p>
          </table:table-cell>
          <table:table-cell office:value-type="float" office:value="79.9192" calcext:value-type="float">
            <text:p>79.919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112 <text:s text:c="5"/>11 0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9288771" calcext:value-type="float">
            <text:p>418.928877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2.2121" calcext:value-type="float">
            <text:p>-2.2121</text:p>
          </table:table-cell>
          <table:table-cell office:value-type="float" office:value="3" calcext:value-type="float">
            <text:p>3</text:p>
          </table:table-cell>
          <table:table-cell office:value-type="float" office:value="77.7337" calcext:value-type="float">
            <text:p>77.7337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210 <text:s text:c="5"/>10 1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8.9288771" calcext:value-type="float">
            <text:p>418.928877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1.735" calcext:value-type="float">
            <text:p>-1.735</text:p>
          </table:table-cell>
          <table:table-cell office:value-type="float" office:value="3" calcext:value-type="float">
            <text:p>3</text:p>
          </table:table-cell>
          <table:table-cell office:value-type="float" office:value="77.7337" calcext:value-type="float">
            <text:p>77.7337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110 <text:s text:c="5"/>10 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1216629" calcext:value-type="float">
            <text:p>419.1216629</text:p>
          </table:table-cell>
          <table:table-cell office:value-type="float" office:value="0.0031" calcext:value-type="float">
            <text:p>0.0031</text:p>
          </table:table-cell>
          <table:table-cell office:value-type="float" office:value="-2.3066" calcext:value-type="float">
            <text:p>-2.3066</text:p>
          </table:table-cell>
          <table:table-cell office:value-type="float" office:value="3" calcext:value-type="float">
            <text:p>3</text:p>
          </table:table-cell>
          <table:table-cell office:value-type="float" office:value="73.2869" calcext:value-type="float">
            <text:p>73.2869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2 8 <text:s text:c="6"/>9 3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1217067" calcext:value-type="float">
            <text:p>419.1217067</text:p>
          </table:table-cell>
          <table:table-cell office:value-type="float" office:value="0.0031" calcext:value-type="float">
            <text:p>0.0031</text:p>
          </table:table-cell>
          <table:table-cell office:value-type="float" office:value="-1.8294" calcext:value-type="float">
            <text:p>-1.8294</text:p>
          </table:table-cell>
          <table:table-cell office:value-type="float" office:value="3" calcext:value-type="float">
            <text:p>3</text:p>
          </table:table-cell>
          <table:table-cell office:value-type="float" office:value="73.2869" calcext:value-type="float">
            <text:p>73.2869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3 8 <text:s text:c="6"/>9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1674298" calcext:value-type="float">
            <text:p>419.1674298</text:p>
          </table:table-cell>
          <table:table-cell office:value-type="float" office:value="0.021" calcext:value-type="float">
            <text:p>0.021</text:p>
          </table:table-cell>
          <table:table-cell office:value-type="float" office:value="-2.384" calcext:value-type="float">
            <text:p>-2.384</text:p>
          </table:table-cell>
          <table:table-cell office:value-type="float" office:value="3" calcext:value-type="float">
            <text:p>3</text:p>
          </table:table-cell>
          <table:table-cell office:value-type="float" office:value="247.7603" calcext:value-type="float">
            <text:p>247.7603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512 <text:s text:c="5"/>17 4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1674299" calcext:value-type="float">
            <text:p>419.1674299</text:p>
          </table:table-cell>
          <table:table-cell office:value-type="float" office:value="0.021" calcext:value-type="float">
            <text:p>0.021</text:p>
          </table:table-cell>
          <table:table-cell office:value-type="float" office:value="-2.8611" calcext:value-type="float">
            <text:p>-2.8611</text:p>
          </table:table-cell>
          <table:table-cell office:value-type="float" office:value="3" calcext:value-type="float">
            <text:p>3</text:p>
          </table:table-cell>
          <table:table-cell office:value-type="float" office:value="247.7603" calcext:value-type="float">
            <text:p>247.7603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612 <text:s text:c="5"/>17 5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3992848" calcext:value-type="float">
            <text:p>419.3992848</text:p>
          </table:table-cell>
          <table:table-cell office:value-type="float" office:value="0.0041" calcext:value-type="float">
            <text:p>0.0041</text:p>
          </table:table-cell>
          <table:table-cell office:value-type="float" office:value="-1.9487" calcext:value-type="float">
            <text:p>-1.9487</text:p>
          </table:table-cell>
          <table:table-cell office:value-type="float" office:value="3" calcext:value-type="float">
            <text:p>3</text:p>
          </table:table-cell>
          <table:table-cell office:value-type="float" office:value="66.5707" calcext:value-type="float">
            <text:p>66.570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3 6 <text:s text:c="6"/>8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434423" calcext:value-type="float">
            <text:p>419.434423</text:p>
          </table:table-cell>
          <table:table-cell office:value-type="float" office:value="0.0041" calcext:value-type="float">
            <text:p>0.0041</text:p>
          </table:table-cell>
          <table:table-cell office:value-type="float" office:value="-2.4258" calcext:value-type="float">
            <text:p>-2.4258</text:p>
          </table:table-cell>
          <table:table-cell office:value-type="float" office:value="3" calcext:value-type="float">
            <text:p>3</text:p>
          </table:table-cell>
          <table:table-cell office:value-type="float" office:value="66.5697" calcext:value-type="float">
            <text:p>66.5697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4 6 <text:s text:c="6"/>8 3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19.6416953" calcext:value-type="float">
            <text:p>419.6416953</text:p>
          </table:table-cell>
          <table:table-cell office:value-type="float" office:value="0.0191" calcext:value-type="float">
            <text:p>0.0191</text:p>
          </table:table-cell>
          <table:table-cell office:value-type="float" office:value="-2.3917" calcext:value-type="float">
            <text:p>-2.3917</text:p>
          </table:table-cell>
          <table:table-cell office:value-type="float" office:value="3" calcext:value-type="float">
            <text:p>3</text:p>
          </table:table-cell>
          <table:table-cell office:value-type="float" office:value="209.7262" calcext:value-type="float">
            <text:p>209.726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512 <text:s text:c="5"/>16 4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0549138" calcext:value-type="float">
            <text:p>420.0549138</text:p>
          </table:table-cell>
          <table:table-cell office:value-type="float" office:value="0.0182" calcext:value-type="float">
            <text:p>0.0182</text:p>
          </table:table-cell>
          <table:table-cell office:value-type="float" office:value="-2.431" calcext:value-type="float">
            <text:p>-2.431</text:p>
          </table:table-cell>
          <table:table-cell office:value-type="float" office:value="3" calcext:value-type="float">
            <text:p>3</text:p>
          </table:table-cell>
          <table:table-cell office:value-type="float" office:value="173.915" calcext:value-type="float">
            <text:p>173.915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312 <text:s text:c="5"/>15 2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4131573" calcext:value-type="float">
            <text:p>420.4131573</text:p>
          </table:table-cell>
          <table:table-cell office:value-type="float" office:value="0.0185" calcext:value-type="float">
            <text:p>0.0185</text:p>
          </table:table-cell>
          <table:table-cell office:value-type="float" office:value="-2.5248" calcext:value-type="float">
            <text:p>-2.5248</text:p>
          </table:table-cell>
          <table:table-cell office:value-type="float" office:value="3" calcext:value-type="float">
            <text:p>3</text:p>
          </table:table-cell>
          <table:table-cell office:value-type="float" office:value="140.3295" calcext:value-type="float">
            <text:p>140.3295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312 <text:s text:c="5"/>14 2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0.7220835" calcext:value-type="float">
            <text:p>420.7220835</text:p>
          </table:table-cell>
          <table:table-cell office:value-type="float" office:value="0.0199" calcext:value-type="float">
            <text:p>0.0199</text:p>
          </table:table-cell>
          <table:table-cell office:value-type="float" office:value="-2.7467" calcext:value-type="float">
            <text:p>-2.7467</text:p>
          </table:table-cell>
          <table:table-cell office:value-type="float" office:value="3" calcext:value-type="float">
            <text:p>3</text:p>
          </table:table-cell>
          <table:table-cell office:value-type="float" office:value="108.9719" calcext:value-type="float">
            <text:p>108.971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112 <text:s text:c="5"/>13 0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3.7467538" calcext:value-type="float">
            <text:p>423.7467538</text:p>
          </table:table-cell>
          <table:table-cell office:value-type="float" office:value="0.0043" calcext:value-type="float">
            <text:p>0.0043</text:p>
          </table:table-cell>
          <table:table-cell office:value-type="float" office:value="-2.1154" calcext:value-type="float">
            <text:p>-2.1154</text:p>
          </table:table-cell>
          <table:table-cell office:value-type="float" office:value="3" calcext:value-type="float">
            <text:p>3</text:p>
          </table:table-cell>
          <table:table-cell office:value-type="float" office:value="57.4402" calcext:value-type="float">
            <text:p>57.4402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5 4 <text:s text:c="6"/>7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29.8502239" calcext:value-type="float">
            <text:p>429.8502239</text:p>
          </table:table-cell>
          <table:table-cell office:value-type="float" office:value="0.0044" calcext:value-type="float">
            <text:p>0.0044</text:p>
          </table:table-cell>
          <table:table-cell office:value-type="float" office:value="-2.834" calcext:value-type="float">
            <text:p>-2.834</text:p>
          </table:table-cell>
          <table:table-cell office:value-type="float" office:value="3" calcext:value-type="float">
            <text:p>3</text:p>
          </table:table-cell>
          <table:table-cell office:value-type="float" office:value="31.4544" calcext:value-type="float">
            <text:p>31.4544</text:p>
          </table:table-cell>
          <table:table-cell office:value-type="float" office:value="13" calcext:value-type="float">
            <text:p>1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5 1 <text:s text:c="6"/>5 4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49.2634702" calcext:value-type="float">
            <text:p>449.2634702</text:p>
          </table:table-cell>
          <table:table-cell office:value-type="float" office:value="0.0035" calcext:value-type="float">
            <text:p>0.0035</text:p>
          </table:table-cell>
          <table:table-cell office:value-type="float" office:value="-2.5422" calcext:value-type="float">
            <text:p>-2.5422</text:p>
          </table:table-cell>
          <table:table-cell office:value-type="float" office:value="3" calcext:value-type="float">
            <text:p>3</text:p>
          </table:table-cell>
          <table:table-cell office:value-type="float" office:value="45.7926" calcext:value-type="float">
            <text:p>45.7926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6 2 <text:s text:c="6"/>6 5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0.1875606" calcext:value-type="float">
            <text:p>450.1875606</text:p>
          </table:table-cell>
          <table:table-cell office:value-type="float" office:value="0.0556" calcext:value-type="float">
            <text:p>0.0556</text:p>
          </table:table-cell>
          <table:table-cell office:value-type="float" office:value="-2.5251" calcext:value-type="float">
            <text:p>-2.5251</text:p>
          </table:table-cell>
          <table:table-cell office:value-type="float" office:value="3" calcext:value-type="float">
            <text:p>3</text:p>
          </table:table-cell>
          <table:table-cell office:value-type="float" office:value="456.1568" calcext:value-type="float">
            <text:p>456.1568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1013 <text:s text:c="5"/>22 9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0.9470298" calcext:value-type="float">
            <text:p>450.9470298</text:p>
          </table:table-cell>
          <table:table-cell office:value-type="float" office:value="0.0496" calcext:value-type="float">
            <text:p>0.0496</text:p>
          </table:table-cell>
          <table:table-cell office:value-type="float" office:value="-2.467" calcext:value-type="float">
            <text:p>-2.467</text:p>
          </table:table-cell>
          <table:table-cell office:value-type="float" office:value="3" calcext:value-type="float">
            <text:p>3</text:p>
          </table:table-cell>
          <table:table-cell office:value-type="float" office:value="407.027" calcext:value-type="float">
            <text:p>407.027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813 <text:s text:c="5"/>21 7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1.6268989" calcext:value-type="float">
            <text:p>451.62689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-2.4197" calcext:value-type="float">
            <text:p>-2.4197</text:p>
          </table:table-cell>
          <table:table-cell office:value-type="float" office:value="3" calcext:value-type="float">
            <text:p>3</text:p>
          </table:table-cell>
          <table:table-cell office:value-type="float" office:value="360.1074" calcext:value-type="float">
            <text:p>360.1074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813 <text:s text:c="5"/>20 7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229" calcext:value-type="float">
            <text:p>452.229</text:p>
          </table:table-cell>
          <table:table-cell office:value-type="float" office:value="0.005" calcext:value-type="float">
            <text:p>0.005</text:p>
          </table:table-cell>
          <table:table-cell office:value-type="float" office:value="-2.0584" calcext:value-type="float">
            <text:p>-2.0584</text:p>
          </table:table-cell>
          <table:table-cell office:value-type="float" office:value="3" calcext:value-type="float">
            <text:p>3</text:p>
          </table:table-cell>
          <table:table-cell office:value-type="float" office:value="93.8871" calcext:value-type="float">
            <text:p>93.8871</text:p>
          </table:table-cell>
          <table:table-cell office:value-type="float" office:value="27" calcext:value-type="float">
            <text:p>27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113 <text:s text:c="5"/>12 0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229" calcext:value-type="float">
            <text:p>452.229</text:p>
          </table:table-cell>
          <table:table-cell office:value-type="float" office:value="0.005" calcext:value-type="float">
            <text:p>0.005</text:p>
          </table:table-cell>
          <table:table-cell office:value-type="float" office:value="-1.5813" calcext:value-type="float">
            <text:p>-1.5813</text:p>
          </table:table-cell>
          <table:table-cell office:value-type="float" office:value="3" calcext:value-type="float">
            <text:p>3</text:p>
          </table:table-cell>
          <table:table-cell office:value-type="float" office:value="93.8871" calcext:value-type="float">
            <text:p>93.8871</text:p>
          </table:table-cell>
          <table:table-cell office:value-type="float" office:value="81" calcext:value-type="float">
            <text:p>81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013 <text:s text:c="5"/>12 1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2336487" calcext:value-type="float">
            <text:p>452.2336487</text:p>
          </table:table-cell>
          <table:table-cell office:value-type="float" office:value="0.0393" calcext:value-type="float">
            <text:p>0.0393</text:p>
          </table:table-cell>
          <table:table-cell office:value-type="float" office:value="-2.8626" calcext:value-type="float">
            <text:p>-2.8626</text:p>
          </table:table-cell>
          <table:table-cell office:value-type="float" office:value="3" calcext:value-type="float">
            <text:p>3</text:p>
          </table:table-cell>
          <table:table-cell office:value-type="float" office:value="315.4013" calcext:value-type="float">
            <text:p>315.401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713 <text:s text:c="5"/>19 6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2336487" calcext:value-type="float">
            <text:p>452.2336487</text:p>
          </table:table-cell>
          <table:table-cell office:value-type="float" office:value="0.0393" calcext:value-type="float">
            <text:p>0.0393</text:p>
          </table:table-cell>
          <table:table-cell office:value-type="float" office:value="-2.3855" calcext:value-type="float">
            <text:p>-2.3855</text:p>
          </table:table-cell>
          <table:table-cell office:value-type="float" office:value="3" calcext:value-type="float">
            <text:p>3</text:p>
          </table:table-cell>
          <table:table-cell office:value-type="float" office:value="315.4013" calcext:value-type="float">
            <text:p>315.4013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613 <text:s text:c="5"/>19 5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table:style-name="ce2" office:value-type="float" office:value="452.407055" calcext:value-type="float">
            <text:p>452.407055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-2.1318" calcext:value-type="float">
            <text:p>-2.13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1.7077" calcext:value-type="float">
            <text:p>91.707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38508" calcext:value-type="float">
            <text:p>-38508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12 111 <text:s text:c="5"/>11 210</text:p>
          </table:table-cell>
          <table:table-cell table:style-name="ce2" office:value-type="string" calcext:value-type="string">
            <text:p><text:s text:c="9"/>c-C3H2</text:p>
          </table:table-cell>
          <table:table-cell table:style-name="ce2" table:number-columns-repeated="1014"/>
        </table:table-row>
        <table:table-row table:style-name="ro1">
          <table:table-cell table:style-name="ce2" office:value-type="float" office:value="452.407055" calcext:value-type="float">
            <text:p>452.407055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-1.6547" calcext:value-type="float">
            <text:p>-1.654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1.7077" calcext:value-type="float">
            <text:p>91.707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-38508" calcext:value-type="float">
            <text:p>-38508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12 211 <text:s text:c="5"/>11 110</text:p>
          </table:table-cell>
          <table:table-cell table:style-name="ce2" office:value-type="string" calcext:value-type="string">
            <text:p><text:s text:c="9"/>c-C3H2</text:p>
          </table:table-cell>
          <table:table-cell table:style-name="ce2" table:number-columns-repeated="1014"/>
        </table:table-row>
        <table:table-row table:style-name="ro1">
          <table:table-cell office:value-type="float" office:value="452.591933" calcext:value-type="float">
            <text:p>452.591933</text:p>
          </table:table-cell>
          <table:table-cell office:value-type="float" office:value="0.005" calcext:value-type="float">
            <text:p>0.005</text:p>
          </table:table-cell>
          <table:table-cell office:value-type="float" office:value="-2.2155" calcext:value-type="float">
            <text:p>-2.2155</text:p>
          </table:table-cell>
          <table:table-cell office:value-type="float" office:value="3" calcext:value-type="float">
            <text:p>3</text:p>
          </table:table-cell>
          <table:table-cell office:value-type="float" office:value="87.2673" calcext:value-type="float">
            <text:p>87.2673</text:p>
          </table:table-cell>
          <table:table-cell office:value-type="float" office:value="23" calcext:value-type="float">
            <text:p>23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3 9 <text:s text:c="5"/>10 2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591933" calcext:value-type="float">
            <text:p>452.591933</text:p>
          </table:table-cell>
          <table:table-cell office:value-type="float" office:value="0.005" calcext:value-type="float">
            <text:p>0.005</text:p>
          </table:table-cell>
          <table:table-cell office:value-type="float" office:value="-1.7384" calcext:value-type="float">
            <text:p>-1.7384</text:p>
          </table:table-cell>
          <table:table-cell office:value-type="float" office:value="3" calcext:value-type="float">
            <text:p>3</text:p>
          </table:table-cell>
          <table:table-cell office:value-type="float" office:value="87.2673" calcext:value-type="float">
            <text:p>87.2673</text:p>
          </table:table-cell>
          <table:table-cell office:value-type="float" office:value="69" calcext:value-type="float">
            <text:p>69</text:p>
          </table:table-cell>
          <table:table-cell office:value-type="float" office:value="-38508" calcext:value-type="float">
            <text:p>-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2 9 <text:s text:c="5"/>10 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7733666" calcext:value-type="float">
            <text:p>452.7733666</text:p>
          </table:table-cell>
          <table:table-cell office:value-type="float" office:value="0.0352" calcext:value-type="float">
            <text:p>0.0352</text:p>
          </table:table-cell>
          <table:table-cell office:value-type="float" office:value="-2.8445" calcext:value-type="float">
            <text:p>-2.8445</text:p>
          </table:table-cell>
          <table:table-cell office:value-type="float" office:value="3" calcext:value-type="float">
            <text:p>3</text:p>
          </table:table-cell>
          <table:table-cell office:value-type="float" office:value="272.9117" calcext:value-type="float">
            <text:p>272.9117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513 <text:s text:c="5"/>18 4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7733666" calcext:value-type="float">
            <text:p>452.7733666</text:p>
          </table:table-cell>
          <table:table-cell office:value-type="float" office:value="0.0352" calcext:value-type="float">
            <text:p>0.0352</text:p>
          </table:table-cell>
          <table:table-cell office:value-type="float" office:value="-2.3674" calcext:value-type="float">
            <text:p>-2.3674</text:p>
          </table:table-cell>
          <table:table-cell office:value-type="float" office:value="3" calcext:value-type="float">
            <text:p>3</text:p>
          </table:table-cell>
          <table:table-cell office:value-type="float" office:value="272.9117" calcext:value-type="float">
            <text:p>272.9117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613 <text:s text:c="5"/>18 5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8372632" calcext:value-type="float">
            <text:p>452.83726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-2.3173" calcext:value-type="float">
            <text:p>-2.3173</text:p>
          </table:table-cell>
          <table:table-cell office:value-type="float" office:value="3" calcext:value-type="float">
            <text:p>3</text:p>
          </table:table-cell>
          <table:table-cell office:value-type="float" office:value="80.5605" calcext:value-type="float">
            <text:p>80.560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3 7 <text:s text:c="6"/>9 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8403759" calcext:value-type="float">
            <text:p>452.840375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1.8401" calcext:value-type="float">
            <text:p>-1.8401</text:p>
          </table:table-cell>
          <table:table-cell office:value-type="float" office:value="3" calcext:value-type="float">
            <text:p>3</text:p>
          </table:table-cell>
          <table:table-cell office:value-type="float" office:value="80.5604" calcext:value-type="float">
            <text:p>80.5604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4 7 <text:s text:c="6"/>9 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2.9816846" calcext:value-type="float">
            <text:p>452.9816846</text:p>
          </table:table-cell>
          <table:table-cell office:value-type="float" office:value="0.0048" calcext:value-type="float">
            <text:p>0.0048</text:p>
          </table:table-cell>
          <table:table-cell office:value-type="float" office:value="-1.9802" calcext:value-type="float">
            <text:p>-1.9802</text:p>
          </table:table-cell>
          <table:table-cell office:value-type="float" office:value="3" calcext:value-type="float">
            <text:p>3</text:p>
          </table:table-cell>
          <table:table-cell office:value-type="float" office:value="71.5749" calcext:value-type="float">
            <text:p>71.574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4 5 <text:s text:c="6"/>8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3.2517726" calcext:value-type="float">
            <text:p>453.2517726</text:p>
          </table:table-cell>
          <table:table-cell office:value-type="float" office:value="0.0322" calcext:value-type="float">
            <text:p>0.0322</text:p>
          </table:table-cell>
          <table:table-cell office:value-type="float" office:value="-2.8479" calcext:value-type="float">
            <text:p>-2.8479</text:p>
          </table:table-cell>
          <table:table-cell office:value-type="float" office:value="3" calcext:value-type="float">
            <text:p>3</text:p>
          </table:table-cell>
          <table:table-cell office:value-type="float" office:value="232.6414" calcext:value-type="float">
            <text:p>232.6414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513 <text:s text:c="5"/>17 4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3.2517726" calcext:value-type="float">
            <text:p>453.2517726</text:p>
          </table:table-cell>
          <table:table-cell office:value-type="float" office:value="0.0322" calcext:value-type="float">
            <text:p>0.0322</text:p>
          </table:table-cell>
          <table:table-cell office:value-type="float" office:value="-2.3708" calcext:value-type="float">
            <text:p>-2.3708</text:p>
          </table:table-cell>
          <table:table-cell office:value-type="float" office:value="3" calcext:value-type="float">
            <text:p>3</text:p>
          </table:table-cell>
          <table:table-cell office:value-type="float" office:value="232.6414" calcext:value-type="float">
            <text:p>232.6414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413 <text:s text:c="5"/>17 3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3.6742409" calcext:value-type="float">
            <text:p>453.6742409</text:p>
          </table:table-cell>
          <table:table-cell office:value-type="float" office:value="0.0303" calcext:value-type="float">
            <text:p>0.0303</text:p>
          </table:table-cell>
          <table:table-cell office:value-type="float" office:value="-2.4059" calcext:value-type="float">
            <text:p>-2.4059</text:p>
          </table:table-cell>
          <table:table-cell office:value-type="float" office:value="3" calcext:value-type="float">
            <text:p>3</text:p>
          </table:table-cell>
          <table:table-cell office:value-type="float" office:value="194.5932" calcext:value-type="float">
            <text:p>194.593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413 <text:s text:c="5"/>16 3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3.9934297" calcext:value-type="float">
            <text:p>453.9934297</text:p>
          </table:table-cell>
          <table:table-cell office:value-type="float" office:value="0.0049" calcext:value-type="float">
            <text:p>0.0049</text:p>
          </table:table-cell>
          <table:table-cell office:value-type="float" office:value="-2.4544" calcext:value-type="float">
            <text:p>-2.4544</text:p>
          </table:table-cell>
          <table:table-cell office:value-type="float" office:value="3" calcext:value-type="float">
            <text:p>3</text:p>
          </table:table-cell>
          <table:table-cell office:value-type="float" office:value="71.5448" calcext:value-type="float">
            <text:p>71.5448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5 5 <text:s text:c="6"/>8 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4.0458172" calcext:value-type="float">
            <text:p>454.0458172</text:p>
          </table:table-cell>
          <table:table-cell office:value-type="float" office:value="0.0296" calcext:value-type="float">
            <text:p>0.0296</text:p>
          </table:table-cell>
          <table:table-cell office:value-type="float" office:value="-2.4957" calcext:value-type="float">
            <text:p>-2.4957</text:p>
          </table:table-cell>
          <table:table-cell office:value-type="float" office:value="3" calcext:value-type="float">
            <text:p>3</text:p>
          </table:table-cell>
          <table:table-cell office:value-type="float" office:value="158.7697" calcext:value-type="float">
            <text:p>158.769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213 <text:s text:c="5"/>15 1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54.3712313" calcext:value-type="float">
            <text:p>454.3712313</text:p>
          </table:table-cell>
          <table:table-cell office:value-type="float" office:value="0.0303" calcext:value-type="float">
            <text:p>0.0303</text:p>
          </table:table-cell>
          <table:table-cell office:value-type="float" office:value="-2.7138" calcext:value-type="float">
            <text:p>-2.7138</text:p>
          </table:table-cell>
          <table:table-cell office:value-type="float" office:value="3" calcext:value-type="float">
            <text:p>3</text:p>
          </table:table-cell>
          <table:table-cell office:value-type="float" office:value="125.1733" calcext:value-type="float">
            <text:p>125.1733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213 <text:s text:c="5"/>14 1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74.19638" calcext:value-type="float">
            <text:p>474.19638</text:p>
          </table:table-cell>
          <table:table-cell office:value-type="float" office:value="0.005" calcext:value-type="float">
            <text:p>0.005</text:p>
          </table:table-cell>
          <table:table-cell office:value-type="float" office:value="-2.0994" calcext:value-type="float">
            <text:p>-2.0994</text:p>
          </table:table-cell>
          <table:table-cell office:value-type="float" office:value="3" calcext:value-type="float">
            <text:p>3</text:p>
          </table:table-cell>
          <table:table-cell office:value-type="float" office:value="59.7062" calcext:value-type="float">
            <text:p>59.7062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6 3 <text:s text:c="6"/>7 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1.8115896" calcext:value-type="float">
            <text:p>481.81158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-2.2553" calcext:value-type="float">
            <text:p>-2.2553</text:p>
          </table:table-cell>
          <table:table-cell office:value-type="float" office:value="3" calcext:value-type="float">
            <text:p>3</text:p>
          </table:table-cell>
          <table:table-cell office:value-type="float" office:value="47.8145" calcext:value-type="float">
            <text:p>47.8145</text:p>
          </table:table-cell>
          <table:table-cell office:value-type="float" office:value="15" calcext:value-type="float">
            <text:p>1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7 1 <text:s text:c="6"/>6 6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1.8810541" calcext:value-type="float">
            <text:p>481.8810541</text:p>
          </table:table-cell>
          <table:table-cell office:value-type="float" office:value="0.0049" calcext:value-type="float">
            <text:p>0.0049</text:p>
          </table:table-cell>
          <table:table-cell office:value-type="float" office:value="-2.0724" calcext:value-type="float">
            <text:p>-2.0724</text:p>
          </table:table-cell>
          <table:table-cell office:value-type="float" office:value="3" calcext:value-type="float">
            <text:p>3</text:p>
          </table:table-cell>
          <table:table-cell office:value-type="float" office:value="75.5237" calcext:value-type="float">
            <text:p>75.523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5 4 <text:s text:c="6"/>8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3.7979009" calcext:value-type="float">
            <text:p>483.7979009</text:p>
          </table:table-cell>
          <table:table-cell office:value-type="float" office:value="0.0832" calcext:value-type="float">
            <text:p>0.0832</text:p>
          </table:table-cell>
          <table:table-cell office:value-type="float" office:value="-2.5337" calcext:value-type="float">
            <text:p>-2.5337</text:p>
          </table:table-cell>
          <table:table-cell office:value-type="float" office:value="3" calcext:value-type="float">
            <text:p>3</text:p>
          </table:table-cell>
          <table:table-cell office:value-type="float" office:value="491.356" calcext:value-type="float">
            <text:p>491.356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914 <text:s text:c="5"/>23 8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3.9862347" calcext:value-type="float">
            <text:p>483.9862347</text:p>
          </table:table-cell>
          <table:table-cell office:value-type="float" office:value="0.0059" calcext:value-type="float">
            <text:p>0.0059</text:p>
          </table:table-cell>
          <table:table-cell office:value-type="float" office:value="-2.4561" calcext:value-type="float">
            <text:p>-2.4561</text:p>
          </table:table-cell>
          <table:table-cell office:value-type="float" office:value="3" calcext:value-type="float">
            <text:p>3</text:p>
          </table:table-cell>
          <table:table-cell office:value-type="float" office:value="78.8727" calcext:value-type="float">
            <text:p>78.872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6 3 <text:s text:c="6"/>8 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4.5407388" calcext:value-type="float">
            <text:p>484.5407388</text:p>
          </table:table-cell>
          <table:table-cell office:value-type="float" office:value="0.0753" calcext:value-type="float">
            <text:p>0.0753</text:p>
          </table:table-cell>
          <table:table-cell office:value-type="float" office:value="-2.4711" calcext:value-type="float">
            <text:p>-2.4711</text:p>
          </table:table-cell>
          <table:table-cell office:value-type="float" office:value="3" calcext:value-type="float">
            <text:p>3</text:p>
          </table:table-cell>
          <table:table-cell office:value-type="float" office:value="439.9943" calcext:value-type="float">
            <text:p>439.9943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914 <text:s text:c="5"/>22 8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2120082" calcext:value-type="float">
            <text:p>485.2120082</text:p>
          </table:table-cell>
          <table:table-cell office:value-type="float" office:value="0.0681" calcext:value-type="float">
            <text:p>0.0681</text:p>
          </table:table-cell>
          <table:table-cell office:value-type="float" office:value="-2.4194" calcext:value-type="float">
            <text:p>-2.4194</text:p>
          </table:table-cell>
          <table:table-cell office:value-type="float" office:value="3" calcext:value-type="float">
            <text:p>3</text:p>
          </table:table-cell>
          <table:table-cell office:value-type="float" office:value="390.842" calcext:value-type="float">
            <text:p>390.842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714 <text:s text:c="5"/>21 6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7060248" calcext:value-type="float">
            <text:p>485.7060248</text:p>
          </table:table-cell>
          <table:table-cell office:value-type="float" office:value="0.0098" calcext:value-type="float">
            <text:p>0.0098</text:p>
          </table:table-cell>
          <table:table-cell office:value-type="float" office:value="-1.9954" calcext:value-type="float">
            <text:p>-1.9954</text:p>
          </table:table-cell>
          <table:table-cell office:value-type="float" office:value="3" calcext:value-type="float">
            <text:p>3</text:p>
          </table:table-cell>
          <table:table-cell office:value-type="float" office:value="108.9719" calcext:value-type="float">
            <text:p>108.9719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014 <text:s text:c="5"/>13 1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7060248" calcext:value-type="float">
            <text:p>485.7060248</text:p>
          </table:table-cell>
          <table:table-cell office:value-type="float" office:value="0.0098" calcext:value-type="float">
            <text:p>0.0098</text:p>
          </table:table-cell>
          <table:table-cell office:value-type="float" office:value="-1.5183" calcext:value-type="float">
            <text:p>-1.5183</text:p>
          </table:table-cell>
          <table:table-cell office:value-type="float" office:value="3" calcext:value-type="float">
            <text:p>3</text:p>
          </table:table-cell>
          <table:table-cell office:value-type="float" office:value="108.9719" calcext:value-type="float">
            <text:p>108.9719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114 <text:s text:c="5"/>13 0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7316518" calcext:value-type="float">
            <text:p>485.7316518</text:p>
          </table:table-cell>
          <table:table-cell office:value-type="float" office:value="0.0033" calcext:value-type="float">
            <text:p>0.0033</text:p>
          </table:table-cell>
          <table:table-cell office:value-type="float" office:value="-1.7753" calcext:value-type="float">
            <text:p>-1.7753</text:p>
          </table:table-cell>
          <table:table-cell office:value-type="float" office:value="3" calcext:value-type="float">
            <text:p>3</text:p>
          </table:table-cell>
          <table:table-cell office:value-type="float" office:value="47.7306" calcext:value-type="float">
            <text:p>47.7306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7 0 <text:s text:c="6"/>6 6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8170455" calcext:value-type="float">
            <text:p>485.8170455</text:p>
          </table:table-cell>
          <table:table-cell office:value-type="float" office:value="0.0618" calcext:value-type="float">
            <text:p>0.0618</text:p>
          </table:table-cell>
          <table:table-cell office:value-type="float" office:value="-2.8578" calcext:value-type="float">
            <text:p>-2.8578</text:p>
          </table:table-cell>
          <table:table-cell office:value-type="float" office:value="3" calcext:value-type="float">
            <text:p>3</text:p>
          </table:table-cell>
          <table:table-cell office:value-type="float" office:value="343.9023" calcext:value-type="float">
            <text:p>343.9023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614 <text:s text:c="5"/>20 5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8170455" calcext:value-type="float">
            <text:p>485.8170455</text:p>
          </table:table-cell>
          <table:table-cell office:value-type="float" office:value="0.0618" calcext:value-type="float">
            <text:p>0.0618</text:p>
          </table:table-cell>
          <table:table-cell office:value-type="float" office:value="-2.3807" calcext:value-type="float">
            <text:p>-2.3807</text:p>
          </table:table-cell>
          <table:table-cell office:value-type="float" office:value="3" calcext:value-type="float">
            <text:p>3</text:p>
          </table:table-cell>
          <table:table-cell office:value-type="float" office:value="343.9023" calcext:value-type="float">
            <text:p>343.9023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714 <text:s text:c="5"/>20 6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8825871" calcext:value-type="float">
            <text:p>485.8825871</text:p>
          </table:table-cell>
          <table:table-cell office:value-type="float" office:value="0.0076" calcext:value-type="float">
            <text:p>0.0076</text:p>
          </table:table-cell>
          <table:table-cell office:value-type="float" office:value="-2.0626" calcext:value-type="float">
            <text:p>-2.0626</text:p>
          </table:table-cell>
          <table:table-cell office:value-type="float" office:value="3" calcext:value-type="float">
            <text:p>3</text:p>
          </table:table-cell>
          <table:table-cell office:value-type="float" office:value="106.7983" calcext:value-type="float">
            <text:p>106.7983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212 <text:s text:c="5"/>12 1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5.8825871" calcext:value-type="float">
            <text:p>485.8825871</text:p>
          </table:table-cell>
          <table:table-cell office:value-type="float" office:value="0.0076" calcext:value-type="float">
            <text:p>0.0076</text:p>
          </table:table-cell>
          <table:table-cell office:value-type="float" office:value="-1.5855" calcext:value-type="float">
            <text:p>-1.5855</text:p>
          </table:table-cell>
          <table:table-cell office:value-type="float" office:value="3" calcext:value-type="float">
            <text:p>3</text:p>
          </table:table-cell>
          <table:table-cell office:value-type="float" office:value="106.7983" calcext:value-type="float">
            <text:p>106.7983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112 <text:s text:c="5"/>12 2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0615243" calcext:value-type="float">
            <text:p>486.0615243</text:p>
          </table:table-cell>
          <table:table-cell office:value-type="float" office:value="0.0063" calcext:value-type="float">
            <text:p>0.0063</text:p>
          </table:table-cell>
          <table:table-cell office:value-type="float" office:value="-2.1376" calcext:value-type="float">
            <text:p>-2.1376</text:p>
          </table:table-cell>
          <table:table-cell office:value-type="float" office:value="3" calcext:value-type="float">
            <text:p>3</text:p>
          </table:table-cell>
          <table:table-cell office:value-type="float" office:value="102.3641" calcext:value-type="float">
            <text:p>102.364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210 <text:s text:c="5"/>11 3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0615245" calcext:value-type="float">
            <text:p>486.061524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1.6605" calcext:value-type="float">
            <text:p>-1.6605</text:p>
          </table:table-cell>
          <table:table-cell office:value-type="float" office:value="3" calcext:value-type="float">
            <text:p>3</text:p>
          </table:table-cell>
          <table:table-cell office:value-type="float" office:value="102.3641" calcext:value-type="float">
            <text:p>102.3641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310 <text:s text:c="5"/>11 2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280483" calcext:value-type="float">
            <text:p>486.280483</text:p>
          </table:table-cell>
          <table:table-cell office:value-type="float" office:value="0.0047" calcext:value-type="float">
            <text:p>0.0047</text:p>
          </table:table-cell>
          <table:table-cell office:value-type="float" office:value="-1.7489" calcext:value-type="float">
            <text:p>-1.7489</text:p>
          </table:table-cell>
          <table:table-cell office:value-type="float" office:value="3" calcext:value-type="float">
            <text:p>3</text:p>
          </table:table-cell>
          <table:table-cell office:value-type="float" office:value="95.6655" calcext:value-type="float">
            <text:p>95.6655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3 8 <text:s text:c="5"/>10 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2807305" calcext:value-type="float">
            <text:p>486.2807305</text:p>
          </table:table-cell>
          <table:table-cell office:value-type="float" office:value="0.0047" calcext:value-type="float">
            <text:p>0.0047</text:p>
          </table:table-cell>
          <table:table-cell office:value-type="float" office:value="-2.2261" calcext:value-type="float">
            <text:p>-2.2261</text:p>
          </table:table-cell>
          <table:table-cell office:value-type="float" office:value="3" calcext:value-type="float">
            <text:p>3</text:p>
          </table:table-cell>
          <table:table-cell office:value-type="float" office:value="95.6655" calcext:value-type="float">
            <text:p>95.6655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4 8 <text:s text:c="5"/>10 3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3608936" calcext:value-type="float">
            <text:p>486.3608936</text:p>
          </table:table-cell>
          <table:table-cell office:value-type="float" office:value="0.0564" calcext:value-type="float">
            <text:p>0.0564</text:p>
          </table:table-cell>
          <table:table-cell office:value-type="float" office:value="-2.8353" calcext:value-type="float">
            <text:p>-2.8353</text:p>
          </table:table-cell>
          <table:table-cell office:value-type="float" office:value="3" calcext:value-type="float">
            <text:p>3</text:p>
          </table:table-cell>
          <table:table-cell office:value-type="float" office:value="299.178" calcext:value-type="float">
            <text:p>299.178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614 <text:s text:c="5"/>19 5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3608936" calcext:value-type="float">
            <text:p>486.3608936</text:p>
          </table:table-cell>
          <table:table-cell office:value-type="float" office:value="0.0564" calcext:value-type="float">
            <text:p>0.0564</text:p>
          </table:table-cell>
          <table:table-cell office:value-type="float" office:value="-2.3582" calcext:value-type="float">
            <text:p>-2.3582</text:p>
          </table:table-cell>
          <table:table-cell office:value-type="float" office:value="3" calcext:value-type="float">
            <text:p>3</text:p>
          </table:table-cell>
          <table:table-cell office:value-type="float" office:value="299.178" calcext:value-type="float">
            <text:p>299.178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514 <text:s text:c="5"/>19 4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6482367" calcext:value-type="float">
            <text:p>486.6482367</text:p>
          </table:table-cell>
          <table:table-cell office:value-type="float" office:value="0.0051" calcext:value-type="float">
            <text:p>0.0051</text:p>
          </table:table-cell>
          <table:table-cell office:value-type="float" office:value="-2.3397" calcext:value-type="float">
            <text:p>-2.3397</text:p>
          </table:table-cell>
          <table:table-cell office:value-type="float" office:value="3" calcext:value-type="float">
            <text:p>3</text:p>
          </table:table-cell>
          <table:table-cell office:value-type="float" office:value="86.6884" calcext:value-type="float">
            <text:p>86.6884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4 6 <text:s text:c="6"/>9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7704824" calcext:value-type="float">
            <text:p>486.7704824</text:p>
          </table:table-cell>
          <table:table-cell office:value-type="float" office:value="0.0051" calcext:value-type="float">
            <text:p>0.0051</text:p>
          </table:table-cell>
          <table:table-cell office:value-type="float" office:value="-1.8623" calcext:value-type="float">
            <text:p>-1.8623</text:p>
          </table:table-cell>
          <table:table-cell office:value-type="float" office:value="3" calcext:value-type="float">
            <text:p>3</text:p>
          </table:table-cell>
          <table:table-cell office:value-type="float" office:value="86.6847" calcext:value-type="float">
            <text:p>86.684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6 <text:s text:c="6"/>9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8483187" calcext:value-type="float">
            <text:p>486.8483187</text:p>
          </table:table-cell>
          <table:table-cell office:value-type="float" office:value="0.0521" calcext:value-type="float">
            <text:p>0.0521</text:p>
          </table:table-cell>
          <table:table-cell office:value-type="float" office:value="-2.8344" calcext:value-type="float">
            <text:p>-2.8344</text:p>
          </table:table-cell>
          <table:table-cell office:value-type="float" office:value="3" calcext:value-type="float">
            <text:p>3</text:p>
          </table:table-cell>
          <table:table-cell office:value-type="float" office:value="256.6721" calcext:value-type="float">
            <text:p>256.6721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414 <text:s text:c="5"/>18 3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6.8483187" calcext:value-type="float">
            <text:p>486.8483187</text:p>
          </table:table-cell>
          <table:table-cell office:value-type="float" office:value="0.0521" calcext:value-type="float">
            <text:p>0.0521</text:p>
          </table:table-cell>
          <table:table-cell office:value-type="float" office:value="-2.3573" calcext:value-type="float">
            <text:p>-2.3573</text:p>
          </table:table-cell>
          <table:table-cell office:value-type="float" office:value="3" calcext:value-type="float">
            <text:p>3</text:p>
          </table:table-cell>
          <table:table-cell office:value-type="float" office:value="256.6721" calcext:value-type="float">
            <text:p>256.6721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514 <text:s text:c="5"/>18 4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7.2838237" calcext:value-type="float">
            <text:p>487.2838237</text:p>
          </table:table-cell>
          <table:table-cell office:value-type="float" office:value="0.049" calcext:value-type="float">
            <text:p>0.049</text:p>
          </table:table-cell>
          <table:table-cell office:value-type="float" office:value="-2.8654" calcext:value-type="float">
            <text:p>-2.8654</text:p>
          </table:table-cell>
          <table:table-cell office:value-type="float" office:value="3" calcext:value-type="float">
            <text:p>3</text:p>
          </table:table-cell>
          <table:table-cell office:value-type="float" office:value="216.3874" calcext:value-type="float">
            <text:p>216.3874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414 <text:s text:c="5"/>17 3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7.2838237" calcext:value-type="float">
            <text:p>487.2838237</text:p>
          </table:table-cell>
          <table:table-cell office:value-type="float" office:value="0.049" calcext:value-type="float">
            <text:p>0.049</text:p>
          </table:table-cell>
          <table:table-cell office:value-type="float" office:value="-2.3882" calcext:value-type="float">
            <text:p>-2.3882</text:p>
          </table:table-cell>
          <table:table-cell office:value-type="float" office:value="3" calcext:value-type="float">
            <text:p>3</text:p>
          </table:table-cell>
          <table:table-cell office:value-type="float" office:value="216.3874" calcext:value-type="float">
            <text:p>216.3874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314 <text:s text:c="5"/>17 2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7.6716582" calcext:value-type="float">
            <text:p>487.6716582</text:p>
          </table:table-cell>
          <table:table-cell office:value-type="float" office:value="0.0473" calcext:value-type="float">
            <text:p>0.0473</text:p>
          </table:table-cell>
          <table:table-cell office:value-type="float" office:value="-2.4739" calcext:value-type="float">
            <text:p>-2.4739</text:p>
          </table:table-cell>
          <table:table-cell office:value-type="float" office:value="3" calcext:value-type="float">
            <text:p>3</text:p>
          </table:table-cell>
          <table:table-cell office:value-type="float" office:value="178.3262" calcext:value-type="float">
            <text:p>178.326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314 <text:s text:c="5"/>16 2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88.0158273" calcext:value-type="float">
            <text:p>488.0158273</text:p>
          </table:table-cell>
          <table:table-cell office:value-type="float" office:value="0.047" calcext:value-type="float">
            <text:p>0.047</text:p>
          </table:table-cell>
          <table:table-cell office:value-type="float" office:value="-2.6881" calcext:value-type="float">
            <text:p>-2.6881</text:p>
          </table:table-cell>
          <table:table-cell office:value-type="float" office:value="3" calcext:value-type="float">
            <text:p>3</text:p>
          </table:table-cell>
          <table:table-cell office:value-type="float" office:value="142.4912" calcext:value-type="float">
            <text:p>142.4912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114 <text:s text:c="5"/>15 0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91.8652449" calcext:value-type="float">
            <text:p>491.865244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2.0987" calcext:value-type="float">
            <text:p>-2.0987</text:p>
          </table:table-cell>
          <table:table-cell office:value-type="float" office:value="3" calcext:value-type="float">
            <text:p>3</text:p>
          </table:table-cell>
          <table:table-cell office:value-type="float" office:value="44.9759" calcext:value-type="float">
            <text:p>44.9759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6 1 <text:s text:c="6"/>6 5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93.5969492" calcext:value-type="float">
            <text:p>493.5969492</text:p>
          </table:table-cell>
          <table:table-cell office:value-type="float" office:value="0.0045" calcext:value-type="float">
            <text:p>0.0045</text:p>
          </table:table-cell>
          <table:table-cell office:value-type="float" office:value="-2.8097" calcext:value-type="float">
            <text:p>-2.8097</text:p>
          </table:table-cell>
          <table:table-cell office:value-type="float" office:value="3" calcext:value-type="float">
            <text:p>3</text:p>
          </table:table-cell>
          <table:table-cell office:value-type="float" office:value="28.5113" calcext:value-type="float">
            <text:p>28.511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 5 2 <text:s text:c="6"/>5 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495.1863167" calcext:value-type="float">
            <text:p>495.1863167</text:p>
          </table:table-cell>
          <table:table-cell office:value-type="float" office:value="0.0059" calcext:value-type="float">
            <text:p>0.0059</text:p>
          </table:table-cell>
          <table:table-cell office:value-type="float" office:value="-2.496" calcext:value-type="float">
            <text:p>-2.496</text:p>
          </table:table-cell>
          <table:table-cell office:value-type="float" office:value="3" calcext:value-type="float">
            <text:p>3</text:p>
          </table:table-cell>
          <table:table-cell office:value-type="float" office:value="75.1549" calcext:value-type="float">
            <text:p>75.154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6 4 <text:s text:c="6"/>8 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8.0985446" calcext:value-type="float">
            <text:p>518.0985446</text:p>
          </table:table-cell>
          <table:table-cell office:value-type="float" office:value="0.1106" calcext:value-type="float">
            <text:p>0.1106</text:p>
          </table:table-cell>
          <table:table-cell office:value-type="float" office:value="-2.482" calcext:value-type="float">
            <text:p>-2.482</text:p>
          </table:table-cell>
          <table:table-cell office:value-type="float" office:value="3" calcext:value-type="float">
            <text:p>3</text:p>
          </table:table-cell>
          <table:table-cell office:value-type="float" office:value="474.0741" calcext:value-type="float">
            <text:p>474.0741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815 <text:s text:c="5"/>23 7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8.768967" calcext:value-type="float">
            <text:p>518.768967</text:p>
          </table:table-cell>
          <table:table-cell office:value-type="float" office:value="0.1014" calcext:value-type="float">
            <text:p>0.1014</text:p>
          </table:table-cell>
          <table:table-cell office:value-type="float" office:value="-2.4258" calcext:value-type="float">
            <text:p>-2.4258</text:p>
          </table:table-cell>
          <table:table-cell office:value-type="float" office:value="3" calcext:value-type="float">
            <text:p>3</text:p>
          </table:table-cell>
          <table:table-cell office:value-type="float" office:value="422.69" calcext:value-type="float">
            <text:p>422.69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815 <text:s text:c="5"/>22 7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179968" calcext:value-type="float">
            <text:p>519.179968</text:p>
          </table:table-cell>
          <table:table-cell office:value-type="float" office:value="0.019" calcext:value-type="float">
            <text:p>0.019</text:p>
          </table:table-cell>
          <table:table-cell office:value-type="float" office:value="-1.9413" calcext:value-type="float">
            <text:p>-1.9413</text:p>
          </table:table-cell>
          <table:table-cell office:value-type="float" office:value="3" calcext:value-type="float">
            <text:p>3</text:p>
          </table:table-cell>
          <table:table-cell office:value-type="float" office:value="125.1733" calcext:value-type="float">
            <text:p>125.1733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115 <text:s text:c="5"/>14 0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179968" calcext:value-type="float">
            <text:p>519.179968</text:p>
          </table:table-cell>
          <table:table-cell office:value-type="float" office:value="0.019" calcext:value-type="float">
            <text:p>0.019</text:p>
          </table:table-cell>
          <table:table-cell office:value-type="float" office:value="-1.4641" calcext:value-type="float">
            <text:p>-1.4641</text:p>
          </table:table-cell>
          <table:table-cell office:value-type="float" office:value="3" calcext:value-type="float">
            <text:p>3</text:p>
          </table:table-cell>
          <table:table-cell office:value-type="float" office:value="125.1733" calcext:value-type="float">
            <text:p>125.1733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015 <text:s text:c="5"/>14 1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3551726" calcext:value-type="float">
            <text:p>519.3551726</text:p>
          </table:table-cell>
          <table:table-cell office:value-type="float" office:value="0.0143" calcext:value-type="float">
            <text:p>0.0143</text:p>
          </table:table-cell>
          <table:table-cell office:value-type="float" office:value="-2.0032" calcext:value-type="float">
            <text:p>-2.0032</text:p>
          </table:table-cell>
          <table:table-cell office:value-type="float" office:value="3" calcext:value-type="float">
            <text:p>3</text:p>
          </table:table-cell>
          <table:table-cell office:value-type="float" office:value="123.0056" calcext:value-type="float">
            <text:p>123.0056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113 <text:s text:c="5"/>13 2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3551726" calcext:value-type="float">
            <text:p>519.3551726</text:p>
          </table:table-cell>
          <table:table-cell office:value-type="float" office:value="0.0143" calcext:value-type="float">
            <text:p>0.0143</text:p>
          </table:table-cell>
          <table:table-cell office:value-type="float" office:value="-1.5261" calcext:value-type="float">
            <text:p>-1.5261</text:p>
          </table:table-cell>
          <table:table-cell office:value-type="float" office:value="3" calcext:value-type="float">
            <text:p>3</text:p>
          </table:table-cell>
          <table:table-cell office:value-type="float" office:value="123.0056" calcext:value-type="float">
            <text:p>123.0056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213 <text:s text:c="5"/>13 1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3785941" calcext:value-type="float">
            <text:p>519.3785941</text:p>
          </table:table-cell>
          <table:table-cell office:value-type="float" office:value="0.0932" calcext:value-type="float">
            <text:p>0.0932</text:p>
          </table:table-cell>
          <table:table-cell office:value-type="float" office:value="-2.8598" calcext:value-type="float">
            <text:p>-2.8598</text:p>
          </table:table-cell>
          <table:table-cell office:value-type="float" office:value="3" calcext:value-type="float">
            <text:p>3</text:p>
          </table:table-cell>
          <table:table-cell office:value-type="float" office:value="373.5174" calcext:value-type="float">
            <text:p>373.5174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715 <text:s text:c="5"/>21 6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3785941" calcext:value-type="float">
            <text:p>519.3785941</text:p>
          </table:table-cell>
          <table:table-cell office:value-type="float" office:value="0.0932" calcext:value-type="float">
            <text:p>0.0932</text:p>
          </table:table-cell>
          <table:table-cell office:value-type="float" office:value="-2.3827" calcext:value-type="float">
            <text:p>-2.3827</text:p>
          </table:table-cell>
          <table:table-cell office:value-type="float" office:value="3" calcext:value-type="float">
            <text:p>3</text:p>
          </table:table-cell>
          <table:table-cell office:value-type="float" office:value="373.5174" calcext:value-type="float">
            <text:p>373.5174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615 <text:s text:c="5"/>21 5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5293674" calcext:value-type="float">
            <text:p>519.5293674</text:p>
          </table:table-cell>
          <table:table-cell office:value-type="float" office:value="0.012" calcext:value-type="float">
            <text:p>0.012</text:p>
          </table:table-cell>
          <table:table-cell office:value-type="float" office:value="-2.071" calcext:value-type="float">
            <text:p>-2.071</text:p>
          </table:table-cell>
          <table:table-cell office:value-type="float" office:value="3" calcext:value-type="float">
            <text:p>3</text:p>
          </table:table-cell>
          <table:table-cell office:value-type="float" office:value="118.5774" calcext:value-type="float">
            <text:p>118.5774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311 <text:s text:c="5"/>12 2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5293674" calcext:value-type="float">
            <text:p>519.5293674</text:p>
          </table:table-cell>
          <table:table-cell office:value-type="float" office:value="0.012" calcext:value-type="float">
            <text:p>0.012</text:p>
          </table:table-cell>
          <table:table-cell office:value-type="float" office:value="-1.5939" calcext:value-type="float">
            <text:p>-1.5939</text:p>
          </table:table-cell>
          <table:table-cell office:value-type="float" office:value="3" calcext:value-type="float">
            <text:p>3</text:p>
          </table:table-cell>
          <table:table-cell office:value-type="float" office:value="118.5774" calcext:value-type="float">
            <text:p>118.5774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211 <text:s text:c="5"/>12 3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7303792" calcext:value-type="float">
            <text:p>519.7303792</text:p>
          </table:table-cell>
          <table:table-cell office:value-type="float" office:value="0.0078" calcext:value-type="float">
            <text:p>0.0078</text:p>
          </table:table-cell>
          <table:table-cell office:value-type="float" office:value="-2.1489" calcext:value-type="float">
            <text:p>-2.1489</text:p>
          </table:table-cell>
          <table:table-cell office:value-type="float" office:value="3" calcext:value-type="float">
            <text:p>3</text:p>
          </table:table-cell>
          <table:table-cell office:value-type="float" office:value="111.8861" calcext:value-type="float">
            <text:p>111.886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3 9 <text:s text:c="5"/>11 4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7303973" calcext:value-type="float">
            <text:p>519.7303973</text:p>
          </table:table-cell>
          <table:table-cell office:value-type="float" office:value="0.0078" calcext:value-type="float">
            <text:p>0.0078</text:p>
          </table:table-cell>
          <table:table-cell office:value-type="float" office:value="-1.6718" calcext:value-type="float">
            <text:p>-1.6718</text:p>
          </table:table-cell>
          <table:table-cell office:value-type="float" office:value="3" calcext:value-type="float">
            <text:p>3</text:p>
          </table:table-cell>
          <table:table-cell office:value-type="float" office:value="111.8861" calcext:value-type="float">
            <text:p>111.8861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4 9 <text:s text:c="5"/>11 3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8513959" calcext:value-type="float">
            <text:p>519.8513959</text:p>
          </table:table-cell>
          <table:table-cell office:value-type="float" office:value="0.0056" calcext:value-type="float">
            <text:p>0.0056</text:p>
          </table:table-cell>
          <table:table-cell office:value-type="float" office:value="-2.384" calcext:value-type="float">
            <text:p>-2.384</text:p>
          </table:table-cell>
          <table:table-cell office:value-type="float" office:value="3" calcext:value-type="float">
            <text:p>3</text:p>
          </table:table-cell>
          <table:table-cell office:value-type="float" office:value="91.6725" calcext:value-type="float">
            <text:p>91.672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5 <text:s text:c="6"/>9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9316603" calcext:value-type="float">
            <text:p>519.9316603</text:p>
          </table:table-cell>
          <table:table-cell office:value-type="float" office:value="0.0862" calcext:value-type="float">
            <text:p>0.0862</text:p>
          </table:table-cell>
          <table:table-cell office:value-type="float" office:value="-2.8329" calcext:value-type="float">
            <text:p>-2.8329</text:p>
          </table:table-cell>
          <table:table-cell office:value-type="float" office:value="3" calcext:value-type="float">
            <text:p>3</text:p>
          </table:table-cell>
          <table:table-cell office:value-type="float" office:value="326.5592" calcext:value-type="float">
            <text:p>326.5592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515 <text:s text:c="5"/>20 4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19.9316603" calcext:value-type="float">
            <text:p>519.9316603</text:p>
          </table:table-cell>
          <table:table-cell office:value-type="float" office:value="0.0862" calcext:value-type="float">
            <text:p>0.0862</text:p>
          </table:table-cell>
          <table:table-cell office:value-type="float" office:value="-2.3558" calcext:value-type="float">
            <text:p>-2.3558</text:p>
          </table:table-cell>
          <table:table-cell office:value-type="float" office:value="3" calcext:value-type="float">
            <text:p>3</text:p>
          </table:table-cell>
          <table:table-cell office:value-type="float" office:value="326.5592" calcext:value-type="float">
            <text:p>326.5592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615 <text:s text:c="5"/>20 5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0508524" calcext:value-type="float">
            <text:p>520.0508524</text:p>
          </table:table-cell>
          <table:table-cell office:value-type="float" office:value="0.0056" calcext:value-type="float">
            <text:p>0.0056</text:p>
          </table:table-cell>
          <table:table-cell office:value-type="float" office:value="-1.7677" calcext:value-type="float">
            <text:p>-1.7677</text:p>
          </table:table-cell>
          <table:table-cell office:value-type="float" office:value="3" calcext:value-type="float">
            <text:p>3</text:p>
          </table:table-cell>
          <table:table-cell office:value-type="float" office:value="102.9216" calcext:value-type="float">
            <text:p>102.9216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4 7 <text:s text:c="5"/>10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0632456" calcext:value-type="float">
            <text:p>520.0632456</text:p>
          </table:table-cell>
          <table:table-cell office:value-type="float" office:value="0.0056" calcext:value-type="float">
            <text:p>0.0056</text:p>
          </table:table-cell>
          <table:table-cell office:value-type="float" office:value="-2.2448" calcext:value-type="float">
            <text:p>-2.2448</text:p>
          </table:table-cell>
          <table:table-cell office:value-type="float" office:value="3" calcext:value-type="float">
            <text:p>3</text:p>
          </table:table-cell>
          <table:table-cell office:value-type="float" office:value="102.9212" calcext:value-type="float">
            <text:p>102.9212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5 7 <text:s text:c="5"/>10 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432188" calcext:value-type="float">
            <text:p>520.432188</text:p>
          </table:table-cell>
          <table:table-cell office:value-type="float" office:value="0.0805" calcext:value-type="float">
            <text:p>0.0805</text:p>
          </table:table-cell>
          <table:table-cell office:value-type="float" office:value="-2.8277" calcext:value-type="float">
            <text:p>-2.8277</text:p>
          </table:table-cell>
          <table:table-cell office:value-type="float" office:value="3" calcext:value-type="float">
            <text:p>3</text:p>
          </table:table-cell>
          <table:table-cell office:value-type="float" office:value="281.8183" calcext:value-type="float">
            <text:p>281.818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515 <text:s text:c="5"/>19 4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432188" calcext:value-type="float">
            <text:p>520.432188</text:p>
          </table:table-cell>
          <table:table-cell office:value-type="float" office:value="0.0805" calcext:value-type="float">
            <text:p>0.0805</text:p>
          </table:table-cell>
          <table:table-cell office:value-type="float" office:value="-2.3506" calcext:value-type="float">
            <text:p>-2.3506</text:p>
          </table:table-cell>
          <table:table-cell office:value-type="float" office:value="3" calcext:value-type="float">
            <text:p>3</text:p>
          </table:table-cell>
          <table:table-cell office:value-type="float" office:value="281.8183" calcext:value-type="float">
            <text:p>281.8183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415 <text:s text:c="5"/>19 3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883995" calcext:value-type="float">
            <text:p>520.883995</text:p>
          </table:table-cell>
          <table:table-cell office:value-type="float" office:value="0.0762" calcext:value-type="float">
            <text:p>0.0762</text:p>
          </table:table-cell>
          <table:table-cell office:value-type="float" office:value="-2.8544" calcext:value-type="float">
            <text:p>-2.8544</text:p>
          </table:table-cell>
          <table:table-cell office:value-type="float" office:value="3" calcext:value-type="float">
            <text:p>3</text:p>
          </table:table-cell>
          <table:table-cell office:value-type="float" office:value="239.2973" calcext:value-type="float">
            <text:p>239.2973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315 <text:s text:c="5"/>18 2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0.883995" calcext:value-type="float">
            <text:p>520.883995</text:p>
          </table:table-cell>
          <table:table-cell office:value-type="float" office:value="0.0762" calcext:value-type="float">
            <text:p>0.0762</text:p>
          </table:table-cell>
          <table:table-cell office:value-type="float" office:value="-2.3773" calcext:value-type="float">
            <text:p>-2.3773</text:p>
          </table:table-cell>
          <table:table-cell office:value-type="float" office:value="3" calcext:value-type="float">
            <text:p>3</text:p>
          </table:table-cell>
          <table:table-cell office:value-type="float" office:value="239.2973" calcext:value-type="float">
            <text:p>239.2973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415 <text:s text:c="5"/>18 3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1.2907016" calcext:value-type="float">
            <text:p>521.2907016</text:p>
          </table:table-cell>
          <table:table-cell office:value-type="float" office:value="0.0733" calcext:value-type="float">
            <text:p>0.0733</text:p>
          </table:table-cell>
          <table:table-cell office:value-type="float" office:value="-2.4588" calcext:value-type="float">
            <text:p>-2.4588</text:p>
          </table:table-cell>
          <table:table-cell office:value-type="float" office:value="3" calcext:value-type="float">
            <text:p>3</text:p>
          </table:table-cell>
          <table:table-cell office:value-type="float" office:value="198.999" calcext:value-type="float">
            <text:p>198.999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215 <text:s text:c="5"/>17 1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1.6557353" calcext:value-type="float">
            <text:p>521.6557353</text:p>
          </table:table-cell>
          <table:table-cell office:value-type="float" office:value="0.072" calcext:value-type="float">
            <text:p>0.072</text:p>
          </table:table-cell>
          <table:table-cell office:value-type="float" office:value="-2.6689" calcext:value-type="float">
            <text:p>-2.6689</text:p>
          </table:table-cell>
          <table:table-cell office:value-type="float" office:value="3" calcext:value-type="float">
            <text:p>3</text:p>
          </table:table-cell>
          <table:table-cell office:value-type="float" office:value="160.9257" calcext:value-type="float">
            <text:p>160.925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215 <text:s text:c="5"/>16 1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2.4249642" calcext:value-type="float">
            <text:p>522.4249642</text:p>
          </table:table-cell>
          <table:table-cell office:value-type="float" office:value="0.0059" calcext:value-type="float">
            <text:p>0.0059</text:p>
          </table:table-cell>
          <table:table-cell office:value-type="float" office:value="-1.9" calcext:value-type="float">
            <text:p>-1.9</text:p>
          </table:table-cell>
          <table:table-cell office:value-type="float" office:value="3" calcext:value-type="float">
            <text:p>3</text:p>
          </table:table-cell>
          <table:table-cell office:value-type="float" office:value="91.5975" calcext:value-type="float">
            <text:p>91.5975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5 <text:s text:c="6"/>9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24.3344506" calcext:value-type="float">
            <text:p>524.3344506</text:p>
          </table:table-cell>
          <table:table-cell office:value-type="float" office:value="0.0045" calcext:value-type="float">
            <text:p>0.0045</text:p>
          </table:table-cell>
          <table:table-cell office:value-type="float" office:value="-1.878" calcext:value-type="float">
            <text:p>-1.878</text:p>
          </table:table-cell>
          <table:table-cell office:value-type="float" office:value="3" calcext:value-type="float">
            <text:p>3</text:p>
          </table:table-cell>
          <table:table-cell office:value-type="float" office:value="61.3828" calcext:value-type="float">
            <text:p>61.382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7 2 <text:s text:c="6"/>7 6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31.9466216" calcext:value-type="float">
            <text:p>531.9466216</text:p>
          </table:table-cell>
          <table:table-cell office:value-type="float" office:value="0.0057" calcext:value-type="float">
            <text:p>0.0057</text:p>
          </table:table-cell>
          <table:table-cell office:value-type="float" office:value="-2.4715" calcext:value-type="float">
            <text:p>-2.4715</text:p>
          </table:table-cell>
          <table:table-cell office:value-type="float" office:value="3" calcext:value-type="float">
            <text:p>3</text:p>
          </table:table-cell>
          <table:table-cell office:value-type="float" office:value="41.9623" calcext:value-type="float">
            <text:p>41.9623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5 2 <text:s text:c="6"/>6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44.198213" calcext:value-type="float">
            <text:p>544.198213</text:p>
          </table:table-cell>
          <table:table-cell office:value-type="float" office:value="0.0058" calcext:value-type="float">
            <text:p>0.0058</text:p>
          </table:table-cell>
          <table:table-cell office:value-type="float" office:value="-2.5199" calcext:value-type="float">
            <text:p>-2.5199</text:p>
          </table:table-cell>
          <table:table-cell office:value-type="float" office:value="3" calcext:value-type="float">
            <text:p>3</text:p>
          </table:table-cell>
          <table:table-cell office:value-type="float" office:value="95.6739" calcext:value-type="float">
            <text:p>95.6739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4 <text:s text:c="6"/>9 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0.5695047" calcext:value-type="float">
            <text:p>550.5695047</text:p>
          </table:table-cell>
          <table:table-cell office:value-type="float" office:value="0.0063" calcext:value-type="float">
            <text:p>0.0063</text:p>
          </table:table-cell>
          <table:table-cell office:value-type="float" office:value="-2.4408" calcext:value-type="float">
            <text:p>-2.4408</text:p>
          </table:table-cell>
          <table:table-cell office:value-type="float" office:value="3" calcext:value-type="float">
            <text:p>3</text:p>
          </table:table-cell>
          <table:table-cell office:value-type="float" office:value="77.3089" calcext:value-type="float">
            <text:p>77.308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7 3 <text:s text:c="6"/>8 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300803" calcext:value-type="float">
            <text:p>552.300803</text:p>
          </table:table-cell>
          <table:table-cell office:value-type="float" office:value="0.1462" calcext:value-type="float">
            <text:p>0.1462</text:p>
          </table:table-cell>
          <table:table-cell office:value-type="float" office:value="-2.4385" calcext:value-type="float">
            <text:p>-2.4385</text:p>
          </table:table-cell>
          <table:table-cell office:value-type="float" office:value="3" calcext:value-type="float">
            <text:p>3</text:p>
          </table:table-cell>
          <table:table-cell office:value-type="float" office:value="455.6513" calcext:value-type="float">
            <text:p>455.6513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716 <text:s text:c="5"/>23 6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6506158" calcext:value-type="float">
            <text:p>552.6506158</text:p>
          </table:table-cell>
          <table:table-cell office:value-type="float" office:value="0.033" calcext:value-type="float">
            <text:p>0.033</text:p>
          </table:table-cell>
          <table:table-cell office:value-type="float" office:value="-1.8952" calcext:value-type="float">
            <text:p>-1.8952</text:p>
          </table:table-cell>
          <table:table-cell office:value-type="float" office:value="3" calcext:value-type="float">
            <text:p>3</text:p>
          </table:table-cell>
          <table:table-cell office:value-type="float" office:value="142.4912" calcext:value-type="float">
            <text:p>142.4912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016 <text:s text:c="5"/>15 1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6506158" calcext:value-type="float">
            <text:p>552.6506158</text:p>
          </table:table-cell>
          <table:table-cell office:value-type="float" office:value="0.033" calcext:value-type="float">
            <text:p>0.033</text:p>
          </table:table-cell>
          <table:table-cell office:value-type="float" office:value="-1.418" calcext:value-type="float">
            <text:p>-1.418</text:p>
          </table:table-cell>
          <table:table-cell office:value-type="float" office:value="3" calcext:value-type="float">
            <text:p>3</text:p>
          </table:table-cell>
          <table:table-cell office:value-type="float" office:value="142.4912" calcext:value-type="float">
            <text:p>142.491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116 <text:s text:c="5"/>15 0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7887608" calcext:value-type="float">
            <text:p>552.7887608</text:p>
          </table:table-cell>
          <table:table-cell office:value-type="float" office:value="0.0041" calcext:value-type="float">
            <text:p>0.0041</text:p>
          </table:table-cell>
          <table:table-cell office:value-type="float" office:value="-1.6226" calcext:value-type="float">
            <text:p>-1.6226</text:p>
          </table:table-cell>
          <table:table-cell office:value-type="float" office:value="3" calcext:value-type="float">
            <text:p>3</text:p>
          </table:table-cell>
          <table:table-cell office:value-type="float" office:value="63.9328" calcext:value-type="float">
            <text:p>63.932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8 1 <text:s text:c="6"/>7 7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824564" calcext:value-type="float">
            <text:p>552.824564</text:p>
          </table:table-cell>
          <table:table-cell office:value-type="float" office:value="0.0248" calcext:value-type="float">
            <text:p>0.0248</text:p>
          </table:table-cell>
          <table:table-cell office:value-type="float" office:value="-1.9525" calcext:value-type="float">
            <text:p>-1.9525</text:p>
          </table:table-cell>
          <table:table-cell office:value-type="float" office:value="3" calcext:value-type="float">
            <text:p>3</text:p>
          </table:table-cell>
          <table:table-cell office:value-type="float" office:value="140.3295" calcext:value-type="float">
            <text:p>140.3295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214 <text:s text:c="5"/>14 1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824564" calcext:value-type="float">
            <text:p>552.824564</text:p>
          </table:table-cell>
          <table:table-cell office:value-type="float" office:value="0.0248" calcext:value-type="float">
            <text:p>0.0248</text:p>
          </table:table-cell>
          <table:table-cell office:value-type="float" office:value="-1.4754" calcext:value-type="float">
            <text:p>-1.4754</text:p>
          </table:table-cell>
          <table:table-cell office:value-type="float" office:value="3" calcext:value-type="float">
            <text:p>3</text:p>
          </table:table-cell>
          <table:table-cell office:value-type="float" office:value="140.3295" calcext:value-type="float">
            <text:p>140.3295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114 <text:s text:c="5"/>14 2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920219" calcext:value-type="float">
            <text:p>552.920219</text:p>
          </table:table-cell>
          <table:table-cell office:value-type="float" office:value="0.1359" calcext:value-type="float">
            <text:p>0.1359</text:p>
          </table:table-cell>
          <table:table-cell office:value-type="float" office:value="-2.3909" calcext:value-type="float">
            <text:p>-2.3909</text:p>
          </table:table-cell>
          <table:table-cell office:value-type="float" office:value="3" calcext:value-type="float">
            <text:p>3</text:p>
          </table:table-cell>
          <table:table-cell office:value-type="float" office:value="404.2466" calcext:value-type="float">
            <text:p>404.2466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716 <text:s text:c="5"/>22 6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9947642" calcext:value-type="float">
            <text:p>552.9947642</text:p>
          </table:table-cell>
          <table:table-cell office:value-type="float" office:value="0.0212" calcext:value-type="float">
            <text:p>0.0212</text:p>
          </table:table-cell>
          <table:table-cell office:value-type="float" office:value="-2.0143" calcext:value-type="float">
            <text:p>-2.0143</text:p>
          </table:table-cell>
          <table:table-cell office:value-type="float" office:value="3" calcext:value-type="float">
            <text:p>3</text:p>
          </table:table-cell>
          <table:table-cell office:value-type="float" office:value="135.907" calcext:value-type="float">
            <text:p>135.907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212 <text:s text:c="5"/>13 3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2.9947642" calcext:value-type="float">
            <text:p>552.9947642</text:p>
          </table:table-cell>
          <table:table-cell office:value-type="float" office:value="0.0212" calcext:value-type="float">
            <text:p>0.0212</text:p>
          </table:table-cell>
          <table:table-cell office:value-type="float" office:value="-1.5372" calcext:value-type="float">
            <text:p>-1.5372</text:p>
          </table:table-cell>
          <table:table-cell office:value-type="float" office:value="3" calcext:value-type="float">
            <text:p>3</text:p>
          </table:table-cell>
          <table:table-cell office:value-type="float" office:value="135.907" calcext:value-type="float">
            <text:p>135.90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312 <text:s text:c="5"/>13 2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1829464" calcext:value-type="float">
            <text:p>553.1829464</text:p>
          </table:table-cell>
          <table:table-cell office:value-type="float" office:value="0.0148" calcext:value-type="float">
            <text:p>0.0148</text:p>
          </table:table-cell>
          <table:table-cell office:value-type="float" office:value="-1.6066" calcext:value-type="float">
            <text:p>-1.6066</text:p>
          </table:table-cell>
          <table:table-cell office:value-type="float" office:value="3" calcext:value-type="float">
            <text:p>3</text:p>
          </table:table-cell>
          <table:table-cell office:value-type="float" office:value="129.2224" calcext:value-type="float">
            <text:p>129.2224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310 <text:s text:c="5"/>12 4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1829477" calcext:value-type="float">
            <text:p>553.1829477</text:p>
          </table:table-cell>
          <table:table-cell office:value-type="float" office:value="0.0148" calcext:value-type="float">
            <text:p>0.0148</text:p>
          </table:table-cell>
          <table:table-cell office:value-type="float" office:value="-2.0837" calcext:value-type="float">
            <text:p>-2.0837</text:p>
          </table:table-cell>
          <table:table-cell office:value-type="float" office:value="3" calcext:value-type="float">
            <text:p>3</text:p>
          </table:table-cell>
          <table:table-cell office:value-type="float" office:value="129.2224" calcext:value-type="float">
            <text:p>129.2224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410 <text:s text:c="5"/>12 3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4525685" calcext:value-type="float">
            <text:p>553.452568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2.1664" calcext:value-type="float">
            <text:p>-2.1664</text:p>
          </table:table-cell>
          <table:table-cell office:value-type="float" office:value="3" calcext:value-type="float">
            <text:p>3</text:p>
          </table:table-cell>
          <table:table-cell office:value-type="float" office:value="120.2687" calcext:value-type="float">
            <text:p>120.2687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4 8 <text:s text:c="5"/>11 5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4536773" calcext:value-type="float">
            <text:p>553.453677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1.6892" calcext:value-type="float">
            <text:p>-1.6892</text:p>
          </table:table-cell>
          <table:table-cell office:value-type="float" office:value="3" calcext:value-type="float">
            <text:p>3</text:p>
          </table:table-cell>
          <table:table-cell office:value-type="float" office:value="120.2686" calcext:value-type="float">
            <text:p>120.2686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5 8 <text:s text:c="5"/>11 4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486787" calcext:value-type="float">
            <text:p>553.486787</text:p>
          </table:table-cell>
          <table:table-cell office:value-type="float" office:value="0.1271" calcext:value-type="float">
            <text:p>0.1271</text:p>
          </table:table-cell>
          <table:table-cell office:value-type="float" office:value="-2.8368" calcext:value-type="float">
            <text:p>-2.8368</text:p>
          </table:table-cell>
          <table:table-cell office:value-type="float" office:value="3" calcext:value-type="float">
            <text:p>3</text:p>
          </table:table-cell>
          <table:table-cell office:value-type="float" office:value="355.0551" calcext:value-type="float">
            <text:p>355.0551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616 <text:s text:c="5"/>21 5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486787" calcext:value-type="float">
            <text:p>553.486787</text:p>
          </table:table-cell>
          <table:table-cell office:value-type="float" office:value="0.1271" calcext:value-type="float">
            <text:p>0.1271</text:p>
          </table:table-cell>
          <table:table-cell office:value-type="float" office:value="-2.3596" calcext:value-type="float">
            <text:p>-2.3596</text:p>
          </table:table-cell>
          <table:table-cell office:value-type="float" office:value="3" calcext:value-type="float">
            <text:p>3</text:p>
          </table:table-cell>
          <table:table-cell office:value-type="float" office:value="355.0551" calcext:value-type="float">
            <text:p>355.0551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516 <text:s text:c="5"/>21 4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3.9236142" calcext:value-type="float">
            <text:p>553.9236142</text:p>
          </table:table-cell>
          <table:table-cell office:value-type="float" office:value="0.0063" calcext:value-type="float">
            <text:p>0.0063</text:p>
          </table:table-cell>
          <table:table-cell office:value-type="float" office:value="-1.7984" calcext:value-type="float">
            <text:p>-1.7984</text:p>
          </table:table-cell>
          <table:table-cell office:value-type="float" office:value="3" calcext:value-type="float">
            <text:p>3</text:p>
          </table:table-cell>
          <table:table-cell office:value-type="float" office:value="109.0237" calcext:value-type="float">
            <text:p>109.0237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5 6 <text:s text:c="5"/>10 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0039373" calcext:value-type="float">
            <text:p>554.0039373</text:p>
          </table:table-cell>
          <table:table-cell office:value-type="float" office:value="0.1197" calcext:value-type="float">
            <text:p>0.1197</text:p>
          </table:table-cell>
          <table:table-cell office:value-type="float" office:value="-2.8272" calcext:value-type="float">
            <text:p>-2.8272</text:p>
          </table:table-cell>
          <table:table-cell office:value-type="float" office:value="3" calcext:value-type="float">
            <text:p>3</text:p>
          </table:table-cell>
          <table:table-cell office:value-type="float" office:value="308.0796" calcext:value-type="float">
            <text:p>308.0796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416 <text:s text:c="5"/>20 3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0039373" calcext:value-type="float">
            <text:p>554.0039373</text:p>
          </table:table-cell>
          <table:table-cell office:value-type="float" office:value="0.1197" calcext:value-type="float">
            <text:p>0.1197</text:p>
          </table:table-cell>
          <table:table-cell office:value-type="float" office:value="-2.3501" calcext:value-type="float">
            <text:p>-2.3501</text:p>
          </table:table-cell>
          <table:table-cell office:value-type="float" office:value="3" calcext:value-type="float">
            <text:p>3</text:p>
          </table:table-cell>
          <table:table-cell office:value-type="float" office:value="308.0796" calcext:value-type="float">
            <text:p>308.0796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516 <text:s text:c="5"/>20 4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2860545" calcext:value-type="float">
            <text:p>554.286054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2.2747" calcext:value-type="float">
            <text:p>-2.2747</text:p>
          </table:table-cell>
          <table:table-cell office:value-type="float" office:value="3" calcext:value-type="float">
            <text:p>3</text:p>
          </table:table-cell>
          <table:table-cell office:value-type="float" office:value="109.0129" calcext:value-type="float">
            <text:p>109.0129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6 6 <text:s text:c="5"/>10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4749399" calcext:value-type="float">
            <text:p>554.4749399</text:p>
          </table:table-cell>
          <table:table-cell office:value-type="float" office:value="0.1139" calcext:value-type="float">
            <text:p>0.1139</text:p>
          </table:table-cell>
          <table:table-cell office:value-type="float" office:value="-2.8496" calcext:value-type="float">
            <text:p>-2.8496</text:p>
          </table:table-cell>
          <table:table-cell office:value-type="float" office:value="3" calcext:value-type="float">
            <text:p>3</text:p>
          </table:table-cell>
          <table:table-cell office:value-type="float" office:value="263.323" calcext:value-type="float">
            <text:p>263.32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416 <text:s text:c="5"/>19 3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4749399" calcext:value-type="float">
            <text:p>554.4749399</text:p>
          </table:table-cell>
          <table:table-cell office:value-type="float" office:value="0.1139" calcext:value-type="float">
            <text:p>0.1139</text:p>
          </table:table-cell>
          <table:table-cell office:value-type="float" office:value="-2.3725" calcext:value-type="float">
            <text:p>-2.3725</text:p>
          </table:table-cell>
          <table:table-cell office:value-type="float" office:value="3" calcext:value-type="float">
            <text:p>3</text:p>
          </table:table-cell>
          <table:table-cell office:value-type="float" office:value="263.323" calcext:value-type="float">
            <text:p>263.323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316 <text:s text:c="5"/>19 2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9029082" calcext:value-type="float">
            <text:p>554.9029082</text:p>
          </table:table-cell>
          <table:table-cell office:value-type="float" office:value="0.1097" calcext:value-type="float">
            <text:p>0.1097</text:p>
          </table:table-cell>
          <table:table-cell office:value-type="float" office:value="-2.4498" calcext:value-type="float">
            <text:p>-2.4498</text:p>
          </table:table-cell>
          <table:table-cell office:value-type="float" office:value="3" calcext:value-type="float">
            <text:p>3</text:p>
          </table:table-cell>
          <table:table-cell office:value-type="float" office:value="220.7878" calcext:value-type="float">
            <text:p>220.7878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316 <text:s text:c="5"/>18 2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947276" calcext:value-type="float">
            <text:p>554.947276</text:p>
          </table:table-cell>
          <table:table-cell office:value-type="float" office:value="0.004" calcext:value-type="float">
            <text:p>0.004</text:p>
          </table:table-cell>
          <table:table-cell office:value-type="float" office:value="-2.0979" calcext:value-type="float">
            <text:p>-2.0979</text:p>
          </table:table-cell>
          <table:table-cell office:value-type="float" office:value="3" calcext:value-type="float">
            <text:p>3</text:p>
          </table:table-cell>
          <table:table-cell office:value-type="float" office:value="63.886" calcext:value-type="float">
            <text:p>63.886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8 0 <text:s text:c="6"/>7 7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4.9617501" calcext:value-type="float">
            <text:p>554.9617501</text:p>
          </table:table-cell>
          <table:table-cell office:value-type="float" office:value="0.0042" calcext:value-type="float">
            <text:p>0.0042</text:p>
          </table:table-cell>
          <table:table-cell office:value-type="float" office:value="-2.3632" calcext:value-type="float">
            <text:p>-2.3632</text:p>
          </table:table-cell>
          <table:table-cell office:value-type="float" office:value="3" calcext:value-type="float">
            <text:p>3</text:p>
          </table:table-cell>
          <table:table-cell office:value-type="float" office:value="60.7785" calcext:value-type="float">
            <text:p>60.7785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7 1 <text:s text:c="6"/>7 6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55.2908021" calcext:value-type="float">
            <text:p>555.2908021</text:p>
          </table:table-cell>
          <table:table-cell office:value-type="float" office:value="0.1072" calcext:value-type="float">
            <text:p>0.1072</text:p>
          </table:table-cell>
          <table:table-cell office:value-type="float" office:value="-2.6558" calcext:value-type="float">
            <text:p>-2.6558</text:p>
          </table:table-cell>
          <table:table-cell office:value-type="float" office:value="3" calcext:value-type="float">
            <text:p>3</text:p>
          </table:table-cell>
          <table:table-cell office:value-type="float" office:value="180.4765" calcext:value-type="float">
            <text:p>180.4765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116 <text:s text:c="5"/>17 0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68.8500845" calcext:value-type="float">
            <text:p>568.8500845</text:p>
          </table:table-cell>
          <table:table-cell office:value-type="float" office:value="0.0071" calcext:value-type="float">
            <text:p>0.0071</text:p>
          </table:table-cell>
          <table:table-cell office:value-type="float" office:value="-1.9385" calcext:value-type="float">
            <text:p>-1.9385</text:p>
          </table:table-cell>
          <table:table-cell office:value-type="float" office:value="3" calcext:value-type="float">
            <text:p>3</text:p>
          </table:table-cell>
          <table:table-cell office:value-type="float" office:value="95.0167" calcext:value-type="float">
            <text:p>95.016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7 4 <text:s text:c="6"/>9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76.4697282" calcext:value-type="float">
            <text:p>576.4697282</text:p>
          </table:table-cell>
          <table:table-cell office:value-type="float" office:value="0.0081" calcext:value-type="float">
            <text:p>0.0081</text:p>
          </table:table-cell>
          <table:table-cell office:value-type="float" office:value="-2.6312" calcext:value-type="float">
            <text:p>-2.6312</text:p>
          </table:table-cell>
          <table:table-cell office:value-type="float" office:value="3" calcext:value-type="float">
            <text:p>3</text:p>
          </table:table-cell>
          <table:table-cell office:value-type="float" office:value="121.9753" calcext:value-type="float">
            <text:p>121.975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3 <text:s text:c="5"/>10 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1.4712453" calcext:value-type="float">
            <text:p>581.4712453</text:p>
          </table:table-cell>
          <table:table-cell office:value-type="float" office:value="0.0059" calcext:value-type="float">
            <text:p>0.0059</text:p>
          </table:table-cell>
          <table:table-cell office:value-type="float" office:value="-2.6814" calcext:value-type="float">
            <text:p>-2.6814</text:p>
          </table:table-cell>
          <table:table-cell office:value-type="float" office:value="3" calcext:value-type="float">
            <text:p>3</text:p>
          </table:table-cell>
          <table:table-cell office:value-type="float" office:value="38.0444" calcext:value-type="float">
            <text:p>38.0444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7 4 3 <text:s text:c="6"/>6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5.8096546" calcext:value-type="float">
            <text:p>585.8096546</text:p>
          </table:table-cell>
          <table:table-cell office:value-type="float" office:value="0.205" calcext:value-type="float">
            <text:p>0.205</text:p>
          </table:table-cell>
          <table:table-cell office:value-type="float" office:value="-2.457" calcext:value-type="float">
            <text:p>-2.457</text:p>
          </table:table-cell>
          <table:table-cell office:value-type="float" office:value="3" calcext:value-type="float">
            <text:p>3</text:p>
          </table:table-cell>
          <table:table-cell office:value-type="float" office:value="489.7257" calcext:value-type="float">
            <text:p>489.7257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817 <text:s text:c="5"/>24 7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1177575" calcext:value-type="float">
            <text:p>586.1177575</text:p>
          </table:table-cell>
          <table:table-cell office:value-type="float" office:value="0.0532" calcext:value-type="float">
            <text:p>0.0532</text:p>
          </table:table-cell>
          <table:table-cell office:value-type="float" office:value="-1.8564" calcext:value-type="float">
            <text:p>-1.8564</text:p>
          </table:table-cell>
          <table:table-cell office:value-type="float" office:value="3" calcext:value-type="float">
            <text:p>3</text:p>
          </table:table-cell>
          <table:table-cell office:value-type="float" office:value="160.9257" calcext:value-type="float">
            <text:p>160.9257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117 <text:s text:c="5"/>16 0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1177575" calcext:value-type="float">
            <text:p>586.1177575</text:p>
          </table:table-cell>
          <table:table-cell office:value-type="float" office:value="0.0532" calcext:value-type="float">
            <text:p>0.0532</text:p>
          </table:table-cell>
          <table:table-cell office:value-type="float" office:value="-1.3793" calcext:value-type="float">
            <text:p>-1.3793</text:p>
          </table:table-cell>
          <table:table-cell office:value-type="float" office:value="3" calcext:value-type="float">
            <text:p>3</text:p>
          </table:table-cell>
          <table:table-cell office:value-type="float" office:value="160.9257" calcext:value-type="float">
            <text:p>160.925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017 <text:s text:c="5"/>16 1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1894736" calcext:value-type="float">
            <text:p>586.1894736</text:p>
          </table:table-cell>
          <table:table-cell office:value-type="float" office:value="0.0066" calcext:value-type="float">
            <text:p>0.0066</text:p>
          </table:table-cell>
          <table:table-cell office:value-type="float" office:value="-1.8576" calcext:value-type="float">
            <text:p>-1.8576</text:p>
          </table:table-cell>
          <table:table-cell office:value-type="float" office:value="3" calcext:value-type="float">
            <text:p>3</text:p>
          </table:table-cell>
          <table:table-cell office:value-type="float" office:value="113.9915" calcext:value-type="float">
            <text:p>113.9915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6 5 <text:s text:c="5"/>10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2905238" calcext:value-type="float">
            <text:p>586.2905238</text:p>
          </table:table-cell>
          <table:table-cell office:value-type="float" office:value="0.0401" calcext:value-type="float">
            <text:p>0.0401</text:p>
          </table:table-cell>
          <table:table-cell office:value-type="float" office:value="-1.9098" calcext:value-type="float">
            <text:p>-1.9098</text:p>
          </table:table-cell>
          <table:table-cell office:value-type="float" office:value="3" calcext:value-type="float">
            <text:p>3</text:p>
          </table:table-cell>
          <table:table-cell office:value-type="float" office:value="158.7697" calcext:value-type="float">
            <text:p>158.769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115 <text:s text:c="5"/>15 2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2905238" calcext:value-type="float">
            <text:p>586.2905238</text:p>
          </table:table-cell>
          <table:table-cell office:value-type="float" office:value="0.0401" calcext:value-type="float">
            <text:p>0.0401</text:p>
          </table:table-cell>
          <table:table-cell office:value-type="float" office:value="-1.4327" calcext:value-type="float">
            <text:p>-1.4327</text:p>
          </table:table-cell>
          <table:table-cell office:value-type="float" office:value="3" calcext:value-type="float">
            <text:p>3</text:p>
          </table:table-cell>
          <table:table-cell office:value-type="float" office:value="158.7697" calcext:value-type="float">
            <text:p>158.769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215 <text:s text:c="5"/>15 1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4432673" calcext:value-type="float">
            <text:p>586.4432673</text:p>
          </table:table-cell>
          <table:table-cell office:value-type="float" office:value="0.1923" calcext:value-type="float">
            <text:p>0.1923</text:p>
          </table:table-cell>
          <table:table-cell office:value-type="float" office:value="-2.4049" calcext:value-type="float">
            <text:p>-2.4049</text:p>
          </table:table-cell>
          <table:table-cell office:value-type="float" office:value="3" calcext:value-type="float">
            <text:p>3</text:p>
          </table:table-cell>
          <table:table-cell office:value-type="float" office:value="436.0897" calcext:value-type="float">
            <text:p>436.0897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617 <text:s text:c="5"/>23 5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4572239" calcext:value-type="float">
            <text:p>586.4572239</text:p>
          </table:table-cell>
          <table:table-cell office:value-type="float" office:value="0.0347" calcext:value-type="float">
            <text:p>0.0347</text:p>
          </table:table-cell>
          <table:table-cell office:value-type="float" office:value="-1.9664" calcext:value-type="float">
            <text:p>-1.9664</text:p>
          </table:table-cell>
          <table:table-cell office:value-type="float" office:value="3" calcext:value-type="float">
            <text:p>3</text:p>
          </table:table-cell>
          <table:table-cell office:value-type="float" office:value="154.3529" calcext:value-type="float">
            <text:p>154.3529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313 <text:s text:c="5"/>14 2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4572239" calcext:value-type="float">
            <text:p>586.4572239</text:p>
          </table:table-cell>
          <table:table-cell office:value-type="float" office:value="0.0347" calcext:value-type="float">
            <text:p>0.0347</text:p>
          </table:table-cell>
          <table:table-cell office:value-type="float" office:value="-1.4893" calcext:value-type="float">
            <text:p>-1.4893</text:p>
          </table:table-cell>
          <table:table-cell office:value-type="float" office:value="3" calcext:value-type="float">
            <text:p>3</text:p>
          </table:table-cell>
          <table:table-cell office:value-type="float" office:value="154.3529" calcext:value-type="float">
            <text:p>154.3529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213 <text:s text:c="5"/>14 3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635614" calcext:value-type="float">
            <text:p>586.635614</text:p>
          </table:table-cell>
          <table:table-cell office:value-type="float" office:value="0.026" calcext:value-type="float">
            <text:p>0.026</text:p>
          </table:table-cell>
          <table:table-cell office:value-type="float" office:value="-2.0288" calcext:value-type="float">
            <text:p>-2.0288</text:p>
          </table:table-cell>
          <table:table-cell office:value-type="float" office:value="3" calcext:value-type="float">
            <text:p>3</text:p>
          </table:table-cell>
          <table:table-cell office:value-type="float" office:value="147.6746" calcext:value-type="float">
            <text:p>147.6746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311 <text:s text:c="5"/>13 4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6356141" calcext:value-type="float">
            <text:p>586.6356141</text:p>
          </table:table-cell>
          <table:table-cell office:value-type="float" office:value="0.026" calcext:value-type="float">
            <text:p>0.026</text:p>
          </table:table-cell>
          <table:table-cell office:value-type="float" office:value="-1.5517" calcext:value-type="float">
            <text:p>-1.5517</text:p>
          </table:table-cell>
          <table:table-cell office:value-type="float" office:value="3" calcext:value-type="float">
            <text:p>3</text:p>
          </table:table-cell>
          <table:table-cell office:value-type="float" office:value="147.6746" calcext:value-type="float">
            <text:p>147.6746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411 <text:s text:c="5"/>13 3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8704335" calcext:value-type="float">
            <text:p>586.8704335</text:p>
          </table:table-cell>
          <table:table-cell office:value-type="float" office:value="0.0163" calcext:value-type="float">
            <text:p>0.0163</text:p>
          </table:table-cell>
          <table:table-cell office:value-type="float" office:value="-1.6239" calcext:value-type="float">
            <text:p>-1.6239</text:p>
          </table:table-cell>
          <table:table-cell office:value-type="float" office:value="3" calcext:value-type="float">
            <text:p>3</text:p>
          </table:table-cell>
          <table:table-cell office:value-type="float" office:value="138.7299" calcext:value-type="float">
            <text:p>138.729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4 9 <text:s text:c="5"/>12 5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6.8705237" calcext:value-type="float">
            <text:p>586.8705237</text:p>
          </table:table-cell>
          <table:table-cell office:value-type="float" office:value="0.0163" calcext:value-type="float">
            <text:p>0.0163</text:p>
          </table:table-cell>
          <table:table-cell office:value-type="float" office:value="-2.101" calcext:value-type="float">
            <text:p>-2.101</text:p>
          </table:table-cell>
          <table:table-cell office:value-type="float" office:value="3" calcext:value-type="float">
            <text:p>3</text:p>
          </table:table-cell>
          <table:table-cell office:value-type="float" office:value="138.7299" calcext:value-type="float">
            <text:p>138.7299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5 9 <text:s text:c="5"/>12 4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0270396" calcext:value-type="float">
            <text:p>587.0270396</text:p>
          </table:table-cell>
          <table:table-cell office:value-type="float" office:value="0.1813" calcext:value-type="float">
            <text:p>0.1813</text:p>
          </table:table-cell>
          <table:table-cell office:value-type="float" office:value="-2.8463" calcext:value-type="float">
            <text:p>-2.8463</text:p>
          </table:table-cell>
          <table:table-cell office:value-type="float" office:value="3" calcext:value-type="float">
            <text:p>3</text:p>
          </table:table-cell>
          <table:table-cell office:value-type="float" office:value="384.6655" calcext:value-type="float">
            <text:p>384.6655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517 <text:s text:c="5"/>22 4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0270396" calcext:value-type="float">
            <text:p>587.0270396</text:p>
          </table:table-cell>
          <table:table-cell office:value-type="float" office:value="0.1813" calcext:value-type="float">
            <text:p>0.1813</text:p>
          </table:table-cell>
          <table:table-cell office:value-type="float" office:value="-2.3692" calcext:value-type="float">
            <text:p>-2.3692</text:p>
          </table:table-cell>
          <table:table-cell office:value-type="float" office:value="3" calcext:value-type="float">
            <text:p>3</text:p>
          </table:table-cell>
          <table:table-cell office:value-type="float" office:value="384.6655" calcext:value-type="float">
            <text:p>384.6655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617 <text:s text:c="5"/>22 5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3074761" calcext:value-type="float">
            <text:p>587.3074761</text:p>
          </table:table-cell>
          <table:table-cell office:value-type="float" office:value="0.0092" calcext:value-type="float">
            <text:p>0.0092</text:p>
          </table:table-cell>
          <table:table-cell office:value-type="float" office:value="-2.1917" calcext:value-type="float">
            <text:p>-2.1917</text:p>
          </table:table-cell>
          <table:table-cell office:value-type="float" office:value="3" calcext:value-type="float">
            <text:p>3</text:p>
          </table:table-cell>
          <table:table-cell office:value-type="float" office:value="127.5019" calcext:value-type="float">
            <text:p>127.5019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5 7 <text:s text:c="5"/>11 6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349263" calcext:value-type="float">
            <text:p>587.349263</text:p>
          </table:table-cell>
          <table:table-cell office:value-type="float" office:value="0.0092" calcext:value-type="float">
            <text:p>0.0092</text:p>
          </table:table-cell>
          <table:table-cell office:value-type="float" office:value="-1.7145" calcext:value-type="float">
            <text:p>-1.7145</text:p>
          </table:table-cell>
          <table:table-cell office:value-type="float" office:value="3" calcext:value-type="float">
            <text:p>3</text:p>
          </table:table-cell>
          <table:table-cell office:value-type="float" office:value="127.5006" calcext:value-type="float">
            <text:p>127.5006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6 7 <text:s text:c="5"/>11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5639233" calcext:value-type="float">
            <text:p>587.5639233</text:p>
          </table:table-cell>
          <table:table-cell office:value-type="float" office:value="0.172" calcext:value-type="float">
            <text:p>0.172</text:p>
          </table:table-cell>
          <table:table-cell office:value-type="float" office:value="-2.8324" calcext:value-type="float">
            <text:p>-2.8324</text:p>
          </table:table-cell>
          <table:table-cell office:value-type="float" office:value="3" calcext:value-type="float">
            <text:p>3</text:p>
          </table:table-cell>
          <table:table-cell office:value-type="float" office:value="335.4561" calcext:value-type="float">
            <text:p>335.4561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517 <text:s text:c="5"/>21 4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7.5639233" calcext:value-type="float">
            <text:p>587.5639233</text:p>
          </table:table-cell>
          <table:table-cell office:value-type="float" office:value="0.172" calcext:value-type="float">
            <text:p>0.172</text:p>
          </table:table-cell>
          <table:table-cell office:value-type="float" office:value="-2.3553" calcext:value-type="float">
            <text:p>-2.3553</text:p>
          </table:table-cell>
          <table:table-cell office:value-type="float" office:value="3" calcext:value-type="float">
            <text:p>3</text:p>
          </table:table-cell>
          <table:table-cell office:value-type="float" office:value="335.4561" calcext:value-type="float">
            <text:p>335.4561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417 <text:s text:c="5"/>21 3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8.0567429" calcext:value-type="float">
            <text:p>588.0567429</text:p>
          </table:table-cell>
          <table:table-cell office:value-type="float" office:value="0.1645" calcext:value-type="float">
            <text:p>0.1645</text:p>
          </table:table-cell>
          <table:table-cell office:value-type="float" office:value="-2.8505" calcext:value-type="float">
            <text:p>-2.8505</text:p>
          </table:table-cell>
          <table:table-cell office:value-type="float" office:value="3" calcext:value-type="float">
            <text:p>3</text:p>
          </table:table-cell>
          <table:table-cell office:value-type="float" office:value="288.4642" calcext:value-type="float">
            <text:p>288.4642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317 <text:s text:c="5"/>20 2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8.0567429" calcext:value-type="float">
            <text:p>588.0567429</text:p>
          </table:table-cell>
          <table:table-cell office:value-type="float" office:value="0.1645" calcext:value-type="float">
            <text:p>0.1645</text:p>
          </table:table-cell>
          <table:table-cell office:value-type="float" office:value="-2.3733" calcext:value-type="float">
            <text:p>-2.3733</text:p>
          </table:table-cell>
          <table:table-cell office:value-type="float" office:value="3" calcext:value-type="float">
            <text:p>3</text:p>
          </table:table-cell>
          <table:table-cell office:value-type="float" office:value="288.4642" calcext:value-type="float">
            <text:p>288.4642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417 <text:s text:c="5"/>20 3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8.5081976" calcext:value-type="float">
            <text:p>588.5081976</text:p>
          </table:table-cell>
          <table:table-cell office:value-type="float" office:value="0.1588" calcext:value-type="float">
            <text:p>0.1588</text:p>
          </table:table-cell>
          <table:table-cell office:value-type="float" office:value="-2.4465" calcext:value-type="float">
            <text:p>-2.4465</text:p>
          </table:table-cell>
          <table:table-cell office:value-type="float" office:value="3" calcext:value-type="float">
            <text:p>3</text:p>
          </table:table-cell>
          <table:table-cell office:value-type="float" office:value="243.6925" calcext:value-type="float">
            <text:p>243.692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217 <text:s text:c="5"/>19 1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88.9208631" calcext:value-type="float">
            <text:p>588.9208631</text:p>
          </table:table-cell>
          <table:table-cell office:value-type="float" office:value="0.1549" calcext:value-type="float">
            <text:p>0.1549</text:p>
          </table:table-cell>
          <table:table-cell office:value-type="float" office:value="-2.6483" calcext:value-type="float">
            <text:p>-2.6483</text:p>
          </table:table-cell>
          <table:table-cell office:value-type="float" office:value="3" calcext:value-type="float">
            <text:p>3</text:p>
          </table:table-cell>
          <table:table-cell office:value-type="float" office:value="201.1435" calcext:value-type="float">
            <text:p>201.1435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217 <text:s text:c="5"/>18 1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90.1837223" calcext:value-type="float">
            <text:p>590.183722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2.729" calcext:value-type="float">
            <text:p>-2.729</text:p>
          </table:table-cell>
          <table:table-cell office:value-type="float" office:value="3" calcext:value-type="float">
            <text:p>3</text:p>
          </table:table-cell>
          <table:table-cell office:value-type="float" office:value="57.6225" calcext:value-type="float">
            <text:p>57.6225</text:p>
          </table:table-cell>
          <table:table-cell office:value-type="float" office:value="17" calcext:value-type="float">
            <text:p>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6 2 <text:s text:c="6"/>7 5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91.9758669" calcext:value-type="float">
            <text:p>591.9758669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3197" calcext:value-type="float">
            <text:p>-2.3197</text:p>
          </table:table-cell>
          <table:table-cell office:value-type="float" office:value="3" calcext:value-type="float">
            <text:p>3</text:p>
          </table:table-cell>
          <table:table-cell office:value-type="float" office:value="113.8264" calcext:value-type="float">
            <text:p>113.8264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5 <text:s text:c="5"/>10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598.9452291" calcext:value-type="float">
            <text:p>598.9452291</text:p>
          </table:table-cell>
          <table:table-cell office:value-type="float" office:value="0.0054" calcext:value-type="float">
            <text:p>0.0054</text:p>
          </table:table-cell>
          <table:table-cell office:value-type="float" office:value="-2.1936" calcext:value-type="float">
            <text:p>-2.1936</text:p>
          </table:table-cell>
          <table:table-cell office:value-type="float" office:value="3" calcext:value-type="float">
            <text:p>3</text:p>
          </table:table-cell>
          <table:table-cell office:value-type="float" office:value="79.29" calcext:value-type="float">
            <text:p>79.29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8 2 <text:s text:c="6"/>8 7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03.3590406" calcext:value-type="float">
            <text:p>603.3590406</text:p>
          </table:table-cell>
          <table:table-cell office:value-type="float" office:value="0.0069" calcext:value-type="float">
            <text:p>0.0069</text:p>
          </table:table-cell>
          <table:table-cell office:value-type="float" office:value="-2.0537" calcext:value-type="float">
            <text:p>-2.0537</text:p>
          </table:table-cell>
          <table:table-cell office:value-type="float" office:value="3" calcext:value-type="float">
            <text:p>3</text:p>
          </table:table-cell>
          <table:table-cell office:value-type="float" office:value="118.0833" calcext:value-type="float">
            <text:p>118.083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4 <text:s text:c="5"/>10 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5479905" calcext:value-type="float">
            <text:p>619.5479905</text:p>
          </table:table-cell>
          <table:table-cell office:value-type="float" office:value="0.0047" calcext:value-type="float">
            <text:p>0.0047</text:p>
          </table:table-cell>
          <table:table-cell office:value-type="float" office:value="-1.7137" calcext:value-type="float">
            <text:p>-1.7137</text:p>
          </table:table-cell>
          <table:table-cell office:value-type="float" office:value="3" calcext:value-type="float">
            <text:p>3</text:p>
          </table:table-cell>
          <table:table-cell office:value-type="float" office:value="78.8727" calcext:value-type="float">
            <text:p>78.872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8 1 <text:s text:c="6"/>8 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5811832" calcext:value-type="float">
            <text:p>619.5811832</text:p>
          </table:table-cell>
          <table:table-cell office:value-type="float" office:value="0.0808" calcext:value-type="float">
            <text:p>0.0808</text:p>
          </table:table-cell>
          <table:table-cell office:value-type="float" office:value="-1.8244" calcext:value-type="float">
            <text:p>-1.8244</text:p>
          </table:table-cell>
          <table:table-cell office:value-type="float" office:value="3" calcext:value-type="float">
            <text:p>3</text:p>
          </table:table-cell>
          <table:table-cell office:value-type="float" office:value="180.4765" calcext:value-type="float">
            <text:p>180.4765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018 <text:s text:c="5"/>17 1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5811832" calcext:value-type="float">
            <text:p>619.5811832</text:p>
          </table:table-cell>
          <table:table-cell office:value-type="float" office:value="0.0808" calcext:value-type="float">
            <text:p>0.0808</text:p>
          </table:table-cell>
          <table:table-cell office:value-type="float" office:value="-1.3473" calcext:value-type="float">
            <text:p>-1.3473</text:p>
          </table:table-cell>
          <table:table-cell office:value-type="float" office:value="3" calcext:value-type="float">
            <text:p>3</text:p>
          </table:table-cell>
          <table:table-cell office:value-type="float" office:value="180.4765" calcext:value-type="float">
            <text:p>180.4765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118 <text:s text:c="5"/>17 0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7528243" calcext:value-type="float">
            <text:p>619.7528243</text:p>
          </table:table-cell>
          <table:table-cell office:value-type="float" office:value="0.0613" calcext:value-type="float">
            <text:p>0.0613</text:p>
          </table:table-cell>
          <table:table-cell office:value-type="float" office:value="-1.8744" calcext:value-type="float">
            <text:p>-1.8744</text:p>
          </table:table-cell>
          <table:table-cell office:value-type="float" office:value="3" calcext:value-type="float">
            <text:p>3</text:p>
          </table:table-cell>
          <table:table-cell office:value-type="float" office:value="178.3262" calcext:value-type="float">
            <text:p>178.326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216 <text:s text:c="5"/>16 1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7528243" calcext:value-type="float">
            <text:p>619.7528243</text:p>
          </table:table-cell>
          <table:table-cell office:value-type="float" office:value="0.0613" calcext:value-type="float">
            <text:p>0.0613</text:p>
          </table:table-cell>
          <table:table-cell office:value-type="float" office:value="-1.3972" calcext:value-type="float">
            <text:p>-1.3972</text:p>
          </table:table-cell>
          <table:table-cell office:value-type="float" office:value="3" calcext:value-type="float">
            <text:p>3</text:p>
          </table:table-cell>
          <table:table-cell office:value-type="float" office:value="178.3262" calcext:value-type="float">
            <text:p>178.3262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116 <text:s text:c="5"/>16 2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9163648" calcext:value-type="float">
            <text:p>619.9163648</text:p>
          </table:table-cell>
          <table:table-cell office:value-type="float" office:value="0.0534" calcext:value-type="float">
            <text:p>0.0534</text:p>
          </table:table-cell>
          <table:table-cell office:value-type="float" office:value="-1.9265" calcext:value-type="float">
            <text:p>-1.9265</text:p>
          </table:table-cell>
          <table:table-cell office:value-type="float" office:value="3" calcext:value-type="float">
            <text:p>3</text:p>
          </table:table-cell>
          <table:table-cell office:value-type="float" office:value="173.915" calcext:value-type="float">
            <text:p>173.915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214 <text:s text:c="5"/>15 3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9163648" calcext:value-type="float">
            <text:p>619.9163648</text:p>
          </table:table-cell>
          <table:table-cell office:value-type="float" office:value="0.0534" calcext:value-type="float">
            <text:p>0.0534</text:p>
          </table:table-cell>
          <table:table-cell office:value-type="float" office:value="-1.4494" calcext:value-type="float">
            <text:p>-1.4494</text:p>
          </table:table-cell>
          <table:table-cell office:value-type="float" office:value="3" calcext:value-type="float">
            <text:p>3</text:p>
          </table:table-cell>
          <table:table-cell office:value-type="float" office:value="173.915" calcext:value-type="float">
            <text:p>173.915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314 <text:s text:c="5"/>15 2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19.9486903" calcext:value-type="float">
            <text:p>619.9486903</text:p>
          </table:table-cell>
          <table:table-cell office:value-type="float" office:value="0.2652" calcext:value-type="float">
            <text:p>0.2652</text:p>
          </table:table-cell>
          <table:table-cell office:value-type="float" office:value="-2.4243" calcext:value-type="float">
            <text:p>-2.4243</text:p>
          </table:table-cell>
          <table:table-cell office:value-type="float" office:value="3" calcext:value-type="float">
            <text:p>3</text:p>
          </table:table-cell>
          <table:table-cell office:value-type="float" office:value="469.0465" calcext:value-type="float">
            <text:p>469.0465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718 <text:s text:c="5"/>24 6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0868542" calcext:value-type="float">
            <text:p>620.0868542</text:p>
          </table:table-cell>
          <table:table-cell office:value-type="float" office:value="0.0421" calcext:value-type="float">
            <text:p>0.0421</text:p>
          </table:table-cell>
          <table:table-cell office:value-type="float" office:value="-1.9829" calcext:value-type="float">
            <text:p>-1.9829</text:p>
          </table:table-cell>
          <table:table-cell office:value-type="float" office:value="3" calcext:value-type="float">
            <text:p>3</text:p>
          </table:table-cell>
          <table:table-cell office:value-type="float" office:value="167.2427" calcext:value-type="float">
            <text:p>167.2427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412 <text:s text:c="5"/>14 3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0868542" calcext:value-type="float">
            <text:p>620.0868542</text:p>
          </table:table-cell>
          <table:table-cell office:value-type="float" office:value="0.0421" calcext:value-type="float">
            <text:p>0.0421</text:p>
          </table:table-cell>
          <table:table-cell office:value-type="float" office:value="-1.5058" calcext:value-type="float">
            <text:p>-1.5058</text:p>
          </table:table-cell>
          <table:table-cell office:value-type="float" office:value="3" calcext:value-type="float">
            <text:p>3</text:p>
          </table:table-cell>
          <table:table-cell office:value-type="float" office:value="167.2427" calcext:value-type="float">
            <text:p>167.242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312 <text:s text:c="5"/>14 4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2975574" calcext:value-type="float">
            <text:p>620.2975574</text:p>
          </table:table-cell>
          <table:table-cell office:value-type="float" office:value="0.0288" calcext:value-type="float">
            <text:p>0.0288</text:p>
          </table:table-cell>
          <table:table-cell office:value-type="float" office:value="-2.0468" calcext:value-type="float">
            <text:p>-2.0468</text:p>
          </table:table-cell>
          <table:table-cell office:value-type="float" office:value="3" calcext:value-type="float">
            <text:p>3</text:p>
          </table:table-cell>
          <table:table-cell office:value-type="float" office:value="158.3058" calcext:value-type="float">
            <text:p>158.3058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410 <text:s text:c="5"/>13 5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2975642" calcext:value-type="float">
            <text:p>620.2975642</text:p>
          </table:table-cell>
          <table:table-cell office:value-type="float" office:value="0.0288" calcext:value-type="float">
            <text:p>0.0288</text:p>
          </table:table-cell>
          <table:table-cell office:value-type="float" office:value="-1.5696" calcext:value-type="float">
            <text:p>-1.5696</text:p>
          </table:table-cell>
          <table:table-cell office:value-type="float" office:value="3" calcext:value-type="float">
            <text:p>3</text:p>
          </table:table-cell>
          <table:table-cell office:value-type="float" office:value="158.3058" calcext:value-type="float">
            <text:p>158.3058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510 <text:s text:c="5"/>13 4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5529404" calcext:value-type="float">
            <text:p>620.5529404</text:p>
          </table:table-cell>
          <table:table-cell office:value-type="float" office:value="0.2517" calcext:value-type="float">
            <text:p>0.2517</text:p>
          </table:table-cell>
          <table:table-cell office:value-type="float" office:value="-2.8612" calcext:value-type="float">
            <text:p>-2.8612</text:p>
          </table:table-cell>
          <table:table-cell office:value-type="float" office:value="3" calcext:value-type="float">
            <text:p>3</text:p>
          </table:table-cell>
          <table:table-cell office:value-type="float" office:value="415.3903" calcext:value-type="float">
            <text:p>415.3903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618 <text:s text:c="5"/>23 5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5529404" calcext:value-type="float">
            <text:p>620.5529404</text:p>
          </table:table-cell>
          <table:table-cell office:value-type="float" office:value="0.2517" calcext:value-type="float">
            <text:p>0.2517</text:p>
          </table:table-cell>
          <table:table-cell office:value-type="float" office:value="-2.3841" calcext:value-type="float">
            <text:p>-2.3841</text:p>
          </table:table-cell>
          <table:table-cell office:value-type="float" office:value="3" calcext:value-type="float">
            <text:p>3</text:p>
          </table:table-cell>
          <table:table-cell office:value-type="float" office:value="415.3903" calcext:value-type="float">
            <text:p>415.3903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518 <text:s text:c="5"/>23 4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6499419" calcext:value-type="float">
            <text:p>620.6499419</text:p>
          </table:table-cell>
          <table:table-cell office:value-type="float" office:value="0.017" calcext:value-type="float">
            <text:p>0.017</text:p>
          </table:table-cell>
          <table:table-cell office:value-type="float" office:value="-1.6469" calcext:value-type="float">
            <text:p>-1.6469</text:p>
          </table:table-cell>
          <table:table-cell office:value-type="float" office:value="3" calcext:value-type="float">
            <text:p>3</text:p>
          </table:table-cell>
          <table:table-cell office:value-type="float" office:value="147.0925" calcext:value-type="float">
            <text:p>147.0925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5 8 <text:s text:c="5"/>12 6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0.6541256" calcext:value-type="float">
            <text:p>620.6541256</text:p>
          </table:table-cell>
          <table:table-cell office:value-type="float" office:value="0.017" calcext:value-type="float">
            <text:p>0.017</text:p>
          </table:table-cell>
          <table:table-cell office:value-type="float" office:value="-2.124" calcext:value-type="float">
            <text:p>-2.124</text:p>
          </table:table-cell>
          <table:table-cell office:value-type="float" office:value="3" calcext:value-type="float">
            <text:p>3</text:p>
          </table:table-cell>
          <table:table-cell office:value-type="float" office:value="147.0923" calcext:value-type="float">
            <text:p>147.0923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6 8 <text:s text:c="5"/>12 5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1123642" calcext:value-type="float">
            <text:p>621.1123642</text:p>
          </table:table-cell>
          <table:table-cell office:value-type="float" office:value="0.2402" calcext:value-type="float">
            <text:p>0.2402</text:p>
          </table:table-cell>
          <table:table-cell office:value-type="float" office:value="-2.8429" calcext:value-type="float">
            <text:p>-2.8429</text:p>
          </table:table-cell>
          <table:table-cell office:value-type="float" office:value="3" calcext:value-type="float">
            <text:p>3</text:p>
          </table:table-cell>
          <table:table-cell office:value-type="float" office:value="363.9474" calcext:value-type="float">
            <text:p>363.9474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418 <text:s text:c="5"/>22 3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1123642" calcext:value-type="float">
            <text:p>621.1123642</text:p>
          </table:table-cell>
          <table:table-cell office:value-type="float" office:value="0.2402" calcext:value-type="float">
            <text:p>0.2402</text:p>
          </table:table-cell>
          <table:table-cell office:value-type="float" office:value="-2.3658" calcext:value-type="float">
            <text:p>-2.3658</text:p>
          </table:table-cell>
          <table:table-cell office:value-type="float" office:value="3" calcext:value-type="float">
            <text:p>3</text:p>
          </table:table-cell>
          <table:table-cell office:value-type="float" office:value="363.9474" calcext:value-type="float">
            <text:p>363.9474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518 <text:s text:c="5"/>22 4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1787656" calcext:value-type="float">
            <text:p>621.1787656</text:p>
          </table:table-cell>
          <table:table-cell office:value-type="float" office:value="0.0095" calcext:value-type="float">
            <text:p>0.0095</text:p>
          </table:table-cell>
          <table:table-cell office:value-type="float" office:value="-2.2301" calcext:value-type="float">
            <text:p>-2.2301</text:p>
          </table:table-cell>
          <table:table-cell office:value-type="float" office:value="3" calcext:value-type="float">
            <text:p>3</text:p>
          </table:table-cell>
          <table:table-cell office:value-type="float" office:value="133.5726" calcext:value-type="float">
            <text:p>133.5726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6 6 <text:s text:c="5"/>11 7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629419" calcext:value-type="float">
            <text:p>621.629419</text:p>
          </table:table-cell>
          <table:table-cell office:value-type="float" office:value="0.2308" calcext:value-type="float">
            <text:p>0.2308</text:p>
          </table:table-cell>
          <table:table-cell office:value-type="float" office:value="-2.8567" calcext:value-type="float">
            <text:p>-2.8567</text:p>
          </table:table-cell>
          <table:table-cell office:value-type="float" office:value="3" calcext:value-type="float">
            <text:p>3</text:p>
          </table:table-cell>
          <table:table-cell office:value-type="float" office:value="314.7207" calcext:value-type="float">
            <text:p>314.7207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418 <text:s text:c="5"/>21 3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1.629419" calcext:value-type="float">
            <text:p>621.629419</text:p>
          </table:table-cell>
          <table:table-cell office:value-type="float" office:value="0.2308" calcext:value-type="float">
            <text:p>0.2308</text:p>
          </table:table-cell>
          <table:table-cell office:value-type="float" office:value="-2.3795" calcext:value-type="float">
            <text:p>-2.3795</text:p>
          </table:table-cell>
          <table:table-cell office:value-type="float" office:value="3" calcext:value-type="float">
            <text:p>3</text:p>
          </table:table-cell>
          <table:table-cell office:value-type="float" office:value="314.7207" calcext:value-type="float">
            <text:p>314.7207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318 <text:s text:c="5"/>21 2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2.1064609" calcext:value-type="float">
            <text:p>622.1064609</text:p>
          </table:table-cell>
          <table:table-cell office:value-type="float" office:value="0.2234" calcext:value-type="float">
            <text:p>0.2234</text:p>
          </table:table-cell>
          <table:table-cell office:value-type="float" office:value="-2.4484" calcext:value-type="float">
            <text:p>-2.4484</text:p>
          </table:table-cell>
          <table:table-cell office:value-type="float" office:value="3" calcext:value-type="float">
            <text:p>3</text:p>
          </table:table-cell>
          <table:table-cell office:value-type="float" office:value="267.7129" calcext:value-type="float">
            <text:p>267.7129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318 <text:s text:c="5"/>20 2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2.1267929" calcext:value-type="float">
            <text:p>622.1267929</text:p>
          </table:table-cell>
          <table:table-cell office:value-type="float" office:value="0.0096" calcext:value-type="float">
            <text:p>0.0096</text:p>
          </table:table-cell>
          <table:table-cell office:value-type="float" office:value="-1.7511" calcext:value-type="float">
            <text:p>-1.7511</text:p>
          </table:table-cell>
          <table:table-cell office:value-type="float" office:value="3" calcext:value-type="float">
            <text:p>3</text:p>
          </table:table-cell>
          <table:table-cell office:value-type="float" office:value="133.5447" calcext:value-type="float">
            <text:p>133.5447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7 6 <text:s text:c="5"/>11 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2.545746" calcext:value-type="float">
            <text:p>622.545746</text:p>
          </table:table-cell>
          <table:table-cell office:value-type="float" office:value="0.2179" calcext:value-type="float">
            <text:p>0.2179</text:p>
          </table:table-cell>
          <table:table-cell office:value-type="float" office:value="-2.646" calcext:value-type="float">
            <text:p>-2.646</text:p>
          </table:table-cell>
          <table:table-cell office:value-type="float" office:value="3" calcext:value-type="float">
            <text:p>3</text:p>
          </table:table-cell>
          <table:table-cell office:value-type="float" office:value="222.9266" calcext:value-type="float">
            <text:p>222.9266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118 <text:s text:c="5"/>19 0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3.3690524" calcext:value-type="float">
            <text:p>623.3690524</text:p>
          </table:table-cell>
          <table:table-cell office:value-type="float" office:value="0.005" calcext:value-type="float">
            <text:p>0.005</text:p>
          </table:table-cell>
          <table:table-cell office:value-type="float" office:value="-1.9742" calcext:value-type="float">
            <text:p>-1.9742</text:p>
          </table:table-cell>
          <table:table-cell office:value-type="float" office:value="3" calcext:value-type="float">
            <text:p>3</text:p>
          </table:table-cell>
          <table:table-cell office:value-type="float" office:value="82.3971" calcext:value-type="float">
            <text:p>82.3971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9 1 <text:s text:c="6"/>8 8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4.5176488" calcext:value-type="float">
            <text:p>624.5176488</text:p>
          </table:table-cell>
          <table:table-cell office:value-type="float" office:value="0.0049" calcext:value-type="float">
            <text:p>0.0049</text:p>
          </table:table-cell>
          <table:table-cell office:value-type="float" office:value="-1.4961" calcext:value-type="float">
            <text:p>-1.4961</text:p>
          </table:table-cell>
          <table:table-cell office:value-type="float" office:value="3" calcext:value-type="float">
            <text:p>3</text:p>
          </table:table-cell>
          <table:table-cell office:value-type="float" office:value="82.3719" calcext:value-type="float">
            <text:p>82.371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9 0 <text:s text:c="6"/>8 8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27.9170585" calcext:value-type="float">
            <text:p>627.9170585</text:p>
          </table:table-cell>
          <table:table-cell office:value-type="float" office:value="0.0072" calcext:value-type="float">
            <text:p>0.0072</text:p>
          </table:table-cell>
          <table:table-cell office:value-type="float" office:value="-1.8361" calcext:value-type="float">
            <text:p>-1.8361</text:p>
          </table:table-cell>
          <table:table-cell office:value-type="float" office:value="3" calcext:value-type="float">
            <text:p>3</text:p>
          </table:table-cell>
          <table:table-cell office:value-type="float" office:value="97.1382" calcext:value-type="float">
            <text:p>97.1382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8 3 <text:s text:c="6"/>9 7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42.529714" calcext:value-type="float">
            <text:p>642.529714</text:p>
          </table:table-cell>
          <table:table-cell office:value-type="float" office:value="0.0048" calcext:value-type="float">
            <text:p>0.0048</text:p>
          </table:table-cell>
          <table:table-cell office:value-type="float" office:value="-2.5437" calcext:value-type="float">
            <text:p>-2.5437</text:p>
          </table:table-cell>
          <table:table-cell office:value-type="float" office:value="3" calcext:value-type="float">
            <text:p>3</text:p>
          </table:table-cell>
          <table:table-cell office:value-type="float" office:value="57.4402" calcext:value-type="float">
            <text:p>57.4402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7 2 <text:s text:c="6"/>7 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44.770373" calcext:value-type="float">
            <text:p>644.770373</text:p>
          </table:table-cell>
          <table:table-cell office:value-type="float" office:value="0.0083" calcext:value-type="float">
            <text:p>0.0083</text:p>
          </table:table-cell>
          <table:table-cell office:value-type="float" office:value="-2.344" calcext:value-type="float">
            <text:p>-2.344</text:p>
          </table:table-cell>
          <table:table-cell office:value-type="float" office:value="3" calcext:value-type="float">
            <text:p>3</text:p>
          </table:table-cell>
          <table:table-cell office:value-type="float" office:value="117.0278" calcext:value-type="float">
            <text:p>117.0278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4 <text:s text:c="5"/>10 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47.9885376" calcext:value-type="float">
            <text:p>647.9885376</text:p>
          </table:table-cell>
          <table:table-cell office:value-type="float" office:value="0.0057" calcext:value-type="float">
            <text:p>0.0057</text:p>
          </table:table-cell>
          <table:table-cell office:value-type="float" office:value="-2.0588" calcext:value-type="float">
            <text:p>-2.0588</text:p>
          </table:table-cell>
          <table:table-cell office:value-type="float" office:value="3" calcext:value-type="float">
            <text:p>3</text:p>
          </table:table-cell>
          <table:table-cell office:value-type="float" office:value="75.5237" calcext:value-type="float">
            <text:p>75.523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7 2 <text:s text:c="6"/>8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1.5148867" calcext:value-type="float">
            <text:p>651.5148867</text:p>
          </table:table-cell>
          <table:table-cell office:value-type="float" office:value="0.0097" calcext:value-type="float">
            <text:p>0.0097</text:p>
          </table:table-cell>
          <table:table-cell office:value-type="float" office:value="-2.3093" calcext:value-type="float">
            <text:p>-2.3093</text:p>
          </table:table-cell>
          <table:table-cell office:value-type="float" office:value="3" calcext:value-type="float">
            <text:p>3</text:p>
          </table:table-cell>
          <table:table-cell office:value-type="float" office:value="138.535" calcext:value-type="float">
            <text:p>138.535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7 5 <text:s text:c="5"/>11 8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0406843" calcext:value-type="float">
            <text:p>653.0406843</text:p>
          </table:table-cell>
          <table:table-cell office:value-type="float" office:value="0.1175" calcext:value-type="float">
            <text:p>0.1175</text:p>
          </table:table-cell>
          <table:table-cell office:value-type="float" office:value="-1.7987" calcext:value-type="float">
            <text:p>-1.7987</text:p>
          </table:table-cell>
          <table:table-cell office:value-type="float" office:value="3" calcext:value-type="float">
            <text:p>3</text:p>
          </table:table-cell>
          <table:table-cell office:value-type="float" office:value="201.1435" calcext:value-type="float">
            <text:p>201.1435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119 <text:s text:c="5"/>18 0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0406843" calcext:value-type="float">
            <text:p>653.0406843</text:p>
          </table:table-cell>
          <table:table-cell office:value-type="float" office:value="0.1175" calcext:value-type="float">
            <text:p>0.1175</text:p>
          </table:table-cell>
          <table:table-cell office:value-type="float" office:value="-1.3216" calcext:value-type="float">
            <text:p>-1.3216</text:p>
          </table:table-cell>
          <table:table-cell office:value-type="float" office:value="3" calcext:value-type="float">
            <text:p>3</text:p>
          </table:table-cell>
          <table:table-cell office:value-type="float" office:value="201.1435" calcext:value-type="float">
            <text:p>201.1435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019 <text:s text:c="5"/>18 1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2112442" calcext:value-type="float">
            <text:p>653.2112442</text:p>
          </table:table-cell>
          <table:table-cell office:value-type="float" office:value="0.0899" calcext:value-type="float">
            <text:p>0.0899</text:p>
          </table:table-cell>
          <table:table-cell office:value-type="float" office:value="-1.8456" calcext:value-type="float">
            <text:p>-1.8456</text:p>
          </table:table-cell>
          <table:table-cell office:value-type="float" office:value="3" calcext:value-type="float">
            <text:p>3</text:p>
          </table:table-cell>
          <table:table-cell office:value-type="float" office:value="198.999" calcext:value-type="float">
            <text:p>198.999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117 <text:s text:c="5"/>17 2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2112442" calcext:value-type="float">
            <text:p>653.2112442</text:p>
          </table:table-cell>
          <table:table-cell office:value-type="float" office:value="0.0899" calcext:value-type="float">
            <text:p>0.0899</text:p>
          </table:table-cell>
          <table:table-cell office:value-type="float" office:value="-1.3685" calcext:value-type="float">
            <text:p>-1.3685</text:p>
          </table:table-cell>
          <table:table-cell office:value-type="float" office:value="3" calcext:value-type="float">
            <text:p>3</text:p>
          </table:table-cell>
          <table:table-cell office:value-type="float" office:value="198.999" calcext:value-type="float">
            <text:p>198.999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217 <text:s text:c="5"/>17 1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3718676" calcext:value-type="float">
            <text:p>653.3718676</text:p>
          </table:table-cell>
          <table:table-cell office:value-type="float" office:value="0.0785" calcext:value-type="float">
            <text:p>0.0785</text:p>
          </table:table-cell>
          <table:table-cell office:value-type="float" office:value="-1.8939" calcext:value-type="float">
            <text:p>-1.8939</text:p>
          </table:table-cell>
          <table:table-cell office:value-type="float" office:value="3" calcext:value-type="float">
            <text:p>3</text:p>
          </table:table-cell>
          <table:table-cell office:value-type="float" office:value="194.5932" calcext:value-type="float">
            <text:p>194.593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315 <text:s text:c="5"/>16 2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3718676" calcext:value-type="float">
            <text:p>653.3718676</text:p>
          </table:table-cell>
          <table:table-cell office:value-type="float" office:value="0.0785" calcext:value-type="float">
            <text:p>0.0785</text:p>
          </table:table-cell>
          <table:table-cell office:value-type="float" office:value="-1.4167" calcext:value-type="float">
            <text:p>-1.4167</text:p>
          </table:table-cell>
          <table:table-cell office:value-type="float" office:value="3" calcext:value-type="float">
            <text:p>3</text:p>
          </table:table-cell>
          <table:table-cell office:value-type="float" office:value="194.5932" calcext:value-type="float">
            <text:p>194.5932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215 <text:s text:c="5"/>16 3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535692" calcext:value-type="float">
            <text:p>653.535692</text:p>
          </table:table-cell>
          <table:table-cell office:value-type="float" office:value="0.0643" calcext:value-type="float">
            <text:p>0.0643</text:p>
          </table:table-cell>
          <table:table-cell office:value-type="float" office:value="-1.9452" calcext:value-type="float">
            <text:p>-1.9452</text:p>
          </table:table-cell>
          <table:table-cell office:value-type="float" office:value="3" calcext:value-type="float">
            <text:p>3</text:p>
          </table:table-cell>
          <table:table-cell office:value-type="float" office:value="187.9266" calcext:value-type="float">
            <text:p>187.9266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313 <text:s text:c="5"/>15 4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535692" calcext:value-type="float">
            <text:p>653.535692</text:p>
          </table:table-cell>
          <table:table-cell office:value-type="float" office:value="0.0643" calcext:value-type="float">
            <text:p>0.0643</text:p>
          </table:table-cell>
          <table:table-cell office:value-type="float" office:value="-1.4681" calcext:value-type="float">
            <text:p>-1.4681</text:p>
          </table:table-cell>
          <table:table-cell office:value-type="float" office:value="3" calcext:value-type="float">
            <text:p>3</text:p>
          </table:table-cell>
          <table:table-cell office:value-type="float" office:value="187.9266" calcext:value-type="float">
            <text:p>187.9266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413 <text:s text:c="5"/>15 3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7286554" calcext:value-type="float">
            <text:p>653.7286554</text:p>
          </table:table-cell>
          <table:table-cell office:value-type="float" office:value="0.047" calcext:value-type="float">
            <text:p>0.047</text:p>
          </table:table-cell>
          <table:table-cell office:value-type="float" office:value="-1.525" calcext:value-type="float">
            <text:p>-1.525</text:p>
          </table:table-cell>
          <table:table-cell office:value-type="float" office:value="3" calcext:value-type="float">
            <text:p>3</text:p>
          </table:table-cell>
          <table:table-cell office:value-type="float" office:value="178.9967" calcext:value-type="float">
            <text:p>178.996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411 <text:s text:c="5"/>14 5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3.7286559" calcext:value-type="float">
            <text:p>653.7286559</text:p>
          </table:table-cell>
          <table:table-cell office:value-type="float" office:value="0.047" calcext:value-type="float">
            <text:p>0.047</text:p>
          </table:table-cell>
          <table:table-cell office:value-type="float" office:value="-2.0021" calcext:value-type="float">
            <text:p>-2.0021</text:p>
          </table:table-cell>
          <table:table-cell office:value-type="float" office:value="3" calcext:value-type="float">
            <text:p>3</text:p>
          </table:table-cell>
          <table:table-cell office:value-type="float" office:value="178.9967" calcext:value-type="float">
            <text:p>178.9967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511 <text:s text:c="5"/>14 4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0202779" calcext:value-type="float">
            <text:p>654.0202779</text:p>
          </table:table-cell>
          <table:table-cell office:value-type="float" office:value="0.0302" calcext:value-type="float">
            <text:p>0.0302</text:p>
          </table:table-cell>
          <table:table-cell office:value-type="float" office:value="-2.0689" calcext:value-type="float">
            <text:p>-2.0689</text:p>
          </table:table-cell>
          <table:table-cell office:value-type="float" office:value="3" calcext:value-type="float">
            <text:p>3</text:p>
          </table:table-cell>
          <table:table-cell office:value-type="float" office:value="167.7951" calcext:value-type="float">
            <text:p>167.7951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5 9 <text:s text:c="5"/>13 6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0206543" calcext:value-type="float">
            <text:p>654.0206543</text:p>
          </table:table-cell>
          <table:table-cell office:value-type="float" office:value="0.0302" calcext:value-type="float">
            <text:p>0.0302</text:p>
          </table:table-cell>
          <table:table-cell office:value-type="float" office:value="-1.5918" calcext:value-type="float">
            <text:p>-1.5918</text:p>
          </table:table-cell>
          <table:table-cell office:value-type="float" office:value="3" calcext:value-type="float">
            <text:p>3</text:p>
          </table:table-cell>
          <table:table-cell office:value-type="float" office:value="167.7951" calcext:value-type="float">
            <text:p>167.7951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6 9 <text:s text:c="5"/>13 5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0432021" calcext:value-type="float">
            <text:p>654.0432021</text:p>
          </table:table-cell>
          <table:table-cell office:value-type="float" office:value="0.0185" calcext:value-type="float">
            <text:p>0.0185</text:p>
          </table:table-cell>
          <table:table-cell office:value-type="float" office:value="-2.8398" calcext:value-type="float">
            <text:p>-2.8398</text:p>
          </table:table-cell>
          <table:table-cell office:value-type="float" office:value="3" calcext:value-type="float">
            <text:p>3</text:p>
          </table:table-cell>
          <table:table-cell office:value-type="float" office:value="174.3469" calcext:value-type="float">
            <text:p>174.346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0 3 <text:s text:c="5"/>121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0648392" calcext:value-type="float">
            <text:p>654.0648392</text:p>
          </table:table-cell>
          <table:table-cell office:value-type="float" office:value="0.3416" calcext:value-type="float">
            <text:p>0.3416</text:p>
          </table:table-cell>
          <table:table-cell office:value-type="float" office:value="-2.4041" calcext:value-type="float">
            <text:p>-2.4041</text:p>
          </table:table-cell>
          <table:table-cell office:value-type="float" office:value="3" calcext:value-type="float">
            <text:p>3</text:p>
          </table:table-cell>
          <table:table-cell office:value-type="float" office:value="447.2292" calcext:value-type="float">
            <text:p>447.2292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619 <text:s text:c="5"/>24 5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617019" calcext:value-type="float">
            <text:p>654.617019</text:p>
          </table:table-cell>
          <table:table-cell office:value-type="float" office:value="0.0172" calcext:value-type="float">
            <text:p>0.0172</text:p>
          </table:table-cell>
          <table:table-cell office:value-type="float" office:value="-1.6778" calcext:value-type="float">
            <text:p>-1.6778</text:p>
          </table:table-cell>
          <table:table-cell office:value-type="float" office:value="3" calcext:value-type="float">
            <text:p>3</text:p>
          </table:table-cell>
          <table:table-cell office:value-type="float" office:value="154.2966" calcext:value-type="float">
            <text:p>154.2966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6 7 <text:s text:c="5"/>12 7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6197072" calcext:value-type="float">
            <text:p>654.6197072</text:p>
          </table:table-cell>
          <table:table-cell office:value-type="float" office:value="0.0053" calcext:value-type="float">
            <text:p>0.0053</text:p>
          </table:table-cell>
          <table:table-cell office:value-type="float" office:value="-2.4766" calcext:value-type="float">
            <text:p>-2.4766</text:p>
          </table:table-cell>
          <table:table-cell office:value-type="float" office:value="3" calcext:value-type="float">
            <text:p>3</text:p>
          </table:table-cell>
          <table:table-cell office:value-type="float" office:value="53.6879" calcext:value-type="float">
            <text:p>53.6879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6 3 <text:s text:c="6"/>7 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6493795" calcext:value-type="float">
            <text:p>654.6493795</text:p>
          </table:table-cell>
          <table:table-cell office:value-type="float" office:value="0.3276" calcext:value-type="float">
            <text:p>0.3276</text:p>
          </table:table-cell>
          <table:table-cell office:value-type="float" office:value="-2.8585" calcext:value-type="float">
            <text:p>-2.8585</text:p>
          </table:table-cell>
          <table:table-cell office:value-type="float" office:value="3" calcext:value-type="float">
            <text:p>3</text:p>
          </table:table-cell>
          <table:table-cell office:value-type="float" office:value="393.5535" calcext:value-type="float">
            <text:p>393.5535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519 <text:s text:c="5"/>23 4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6493795" calcext:value-type="float">
            <text:p>654.6493795</text:p>
          </table:table-cell>
          <table:table-cell office:value-type="float" office:value="0.3276" calcext:value-type="float">
            <text:p>0.3276</text:p>
          </table:table-cell>
          <table:table-cell office:value-type="float" office:value="-2.3813" calcext:value-type="float">
            <text:p>-2.3813</text:p>
          </table:table-cell>
          <table:table-cell office:value-type="float" office:value="3" calcext:value-type="float">
            <text:p>3</text:p>
          </table:table-cell>
          <table:table-cell office:value-type="float" office:value="393.5535" calcext:value-type="float">
            <text:p>393.5535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419 <text:s text:c="5"/>23 3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4.7407642" calcext:value-type="float">
            <text:p>654.7407642</text:p>
          </table:table-cell>
          <table:table-cell office:value-type="float" office:value="0.0172" calcext:value-type="float">
            <text:p>0.0172</text:p>
          </table:table-cell>
          <table:table-cell office:value-type="float" office:value="-2.1547" calcext:value-type="float">
            <text:p>-2.1547</text:p>
          </table:table-cell>
          <table:table-cell office:value-type="float" office:value="3" calcext:value-type="float">
            <text:p>3</text:p>
          </table:table-cell>
          <table:table-cell office:value-type="float" office:value="154.2929" calcext:value-type="float">
            <text:p>154.2929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7 7 <text:s text:c="5"/>12 6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5.1929329" calcext:value-type="float">
            <text:p>655.1929329</text:p>
          </table:table-cell>
          <table:table-cell office:value-type="float" office:value="0.3158" calcext:value-type="float">
            <text:p>0.3158</text:p>
          </table:table-cell>
          <table:table-cell office:value-type="float" office:value="-2.3907" calcext:value-type="float">
            <text:p>-2.3907</text:p>
          </table:table-cell>
          <table:table-cell office:value-type="float" office:value="3" calcext:value-type="float">
            <text:p>3</text:p>
          </table:table-cell>
          <table:table-cell office:value-type="float" office:value="342.0925" calcext:value-type="float">
            <text:p>342.0925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419 <text:s text:c="5"/>22 3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5.6975684" calcext:value-type="float">
            <text:p>655.6975684</text:p>
          </table:table-cell>
          <table:table-cell office:value-type="float" office:value="0.3064" calcext:value-type="float">
            <text:p>0.3064</text:p>
          </table:table-cell>
          <table:table-cell office:value-type="float" office:value="-2.4553" calcext:value-type="float">
            <text:p>-2.4553</text:p>
          </table:table-cell>
          <table:table-cell office:value-type="float" office:value="3" calcext:value-type="float">
            <text:p>3</text:p>
          </table:table-cell>
          <table:table-cell office:value-type="float" office:value="292.849" calcext:value-type="float">
            <text:p>292.849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219 <text:s text:c="5"/>21 1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6.1652728" calcext:value-type="float">
            <text:p>656.1652728</text:p>
          </table:table-cell>
          <table:table-cell office:value-type="float" office:value="0.2993" calcext:value-type="float">
            <text:p>0.2993</text:p>
          </table:table-cell>
          <table:table-cell office:value-type="float" office:value="-2.6487" calcext:value-type="float">
            <text:p>-2.6487</text:p>
          </table:table-cell>
          <table:table-cell office:value-type="float" office:value="3" calcext:value-type="float">
            <text:p>3</text:p>
          </table:table-cell>
          <table:table-cell office:value-type="float" office:value="245.8256" calcext:value-type="float">
            <text:p>245.8256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219 <text:s text:c="5"/>20 1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58.435985" calcext:value-type="float">
            <text:p>658.435985</text:p>
          </table:table-cell>
          <table:table-cell office:value-type="float" office:value="0.0103" calcext:value-type="float">
            <text:p>0.0103</text:p>
          </table:table-cell>
          <table:table-cell office:value-type="float" office:value="-2.5819" calcext:value-type="float">
            <text:p>-2.5819</text:p>
          </table:table-cell>
          <table:table-cell office:value-type="float" office:value="3" calcext:value-type="float">
            <text:p>3</text:p>
          </table:table-cell>
          <table:table-cell office:value-type="float" office:value="142.7631" calcext:value-type="float">
            <text:p>142.763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8 4 <text:s text:c="5"/>11 9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63.2267732" calcext:value-type="float">
            <text:p>663.2267732</text:p>
          </table:table-cell>
          <table:table-cell office:value-type="float" office:value="0.0101" calcext:value-type="float">
            <text:p>0.0101</text:p>
          </table:table-cell>
          <table:table-cell office:value-type="float" office:value="-1.8011" calcext:value-type="float">
            <text:p>-1.8011</text:p>
          </table:table-cell>
          <table:table-cell office:value-type="float" office:value="3" calcext:value-type="float">
            <text:p>3</text:p>
          </table:table-cell>
          <table:table-cell office:value-type="float" office:value="138.2092" calcext:value-type="float">
            <text:p>138.209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8 5 <text:s text:c="5"/>11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72.6367939" calcext:value-type="float">
            <text:p>672.6367939</text:p>
          </table:table-cell>
          <table:table-cell office:value-type="float" office:value="0.006" calcext:value-type="float">
            <text:p>0.006</text:p>
          </table:table-cell>
          <table:table-cell office:value-type="float" office:value="-1.5815" calcext:value-type="float">
            <text:p>-1.5815</text:p>
          </table:table-cell>
          <table:table-cell office:value-type="float" office:value="3" calcext:value-type="float">
            <text:p>3</text:p>
          </table:table-cell>
          <table:table-cell office:value-type="float" office:value="99.5386" calcext:value-type="float">
            <text:p>99.5386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2 <text:s text:c="6"/>9 8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5.6759304" calcext:value-type="float">
            <text:p>685.6759304</text:p>
          </table:table-cell>
          <table:table-cell office:value-type="float" office:value="0.0053" calcext:value-type="float">
            <text:p>0.0053</text:p>
          </table:table-cell>
          <table:table-cell office:value-type="float" office:value="-2.0534" calcext:value-type="float">
            <text:p>-2.0534</text:p>
          </table:table-cell>
          <table:table-cell office:value-type="float" office:value="3" calcext:value-type="float">
            <text:p>3</text:p>
          </table:table-cell>
          <table:table-cell office:value-type="float" office:value="99.2687" calcext:value-type="float">
            <text:p>99.2687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1 <text:s text:c="6"/>9 8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4960529" calcext:value-type="float">
            <text:p>686.4960529</text:p>
          </table:table-cell>
          <table:table-cell office:value-type="float" office:value="0.1651" calcext:value-type="float">
            <text:p>0.1651</text:p>
          </table:table-cell>
          <table:table-cell office:value-type="float" office:value="-1.7789" calcext:value-type="float">
            <text:p>-1.7789</text:p>
          </table:table-cell>
          <table:table-cell office:value-type="float" office:value="3" calcext:value-type="float">
            <text:p>3</text:p>
          </table:table-cell>
          <table:table-cell office:value-type="float" office:value="222.9266" calcext:value-type="float">
            <text:p>222.9266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020 <text:s text:c="5"/>19 1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4960529" calcext:value-type="float">
            <text:p>686.4960529</text:p>
          </table:table-cell>
          <table:table-cell office:value-type="float" office:value="0.1651" calcext:value-type="float">
            <text:p>0.1651</text:p>
          </table:table-cell>
          <table:table-cell office:value-type="float" office:value="-1.3018" calcext:value-type="float">
            <text:p>-1.3018</text:p>
          </table:table-cell>
          <table:table-cell office:value-type="float" office:value="3" calcext:value-type="float">
            <text:p>3</text:p>
          </table:table-cell>
          <table:table-cell office:value-type="float" office:value="222.9266" calcext:value-type="float">
            <text:p>222.9266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120 <text:s text:c="5"/>19 0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5210078" calcext:value-type="float">
            <text:p>686.5210078</text:p>
          </table:table-cell>
          <table:table-cell office:value-type="float" office:value="0.0061" calcext:value-type="float">
            <text:p>0.0061</text:p>
          </table:table-cell>
          <table:table-cell office:value-type="float" office:value="-2.6212" calcext:value-type="float">
            <text:p>-2.6212</text:p>
          </table:table-cell>
          <table:table-cell office:value-type="float" office:value="3" calcext:value-type="float">
            <text:p>3</text:p>
          </table:table-cell>
          <table:table-cell office:value-type="float" office:value="48.675" calcext:value-type="float">
            <text:p>48.675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5 4 <text:s text:c="6"/>7 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6655671" calcext:value-type="float">
            <text:p>686.6655671</text:p>
          </table:table-cell>
          <table:table-cell office:value-type="float" office:value="0.1273" calcext:value-type="float">
            <text:p>0.1273</text:p>
          </table:table-cell>
          <table:table-cell office:value-type="float" office:value="-1.823" calcext:value-type="float">
            <text:p>-1.823</text:p>
          </table:table-cell>
          <table:table-cell office:value-type="float" office:value="3" calcext:value-type="float">
            <text:p>3</text:p>
          </table:table-cell>
          <table:table-cell office:value-type="float" office:value="220.7878" calcext:value-type="float">
            <text:p>220.7878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218 <text:s text:c="5"/>18 1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6655671" calcext:value-type="float">
            <text:p>686.6655671</text:p>
          </table:table-cell>
          <table:table-cell office:value-type="float" office:value="0.1273" calcext:value-type="float">
            <text:p>0.1273</text:p>
          </table:table-cell>
          <table:table-cell office:value-type="float" office:value="-1.3459" calcext:value-type="float">
            <text:p>-1.3459</text:p>
          </table:table-cell>
          <table:table-cell office:value-type="float" office:value="3" calcext:value-type="float">
            <text:p>3</text:p>
          </table:table-cell>
          <table:table-cell office:value-type="float" office:value="220.7878" calcext:value-type="float">
            <text:p>220.7878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118 <text:s text:c="5"/>18 2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8234508" calcext:value-type="float">
            <text:p>686.8234508</text:p>
          </table:table-cell>
          <table:table-cell office:value-type="float" office:value="0.1115" calcext:value-type="float">
            <text:p>0.1115</text:p>
          </table:table-cell>
          <table:table-cell office:value-type="float" office:value="-1.8679" calcext:value-type="float">
            <text:p>-1.8679</text:p>
          </table:table-cell>
          <table:table-cell office:value-type="float" office:value="3" calcext:value-type="float">
            <text:p>3</text:p>
          </table:table-cell>
          <table:table-cell office:value-type="float" office:value="216.3874" calcext:value-type="float">
            <text:p>216.387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216 <text:s text:c="5"/>17 3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8234508" calcext:value-type="float">
            <text:p>686.8234508</text:p>
          </table:table-cell>
          <table:table-cell office:value-type="float" office:value="0.1115" calcext:value-type="float">
            <text:p>0.1115</text:p>
          </table:table-cell>
          <table:table-cell office:value-type="float" office:value="-1.3908" calcext:value-type="float">
            <text:p>-1.3908</text:p>
          </table:table-cell>
          <table:table-cell office:value-type="float" office:value="3" calcext:value-type="float">
            <text:p>3</text:p>
          </table:table-cell>
          <table:table-cell office:value-type="float" office:value="216.3874" calcext:value-type="float">
            <text:p>216.387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316 <text:s text:c="5"/>17 2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9814504" calcext:value-type="float">
            <text:p>686.9814504</text:p>
          </table:table-cell>
          <table:table-cell office:value-type="float" office:value="0.0939" calcext:value-type="float">
            <text:p>0.0939</text:p>
          </table:table-cell>
          <table:table-cell office:value-type="float" office:value="-1.9148" calcext:value-type="float">
            <text:p>-1.9148</text:p>
          </table:table-cell>
          <table:table-cell office:value-type="float" office:value="3" calcext:value-type="float">
            <text:p>3</text:p>
          </table:table-cell>
          <table:table-cell office:value-type="float" office:value="209.7262" calcext:value-type="float">
            <text:p>209.726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414 <text:s text:c="5"/>16 3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6.9814504" calcext:value-type="float">
            <text:p>686.9814504</text:p>
          </table:table-cell>
          <table:table-cell office:value-type="float" office:value="0.0939" calcext:value-type="float">
            <text:p>0.0939</text:p>
          </table:table-cell>
          <table:table-cell office:value-type="float" office:value="-1.4377" calcext:value-type="float">
            <text:p>-1.4377</text:p>
          </table:table-cell>
          <table:table-cell office:value-type="float" office:value="3" calcext:value-type="float">
            <text:p>3</text:p>
          </table:table-cell>
          <table:table-cell office:value-type="float" office:value="209.7262" calcext:value-type="float">
            <text:p>209.7262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314 <text:s text:c="5"/>16 4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1606112" calcext:value-type="float">
            <text:p>687.1606112</text:p>
          </table:table-cell>
          <table:table-cell office:value-type="float" office:value="0.0721" calcext:value-type="float">
            <text:p>0.0721</text:p>
          </table:table-cell>
          <table:table-cell office:value-type="float" office:value="-1.9659" calcext:value-type="float">
            <text:p>-1.9659</text:p>
          </table:table-cell>
          <table:table-cell office:value-type="float" office:value="3" calcext:value-type="float">
            <text:p>3</text:p>
          </table:table-cell>
          <table:table-cell office:value-type="float" office:value="200.8027" calcext:value-type="float">
            <text:p>200.802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412 <text:s text:c="5"/>15 5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1606112" calcext:value-type="float">
            <text:p>687.1606112</text:p>
          </table:table-cell>
          <table:table-cell office:value-type="float" office:value="0.0721" calcext:value-type="float">
            <text:p>0.0721</text:p>
          </table:table-cell>
          <table:table-cell office:value-type="float" office:value="-1.4888" calcext:value-type="float">
            <text:p>-1.4888</text:p>
          </table:table-cell>
          <table:table-cell office:value-type="float" office:value="3" calcext:value-type="float">
            <text:p>3</text:p>
          </table:table-cell>
          <table:table-cell office:value-type="float" office:value="200.8027" calcext:value-type="float">
            <text:p>200.802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512 <text:s text:c="5"/>15 4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4108078" calcext:value-type="float">
            <text:p>687.4108078</text:p>
          </table:table-cell>
          <table:table-cell office:value-type="float" office:value="0.0499" calcext:value-type="float">
            <text:p>0.0499</text:p>
          </table:table-cell>
          <table:table-cell office:value-type="float" office:value="-1.5472" calcext:value-type="float">
            <text:p>-1.5472</text:p>
          </table:table-cell>
          <table:table-cell office:value-type="float" office:value="3" calcext:value-type="float">
            <text:p>3</text:p>
          </table:table-cell>
          <table:table-cell office:value-type="float" office:value="189.6109" calcext:value-type="float">
            <text:p>189.6109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510 <text:s text:c="5"/>14 6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410839" calcext:value-type="float">
            <text:p>687.410839</text:p>
          </table:table-cell>
          <table:table-cell office:value-type="float" office:value="0.0499" calcext:value-type="float">
            <text:p>0.0499</text:p>
          </table:table-cell>
          <table:table-cell office:value-type="float" office:value="-2.0243" calcext:value-type="float">
            <text:p>-2.0243</text:p>
          </table:table-cell>
          <table:table-cell office:value-type="float" office:value="3" calcext:value-type="float">
            <text:p>3</text:p>
          </table:table-cell>
          <table:table-cell office:value-type="float" office:value="189.6109" calcext:value-type="float">
            <text:p>189.6109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610 <text:s text:c="5"/>14 5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5629616" calcext:value-type="float">
            <text:p>687.5629616</text:p>
          </table:table-cell>
          <table:table-cell office:value-type="float" office:value="0.4545" calcext:value-type="float">
            <text:p>0.4545</text:p>
          </table:table-cell>
          <table:table-cell office:value-type="float" office:value="-2.4288" calcext:value-type="float">
            <text:p>-2.4288</text:p>
          </table:table-cell>
          <table:table-cell office:value-type="float" office:value="3" calcext:value-type="float">
            <text:p>3</text:p>
          </table:table-cell>
          <table:table-cell office:value-type="float" office:value="480.1821" calcext:value-type="float">
            <text:p>480.1821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520 <text:s text:c="5"/>25 4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8860207" calcext:value-type="float">
            <text:p>687.8860207</text:p>
          </table:table-cell>
          <table:table-cell office:value-type="float" office:value="0.0309" calcext:value-type="float">
            <text:p>0.0309</text:p>
          </table:table-cell>
          <table:table-cell office:value-type="float" office:value="-2.0965" calcext:value-type="float">
            <text:p>-2.0965</text:p>
          </table:table-cell>
          <table:table-cell office:value-type="float" office:value="3" calcext:value-type="float">
            <text:p>3</text:p>
          </table:table-cell>
          <table:table-cell office:value-type="float" office:value="176.1327" calcext:value-type="float">
            <text:p>176.1327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6 8 <text:s text:c="5"/>13 7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7.8998233" calcext:value-type="float">
            <text:p>687.8998233</text:p>
          </table:table-cell>
          <table:table-cell office:value-type="float" office:value="0.0309" calcext:value-type="float">
            <text:p>0.0309</text:p>
          </table:table-cell>
          <table:table-cell office:value-type="float" office:value="-1.6194" calcext:value-type="float">
            <text:p>-1.6194</text:p>
          </table:table-cell>
          <table:table-cell office:value-type="float" office:value="3" calcext:value-type="float">
            <text:p>3</text:p>
          </table:table-cell>
          <table:table-cell office:value-type="float" office:value="176.1323" calcext:value-type="float">
            <text:p>176.1323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7 8 <text:s text:c="5"/>13 6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8.1750174" calcext:value-type="float">
            <text:p>688.1750174</text:p>
          </table:table-cell>
          <table:table-cell office:value-type="float" office:value="0.4375" calcext:value-type="float">
            <text:p>0.4375</text:p>
          </table:table-cell>
          <table:table-cell office:value-type="float" office:value="-2.4016" calcext:value-type="float">
            <text:p>-2.4016</text:p>
          </table:table-cell>
          <table:table-cell office:value-type="float" office:value="3" calcext:value-type="float">
            <text:p>3</text:p>
          </table:table-cell>
          <table:table-cell office:value-type="float" office:value="424.2742" calcext:value-type="float">
            <text:p>424.2742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520 <text:s text:c="5"/>24 4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8.2995989" calcext:value-type="float">
            <text:p>688.2995989</text:p>
          </table:table-cell>
          <table:table-cell office:value-type="float" office:value="0.0173" calcext:value-type="float">
            <text:p>0.0173</text:p>
          </table:table-cell>
          <table:table-cell office:value-type="float" office:value="-1.7247" calcext:value-type="float">
            <text:p>-1.7247</text:p>
          </table:table-cell>
          <table:table-cell office:value-type="float" office:value="3" calcext:value-type="float">
            <text:p>3</text:p>
          </table:table-cell>
          <table:table-cell office:value-type="float" office:value="160.332" calcext:value-type="float">
            <text:p>160.332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7 6 <text:s text:c="5"/>12 8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8.7472136" calcext:value-type="float">
            <text:p>688.7472136</text:p>
          </table:table-cell>
          <table:table-cell office:value-type="float" office:value="0.4232" calcext:value-type="float">
            <text:p>0.4232</text:p>
          </table:table-cell>
          <table:table-cell office:value-type="float" office:value="-2.4066" calcext:value-type="float">
            <text:p>-2.4066</text:p>
          </table:table-cell>
          <table:table-cell office:value-type="float" office:value="3" calcext:value-type="float">
            <text:p>3</text:p>
          </table:table-cell>
          <table:table-cell office:value-type="float" office:value="370.5794" calcext:value-type="float">
            <text:p>370.5794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320 <text:s text:c="5"/>23 2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9.2813755" calcext:value-type="float">
            <text:p>689.2813755</text:p>
          </table:table-cell>
          <table:table-cell office:value-type="float" office:value="0.4115" calcext:value-type="float">
            <text:p>0.4115</text:p>
          </table:table-cell>
          <table:table-cell office:value-type="float" office:value="-2.4668" calcext:value-type="float">
            <text:p>-2.4668</text:p>
          </table:table-cell>
          <table:table-cell office:value-type="float" office:value="3" calcext:value-type="float">
            <text:p>3</text:p>
          </table:table-cell>
          <table:table-cell office:value-type="float" office:value="319.1006" calcext:value-type="float">
            <text:p>319.1006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320 <text:s text:c="5"/>22 2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89.7792617" calcext:value-type="float">
            <text:p>689.7792617</text:p>
          </table:table-cell>
          <table:table-cell office:value-type="float" office:value="0.4023" calcext:value-type="float">
            <text:p>0.4023</text:p>
          </table:table-cell>
          <table:table-cell office:value-type="float" office:value="-2.656" calcext:value-type="float">
            <text:p>-2.656</text:p>
          </table:table-cell>
          <table:table-cell office:value-type="float" office:value="3" calcext:value-type="float">
            <text:p>3</text:p>
          </table:table-cell>
          <table:table-cell office:value-type="float" office:value="269.8405" calcext:value-type="float">
            <text:p>269.8405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120 <text:s text:c="5"/>21 0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90.5359193" calcext:value-type="float">
            <text:p>690.5359193</text:p>
          </table:table-cell>
          <table:table-cell office:value-type="float" office:value="0.0172" calcext:value-type="float">
            <text:p>0.0172</text:p>
          </table:table-cell>
          <table:table-cell office:value-type="float" office:value="-2.1974" calcext:value-type="float">
            <text:p>-2.1974</text:p>
          </table:table-cell>
          <table:table-cell office:value-type="float" office:value="3" calcext:value-type="float">
            <text:p>3</text:p>
          </table:table-cell>
          <table:table-cell office:value-type="float" office:value="160.2672" calcext:value-type="float">
            <text:p>160.2672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8 6 <text:s text:c="5"/>12 7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93.687249" calcext:value-type="float">
            <text:p>693.68724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1.3958" calcext:value-type="float">
            <text:p>-1.3958</text:p>
          </table:table-cell>
          <table:table-cell office:value-type="float" office:value="3" calcext:value-type="float">
            <text:p>3</text:p>
          </table:table-cell>
          <table:table-cell office:value-type="float" office:value="103.2036" calcext:value-type="float">
            <text:p>103.2036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10 1 <text:s text:c="6"/>9 9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694.2830122" calcext:value-type="float">
            <text:p>694.28301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-1.8724" calcext:value-type="float">
            <text:p>-1.8724</text:p>
          </table:table-cell>
          <table:table-cell office:value-type="float" office:value="3" calcext:value-type="float">
            <text:p>3</text:p>
          </table:table-cell>
          <table:table-cell office:value-type="float" office:value="103.1904" calcext:value-type="float">
            <text:p>103.1904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10 0 <text:s text:c="6"/>9 9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2.7691949" calcext:value-type="float">
            <text:p>702.7691949</text:p>
          </table:table-cell>
          <table:table-cell office:value-type="float" office:value="0.0064" calcext:value-type="float">
            <text:p>0.0064</text:p>
          </table:table-cell>
          <table:table-cell office:value-type="float" office:value="-2.2957" calcext:value-type="float">
            <text:p>-2.2957</text:p>
          </table:table-cell>
          <table:table-cell office:value-type="float" office:value="3" calcext:value-type="float">
            <text:p>3</text:p>
          </table:table-cell>
          <table:table-cell office:value-type="float" office:value="71.5749" calcext:value-type="float">
            <text:p>71.574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6 3 <text:s text:c="6"/>8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5.6394994" calcext:value-type="float">
            <text:p>705.6394994</text:p>
          </table:table-cell>
          <table:table-cell office:value-type="float" office:value="0.0078" calcext:value-type="float">
            <text:p>0.0078</text:p>
          </table:table-cell>
          <table:table-cell office:value-type="float" office:value="-2.1935" calcext:value-type="float">
            <text:p>-2.1935</text:p>
          </table:table-cell>
          <table:table-cell office:value-type="float" office:value="3" calcext:value-type="float">
            <text:p>3</text:p>
          </table:table-cell>
          <table:table-cell office:value-type="float" office:value="119.2255" calcext:value-type="float">
            <text:p>119.2255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9 3 <text:s text:c="5"/>10 8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6.0582482" calcext:value-type="float">
            <text:p>706.0582482</text:p>
          </table:table-cell>
          <table:table-cell office:value-type="float" office:value="0.0057" calcext:value-type="float">
            <text:p>0.0057</text:p>
          </table:table-cell>
          <table:table-cell office:value-type="float" office:value="-2.3642" calcext:value-type="float">
            <text:p>-2.3642</text:p>
          </table:table-cell>
          <table:table-cell office:value-type="float" office:value="3" calcext:value-type="float">
            <text:p>3</text:p>
          </table:table-cell>
          <table:table-cell office:value-type="float" office:value="95.6739" calcext:value-type="float">
            <text:p>95.6739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8 2 <text:s text:c="6"/>9 7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08.8118334" calcext:value-type="float">
            <text:p>708.8118334</text:p>
          </table:table-cell>
          <table:table-cell office:value-type="float" office:value="0.0181" calcext:value-type="float">
            <text:p>0.0181</text:p>
          </table:table-cell>
          <table:table-cell office:value-type="float" office:value="-2.1913" calcext:value-type="float">
            <text:p>-2.1913</text:p>
          </table:table-cell>
          <table:table-cell office:value-type="float" office:value="3" calcext:value-type="float">
            <text:p>3</text:p>
          </table:table-cell>
          <table:table-cell office:value-type="float" office:value="169.7249" calcext:value-type="float">
            <text:p>169.724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9 4 <text:s text:c="5"/>121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15.1308136" calcext:value-type="float">
            <text:p>715.1308136</text:p>
          </table:table-cell>
          <table:table-cell office:value-type="float" office:value="0.0174" calcext:value-type="float">
            <text:p>0.0174</text:p>
          </table:table-cell>
          <table:table-cell office:value-type="float" office:value="-1.832" calcext:value-type="float">
            <text:p>-1.832</text:p>
          </table:table-cell>
          <table:table-cell office:value-type="float" office:value="3" calcext:value-type="float">
            <text:p>3</text:p>
          </table:table-cell>
          <table:table-cell office:value-type="float" office:value="165.3091" calcext:value-type="float">
            <text:p>165.3091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8 5 <text:s text:c="5"/>12 9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19.9470824" calcext:value-type="float">
            <text:p>719.9470824</text:p>
          </table:table-cell>
          <table:table-cell office:value-type="float" office:value="0.2257" calcext:value-type="float">
            <text:p>0.2257</text:p>
          </table:table-cell>
          <table:table-cell office:value-type="float" office:value="-1.7647" calcext:value-type="float">
            <text:p>-1.7647</text:p>
          </table:table-cell>
          <table:table-cell office:value-type="float" office:value="3" calcext:value-type="float">
            <text:p>3</text:p>
          </table:table-cell>
          <table:table-cell office:value-type="float" office:value="245.8256" calcext:value-type="float">
            <text:p>245.8256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121 <text:s text:c="5"/>20 0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19.9470824" calcext:value-type="float">
            <text:p>719.9470824</text:p>
          </table:table-cell>
          <table:table-cell office:value-type="float" office:value="0.2257" calcext:value-type="float">
            <text:p>0.2257</text:p>
          </table:table-cell>
          <table:table-cell office:value-type="float" office:value="-1.2875" calcext:value-type="float">
            <text:p>-1.2875</text:p>
          </table:table-cell>
          <table:table-cell office:value-type="float" office:value="3" calcext:value-type="float">
            <text:p>3</text:p>
          </table:table-cell>
          <table:table-cell office:value-type="float" office:value="245.8256" calcext:value-type="float">
            <text:p>245.8256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021 <text:s text:c="5"/>20 1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1155797" calcext:value-type="float">
            <text:p>720.1155797</text:p>
          </table:table-cell>
          <table:table-cell office:value-type="float" office:value="0.1755" calcext:value-type="float">
            <text:p>0.1755</text:p>
          </table:table-cell>
          <table:table-cell office:value-type="float" office:value="-1.8063" calcext:value-type="float">
            <text:p>-1.8063</text:p>
          </table:table-cell>
          <table:table-cell office:value-type="float" office:value="3" calcext:value-type="float">
            <text:p>3</text:p>
          </table:table-cell>
          <table:table-cell office:value-type="float" office:value="243.6925" calcext:value-type="float">
            <text:p>243.6925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119 <text:s text:c="5"/>19 2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1155797" calcext:value-type="float">
            <text:p>720.1155797</text:p>
          </table:table-cell>
          <table:table-cell office:value-type="float" office:value="0.1755" calcext:value-type="float">
            <text:p>0.1755</text:p>
          </table:table-cell>
          <table:table-cell office:value-type="float" office:value="-1.3292" calcext:value-type="float">
            <text:p>-1.3292</text:p>
          </table:table-cell>
          <table:table-cell office:value-type="float" office:value="3" calcext:value-type="float">
            <text:p>3</text:p>
          </table:table-cell>
          <table:table-cell office:value-type="float" office:value="243.6925" calcext:value-type="float">
            <text:p>243.6925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219 <text:s text:c="5"/>19 1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2708566" calcext:value-type="float">
            <text:p>720.2708566</text:p>
          </table:table-cell>
          <table:table-cell office:value-type="float" office:value="0.1539" calcext:value-type="float">
            <text:p>0.1539</text:p>
          </table:table-cell>
          <table:table-cell office:value-type="float" office:value="-1.8481" calcext:value-type="float">
            <text:p>-1.8481</text:p>
          </table:table-cell>
          <table:table-cell office:value-type="float" office:value="3" calcext:value-type="float">
            <text:p>3</text:p>
          </table:table-cell>
          <table:table-cell office:value-type="float" office:value="239.2973" calcext:value-type="float">
            <text:p>239.2973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317 <text:s text:c="5"/>18 2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2708566" calcext:value-type="float">
            <text:p>720.2708566</text:p>
          </table:table-cell>
          <table:table-cell office:value-type="float" office:value="0.1539" calcext:value-type="float">
            <text:p>0.1539</text:p>
          </table:table-cell>
          <table:table-cell office:value-type="float" office:value="-1.371" calcext:value-type="float">
            <text:p>-1.371</text:p>
          </table:table-cell>
          <table:table-cell office:value-type="float" office:value="3" calcext:value-type="float">
            <text:p>3</text:p>
          </table:table-cell>
          <table:table-cell office:value-type="float" office:value="239.2973" calcext:value-type="float">
            <text:p>239.2973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217 <text:s text:c="5"/>18 3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4236221" calcext:value-type="float">
            <text:p>720.4236221</text:p>
          </table:table-cell>
          <table:table-cell office:value-type="float" office:value="0.1321" calcext:value-type="float">
            <text:p>0.1321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3" calcext:value-type="float">
            <text:p>3</text:p>
          </table:table-cell>
          <table:table-cell office:value-type="float" office:value="232.6414" calcext:value-type="float">
            <text:p>232.641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315 <text:s text:c="5"/>17 4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4236221" calcext:value-type="float">
            <text:p>720.4236221</text:p>
          </table:table-cell>
          <table:table-cell office:value-type="float" office:value="0.1321" calcext:value-type="float">
            <text:p>0.1321</text:p>
          </table:table-cell>
          <table:table-cell office:value-type="float" office:value="-1.4141" calcext:value-type="float">
            <text:p>-1.4141</text:p>
          </table:table-cell>
          <table:table-cell office:value-type="float" office:value="3" calcext:value-type="float">
            <text:p>3</text:p>
          </table:table-cell>
          <table:table-cell office:value-type="float" office:value="232.6414" calcext:value-type="float">
            <text:p>232.641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415 <text:s text:c="5"/>17 3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5915277" calcext:value-type="float">
            <text:p>720.5915277</text:p>
          </table:table-cell>
          <table:table-cell office:value-type="float" office:value="0.1055" calcext:value-type="float">
            <text:p>0.1055</text:p>
          </table:table-cell>
          <table:table-cell office:value-type="float" office:value="-1.9373" calcext:value-type="float">
            <text:p>-1.9373</text:p>
          </table:table-cell>
          <table:table-cell office:value-type="float" office:value="3" calcext:value-type="float">
            <text:p>3</text:p>
          </table:table-cell>
          <table:table-cell office:value-type="float" office:value="223.7239" calcext:value-type="float">
            <text:p>223.7239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513 <text:s text:c="5"/>16 4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5915277" calcext:value-type="float">
            <text:p>720.5915277</text:p>
          </table:table-cell>
          <table:table-cell office:value-type="float" office:value="0.1055" calcext:value-type="float">
            <text:p>0.1055</text:p>
          </table:table-cell>
          <table:table-cell office:value-type="float" office:value="-1.4602" calcext:value-type="float">
            <text:p>-1.4602</text:p>
          </table:table-cell>
          <table:table-cell office:value-type="float" office:value="3" calcext:value-type="float">
            <text:p>3</text:p>
          </table:table-cell>
          <table:table-cell office:value-type="float" office:value="223.7239" calcext:value-type="float">
            <text:p>223.7239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413 <text:s text:c="5"/>16 5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81209" calcext:value-type="float">
            <text:p>720.81209</text:p>
          </table:table-cell>
          <table:table-cell office:value-type="float" office:value="0.0773" calcext:value-type="float">
            <text:p>0.0773</text:p>
          </table:table-cell>
          <table:table-cell office:value-type="float" office:value="-1.9889" calcext:value-type="float">
            <text:p>-1.9889</text:p>
          </table:table-cell>
          <table:table-cell office:value-type="float" office:value="3" calcext:value-type="float">
            <text:p>3</text:p>
          </table:table-cell>
          <table:table-cell office:value-type="float" office:value="212.5405" calcext:value-type="float">
            <text:p>212.5405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511 <text:s text:c="5"/>15 6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0.8120924" calcext:value-type="float">
            <text:p>720.8120924</text:p>
          </table:table-cell>
          <table:table-cell office:value-type="float" office:value="0.0773" calcext:value-type="float">
            <text:p>0.0773</text:p>
          </table:table-cell>
          <table:table-cell office:value-type="float" office:value="-1.5118" calcext:value-type="float">
            <text:p>-1.5118</text:p>
          </table:table-cell>
          <table:table-cell office:value-type="float" office:value="3" calcext:value-type="float">
            <text:p>3</text:p>
          </table:table-cell>
          <table:table-cell office:value-type="float" office:value="212.5405" calcext:value-type="float">
            <text:p>212.5405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611 <text:s text:c="5"/>15 5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1896284" calcext:value-type="float">
            <text:p>721.1896284</text:p>
          </table:table-cell>
          <table:table-cell office:value-type="float" office:value="0.0515" calcext:value-type="float">
            <text:p>0.0515</text:p>
          </table:table-cell>
          <table:table-cell office:value-type="float" office:value="-1.5734" calcext:value-type="float">
            <text:p>-1.5734</text:p>
          </table:table-cell>
          <table:table-cell office:value-type="float" office:value="3" calcext:value-type="float">
            <text:p>3</text:p>
          </table:table-cell>
          <table:table-cell office:value-type="float" office:value="199.0781" calcext:value-type="float">
            <text:p>199.0781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6 9 <text:s text:c="5"/>14 7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1909961" calcext:value-type="float">
            <text:p>721.1909961</text:p>
          </table:table-cell>
          <table:table-cell office:value-type="float" office:value="0.0515" calcext:value-type="float">
            <text:p>0.0515</text:p>
          </table:table-cell>
          <table:table-cell office:value-type="float" office:value="-2.0505" calcext:value-type="float">
            <text:p>-2.0505</text:p>
          </table:table-cell>
          <table:table-cell office:value-type="float" office:value="3" calcext:value-type="float">
            <text:p>3</text:p>
          </table:table-cell>
          <table:table-cell office:value-type="float" office:value="199.0781" calcext:value-type="float">
            <text:p>199.0781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7 9 <text:s text:c="5"/>14 6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2397469" calcext:value-type="float">
            <text:p>721.2397469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8635" calcext:value-type="float">
            <text:p>-2.8635</text:p>
          </table:table-cell>
          <table:table-cell office:value-type="float" office:value="3" calcext:value-type="float">
            <text:p>3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8 4 5 <text:s text:c="6"/>7 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6892733" calcext:value-type="float">
            <text:p>721.6892733</text:p>
          </table:table-cell>
          <table:table-cell office:value-type="float" office:value="0.574" calcext:value-type="float">
            <text:p>0.574</text:p>
          </table:table-cell>
          <table:table-cell office:value-type="float" office:value="-2.4264" calcext:value-type="float">
            <text:p>-2.4264</text:p>
          </table:table-cell>
          <table:table-cell office:value-type="float" office:value="3" calcext:value-type="float">
            <text:p>3</text:p>
          </table:table-cell>
          <table:table-cell office:value-type="float" office:value="456.1092" calcext:value-type="float">
            <text:p>456.1092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421 <text:s text:c="5"/>25 3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1.9767407" calcext:value-type="float">
            <text:p>721.9767407</text:p>
          </table:table-cell>
          <table:table-cell office:value-type="float" office:value="0.031" calcext:value-type="float">
            <text:p>0.031</text:p>
          </table:table-cell>
          <table:table-cell office:value-type="float" office:value="-2.1328" calcext:value-type="float">
            <text:p>-2.1328</text:p>
          </table:table-cell>
          <table:table-cell office:value-type="float" office:value="3" calcext:value-type="float">
            <text:p>3</text:p>
          </table:table-cell>
          <table:table-cell office:value-type="float" office:value="183.301" calcext:value-type="float">
            <text:p>183.301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7 7 <text:s text:c="5"/>13 8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2921627" calcext:value-type="float">
            <text:p>722.2921627</text:p>
          </table:table-cell>
          <table:table-cell office:value-type="float" office:value="0.5567" calcext:value-type="float">
            <text:p>0.5567</text:p>
          </table:table-cell>
          <table:table-cell office:value-type="float" office:value="-2.427" calcext:value-type="float">
            <text:p>-2.427</text:p>
          </table:table-cell>
          <table:table-cell office:value-type="float" office:value="3" calcext:value-type="float">
            <text:p>3</text:p>
          </table:table-cell>
          <table:table-cell office:value-type="float" office:value="400.1811" calcext:value-type="float">
            <text:p>400.1811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421 <text:s text:c="5"/>24 3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3064084" calcext:value-type="float">
            <text:p>722.3064084</text:p>
          </table:table-cell>
          <table:table-cell office:value-type="float" office:value="0.031" calcext:value-type="float">
            <text:p>0.031</text:p>
          </table:table-cell>
          <table:table-cell office:value-type="float" office:value="-1.6552" calcext:value-type="float">
            <text:p>-1.6552</text:p>
          </table:table-cell>
          <table:table-cell office:value-type="float" office:value="3" calcext:value-type="float">
            <text:p>3</text:p>
          </table:table-cell>
          <table:table-cell office:value-type="float" office:value="183.2912" calcext:value-type="float">
            <text:p>183.2912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8 7 <text:s text:c="5"/>13 7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6444404" calcext:value-type="float">
            <text:p>722.6444404</text:p>
          </table:table-cell>
          <table:table-cell office:value-type="float" office:value="0.0108" calcext:value-type="float">
            <text:p>0.0108</text:p>
          </table:table-cell>
          <table:table-cell office:value-type="float" office:value="-1.7981" calcext:value-type="float">
            <text:p>-1.7981</text:p>
          </table:table-cell>
          <table:table-cell office:value-type="float" office:value="3" calcext:value-type="float">
            <text:p>3</text:p>
          </table:table-cell>
          <table:table-cell office:value-type="float" office:value="141.2043" calcext:value-type="float">
            <text:p>141.2043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9 4 <text:s text:c="5"/>11 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2.8577268" calcext:value-type="float">
            <text:p>722.8577268</text:p>
          </table:table-cell>
          <table:table-cell office:value-type="float" office:value="0.5424" calcext:value-type="float">
            <text:p>0.5424</text:p>
          </table:table-cell>
          <table:table-cell office:value-type="float" office:value="-2.4828" calcext:value-type="float">
            <text:p>-2.4828</text:p>
          </table:table-cell>
          <table:table-cell office:value-type="float" office:value="3" calcext:value-type="float">
            <text:p>3</text:p>
          </table:table-cell>
          <table:table-cell office:value-type="float" office:value="346.4674" calcext:value-type="float">
            <text:p>346.4674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221 <text:s text:c="5"/>23 1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3.3723715" calcext:value-type="float">
            <text:p>723.3723715</text:p>
          </table:table-cell>
          <table:table-cell office:value-type="float" office:value="0.0054" calcext:value-type="float">
            <text:p>0.0054</text:p>
          </table:table-cell>
          <table:table-cell office:value-type="float" office:value="-2.8081" calcext:value-type="float">
            <text:p>-2.8081</text:p>
          </table:table-cell>
          <table:table-cell office:value-type="float" office:value="3" calcext:value-type="float">
            <text:p>3</text:p>
          </table:table-cell>
          <table:table-cell office:value-type="float" office:value="71.5448" calcext:value-type="float">
            <text:p>71.5448</text:p>
          </table:table-cell>
          <table:table-cell office:value-type="float" office:value="19" calcext:value-type="float">
            <text:p>1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7 3 <text:s text:c="6"/>8 4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23.3875279" calcext:value-type="float">
            <text:p>723.3875279</text:p>
          </table:table-cell>
          <table:table-cell office:value-type="float" office:value="0.5309" calcext:value-type="float">
            <text:p>0.5309</text:p>
          </table:table-cell>
          <table:table-cell office:value-type="float" office:value="-2.6677" calcext:value-type="float">
            <text:p>-2.6677</text:p>
          </table:table-cell>
          <table:table-cell office:value-type="float" office:value="3" calcext:value-type="float">
            <text:p>3</text:p>
          </table:table-cell>
          <table:table-cell office:value-type="float" office:value="294.971" calcext:value-type="float">
            <text:p>294.971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221 <text:s text:c="5"/>22 1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36.727847" calcext:value-type="float">
            <text:p>736.727847</text:p>
          </table:table-cell>
          <table:table-cell office:value-type="float" office:value="0.0175" calcext:value-type="float">
            <text:p>0.0175</text:p>
          </table:table-cell>
          <table:table-cell office:value-type="float" office:value="-2.2488" calcext:value-type="float">
            <text:p>-2.2488</text:p>
          </table:table-cell>
          <table:table-cell office:value-type="float" office:value="3" calcext:value-type="float">
            <text:p>3</text:p>
          </table:table-cell>
          <table:table-cell office:value-type="float" office:value="164.7261" calcext:value-type="float">
            <text:p>164.7261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 9 5 <text:s text:c="5"/>12 8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45.2656264" calcext:value-type="float">
            <text:p>745.2656264</text:p>
          </table:table-cell>
          <table:table-cell office:value-type="float" office:value="0.0067" calcext:value-type="float">
            <text:p>0.0067</text:p>
          </table:table-cell>
          <table:table-cell office:value-type="float" office:value="-1.9494" calcext:value-type="float">
            <text:p>-1.9494</text:p>
          </table:table-cell>
          <table:table-cell office:value-type="float" office:value="3" calcext:value-type="float">
            <text:p>3</text:p>
          </table:table-cell>
          <table:table-cell office:value-type="float" office:value="122.1403" calcext:value-type="float">
            <text:p>122.1403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0 2 <text:s text:c="5"/>10 9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0.2826205" calcext:value-type="float">
            <text:p>750.282620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2.4152" calcext:value-type="float">
            <text:p>-2.4152</text:p>
          </table:table-cell>
          <table:table-cell office:value-type="float" office:value="3" calcext:value-type="float">
            <text:p>3</text:p>
          </table:table-cell>
          <table:table-cell office:value-type="float" office:value="66.5707" calcext:value-type="float">
            <text:p>66.5707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5 4 <text:s text:c="6"/>8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1054524" calcext:value-type="float">
            <text:p>753.1054524</text:p>
          </table:table-cell>
          <table:table-cell office:value-type="float" office:value="0.0062" calcext:value-type="float">
            <text:p>0.0062</text:p>
          </table:table-cell>
          <table:table-cell office:value-type="float" office:value="-1.468" calcext:value-type="float">
            <text:p>-1.468</text:p>
          </table:table-cell>
          <table:table-cell office:value-type="float" office:value="3" calcext:value-type="float">
            <text:p>3</text:p>
          </table:table-cell>
          <table:table-cell office:value-type="float" office:value="121.9753" calcext:value-type="float">
            <text:p>121.975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0 1 <text:s text:c="5"/>10 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393567" calcext:value-type="float">
            <text:p>753.393567</text:p>
          </table:table-cell>
          <table:table-cell office:value-type="float" office:value="0.3017" calcext:value-type="float">
            <text:p>0.3017</text:p>
          </table:table-cell>
          <table:table-cell office:value-type="float" office:value="-1.7557" calcext:value-type="float">
            <text:p>-1.7557</text:p>
          </table:table-cell>
          <table:table-cell office:value-type="float" office:value="3" calcext:value-type="float">
            <text:p>3</text:p>
          </table:table-cell>
          <table:table-cell office:value-type="float" office:value="269.8405" calcext:value-type="float">
            <text:p>269.8405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022 <text:s text:c="5"/>21 1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393567" calcext:value-type="float">
            <text:p>753.393567</text:p>
          </table:table-cell>
          <table:table-cell office:value-type="float" office:value="0.3017" calcext:value-type="float">
            <text:p>0.3017</text:p>
          </table:table-cell>
          <table:table-cell office:value-type="float" office:value="-1.2785" calcext:value-type="float">
            <text:p>-1.2785</text:p>
          </table:table-cell>
          <table:table-cell office:value-type="float" office:value="3" calcext:value-type="float">
            <text:p>3</text:p>
          </table:table-cell>
          <table:table-cell office:value-type="float" office:value="269.8405" calcext:value-type="float">
            <text:p>269.8405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122 <text:s text:c="5"/>21 0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5610713" calcext:value-type="float">
            <text:p>753.5610713</text:p>
          </table:table-cell>
          <table:table-cell office:value-type="float" office:value="0.2364" calcext:value-type="float">
            <text:p>0.2364</text:p>
          </table:table-cell>
          <table:table-cell office:value-type="float" office:value="-1.7951" calcext:value-type="float">
            <text:p>-1.7951</text:p>
          </table:table-cell>
          <table:table-cell office:value-type="float" office:value="3" calcext:value-type="float">
            <text:p>3</text:p>
          </table:table-cell>
          <table:table-cell office:value-type="float" office:value="267.7129" calcext:value-type="float">
            <text:p>267.7129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220 <text:s text:c="5"/>20 1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5610713" calcext:value-type="float">
            <text:p>753.5610713</text:p>
          </table:table-cell>
          <table:table-cell office:value-type="float" office:value="0.2364" calcext:value-type="float">
            <text:p>0.2364</text:p>
          </table:table-cell>
          <table:table-cell office:value-type="float" office:value="-1.318" calcext:value-type="float">
            <text:p>-1.318</text:p>
          </table:table-cell>
          <table:table-cell office:value-type="float" office:value="3" calcext:value-type="float">
            <text:p>3</text:p>
          </table:table-cell>
          <table:table-cell office:value-type="float" office:value="267.7129" calcext:value-type="float">
            <text:p>267.7129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120 <text:s text:c="5"/>20 2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713843" calcext:value-type="float">
            <text:p>753.713843</text:p>
          </table:table-cell>
          <table:table-cell office:value-type="float" office:value="0.2074" calcext:value-type="float">
            <text:p>0.2074</text:p>
          </table:table-cell>
          <table:table-cell office:value-type="float" office:value="-1.8342" calcext:value-type="float">
            <text:p>-1.8342</text:p>
          </table:table-cell>
          <table:table-cell office:value-type="float" office:value="3" calcext:value-type="float">
            <text:p>3</text:p>
          </table:table-cell>
          <table:table-cell office:value-type="float" office:value="263.323" calcext:value-type="float">
            <text:p>263.323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218 <text:s text:c="5"/>19 3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713843" calcext:value-type="float">
            <text:p>753.713843</text:p>
          </table:table-cell>
          <table:table-cell office:value-type="float" office:value="0.2074" calcext:value-type="float">
            <text:p>0.2074</text:p>
          </table:table-cell>
          <table:table-cell office:value-type="float" office:value="-1.3571" calcext:value-type="float">
            <text:p>-1.3571</text:p>
          </table:table-cell>
          <table:table-cell office:value-type="float" office:value="3" calcext:value-type="float">
            <text:p>3</text:p>
          </table:table-cell>
          <table:table-cell office:value-type="float" office:value="263.323" calcext:value-type="float">
            <text:p>263.323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318 <text:s text:c="5"/>19 2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8618014" calcext:value-type="float">
            <text:p>753.8618014</text:p>
          </table:table-cell>
          <table:table-cell office:value-type="float" office:value="0.1808" calcext:value-type="float">
            <text:p>0.1808</text:p>
          </table:table-cell>
          <table:table-cell office:value-type="float" office:value="-1.8739" calcext:value-type="float">
            <text:p>-1.8739</text:p>
          </table:table-cell>
          <table:table-cell office:value-type="float" office:value="3" calcext:value-type="float">
            <text:p>3</text:p>
          </table:table-cell>
          <table:table-cell office:value-type="float" office:value="256.6721" calcext:value-type="float">
            <text:p>256.6721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416 <text:s text:c="5"/>18 3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3.8618014" calcext:value-type="float">
            <text:p>753.8618014</text:p>
          </table:table-cell>
          <table:table-cell office:value-type="float" office:value="0.1808" calcext:value-type="float">
            <text:p>0.1808</text:p>
          </table:table-cell>
          <table:table-cell office:value-type="float" office:value="-1.3968" calcext:value-type="float">
            <text:p>-1.3968</text:p>
          </table:table-cell>
          <table:table-cell office:value-type="float" office:value="3" calcext:value-type="float">
            <text:p>3</text:p>
          </table:table-cell>
          <table:table-cell office:value-type="float" office:value="256.6721" calcext:value-type="float">
            <text:p>256.6721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316 <text:s text:c="5"/>18 4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0201683" calcext:value-type="float">
            <text:p>754.0201683</text:p>
          </table:table-cell>
          <table:table-cell office:value-type="float" office:value="0.1487" calcext:value-type="float">
            <text:p>0.1487</text:p>
          </table:table-cell>
          <table:table-cell office:value-type="float" office:value="-1.9157" calcext:value-type="float">
            <text:p>-1.9157</text:p>
          </table:table-cell>
          <table:table-cell office:value-type="float" office:value="3" calcext:value-type="float">
            <text:p>3</text:p>
          </table:table-cell>
          <table:table-cell office:value-type="float" office:value="247.7603" calcext:value-type="float">
            <text:p>247.7603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414 <text:s text:c="5"/>17 5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0201683" calcext:value-type="float">
            <text:p>754.0201683</text:p>
          </table:table-cell>
          <table:table-cell office:value-type="float" office:value="0.1487" calcext:value-type="float">
            <text:p>0.1487</text:p>
          </table:table-cell>
          <table:table-cell office:value-type="float" office:value="-1.4385" calcext:value-type="float">
            <text:p>-1.4385</text:p>
          </table:table-cell>
          <table:table-cell office:value-type="float" office:value="3" calcext:value-type="float">
            <text:p>3</text:p>
          </table:table-cell>
          <table:table-cell office:value-type="float" office:value="247.7603" calcext:value-type="float">
            <text:p>247.7603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514 <text:s text:c="5"/>17 4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2183422" calcext:value-type="float">
            <text:p>754.2183422</text:p>
          </table:table-cell>
          <table:table-cell office:value-type="float" office:value="0.1137" calcext:value-type="float">
            <text:p>0.1137</text:p>
          </table:table-cell>
          <table:table-cell office:value-type="float" office:value="-1.4843" calcext:value-type="float">
            <text:p>-1.4843</text:p>
          </table:table-cell>
          <table:table-cell office:value-type="float" office:value="3" calcext:value-type="float">
            <text:p>3</text:p>
          </table:table-cell>
          <table:table-cell office:value-type="float" office:value="236.5842" calcext:value-type="float">
            <text:p>236.5842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512 <text:s text:c="5"/>16 6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2183424" calcext:value-type="float">
            <text:p>754.2183424</text:p>
          </table:table-cell>
          <table:table-cell office:value-type="float" office:value="0.1137" calcext:value-type="float">
            <text:p>0.1137</text:p>
          </table:table-cell>
          <table:table-cell office:value-type="float" office:value="-1.9615" calcext:value-type="float">
            <text:p>-1.9615</text:p>
          </table:table-cell>
          <table:table-cell office:value-type="float" office:value="3" calcext:value-type="float">
            <text:p>3</text:p>
          </table:table-cell>
          <table:table-cell office:value-type="float" office:value="236.5842" calcext:value-type="float">
            <text:p>236.5842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612 <text:s text:c="5"/>16 5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3564565" calcext:value-type="float">
            <text:p>754.3564565</text:p>
          </table:table-cell>
          <table:table-cell office:value-type="float" office:value="0.0319" calcext:value-type="float">
            <text:p>0.0319</text:p>
          </table:table-cell>
          <table:table-cell office:value-type="float" office:value="-2.7804" calcext:value-type="float">
            <text:p>-2.7804</text:p>
          </table:table-cell>
          <table:table-cell office:value-type="float" office:value="3" calcext:value-type="float">
            <text:p>3</text:p>
          </table:table-cell>
          <table:table-cell office:value-type="float" office:value="198.9796" calcext:value-type="float">
            <text:p>198.9796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0 4 <text:s text:c="5"/>1311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5292553" calcext:value-type="float">
            <text:p>754.5292553</text:p>
          </table:table-cell>
          <table:table-cell office:value-type="float" office:value="0.0803" calcext:value-type="float">
            <text:p>0.0803</text:p>
          </table:table-cell>
          <table:table-cell office:value-type="float" office:value="-2.0147" calcext:value-type="float">
            <text:p>-2.0147</text:p>
          </table:table-cell>
          <table:table-cell office:value-type="float" office:value="3" calcext:value-type="float">
            <text:p>3</text:p>
          </table:table-cell>
          <table:table-cell office:value-type="float" office:value="223.1344" calcext:value-type="float">
            <text:p>223.1344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610 <text:s text:c="5"/>15 7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4.5293787" calcext:value-type="float">
            <text:p>754.5293787</text:p>
          </table:table-cell>
          <table:table-cell office:value-type="float" office:value="0.0803" calcext:value-type="float">
            <text:p>0.0803</text:p>
          </table:table-cell>
          <table:table-cell office:value-type="float" office:value="-1.5376" calcext:value-type="float">
            <text:p>-1.5376</text:p>
          </table:table-cell>
          <table:table-cell office:value-type="float" office:value="3" calcext:value-type="float">
            <text:p>3</text:p>
          </table:table-cell>
          <table:table-cell office:value-type="float" office:value="223.1344" calcext:value-type="float">
            <text:p>223.1344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710 <text:s text:c="5"/>15 6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0660096" calcext:value-type="float">
            <text:p>755.0660096</text:p>
          </table:table-cell>
          <table:table-cell office:value-type="float" office:value="0.031" calcext:value-type="float">
            <text:p>0.031</text:p>
          </table:table-cell>
          <table:table-cell office:value-type="float" office:value="-2.1898" calcext:value-type="float">
            <text:p>-2.1898</text:p>
          </table:table-cell>
          <table:table-cell office:value-type="float" office:value="3" calcext:value-type="float">
            <text:p>3</text:p>
          </table:table-cell>
          <table:table-cell office:value-type="float" office:value="189.3007" calcext:value-type="float">
            <text:p>189.3007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8 6 <text:s text:c="5"/>13 9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1743045" calcext:value-type="float">
            <text:p>755.1743045</text:p>
          </table:table-cell>
          <table:table-cell office:value-type="float" office:value="0.0521" calcext:value-type="float">
            <text:p>0.0521</text:p>
          </table:table-cell>
          <table:table-cell office:value-type="float" office:value="-1.6052" calcext:value-type="float">
            <text:p>-1.6052</text:p>
          </table:table-cell>
          <table:table-cell office:value-type="float" office:value="3" calcext:value-type="float">
            <text:p>3</text:p>
          </table:table-cell>
          <table:table-cell office:value-type="float" office:value="207.3848" calcext:value-type="float">
            <text:p>207.3848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7 8 <text:s text:c="5"/>14 8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1921029" calcext:value-type="float">
            <text:p>755.1921029</text:p>
          </table:table-cell>
          <table:table-cell office:value-type="float" office:value="0.7413" calcext:value-type="float">
            <text:p>0.7413</text:p>
          </table:table-cell>
          <table:table-cell office:value-type="float" office:value="-2.4555" calcext:value-type="float">
            <text:p>-2.4555</text:p>
          </table:table-cell>
          <table:table-cell office:value-type="float" office:value="3" calcext:value-type="float">
            <text:p>3</text:p>
          </table:table-cell>
          <table:table-cell office:value-type="float" office:value="489.0584" calcext:value-type="float">
            <text:p>489.0584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522 <text:s text:c="5"/>26 4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2151269" calcext:value-type="float">
            <text:p>755.2151269</text:p>
          </table:table-cell>
          <table:table-cell office:value-type="float" office:value="0.0521" calcext:value-type="float">
            <text:p>0.0521</text:p>
          </table:table-cell>
          <table:table-cell office:value-type="float" office:value="-2.0822" calcext:value-type="float">
            <text:p>-2.0822</text:p>
          </table:table-cell>
          <table:table-cell office:value-type="float" office:value="3" calcext:value-type="float">
            <text:p>3</text:p>
          </table:table-cell>
          <table:table-cell office:value-type="float" office:value="207.3836" calcext:value-type="float">
            <text:p>207.3836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8 8 <text:s text:c="5"/>14 7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5.8276619" calcext:value-type="float">
            <text:p>755.8276619</text:p>
          </table:table-cell>
          <table:table-cell office:value-type="float" office:value="0.7207" calcext:value-type="float">
            <text:p>0.7207</text:p>
          </table:table-cell>
          <table:table-cell office:value-type="float" office:value="-2.4517" calcext:value-type="float">
            <text:p>-2.4517</text:p>
          </table:table-cell>
          <table:table-cell office:value-type="float" office:value="3" calcext:value-type="float">
            <text:p>3</text:p>
          </table:table-cell>
          <table:table-cell office:value-type="float" office:value="430.8975" calcext:value-type="float">
            <text:p>430.8975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322 <text:s text:c="5"/>25 2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6.4264582" calcext:value-type="float">
            <text:p>756.4264582</text:p>
          </table:table-cell>
          <table:table-cell office:value-type="float" office:value="0.7034" calcext:value-type="float">
            <text:p>0.7034</text:p>
          </table:table-cell>
          <table:table-cell office:value-type="float" office:value="-2.5031" calcext:value-type="float">
            <text:p>-2.5031</text:p>
          </table:table-cell>
          <table:table-cell office:value-type="float" office:value="3" calcext:value-type="float">
            <text:p>3</text:p>
          </table:table-cell>
          <table:table-cell office:value-type="float" office:value="374.9494" calcext:value-type="float">
            <text:p>374.9494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322 <text:s text:c="5"/>24 2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6.9898845" calcext:value-type="float">
            <text:p>756.9898845</text:p>
          </table:table-cell>
          <table:table-cell office:value-type="float" office:value="0.6893" calcext:value-type="float">
            <text:p>0.6893</text:p>
          </table:table-cell>
          <table:table-cell office:value-type="float" office:value="-2.6836" calcext:value-type="float">
            <text:p>-2.6836</text:p>
          </table:table-cell>
          <table:table-cell office:value-type="float" office:value="3" calcext:value-type="float">
            <text:p>3</text:p>
          </table:table-cell>
          <table:table-cell office:value-type="float" office:value="321.217" calcext:value-type="float">
            <text:p>321.217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122 <text:s text:c="5"/>23 0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59.8913172" calcext:value-type="float">
            <text:p>759.8913172</text:p>
          </table:table-cell>
          <table:table-cell office:value-type="float" office:value="0.0309" calcext:value-type="float">
            <text:p>0.0309</text:p>
          </table:table-cell>
          <table:table-cell office:value-type="float" office:value="-1.7035" calcext:value-type="float">
            <text:p>-1.7035</text:p>
          </table:table-cell>
          <table:table-cell office:value-type="float" office:value="3" calcext:value-type="float">
            <text:p>3</text:p>
          </table:table-cell>
          <table:table-cell office:value-type="float" office:value="189.1633" calcext:value-type="float">
            <text:p>189.1633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9 6 <text:s text:c="5"/>13 8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60.1325821" calcext:value-type="float">
            <text:p>760.1325821</text:p>
          </table:table-cell>
          <table:table-cell office:value-type="float" office:value="0.0067" calcext:value-type="float">
            <text:p>0.0067</text:p>
          </table:table-cell>
          <table:table-cell office:value-type="float" office:value="-2.6315" calcext:value-type="float">
            <text:p>-2.6315</text:p>
          </table:table-cell>
          <table:table-cell office:value-type="float" office:value="3" calcext:value-type="float">
            <text:p>3</text:p>
          </table:table-cell>
          <table:table-cell office:value-type="float" office:value="91.6725" calcext:value-type="float">
            <text:p>91.672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7 3 <text:s text:c="6"/>9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63.8374989" calcext:value-type="float">
            <text:p>763.8374989</text:p>
          </table:table-cell>
          <table:table-cell office:value-type="float" office:value="0.0066" calcext:value-type="float">
            <text:p>0.0066</text:p>
          </table:table-cell>
          <table:table-cell office:value-type="float" office:value="-1.7918" calcext:value-type="float">
            <text:p>-1.7918</text:p>
          </table:table-cell>
          <table:table-cell office:value-type="float" office:value="3" calcext:value-type="float">
            <text:p>3</text:p>
          </table:table-cell>
          <table:table-cell office:value-type="float" office:value="126.3492" calcext:value-type="float">
            <text:p>126.3492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1 1 <text:s text:c="5"/>1010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64.1404813" calcext:value-type="float">
            <text:p>764.1404813</text:p>
          </table:table-cell>
          <table:table-cell office:value-type="float" office:value="0.0065" calcext:value-type="float">
            <text:p>0.0065</text:p>
          </table:table-cell>
          <table:table-cell office:value-type="float" office:value="-1.3145" calcext:value-type="float">
            <text:p>-1.3145</text:p>
          </table:table-cell>
          <table:table-cell office:value-type="float" office:value="3" calcext:value-type="float">
            <text:p>3</text:p>
          </table:table-cell>
          <table:table-cell office:value-type="float" office:value="126.3425" calcext:value-type="float">
            <text:p>126.3425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11 0 <text:s text:c="5"/>1010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65.1307125" calcext:value-type="float">
            <text:p>765.130712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1.7366" calcext:value-type="float">
            <text:p>-1.7366</text:p>
          </table:table-cell>
          <table:table-cell office:value-type="float" office:value="3" calcext:value-type="float">
            <text:p>3</text:p>
          </table:table-cell>
          <table:table-cell office:value-type="float" office:value="118.0833" calcext:value-type="float">
            <text:p>118.0833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9 2 <text:s text:c="5"/>10 8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76.1366647" calcext:value-type="float">
            <text:p>776.1366647</text:p>
          </table:table-cell>
          <table:table-cell office:value-type="float" office:value="0.0312" calcext:value-type="float">
            <text:p>0.0312</text:p>
          </table:table-cell>
          <table:table-cell office:value-type="float" office:value="-2.3372" calcext:value-type="float">
            <text:p>-2.3372</text:p>
          </table:table-cell>
          <table:table-cell office:value-type="float" office:value="3" calcext:value-type="float">
            <text:p>3</text:p>
          </table:table-cell>
          <table:table-cell office:value-type="float" office:value="194.3224" calcext:value-type="float">
            <text:p>194.3224</text:p>
          </table:table-cell>
          <table:table-cell office:value-type="float" office:value="29" calcext:value-type="float">
            <text:p>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 9 5 <text:s text:c="5"/>1310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3.0449421" calcext:value-type="float">
            <text:p>783.0449421</text:p>
          </table:table-cell>
          <table:table-cell office:value-type="float" office:value="0.0101" calcext:value-type="float">
            <text:p>0.0101</text:p>
          </table:table-cell>
          <table:table-cell office:value-type="float" office:value="-1.607" calcext:value-type="float">
            <text:p>-1.607</text:p>
          </table:table-cell>
          <table:table-cell office:value-type="float" office:value="3" calcext:value-type="float">
            <text:p>3</text:p>
          </table:table-cell>
          <table:table-cell office:value-type="float" office:value="143.6053" calcext:value-type="float">
            <text:p>143.6053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3 <text:s text:c="5"/>11 9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6.8353019" calcext:value-type="float">
            <text:p>786.8353019</text:p>
          </table:table-cell>
          <table:table-cell office:value-type="float" office:value="0.3956" calcext:value-type="float">
            <text:p>0.3956</text:p>
          </table:table-cell>
          <table:table-cell office:value-type="float" office:value="-1.7516" calcext:value-type="float">
            <text:p>-1.7516</text:p>
          </table:table-cell>
          <table:table-cell office:value-type="float" office:value="3" calcext:value-type="float">
            <text:p>3</text:p>
          </table:table-cell>
          <table:table-cell office:value-type="float" office:value="294.971" calcext:value-type="float">
            <text:p>294.971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123 <text:s text:c="5"/>22 0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6.8353019" calcext:value-type="float">
            <text:p>786.8353019</text:p>
          </table:table-cell>
          <table:table-cell office:value-type="float" office:value="0.3956" calcext:value-type="float">
            <text:p>0.3956</text:p>
          </table:table-cell>
          <table:table-cell office:value-type="float" office:value="-1.2745" calcext:value-type="float">
            <text:p>-1.2745</text:p>
          </table:table-cell>
          <table:table-cell office:value-type="float" office:value="3" calcext:value-type="float">
            <text:p>3</text:p>
          </table:table-cell>
          <table:table-cell office:value-type="float" office:value="294.971" calcext:value-type="float">
            <text:p>294.971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023 <text:s text:c="5"/>22 1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0018332" calcext:value-type="float">
            <text:p>787.0018332</text:p>
          </table:table-cell>
          <table:table-cell office:value-type="float" office:value="0.3123" calcext:value-type="float">
            <text:p>0.3123</text:p>
          </table:table-cell>
          <table:table-cell office:value-type="float" office:value="-1.789" calcext:value-type="float">
            <text:p>-1.789</text:p>
          </table:table-cell>
          <table:table-cell office:value-type="float" office:value="3" calcext:value-type="float">
            <text:p>3</text:p>
          </table:table-cell>
          <table:table-cell office:value-type="float" office:value="292.849" calcext:value-type="float">
            <text:p>292.849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121 <text:s text:c="5"/>21 2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0018332" calcext:value-type="float">
            <text:p>787.0018332</text:p>
          </table:table-cell>
          <table:table-cell office:value-type="float" office:value="0.3123" calcext:value-type="float">
            <text:p>0.3123</text:p>
          </table:table-cell>
          <table:table-cell office:value-type="float" office:value="-1.3119" calcext:value-type="float">
            <text:p>-1.3119</text:p>
          </table:table-cell>
          <table:table-cell office:value-type="float" office:value="3" calcext:value-type="float">
            <text:p>3</text:p>
          </table:table-cell>
          <table:table-cell office:value-type="float" office:value="292.849" calcext:value-type="float">
            <text:p>292.849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221 <text:s text:c="5"/>21 1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1521788" calcext:value-type="float">
            <text:p>787.1521788</text:p>
          </table:table-cell>
          <table:table-cell office:value-type="float" office:value="0.2742" calcext:value-type="float">
            <text:p>0.2742</text:p>
          </table:table-cell>
          <table:table-cell office:value-type="float" office:value="-1.8257" calcext:value-type="float">
            <text:p>-1.8257</text:p>
          </table:table-cell>
          <table:table-cell office:value-type="float" office:value="3" calcext:value-type="float">
            <text:p>3</text:p>
          </table:table-cell>
          <table:table-cell office:value-type="float" office:value="288.4642" calcext:value-type="float">
            <text:p>288.4642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319 <text:s text:c="5"/>20 2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1521788" calcext:value-type="float">
            <text:p>787.1521788</text:p>
          </table:table-cell>
          <table:table-cell office:value-type="float" office:value="0.2742" calcext:value-type="float">
            <text:p>0.2742</text:p>
          </table:table-cell>
          <table:table-cell office:value-type="float" office:value="-1.3486" calcext:value-type="float">
            <text:p>-1.3486</text:p>
          </table:table-cell>
          <table:table-cell office:value-type="float" office:value="3" calcext:value-type="float">
            <text:p>3</text:p>
          </table:table-cell>
          <table:table-cell office:value-type="float" office:value="288.4642" calcext:value-type="float">
            <text:p>288.4642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219 <text:s text:c="5"/>20 3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295646" calcext:value-type="float">
            <text:p>787.295646</text:p>
          </table:table-cell>
          <table:table-cell office:value-type="float" office:value="0.2417" calcext:value-type="float">
            <text:p>0.2417</text:p>
          </table:table-cell>
          <table:table-cell office:value-type="float" office:value="-1.8625" calcext:value-type="float">
            <text:p>-1.8625</text:p>
          </table:table-cell>
          <table:table-cell office:value-type="float" office:value="3" calcext:value-type="float">
            <text:p>3</text:p>
          </table:table-cell>
          <table:table-cell office:value-type="float" office:value="281.8183" calcext:value-type="float">
            <text:p>281.8183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317 <text:s text:c="5"/>19 4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295646" calcext:value-type="float">
            <text:p>787.295646</text:p>
          </table:table-cell>
          <table:table-cell office:value-type="float" office:value="0.2417" calcext:value-type="float">
            <text:p>0.2417</text:p>
          </table:table-cell>
          <table:table-cell office:value-type="float" office:value="-1.3853" calcext:value-type="float">
            <text:p>-1.3853</text:p>
          </table:table-cell>
          <table:table-cell office:value-type="float" office:value="3" calcext:value-type="float">
            <text:p>3</text:p>
          </table:table-cell>
          <table:table-cell office:value-type="float" office:value="281.8183" calcext:value-type="float">
            <text:p>281.8183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417 <text:s text:c="5"/>19 3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3090286" calcext:value-type="float">
            <text:p>787.3090286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5786" calcext:value-type="float">
            <text:p>-2.5786</text:p>
          </table:table-cell>
          <table:table-cell office:value-type="float" office:value="3" calcext:value-type="float">
            <text:p>3</text:p>
          </table:table-cell>
          <table:table-cell office:value-type="float" office:value="60.4229" calcext:value-type="float">
            <text:p>60.4229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4 5 <text:s text:c="6"/>8 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4456707" calcext:value-type="float">
            <text:p>787.4456707</text:p>
          </table:table-cell>
          <table:table-cell office:value-type="float" office:value="0.2033" calcext:value-type="float">
            <text:p>0.2033</text:p>
          </table:table-cell>
          <table:table-cell office:value-type="float" office:value="-1.9004" calcext:value-type="float">
            <text:p>-1.9004</text:p>
          </table:table-cell>
          <table:table-cell office:value-type="float" office:value="3" calcext:value-type="float">
            <text:p>3</text:p>
          </table:table-cell>
          <table:table-cell office:value-type="float" office:value="272.9117" calcext:value-type="float">
            <text:p>272.9117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515 <text:s text:c="5"/>18 4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4456707" calcext:value-type="float">
            <text:p>787.4456707</text:p>
          </table:table-cell>
          <table:table-cell office:value-type="float" office:value="0.2033" calcext:value-type="float">
            <text:p>0.2033</text:p>
          </table:table-cell>
          <table:table-cell office:value-type="float" office:value="-1.4233" calcext:value-type="float">
            <text:p>-1.4233</text:p>
          </table:table-cell>
          <table:table-cell office:value-type="float" office:value="3" calcext:value-type="float">
            <text:p>3</text:p>
          </table:table-cell>
          <table:table-cell office:value-type="float" office:value="272.9117" calcext:value-type="float">
            <text:p>272.9117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415 <text:s text:c="5"/>18 5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626105" calcext:value-type="float">
            <text:p>787.626105</text:p>
          </table:table-cell>
          <table:table-cell office:value-type="float" office:value="0.1609" calcext:value-type="float">
            <text:p>0.1609</text:p>
          </table:table-cell>
          <table:table-cell office:value-type="float" office:value="-1.9413" calcext:value-type="float">
            <text:p>-1.9413</text:p>
          </table:table-cell>
          <table:table-cell office:value-type="float" office:value="3" calcext:value-type="float">
            <text:p>3</text:p>
          </table:table-cell>
          <table:table-cell office:value-type="float" office:value="261.7422" calcext:value-type="float">
            <text:p>261.7422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513 <text:s text:c="5"/>17 6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626105" calcext:value-type="float">
            <text:p>787.626105</text:p>
          </table:table-cell>
          <table:table-cell office:value-type="float" office:value="0.1609" calcext:value-type="float">
            <text:p>0.1609</text:p>
          </table:table-cell>
          <table:table-cell office:value-type="float" office:value="-1.4642" calcext:value-type="float">
            <text:p>-1.4642</text:p>
          </table:table-cell>
          <table:table-cell office:value-type="float" office:value="3" calcext:value-type="float">
            <text:p>3</text:p>
          </table:table-cell>
          <table:table-cell office:value-type="float" office:value="261.7422" calcext:value-type="float">
            <text:p>261.7422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613 <text:s text:c="5"/>17 5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8903047" calcext:value-type="float">
            <text:p>787.8903047</text:p>
          </table:table-cell>
          <table:table-cell office:value-type="float" office:value="0.1191" calcext:value-type="float">
            <text:p>0.1191</text:p>
          </table:table-cell>
          <table:table-cell office:value-type="float" office:value="-1.5105" calcext:value-type="float">
            <text:p>-1.5105</text:p>
          </table:table-cell>
          <table:table-cell office:value-type="float" office:value="3" calcext:value-type="float">
            <text:p>3</text:p>
          </table:table-cell>
          <table:table-cell office:value-type="float" office:value="248.3028" calcext:value-type="float">
            <text:p>248.3028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611 <text:s text:c="5"/>16 7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7.890315" calcext:value-type="float">
            <text:p>787.890315</text:p>
          </table:table-cell>
          <table:table-cell office:value-type="float" office:value="0.1191" calcext:value-type="float">
            <text:p>0.1191</text:p>
          </table:table-cell>
          <table:table-cell office:value-type="float" office:value="-1.9877" calcext:value-type="float">
            <text:p>-1.9877</text:p>
          </table:table-cell>
          <table:table-cell office:value-type="float" office:value="3" calcext:value-type="float">
            <text:p>3</text:p>
          </table:table-cell>
          <table:table-cell office:value-type="float" office:value="248.3028" calcext:value-type="float">
            <text:p>248.3028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711 <text:s text:c="5"/>16 6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8.3896916" calcext:value-type="float">
            <text:p>788.3896916</text:p>
          </table:table-cell>
          <table:table-cell office:value-type="float" office:value="0.082" calcext:value-type="float">
            <text:p>0.082</text:p>
          </table:table-cell>
          <table:table-cell office:value-type="float" office:value="-2.0444" calcext:value-type="float">
            <text:p>-2.0444</text:p>
          </table:table-cell>
          <table:table-cell office:value-type="float" office:value="3" calcext:value-type="float">
            <text:p>3</text:p>
          </table:table-cell>
          <table:table-cell office:value-type="float" office:value="232.5748" calcext:value-type="float">
            <text:p>232.5748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7 9 <text:s text:c="5"/>15 8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8.394131" calcext:value-type="float">
            <text:p>788.394131</text:p>
          </table:table-cell>
          <table:table-cell office:value-type="float" office:value="0.082" calcext:value-type="float">
            <text:p>0.082</text:p>
          </table:table-cell>
          <table:table-cell office:value-type="float" office:value="-1.5673" calcext:value-type="float">
            <text:p>-1.5673</text:p>
          </table:table-cell>
          <table:table-cell office:value-type="float" office:value="3" calcext:value-type="float">
            <text:p>3</text:p>
          </table:table-cell>
          <table:table-cell office:value-type="float" office:value="232.5747" calcext:value-type="float">
            <text:p>232.574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8 9 <text:s text:c="5"/>15 7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9.3535772" calcext:value-type="float">
            <text:p>789.3535772</text:p>
          </table:table-cell>
          <table:table-cell office:value-type="float" office:value="0.9198" calcext:value-type="float">
            <text:p>0.9198</text:p>
          </table:table-cell>
          <table:table-cell office:value-type="float" office:value="-2.4805" calcext:value-type="float">
            <text:p>-2.4805</text:p>
          </table:table-cell>
          <table:table-cell office:value-type="float" office:value="3" calcext:value-type="float">
            <text:p>3</text:p>
          </table:table-cell>
          <table:table-cell office:value-type="float" office:value="462.7284" calcext:value-type="float">
            <text:p>462.7284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423 <text:s text:c="5"/>26 3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9.3570633" calcext:value-type="float">
            <text:p>789.3570633</text:p>
          </table:table-cell>
          <table:table-cell office:value-type="float" office:value="0.0523" calcext:value-type="float">
            <text:p>0.0523</text:p>
          </table:table-cell>
          <table:table-cell office:value-type="float" office:value="-1.6469" calcext:value-type="float">
            <text:p>-1.6469</text:p>
          </table:table-cell>
          <table:table-cell office:value-type="float" office:value="3" calcext:value-type="float">
            <text:p>3</text:p>
          </table:table-cell>
          <table:table-cell office:value-type="float" office:value="214.5105" calcext:value-type="float">
            <text:p>214.5105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8 7 <text:s text:c="5"/>14 9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89.9873995" calcext:value-type="float">
            <text:p>789.9873995</text:p>
          </table:table-cell>
          <table:table-cell office:value-type="float" office:value="0.8991" calcext:value-type="float">
            <text:p>0.8991</text:p>
          </table:table-cell>
          <table:table-cell office:value-type="float" office:value="-2.5275" calcext:value-type="float">
            <text:p>-2.5275</text:p>
          </table:table-cell>
          <table:table-cell office:value-type="float" office:value="3" calcext:value-type="float">
            <text:p>3</text:p>
          </table:table-cell>
          <table:table-cell office:value-type="float" office:value="404.5463" calcext:value-type="float">
            <text:p>404.5463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223 <text:s text:c="5"/>25 1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0.1603382" calcext:value-type="float">
            <text:p>790.1603382</text:p>
          </table:table-cell>
          <table:table-cell office:value-type="float" office:value="0.0522" calcext:value-type="float">
            <text:p>0.0522</text:p>
          </table:table-cell>
          <table:table-cell office:value-type="float" office:value="-2.1228" calcext:value-type="float">
            <text:p>-2.1228</text:p>
          </table:table-cell>
          <table:table-cell office:value-type="float" office:value="3" calcext:value-type="float">
            <text:p>3</text:p>
          </table:table-cell>
          <table:table-cell office:value-type="float" office:value="214.487" calcext:value-type="float">
            <text:p>214.487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9 7 <text:s text:c="5"/>14 8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0.5861431" calcext:value-type="float">
            <text:p>790.5861431</text:p>
          </table:table-cell>
          <table:table-cell office:value-type="float" office:value="0.8821" calcext:value-type="float">
            <text:p>0.8821</text:p>
          </table:table-cell>
          <table:table-cell office:value-type="float" office:value="-2.7036" calcext:value-type="float">
            <text:p>-2.7036</text:p>
          </table:table-cell>
          <table:table-cell office:value-type="float" office:value="3" calcext:value-type="float">
            <text:p>3</text:p>
          </table:table-cell>
          <table:table-cell office:value-type="float" office:value="348.5783" calcext:value-type="float">
            <text:p>348.5783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223 <text:s text:c="5"/>24 1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4.024542" calcext:value-type="float">
            <text:p>794.0245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-2.2365" calcext:value-type="float">
            <text:p>-2.2365</text:p>
          </table:table-cell>
          <table:table-cell office:value-type="float" office:value="3" calcext:value-type="float">
            <text:p>3</text:p>
          </table:table-cell>
          <table:table-cell office:value-type="float" office:value="91.5975" calcext:value-type="float">
            <text:p>91.5975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8 3 <text:s text:c="6"/>9 5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795.4159521" calcext:value-type="float">
            <text:p>795.4159521</text:p>
          </table:table-cell>
          <table:table-cell office:value-type="float" office:value="0.053" calcext:value-type="float">
            <text:p>0.053</text:p>
          </table:table-cell>
          <table:table-cell office:value-type="float" office:value="-2.4289" calcext:value-type="float">
            <text:p>-2.4289</text:p>
          </table:table-cell>
          <table:table-cell office:value-type="float" office:value="3" calcext:value-type="float">
            <text:p>3</text:p>
          </table:table-cell>
          <table:table-cell office:value-type="float" office:value="230.537" calcext:value-type="float">
            <text:p>230.53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1 4 <text:s text:c="5"/>1412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01.955299" calcext:value-type="float">
            <text:p>801.955299</text:p>
          </table:table-cell>
          <table:table-cell office:value-type="float" office:value="0.0176" calcext:value-type="float">
            <text:p>0.0176</text:p>
          </table:table-cell>
          <table:table-cell office:value-type="float" office:value="-2.2067" calcext:value-type="float">
            <text:p>-2.2067</text:p>
          </table:table-cell>
          <table:table-cell office:value-type="float" office:value="3" calcext:value-type="float">
            <text:p>3</text:p>
          </table:table-cell>
          <table:table-cell office:value-type="float" office:value="167.5721" calcext:value-type="float">
            <text:p>167.5721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0 4 <text:s text:c="5"/>12 9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08.1985497" calcext:value-type="float">
            <text:p>808.198549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2.5634" calcext:value-type="float">
            <text:p>-2.5634</text:p>
          </table:table-cell>
          <table:table-cell office:value-type="float" office:value="3" calcext:value-type="float">
            <text:p>3</text:p>
          </table:table-cell>
          <table:table-cell office:value-type="float" office:value="95.0167" calcext:value-type="float">
            <text:p>95.016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9 2 <text:s text:c="6"/>9 6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12.7808253" calcext:value-type="float">
            <text:p>812.7808253</text:p>
          </table:table-cell>
          <table:table-cell office:value-type="float" office:value="0.0309" calcext:value-type="float">
            <text:p>0.0309</text:p>
          </table:table-cell>
          <table:table-cell office:value-type="float" office:value="-1.7494" calcext:value-type="float">
            <text:p>-1.7494</text:p>
          </table:table-cell>
          <table:table-cell office:value-type="float" office:value="3" calcext:value-type="float">
            <text:p>3</text:p>
          </table:table-cell>
          <table:table-cell office:value-type="float" office:value="193.3683" calcext:value-type="float">
            <text:p>193.3683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0 5 <text:s text:c="5"/>13 9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13.5771548" calcext:value-type="float">
            <text:p>813.5771548</text:p>
          </table:table-cell>
          <table:table-cell office:value-type="float" office:value="0.0064" calcext:value-type="float">
            <text:p>0.0064</text:p>
          </table:table-cell>
          <table:table-cell office:value-type="float" office:value="-2.7395" calcext:value-type="float">
            <text:p>-2.7395</text:p>
          </table:table-cell>
          <table:table-cell office:value-type="float" office:value="3" calcext:value-type="float">
            <text:p>3</text:p>
          </table:table-cell>
          <table:table-cell office:value-type="float" office:value="86.6884" calcext:value-type="float">
            <text:p>86.6884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4 <text:s text:c="6"/>9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15.8181934" calcext:value-type="float">
            <text:p>815.8181934</text:p>
          </table:table-cell>
          <table:table-cell office:value-type="float" office:value="0.0073" calcext:value-type="float">
            <text:p>0.0073</text:p>
          </table:table-cell>
          <table:table-cell office:value-type="float" office:value="-2.0281" calcext:value-type="float">
            <text:p>-2.0281</text:p>
          </table:table-cell>
          <table:table-cell office:value-type="float" office:value="3" calcext:value-type="float">
            <text:p>3</text:p>
          </table:table-cell>
          <table:table-cell office:value-type="float" office:value="113.9915" calcext:value-type="float">
            <text:p>113.9915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3 <text:s text:c="5"/>10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16.9563089" calcext:value-type="float">
            <text:p>816.9563089</text:p>
          </table:table-cell>
          <table:table-cell office:value-type="float" office:value="0.0095" calcext:value-type="float">
            <text:p>0.0095</text:p>
          </table:table-cell>
          <table:table-cell office:value-type="float" office:value="-1.3862" calcext:value-type="float">
            <text:p>-1.3862</text:p>
          </table:table-cell>
          <table:table-cell office:value-type="float" office:value="3" calcext:value-type="float">
            <text:p>3</text:p>
          </table:table-cell>
          <table:table-cell office:value-type="float" office:value="147.0962" calcext:value-type="float">
            <text:p>147.096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1 2 <text:s text:c="5"/>1110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18.6375947" calcext:value-type="float">
            <text:p>818.6375947</text:p>
          </table:table-cell>
          <table:table-cell office:value-type="float" office:value="0.0061" calcext:value-type="float">
            <text:p>0.0061</text:p>
          </table:table-cell>
          <table:table-cell office:value-type="float" office:value="-2.2631" calcext:value-type="float">
            <text:p>-2.2631</text:p>
          </table:table-cell>
          <table:table-cell office:value-type="float" office:value="3" calcext:value-type="float">
            <text:p>3</text:p>
          </table:table-cell>
          <table:table-cell office:value-type="float" office:value="86.6847" calcext:value-type="float">
            <text:p>86.6847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7 4 <text:s text:c="6"/>9 4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2720835" calcext:value-type="float">
            <text:p>820.2720835</text:p>
          </table:table-cell>
          <table:table-cell office:value-type="float" office:value="0.5102" calcext:value-type="float">
            <text:p>0.5102</text:p>
          </table:table-cell>
          <table:table-cell office:value-type="float" office:value="-1.7524" calcext:value-type="float">
            <text:p>-1.7524</text:p>
          </table:table-cell>
          <table:table-cell office:value-type="float" office:value="3" calcext:value-type="float">
            <text:p>3</text:p>
          </table:table-cell>
          <table:table-cell office:value-type="float" office:value="321.217" calcext:value-type="float">
            <text:p>321.217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024 <text:s text:c="5"/>23 1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2720835" calcext:value-type="float">
            <text:p>820.2720835</text:p>
          </table:table-cell>
          <table:table-cell office:value-type="float" office:value="0.5102" calcext:value-type="float">
            <text:p>0.5102</text:p>
          </table:table-cell>
          <table:table-cell office:value-type="float" office:value="-1.2752" calcext:value-type="float">
            <text:p>-1.2752</text:p>
          </table:table-cell>
          <table:table-cell office:value-type="float" office:value="3" calcext:value-type="float">
            <text:p>3</text:p>
          </table:table-cell>
          <table:table-cell office:value-type="float" office:value="321.217" calcext:value-type="float">
            <text:p>321.217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124 <text:s text:c="5"/>23 0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4376585" calcext:value-type="float">
            <text:p>820.4376585</text:p>
          </table:table-cell>
          <table:table-cell office:value-type="float" office:value="0.4056" calcext:value-type="float">
            <text:p>0.4056</text:p>
          </table:table-cell>
          <table:table-cell office:value-type="float" office:value="-1.7879" calcext:value-type="float">
            <text:p>-1.7879</text:p>
          </table:table-cell>
          <table:table-cell office:value-type="float" office:value="3" calcext:value-type="float">
            <text:p>3</text:p>
          </table:table-cell>
          <table:table-cell office:value-type="float" office:value="319.1006" calcext:value-type="float">
            <text:p>319.1006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222 <text:s text:c="5"/>22 1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4376585" calcext:value-type="float">
            <text:p>820.4376585</text:p>
          </table:table-cell>
          <table:table-cell office:value-type="float" office:value="0.4056" calcext:value-type="float">
            <text:p>0.4056</text:p>
          </table:table-cell>
          <table:table-cell office:value-type="float" office:value="-1.3108" calcext:value-type="float">
            <text:p>-1.3108</text:p>
          </table:table-cell>
          <table:table-cell office:value-type="float" office:value="3" calcext:value-type="float">
            <text:p>3</text:p>
          </table:table-cell>
          <table:table-cell office:value-type="float" office:value="319.1006" calcext:value-type="float">
            <text:p>319.1006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122 <text:s text:c="5"/>22 2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5856403" calcext:value-type="float">
            <text:p>820.5856403</text:p>
          </table:table-cell>
          <table:table-cell office:value-type="float" office:value="0.3564" calcext:value-type="float">
            <text:p>0.3564</text:p>
          </table:table-cell>
          <table:table-cell office:value-type="float" office:value="-1.8224" calcext:value-type="float">
            <text:p>-1.8224</text:p>
          </table:table-cell>
          <table:table-cell office:value-type="float" office:value="3" calcext:value-type="float">
            <text:p>3</text:p>
          </table:table-cell>
          <table:table-cell office:value-type="float" office:value="314.7207" calcext:value-type="float">
            <text:p>314.7207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220 <text:s text:c="5"/>21 3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5856403" calcext:value-type="float">
            <text:p>820.5856403</text:p>
          </table:table-cell>
          <table:table-cell office:value-type="float" office:value="0.3564" calcext:value-type="float">
            <text:p>0.3564</text:p>
          </table:table-cell>
          <table:table-cell office:value-type="float" office:value="-1.3453" calcext:value-type="float">
            <text:p>-1.3453</text:p>
          </table:table-cell>
          <table:table-cell office:value-type="float" office:value="3" calcext:value-type="float">
            <text:p>3</text:p>
          </table:table-cell>
          <table:table-cell office:value-type="float" office:value="314.7207" calcext:value-type="float">
            <text:p>314.7207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320 <text:s text:c="5"/>21 2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7248548" calcext:value-type="float">
            <text:p>820.7248548</text:p>
          </table:table-cell>
          <table:table-cell office:value-type="float" office:value="0.3168" calcext:value-type="float">
            <text:p>0.3168</text:p>
          </table:table-cell>
          <table:table-cell office:value-type="float" office:value="-1.8565" calcext:value-type="float">
            <text:p>-1.8565</text:p>
          </table:table-cell>
          <table:table-cell office:value-type="float" office:value="3" calcext:value-type="float">
            <text:p>3</text:p>
          </table:table-cell>
          <table:table-cell office:value-type="float" office:value="308.0796" calcext:value-type="float">
            <text:p>308.0796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418 <text:s text:c="5"/>20 3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7248548" calcext:value-type="float">
            <text:p>820.7248548</text:p>
          </table:table-cell>
          <table:table-cell office:value-type="float" office:value="0.3168" calcext:value-type="float">
            <text:p>0.3168</text:p>
          </table:table-cell>
          <table:table-cell office:value-type="float" office:value="-1.3794" calcext:value-type="float">
            <text:p>-1.3794</text:p>
          </table:table-cell>
          <table:table-cell office:value-type="float" office:value="3" calcext:value-type="float">
            <text:p>3</text:p>
          </table:table-cell>
          <table:table-cell office:value-type="float" office:value="308.0796" calcext:value-type="float">
            <text:p>308.0796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318 <text:s text:c="5"/>20 4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8673953" calcext:value-type="float">
            <text:p>820.8673953</text:p>
          </table:table-cell>
          <table:table-cell office:value-type="float" office:value="0.2714" calcext:value-type="float">
            <text:p>0.2714</text:p>
          </table:table-cell>
          <table:table-cell office:value-type="float" office:value="-1.8911" calcext:value-type="float">
            <text:p>-1.8911</text:p>
          </table:table-cell>
          <table:table-cell office:value-type="float" office:value="3" calcext:value-type="float">
            <text:p>3</text:p>
          </table:table-cell>
          <table:table-cell office:value-type="float" office:value="299.178" calcext:value-type="float">
            <text:p>299.178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416 <text:s text:c="5"/>19 5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0.8673953" calcext:value-type="float">
            <text:p>820.8673953</text:p>
          </table:table-cell>
          <table:table-cell office:value-type="float" office:value="0.2714" calcext:value-type="float">
            <text:p>0.2714</text:p>
          </table:table-cell>
          <table:table-cell office:value-type="float" office:value="-1.414" calcext:value-type="float">
            <text:p>-1.414</text:p>
          </table:table-cell>
          <table:table-cell office:value-type="float" office:value="3" calcext:value-type="float">
            <text:p>3</text:p>
          </table:table-cell>
          <table:table-cell office:value-type="float" office:value="299.178" calcext:value-type="float">
            <text:p>299.178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516 <text:s text:c="5"/>19 4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0331977" calcext:value-type="float">
            <text:p>821.0331977</text:p>
          </table:table-cell>
          <table:table-cell office:value-type="float" office:value="0.2207" calcext:value-type="float">
            <text:p>0.2207</text:p>
          </table:table-cell>
          <table:table-cell office:value-type="float" office:value="-1.9277" calcext:value-type="float">
            <text:p>-1.9277</text:p>
          </table:table-cell>
          <table:table-cell office:value-type="float" office:value="3" calcext:value-type="float">
            <text:p>3</text:p>
          </table:table-cell>
          <table:table-cell office:value-type="float" office:value="288.0146" calcext:value-type="float">
            <text:p>288.0146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614 <text:s text:c="5"/>18 5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0331977" calcext:value-type="float">
            <text:p>821.0331977</text:p>
          </table:table-cell>
          <table:table-cell office:value-type="float" office:value="0.2207" calcext:value-type="float">
            <text:p>0.2207</text:p>
          </table:table-cell>
          <table:table-cell office:value-type="float" office:value="-1.4506" calcext:value-type="float">
            <text:p>-1.4506</text:p>
          </table:table-cell>
          <table:table-cell office:value-type="float" office:value="3" calcext:value-type="float">
            <text:p>3</text:p>
          </table:table-cell>
          <table:table-cell office:value-type="float" office:value="288.0146" calcext:value-type="float">
            <text:p>288.0146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514 <text:s text:c="5"/>18 6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1077957" calcext:value-type="float">
            <text:p>821.1077957</text:p>
          </table:table-cell>
          <table:table-cell office:value-type="float" office:value="0.0522" calcext:value-type="float">
            <text:p>0.0522</text:p>
          </table:table-cell>
          <table:table-cell office:value-type="float" office:value="-1.7173" calcext:value-type="float">
            <text:p>-1.7173</text:p>
          </table:table-cell>
          <table:table-cell office:value-type="float" office:value="3" calcext:value-type="float">
            <text:p>3</text:p>
          </table:table-cell>
          <table:table-cell office:value-type="float" office:value="220.4797" calcext:value-type="float">
            <text:p>220.479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 9 6 <text:s text:c="5"/>141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262933" calcext:value-type="float">
            <text:p>821.262933</text:p>
          </table:table-cell>
          <table:table-cell office:value-type="float" office:value="0.1695" calcext:value-type="float">
            <text:p>0.1695</text:p>
          </table:table-cell>
          <table:table-cell office:value-type="float" office:value="-1.9683" calcext:value-type="float">
            <text:p>-1.9683</text:p>
          </table:table-cell>
          <table:table-cell office:value-type="float" office:value="3" calcext:value-type="float">
            <text:p>3</text:p>
          </table:table-cell>
          <table:table-cell office:value-type="float" office:value="274.584" calcext:value-type="float">
            <text:p>274.58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612 <text:s text:c="5"/>17 7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2629338" calcext:value-type="float">
            <text:p>821.2629338</text:p>
          </table:table-cell>
          <table:table-cell office:value-type="float" office:value="0.1695" calcext:value-type="float">
            <text:p>0.1695</text:p>
          </table:table-cell>
          <table:table-cell office:value-type="float" office:value="-1.4912" calcext:value-type="float">
            <text:p>-1.4912</text:p>
          </table:table-cell>
          <table:table-cell office:value-type="float" office:value="3" calcext:value-type="float">
            <text:p>3</text:p>
          </table:table-cell>
          <table:table-cell office:value-type="float" office:value="274.584" calcext:value-type="float">
            <text:p>274.58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712 <text:s text:c="5"/>17 6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4819516" calcext:value-type="float">
            <text:p>821.4819516</text:p>
          </table:table-cell>
          <table:table-cell office:value-type="float" office:value="0.0094" calcext:value-type="float">
            <text:p>0.0094</text:p>
          </table:table-cell>
          <table:table-cell office:value-type="float" office:value="-1.8605" calcext:value-type="float">
            <text:p>-1.8605</text:p>
          </table:table-cell>
          <table:table-cell office:value-type="float" office:value="3" calcext:value-type="float">
            <text:p>3</text:p>
          </table:table-cell>
          <table:table-cell office:value-type="float" office:value="146.9997" calcext:value-type="float">
            <text:p>146.9997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1 1 <text:s text:c="5"/>1110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660645" calcext:value-type="float">
            <text:p>821.660645</text:p>
          </table:table-cell>
          <table:table-cell office:value-type="float" office:value="0.1223" calcext:value-type="float">
            <text:p>0.1223</text:p>
          </table:table-cell>
          <table:table-cell office:value-type="float" office:value="-1.5394" calcext:value-type="float">
            <text:p>-1.5394</text:p>
          </table:table-cell>
          <table:table-cell office:value-type="float" office:value="3" calcext:value-type="float">
            <text:p>3</text:p>
          </table:table-cell>
          <table:table-cell office:value-type="float" office:value="258.8727" calcext:value-type="float">
            <text:p>258.872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710 <text:s text:c="5"/>16 8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1.6610808" calcext:value-type="float">
            <text:p>821.6610808</text:p>
          </table:table-cell>
          <table:table-cell office:value-type="float" office:value="0.1223" calcext:value-type="float">
            <text:p>0.1223</text:p>
          </table:table-cell>
          <table:table-cell office:value-type="float" office:value="-2.0166" calcext:value-type="float">
            <text:p>-2.0166</text:p>
          </table:table-cell>
          <table:table-cell office:value-type="float" office:value="3" calcext:value-type="float">
            <text:p>3</text:p>
          </table:table-cell>
          <table:table-cell office:value-type="float" office:value="258.8727" calcext:value-type="float">
            <text:p>258.8727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810 <text:s text:c="5"/>16 7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2.1566529" calcext:value-type="float">
            <text:p>822.1566529</text:p>
          </table:table-cell>
          <table:table-cell office:value-type="float" office:value="0.0086" calcext:value-type="float">
            <text:p>0.0086</text:p>
          </table:table-cell>
          <table:table-cell office:value-type="float" office:value="-2.8259" calcext:value-type="float">
            <text:p>-2.8259</text:p>
          </table:table-cell>
          <table:table-cell office:value-type="float" office:value="3" calcext:value-type="float">
            <text:p>3</text:p>
          </table:table-cell>
          <table:table-cell office:value-type="float" office:value="53.1362" calcext:value-type="float">
            <text:p>53.1362</text:p>
          </table:table-cell>
          <table:table-cell office:value-type="float" office:value="57" calcext:value-type="float">
            <text:p>5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9 3 6 <text:s text:c="6"/>8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2.5254591" calcext:value-type="float">
            <text:p>822.5254591</text:p>
          </table:table-cell>
          <table:table-cell office:value-type="float" office:value="0.0827" calcext:value-type="float">
            <text:p>0.0827</text:p>
          </table:table-cell>
          <table:table-cell office:value-type="float" office:value="-2.0801" calcext:value-type="float">
            <text:p>-2.0801</text:p>
          </table:table-cell>
          <table:table-cell office:value-type="float" office:value="3" calcext:value-type="float">
            <text:p>3</text:p>
          </table:table-cell>
          <table:table-cell office:value-type="float" office:value="240.8439" calcext:value-type="float">
            <text:p>240.8439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8 8 <text:s text:c="5"/>15 9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2.6356234" calcext:value-type="float">
            <text:p>822.6356234</text:p>
          </table:table-cell>
          <table:table-cell office:value-type="float" office:value="0.0827" calcext:value-type="float">
            <text:p>0.0827</text:p>
          </table:table-cell>
          <table:table-cell office:value-type="float" office:value="-1.6028" calcext:value-type="float">
            <text:p>-1.6028</text:p>
          </table:table-cell>
          <table:table-cell office:value-type="float" office:value="3" calcext:value-type="float">
            <text:p>3</text:p>
          </table:table-cell>
          <table:table-cell office:value-type="float" office:value="240.8407" calcext:value-type="float">
            <text:p>240.8407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9 8 <text:s text:c="5"/>15 8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2.8697629" calcext:value-type="float">
            <text:p>822.8697629</text:p>
          </table:table-cell>
          <table:table-cell office:value-type="float" office:value="1.159" calcext:value-type="float">
            <text:p>1.159</text:p>
          </table:table-cell>
          <table:table-cell office:value-type="float" office:value="-2.5132" calcext:value-type="float">
            <text:p>-2.5132</text:p>
          </table:table-cell>
          <table:table-cell office:value-type="float" office:value="3" calcext:value-type="float">
            <text:p>3</text:p>
          </table:table-cell>
          <table:table-cell office:value-type="float" office:value="495.6736" calcext:value-type="float">
            <text:p>495.6736</text:p>
          </table:table-cell>
          <table:table-cell office:value-type="float" office:value="165" calcext:value-type="float">
            <text:p>16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324 <text:s text:c="5"/>27 2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3.5403755" calcext:value-type="float">
            <text:p>823.5403755</text:p>
          </table:table-cell>
          <table:table-cell office:value-type="float" office:value="1.135" calcext:value-type="float">
            <text:p>1.135</text:p>
          </table:table-cell>
          <table:table-cell office:value-type="float" office:value="-2.5558" calcext:value-type="float">
            <text:p>-2.5558</text:p>
          </table:table-cell>
          <table:table-cell office:value-type="float" office:value="3" calcext:value-type="float">
            <text:p>3</text:p>
          </table:table-cell>
          <table:table-cell office:value-type="float" office:value="435.258" calcext:value-type="float">
            <text:p>435.258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324 <text:s text:c="5"/>26 2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4.1761143" calcext:value-type="float">
            <text:p>824.1761143</text:p>
          </table:table-cell>
          <table:table-cell office:value-type="float" office:value="1.114" calcext:value-type="float">
            <text:p>1.114</text:p>
          </table:table-cell>
          <table:table-cell office:value-type="float" office:value="-2.7276" calcext:value-type="float">
            <text:p>-2.7276</text:p>
          </table:table-cell>
          <table:table-cell office:value-type="float" office:value="3" calcext:value-type="float">
            <text:p>3</text:p>
          </table:table-cell>
          <table:table-cell office:value-type="float" office:value="377.0548" calcext:value-type="float">
            <text:p>377.0548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124 <text:s text:c="5"/>25 0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25.8514379" calcext:value-type="float">
            <text:p>825.8514379</text:p>
          </table:table-cell>
          <table:table-cell office:value-type="float" office:value="0.0094" calcext:value-type="float">
            <text:p>0.0094</text:p>
          </table:table-cell>
          <table:table-cell office:value-type="float" office:value="-2.0865" calcext:value-type="float">
            <text:p>-2.0865</text:p>
          </table:table-cell>
          <table:table-cell office:value-type="float" office:value="3" calcext:value-type="float">
            <text:p>3</text:p>
          </table:table-cell>
          <table:table-cell office:value-type="float" office:value="142.7631" calcext:value-type="float">
            <text:p>142.763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2 <text:s text:c="5"/>11 9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0.7159673" calcext:value-type="float">
            <text:p>830.7159673</text:p>
          </table:table-cell>
          <table:table-cell office:value-type="float" office:value="0.052" calcext:value-type="float">
            <text:p>0.052</text:p>
          </table:table-cell>
          <table:table-cell office:value-type="float" office:value="-2.176" calcext:value-type="float">
            <text:p>-2.176</text:p>
          </table:table-cell>
          <table:table-cell office:value-type="float" office:value="3" calcext:value-type="float">
            <text:p>3</text:p>
          </table:table-cell>
          <table:table-cell office:value-type="float" office:value="220.2116" calcext:value-type="float">
            <text:p>220.2116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0 6 <text:s text:c="5"/>14 9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3.528086" calcext:value-type="float">
            <text:p>833.528086</text:p>
          </table:table-cell>
          <table:table-cell office:value-type="float" office:value="0.0525" calcext:value-type="float">
            <text:p>0.0525</text:p>
          </table:table-cell>
          <table:table-cell office:value-type="float" office:value="-1.9192" calcext:value-type="float">
            <text:p>-1.9192</text:p>
          </table:table-cell>
          <table:table-cell office:value-type="float" office:value="3" calcext:value-type="float">
            <text:p>3</text:p>
          </table:table-cell>
          <table:table-cell office:value-type="float" office:value="225.5857" calcext:value-type="float">
            <text:p>225.5857</text:p>
          </table:table-cell>
          <table:table-cell office:value-type="float" office:value="93" calcext:value-type="float">
            <text:p>9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0 5 <text:s text:c="5"/>1411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3.8763421" calcext:value-type="float">
            <text:p>833.8763421</text:p>
          </table:table-cell>
          <table:table-cell office:value-type="float" office:value="0.0095" calcext:value-type="float">
            <text:p>0.0095</text:p>
          </table:table-cell>
          <table:table-cell office:value-type="float" office:value="-1.2508" calcext:value-type="float">
            <text:p>-1.2508</text:p>
          </table:table-cell>
          <table:table-cell office:value-type="float" office:value="3" calcext:value-type="float">
            <text:p>3</text:p>
          </table:table-cell>
          <table:table-cell office:value-type="float" office:value="151.8315" calcext:value-type="float">
            <text:p>151.8315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2 1 <text:s text:c="5"/>1111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34.0280355" calcext:value-type="float">
            <text:p>834.0280355</text:p>
          </table:table-cell>
          <table:table-cell office:value-type="float" office:value="0.0095" calcext:value-type="float">
            <text:p>0.0095</text:p>
          </table:table-cell>
          <table:table-cell office:value-type="float" office:value="-1.7278" calcext:value-type="float">
            <text:p>-1.7278</text:p>
          </table:table-cell>
          <table:table-cell office:value-type="float" office:value="3" calcext:value-type="float">
            <text:p>3</text:p>
          </table:table-cell>
          <table:table-cell office:value-type="float" office:value="151.8281" calcext:value-type="float">
            <text:p>151.8281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2 0 <text:s text:c="5"/>1111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2.9809282" calcext:value-type="float">
            <text:p>852.9809282</text:p>
          </table:table-cell>
          <table:table-cell office:value-type="float" office:value="0.007" calcext:value-type="float">
            <text:p>0.007</text:p>
          </table:table-cell>
          <table:table-cell office:value-type="float" office:value="-2.8564" calcext:value-type="float">
            <text:p>-2.8564</text:p>
          </table:table-cell>
          <table:table-cell office:value-type="float" office:value="3" calcext:value-type="float">
            <text:p>3</text:p>
          </table:table-cell>
          <table:table-cell office:value-type="float" office:value="80.5605" calcext:value-type="float">
            <text:p>80.5605</text:p>
          </table:table-cell>
          <table:table-cell office:value-type="float" office:value="21" calcext:value-type="float">
            <text:p>2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5 <text:s text:c="6"/>9 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3.3082999" calcext:value-type="float">
            <text:p>853.3082999</text:p>
          </table:table-cell>
          <table:table-cell office:value-type="float" office:value="0.007" calcext:value-type="float">
            <text:p>0.007</text:p>
          </table:table-cell>
          <table:table-cell office:value-type="float" office:value="-2.3792" calcext:value-type="float">
            <text:p>-2.3792</text:p>
          </table:table-cell>
          <table:table-cell office:value-type="float" office:value="3" calcext:value-type="float">
            <text:p>3</text:p>
          </table:table-cell>
          <table:table-cell office:value-type="float" office:value="80.5604" calcext:value-type="float">
            <text:p>80.5604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6 5 <text:s text:c="6"/>9 3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3.7037091" calcext:value-type="float">
            <text:p>853.7037091</text:p>
          </table:table-cell>
          <table:table-cell office:value-type="float" office:value="0.6485" calcext:value-type="float">
            <text:p>0.6485</text:p>
          </table:table-cell>
          <table:table-cell office:value-type="float" office:value="-1.7576" calcext:value-type="float">
            <text:p>-1.7576</text:p>
          </table:table-cell>
          <table:table-cell office:value-type="float" office:value="3" calcext:value-type="float">
            <text:p>3</text:p>
          </table:table-cell>
          <table:table-cell office:value-type="float" office:value="348.5783" calcext:value-type="float">
            <text:p>348.5783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125 <text:s text:c="5"/>24 0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3.7037091" calcext:value-type="float">
            <text:p>853.7037091</text:p>
          </table:table-cell>
          <table:table-cell office:value-type="float" office:value="0.6485" calcext:value-type="float">
            <text:p>0.6485</text:p>
          </table:table-cell>
          <table:table-cell office:value-type="float" office:value="-1.2805" calcext:value-type="float">
            <text:p>-1.2805</text:p>
          </table:table-cell>
          <table:table-cell office:value-type="float" office:value="3" calcext:value-type="float">
            <text:p>3</text:p>
          </table:table-cell>
          <table:table-cell office:value-type="float" office:value="348.5783" calcext:value-type="float">
            <text:p>348.5783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025 <text:s text:c="5"/>24 1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3.8683422" calcext:value-type="float">
            <text:p>853.8683422</text:p>
          </table:table-cell>
          <table:table-cell office:value-type="float" office:value="0.5191" calcext:value-type="float">
            <text:p>0.5191</text:p>
          </table:table-cell>
          <table:table-cell office:value-type="float" office:value="-1.7915" calcext:value-type="float">
            <text:p>-1.7915</text:p>
          </table:table-cell>
          <table:table-cell office:value-type="float" office:value="3" calcext:value-type="float">
            <text:p>3</text:p>
          </table:table-cell>
          <table:table-cell office:value-type="float" office:value="346.4674" calcext:value-type="float">
            <text:p>346.4674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123 <text:s text:c="5"/>23 2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3.8683422" calcext:value-type="float">
            <text:p>853.8683422</text:p>
          </table:table-cell>
          <table:table-cell office:value-type="float" office:value="0.5191" calcext:value-type="float">
            <text:p>0.5191</text:p>
          </table:table-cell>
          <table:table-cell office:value-type="float" office:value="-1.3144" calcext:value-type="float">
            <text:p>-1.3144</text:p>
          </table:table-cell>
          <table:table-cell office:value-type="float" office:value="3" calcext:value-type="float">
            <text:p>3</text:p>
          </table:table-cell>
          <table:table-cell office:value-type="float" office:value="346.4674" calcext:value-type="float">
            <text:p>346.4674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223 <text:s text:c="5"/>23 1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0140098" calcext:value-type="float">
            <text:p>854.0140098</text:p>
          </table:table-cell>
          <table:table-cell office:value-type="float" office:value="0.4565" calcext:value-type="float">
            <text:p>0.4565</text:p>
          </table:table-cell>
          <table:table-cell office:value-type="float" office:value="-1.824" calcext:value-type="float">
            <text:p>-1.824</text:p>
          </table:table-cell>
          <table:table-cell office:value-type="float" office:value="3" calcext:value-type="float">
            <text:p>3</text:p>
          </table:table-cell>
          <table:table-cell office:value-type="float" office:value="342.0925" calcext:value-type="float">
            <text:p>342.0925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321 <text:s text:c="5"/>22 2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0140098" calcext:value-type="float">
            <text:p>854.0140098</text:p>
          </table:table-cell>
          <table:table-cell office:value-type="float" office:value="0.4565" calcext:value-type="float">
            <text:p>0.4565</text:p>
          </table:table-cell>
          <table:table-cell office:value-type="float" office:value="-1.3469" calcext:value-type="float">
            <text:p>-1.3469</text:p>
          </table:table-cell>
          <table:table-cell office:value-type="float" office:value="3" calcext:value-type="float">
            <text:p>3</text:p>
          </table:table-cell>
          <table:table-cell office:value-type="float" office:value="342.0925" calcext:value-type="float">
            <text:p>342.0925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221 <text:s text:c="5"/>22 3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1491543" calcext:value-type="float">
            <text:p>854.1491543</text:p>
          </table:table-cell>
          <table:table-cell office:value-type="float" office:value="0.4083" calcext:value-type="float">
            <text:p>0.4083</text:p>
          </table:table-cell>
          <table:table-cell office:value-type="float" office:value="-1.8557" calcext:value-type="float">
            <text:p>-1.8557</text:p>
          </table:table-cell>
          <table:table-cell office:value-type="float" office:value="3" calcext:value-type="float">
            <text:p>3</text:p>
          </table:table-cell>
          <table:table-cell office:value-type="float" office:value="335.4561" calcext:value-type="float">
            <text:p>335.4561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319 <text:s text:c="5"/>21 4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1491543" calcext:value-type="float">
            <text:p>854.1491543</text:p>
          </table:table-cell>
          <table:table-cell office:value-type="float" office:value="0.4083" calcext:value-type="float">
            <text:p>0.4083</text:p>
          </table:table-cell>
          <table:table-cell office:value-type="float" office:value="-1.3786" calcext:value-type="float">
            <text:p>-1.3786</text:p>
          </table:table-cell>
          <table:table-cell office:value-type="float" office:value="3" calcext:value-type="float">
            <text:p>3</text:p>
          </table:table-cell>
          <table:table-cell office:value-type="float" office:value="335.4561" calcext:value-type="float">
            <text:p>335.4561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419 <text:s text:c="5"/>21 3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2848408" calcext:value-type="float">
            <text:p>854.2848408</text:p>
          </table:table-cell>
          <table:table-cell office:value-type="float" office:value="0.3551" calcext:value-type="float">
            <text:p>0.3551</text:p>
          </table:table-cell>
          <table:table-cell office:value-type="float" office:value="-1.8874" calcext:value-type="float">
            <text:p>-1.8874</text:p>
          </table:table-cell>
          <table:table-cell office:value-type="float" office:value="3" calcext:value-type="float">
            <text:p>3</text:p>
          </table:table-cell>
          <table:table-cell office:value-type="float" office:value="326.5592" calcext:value-type="float">
            <text:p>326.5592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517 <text:s text:c="5"/>20 4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2848408" calcext:value-type="float">
            <text:p>854.2848408</text:p>
          </table:table-cell>
          <table:table-cell office:value-type="float" office:value="0.3551" calcext:value-type="float">
            <text:p>0.3551</text:p>
          </table:table-cell>
          <table:table-cell office:value-type="float" office:value="-1.4103" calcext:value-type="float">
            <text:p>-1.4103</text:p>
          </table:table-cell>
          <table:table-cell office:value-type="float" office:value="3" calcext:value-type="float">
            <text:p>3</text:p>
          </table:table-cell>
          <table:table-cell office:value-type="float" office:value="326.5592" calcext:value-type="float">
            <text:p>326.5592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417 <text:s text:c="5"/>20 5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438162" calcext:value-type="float">
            <text:p>854.438162</text:p>
          </table:table-cell>
          <table:table-cell office:value-type="float" office:value="0.2953" calcext:value-type="float">
            <text:p>0.2953</text:p>
          </table:table-cell>
          <table:table-cell office:value-type="float" office:value="-1.9203" calcext:value-type="float">
            <text:p>-1.9203</text:p>
          </table:table-cell>
          <table:table-cell office:value-type="float" office:value="3" calcext:value-type="float">
            <text:p>3</text:p>
          </table:table-cell>
          <table:table-cell office:value-type="float" office:value="315.4013" calcext:value-type="float">
            <text:p>315.4013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515 <text:s text:c="5"/>19 6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438162" calcext:value-type="float">
            <text:p>854.438162</text:p>
          </table:table-cell>
          <table:table-cell office:value-type="float" office:value="0.2953" calcext:value-type="float">
            <text:p>0.2953</text:p>
          </table:table-cell>
          <table:table-cell office:value-type="float" office:value="-1.4432" calcext:value-type="float">
            <text:p>-1.4432</text:p>
          </table:table-cell>
          <table:table-cell office:value-type="float" office:value="3" calcext:value-type="float">
            <text:p>3</text:p>
          </table:table-cell>
          <table:table-cell office:value-type="float" office:value="315.4013" calcext:value-type="float">
            <text:p>315.4013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615 <text:s text:c="5"/>19 5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6412364" calcext:value-type="float">
            <text:p>854.6412364</text:p>
          </table:table-cell>
          <table:table-cell office:value-type="float" office:value="0.2336" calcext:value-type="float">
            <text:p>0.2336</text:p>
          </table:table-cell>
          <table:table-cell office:value-type="float" office:value="-1.956" calcext:value-type="float">
            <text:p>-1.956</text:p>
          </table:table-cell>
          <table:table-cell office:value-type="float" office:value="3" calcext:value-type="float">
            <text:p>3</text:p>
          </table:table-cell>
          <table:table-cell office:value-type="float" office:value="301.9784" calcext:value-type="float">
            <text:p>301.9784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713 <text:s text:c="5"/>18 6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6412364" calcext:value-type="float">
            <text:p>854.6412364</text:p>
          </table:table-cell>
          <table:table-cell office:value-type="float" office:value="0.2336" calcext:value-type="float">
            <text:p>0.2336</text:p>
          </table:table-cell>
          <table:table-cell office:value-type="float" office:value="-1.4789" calcext:value-type="float">
            <text:p>-1.4789</text:p>
          </table:table-cell>
          <table:table-cell office:value-type="float" office:value="3" calcext:value-type="float">
            <text:p>3</text:p>
          </table:table-cell>
          <table:table-cell office:value-type="float" office:value="301.9784" calcext:value-type="float">
            <text:p>301.9784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613 <text:s text:c="5"/>18 7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9685314" calcext:value-type="float">
            <text:p>854.9685314</text:p>
          </table:table-cell>
          <table:table-cell office:value-type="float" office:value="0.1751" calcext:value-type="float">
            <text:p>0.1751</text:p>
          </table:table-cell>
          <table:table-cell office:value-type="float" office:value="-1.9973" calcext:value-type="float">
            <text:p>-1.9973</text:p>
          </table:table-cell>
          <table:table-cell office:value-type="float" office:value="3" calcext:value-type="float">
            <text:p>3</text:p>
          </table:table-cell>
          <table:table-cell office:value-type="float" office:value="286.2803" calcext:value-type="float">
            <text:p>286.2803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711 <text:s text:c="5"/>17 8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4.9685708" calcext:value-type="float">
            <text:p>854.9685708</text:p>
          </table:table-cell>
          <table:table-cell office:value-type="float" office:value="0.1751" calcext:value-type="float">
            <text:p>0.1751</text:p>
          </table:table-cell>
          <table:table-cell office:value-type="float" office:value="-1.5202" calcext:value-type="float">
            <text:p>-1.5202</text:p>
          </table:table-cell>
          <table:table-cell office:value-type="float" office:value="3" calcext:value-type="float">
            <text:p>3</text:p>
          </table:table-cell>
          <table:table-cell office:value-type="float" office:value="286.2803" calcext:value-type="float">
            <text:p>286.2803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811 <text:s text:c="5"/>17 7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5.6328715" calcext:value-type="float">
            <text:p>855.6328715</text:p>
          </table:table-cell>
          <table:table-cell office:value-type="float" office:value="0.1241" calcext:value-type="float">
            <text:p>0.1241</text:p>
          </table:table-cell>
          <table:table-cell office:value-type="float" office:value="-1.5723" calcext:value-type="float">
            <text:p>-1.5723</text:p>
          </table:table-cell>
          <table:table-cell office:value-type="float" office:value="3" calcext:value-type="float">
            <text:p>3</text:p>
          </table:table-cell>
          <table:table-cell office:value-type="float" office:value="268.2808" calcext:value-type="float">
            <text:p>268.2808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8 9 <text:s text:c="5"/>16 9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5.6459841" calcext:value-type="float">
            <text:p>855.6459841</text:p>
          </table:table-cell>
          <table:table-cell office:value-type="float" office:value="0.1241" calcext:value-type="float">
            <text:p>0.1241</text:p>
          </table:table-cell>
          <table:table-cell office:value-type="float" office:value="-2.0494" calcext:value-type="float">
            <text:p>-2.0494</text:p>
          </table:table-cell>
          <table:table-cell office:value-type="float" office:value="3" calcext:value-type="float">
            <text:p>3</text:p>
          </table:table-cell>
          <table:table-cell office:value-type="float" office:value="268.2804" calcext:value-type="float">
            <text:p>268.2804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9 9 <text:s text:c="5"/>16 8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6.67962" calcext:value-type="float">
            <text:p>856.67962</text:p>
          </table:table-cell>
          <table:table-cell office:value-type="float" office:value="0.0829" calcext:value-type="float">
            <text:p>0.0829</text:p>
          </table:table-cell>
          <table:table-cell office:value-type="float" office:value="-2.1279" calcext:value-type="float">
            <text:p>-2.1279</text:p>
          </table:table-cell>
          <table:table-cell office:value-type="float" office:value="3" calcext:value-type="float">
            <text:p>3</text:p>
          </table:table-cell>
          <table:table-cell office:value-type="float" office:value="247.9213" calcext:value-type="float">
            <text:p>247.9213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 9 7 <text:s text:c="5"/>1510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7.0852072" calcext:value-type="float">
            <text:p>857.0852072</text:p>
          </table:table-cell>
          <table:table-cell office:value-type="float" office:value="1.416" calcext:value-type="float">
            <text:p>1.416</text:p>
          </table:table-cell>
          <table:table-cell office:value-type="float" office:value="-2.588" calcext:value-type="float">
            <text:p>-2.588</text:p>
          </table:table-cell>
          <table:table-cell office:value-type="float" office:value="3" calcext:value-type="float">
            <text:p>3</text:p>
          </table:table-cell>
          <table:table-cell office:value-type="float" office:value="467.0843" calcext:value-type="float">
            <text:p>467.0843</text:p>
          </table:table-cell>
          <table:table-cell office:value-type="float" office:value="165" calcext:value-type="float">
            <text:p>16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225 <text:s text:c="5"/>27 12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7.7596077" calcext:value-type="float">
            <text:p>857.7596077</text:p>
          </table:table-cell>
          <table:table-cell office:value-type="float" office:value="1.392" calcext:value-type="float">
            <text:p>1.392</text:p>
          </table:table-cell>
          <table:table-cell office:value-type="float" office:value="-2.7553" calcext:value-type="float">
            <text:p>-2.7553</text:p>
          </table:table-cell>
          <table:table-cell office:value-type="float" office:value="3" calcext:value-type="float">
            <text:p>3</text:p>
          </table:table-cell>
          <table:table-cell office:value-type="float" office:value="406.6463" calcext:value-type="float">
            <text:p>406.6463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225 <text:s text:c="5"/>26 12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8.4906337" calcext:value-type="float">
            <text:p>858.4906337</text:p>
          </table:table-cell>
          <table:table-cell office:value-type="float" office:value="0.0828" calcext:value-type="float">
            <text:p>0.0828</text:p>
          </table:table-cell>
          <table:table-cell office:value-type="float" office:value="-1.6481" calcext:value-type="float">
            <text:p>-1.6481</text:p>
          </table:table-cell>
          <table:table-cell office:value-type="float" office:value="3" calcext:value-type="float">
            <text:p>3</text:p>
          </table:table-cell>
          <table:table-cell office:value-type="float" office:value="247.8689" calcext:value-type="float">
            <text:p>247.8689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0 7 <text:s text:c="5"/>15 9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59.4789231" calcext:value-type="float">
            <text:p>859.4789231</text:p>
          </table:table-cell>
          <table:table-cell office:value-type="float" office:value="0.0172" calcext:value-type="float">
            <text:p>0.0172</text:p>
          </table:table-cell>
          <table:table-cell office:value-type="float" office:value="-1.989" calcext:value-type="float">
            <text:p>-1.989</text:p>
          </table:table-cell>
          <table:table-cell office:value-type="float" office:value="3" calcext:value-type="float">
            <text:p>3</text:p>
          </table:table-cell>
          <table:table-cell office:value-type="float" office:value="170.3105" calcext:value-type="float">
            <text:p>170.3105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1 3 <text:s text:c="5"/>1210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67.1465142" calcext:value-type="float">
            <text:p>867.1465142</text:p>
          </table:table-cell>
          <table:table-cell office:value-type="float" office:value="0.1254" calcext:value-type="float">
            <text:p>0.1254</text:p>
          </table:table-cell>
          <table:table-cell office:value-type="float" office:value="-2.6809" calcext:value-type="float">
            <text:p>-2.6809</text:p>
          </table:table-cell>
          <table:table-cell office:value-type="float" office:value="3" calcext:value-type="float">
            <text:p>3</text:p>
          </table:table-cell>
          <table:table-cell office:value-type="float" office:value="300.5877" calcext:value-type="float">
            <text:p>300.5877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3 4 <text:s text:c="5"/>1614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67.4995346" calcext:value-type="float">
            <text:p>867.4995346</text:p>
          </table:table-cell>
          <table:table-cell office:value-type="float" office:value="0.0067" calcext:value-type="float">
            <text:p>0.0067</text:p>
          </table:table-cell>
          <table:table-cell office:value-type="float" office:value="-2.667" calcext:value-type="float">
            <text:p>-2.667</text:p>
          </table:table-cell>
          <table:table-cell office:value-type="float" office:value="3" calcext:value-type="float">
            <text:p>3</text:p>
          </table:table-cell>
          <table:table-cell office:value-type="float" office:value="113.8264" calcext:value-type="float">
            <text:p>113.8264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9 3 <text:s text:c="5"/>10 6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70.5089296" calcext:value-type="float">
            <text:p>870.5089296</text:p>
          </table:table-cell>
          <table:table-cell office:value-type="float" office:value="0.0103" calcext:value-type="float">
            <text:p>0.0103</text:p>
          </table:table-cell>
          <table:table-cell office:value-type="float" office:value="-2.3877" calcext:value-type="float">
            <text:p>-2.3877</text:p>
          </table:table-cell>
          <table:table-cell office:value-type="float" office:value="3" calcext:value-type="float">
            <text:p>3</text:p>
          </table:table-cell>
          <table:table-cell office:value-type="float" office:value="138.535" calcext:value-type="float">
            <text:p>138.535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9 3 <text:s text:c="5"/>11 8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74.9586184" calcext:value-type="float">
            <text:p>874.9586184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1464" calcext:value-type="float">
            <text:p>-2.1464</text:p>
          </table:table-cell>
          <table:table-cell office:value-type="float" office:value="3" calcext:value-type="float">
            <text:p>3</text:p>
          </table:table-cell>
          <table:table-cell office:value-type="float" office:value="109.0237" calcext:value-type="float">
            <text:p>109.0237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4 <text:s text:c="5"/>10 6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2.0554834" calcext:value-type="float">
            <text:p>882.0554834</text:p>
          </table:table-cell>
          <table:table-cell office:value-type="float" office:value="0.0308" calcext:value-type="float">
            <text:p>0.0308</text:p>
          </table:table-cell>
          <table:table-cell office:value-type="float" office:value="-1.661" calcext:value-type="float">
            <text:p>-1.661</text:p>
          </table:table-cell>
          <table:table-cell office:value-type="float" office:value="3" calcext:value-type="float">
            <text:p>3</text:p>
          </table:table-cell>
          <table:table-cell office:value-type="float" office:value="196.1635" calcext:value-type="float">
            <text:p>196.1635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1 4 <text:s text:c="5"/>131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5.0515591" calcext:value-type="float">
            <text:p>885.0515591</text:p>
          </table:table-cell>
          <table:table-cell office:value-type="float" office:value="0.0065" calcext:value-type="float">
            <text:p>0.0065</text:p>
          </table:table-cell>
          <table:table-cell office:value-type="float" office:value="-2.628" calcext:value-type="float">
            <text:p>-2.628</text:p>
          </table:table-cell>
          <table:table-cell office:value-type="float" office:value="3" calcext:value-type="float">
            <text:p>3</text:p>
          </table:table-cell>
          <table:table-cell office:value-type="float" office:value="109.0129" calcext:value-type="float">
            <text:p>109.0129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8 4 <text:s text:c="5"/>10 5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5.8632844" calcext:value-type="float">
            <text:p>885.8632844</text:p>
          </table:table-cell>
          <table:table-cell office:value-type="float" office:value="0.0829" calcext:value-type="float">
            <text:p>0.0829</text:p>
          </table:table-cell>
          <table:table-cell office:value-type="float" office:value="-2.2172" calcext:value-type="float">
            <text:p>-2.2172</text:p>
          </table:table-cell>
          <table:table-cell office:value-type="float" office:value="3" calcext:value-type="float">
            <text:p>3</text:p>
          </table:table-cell>
          <table:table-cell office:value-type="float" office:value="253.8729" calcext:value-type="float">
            <text:p>253.8729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0 6 <text:s text:c="5"/>1511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6.4091172" calcext:value-type="float">
            <text:p>886.4091172</text:p>
          </table:table-cell>
          <table:table-cell office:value-type="float" office:value="0.0832" calcext:value-type="float">
            <text:p>0.0832</text:p>
          </table:table-cell>
          <table:table-cell office:value-type="float" office:value="-2.4869" calcext:value-type="float">
            <text:p>-2.4869</text:p>
          </table:table-cell>
          <table:table-cell office:value-type="float" office:value="3" calcext:value-type="float">
            <text:p>3</text:p>
          </table:table-cell>
          <table:table-cell office:value-type="float" office:value="259.1107" calcext:value-type="float">
            <text:p>259.1107</text:p>
          </table:table-cell>
          <table:table-cell office:value-type="float" office:value="33" calcext:value-type="float">
            <text:p>3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1 5 <text:s text:c="5"/>1512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1299771" calcext:value-type="float">
            <text:p>887.1299771</text:p>
          </table:table-cell>
          <table:table-cell office:value-type="float" office:value="0.814" calcext:value-type="float">
            <text:p>0.814</text:p>
          </table:table-cell>
          <table:table-cell office:value-type="float" office:value="-1.7673" calcext:value-type="float">
            <text:p>-1.7673</text:p>
          </table:table-cell>
          <table:table-cell office:value-type="float" office:value="3" calcext:value-type="float">
            <text:p>3</text:p>
          </table:table-cell>
          <table:table-cell office:value-type="float" office:value="377.0548" calcext:value-type="float">
            <text:p>377.0548</text:p>
          </table:table-cell>
          <table:table-cell office:value-type="float" office:value="53" calcext:value-type="float">
            <text:p>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026 <text:s text:c="5"/>25 1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1299771" calcext:value-type="float">
            <text:p>887.1299771</text:p>
          </table:table-cell>
          <table:table-cell office:value-type="float" office:value="0.814" calcext:value-type="float">
            <text:p>0.814</text:p>
          </table:table-cell>
          <table:table-cell office:value-type="float" office:value="-1.2902" calcext:value-type="float">
            <text:p>-1.2902</text:p>
          </table:table-cell>
          <table:table-cell office:value-type="float" office:value="3" calcext:value-type="float">
            <text:p>3</text:p>
          </table:table-cell>
          <table:table-cell office:value-type="float" office:value="377.0548" calcext:value-type="float">
            <text:p>377.0548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126 <text:s text:c="5"/>25 02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2936803" calcext:value-type="float">
            <text:p>887.2936803</text:p>
          </table:table-cell>
          <table:table-cell office:value-type="float" office:value="0.6558" calcext:value-type="float">
            <text:p>0.6558</text:p>
          </table:table-cell>
          <table:table-cell office:value-type="float" office:value="-1.7997" calcext:value-type="float">
            <text:p>-1.7997</text:p>
          </table:table-cell>
          <table:table-cell office:value-type="float" office:value="3" calcext:value-type="float">
            <text:p>3</text:p>
          </table:table-cell>
          <table:table-cell office:value-type="float" office:value="374.9494" calcext:value-type="float">
            <text:p>374.9494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224 <text:s text:c="5"/>24 1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2936803" calcext:value-type="float">
            <text:p>887.2936803</text:p>
          </table:table-cell>
          <table:table-cell office:value-type="float" office:value="0.6558" calcext:value-type="float">
            <text:p>0.6558</text:p>
          </table:table-cell>
          <table:table-cell office:value-type="float" office:value="-1.3226" calcext:value-type="float">
            <text:p>-1.3226</text:p>
          </table:table-cell>
          <table:table-cell office:value-type="float" office:value="3" calcext:value-type="float">
            <text:p>3</text:p>
          </table:table-cell>
          <table:table-cell office:value-type="float" office:value="374.9494" calcext:value-type="float">
            <text:p>374.9494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124 <text:s text:c="5"/>24 22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4370736" calcext:value-type="float">
            <text:p>887.4370736</text:p>
          </table:table-cell>
          <table:table-cell office:value-type="float" office:value="0.5771" calcext:value-type="float">
            <text:p>0.5771</text:p>
          </table:table-cell>
          <table:table-cell office:value-type="float" office:value="-1.8303" calcext:value-type="float">
            <text:p>-1.8303</text:p>
          </table:table-cell>
          <table:table-cell office:value-type="float" office:value="3" calcext:value-type="float">
            <text:p>3</text:p>
          </table:table-cell>
          <table:table-cell office:value-type="float" office:value="370.5794" calcext:value-type="float">
            <text:p>370.5794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222 <text:s text:c="5"/>23 3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4370736" calcext:value-type="float">
            <text:p>887.4370736</text:p>
          </table:table-cell>
          <table:table-cell office:value-type="float" office:value="0.5771" calcext:value-type="float">
            <text:p>0.5771</text:p>
          </table:table-cell>
          <table:table-cell office:value-type="float" office:value="-1.3532" calcext:value-type="float">
            <text:p>-1.3532</text:p>
          </table:table-cell>
          <table:table-cell office:value-type="float" office:value="3" calcext:value-type="float">
            <text:p>3</text:p>
          </table:table-cell>
          <table:table-cell office:value-type="float" office:value="370.5794" calcext:value-type="float">
            <text:p>370.5794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322 <text:s text:c="5"/>23 22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5682905" calcext:value-type="float">
            <text:p>887.5682905</text:p>
          </table:table-cell>
          <table:table-cell office:value-type="float" office:value="0.5189" calcext:value-type="float">
            <text:p>0.5189</text:p>
          </table:table-cell>
          <table:table-cell office:value-type="float" office:value="-1.8599" calcext:value-type="float">
            <text:p>-1.8599</text:p>
          </table:table-cell>
          <table:table-cell office:value-type="float" office:value="3" calcext:value-type="float">
            <text:p>3</text:p>
          </table:table-cell>
          <table:table-cell office:value-type="float" office:value="363.9474" calcext:value-type="float">
            <text:p>363.9474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420 <text:s text:c="5"/>22 3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5682905" calcext:value-type="float">
            <text:p>887.5682905</text:p>
          </table:table-cell>
          <table:table-cell office:value-type="float" office:value="0.5189" calcext:value-type="float">
            <text:p>0.5189</text:p>
          </table:table-cell>
          <table:table-cell office:value-type="float" office:value="-1.3827" calcext:value-type="float">
            <text:p>-1.3827</text:p>
          </table:table-cell>
          <table:table-cell office:value-type="float" office:value="3" calcext:value-type="float">
            <text:p>3</text:p>
          </table:table-cell>
          <table:table-cell office:value-type="float" office:value="363.9474" calcext:value-type="float">
            <text:p>363.9474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320 <text:s text:c="5"/>22 41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6975952" calcext:value-type="float">
            <text:p>887.6975952</text:p>
          </table:table-cell>
          <table:table-cell office:value-type="float" office:value="0.4567" calcext:value-type="float">
            <text:p>0.4567</text:p>
          </table:table-cell>
          <table:table-cell office:value-type="float" office:value="-1.8889" calcext:value-type="float">
            <text:p>-1.8889</text:p>
          </table:table-cell>
          <table:table-cell office:value-type="float" office:value="3" calcext:value-type="float">
            <text:p>3</text:p>
          </table:table-cell>
          <table:table-cell office:value-type="float" office:value="355.0551" calcext:value-type="float">
            <text:p>355.0551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418 <text:s text:c="5"/>21 5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6975952" calcext:value-type="float">
            <text:p>887.6975952</text:p>
          </table:table-cell>
          <table:table-cell office:value-type="float" office:value="0.4567" calcext:value-type="float">
            <text:p>0.4567</text:p>
          </table:table-cell>
          <table:table-cell office:value-type="float" office:value="-1.4118" calcext:value-type="float">
            <text:p>-1.4118</text:p>
          </table:table-cell>
          <table:table-cell office:value-type="float" office:value="3" calcext:value-type="float">
            <text:p>3</text:p>
          </table:table-cell>
          <table:table-cell office:value-type="float" office:value="355.0551" calcext:value-type="float">
            <text:p>355.0551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518 <text:s text:c="5"/>21 41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8399674" calcext:value-type="float">
            <text:p>887.8399674</text:p>
          </table:table-cell>
          <table:table-cell office:value-type="float" office:value="0.3868" calcext:value-type="float">
            <text:p>0.3868</text:p>
          </table:table-cell>
          <table:table-cell office:value-type="float" office:value="-1.9185" calcext:value-type="float">
            <text:p>-1.9185</text:p>
          </table:table-cell>
          <table:table-cell office:value-type="float" office:value="3" calcext:value-type="float">
            <text:p>3</text:p>
          </table:table-cell>
          <table:table-cell office:value-type="float" office:value="343.9023" calcext:value-type="float">
            <text:p>343.9023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616 <text:s text:c="5"/>20 5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8399674" calcext:value-type="float">
            <text:p>887.8399674</text:p>
          </table:table-cell>
          <table:table-cell office:value-type="float" office:value="0.3868" calcext:value-type="float">
            <text:p>0.3868</text:p>
          </table:table-cell>
          <table:table-cell office:value-type="float" office:value="-1.4414" calcext:value-type="float">
            <text:p>-1.4414</text:p>
          </table:table-cell>
          <table:table-cell office:value-type="float" office:value="3" calcext:value-type="float">
            <text:p>3</text:p>
          </table:table-cell>
          <table:table-cell office:value-type="float" office:value="343.9023" calcext:value-type="float">
            <text:p>343.9023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516 <text:s text:c="5"/>20 61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7.9439619" calcext:value-type="float">
            <text:p>887.9439619</text:p>
          </table:table-cell>
          <table:table-cell office:value-type="float" office:value="0.0171" calcext:value-type="float">
            <text:p>0.0171</text:p>
          </table:table-cell>
          <table:table-cell office:value-type="float" office:value="-1.797" calcext:value-type="float">
            <text:p>-1.797</text:p>
          </table:table-cell>
          <table:table-cell office:value-type="float" office:value="3" calcext:value-type="float">
            <text:p>3</text:p>
          </table:table-cell>
          <table:table-cell office:value-type="float" office:value="174.4014" calcext:value-type="float">
            <text:p>174.4014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2 2 <text:s text:c="5"/>1211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0215589" calcext:value-type="float">
            <text:p>888.0215589</text:p>
          </table:table-cell>
          <table:table-cell office:value-type="float" office:value="0.3135" calcext:value-type="float">
            <text:p>0.3135</text:p>
          </table:table-cell>
          <table:table-cell office:value-type="float" office:value="-1.95" calcext:value-type="float">
            <text:p>-1.95</text:p>
          </table:table-cell>
          <table:table-cell office:value-type="float" office:value="3" calcext:value-type="float">
            <text:p>3</text:p>
          </table:table-cell>
          <table:table-cell office:value-type="float" office:value="330.4862" calcext:value-type="float">
            <text:p>330.4862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614 <text:s text:c="5"/>19 7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0215589" calcext:value-type="float">
            <text:p>888.0215589</text:p>
          </table:table-cell>
          <table:table-cell office:value-type="float" office:value="0.3135" calcext:value-type="float">
            <text:p>0.3135</text:p>
          </table:table-cell>
          <table:table-cell office:value-type="float" office:value="-1.4729" calcext:value-type="float">
            <text:p>-1.4729</text:p>
          </table:table-cell>
          <table:table-cell office:value-type="float" office:value="3" calcext:value-type="float">
            <text:p>3</text:p>
          </table:table-cell>
          <table:table-cell office:value-type="float" office:value="330.4862" calcext:value-type="float">
            <text:p>330.4862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714 <text:s text:c="5"/>19 61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2978819" calcext:value-type="float">
            <text:p>888.2978819</text:p>
          </table:table-cell>
          <table:table-cell office:value-type="float" office:value="0.2426" calcext:value-type="float">
            <text:p>0.2426</text:p>
          </table:table-cell>
          <table:table-cell office:value-type="float" office:value="-1.5084" calcext:value-type="float">
            <text:p>-1.5084</text:p>
          </table:table-cell>
          <table:table-cell office:value-type="float" office:value="3" calcext:value-type="float">
            <text:p>3</text:p>
          </table:table-cell>
          <table:table-cell office:value-type="float" office:value="314.799" calcext:value-type="float">
            <text:p>314.799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712 <text:s text:c="5"/>18 8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2978852" calcext:value-type="float">
            <text:p>888.2978852</text:p>
          </table:table-cell>
          <table:table-cell office:value-type="float" office:value="0.2426" calcext:value-type="float">
            <text:p>0.2426</text:p>
          </table:table-cell>
          <table:table-cell office:value-type="float" office:value="-1.9855" calcext:value-type="float">
            <text:p>-1.9855</text:p>
          </table:table-cell>
          <table:table-cell office:value-type="float" office:value="3" calcext:value-type="float">
            <text:p>3</text:p>
          </table:table-cell>
          <table:table-cell office:value-type="float" office:value="314.799" calcext:value-type="float">
            <text:p>314.799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812 <text:s text:c="5"/>18 71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4270216" calcext:value-type="float">
            <text:p>888.4270216</text:p>
          </table:table-cell>
          <table:table-cell office:value-type="float" office:value="0.0083" calcext:value-type="float">
            <text:p>0.0083</text:p>
          </table:table-cell>
          <table:table-cell office:value-type="float" office:value="-2.5486" calcext:value-type="float">
            <text:p>-2.5486</text:p>
          </table:table-cell>
          <table:table-cell office:value-type="float" office:value="3" calcext:value-type="float">
            <text:p>3</text:p>
          </table:table-cell>
          <table:table-cell office:value-type="float" office:value="73.2869" calcext:value-type="float">
            <text:p>73.2869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5 6 <text:s text:c="6"/>9 2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5810739" calcext:value-type="float">
            <text:p>888.5810739</text:p>
          </table:table-cell>
          <table:table-cell office:value-type="float" office:value="0.0172" calcext:value-type="float">
            <text:p>0.0172</text:p>
          </table:table-cell>
          <table:table-cell office:value-type="float" office:value="-1.5068" calcext:value-type="float">
            <text:p>-1.5068</text:p>
          </table:table-cell>
          <table:table-cell office:value-type="float" office:value="3" calcext:value-type="float">
            <text:p>3</text:p>
          </table:table-cell>
          <table:table-cell office:value-type="float" office:value="169.7249" calcext:value-type="float">
            <text:p>169.724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1 2 <text:s text:c="5"/>1210 3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8139796" calcext:value-type="float">
            <text:p>888.8139796</text:p>
          </table:table-cell>
          <table:table-cell office:value-type="float" office:value="0.1787" calcext:value-type="float">
            <text:p>0.1787</text:p>
          </table:table-cell>
          <table:table-cell office:value-type="float" office:value="-2.029" calcext:value-type="float">
            <text:p>-2.029</text:p>
          </table:table-cell>
          <table:table-cell office:value-type="float" office:value="3" calcext:value-type="float">
            <text:p>3</text:p>
          </table:table-cell>
          <table:table-cell office:value-type="float" office:value="296.8217" calcext:value-type="float">
            <text:p>296.8217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810 <text:s text:c="5"/>17 9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8.8153765" calcext:value-type="float">
            <text:p>888.8153765</text:p>
          </table:table-cell>
          <table:table-cell office:value-type="float" office:value="0.1787" calcext:value-type="float">
            <text:p>0.1787</text:p>
          </table:table-cell>
          <table:table-cell office:value-type="float" office:value="-1.5518" calcext:value-type="float">
            <text:p>-1.5518</text:p>
          </table:table-cell>
          <table:table-cell office:value-type="float" office:value="3" calcext:value-type="float">
            <text:p>3</text:p>
          </table:table-cell>
          <table:table-cell office:value-type="float" office:value="296.8217" calcext:value-type="float">
            <text:p>296.8217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910 <text:s text:c="5"/>17 8 9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89.9416394" calcext:value-type="float">
            <text:p>889.9416394</text:p>
          </table:table-cell>
          <table:table-cell office:value-type="float" office:value="0.125" calcext:value-type="float">
            <text:p>0.125</text:p>
          </table:table-cell>
          <table:table-cell office:value-type="float" office:value="-1.612" calcext:value-type="float">
            <text:p>-1.612</text:p>
          </table:table-cell>
          <table:table-cell office:value-type="float" office:value="3" calcext:value-type="float">
            <text:p>3</text:p>
          </table:table-cell>
          <table:table-cell office:value-type="float" office:value="276.5051" calcext:value-type="float">
            <text:p>276.5051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 9 8 <text:s text:c="5"/>1610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0.2164043" calcext:value-type="float">
            <text:p>890.2164043</text:p>
          </table:table-cell>
          <table:table-cell office:value-type="float" office:value="0.125" calcext:value-type="float">
            <text:p>0.125</text:p>
          </table:table-cell>
          <table:table-cell office:value-type="float" office:value="-2.0887" calcext:value-type="float">
            <text:p>-2.0887</text:p>
          </table:table-cell>
          <table:table-cell office:value-type="float" office:value="3" calcext:value-type="float">
            <text:p>3</text:p>
          </table:table-cell>
          <table:table-cell office:value-type="float" office:value="276.497" calcext:value-type="float">
            <text:p>276.497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0 8 <text:s text:c="5"/>16 9 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0.4747992" calcext:value-type="float">
            <text:p>890.4747992</text:p>
          </table:table-cell>
          <table:table-cell office:value-type="float" office:value="0.0171" calcext:value-type="float">
            <text:p>0.0171</text:p>
          </table:table-cell>
          <table:table-cell office:value-type="float" office:value="-1.3183" calcext:value-type="float">
            <text:p>-1.3183</text:p>
          </table:table-cell>
          <table:table-cell office:value-type="float" office:value="3" calcext:value-type="float">
            <text:p>3</text:p>
          </table:table-cell>
          <table:table-cell office:value-type="float" office:value="174.3469" calcext:value-type="float">
            <text:p>174.3469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2 1 <text:s text:c="5"/>121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0.6217127" calcext:value-type="float">
            <text:p>890.6217127</text:p>
          </table:table-cell>
          <table:table-cell office:value-type="float" office:value="1.749" calcext:value-type="float">
            <text:p>1.749</text:p>
          </table:table-cell>
          <table:table-cell office:value-type="float" office:value="-2.6238" calcext:value-type="float">
            <text:p>-2.6238</text:p>
          </table:table-cell>
          <table:table-cell office:value-type="float" office:value="3" calcext:value-type="float">
            <text:p>3</text:p>
          </table:table-cell>
          <table:table-cell office:value-type="float" office:value="500.0249" calcext:value-type="float">
            <text:p>500.0249</text:p>
          </table:table-cell>
          <table:table-cell office:value-type="float" office:value="171" calcext:value-type="float">
            <text:p>17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8 326 <text:s text:c="5"/>28 22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1.3021311" calcext:value-type="float">
            <text:p>891.3021311</text:p>
          </table:table-cell>
          <table:table-cell office:value-type="float" office:value="0.0519" calcext:value-type="float">
            <text:p>0.0519</text:p>
          </table:table-cell>
          <table:table-cell office:value-type="float" office:value="-2.2063" calcext:value-type="float">
            <text:p>-2.2063</text:p>
          </table:table-cell>
          <table:table-cell office:value-type="float" office:value="3" calcext:value-type="float">
            <text:p>3</text:p>
          </table:table-cell>
          <table:table-cell office:value-type="float" office:value="224.1423" calcext:value-type="float">
            <text:p>224.1423</text:p>
          </table:table-cell>
          <table:table-cell office:value-type="float" office:value="31" calcext:value-type="float">
            <text:p>3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511 5 <text:s text:c="5"/>1410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891.3364323" calcext:value-type="float">
            <text:p>891.3364323</text:p>
          </table:table-cell>
          <table:table-cell office:value-type="float" office:value="1.72" calcext:value-type="float">
            <text:p>1.72</text:p>
          </table:table-cell>
          <table:table-cell office:value-type="float" office:value="-2.7867" calcext:value-type="float">
            <text:p>-2.7867</text:p>
          </table:table-cell>
          <table:table-cell office:value-type="float" office:value="3" calcext:value-type="float">
            <text:p>3</text:p>
          </table:table-cell>
          <table:table-cell office:value-type="float" office:value="437.3525" calcext:value-type="float">
            <text:p>437.3525</text:p>
          </table:table-cell>
          <table:table-cell office:value-type="float" office:value="165" calcext:value-type="float">
            <text:p>16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126 <text:s text:c="5"/>27 027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3.6144443" calcext:value-type="float">
            <text:p>903.6144443</text:p>
          </table:table-cell>
          <table:table-cell office:value-type="float" office:value="0.0826" calcext:value-type="float">
            <text:p>0.0826</text:p>
          </table:table-cell>
          <table:table-cell office:value-type="float" office:value="-1.7046" calcext:value-type="float">
            <text:p>-1.7046</text:p>
          </table:table-cell>
          <table:table-cell office:value-type="float" office:value="3" calcext:value-type="float">
            <text:p>3</text:p>
          </table:table-cell>
          <table:table-cell office:value-type="float" office:value="253.3892" calcext:value-type="float">
            <text:p>253.3892</text:p>
          </table:table-cell>
          <table:table-cell office:value-type="float" office:value="99" calcext:value-type="float">
            <text:p>9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611 6 <text:s text:c="5"/>1510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3.8345002" calcext:value-type="float">
            <text:p>903.8345002</text:p>
          </table:table-cell>
          <table:table-cell office:value-type="float" office:value="0.0171" calcext:value-type="float">
            <text:p>0.0171</text:p>
          </table:table-cell>
          <table:table-cell office:value-type="float" office:value="-1.6791" calcext:value-type="float">
            <text:p>-1.6791</text:p>
          </table:table-cell>
          <table:table-cell office:value-type="float" office:value="3" calcext:value-type="float">
            <text:p>3</text:p>
          </table:table-cell>
          <table:table-cell office:value-type="float" office:value="179.6483" calcext:value-type="float">
            <text:p>179.6483</text:p>
          </table:table-cell>
          <table:table-cell office:value-type="float" office:value="27" calcext:value-type="float">
            <text:p>2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3 1 <text:s text:c="5"/>1212 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03.9094887" calcext:value-type="float">
            <text:p>903.9094887</text:p>
          </table:table-cell>
          <table:table-cell office:value-type="float" office:value="0.0171" calcext:value-type="float">
            <text:p>0.0171</text:p>
          </table:table-cell>
          <table:table-cell office:value-type="float" office:value="-1.2019" calcext:value-type="float">
            <text:p>-1.2019</text:p>
          </table:table-cell>
          <table:table-cell office:value-type="float" office:value="3" calcext:value-type="float">
            <text:p>3</text:p>
          </table:table-cell>
          <table:table-cell office:value-type="float" office:value="179.6466" calcext:value-type="float">
            <text:p>179.6466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3 0 <text:s text:c="5"/>1212 1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18.0565858" calcext:value-type="float">
            <text:p>918.0565858</text:p>
          </table:table-cell>
          <table:table-cell office:value-type="float" office:value="0.0071" calcext:value-type="float">
            <text:p>0.0071</text:p>
          </table:table-cell>
          <table:table-cell office:value-type="float" office:value="-2.2324" calcext:value-type="float">
            <text:p>-2.2324</text:p>
          </table:table-cell>
          <table:table-cell office:value-type="float" office:value="3" calcext:value-type="float">
            <text:p>3</text:p>
          </table:table-cell>
          <table:table-cell office:value-type="float" office:value="102.9216" calcext:value-type="float">
            <text:p>102.9216</text:p>
          </table:table-cell>
          <table:table-cell office:value-type="float" office:value="69" calcext:value-type="float">
            <text:p>6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6 5 <text:s text:c="5"/>10 5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18.904785" calcext:value-type="float">
            <text:p>918.904785</text:p>
          </table:table-cell>
          <table:table-cell office:value-type="float" office:value="0.007" calcext:value-type="float">
            <text:p>0.007</text:p>
          </table:table-cell>
          <table:table-cell office:value-type="float" office:value="-2.7093" calcext:value-type="float">
            <text:p>-2.7093</text:p>
          </table:table-cell>
          <table:table-cell office:value-type="float" office:value="3" calcext:value-type="float">
            <text:p>3</text:p>
          </table:table-cell>
          <table:table-cell office:value-type="float" office:value="102.9212" calcext:value-type="float">
            <text:p>102.9212</text:p>
          </table:table-cell>
          <table:table-cell office:value-type="float" office:value="23" calcext:value-type="float">
            <text:p>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 7 5 <text:s text:c="5"/>10 4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550687" calcext:value-type="float">
            <text:p>920.550687</text:p>
          </table:table-cell>
          <table:table-cell office:value-type="float" office:value="1.01" calcext:value-type="float">
            <text:p>1.01</text:p>
          </table:table-cell>
          <table:table-cell office:value-type="float" office:value="-1.7812" calcext:value-type="float">
            <text:p>-1.7812</text:p>
          </table:table-cell>
          <table:table-cell office:value-type="float" office:value="3" calcext:value-type="float">
            <text:p>3</text:p>
          </table:table-cell>
          <table:table-cell office:value-type="float" office:value="406.6463" calcext:value-type="float">
            <text:p>406.6463</text:p>
          </table:table-cell>
          <table:table-cell office:value-type="float" office:value="55" calcext:value-type="float">
            <text:p>5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127 <text:s text:c="5"/>26 02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550687" calcext:value-type="float">
            <text:p>920.550687</text:p>
          </table:table-cell>
          <table:table-cell office:value-type="float" office:value="1.01" calcext:value-type="float">
            <text:p>1.01</text:p>
          </table:table-cell>
          <table:table-cell office:value-type="float" office:value="-1.3041" calcext:value-type="float">
            <text:p>-1.3041</text:p>
          </table:table-cell>
          <table:table-cell office:value-type="float" office:value="3" calcext:value-type="float">
            <text:p>3</text:p>
          </table:table-cell>
          <table:table-cell office:value-type="float" office:value="406.6463" calcext:value-type="float">
            <text:p>406.6463</text:p>
          </table:table-cell>
          <table:table-cell office:value-type="float" office:value="165" calcext:value-type="float">
            <text:p>16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7 027 <text:s text:c="5"/>26 12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7134705" calcext:value-type="float">
            <text:p>920.7134705</text:p>
          </table:table-cell>
          <table:table-cell office:value-type="float" office:value="0.819" calcext:value-type="float">
            <text:p>0.819</text:p>
          </table:table-cell>
          <table:table-cell office:value-type="float" office:value="-1.8122" calcext:value-type="float">
            <text:p>-1.8122</text:p>
          </table:table-cell>
          <table:table-cell office:value-type="float" office:value="3" calcext:value-type="float">
            <text:p>3</text:p>
          </table:table-cell>
          <table:table-cell office:value-type="float" office:value="404.5463" calcext:value-type="float">
            <text:p>404.5463</text:p>
          </table:table-cell>
          <table:table-cell office:value-type="float" office:value="53" calcext:value-type="float">
            <text:p>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125 <text:s text:c="5"/>25 2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7134705" calcext:value-type="float">
            <text:p>920.7134705</text:p>
          </table:table-cell>
          <table:table-cell office:value-type="float" office:value="0.819" calcext:value-type="float">
            <text:p>0.819</text:p>
          </table:table-cell>
          <table:table-cell office:value-type="float" office:value="-1.3351" calcext:value-type="float">
            <text:p>-1.3351</text:p>
          </table:table-cell>
          <table:table-cell office:value-type="float" office:value="3" calcext:value-type="float">
            <text:p>3</text:p>
          </table:table-cell>
          <table:table-cell office:value-type="float" office:value="404.5463" calcext:value-type="float">
            <text:p>404.5463</text:p>
          </table:table-cell>
          <table:table-cell office:value-type="float" office:value="159" calcext:value-type="float">
            <text:p>15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6 225 <text:s text:c="5"/>25 12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8546216" calcext:value-type="float">
            <text:p>920.8546216</text:p>
          </table:table-cell>
          <table:table-cell office:value-type="float" office:value="0.7213" calcext:value-type="float">
            <text:p>0.7213</text:p>
          </table:table-cell>
          <table:table-cell office:value-type="float" office:value="-1.8412" calcext:value-type="float">
            <text:p>-1.8412</text:p>
          </table:table-cell>
          <table:table-cell office:value-type="float" office:value="3" calcext:value-type="float">
            <text:p>3</text:p>
          </table:table-cell>
          <table:table-cell office:value-type="float" office:value="400.1811" calcext:value-type="float">
            <text:p>400.1811</text:p>
          </table:table-cell>
          <table:table-cell office:value-type="float" office:value="51" calcext:value-type="float">
            <text:p>5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323 <text:s text:c="5"/>24 2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8546216" calcext:value-type="float">
            <text:p>920.8546216</text:p>
          </table:table-cell>
          <table:table-cell office:value-type="float" office:value="0.7213" calcext:value-type="float">
            <text:p>0.7213</text:p>
          </table:table-cell>
          <table:table-cell office:value-type="float" office:value="-1.3641" calcext:value-type="float">
            <text:p>-1.3641</text:p>
          </table:table-cell>
          <table:table-cell office:value-type="float" office:value="3" calcext:value-type="float">
            <text:p>3</text:p>
          </table:table-cell>
          <table:table-cell office:value-type="float" office:value="400.1811" calcext:value-type="float">
            <text:p>400.1811</text:p>
          </table:table-cell>
          <table:table-cell office:value-type="float" office:value="153" calcext:value-type="float">
            <text:p>15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5 223 <text:s text:c="5"/>24 32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9820227" calcext:value-type="float">
            <text:p>920.9820227</text:p>
          </table:table-cell>
          <table:table-cell office:value-type="float" office:value="0.6511" calcext:value-type="float">
            <text:p>0.6511</text:p>
          </table:table-cell>
          <table:table-cell office:value-type="float" office:value="-1.8687" calcext:value-type="float">
            <text:p>-1.8687</text:p>
          </table:table-cell>
          <table:table-cell office:value-type="float" office:value="3" calcext:value-type="float">
            <text:p>3</text:p>
          </table:table-cell>
          <table:table-cell office:value-type="float" office:value="393.5535" calcext:value-type="float">
            <text:p>393.5535</text:p>
          </table:table-cell>
          <table:table-cell office:value-type="float" office:value="49" calcext:value-type="float">
            <text:p>4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321 <text:s text:c="5"/>23 4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0.9820227" calcext:value-type="float">
            <text:p>920.9820227</text:p>
          </table:table-cell>
          <table:table-cell office:value-type="float" office:value="0.6511" calcext:value-type="float">
            <text:p>0.6511</text:p>
          </table:table-cell>
          <table:table-cell office:value-type="float" office:value="-1.3916" calcext:value-type="float">
            <text:p>-1.3916</text:p>
          </table:table-cell>
          <table:table-cell office:value-type="float" office:value="3" calcext:value-type="float">
            <text:p>3</text:p>
          </table:table-cell>
          <table:table-cell office:value-type="float" office:value="393.5535" calcext:value-type="float">
            <text:p>393.5535</text:p>
          </table:table-cell>
          <table:table-cell office:value-type="float" office:value="147" calcext:value-type="float">
            <text:p>1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 421 <text:s text:c="5"/>23 32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1053058" calcext:value-type="float">
            <text:p>921.1053058</text:p>
          </table:table-cell>
          <table:table-cell office:value-type="float" office:value="0.5787" calcext:value-type="float">
            <text:p>0.5787</text:p>
          </table:table-cell>
          <table:table-cell office:value-type="float" office:value="-1.8954" calcext:value-type="float">
            <text:p>-1.8954</text:p>
          </table:table-cell>
          <table:table-cell office:value-type="float" office:value="3" calcext:value-type="float">
            <text:p>3</text:p>
          </table:table-cell>
          <table:table-cell office:value-type="float" office:value="384.6655" calcext:value-type="float">
            <text:p>384.6655</text:p>
          </table:table-cell>
          <table:table-cell office:value-type="float" office:value="47" calcext:value-type="float">
            <text:p>4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519 <text:s text:c="5"/>22 4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1053058" calcext:value-type="float">
            <text:p>921.1053058</text:p>
          </table:table-cell>
          <table:table-cell office:value-type="float" office:value="0.5787" calcext:value-type="float">
            <text:p>0.5787</text:p>
          </table:table-cell>
          <table:table-cell office:value-type="float" office:value="-1.4183" calcext:value-type="float">
            <text:p>-1.4183</text:p>
          </table:table-cell>
          <table:table-cell office:value-type="float" office:value="3" calcext:value-type="float">
            <text:p>3</text:p>
          </table:table-cell>
          <table:table-cell office:value-type="float" office:value="384.6655" calcext:value-type="float">
            <text:p>384.6655</text:p>
          </table:table-cell>
          <table:table-cell office:value-type="float" office:value="141" calcext:value-type="float">
            <text:p>1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 419 <text:s text:c="5"/>22 51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2378478" calcext:value-type="float">
            <text:p>921.2378478</text:p>
          </table:table-cell>
          <table:table-cell office:value-type="float" office:value="0.4978" calcext:value-type="float">
            <text:p>0.4978</text:p>
          </table:table-cell>
          <table:table-cell office:value-type="float" office:value="-1.9221" calcext:value-type="float">
            <text:p>-1.9221</text:p>
          </table:table-cell>
          <table:table-cell office:value-type="float" office:value="3" calcext:value-type="float">
            <text:p>3</text:p>
          </table:table-cell>
          <table:table-cell office:value-type="float" office:value="373.5174" calcext:value-type="float">
            <text:p>373.5174</text:p>
          </table:table-cell>
          <table:table-cell office:value-type="float" office:value="45" calcext:value-type="float">
            <text:p>4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517 <text:s text:c="5"/>21 6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2378478" calcext:value-type="float">
            <text:p>921.2378478</text:p>
          </table:table-cell>
          <table:table-cell office:value-type="float" office:value="0.4978" calcext:value-type="float">
            <text:p>0.4978</text:p>
          </table:table-cell>
          <table:table-cell office:value-type="float" office:value="-1.445" calcext:value-type="float">
            <text:p>-1.445</text:p>
          </table:table-cell>
          <table:table-cell office:value-type="float" office:value="3" calcext:value-type="float">
            <text:p>3</text:p>
          </table:table-cell>
          <table:table-cell office:value-type="float" office:value="373.5174" calcext:value-type="float">
            <text:p>373.5174</text:p>
          </table:table-cell>
          <table:table-cell office:value-type="float" office:value="135" calcext:value-type="float">
            <text:p>1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2 617 <text:s text:c="5"/>21 51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401516" calcext:value-type="float">
            <text:p>921.401516</text:p>
          </table:table-cell>
          <table:table-cell office:value-type="float" office:value="0.4119" calcext:value-type="float">
            <text:p>0.4119</text:p>
          </table:table-cell>
          <table:table-cell office:value-type="float" office:value="-1.9499" calcext:value-type="float">
            <text:p>-1.9499</text:p>
          </table:table-cell>
          <table:table-cell office:value-type="float" office:value="3" calcext:value-type="float">
            <text:p>3</text:p>
          </table:table-cell>
          <table:table-cell office:value-type="float" office:value="360.1074" calcext:value-type="float">
            <text:p>360.1074</text:p>
          </table:table-cell>
          <table:table-cell office:value-type="float" office:value="43" calcext:value-type="float">
            <text:p>4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715 <text:s text:c="5"/>20 6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401516" calcext:value-type="float">
            <text:p>921.401516</text:p>
          </table:table-cell>
          <table:table-cell office:value-type="float" office:value="0.4119" calcext:value-type="float">
            <text:p>0.4119</text:p>
          </table:table-cell>
          <table:table-cell office:value-type="float" office:value="-1.4728" calcext:value-type="float">
            <text:p>-1.4728</text:p>
          </table:table-cell>
          <table:table-cell office:value-type="float" office:value="3" calcext:value-type="float">
            <text:p>3</text:p>
          </table:table-cell>
          <table:table-cell office:value-type="float" office:value="360.1074" calcext:value-type="float">
            <text:p>360.1074</text:p>
          </table:table-cell>
          <table:table-cell office:value-type="float" office:value="129" calcext:value-type="float">
            <text:p>12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1 615 <text:s text:c="5"/>20 71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6391928" calcext:value-type="float">
            <text:p>921.6391928</text:p>
          </table:table-cell>
          <table:table-cell office:value-type="float" office:value="0.327" calcext:value-type="float">
            <text:p>0.327</text:p>
          </table:table-cell>
          <table:table-cell office:value-type="float" office:value="-1.9805" calcext:value-type="float">
            <text:p>-1.9805</text:p>
          </table:table-cell>
          <table:table-cell office:value-type="float" office:value="3" calcext:value-type="float">
            <text:p>3</text:p>
          </table:table-cell>
          <table:table-cell office:value-type="float" office:value="344.4295" calcext:value-type="float">
            <text:p>344.4295</text:p>
          </table:table-cell>
          <table:table-cell office:value-type="float" office:value="41" calcext:value-type="float">
            <text:p>4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713 <text:s text:c="5"/>19 8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1.639193" calcext:value-type="float">
            <text:p>921.639193</text:p>
          </table:table-cell>
          <table:table-cell office:value-type="float" office:value="0.327" calcext:value-type="float">
            <text:p>0.327</text:p>
          </table:table-cell>
          <table:table-cell office:value-type="float" office:value="-1.5034" calcext:value-type="float">
            <text:p>-1.5034</text:p>
          </table:table-cell>
          <table:table-cell office:value-type="float" office:value="3" calcext:value-type="float">
            <text:p>3</text:p>
          </table:table-cell>
          <table:table-cell office:value-type="float" office:value="344.4295" calcext:value-type="float">
            <text:p>344.4295</text:p>
          </table:table-cell>
          <table:table-cell office:value-type="float" office:value="123" calcext:value-type="float">
            <text:p>12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 813 <text:s text:c="5"/>19 71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2.052918" calcext:value-type="float">
            <text:p>922.052918</text:p>
          </table:table-cell>
          <table:table-cell office:value-type="float" office:value="0.2486" calcext:value-type="float">
            <text:p>0.2486</text:p>
          </table:table-cell>
          <table:table-cell office:value-type="float" office:value="-1.5398" calcext:value-type="float">
            <text:p>-1.5398</text:p>
          </table:table-cell>
          <table:table-cell office:value-type="float" office:value="3" calcext:value-type="float">
            <text:p>3</text:p>
          </table:table-cell>
          <table:table-cell office:value-type="float" office:value="326.4694" calcext:value-type="float">
            <text:p>326.4694</text:p>
          </table:table-cell>
          <table:table-cell office:value-type="float" office:value="117" calcext:value-type="float">
            <text:p>11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811 <text:s text:c="5"/>18 9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2.0530539" calcext:value-type="float">
            <text:p>922.0530539</text:p>
          </table:table-cell>
          <table:table-cell office:value-type="float" office:value="0.2486" calcext:value-type="float">
            <text:p>0.2486</text:p>
          </table:table-cell>
          <table:table-cell office:value-type="float" office:value="-2.0169" calcext:value-type="float">
            <text:p>-2.0169</text:p>
          </table:table-cell>
          <table:table-cell office:value-type="float" office:value="3" calcext:value-type="float">
            <text:p>3</text:p>
          </table:table-cell>
          <table:table-cell office:value-type="float" office:value="326.4694" calcext:value-type="float">
            <text:p>326.4694</text:p>
          </table:table-cell>
          <table:table-cell office:value-type="float" office:value="39" calcext:value-type="float">
            <text:p>39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 911 <text:s text:c="5"/>18 810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2.9319182" calcext:value-type="float">
            <text:p>922.9319182</text:p>
          </table:table-cell>
          <table:table-cell office:value-type="float" office:value="0.1807" calcext:value-type="float">
            <text:p>0.1807</text:p>
          </table:table-cell>
          <table:table-cell office:value-type="float" office:value="-2.0649" calcext:value-type="float">
            <text:p>-2.0649</text:p>
          </table:table-cell>
          <table:table-cell office:value-type="float" office:value="3" calcext:value-type="float">
            <text:p>3</text:p>
          </table:table-cell>
          <table:table-cell office:value-type="float" office:value="306.1914" calcext:value-type="float">
            <text:p>306.1914</text:p>
          </table:table-cell>
          <table:table-cell office:value-type="float" office:value="37" calcext:value-type="float">
            <text:p>3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 9 9 <text:s text:c="5"/>1710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2.9676396" calcext:value-type="float">
            <text:p>922.9676396</text:p>
          </table:table-cell>
          <table:table-cell office:value-type="float" office:value="0.1806" calcext:value-type="float">
            <text:p>0.1806</text:p>
          </table:table-cell>
          <table:table-cell office:value-type="float" office:value="-1.5877" calcext:value-type="float">
            <text:p>-1.5877</text:p>
          </table:table-cell>
          <table:table-cell office:value-type="float" office:value="3" calcext:value-type="float">
            <text:p>3</text:p>
          </table:table-cell>
          <table:table-cell office:value-type="float" office:value="306.1904" calcext:value-type="float">
            <text:p>306.1904</text:p>
          </table:table-cell>
          <table:table-cell office:value-type="float" office:value="111" calcext:value-type="float">
            <text:p>11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810 9 <text:s text:c="5"/>17 9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3.0310653" calcext:value-type="float">
            <text:p>923.0310653</text:p>
          </table:table-cell>
          <table:table-cell office:value-type="float" office:value="0.0104" calcext:value-type="float">
            <text:p>0.0104</text:p>
          </table:table-cell>
          <table:table-cell office:value-type="float" office:value="-2.7987" calcext:value-type="float">
            <text:p>-2.7987</text:p>
          </table:table-cell>
          <table:table-cell office:value-type="float" office:value="3" calcext:value-type="float">
            <text:p>3</text:p>
          </table:table-cell>
          <table:table-cell office:value-type="float" office:value="64.8765" calcext:value-type="float">
            <text:p>64.8765</text:p>
          </table:table-cell>
          <table:table-cell office:value-type="float" office:value="63" calcext:value-type="float">
            <text:p>63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 4 7 <text:s text:c="6"/>9 1 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3.786651" calcext:value-type="float">
            <text:p>923.786651</text:p>
          </table:table-cell>
          <table:table-cell office:value-type="float" office:value="0.1252" calcext:value-type="float">
            <text:p>0.1252</text:p>
          </table:table-cell>
          <table:table-cell office:value-type="float" office:value="-1.667" calcext:value-type="float">
            <text:p>-1.667</text:p>
          </table:table-cell>
          <table:table-cell office:value-type="float" office:value="3" calcext:value-type="float">
            <text:p>3</text:p>
          </table:table-cell>
          <table:table-cell office:value-type="float" office:value="283.5305" calcext:value-type="float">
            <text:p>283.5305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0 7 <text:s text:c="5"/>1611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4.9063966" calcext:value-type="float">
            <text:p>924.9063966</text:p>
          </table:table-cell>
          <table:table-cell office:value-type="float" office:value="2.107" calcext:value-type="float">
            <text:p>2.107</text:p>
          </table:table-cell>
          <table:table-cell office:value-type="float" office:value="-2.8217" calcext:value-type="float">
            <text:p>-2.8217</text:p>
          </table:table-cell>
          <table:table-cell office:value-type="float" office:value="3" calcext:value-type="float">
            <text:p>3</text:p>
          </table:table-cell>
          <table:table-cell office:value-type="float" office:value="469.1734" calcext:value-type="float">
            <text:p>469.1734</text:p>
          </table:table-cell>
          <table:table-cell office:value-type="float" office:value="171" calcext:value-type="float">
            <text:p>17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8 227 <text:s text:c="5"/>28 128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4.9907947" calcext:value-type="float">
            <text:p>924.9907947</text:p>
          </table:table-cell>
          <table:table-cell office:value-type="float" office:value="0.0178" calcext:value-type="float">
            <text:p>0.0178</text:p>
          </table:table-cell>
          <table:table-cell office:value-type="float" office:value="-1.8" calcext:value-type="float">
            <text:p>-1.8</text:p>
          </table:table-cell>
          <table:table-cell office:value-type="float" office:value="3" calcext:value-type="float">
            <text:p>3</text:p>
          </table:table-cell>
          <table:table-cell office:value-type="float" office:value="165.3091" calcext:value-type="float">
            <text:p>165.3091</text:p>
          </table:table-cell>
          <table:table-cell office:value-type="float" office:value="81" calcext:value-type="float">
            <text:p>81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310 3 <text:s text:c="5"/>12 9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27.5947954" calcext:value-type="float">
            <text:p>927.5947954</text:p>
          </table:table-cell>
          <table:table-cell office:value-type="float" office:value="0.1251" calcext:value-type="float">
            <text:p>0.1251</text:p>
          </table:table-cell>
          <table:table-cell office:value-type="float" office:value="-2.1385" calcext:value-type="float">
            <text:p>-2.1385</text:p>
          </table:table-cell>
          <table:table-cell office:value-type="float" office:value="3" calcext:value-type="float">
            <text:p>3</text:p>
          </table:table-cell>
          <table:table-cell office:value-type="float" office:value="283.4221" calcext:value-type="float">
            <text:p>283.4221</text:p>
          </table:table-cell>
          <table:table-cell office:value-type="float" office:value="35" calcext:value-type="float">
            <text:p>3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1 7 <text:s text:c="5"/>1610 6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33.9596527" calcext:value-type="float">
            <text:p>933.9596527</text:p>
          </table:table-cell>
          <table:table-cell office:value-type="float" office:value="0.0102" calcext:value-type="float">
            <text:p>0.0102</text:p>
          </table:table-cell>
          <table:table-cell office:value-type="float" office:value="-2.5337" calcext:value-type="float">
            <text:p>-2.5337</text:p>
          </table:table-cell>
          <table:table-cell office:value-type="float" office:value="3" calcext:value-type="float">
            <text:p>3</text:p>
          </table:table-cell>
          <table:table-cell office:value-type="float" office:value="133.5726" calcext:value-type="float">
            <text:p>133.5726</text:p>
          </table:table-cell>
          <table:table-cell office:value-type="float" office:value="25" calcext:value-type="float">
            <text:p>2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 8 4 <text:s text:c="5"/>11 7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34.2488876" calcext:value-type="float">
            <text:p>934.2488876</text:p>
          </table:table-cell>
          <table:table-cell office:value-type="float" office:value="0.1255" calcext:value-type="float">
            <text:p>0.1255</text:p>
          </table:table-cell>
          <table:table-cell office:value-type="float" office:value="-2.1278" calcext:value-type="float">
            <text:p>-2.1278</text:p>
          </table:table-cell>
          <table:table-cell office:value-type="float" office:value="3" calcext:value-type="float">
            <text:p>3</text:p>
          </table:table-cell>
          <table:table-cell office:value-type="float" office:value="294.9095" calcext:value-type="float">
            <text:p>294.9095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2 5 <text:s text:c="5"/>1613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34.5204312" calcext:value-type="float">
            <text:p>934.5204312</text:p>
          </table:table-cell>
          <table:table-cell office:value-type="float" office:value="0.0307" calcext:value-type="float">
            <text:p>0.0307</text:p>
          </table:table-cell>
          <table:table-cell office:value-type="float" office:value="-1.4344" calcext:value-type="float">
            <text:p>-1.4344</text:p>
          </table:table-cell>
          <table:table-cell office:value-type="float" office:value="3" calcext:value-type="float">
            <text:p>3</text:p>
          </table:table-cell>
          <table:table-cell office:value-type="float" office:value="199.3647" calcext:value-type="float">
            <text:p>199.3647</text:p>
          </table:table-cell>
          <table:table-cell office:value-type="float" office:value="87" calcext:value-type="float">
            <text:p>87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412 3 <text:s text:c="5"/>1311 2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44.8166141" calcext:value-type="float">
            <text:p>944.8166141</text:p>
          </table:table-cell>
          <table:table-cell office:value-type="float" office:value="0.01" calcext:value-type="float">
            <text:p>0.01</text:p>
          </table:table-cell>
          <table:table-cell office:value-type="float" office:value="-2.1908" calcext:value-type="float">
            <text:p>-2.1908</text:p>
          </table:table-cell>
          <table:table-cell office:value-type="float" office:value="3" calcext:value-type="float">
            <text:p>3</text:p>
          </table:table-cell>
          <table:table-cell office:value-type="float" office:value="138.2092" calcext:value-type="float">
            <text:p>138.2092</text:p>
          </table:table-cell>
          <table:table-cell office:value-type="float" office:value="75" calcext:value-type="float">
            <text:p>7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10 3 <text:s text:c="5"/>11 7 4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  <table:table-row table:style-name="ro1">
          <table:table-cell office:value-type="float" office:value="948.5577047" calcext:value-type="float">
            <text:p>948.5577047</text:p>
          </table:table-cell>
          <table:table-cell office:value-type="float" office:value="0.1253" calcext:value-type="float">
            <text:p>0.1253</text:p>
          </table:table-cell>
          <table:table-cell office:value-type="float" office:value="-1.7834" calcext:value-type="float">
            <text:p>-1.7834</text:p>
          </table:table-cell>
          <table:table-cell office:value-type="float" office:value="3" calcext:value-type="float">
            <text:p>3</text:p>
          </table:table-cell>
          <table:table-cell office:value-type="float" office:value="289.4869" calcext:value-type="float">
            <text:p>289.4869</text:p>
          </table:table-cell>
          <table:table-cell office:value-type="float" office:value="105" calcext:value-type="float">
            <text:p>105</text:p>
          </table:table-cell>
          <table:table-cell office:value-type="float" office:value="38508" calcext:value-type="float">
            <text:p>385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711 6 <text:s text:c="5"/>1612 5</text:p>
          </table:table-cell>
          <table:table-cell office:value-type="string" calcext:value-type="string">
            <text:p><text:s text:c="9"/>c-C3H2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'c-C3H2_cmds'.A2:'c-C3H2_cmds'.J1125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A2:Sheet2.J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21-11-11T08:46:22.622151481</dc:date>
    <meta:editing-duration>PT15M52S</meta:editing-duration>
    <meta:editing-cycles>8</meta:editing-cycles>
    <meta:document-statistic meta:table-count="2" meta:cell-count="16984" meta:object-count="0"/>
  </office:meta>
</office:document-meta>
</file>